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7-08</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JSC Marinka Direcion Rusian Army Shelled Krasnogorivka, St.</text:span>
</text:h>
      <text:p text:style-name="P4">
Authors: liveuamap (Language: en)</text:p>
      <text:p text:style-name="P4">
Time: 2023-07-07T-28:25:00</text:p>
      <text:p text:style-name="P4">
Location: Donetsk Oblast (Latitude:47.91531 Longtitude:37.46218)</text:p>
      <text:p text:style-name="P4">
Videos: []</text:p>
      <text:p text:style-name="P4">
Images: []</text:p>
      <text:p text:style-name="P4">
Tags: ["Russia"]</text:p>
      <text:p text:style-name="P4">
Id: 22574464</text:p>
      <!--METADATA-->
      <text:p text:style-name="P4">
At Maryinka direction Russian army shelled Krasnohorivka, Heorhiyivka,Maksymilyanivka, Hostre, Maryinka and Pobyeda of Donetsk region. Russianaviation conducted airstrikes at Krasnohorivka, - General Staff of ArmedForces of Ukraine says in the morning report</text:p>
      <text:p text:style-name="P4">
News Collection Link: <text:a xlink:type="simple" xlink:href="https:\/\/liveuamap.com\/en\/2023\/7-july-at-maryinka-direction-russian-army-shelled-krasnohorivka" text:style-name="Internet_20_link" text:visited-style-name="Visited_20_Internet_20_Link">
https:\/\/liveuamap.com\/en\/2023\/7-july-at-maryinka-direction-russian-army-shelled-krasnohorivka</text:a>
</text:p>
      <text:p text:style-name="P4">
News Source: <text:a xlink:type="simple" xlink:href="https://t.me/lumsrc/5295" text:style-name="Internet_20_link" text:visited-style-name="Visited_20_Internet_20_Link">
https://t.me/lumsrc/5295</text:a>
</text:p>
      <!--NEWS-->
      <text:h text:style-name="P10" text:outline-level="1">
<text:span text:style-name="T4">
JSC Shakhtar Directio Rusian of the Army Shelled Blessed, Coal, Golden Niva, Shakhtar ...</text:span>
</text:h>
      <text:p text:style-name="P4">
Authors: liveuamap (Language: en)</text:p>
      <text:p text:style-name="P4">
Time: 2023-07-07T-30:25:00</text:p>
      <text:p text:style-name="P4">
Location: Vuhledar, Donetsk Oblast (Latitude:47.77971 Longtitude:37.24503)</text:p>
      <text:p text:style-name="P4">
Videos: []</text:p>
      <text:p text:style-name="P4">
Images: []</text:p>
      <text:p text:style-name="P4">
Tags: ["Russia"]</text:p>
      <text:p text:style-name="P4">
Id: 22574463</text:p>
      <!--METADATA-->
      <text:p text:style-name="P4">
At Shakhtarske direction Russian army shelled Blahodatne, Vuhledar, ZolotaNyva, Shakhtarske and Velyka Novosilka of Donetsk region. Russian aviationconducted airstrikes at Vuhledar, - General Staff of Armed Forces of Ukrainesays in the morning report</text:p>
      <text:p text:style-name="P4">
News Collection Link: <text:a xlink:type="simple" xlink:href="https:\/\/liveuamap.com\/en\/2023\/7-july-at-shakhtarske-direction-russian-army-shelled-blahodatne" text:style-name="Internet_20_link" text:visited-style-name="Visited_20_Internet_20_Link">
https:\/\/liveuamap.com\/en\/2023\/7-july-at-shakhtarske-direction-russian-army-shelled-blahodatne</text:a>
</text:p>
      <text:p text:style-name="P4">
News Source: <text:a xlink:type="simple" xlink:href="https://t.me/lumsrc/5296" text:style-name="Internet_20_link" text:visited-style-name="Visited_20_Internet_20_Link">
https://t.me/lumsrc/5296</text:a>
</text:p>
      <!--NEWS-->
      <text:h text:style-name="P10" text:outline-level="1">
<text:span text:style-name="T4">
JSC Zaporizhzhia And Kherson DirecTion Rusian Army Shelled Malinovka, Guliaypole, Iron Monk ...</text:span>
</text:h>
      <text:p text:style-name="P4">
Authors: liveuamap (Language: en)</text:p>
      <text:p text:style-name="P4">
Time: 2023-07-07T-32:25:00</text:p>
      <text:p text:style-name="P4">
Location: Zaporizhzhia (Latitude:47.60269 Longtitude:35.8877)</text:p>
      <text:p text:style-name="P4">
Videos: []</text:p>
      <text:p text:style-name="P4">
Images: []</text:p>
      <text:p text:style-name="P4">
Tags: ["Russia"]</text:p>
      <text:p text:style-name="P4">
Id: 22574462</text:p>
      <!--METADATA-->
      <text:p text:style-name="P4">
At zaporizhzhzhia and kherson directions Russian Army Shelled Malynivka, Huliapole, Zaliznychne, Yehorivka, Mala tokmachka of Zaporizhzhuanet; Zolota Balka, Sadove, Antonivka, Pryozerne of Kherson Region and Kherson City. Russian Aviation ConducTeredairches at Velyka Novosilka of Donetsk Region; Novodarivka, Chervonakrynynytsya, Novodanylivka of Zaporizhzhzhzhzhia region</text:p>
      <text:p text:style-name="P4">
News Collection Link:(https:\/\/liveuamap.com\/en\/2023\/7-july-at-zaporizhzhia-and-kherson-directions-russian-army)</text:p>
      <text:p text:style-name="P4">
News Source: <text:a xlink:type="simple" xlink:href="https://t.me/lumsrc/5297" text:style-name="Internet_20_link" text:visited-style-name="Visited_20_Internet_20_Link">
https://t.me/lumsrc/5297</text:a>
</text:p>
      <!--NEWS-->
      <text:h text:style-name="P10" text:outline-level="1">
<text:span text:style-name="T4">
Russian forces conducting offensive actions in Donetsk and Luhansk regions. Ukrainian militar...</text:span>
</text:h>
      <text:p text:style-name="P4">
Authors: liveuamap (Language: en)</text:p>
      <text:p text:style-name="P4">
Time: 2023-07-07T-34:25:00</text:p>
      <text:p text:style-name="P4">
Location: Donetsk (Latitude:47.84727 Longtitude:37.50252)</text:p>
      <text:p text:style-name="P4">
Videos: []</text:p>
      <text:p text:style-name="P4">
Images: []</text:p>
      <text:p text:style-name="P4">
Tags: ["Russia"]</text:p>
      <text:p text:style-name="P4">
Id: 22574461</text:p>
      <!--METADATA-->
      <text:p text:style-name="P4">
Russian forces conducting offensive actions in Donetsk and Luhansk regions.Ukrainian military had 30 combat engagements with Russian forces nearKarmazynivka of Luhansk region, Berkhivka, Bakhmut, Klischiyivka, Pervomayske,Maryinka, Novomykhaylivka of Donetsk region, - General Staff of Armed Forcesof Ukraine says in the morning report</text:p>
      <text:p text:style-name="P4">
News Collection Link: <text:a xlink:type="simple" xlink:href="https:\/\/liveuamap.com\/en\/2023\/7-july-russian-forces-conducting-offensive-actions-in-donetsk" text:style-name="Internet_20_link" text:visited-style-name="Visited_20_Internet_20_Link">
https:\/\/liveuamap.com\/en\/2023\/7-july-russian-forces-conducting-offensive-actions-in-donetsk</text:a>
</text:p>
      <text:p text:style-name="P4">
News Source: <text:a xlink:type="simple" xlink:href="https://t.me/lumsrc/5298" text:style-name="Internet_20_link" text:visited-style-name="Visited_20_Internet_20_Link">
https://t.me/lumsrc/5298</text:a>
</text:p>
      <!--NEWS-->
      <text:h text:style-name="P10" text:outline-level="1">
<text:span text:style-name="T4">
We're off. The initiative is now - Volodymyr Zelenskyy</text:span>
</text:h>
      <text:p text:style-name="P4">
Author: ['АРМІЯINFORM']</text:p>
      <text:p text:style-name="P4">
Time: 2023-07-07T16:00:00-04:00</text:p>
      <text:p text:style-name="P4">
Description: President of Ukraine Volodymyr Zelensky PID Hour President of the Czech Peter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355929718_173228845743213_8763579277450913968_n.png" text:style-name="Internet_20_link" text:visited-style-name="Visited_20_Internet_20_Link">
355929718_173228845743213_8763579277450913968_n.png</text:a>
']</text:p>
      <text:p text:style-name="P4">
Tags: ['STOPRUSSIA', 'АГРЕСІЯ РФ', 'ВІЙНА', 'ВОЛОДИМИР ЗЕЛЕНСЬКИЙ', 'ВТОРГНЕННЯ РФ', 'ПЕТР ПАВЕЛ', 'ЧЕХІЯ']</text:p>
      <text:p text:style-name="P4">
Category: News</text:p>
      <!--METADATA-->
      <text:p text:style-name="P4">
<draw:frame draw:style-name="fr1" draw:name="Image2" text:anchor-type="as-char" svg:width="6.9236in" svg:height="4.330958in" draw:z-index="0">
<draw:image xlink:href="../Images/AРМІЯINFORM/2023-07-07T16-00-00-04-00/355929718_173228845743213_8763579277450913968_n.png" xlink:type="simple" xlink:show="embed" xlink:actuate="onLoad" draw:mime-type="image/png"/>
</draw:frame>
President of Ukraine Volodymyr Zelensky, during a joint with the President of the Czech Republic Pavel Priest in Prague, thanked the Czech government and the people of the reign and volitional support in everything that is done for the sake of Europe's freedom: assistance to weapons, sanctions against Russia, assistance to Ukraine.</text:p>
      <text:p text:style-name="P4">
The live broadcast of Vladimir Zelensky's conversation with representatives of Czech politicum, the public and the media <text:a xlink:type="simple" xlink:href="https://www.facebook.com/president.gov.ua/videos/1299959020645480/" text:style-name="Internet_20_link" text:visited-style-name="Visited_20_Internet_20_Link">
placed</text:a>
The Presidential Office of Ukraine on its Facebook page.</text:p>
      <text:p text:style-name="P4">
Answering the question of a journalist of Czech television about the counter -offensive, which is currently on the fronts, the head of the Ukrainian state said: “As for the contrast. We're off. The initiative is now. The offensive is not fast, cefact. But, nevertheless, we go forward, not move back as the Russians. Therefore, I see in this positive. "</text:p>
      <text:p text:style-name="P4">
Volodymyr Zelenskyy earlier <text:a xlink:type="simple" xlink:href="https://t.me/V_Zelenskiy_official/6876" text:style-name="Internet_20_link" text:visited-style-name="Visited_20_Internet_20_Link">
announced</text:a>
that in the Czech Republic he also plans to work with Prime Minister Petro Fiala, the Senate's heads and the Parliament Parliament, Milos Vistrchil and Marquet Bakerova Adamova, members of government, parliament, media representatives.</text:p>
      <text:p text:style-name="P4">
News Source: <text:a xlink:type="simple" xlink:href="https://armyinform.com.ua/2023/07/07/my-nastupayemo-inicziatyva-zaraz-u-nas-volodymyr-zelenskyj-pro-kontrnastup/" text:style-name="Internet_20_link" text:visited-style-name="Visited_20_Internet_20_Link">
https://armyinform.com.ua/2023/07/07/my-nastupayemo-inicziatyva-zaraz-u-nas-volodymyr-zelenskyj-pro-kontrnastup/</text:a>
</text:p>
      <!--NEWS-->
      <text:h text:style-name="P10" text:outline-level="1">
<text:span text:style-name="T4">
Explosions were reported in Sorokyne(Krasnodon) of Luhansk region</text:span>
</text:h>
      <text:p text:style-name="P4">
Authors: liveuamap (Language: en)</text:p>
      <text:p text:style-name="P4">
Time: 2023-07-07T17:47:00</text:p>
      <text:p text:style-name="P4">
Location: Krasnodon,Luhans'ka oblast (Latitude:48.29314 Longtitude:39.73703)</text:p>
      <text:p text:style-name="P4">
Videos: []</text:p>
      <text:p text:style-name="P4">
Images: []</text:p>
      <text:p text:style-name="P4">
Tags: []</text:p>
      <text:p text:style-name="P4">
Id: 22574532</text:p>
      <!--METADATA-->
      <text:p text:style-name="P4">
Explosions were reported in Sorokyne(Krasnodon)of Luhansk region</text:p>
      <text:p text:style-name="P4">
News Collection Link: <text:a xlink:type="simple" xlink:href="https:\/\/liveuamap.com\/en\/2023\/7-july-explosions-were-reported-in-sorokynekrasnodon-of-luhansk" text:style-name="Internet_20_link" text:visited-style-name="Visited_20_Internet_20_Link">
https:\/\/liveuamap.com\/en\/2023\/7-july-explosions-were-reported-in-sorokynekrasnodon-of-luhansk</text:a>
</text:p>
      <text:p text:style-name="P4">
News Source: <text:a xlink:type="simple" xlink:href="https://t.me/war_monitor/8618" text:style-name="Internet_20_link" text:visited-style-name="Visited_20_Internet_20_Link">
https://t.me/war_monitor/8618</text:a>
</text:p>
      <!--NEWS-->
      <text:h text:style-name="P10" text:outline-level="1">
<text:span text:style-name="T4">
Alexei Reznikov and Lloyd Austin has verified the clock before the next Ramstein</text:span>
</text:h>
      <text:p text:style-name="P4">
Author: ['АРМІЯINFORM']</text:p>
      <text:p text:style-name="P4">
Time: 2023-07-07T18:00:00-04:00</text:p>
      <text:p text:style-name="P4">
Description: Miniter defense of Ukraine Oleksiy Reznikov Mav Klumnov Rozmov Zm Ministr Defense of the United States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reznikov-ostin.jpg" text:style-name="Internet_20_link" text:visited-style-name="Visited_20_Internet_20_Link">
reznikov-ostin.jpg</text:a>
']</text:p>
      <text:p text:style-name="P4">
Tags: ['STOPRUSSIA', 'АГРЕСІЯ РФ', 'ВТОРГНЕННЯ РФ', 'ЛЛОЙД ДЖ. ОСТІН III', 'ОЛЕКСІЙ РЕЗНІКОВ', 'РАМШТАЙН']</text:p>
      <text:p text:style-name="P4">
Category: News</text:p>
      <!--METADATA-->
      <text:p text:style-name="P4">
<draw:frame draw:style-name="fr1" draw:name="Image3" text:anchor-type="as-char" svg:width="6.9236in" svg:height="3.877216in" draw:z-index="0">
<draw:image xlink:href="../Images/AРМІЯINFORM/2023-07-07T18-00-00-04-00/reznikov-ostin.jpg" xlink:type="simple" xlink:show="embed" xlink:actuate="onLoad" draw:mime-type="image/jpeg"/>
</draw:frame>
The Minister of Defense of Ukraine Oleksiy Reznikov had a telephone conversation with US Minister Lloyd James Austin.</text:p>
      <text:p text:style-name="P4">
About it the head of the Ministry of Defense of Ukraine <text:a xlink:type="simple" xlink:href="https://twitter.com/oleksiireznikov/status/1677038781034029058" text:style-name="Internet_20_link" text:visited-style-name="Visited_20_Internet_20_Link">
reported</text:a>
Make a Twitter page.</text:p>
      <text:p text:style-name="P4">
“I had a productive telephone conversation with my colleague Lloyd J. Austin III. The current situation on the forefront and further steps of the counter -offensive operation, as well as other topical issues, was completed. We have verified the clock before the next way to the contact group on Defense of Ukraine(UDCG)In the formattistein, which will take place shortly after the NATO Vilnius Summit.</text:p>
      <text:p text:style-name="P4">
We have also talked about new projects related to the supply of different types of storage. Keep track of good news ... ”, - Alexei Reznikov wrote.</text:p>
      <text:p text:style-name="P4">
News Source: <text:a xlink:type="simple" xlink:href="https://armyinform.com.ua/2023/07/07/oleksij-reznikov-ta-llojd-ostin-zviryly-godynnyky-pered-nastupnym-ramshtajnom/" text:style-name="Internet_20_link" text:visited-style-name="Visited_20_Internet_20_Link">
https://armyinform.com.ua/2023/07/07/oleksij-reznikov-ta-llojd-ostin-zviryly-godynnyky-pered-nastupnym-ramshtajnom/</text:a>
</text:p>
      <!--NEWS-->
      <text:h text:style-name="P10" text:outline-level="1">
<text:span text:style-name="T4">
Your blood can fight - the Ministry of Health of Ukraine advised how to become a donor of blood</text:span>
</text:h>
      <text:p text:style-name="P4">
Author: ['АРМІЯINFORM']</text:p>
      <text:p text:style-name="P4">
Time: 2023-07-07T20:00:00-04:00</text:p>
      <text:p text:style-name="P4">
Description: There is a demand for a sulfur sedicon by a sulfurican chvic of promptly compensation - the war with Ukraine 2022, the war with Ukraine is the latest news today, the News War with Ukraine 2022 The last ones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donor.jpg" text:style-name="Internet_20_link" text:visited-style-name="Visited_20_Internet_20_Link">
donor.jpg</text:a>
']</text:p>
      <text:p text:style-name="P4">
Tags: ['STOPRUSSIA', 'БАНК КРОВІ', 'ДОНОРИ КРОВІ', 'МОЗ УКРАЇНИ']</text:p>
      <text:p text:style-name="P4">
Category: News</text:p>
      <!--METADATA-->
      <text:p text:style-name="P4">
<draw:frame draw:style-name="fr1" draw:name="Image4" text:anchor-type="as-char" svg:width="6.9236in" svg:height="4.615733in" draw:z-index="0">
<draw:image xlink:href="../Images/AРМІЯINFORM/2023-07-07T20-00-00-04-00/donor.jpg" xlink:type="simple" xlink:show="embed" xlink:actuate="onLoad" draw:mime-type="image/jpeg"/>
</draw:frame>
Illustrative photo</text:p>
      <text:p text:style-name="P4">
Warriors with serious blood loss require its prompt compensation - such a liquid resuscitation. This procedure is also provided for modern protocolmatic medicine.</text:p>
      <text:p text:style-name="P4">
The transfusion of whole blood or its components is the gold standard of replacement of blood loss in the event of a combat injury. Timely blood transfusion in such cases is critical. Especially during a long evacuation.</text:p>
      <text:p text:style-name="P4">
About it on your official site <text:a xlink:type="simple" xlink:href="https://moz.gov.ua/article/news/rishennja-urjadu-nablizilo-donorsku-krov-do-frontu" text:style-name="Internet_20_link" text:visited-style-name="Visited_20_Internet_20_Link">
writes</text:a>
Ministry of Health of Ukraine.</text:p>
      <text:p text:style-name="P4">
Reliable and steady reserves of blood and its components are always needed. Your blood can save your life not only by the military but also by the civilian, which have been affected by Russia's war against Ukraine.</text:p>
      <text:p text:style-name="P4">
To join donation and donate blood is extremely easy. Options - a few.The can choose the most convenient:</text:p>
      <ul>
        <li>
if you survive in a big city - call the center of your city and sign up for a certain day and time; * If you survive in a village or a small town, and blood service centers from you - call you to the blood center or to your closest district hospital. You can find out when a blood sampling team will work in your area.</li>
      </ul>
      <text:p text:style-name="P4">
Current phones of blood centers can be found on <text:a xlink:type="simple" xlink:href="https://utcc.gov.ua/tvoya-krov-mozhe-voyuvaty/" text:style-name="Internet_20_link" text:visited-style-name="Visited_20_Internet_20_Link">
site</text:a>
Ukrainian centrutransplant-coordination(Uctk).</text:p>
      <text:p text:style-name="P4">
Якщо вам складно відірватися від роботи, але серед ваших колег є багатооднодумців, так само готових поділитися кровʼю з пораненими героями, — можнаорганізувати день донора у своєму офісі. Алгоритм його організації та механіказапрошення виїзної бригади в офіс можна знайти на сайті УЦТК.</text:p>
      <text:p text:style-name="P4">
News Source: <text:a xlink:type="simple" xlink:href="https://armyinform.com.ua/2023/07/07/tvoya-krov-mozhe-voyuvaty-moz-ukrayiny-poradylo-yak-staty-donorom-krovi/" text:style-name="Internet_20_link" text:visited-style-name="Visited_20_Internet_20_Link">
https://armyinform.com.ua/2023/07/07/tvoya-krov-mozhe-voyuvaty-moz-ukrayiny-poradylo-yak-staty-donorom-krovi/</text:a>
</text:p>
      <!--NEWS-->
      <text:h text:style-name="P10" text:outline-level="1">
<text:span text:style-name="T4">
In June, the Ministry of Reintegration transferred 42.1 million hryvnias to families of prisoners</text:span>
</text:h>
      <text:p text:style-name="P4">
Author: ['АРМІЯINFORM']</text:p>
      <text:p text:style-name="P4">
Time: 2023-07-07T22:00:00-04:00</text:p>
      <text:p text:style-name="P4">
Description: Minіtystvosty Zwan Reintegraita Timchasovo Terrix of Ukrainian Ukrainian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7/2022-09-28-tryvayut-peremovyny-shhodo-obminu.jpg" text:style-name="Internet_20_link" text:visited-style-name="Visited_20_Internet_20_Link">
2022-09-28-tryvayut-peremovyny-shhodo-obminu.jpg</text:a>
']</text:p>
      <text:p text:style-name="P4">
Tags: ['STOPRUSSIA', 'АГРЕСІЯ РФ', 'ВІЙСЬКОВОПОЛОНЕНІ', 'ВТОРГНЕННЯ РФ', 'ДЕРЖАВНА ДОПОМОГА', 'МІНРЕІНТЕГРАЦІЇ']</text:p>
      <text:p text:style-name="P4">
Category: News</text:p>
      <!--METADATA-->
      <text:p text:style-name="P4">
<draw:frame draw:style-name="fr1" draw:name="Image5" text:anchor-type="as-char" svg:width="6.9236in" svg:height="3.957991in" draw:z-index="0">
<draw:image xlink:href="../Images/AРМІЯINFORM/2023-07-07T22-00-00-04-00/2022-09-28-tryvayut-peremovyny-shhodo-obminu.jpg" xlink:type="simple" xlink:show="embed" xlink:actuate="onLoad" draw:mime-type="image/jpeg"/>
</draw:frame>
The Ministry of Reintegration of the Temporarily Occupied Territories of Ukraine precisely to pay state financial assistance in the interests of persons who have established the fact of deprivation of freedom as a result of armed aggression of anti -Ukraine.</text:p>
      <text:p text:style-name="P4">
On the official website of the Ministry of Reintegration <text:a xlink:type="simple" xlink:href="https://minre.gov.ua/2023/07/06/u-chervni-minreintegracziyi-pererahuvalo-421-mln-gryven-simyam-polonenyh/" text:style-name="Internet_20_link" text:visited-style-name="Visited_20_Internet_20_Link">
refers</text:a>
The fact that in June it has sprayed UAH 42.1 million in the bank accounts of families of Ukrainian citizens who are illegally detained by the Russian Federation.</text:p>
      <text:p text:style-name="P4">
Thus, state aid in the amount of UAH 100,000 for each year of captivity was received by another 243 families of political prisoners, civilians and prisoners of war. Moreover, many of them - in a few years of degenerate in places of freedom.</text:p>
      <text:p text:style-name="P4">
The Ministry of Reintegration noted that since the beginning of the year it has been paid to the state -toxicity from captivity and the families of captives for a total amount of UAH 124.4 million.</text:p>
      <text:p text:style-name="P4">
News Source: <text:a xlink:type="simple" xlink:href="https://armyinform.com.ua/2023/07/07/u-chervni-minreintegracziyi-pererahuvalo-421-mln-gryven-simyam-polonenyh/" text:style-name="Internet_20_link" text:visited-style-name="Visited_20_Internet_20_Link">
https://armyinform.com.ua/2023/07/07/u-chervni-minreintegracziyi-pererahuvalo-421-mln-gryven-simyam-polonenyh/</text:a>
</text:p>
      <!--NEWS-->
      <text:h text:style-name="P10" text:outline-level="1">
<text:span text:style-name="T4">
Shelling reported in Schebekyne of Belgorod region</text:span>
</text:h>
      <text:p text:style-name="P4">
Authors: liveuamap (Language: en)</text:p>
      <text:p text:style-name="P4">
Time: 2023-07-07T22:07:00</text:p>
      <text:p text:style-name="P4">
Location: Schebekyne (Latitude:50.41081 Longtitude:36.89054)</text:p>
      <text:p text:style-name="P4">
Videos: []</text:p>
      <text:p text:style-name="P4">
Images: ["<text:a xlink:type="simple" xlink:href="https://liveuamap.com/pics/2023/07/08/22574537_0.jpg" text:style-name="Internet_20_link" text:visited-style-name="Visited_20_Internet_20_Link">
22574537_0.jpg</text:a>
", "<text:a xlink:type="simple" xlink:href="https://liveuamap.com/pics/2023/07/08/22574537_1.jpg" text:style-name="Internet_20_link" text:visited-style-name="Visited_20_Internet_20_Link">
22574537_1.jpg</text:a>
"]</text:p>
      <text:p text:style-name="P4">
Tags: ["Russia", "Central and Eastern Europe"]</text:p>
      <text:p text:style-name="P4">
Id: 22574537</text:p>
      <!--METADATA-->
      <text:p text:style-name="P4">
Shelling reported in Schebekyne of Belgorod region</text:p>
      <text:p text:style-name="P4">
<draw:frame draw:style-name="fr1" draw:name="Image6" text:anchor-type="as-char" svg:width="6.9236in" svg:height="5.1927in" draw:z-index="0">
<draw:image xlink:href="../Images/liveuamap/2023-07-07T22-07-00/22574537_0.jpg" xlink:type="simple" xlink:show="embed" xlink:actuate="onLoad" draw:mime-type="image/jpeg"/>
</draw:frame>
<draw:frame draw:style-name="fr1" draw:name="Image7" text:anchor-type="as-char" svg:width="6.9236in" svg:height="5.1927in" draw:z-index="0">
<draw:image xlink:href="../Images/liveuamap/2023-07-07T22-07-00/22574537_1.jpg" xlink:type="simple" xlink:show="embed" xlink:actuate="onLoad" draw:mime-type="image/jpeg"/>
</draw:frame>
News Collection Link: <text:a xlink:type="simple" xlink:href="https:\/\/liveuamap.com\/en\/2023\/8-july-shelling-reported-in-schebekyne-of-belgorod-region" text:style-name="Internet_20_link" text:visited-style-name="Visited_20_Internet_20_Link">
https:\/\/liveuamap.com\/en\/2023\/8-july-shelling-reported-in-schebekyne-of-belgorod-region</text:a>
</text:p>
      <text:p text:style-name="P4">
News Source: <text:a xlink:type="simple" xlink:href="https://t.me/zhest_belgorod/29529" text:style-name="Internet_20_link" text:visited-style-name="Visited_20_Internet_20_Link">
https://t.me/zhest_belgorod/29529</text:a>
</text:p>
      <!--NEWS-->
      <text:h text:style-name="P10" text:outline-level="1">
<text:span text:style-name="T4">
Explosions were reported in Zaporizhzhia district, possible S-300 missile strike</text:span>
</text:h>
      <text:p text:style-name="P4">
Authors: liveuamap (Language: en)</text:p>
      <text:p text:style-name="P4">
Time: 2023-07-07T22:25:00</text:p>
      <text:p text:style-name="P4">
Location: Zaporizhzhia, Zaporiz'ka oblast (Latitude:47.87399 Longtitude:35.19144)</text:p>
      <text:p text:style-name="P4">
Videos: []</text:p>
      <text:p text:style-name="P4">
Images: []</text:p>
      <text:p text:style-name="P4">
Tags: ["Europe", "Central and Eastern Europe"]</text:p>
      <text:p text:style-name="P4">
Id: 22574533</text:p>
      <!--METADATA-->
      <text:p text:style-name="P4">
Explosions were reported in Zaporizhzhia district, possible S300 missile strikeNews Collection Link: <text:a xlink:type="simple" xlink:href="https:\/\/liveuamap.com\/en\/2023\/8-july-explosions-were-reported-in-zaporizhzhia-district" text:style-name="Internet_20_link" text:visited-style-name="Visited_20_Internet_20_Link">
https:\/\/liveuamap.com\/en\/2023\/8-july-explosions-were-reported-in-zaporizhzhia-district</text:a>
</text:p>
      <text:p text:style-name="P4">
News Source: <text:a xlink:type="simple" xlink:href="https://t.me/info_zp/40397" text:style-name="Internet_20_link" text:visited-style-name="Visited_20_Internet_20_Link">
https://t.me/info_zp/40397</text:a>
</text:p>
      <!--NEWS-->
      <text:h text:style-name="P10" text:outline-level="1">
<text:span text:style-name="T4">
The special unit of the GRO of Ukraine Kraken provides humanitarian assistance to residents of Kharkiv region</text:span>
</text:h>
      <text:p text:style-name="P4">
Author: ['АРМІЯINFORM']</text:p>
      <text:p text:style-name="P4">
Time: 2023-07-07T24:00:00-04:00</text:p>
      <text:p text:style-name="P4">
Description: Special PRODRODIL GUR KRAKEN KRAKEN lasted 3 mysytsi volunteers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20230706-02-06.jpg" text:style-name="Internet_20_link" text:visited-style-name="Visited_20_Internet_20_Link">
20230706-02-06.jpg</text:a>
']</text:p>
      <text:p text:style-name="P4">
Tags: ['KRAKEN', 'ГУР МО УКРАЇНИ', 'ХАРКІВЩИНА']</text:p>
      <text:p text:style-name="P4">
Category: News</text:p>
      <!--METADATA-->
      <text:p text:style-name="P4">
<draw:frame draw:style-name="fr1" draw:name="Image8" text:anchor-type="as-char" svg:width="6.9236in" svg:height="4.529188in" draw:z-index="0">
<draw:image xlink:href="../Images/AРМІЯINFORM/2023-07-07T24-00-00-04-00/20230706-02-06.jpg" xlink:type="simple" xlink:show="embed" xlink:actuate="onLoad" draw:mime-type="image/jpeg"/>
</draw:frame>
For the past 3 months, the special unit of the Ministry of Defense of Ukraine Kraken has delivered more than 2,500 sets of humanitarian assistance to residents of Kharkiv in the past 3 months.</text:p>
      <text:p text:style-name="P4">
About it <text:a xlink:type="simple" xlink:href="https://gur.gov.ua/content/spetspidrozdil-hur-mo-ukrainy-kraken-nadaie-humanitarnu-dopomohu-meshkantsiam-kharkivshchyny.html" text:style-name="Internet_20_link" text:visited-style-name="Visited_20_Internet_20_Link">
reports</text:a>
GUR MUNUKRAIN.</text:p>
      <text:p text:style-name="P4">
During April, May and June, representatives of the Special Unit of the Kraken Ministry of Defense Intelligence Department together with the Humanitarian Center of Kharkiv Charitable Foundation delivered to the residents of the Russian occupants of Kharkiv region.</text:p>
      <text:p text:style-name="P4">
The food sets were provided with more than 5,500 citizens who are now in the de -industrial villages: Borisovka, Musty, Lukyanka, Morokhovets, Red, Sagittar Lisogirka, Novopavlivka, Savinka, Yakovenkove, Donetsk, Topolsk, Mala Komishuvakha, Kamianka, Dibrova, Osinovo, Senkovo, Brigadyrivka, Blessed, Grushivka, Nechalodivka, RSTM "Novolypetsky" and the cities of Kupyansk and Izum.</text:p>
      <text:p text:style-name="P4">
In addition, as part of a separate project, they visited the family homes, which were in the occupied territories of Kharkiv region and were released by the entrance of counter -offensive actions of the Armed Forces of Ukraine. Families were brought to food humanities and many gifts.</text:p>
      <text:p text:style-name="P4">
News Source: <text:a xlink:type="simple" xlink:href="https://armyinform.com.ua/2023/07/07/speczpidrozdil-gur-mo-ukrayiny-kraken-nadaye-gumanitarnu-dopomogu-meshkanczyam-harkivshhyny/" text:style-name="Internet_20_link" text:visited-style-name="Visited_20_Internet_20_Link">
https://armyinform.com.ua/2023/07/07/speczpidrozdil-gur-mo-ukrayiny-kraken-nadaye-gumanitarnu-dopomogu-meshkanczyam-harkivshhyny/</text:a>
</text:p>
      <!--NEWS-->
      <text:h text:style-name="P10" text:outline-level="1">
<text:span text:style-name="T4">
Fifteen Ukrainian regions will rebuild 26 settlements in Kherson region</text:span>
</text:h>
      <text:p text:style-name="P4">
Author: ['АРМІЯINFORM']</text:p>
      <text:p text:style-name="P4">
Time: 2023-07-07T26:00:00-04:00</text:p>
      <text:p text:style-name="P4">
Description: -Praitsyuvati Plich-O-O-Plich to rewind vidbodovy-those who, the war with Ukraine 2022, the war with Ukraine latest news today, the news war with Ukraine 2022 The last ones for Ukraine and Russia and Russia and Russia and Russia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7/photo_2023-07-06_19-53-49.jpg" text:style-name="Internet_20_link" text:visited-style-name="Visited_20_Internet_20_Link">
photo_2023-07-06_19-53-49.jpg</text:a>
', '<text:a xlink:type="simple" xlink:href="https://armyinform.com.ua/wp-content/uploads/2023/07/photo_2023-07-06_19-55-11-150x150.jpg" text:style-name="Internet_20_link" text:visited-style-name="Visited_20_Internet_20_Link">
photo_2023-07-06_19-55-11-150x150.jpg</text:a>
', '<text:a xlink:type="simple" xlink:href="https://armyinform.com.ua/wp-content/uploads/2023/07/photo_2023-07-06_19-53-53-150x150.jpg" text:style-name="Internet_20_link" text:visited-style-name="Visited_20_Internet_20_Link">
photo_2023-07-06_19-53-53-150x150.jpg</text:a>
']</text:p>
      <text:p text:style-name="P4">
Tags: ['ВІДБУДОВА', 'ОЛЕКСІЙ КУЛЕБА', 'ХЕРСОНЩИНА']</text:p>
      <text:p text:style-name="P4">
Category: News</text:p>
      <!--METADATA-->
      <text:p text:style-name="P4">
<draw:frame draw:style-name="fr1" draw:name="Image9" text:anchor-type="as-char" svg:width="6.9236in" svg:height="3.932388in" draw:z-index="0">
<draw:image xlink:href="../Images/AРМІЯINFORM/2023-07-07T26-00-00-04-00/photo_2023-07-06_19-53-49.jpg" xlink:type="simple" xlink:show="embed" xlink:actuate="onLoad" draw:mime-type="image/jpeg"/>
</draw:frame>
-To work side by side to win for rebuilding and recovery-something is needed by Ukraine. This is our formula of unity, which we have demonstrated for almost 500 days of full -scale war - <text:a xlink:type="simple" xlink:href="https://t.me/OleksiyKuleba/3523" text:style-name="Internet_20_link" text:visited-style-name="Visited_20_Internet_20_Link">
reports</text:a>
Deputy Head of Office President Alexei Kuleb on Telegram.</text:p>
      <text:p text:style-name="P4">
-From now on, "side by side" is a new page of cooperation between the communities of tylov region and cities and villages of different regions that have been most affected by the Ed Russian invasion. Ukraine's capable communities are taken under their patronage in Kherson region. This area became a pilot. 15 regions will rebuild 26 -pledged points on the Right Bank, - he stressed.</text:p>
      <text:p text:style-name="P4">
<text:a xlink:type="simple" xlink:href="https://armyinform.com.ua/wp-content/uploads/2023/07/photo_2023-07-06_19-55-11.jpg" text:style-name="Internet_20_link" text:visited-style-name="Visited_20_Internet_20_Link">
!(Images/AРМІЯINFORM/2023-07-07T26-00-00-04-00/photo_2023-07-06_19-55-11-150x150.jpg)</text:a>
</text:p>
      <text:p text:style-name="P4">
<text:a xlink:type="simple" xlink:href="https://armyinform.com.ua/wp-content/uploads/2023/07/photo_2023-07-06_19-53-53.jpg" text:style-name="Internet_20_link" text:visited-style-name="Visited_20_Internet_20_Link">
<draw:frame draw:style-name="fr1" draw:name="Image10" text:anchor-type="as-char" svg:width="6.9236in" svg:height="6.9236in" draw:z-index="0">
<draw:image xlink:href="../Images/AРМІЯINFORM/2023-07-07T26-00-00-04-00/photo_2023-07-06_19-53-53-150x150.jpg" xlink:type="simple" xlink:show="embed" xlink:actuate="onLoad" draw:mime-type="image/jpeg"/>
</draw:frame>
</text:a>
According to him, other regions and strengthening of partnership, unity, assistance and links between Ukrainians and self -government.</text:p>
      <text:p text:style-name="P4">
News Source: <text:a xlink:type="simple" xlink:href="https://armyinform.com.ua/2023/07/07/pyatnadczyat-ukrayinskyh-regioniv-vidbuduyut-26-naselenyh-punktiv-na-hersonshhyni/" text:style-name="Internet_20_link" text:visited-style-name="Visited_20_Internet_20_Link">
https://armyinform.com.ua/2023/07/07/pyatnadczyat-ukrayinskyh-regioniv-vidbuduyut-26-naselenyh-punktiv-na-hersonshhyni/</text:a>
</text:p>
      <!--NEWS-->
      <text:h text:style-name="P10" text:outline-level="1">
<text:span text:style-name="T4">
The occupiers focus efforts in four directions, 30 combat clashes took place per day</text:span>
</text:h>
      <text:p text:style-name="P4">
Author: ['АРМІЯINFORM']</text:p>
      <text:p text:style-name="P4">
Time: 2023-07-07T28:00:00-04:00</text:p>
      <text:p text:style-name="P4">
Description: - The enemy of the I did ZoServilu at Limansky, Bakhmutsky,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nastup.jpg" text:style-name="Internet_20_link" text:visited-style-name="Visited_20_Internet_20_Link">
nastup.jpg</text:a>
']</text:p>
      <text:p text:style-name="P4">
Tags: ['STOPRUSSIA', 'АГРЕСІЯ РФ', 'ГШ ЗСУ']</text:p>
      <text:p text:style-name="P4">
Category: News</text:p>
      <!--METADATA-->
      <text:p text:style-name="P4">
<draw:frame draw:style-name="fr1" draw:name="Image11" text:anchor-type="as-char" svg:width="6.9236in" svg:height="3.894525in" draw:z-index="0">
<draw:image xlink:href="../Images/AРМІЯINFORM/2023-07-07T28-00-00-04-00/nastup.jpg" xlink:type="simple" xlink:show="embed" xlink:actuate="onLoad" draw:mime-type="image/jpeg"/>
</draw:frame>
** 🔥I</text:p>
      <ul>
        <li>
The enemy continues to focus the main efforts on Liman, Bakhmut, Avdiiv and Marinsk directions - during the last day, 30 fights took place - about it <text:a xlink:type="simple" xlink:href="https://www.facebook.com/GeneralStaff.ua/" text:style-name="Internet_20_link" text:visited-style-name="Visited_20_Internet_20_Link">
reports</text:a>
The General Staff of Ukraine.</li>
      </ul>
      <text:p text:style-name="P4">
<text:span text:style-name="T4">
 In Volyn and Polissya directions </text:span>
 Operational situation without significant changes. No signs of formation of offensive groups of the enemy were detected. The defined units of the Armed Forces of Belarus perform tasks in border areas with Ukraine.</text:p>
      <text:p text:style-name="P4">
<text:span text:style-name="T4">
 In the Siversky and Slobozhansky directions </text:span>
 the enemy struck an aircraft scaffold in the area of Gatyshche of Kharkiv region. During the day, he made mortar Tartilers of more than 15 settlements.</text:p>
      <text:p text:style-name="P4">
<text:span text:style-name="T4">
 In the Kupyansk direction </text:span>
 Our warriors keep defense.</text:p>
      <text:p text:style-name="P4">
<text:span text:style-name="T4">
 In the Lyman direction </text:span>
 during the day, with the support of aviation, the enemy managed to displace our troops from the positions in the area of Western -examsinivka of the Luhansk region, had no success.</text:p>
      <text:p text:style-name="P4">
<text:span text:style-name="T4">
 In the Bakhmut direction </text:span>
, under a dense aviation fire and artillery, our defenders successfully reflected the attacks of the enemy in the district of Berkhivka of Donetsk region. The enemy was struck by Ivanovsky's aviation strike. At the same time, our warriors continue to lead the offensive and north of Bakhmut, they are fixed on the reached boundaries.</text:p>
      <text:p text:style-name="P4">
<text:span text:style-name="T4">
 In the Avdeevsky direction </text:span>
 Defense forces continue to restrain the Nastprostian troops in the area of Pervomaisky Donetsk region. The enemy gave the Daudars in the districts of Novokalinov and Avdiivka of Donetsk region.</text:p>
      <text:p text:style-name="P4">
<text:span text:style-name="T4">
 In the Mariinsky direction, </text:span>
 under the hostile fire of artillery, our defenders have reflected all hostile attacks in the area of Marinka. The enemy caused the aircraft to the aircraft near Krasnogorivka. The enemy fired at more than 10 populated points.</text:p>
      <text:p text:style-name="P4">
<text:span text:style-name="T4">
 In the mineral direction </text:span>
 the enemy conducted unsuccessful offensive actions in Rivmivkaivka of Donetsk region. Caused an aviation strike near the coal. More than 15 settlements were fired.</text:p>
      <text:p text:style-name="P4">
<text:span text:style-name="T4">
 In Zaporizhzhya and Kherson directions </text:span>
 the enemy concentrates the main assets on preventing the promotion of our troops. The forces of Ukraine define the offensive operation on Melitopol and Berdyansk, fixed on the achieved boundaries, carry out measures of circuit struggle.The departments of rocket troops and artillery during the last day were affected by 1 rayoning of living power, weapons and military equipment of the enemy, 1 storage, 6 artillery facilities at fire positions and 3 stations of radiolectronic struggle of the occupiers.</text:p>
      <text:p text:style-name="P4">
News Source: <text:a xlink:type="simple" xlink:href="https://armyinform.com.ua/2023/07/07/okupanty-zoseredzhuyut-zusyllya-na-chotyroh-napryamkah-za-dobu-vidbulos-30-bojovyh-zitknen/" text:style-name="Internet_20_link" text:visited-style-name="Visited_20_Internet_20_Link">
https://armyinform.com.ua/2023/07/07/okupanty-zoseredzhuyut-zusyllya-na-chotyroh-napryamkah-za-dobu-vidbulos-30-bojovyh-zitknen/</text:a>
</text:p>
      <!--NEWS-->
      <text:h text:style-name="P10" text:outline-level="1">
<text:span text:style-name="T4">
Ukrainian defenders per day eliminated more than 500 invaders, destroyed 20 Artisystems and 12 BBM</text:span>
</text:h>
      <text:p text:style-name="P4">
Author: ['АРМІЯINFORM']</text:p>
      <text:p text:style-name="P4">
Time: 2023-07-07T30:00:00-04:00</text:p>
      <text:p text:style-name="P4">
Description: Zagalni Boyov, take the enemy on 02.24.22 to 07.07.23 Orintovo to become: ... War with Ukraine 2022, war with Ukraine Latest news today, News War with Ukraine 2022 Last today, will there be a war between Ukraine and Russia and when, war,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photo_5276302018614514635_w-scaled.jpg" text:style-name="Internet_20_link" text:visited-style-name="Visited_20_Internet_20_Link">
photo_5276302018614514635_w-scaled.jpg</text:a>
']</text:p>
      <text:p text:style-name="P4">
Tags: ['ВІЙНА', 'ВТРАТИ ВОРОГА', 'ГЕНЕРАЛЬНИЙ ШТАБ ЗС УКРАЇНИ']</text:p>
      <text:p text:style-name="P4">
Category: News</text:p>
      <!--METADATA-->
      <text:p text:style-name="P4">
<draw:frame draw:style-name="fr1" draw:name="Image12" text:anchor-type="as-char" svg:width="6.9236in" svg:height="6.975527in" draw:z-index="0">
<draw:image xlink:href="../Images/AРМІЯINFORM/2023-07-07T30-00-00-04-00/photo_5276302018614514635_w-scaled.jpg" xlink:type="simple" xlink:show="embed" xlink:actuate="onLoad" draw:mime-type="image/jpeg"/>
</draw:frame>
The total fighting loss of the enemy from 24.02.22 to 07.07.23 will be orientated:</text:p>
      <text:p text:style-name="P4">
<text:span text:style-name="T4">
<text:span text:style-name="T5">
 Personnel - </text:span>
* 232810(+510)persons eliminated</text:span>
<text:span text:style-name="T5">
 tanks - </text:span>
<text:span text:style-name="T5">
 4070(+2)</text:span>
<text:span text:style-name="T4">
 combat armored vehicles - </text:span>
 7944(+12)<text:span text:style-name="T4">
<text:span text:style-name="T5">
 Artillery Systems - </text:span>
<text:span text:style-name="T5">
 4330(+20)</text:span>
 </text:span>
 RSZV - <text:span text:style-name="T4">
 658(+1)</text:span>
<text:span text:style-name="T5">
 air defense - </text:span>
<text:span text:style-name="T5">
 408(+4)</text:span>
<text:span text:style-name="T4">
 aircraft - </text:span>
 315(0)<text:span text:style-name="T4">
<text:span text:style-name="T5">
 helicopters - </text:span>
* 309(0)</text:span>
<text:span text:style-name="T5">
 UAV of operative-tactical level-</text:span>
<text:span text:style-name="T5">
 3652(+17)</text:span>
<text:span text:style-name="T4">
 Winged missiles - </text:span>
 1271(+7)<text:span text:style-name="T4">
<text:span text:style-name="T5">
 ships / boats - </text:span>
* 18(0)</text:span>
<text:span text:style-name="T5">
 Automobile equipment and tanks - </text:span>
<text:span text:style-name="T5">
 6898(+10)</text:span>
<text:span text:style-name="T4">
 Special Technique - </text:span>
 612(+7)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07.07.23.</text:p>
      <text:p text:style-name="P4">
News Source: <text:a xlink:type="simple" xlink:href="https://armyinform.com.ua/2023/07/07/ukrayinski-zahysnyky-za-dobu-likviduvaly-ponad-500-okupantiv-znyshhyly-20-artsystemu-i-12-bbm/" text:style-name="Internet_20_link" text:visited-style-name="Visited_20_Internet_20_Link">
https://armyinform.com.ua/2023/07/07/ukrayinski-zahysnyky-za-dobu-likviduvaly-ponad-500-okupantiv-znyshhyly-20-artsystemu-i-12-bbm/</text:a>
</text:p>
      <!--NEWS-->
      <text:h text:style-name="P10" text:outline-level="1">
<text:span text:style-name="T4">
Volodymyr Zelenskyy and Peter Pavel met with a Ukrainian boy treated in the Czech Republic</text:span>
</text:h>
      <text:p text:style-name="P4">
Author: ['АРМІЯINFORM']</text:p>
      <text:p text:style-name="P4">
Time: 2023-07-07T59:00:00-04:00</text:p>
      <text:p text:style-name="P4">
Description: At the forefront, Ukrainian President Volodymyr Zelensky I President Cheskoyko Resbubbleki Peter Pavel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1-2.jpeg" text:style-name="Internet_20_link" text:visited-style-name="Visited_20_Internet_20_Link">
1-2.jpeg</text:a>
', '<text:a xlink:type="simple" xlink:href="https://armyinform.com.ua/wp-content/uploads/2023/07/2-1.jpeg" text:style-name="Internet_20_link" text:visited-style-name="Visited_20_Internet_20_Link">
2-1.jpeg</text:a>
', '<text:a xlink:type="simple" xlink:href="https://armyinform.com.ua/wp-content/uploads/2023/07/3-3.jpeg" text:style-name="Internet_20_link" text:visited-style-name="Visited_20_Internet_20_Link">
3-3.jpeg</text:a>
']</text:p>
      <text:p text:style-name="P4">
Tags: ['STOPRUSSIA', 'ВОЛОДИМИР ЗЕЛЕНСЬКИЙ', 'ПЕТР ПАВЕЛ', 'ПРЕЗИДЕНТ УКРАЇНИ', 'ЧЕХІЯ']</text:p>
      <text:p text:style-name="P4">
Category: News</text:p>
      <!--METADATA-->
      <text:p text:style-name="P4">
<draw:frame draw:style-name="fr1" draw:name="Image13" text:anchor-type="as-char" svg:width="6.9236in" svg:height="4.617948in" draw:z-index="0">
<draw:image xlink:href="../Images/AРМІЯINFORM/2023-07-07T59-00-00-04-00/1-2.jpeg" xlink:type="simple" xlink:show="embed" xlink:actuate="onLoad" draw:mime-type="image/jpeg"/>
</draw:frame>
In Prague, President of Ukraine Volodymyr Zelensky and President of the Czech Republic Pavel met with 14-year-old Ukrainian Anton Kotsk from the city of Boryslavliv region.</text:p>
      <text:p text:style-name="P4">
About it <text:a xlink:type="simple" xlink:href="https://www.president.gov.ua/news/u-prazi-volodimir-zelenskij-i-petr-pavel-zustrilisya-z-ukray-84125" text:style-name="Internet_20_link" text:visited-style-name="Visited_20_Internet_20_Link">
writes</text:a>
The official website of the representative of Ukraine.</text:p>
      <text:p text:style-name="P4">
Anton Kotsko has been in treatment since March 2022. The boy dreamed with the President of Ukraine and even recorded a video address to him. The head of state also recorded an appeal for Anton.</text:p>
      <text:p text:style-name="P4">
Volodymyr Zelensky asked the boy's affairs and gave him a brand with the image of the Pat of Patron with the slogan "Stronger together".</text:p>
      <text:p text:style-name="P4">
<draw:frame draw:style-name="fr1" draw:name="Image14" text:anchor-type="as-char" svg:width="6.9236in" svg:height="4.617948in" draw:z-index="0">
<draw:image xlink:href="../Images/AРМІЯINFORM/2023-07-07T59-00-00-04-00/2-1.jpeg" xlink:type="simple" xlink:show="embed" xlink:actuate="onLoad" draw:mime-type="image/jpeg"/>
</draw:frame>
"I wish you victory and thank you for your strong faith," the President said.</text:p>
      <text:p text:style-name="P4">
"Mr. President, I am very glad that we met today, it was a more momentopov desire," the boy said, thanked Vladimir Zelensky's gift.</text:p>
      <text:p text:style-name="P4">
Anton Kotsko presented a t -shirt with his drawing in the President of Ukraine in the inads of "Together We are Power", a souvenir in the form of a heart, as well as a figure of the goddess of the femida.</text:p>
      <text:p text:style-name="P4">
“Great thanks to you for leading Ukraine to victory. I want to give the goddess of justice Themis, so that in Ukraine the honesty in Ukraine will be trusted, and any evil would be rightly punished. I see in this goddess that you show the world daily. I'm proud of you and all of Ukraine!” - said Anton.</text:p>
      <text:p text:style-name="P4">
<draw:frame draw:style-name="fr1" draw:name="Image15" text:anchor-type="as-char" svg:width="6.9236in" svg:height="4.617948in" draw:z-index="0">
<draw:image xlink:href="../Images/AРМІЯINFORM/2023-07-07T59-00-00-04-00/3-3.jpeg" xlink:type="simple" xlink:show="embed" xlink:actuate="onLoad" draw:mime-type="image/jpeg"/>
</draw:frame>
“Thank you very much, Antone!It is very important - to be in unity, to be together. I think for all gifts!” - Volodymyr Zelenskyy replied.</text:p>
      <text:p text:style-name="P4">
Anton Kotsko also presented the gifts of Peter Pavel and thanked him the Zeala.</text:p>
      <text:p text:style-name="P4">
News Source: <text:a xlink:type="simple" xlink:href="https://armyinform.com.ua/2023/07/07/volodymyr-zelenskyj-i-petr-pavel-zustrilysya-z-ukrayinskym-hlopchykom-yakyj-likuyetsya-v-chehiyi/" text:style-name="Internet_20_link" text:visited-style-name="Visited_20_Internet_20_Link">
https://armyinform.com.ua/2023/07/07/volodymyr-zelenskyj-i-petr-pavel-zustrilysya-z-ukrayinskym-hlopchykom-yakyj-likuyetsya-v-chehiyi/</text:a>
</text:p>
      <!--NEWS-->
      <text:h text:style-name="P10" text:outline-level="1">
<text:span text:style-name="T4">
The enemy enhances his propaganda in Kherson region</text:span>
</text:h>
      <text:p text:style-name="P4">
Author: ['АРМІЯINFORM']</text:p>
      <text:p text:style-name="P4">
Time: 2023-07-07T61:00:00-04:00</text:p>
      <text:p text:style-name="P4">
Description: Analiza іnformatsky expanse of the Timchasovo Partniy Khersonsko Verazo on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vgtrk-1280x640-1-1160x580-1.jpeg" text:style-name="Internet_20_link" text:visited-style-name="Visited_20_Internet_20_Link">
vgtrk-1280x640-1-1160x580-1.jpeg</text:a>
']</text:p>
      <text:p text:style-name="P4">
Tags: ['АГРЕСІЯ РФ', 'ХЕРСОНЩИНА']</text:p>
      <text:p text:style-name="P4">
Category: News</text:p>
      <!--METADATA-->
      <text:p text:style-name="P4">
<draw:frame draw:style-name="fr1" draw:name="Image16" text:anchor-type="as-char" svg:width="6.9236in" svg:height="3.4618in" draw:z-index="0">
<draw:image xlink:href="../Images/AРМІЯINFORM/2023-07-07T61-00-00-04-00/vgtrk-1280x640-1-1160x580-1.jpeg" xlink:type="simple" xlink:show="embed" xlink:actuate="onLoad" draw:mime-type="image/jpeg"/>
</draw:frame>
The analysis of the information space of the temporarily occupied part of the Kherson region indicates that the Russian military-political leadership increases the number of materials of the propaganda content aimed at loyalty to the occupation administration.</text:p>
      <text:p text:style-name="P4">
About it <text:a xlink:type="simple" xlink:href="https://sprotyv.mod.gov.ua/posylennya-propagandy-protyvnyka-na-hersonshhyni/" text:style-name="Internet_20_link" text:visited-style-name="Visited_20_Internet_20_Link">
reports</text:a>
Center for National Resistance.</text:p>
      <text:p text:style-name="P4">
Thus, the following narratives are widespread in print publications and controlled communities of communities:</text:p>
      <ul>
        <li>
"Russian leadership contributes to raising the standard of living of the residents of the region"; * "Economic Forum in St. Petersburg has demonstrated the strengths of Kherson region and will promote close integration of the region in the Russian Federation"; * "Russian higher education institutions are ready to accept entrants from Kherson"; * "Ukraine has abandoned the historical past and neglects the glory of" grandparents ".</li>
      </ul>
      <text:p text:style-name="P4">
The above theses are aimed at achieving the influence and change of public thought of the Kherson region, in particular, to encourage young people to participate in the Kremlin-initiated regional participation in the Kremlin, integration into the Russian social and cultural space, as well as access to Russian or controlled universities.</text:p>
      <text:p text:style-name="P4">
The CNS reminds that this information is part of the opponent of the enemy of the information and psychological influence, contains logical contradictions and directed disorientation and misinformation of Ukrainian citizens.</text:p>
      <text:p text:style-name="P4">
News Source: <text:a xlink:type="simple" xlink:href="https://armyinform.com.ua/2023/07/07/protyvnyk-posylyuye-svoyu-propagandu-na-hersonshhyny/" text:style-name="Internet_20_link" text:visited-style-name="Visited_20_Internet_20_Link">
https://armyinform.com.ua/2023/07/07/protyvnyk-posylyuye-svoyu-propagandu-na-hersonshhyny/</text:a>
</text:p>
      <!--NEWS-->
      <text:h text:style-name="P10" text:outline-level="1">
<text:span text:style-name="T4">
The number of dead as a result of rocket strike of Russian invaders in Lviv increased</text:span>
</text:h>
      <text:p text:style-name="P4">
Author: ['АРМІЯINFORM']</text:p>
      <text:p text:style-name="P4">
Time: 2023-07-07T63:00:00-04:00</text:p>
      <text:p text:style-name="P4">
Description: Behind the clarified Danimi, Kilkiy, the bending of the missile strike of the Rosieki Penalu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photo_2023-07-06_21-13-21.jpg" text:style-name="Internet_20_link" text:visited-style-name="Visited_20_Internet_20_Link">
photo_2023-07-06_21-13-21.jpg</text:a>
']</text:p>
      <text:p text:style-name="P4">
Tags: ['АГРЕСІЯ РФ', 'КРИЛАТІ РАКЕТИ', 'ЛЬВІВ']</text:p>
      <text:p text:style-name="P4">
Category: News</text:p>
      <!--METADATA-->
      <text:p text:style-name="P4">
<draw:frame draw:style-name="fr1" draw:name="Image17" text:anchor-type="as-char" svg:width="6.9236in" svg:height="4.61393in" draw:z-index="0">
<draw:image xlink:href="../Images/AРМІЯINFORM/2023-07-07T63-00-00-04-00/photo_2023-07-06_21-13-21.jpg" xlink:type="simple" xlink:show="embed" xlink:actuate="onLoad" draw:mime-type="image/jpeg"/>
</draw:frame>
According to specified data, the number of those killed as a result of a rocket strike of Russian(https://armyinform.com.ua/2023/07/06/raketnyj-udar-po-lvovu-ye-zagybli-ta-poraneni/?utm_source=mainnews&amp;utm_medium=article&amp;utm_campaign=traficsource)On Thursday, July 6, it increased to 9 people. In addition, 42 persons died(of them three children)varying degrees of severity.</text:p>
      <text:p text:style-name="P4">
About it <text:a xlink:type="simple" xlink:href="https://t.me/mvs_ukraine/27111" text:style-name="Internet_20_link" text:visited-style-name="Visited_20_Internet_20_Link">
reports</text:a>
in Telegram of the Ministry of Internal Affairs of Ukraine.</text:p>
      <text:p text:style-name="P4">
More than 35 homes, more than 250 apartments, 10 huts, a child's house and other civil infrastructure have been damaged and destroyed.</text:p>
      <text:p text:style-name="P4">
News Source: <text:a xlink:type="simple" xlink:href="https://armyinform.com.ua/2023/07/07/kilkist-zagyblyh-unaslidok-raketnogo-udaru-rosijskyh-okupantiv-po-lvovu-zrosla/" text:style-name="Internet_20_link" text:visited-style-name="Visited_20_Internet_20_Link">
https://armyinform.com.ua/2023/07/07/kilkist-zagyblyh-unaslidok-raketnogo-udaru-rosijskyh-okupantiv-po-lvovu-zrosla/</text:a>
</text:p>
      <!--NEWS-->
      <text:h text:style-name="P10" text:outline-level="1">
<text:span text:style-name="T4">
Shahaneda Night attack on Ukraine: Air defense forces destroyed 12 out of 18 shock drones</text:span>
</text:h>
      <text:p text:style-name="P4">
Author: ['АРМІЯINFORM']</text:p>
      <text:p text:style-name="P4">
Time: 2023-07-07T65:00:00-04:00</text:p>
      <text:p text:style-name="P4">
Description: At NICH at 7 Lipnya, Rosiyski Purpatzіinі Vіsyska was attacked by Ukrainian shock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646f0598c5206-screenshot_1164_768.webp" text:style-name="Internet_20_link" text:visited-style-name="Visited_20_Internet_20_Link">
646f0598c5206-screenshot_1164_768.webp</text:a>
']</text:p>
      <text:p text:style-name="P4">
Tags: ['АТАКА ДРОНІВ', 'ВІЙНА', 'ПОВІТРЯНІ СИЛИ ЗБРОЙНИХ СИЛ УКРАЇНИ']</text:p>
      <text:p text:style-name="P4">
Category: News</text:p>
      <!--METADATA-->
      <text:p text:style-name="P4">
<draw:frame draw:style-name="fr1" draw:name="Image18" text:anchor-type="as-char" svg:width="6.9236in" svg:height="5.1927in" draw:z-index="0">
<draw:image xlink:href="../ConvertedIMGs/AРМІЯINFORM/2023-07-07T65-00-00-04-00/646f0598c5206-screenshot_1164_768.png" xlink:type="simple" xlink:show="embed" xlink:actuate="onLoad" draw:mime-type="image/png"/>
</draw:frame>
On the night of July 7, Russian occupation troops attacked Ukraine by Iranian shock drones of Shahd-136/131.</text:p>
      <text:p text:style-name="P4">
About it <text:a xlink:type="simple" xlink:href="https://t.me/kpszsu/3128" text:style-name="Internet_20_link" text:visited-style-name="Visited_20_Internet_20_Link">
reports</text:a>
Armed Forces Command.</text:p>
      <text:p text:style-name="P4">
In total, 18 "Shahmed" launches were recorded in the southeastern direction(Primorsko-Akhtarsk, Krasnodar Territory).</text:p>
      <text:p text:style-name="P4">
Підрозділами зенітних ракетних військ, винищувальною авіацією та мобільнимивогневими групами Повітряних Сил знищено 12 ударних БПЛА.</text:p>
      <text:p text:style-name="P4">
«У південних та східних регіонах працювала протиповітряна оборона», — додали вкомандуванні.</text:p>
      <text:p text:style-name="P4">
News Source: <text:a xlink:type="simple" xlink:href="https://armyinform.com.ua/2023/07/07/nichna-ataka-shahediv-na-ukrayinu-syly-ppo-znyshhyly-12-z-18-udarnyh-droniv/" text:style-name="Internet_20_link" text:visited-style-name="Visited_20_Internet_20_Link">
https://armyinform.com.ua/2023/07/07/nichna-ataka-shahediv-na-ukrayinu-syly-ppo-znyshhyly-12-z-18-udarnyh-droniv/</text:a>
</text:p>
      <!--NEWS-->
      <text:h text:style-name="P10" text:outline-level="1">
<text:span text:style-name="T4">
At Shakhtarsk Directive Russian Army Sheled Novomikhailivka, Elizabethka, Bokhoynalenka, in ...</text:span>
</text:h>
      <text:p text:style-name="P4">
Authors: liveuamap (Language: en)</text:p>
      <text:p text:style-name="P4">
Time: 2023-07-08T-11:58:00</text:p>
      <text:p text:style-name="P4">
Location: Velyka Novosilka (Latitude:47.8324 Longtitude:36.83836)</text:p>
      <text:p text:style-name="P4">
Videos: []</text:p>
      <text:p text:style-name="P4">
Images: []</text:p>
      <text:p text:style-name="P4">
Tags: ["Russia"]</text:p>
      <text:p text:style-name="P4">
Id: 22574544</text:p>
      <!--METADATA-->
      <text:p text:style-name="P4">
At Shakhtarske direction Russian army shelled Novomykhaylivka, Yelyzavetivka,Bohoyavlenka, Vuhledar, Zolota Nyva and Syeverne of Donetsk region. Russianaviation conducted airstrike at Velyka Novosilka, - General Staff of ArmedForces of Ukraine says in the morning report</text:p>
      <text:p text:style-name="P4">
News Collection Link: <text:a xlink:type="simple" xlink:href="https:\/\/liveuamap.com\/en\/2023\/8-july-at-shakhtarske-direction-russian-army-shelled-novomykhaylivka" text:style-name="Internet_20_link" text:visited-style-name="Visited_20_Internet_20_Link">
https:\/\/liveuamap.com\/en\/2023\/8-july-at-shakhtarske-direction-russian-army-shelled-novomykhaylivka</text:a>
</text:p>
      <text:p text:style-name="P4">
News Source: <text:a xlink:type="simple" xlink:href="https://t.me/lumsrc/5305" text:style-name="Internet_20_link" text:visited-style-name="Visited_20_Internet_20_Link">
https://t.me/lumsrc/5305</text:a>
</text:p>
      <!--NEWS-->
      <text:h text:style-name="P10" text:outline-level="1">
<text:span text:style-name="T4">
The Minister of Armed Forces called Ukrainians "unbreakable force"</text:span>
</text:h>
      <text:p text:style-name="P4">
Authors: Ukrinform (Person)</text:p>
      <text:p text:style-name="P4">
Publisher: Укринформ (Organization)</text:p>
      <text:p text:style-name="P4">
Published Time: 2023-07-08T-13:02:00+03:00</text:p>
      <text:p text:style-name="P4">
Modified Time: 2023-07-08T16:02:00+03:00</text:p>
      <text:p text:style-name="P4">
Description: The Minister of Armed Forces of the United Kingdom James Gippi has expanded a post on the occasion of the 500th day of a full-scale invasion of Russia into Ukraine, in which he called Ukrainians "unbreakable force." - Ukrinform.</text:p>
      <text:p text:style-name="P4">
Images: ['<text:a xlink:type="simple" xlink:href="https://static.ukrinform.com/photos/2023_07/thumb_files/630_360_1688821312-216.jpg" text:style-name="Internet_20_link" text:visited-style-name="Visited_20_Internet_20_Link">
630_360_16888...</text:a>
']</text:p>
      <text:p text:style-name="P4">
Tags: ['Британія', 'Війна з Росією']</text:p>
      <text:p text:style-name="P4">
Type: Article</text:p>
      <!--METADATA-->
      <text:p text:style-name="P4">
<draw:frame draw:style-name="fr1" draw:name="Image19" text:anchor-type="as-char" svg:width="6.9236in" svg:height="3.956343in" draw:z-index="0">
<draw:image xlink:href="../Images/yкринформ/2023-07-08T-13-02-00-03-00/630_360_1688821312-216.jpg" xlink:type="simple" xlink:show="embed" xlink:actuate="onLoad" draw:mime-type="image/jpeg"/>
</draw:frame>
The UK Ministry of Armored Forces James Gippi has expanded a post on the occasion of the 500th Day of the full-scale invasion of Russia into Ukraine, in which he called Ukrainians "unbreakable force."</text:p>
      <text:p text:style-name="P4">
According to Ukrinform, Hippi wrote about it on his page in <text:a xlink:type="simple" xlink:href="https://twitter.com/DefenceHQ/status/1677649051968208896" text:style-name="Internet_20_link" text:visited-style-name="Visited_20_Internet_20_Link">
Twitter.</text:a>
“From the beginning of unlawful invasion, there is one indomitable force; The strength and spirit of the Ukrainian people and hope, which is shared by all that the will of Ukraine will be renewed, ”the British minister said.</text:p>
      <text:p text:style-name="P4">
He added that on the 500th day of the Russian-Ukrainian <text:a xlink:type="simple" xlink:href="https://www.ukrinform.ua/rubric-ato" text:style-name="Internet_20_link" text:visited-style-name="Visited_20_Internet_20_Link">
War</text:a>
The armed forces of the kingdom "give the independent determination" of the people of Ukraine in protecting their freedom.</text:p>
      <text:p text:style-name="P4">
<text:span text:style-name="T4">
 Read also: </text:span>
 <text:a xlink:type="simple" xlink:href="https://www.ukrinform.ua/rubric-polytics/3733162-posli-krain-g7-vislovili-pidtrimku-ukraini-u-500j-den-povnomasstabnogo-vtorgnenna-rf.html" text:style-name="Internet_20_link" text:visited-style-name="Visited_20_Internet_20_Link">
Ambassadors of the G7 countries have expressed support for Ukraine in the 500th day of the full-scale invasion of the Russian Federation</text:a>
As reported by Ukrinform, on February 24, 2022, Russia launched an unproven full -scale invasion of Ukraine.</text:p>
      <text:p text:style-name="P4">
Earlier, the support of Ukraine on the occasion of 500 days of full -scale maintenance of Russia was performed by the President of the European Commission Ursula von Der Lyen, as well as Moldova President Maya Sandu.</text:p>
      <text:p text:style-name="P4">
News Source: <text:a xlink:type="simple" xlink:href="https://www.ukrinform.ua/rubric-polytics/3733234-ministr-zs-britanii-nazvav-ukrainciv-nezlamnou-silou.html" text:style-name="Internet_20_link" text:visited-style-name="Visited_20_Internet_20_Link">
https://www.ukrinform.ua/rubric-polytics/3733234-ministr-zs-britanii-nazvav-ukrainciv-nezlamnou-silou.html</text:a>
</text:p>
      <!--NEWS-->
      <text:h text:style-name="P10" text:outline-level="1">
<text:span text:style-name="T4">
At Zaporizhzhia and Kherson directions Russian army shelled Novodarivka, Levadne, Malynivka, ...</text:span>
</text:h>
      <text:p text:style-name="P4">
Authors: liveuamap (Language: en)</text:p>
      <text:p text:style-name="P4">
Time: 2023-07-08T-13:58:00</text:p>
      <text:p text:style-name="P4">
Location: Kherson (Latitude:46.638 Longtitude:32.62785)</text:p>
      <text:p text:style-name="P4">
Videos: []</text:p>
      <text:p text:style-name="P4">
Images: []</text:p>
      <text:p text:style-name="P4">
Tags: ["Russia"]</text:p>
      <text:p text:style-name="P4">
Id: 22574543</text:p>
      <!--METADATA-->
      <text:p text:style-name="P4">
At Zaporizhzhia and Kherson directions Russian army shelled Novodarivka,Levadne, Malynivka, Huliaipole, Zaliznychne of Zaporizhzhia region oblasti;Lvove, Tokarivka, Antonivka, Veletenske, Kizomys of Kherson region and Khersoncity, - General Staff of Armed Forces of Ukraine says in the morning report</text:p>
      <text:p text:style-name="P4">
News Collection Link: <text:a xlink:type="simple" xlink:href="https:\/\/liveuamap.com\/en\/2023\/8-july-at-zaporizhzhia-and-kherson-directions-russian-army" text:style-name="Internet_20_link" text:visited-style-name="Visited_20_Internet_20_Link">
https:\/\/liveuamap.com\/en\/2023\/8-july-at-zaporizhzhia-and-kherson-directions-russian-army</text:a>
</text:p>
      <text:p text:style-name="P4">
News Source: <text:a xlink:type="simple" xlink:href="https://t.me/lumsrc/5306" text:style-name="Internet_20_link" text:visited-style-name="Visited_20_Internet_20_Link">
https://t.me/lumsrc/5306</text:a>
</text:p>
      <!--NEWS-->
      <text:h text:style-name="P10" text:outline-level="1">
<text:span text:style-name="T4">
Found mechanism of compensation for Russia caused by Russia -</text:span>
</text:h>
      <text:p text:style-name="P4">
Authors: Ukrinform (Person)</text:p>
      <text:p text:style-name="P4">
Publisher: Укринформ (Organization)</text:p>
      <text:p text:style-name="P4">
Published Time: 2023-07-08T-1:07:00+03:00</text:p>
      <text:p text:style-name="P4">
Modified Time: 2023-07-08T21:07:00+03:00</text:p>
      <text:p text:style-name="P4">
Description: The mechanism of compensation for losses caused by aggression of the Russian Federation against Ukraine was found. - Ukrinform.</text:p>
      <text:p text:style-name="P4">
Images: ['<text:a xlink:type="simple" xlink:href="https://static.ukrinform.com/photos/2022_11/thumb_files/630_360_1669739046-749.jpg" text:style-name="Internet_20_link" text:visited-style-name="Visited_20_Internet_20_Link">
630_360_16697...</text:a>
']</text:p>
      <text:p text:style-name="P4">
Tags: ['Велика сімка', 'Малюська', 'Війна з Росією']</text:p>
      <text:p text:style-name="P4">
Type: Article</text:p>
      <!--METADATA-->
      <text:p text:style-name="P4">
<draw:frame draw:style-name="fr1" draw:name="Image20" text:anchor-type="as-char" svg:width="6.9236in" svg:height="3.956343in" draw:z-index="0">
<draw:image xlink:href="../Images/yкринформ/2023-07-08T-1-07-00-03-00/630_360_1669739046-749.jpg" xlink:type="simple" xlink:show="embed" xlink:actuate="onLoad" draw:mime-type="image/jpeg"/>
</draw:frame>
The mechanism of compensation for losses caused by aggression of the Russian Federation against Ukraine was found.</text:p>
      <text:p text:style-name="P4">
About it in <text:a xlink:type="simple" xlink:href="https://www.youtube.com/watch" text:style-name="Internet_20_link" text:visited-style-name="Visited_20_Internet_20_Link">
TEMACHONFON EVER</text:a>
Justice Minister Denis M. Masus said, Ukrinform reports.</text:p>
      <text:p text:style-name="P4">
"The mechanism of compensation for the damage caused to Ukraine is found. The meeting of the Ministers of Justice G7 in Tokyo, where the key theme of discussion was a legal reaction to the aggression of the Russian Federation. Masky.</text:p>
      <text:p text:style-name="P4">
<text:span text:style-name="T4">
 Read also: </text:span>
 <text:a xlink:type="simple" xlink:href="https://www.ukrinform.ua/rubric-world/3732744-ministri-usticii-g7-pidtverdili-pidtrimku-rozsliduvanna-voennih-zlociniv-rosian-v-ukraini.html" text:style-name="Internet_20_link" text:visited-style-name="Visited_20_Internet_20_Link">
G7 justice ministers confirmed the support of investigating the Russian crimes of Russians in Ukraine</text:a>
He noted that such a mechanism consists of three key elements. The first element is the creation of a loss register - all photos, video evidence, shows, etc.</text:p>
      <text:p text:style-name="P4">
“He is already in the middle of his implementation. An international organization has been created, called the International Register of Losses, " - said Masuska.</text:p>
      <text:p text:style-name="P4">
He stressed that more than 40 countries have joined this mechanism to ensure its funding and functioning.</text:p>
      <text:p text:style-name="P4">
<text:span text:style-name="T4">
 Read also: </text:span>
 <text:a xlink:type="simple" xlink:href="https://www.ukrinform.ua/rubric-society/3725521-kerivnik-miznarodnoi-komisii-z-pitan-zniklih-bezvisti-rozpoviv-pro-slahi-pidtrimki-ukraini.html" text:style-name="Internet_20_link" text:visited-style-name="Visited_20_Internet_20_Link">
Head of the International Commission on missing unrecognizables about ways to support Ukraine</text:a>
The Ukrainian side expects that the registry will be fully created and launched closer to the end of the year and will be "raised information from our intra-local register, as well as other data and evidence that will be released."</text:p>
      <text:p text:style-name="P4">
The second element of Masus called the creation of a compensation commission, which will consider the requirements and tell how many, to whom and that the Russian Federation from the compensation point.</text:p>
      <text:p text:style-name="P4">
“Here, too, we have an understanding with our colleagues. The question of only legal formalities. We in the process of discussions and discussions. We expect decisions and discussions to be harvested at the end of the summer - early autumn of this year, ”the Justice Minister said.</text:p>
      <text:p text:style-name="P4">
<text:span text:style-name="T4">
 Read also: </text:span>
 <text:a xlink:type="simple" xlink:href="https://www.ukrinform.ua/rubric-society/3685074-u-londoni-ministri-usticii-obgovorili-rozsliduvanna-zlociniv-rf-v-ukraini.html" text:style-name="Internet_20_link" text:visited-style-name="Visited_20_Internet_20_Link">
In London, the ministers of justice discussed the investigations of Russian RF in Ukraine</text:a>
</text:p>
      <text:p text:style-name="P4">
"Working with our colleagues from the United States. They confiscated recent acts of one of the Russian oligarchs. The funds that are proceeds from such confiscation, in the pilot mode, we will just try to send to the account for this compensatory mechanism. inflicted. Accordingly, we are working to select all the assets of the Russian Federation in the West and send them compensation, "the minister added.</text:p>
      <text:p text:style-name="P4">
According to Ukrinform, the ministers of justice of the Seven Group countries confirmed their assignment to ensure the investigation of war crimes committed by Russia during the war against Ukraine.</text:p>
      <text:p text:style-name="P4">
News Source: <text:a xlink:type="simple" xlink:href="https://www.ukrinform.ua/rubric-society/3733311-znajdenij-mehanizm-kompensacii-za-zavdani-rosieu-zbitki-maluska.html" text:style-name="Internet_20_link" text:visited-style-name="Visited_20_Internet_20_Link">
https://www.ukrinform.ua/rubric-society/3733311-znajdenij-mehanizm-kompensacii-za-zavdani-rosieu-zbitki-maluska.html</text:a>
</text:p>
      <!--NEWS-->
      <text:h text:style-name="P10" text:outline-level="1">
<text:span text:style-name="T4">
Prime Minister of the Netherlands has submitted a resignation request due to the collapse of the ruling coalition</text:span>
</text:h>
      <text:p text:style-name="P4">
Authors: Ukrinform (Person)</text:p>
      <text:p text:style-name="P4">
Publisher: Укринформ (Organization)</text:p>
      <text:p text:style-name="P4">
Published Time: 2023-07-08T-20:38:00+03:00</text:p>
      <text:p text:style-name="P4">
Modified Time: 2023-07-08T10:38:00+03:00</text:p>
      <text:p text:style-name="P4">
Description: The Netherlands Prime Minister Mark Rutte has submitted a resignation to the king due to the collapse of the ruling coalition, which failed to agree on migration policy. - Ukrinform.</text:p>
      <text:p text:style-name="P4">
Images: ['<text:a xlink:type="simple" xlink:href="https://static.ukrinform.com/photos/2016_10/thumb_files/630_360_1477059367-2657.jpg" text:style-name="Internet_20_link" text:visited-style-name="Visited_20_Internet_20_Link">
630_360_14770...</text:a>
']</text:p>
      <text:p text:style-name="P4">
Tags: ['Нідерланди', "Прем'єр", 'Відставка']</text:p>
      <text:p text:style-name="P4">
Type: Article</text:p>
      <!--METADATA-->
      <text:p text:style-name="P4">
<draw:frame draw:style-name="fr1" draw:name="Image21" text:anchor-type="as-char" svg:width="6.9236in" svg:height="3.956343in" draw:z-index="0">
<draw:image xlink:href="../Images/yкринформ/2023-07-08T-20-38-00-03-00/630_360_1477059367-2657.jpg" xlink:type="simple" xlink:show="embed" xlink:actuate="onLoad" draw:mime-type="image/jpeg"/>
</draw:frame>
The Prime Minister of the Netherlands Mark Rutte has submitted to the king a request for resignation because of the ruling coalition, which was unable to agree on migration political.</text:p>
      <text:p text:style-name="P4">
As Ukrinform reports, it reports <text:a xlink:type="simple" xlink:href="https://nos.nl/collectie/13942/liveblog/2481941-rutte-praat-koning-bij-over-val-verkiezingen-half-november-verwacht" text:style-name="Internet_20_link" text:visited-style-name="Visited_20_Internet_20_Link">
nos</text:a>
.</text:p>
      <text:p text:style-name="P4">
"Prime Minister Rutte, who leaves his post, will visit the king-allexandra today to inform him of the collapse of the ruling coalition. For this king returned from vacation. Rutte had already offered the king [resignation] yesterday.(https://www.ukrinform.ua/tag-vidstavka)his office in writing, " - the message reads.</text:p>
      <text:p text:style-name="P4">
It is noted that on Monday, a debate on the collapse of the ruling coalition will be held at the House of Representatives, which will return from the summer markets. They will start with the prime minister's statement about resignation.</text:p>
      <text:p text:style-name="P4">
<text:span text:style-name="T4">
 Read also: </text:span>
 <text:a xlink:type="simple" xlink:href="https://www.ukrinform.ua/rubric-polytics/3732894-niderlandi-vidigrali-odnu-z-liderskih-rolej-u-koalicii-f16-dla-ukraini-posol.html" text:style-name="Internet_20_link" text:visited-style-name="Visited_20_Internet_20_Link">
<text:span text:style-name="T4">
 Dutch </text:span>
 and played one of the leadership roles in the F -16 Coalition for Ukraine - Ambassador</text:a>
In a more distant perspective, the parliamentary elections are approximately in the middle. Legislatively established - 90 days, but it is necessary to add watery and autumn vacations. Parties should also make lists of candidates</text:p>
      <text:p text:style-name="P4">
As reported by Ukrinform, <text:a xlink:type="simple" xlink:href="https://www.ukrinform.ua/rubric-world/3732986-uradova-koalicia-niderlandiv-rozpalasa-cerez-rozbiznosti-sodo-migracijnoi-politiki-zmi.html" text:style-name="Internet_20_link" text:visited-style-name="Visited_20_Internet_20_Link">
the government coalition of the Netherlands broke up</text:a>
Due to differences in migration policy.</text:p>
      <text:p text:style-name="P4">
News Source: <text:a xlink:type="simple" xlink:href="https://www.ukrinform.ua/rubric-world/3733101-premer-niderlandiv-podav-prohanna-pro-vidstavku-cerez-rozpad-pravlacoi-koalicii.html" text:style-name="Internet_20_link" text:visited-style-name="Visited_20_Internet_20_Link">
https://www.ukrinform.ua/rubric-world/3733101-premer-niderlandiv-podav-prohanna-pro-vidstavku-cerez-rozpad-pravlacoi-koalicii.html</text:a>
</text:p>
      <!--NEWS-->
      <text:h text:style-name="P10" text:outline-level="1">
<text:span text:style-name="T4">
Melitopol Mayor announced a brother -in -law with the city in the US</text:span>
</text:h>
      <text:p text:style-name="P4">
Authors: Ukrinform (Person)</text:p>
      <text:p text:style-name="P4">
Publisher: Укринформ (Organization)</text:p>
      <text:p text:style-name="P4">
Published Time: 2023-07-08T-2:00:51+03:00</text:p>
      <text:p text:style-name="P4">
Modified Time: 2023-07-08T21:00:51+03:00</text:p>
      <text:p text:style-name="P4">
Description: For the first time in the history of Melitopol, a partner city will appear in the United States. - Ukrinform.</text:p>
      <text:p text:style-name="P4">
Images: ['<text:a xlink:type="simple" xlink:href="https://static.ukrinform.com/photos/2023_05/thumb_files/630_360_1685444472-679.jpg" text:style-name="Internet_20_link" text:visited-style-name="Visited_20_Internet_20_Link">
630_360_16854...</text:a>
']</text:p>
      <text:p text:style-name="P4">
Tags: ['Мелітополь', 'США', 'Федоров']</text:p>
      <text:p text:style-name="P4">
Type: Article</text:p>
      <!--METADATA-->
      <text:p text:style-name="P4">
<draw:frame draw:style-name="fr1" draw:name="Image22" text:anchor-type="as-char" svg:width="6.9236in" svg:height="3.956343in" draw:z-index="0">
<draw:image xlink:href="../Images/yкринформ/2023-07-08T-2-00-51-03-00/630_360_1685444472-679.jpg" xlink:type="simple" xlink:show="embed" xlink:actuate="onLoad" draw:mime-type="image/jpeg"/>
</draw:frame>
For the first time, Melitopol Vistoria will appear in the United States.</text:p>
      <text:p text:style-name="P4">
About it in <text:a xlink:type="simple" xlink:href="https://t.me/ivan_fedorov_melitopol/2468" text:style-name="Internet_20_link" text:visited-style-name="Visited_20_Internet_20_Link">
telegram</text:a>
The mayor of Melitopol Ivan Fedorov reports, Ukrinform reports.</text:p>
      <text:p text:style-name="P4">
'The Storm Agreement with one of the US cities will be signed on Monday. This is important for the sustainable, because there was no such thing in the history of Melitopol. We are building -correspondence in the United States, which will be a connection between us and partners, which is well -made for the development of the city after de -occupation, to study experience, innovation, new areas, "he said.</text:p>
      <text:p text:style-name="P4">
<text:span text:style-name="T4">
 Read also: </text:span>
 <text:a xlink:type="simple" xlink:href="https://www.ukrinform.ua/rubric-regions/3733235-desatki-meskanciv-melitopola-znahodatsa-v-rosijskih-sizo-fedorov.html" text:style-name="Internet_20_link" text:visited-style-name="Visited_20_Internet_20_Link">
dozens of inhabitants <text:span text:style-name="T4">
 Melitopo </text:span>
 LA are the Urosian detention centers - Fedorov</text:a>
He added that the new Sister City would be a hoboken, New Jersey.</text:p>
      <text:p text:style-name="P4">
As it was reported, two months ago he got acquainted with the municipality during his working trip to the United States and negotiated.</text:p>
      <text:p text:style-name="P4">
News Source: <text:a xlink:type="simple" xlink:href="https://www.ukrinform.ua/rubric-regions/3733314-mer-melitopola-anonsuvav-pobratimsku-ugodu-iz-mistom-u-ssa.html" text:style-name="Internet_20_link" text:visited-style-name="Visited_20_Internet_20_Link">
https://www.ukrinform.ua/rubric-regions/3733314-mer-melitopola-anonsuvav-pobratimsku-ugodu-iz-mistom-u-ssa.html</text:a>
</text:p>
      <!--NEWS-->
      <text:h text:style-name="P10" text:outline-level="1">
<text:span text:style-name="T4">
AT Kupyansk Directive Russian Army Shele Kolodyazhn, Novomolinsk, Dvorichny, West, Masuti ...</text:span>
</text:h>
      <text:p text:style-name="P4">
Authors: liveuamap (Language: en)</text:p>
      <text:p text:style-name="P4">
Time: 2023-07-08T-2:57:00</text:p>
      <text:p text:style-name="P4">
Location: Kupiansk (Latitude:49.63562 Longtitude:37.91245)</text:p>
      <text:p text:style-name="P4">
Videos: []</text:p>
      <text:p text:style-name="P4">
Images: []</text:p>
      <text:p text:style-name="P4">
Tags: ["Russia"]</text:p>
      <text:p text:style-name="P4">
Id: 22574549</text:p>
      <!--METADATA-->
      <text:p text:style-name="P4">
At Kupiansk direction Russian army shelled Kolodyazne, Novomlynsk, Dvorichna,Zapadne, Masutivka, Kupyansk and Kyslivka of Kharkiv region, - General Staffof Armed Forces of Ukraine says in the morning report</text:p>
      <text:p text:style-name="P4">
News Collection Link: <text:a xlink:type="simple" xlink:href="https:\/\/liveuamap.com\/en\/2023\/8-july-at-kupiansk-direction-russian-army-shelled-kolodyazne" text:style-name="Internet_20_link" text:visited-style-name="Visited_20_Internet_20_Link">
https:\/\/liveuamap.com\/en\/2023\/8-july-at-kupiansk-direction-russian-army-shelled-kolodyazne</text:a>
</text:p>
      <text:p text:style-name="P4">
News Source: <text:a xlink:type="simple" xlink:href="https://t.me/lumsrc/5300" text:style-name="Internet_20_link" text:visited-style-name="Visited_20_Internet_20_Link">
https://t.me/lumsrc/5300</text:a>
</text:p>
      <!--NEWS-->
      <text:h text:style-name="P10" text:outline-level="1">
<text:span text:style-name="T4">
Chubarov is satisfied with hysterics among Crimean collaborators</text:span>
</text:h>
      <text:p text:style-name="P4">
Authors: Ukrinform (Person)</text:p>
      <text:p text:style-name="P4">
Publisher: Укринформ (Organization)</text:p>
      <text:p text:style-name="P4">
Published Time: 2023-07-08T-4:57:40+03:00</text:p>
      <text:p text:style-name="P4">
Modified Time: 2023-07-08T20:57:40+03:00</text:p>
      <text:p text:style-name="P4">
Description: The head of the Majlis of the Crimean Tatar people, the People's Deputy of Ukraine Refat Chubarov stated that the Crimean collaborators covered hysterics. - Ukrinform.</text:p>
      <text:p text:style-name="P4">
Images: ['<text:a xlink:type="simple" xlink:href="https://static.ukrinform.com/photos/2020_02/thumb_files/630_360_1582205932-217.jpg" text:style-name="Internet_20_link" text:visited-style-name="Visited_20_Internet_20_Link">
630_360_15822...</text:a>
']</text:p>
      <text:p text:style-name="P4">
Tags: ['Чубаров', 'Крим', 'Колаборант']</text:p>
      <text:p text:style-name="P4">
Type: Article</text:p>
      <!--METADATA-->
      <text:p text:style-name="P4">
<draw:frame draw:style-name="fr1" draw:name="Image23" text:anchor-type="as-char" svg:width="6.9236in" svg:height="3.956343in" draw:z-index="0">
<draw:image xlink:href="../Images/yкринформ/2023-07-08T-4-57-40-03-00/630_360_1582205932-217.jpg" xlink:type="simple" xlink:show="embed" xlink:actuate="onLoad" draw:mime-type="image/jpeg"/>
</draw:frame>
The head of the Crimean Tatar people, the People's Deputy of Ukraine, Refat Chubarov, that the Crimean collaborators engulfed hysterics.</text:p>
      <text:p text:style-name="P4">
He wrote about it in <text:a xlink:type="simple" xlink:href="https://t.me/chubarov_refat/1987" text:style-name="Internet_20_link" text:visited-style-name="Visited_20_Internet_20_Link">
telegram</text:a>
Commenting on a photo of the meeting of the Presidents of Ukraine and Turkey - Vladimir and Recep Taiip Erdogan, Ukrinform reports.</text:p>
      <text:p text:style-name="P4">
"Satisfied with the hysterics that covered the Crimean collaborators ..." - wrote.</text:p>
      <text:p text:style-name="P4">
<text:span text:style-name="T4">
 Read also: </text:span>
 <text:a xlink:type="simple" xlink:href="https://www.ukrinform.ua/rubric-society/3733284-ukraina-povernula-patoh-zahisnikiv-azovstali-za-rezultatami-peregovoriv-iz-tureccinou.html" text:style-name="Internet_20_link" text:visited-style-name="Visited_20_Internet_20_Link">
Ukraine returned five defenders "<text:span text:style-name="T4">
 Azov </text:span>
 steel" with the reserves of talks with Turkey</text:a>
According to Ukrinform, Ukraine returned to the homeland of five Azovstal defenders, who were in Turkey after being released from the Russian captivity, as a result of negotiations with the Turkish side.</text:p>
      <text:p text:style-name="P4">
President Volodymyr Zelenskyy met defenders at Istanbul Airport and grew them up.</text:p>
      <text:p text:style-name="P4">
Ukrainian soldiers Denis Prokopenko, Svyatoslav Palamar, Sergey Volynsky, Oleghomenko, Denis Sleg will finally be able to be with their relatives.</text:p>
      <text:p text:style-name="P4">
<text:span text:style-name="T4">
 Read also: </text:span>
 <text:a xlink:type="simple" xlink:href="https://www.ukrinform.ua/rubric-society/3733242-zelenskij-povertaetsa-z-tureccini-do-ukraini-iz-zahisnikami-azovstali.html" text:style-name="Internet_20_link" text:visited-style-name="Visited_20_Internet_20_Link">
Zelensky returns from Turkey to Ukraine with "<text:span text:style-name="T4">
 Azov </text:span>
 steel"</text:a>
The Russian presidential spokesman Dmitry Peskov responded to the return of the Azov Fighter from Turkey to Ukraine, stating that it is a "violation of existing affordables."</text:p>
      <text:p text:style-name="P4">
News Source: <text:a xlink:type="simple" xlink:href="https://www.ukrinform.ua/rubric-crimea/3733313-cubarov-zadovolenij-isterikou-sered-krimskih-kolaborantiv.html" text:style-name="Internet_20_link" text:visited-style-name="Visited_20_Internet_20_Link">
https://www.ukrinform.ua/rubric-crimea/3733313-cubarov-zadovolenij-isterikou-sered-krimskih-kolaborantiv.html</text:a>
</text:p>
      <!--NEWS-->
      <text:h text:style-name="P10" text:outline-level="1">
<text:span text:style-name="T4">
Yarmolenko scored the first goal for Dynamo after returning</text:span>
</text:h>
      <text:p text:style-name="P4">
Authors: Ukrinform (Person)</text:p>
      <text:p text:style-name="P4">
Publisher: Укринформ (Organization)</text:p>
      <text:p text:style-name="P4">
Published Time: 2023-07-08T-5:47:46+03:00</text:p>
      <text:p text:style-name="P4">
Modified Time: 2023-07-08T20:47:46+03:00</text:p>
      <text:p text:style-name="P4">
Description: Andrew was distinguished in the control match against FC Wolfsberger. - Ukrinform.</text:p>
      <text:p text:style-name="P4">
Images: ['<text:a xlink:type="simple" xlink:href="https://static.ukrinform.com/photos/2023_07/thumb_files/630_360_1688838398-445.jpg" text:style-name="Internet_20_link" text:visited-style-name="Visited_20_Internet_20_Link">
630_360_16888...</text:a>
']</text:p>
      <text:p text:style-name="P4">
Tags: ['Ярмоленко', 'Динамо', 'Футбол']</text:p>
      <text:p text:style-name="P4">
Type: Article</text:p>
      <!--METADATA-->
      <text:p text:style-name="P4">
<draw:frame draw:style-name="fr1" draw:name="Image24" text:anchor-type="as-char" svg:width="6.9236in" svg:height="3.956343in" draw:z-index="0">
<draw:image xlink:href="../Images/yкринформ/2023-07-08T-5-47-46-03-00/630_360_1688838398-445.jpg" xlink:type="simple" xlink:show="embed" xlink:actuate="onLoad" draw:mime-type="image/jpeg"/>
</draw:frame>
Andriy was awarded in a control match against FC Wolfsberger.</text:p>
      <text:p text:style-name="P4">
Dynamo midfielder Andriy Yarmolenko scored a goal in a sociable Gallowex "Wolfsberger"(8:0), reports Ukrinform.</text:p>
      <text:p text:style-name="P4">
Yarmolenko went to the field in the second half and scored the 6th goal of the Ugri in the 87th minute, receiving the ball in the area of the 11-meter mark, beat the goalkeeper and punch the far corner.</text:p>
      <text:p text:style-name="P4">
This is the first match of the football player after returning to the Kiev Club.</text:p>
      <text:p text:style-name="P4">
Mircea Lucescu team won a match with a score of 8: 0 thanks to Lednev's goals, Kabaev(Double), Shepelev, Benito(Double), Yarmolenko and Buyalsky.</text:p>
      <text:p text:style-name="P4">
<text:span text:style-name="T4">
 Read also: </text:span>
 <text:a xlink:type="simple" xlink:href="https://www.ukrinform.ua/rubric-sports/3732005-dinamo-rozgromilo-rumunskih-odnoklubnikiv-na-zborah-v-avstrii.html" text:style-name="Internet_20_link" text:visited-style-name="Visited_20_Internet_20_Link">
"<text:span text:style-name="T4">
 Dynamo </text:span>
" defeated the Romanian classmates in Austria</text:a>
As reported by Ukrinform, it is the second game of Kyivans in the framework of pre -season training, at the first control meeting "Dynamo" defeated the Romanian "Dinamo".</text:p>
      <text:p text:style-name="P4">
Photo: fcDynamo.com</text:p>
      <text:p text:style-name="P4">
News Source: <text:a xlink:type="simple" xlink:href="https://www.ukrinform.ua/rubric-sports/3733310-armolenko-zabiv-persij-gol-za-dinamo-pisla-povernenna.html" text:style-name="Internet_20_link" text:visited-style-name="Visited_20_Internet_20_Link">
https://www.ukrinform.ua/rubric-sports/3733310-armolenko-zabiv-persij-gol-za-dinamo-pisla-povernenna.html</text:a>
</text:p>
      <!--NEWS-->
      <text:h text:style-name="P10" text:outline-level="1">
<text:span text:style-name="T4">
JSU Bakhmut Directio Rusian of the Army Shelled Vasyukivka, Bogdanivka, Ivanivske, Kisschivka, Ole ...</text:span>
</text:h>
      <text:p text:style-name="P4">
Authors: liveuamap (Language: en)</text:p>
      <text:p text:style-name="P4">
Time: 2023-07-08T-5:58:00</text:p>
      <text:p text:style-name="P4">
Location: Donetsk Oblast (Latitude:48.39319 Longtitude:37.91622)</text:p>
      <text:p text:style-name="P4">
Videos: []</text:p>
      <text:p text:style-name="P4">
Images: []</text:p>
      <text:p text:style-name="P4">
Tags: ["Russia"]</text:p>
      <text:p text:style-name="P4">
Id: 22574547</text:p>
      <!--METADATA-->
      <text:p text:style-name="P4">
At Bakhmut direction Russian army shelled Vasukivka, Bohdanivka, Ivanivske,Klischiyivka, Oleksandro-Shultyne, Bila Hora and Dyliyivka of Donetsk region.Russian aviation conducted airstrikes at Bohdanivka, Klischiyivka, Oleksandro-Shultyne, Bila Hora, Kurdumivka and Pivnichne, - General Staff of Armed Forcesof Ukraine says in the morning report</text:p>
      <text:p text:style-name="P4">
News Collection Link: <text:a xlink:type="simple" xlink:href="https:\/\/liveuamap.com\/en\/2023\/8-july-at-bakhmut-direction-russian-army-shelled-vasukivka" text:style-name="Internet_20_link" text:visited-style-name="Visited_20_Internet_20_Link">
https:\/\/liveuamap.com\/en\/2023\/8-july-at-bakhmut-direction-russian-army-shelled-vasukivka</text:a>
</text:p>
      <text:p text:style-name="P4">
News Source: <text:a xlink:type="simple" xlink:href="https://t.me/lumsrc/5302" text:style-name="Internet_20_link" text:visited-style-name="Visited_20_Internet_20_Link">
https://t.me/lumsrc/5302</text:a>
</text:p>
      <!--NEWS-->
      <text:h text:style-name="P10" text:outline-level="1">
<text:span text:style-name="T4">
Peskov called the return of Azov fighters from Turkey "violation of arrangements" - media</text:span>
</text:h>
      <text:p text:style-name="P4">
Authors: Ukrinform (Person)</text:p>
      <text:p text:style-name="P4">
Publisher: Укринформ (Organization)</text:p>
      <text:p text:style-name="P4">
Published Time: 2023-07-08T-6:46:00+03:00</text:p>
      <text:p text:style-name="P4">
Modified Time: 2023-07-08T20:46:00+03:00</text:p>
      <text:p text:style-name="P4">
Description: The spokesman of the Russian President Dmitry Peskov responded to the return of the defenders of Azovstal from Turkey to Ukraine, stating that it was a "violation of available agreements." - Ukrinform.</text:p>
      <text:p text:style-name="P4">
Images: ['<text:a xlink:type="simple" xlink:href="https://static.ukrinform.com/photos/2016_03/thumb_files/630_360_1458213800-5278.jpg" text:style-name="Internet_20_link" text:visited-style-name="Visited_20_Internet_20_Link">
630_360_14582...</text:a>
']</text:p>
      <text:p text:style-name="P4">
Tags: ['Азов', 'Азовсталь', 'Кремль', 'Пєсков', 'Україна', 'Росія']</text:p>
      <text:p text:style-name="P4">
Type: Article</text:p>
      <!--METADATA-->
      <text:p text:style-name="P4">
<draw:frame draw:style-name="fr1" draw:name="Image25" text:anchor-type="as-char" svg:width="6.9236in" svg:height="3.956343in" draw:z-index="0">
<draw:image xlink:href="../Images/yкринформ/2023-07-08T-6-46-00-03-00/630_360_1458213800-5278.jpg" xlink:type="simple" xlink:show="embed" xlink:actuate="onLoad" draw:mime-type="image/jpeg"/>
</draw:frame>
Dmitry Peskov, a spokesman, responded to the return of Azovstal defenders from Turkey to Ukraine, stating that it was a "violation of existing affairs."</text:p>
      <text:p text:style-name="P4">
As Ukrinform reports, it reports <text:a xlink:type="simple" xlink:href="https://life.ru/p/1592136" text:style-name="Internet_20_link" text:visited-style-name="Visited_20_Internet_20_Link">
Life</text:a>
Recognition to RIA "Novosti".</text:p>
      <text:p text:style-name="P4">
"The return from Turkey to Ukraine's leaders of" Azov "is nothing more than a direct destruction of the conditions of available agreements," Peskov said.</text:p>
      <text:p text:style-name="P4">
The Kremlin spokesman stressed that, according to the agreement, the fighters "<text:a xlink:type="simple" xlink:href="https://www.ukrinform.ua/tag-azov" text:style-name="Internet_20_link" text:visited-style-name="Visited_20_Internet_20_Link">
Azov</text:a>
»It was supposed to be in Turkey until the Finnish-Ukrainian War, and accused both of Ukraine and Turkey to reconcile the mentioned agreements.</text:p>
      <text:p text:style-name="P4">
He added that Moscow was not informed of the transfer of military Kiev.</text:p>
      <text:p text:style-name="P4">
<text:span text:style-name="T4">
 Read also: </text:span>
 <text:a xlink:type="simple" xlink:href="https://www.ukrinform.ua/rubric-society/3733284-ukraina-povernula-patoh-zahisnikiv-azovstali-za-rezultatami-peregovoriv-iz-tureccinou.html" text:style-name="Internet_20_link" text:visited-style-name="Visited_20_Internet_20_Link">
Ukraine returned five defenders "<text:span text:style-name="T4">
 Azovst </text:span>
 Li" with the reserves of talks with Turkey</text:a>
As reported by Ukrinform, President of Ukraine Volodymyr Zelensky reported that <text:a xlink:type="simple" xlink:href="https://www.ukrinform.ua/rubric-society/3733242-zelenskij-povertaetsa-z-tureccini-do-ukraini-iz-zahisnikami-azovstali.html" text:style-name="Internet_20_link" text:visited-style-name="Visited_20_Internet_20_Link">
returns from Turkey with the defenders of "Azovstal"</text:a>
who were there in 2022.</text:p>
      <text:p text:style-name="P4">
According to him, Ukrainian soldiers Denis Prokopenko, Svyatoslav Palamar, Sergivolynsky, Oleg Khomenko, Denis Sleg will finally be with their relatives.</text:p>
      <text:p text:style-name="P4">
In September 2022, 215 Ukrainian defenders were released as part of the exchange, including the commanders of the Azovstal defenders. Since then, five Azovs have been in Turkey under personal guarantees of protection and safety of Turkish President Recep Tayyip Erdogan.</text:p>
      <text:p text:style-name="P4">
News Source: <text:a xlink:type="simple" xlink:href="https://www.ukrinform.ua/rubric-polytics/3733312-povernenna-zahisnikiv-azovstali-peskov-zvinuvativ-ukrainu-j-tureccinu-v-porusenni-domovlenostej.html" text:style-name="Internet_20_link" text:visited-style-name="Visited_20_Internet_20_Link">
https://www.ukrinform.ua/rubric-polytics/3733312-povernenna-zahisnikiv-azovstali-peskov-zvinuvativ-ukrainu-j-tureccinu-v-porusenni-domovlenostej.html</text:a>
</text:p>
      <!--NEWS-->
      <text:h text:style-name="P10" text:outline-level="1">
<text:span text:style-name="T4">
Germany reacted restrained to the US decision to hand over cassette ammunition to Ukraine</text:span>
</text:h>
      <text:p text:style-name="P4">
Authors: Ukrinform (Person)</text:p>
      <text:p text:style-name="P4">
Publisher: Укринформ (Organization)</text:p>
      <text:p text:style-name="P4">
Published Time: 2023-07-08T-7:26:00+03:00</text:p>
      <text:p text:style-name="P4">
Modified Time: 2023-07-08T20:26:00+03:00</text:p>
      <text:p text:style-name="P4">
Description: Germany is in general against the use of cassette ammunition, but in the case of Ukraine it is about protecting its territory. - Ukrinform.</text:p>
      <text:p text:style-name="P4">
Images: ['<text:a xlink:type="simple" xlink:href="https://static.ukrinform.com/photos/2023_06/thumb_files/630_360_1686771692-782.jpeg" text:style-name="Internet_20_link" text:visited-style-name="Visited_20_Internet_20_Link">
630_360_16867...</text:a>
']</text:p>
      <text:p text:style-name="P4">
Tags: ['Німеччина', 'Україна', 'Боєприпаси', 'Війна з Росією']</text:p>
      <text:p text:style-name="P4">
Type: Article</text:p>
      <!--METADATA-->
      <text:p text:style-name="P4">
<draw:frame draw:style-name="fr1" draw:name="Image26" text:anchor-type="as-char" svg:width="6.9236in" svg:height="3.956343in" draw:z-index="0">
<draw:image xlink:href="../Images/yкринформ/2023-07-08T-7-26-00-03-00/630_360_1686771692-782.jpeg" xlink:type="simple" xlink:show="embed" xlink:actuate="onLoad" draw:mime-type="image/jpeg"/>
</draw:frame>
Germany is generally against the use of cassette ammunition, but in the case of Ukraine it is about protecting its territory.</text:p>
      <text:p text:style-name="P4">
So he answered the request of journalists to comment on the decision of the United States to transfer to Ukraine the cassette ammunition spokesman of the Federal Government Steffen Gebestrytit, Ukrinform reports.</text:p>
      <text:p text:style-name="P4">
“In this case, we are dealing with a special situation: Ukraine uses <text:a xlink:type="simple" xlink:href="https://www.ukrinform.ua/tag-boepripasi" text:style-name="Internet_20_link" text:visited-style-name="Visited_20_Internet_20_Link">
ammunition</text:a>
for the protection of civilian population. It is about the actions of their own government to liberate the territory, ”the spokesman said.</text:p>
      <text:p text:style-name="P4">
He also urged that Russia had already "used" cafeterias in the invading war against Ukraine.</text:p>
      <text:p text:style-name="P4">
<text:span text:style-name="T4">
 Read also: </text:span>
 [<text:span text:style-name="T4">
 Pentagon </text:span>
 has announced a new package(https://www.ukrinform.ua/rubric-ato/3732977-pentagon-ogolosiv-pro-novij-paket-dopomogi-ukraini-z-kasetnimi-boepripasami.html)At the same time, the Gebbestyte emphasized that the position of the Federal Government of Germany on such aismaries clearly reflects the fact that Germany has joined the Casuetted Primacy Convention in 2010. But unlike the Federal Republic, the USA Tukraine is not participants in the Oslo Convention, he recalled.</text:p>
      <text:p text:style-name="P4">
The spokesman also expressed confidence that "American friends are not easily transmitted to the relevant ammunition."</text:p>
      <text:p text:style-name="P4">
Meanwhile, the Chairman of the Bundestag Foreign Affairs Committee Michael Rot(Membership SPD)stated on radio station <text:a xlink:type="simple" xlink:href="https://www1.wdr.de/nachrichten/streumunition-usa-ukraine-100.html" text:style-name="Internet_20_link" text:visited-style-name="Visited_20_Internet_20_Link">
wdr</text:a>
that "Ukraine is in an exceptional situation and urgently needs ammunition." But he added that he hopes that the Ukrainian army has stopped the use of cassette ammunition in many countries as soon as possible.</text:p>
      <text:p text:style-name="P4">
Bundestag deputy from the opposition conservative block of CDU Jurgen Gardt Naradio <text:a xlink:type="simple" xlink:href="https://www.ndr.de/nachrichten/info/Streubomben-fuer-die-Ukraine-Kein-Risiko-fuer-Zivilisten,audio1419116.html" text:style-name="Internet_20_link" text:visited-style-name="Visited_20_Internet_20_Link">
NDR</text:a>
He noted that Germany should criticize the contradictory delivery of American partners, Adzhenimichia could not increase the production of "classic" ammunition to protect them Ukraine.</text:p>
      <text:p text:style-name="P4">
<text:span text:style-name="T4">
 Read also: </text:span>
 <text:a xlink:type="simple" xlink:href="https://www.ukrinform.ua/rubric-ato/3733120-reznikov-nazvav-pat-principiv-ukraini-sodo-zastosuvanna-kasetnih-boepripasiv.html" text:style-name="Internet_20_link" text:visited-style-name="Visited_20_Internet_20_Link">
Reznikov named five principles of Ukraine on application <text:span text:style-name="T4">
 cassette </text:span>
 their ammunition</text:a>
</text:p>
      <text:p text:style-name="P4">
It was reported that the Bundesver began to dispose of large reserves of cassette boobs, which was in service during the Cold War, an environmentally friendly pure in 2001 and completed in November 2015.</text:p>
      <text:p text:style-name="P4">
The Oslo Convention was adopted in 2008, and it came into force in 2010. The participants are about 100 states. Ukraine, the Russian Federation and the United States are not part of the number.</text:p>
      <text:p text:style-name="P4">
News Source: <text:a xlink:type="simple" xlink:href="https://www.ukrinform.ua/rubric-ato/3733309-nimeccina-strimano-vidreaguvala-na-risenna-ssa-peredati-ukraini-kasetni-boepripasi.html" text:style-name="Internet_20_link" text:visited-style-name="Visited_20_Internet_20_Link">
https://www.ukrinform.ua/rubric-ato/3733309-nimeccina-strimano-vidreaguvala-na-risenna-ssa-peredati-ukraini-kasetni-boepripasi.html</text:a>
</text:p>
      <!--NEWS-->
      <text:h text:style-name="P10" text:outline-level="1">
<text:span text:style-name="T4">
JSC Avdiivka Directio Rusian Army Shelled Ceramics, Zhalane, Avdiivka, Severne, Karlovka, ...</text:span>
</text:h>
      <text:p text:style-name="P4">
Authors: liveuamap (Language: en)</text:p>
      <text:p text:style-name="P4">
Time: 2023-07-08T-7:58:00</text:p>
      <text:p text:style-name="P4">
Location: Donetsk Oblast (Latitude:48.05869 Longtitude:37.57393)</text:p>
      <text:p text:style-name="P4">
Videos: []</text:p>
      <text:p text:style-name="P4">
Images: []</text:p>
      <text:p text:style-name="P4">
Tags: ["Russia"]</text:p>
      <text:p text:style-name="P4">
Id: 22574546</text:p>
      <!--METADATA-->
      <text:p text:style-name="P4">
At Avdiyivka direction Russian army shelled Keramik, Zhelane, Avdiyivka,Syeverne, Karlivka, Pervomayske and Nevelske of Donetsk region, - GeneralStaff of Armed Forces of Ukraine says in the morning report</text:p>
      <text:p text:style-name="P4">
News Collection Link: <text:a xlink:type="simple" xlink:href="https:\/\/liveuamap.com\/en\/2023\/8-july-at-avdiyivka-direction-russian-army-shelled-keramik" text:style-name="Internet_20_link" text:visited-style-name="Visited_20_Internet_20_Link">
https:\/\/liveuamap.com\/en\/2023\/8-july-at-avdiyivka-direction-russian-army-shelled-keramik</text:a>
</text:p>
      <text:p text:style-name="P4">
News Source: <text:a xlink:type="simple" xlink:href="https://t.me/lumsrc/5303" text:style-name="Internet_20_link" text:visited-style-name="Visited_20_Internet_20_Link">
https://t.me/lumsrc/5303</text:a>
</text:p>
      <!--NEWS-->
      <text:h text:style-name="P10" text:outline-level="1">
<text:span text:style-name="T4">
Tsurenko: Some draws, unfortunately, were not very high quality because of what was erected the whole body</text:span>
</text:h>
      <text:p text:style-name="P4">
Authors: Ukrinform (Person)</text:p>
      <text:p text:style-name="P4">
Publisher: Укринформ (Organization)</text:p>
      <text:p text:style-name="P4">
Published Time: 2023-07-08T-8:22:37+03:00</text:p>
      <text:p text:style-name="P4">
Modified Time: 2023-07-08T20:22:37+03:00</text:p>
      <text:p text:style-name="P4">
Description: The Ukrainian will play in the fourth circle of Wimbledon. - Ukrinform.</text:p>
      <text:p text:style-name="P4">
Images: ['<text:a xlink:type="simple" xlink:href="https://static.ukrinform.com/photos/2023_07/thumb_files/630_360_1688836860-973.jpg" text:style-name="Internet_20_link" text:visited-style-name="Visited_20_Internet_20_Link">
630_360_16888...</text:a>
']</text:p>
      <text:p text:style-name="P4">
Tags: ['Цуренко', 'Теніс', 'Вімблдон']</text:p>
      <text:p text:style-name="P4">
Type: Article</text:p>
      <!--METADATA-->
      <text:p text:style-name="P4">
<draw:frame draw:style-name="fr1" draw:name="Image27" text:anchor-type="as-char" svg:width="6.9236in" svg:height="3.956343in" draw:z-index="0">
<draw:image xlink:href="../Images/yкринформ/2023-07-08T-8-22-37-03-00/630_360_1688836860-973.jpg" xlink:type="simple" xlink:show="embed" xlink:actuate="onLoad" draw:mime-type="image/jpeg"/>
</draw:frame>
Ukrainian has been playing in the fourth circle of Wimbledon.</text:p>
      <text:p text:style-name="P4">
Ukrainian tennis player Lesya Tsurenko in <text:a xlink:type="simple" xlink:href="https://btu.org.ua/ua/golovne/45743-lesya-curenko-u-deyakih-momentah-matchiv-koli-vzhe-sil-zovsim-nemaye-ya-sobi-nagaduyu-sho-ya-z-ukrayini.html" text:style-name="Internet_20_link" text:visited-style-name="Visited_20_Internet_20_Link">
comment</text:a>
Btu.org spoke about its release to the 1/8 finals of Wimbledon, Ukrinform reports.</text:p>
      <text:p text:style-name="P4">
“I had a headache since the morning. Perhaps because of the heat today is comparable to past days. This is one of the reasons why I couldn't focus so well as I can do it. And the headache was so pulsating, especially the drawing was delayed. I think this is the main reason for the great number of mistakes because it was very difficult to keep attention.</text:p>
      <text:p text:style-name="P4">
The cramps began in the whole body: in the second set - in the hands, and in the third - even hands and legs. Therefore, some draws, unfortunately, were not very qualitatively possible because of the fact that the whole body was completely reduced. After the match, the porch could not get up and normalize my hand, because I had a nullified man. At some point, I was just afraid to get up so that I was not brought. But after the match, fortunately, it was possible to avoid the continuation of this condition, because it happens that another 40 minutes can continue. I ate very promptly everything I could. Therefore, the most important thing I managed to avoid the court after the match, ” - said Azurenko.</text:p>
      <text:p text:style-name="P4">
Lesya Tsurenko won Ana Bogdan from Romania in the third Colivimbledon - 4: 6, 6: 3, 7: 6(20-18).</text:p>
      <text:p text:style-name="P4">
<text:span text:style-name="T4">
Читайте також:</text:span>
 <text:a xlink:type="simple" xlink:href="https://www.ukrinform.ua/rubric-sports/3732946-curenko-uvijsla-v-istoriu-vigravsi-najtrivalisij-tajbrejk-na-grand-slam.html" text:style-name="Internet_20_link" text:visited-style-name="Visited_20_Internet_20_Link">
 Леся <text:span text:style-name="T4">
Цуренко</text:span>
 увійшла в історію, вигравшинайтриваліший тайбрейк на Grand Slam </text:a>
As reported by Ukrinform, a ticket to the quarterfinals Tsurenko is playing with the 4th number sown under the American Jessica Pegula, who took the mountain above the Italianized Kocherto(6:4, 6:0).</text:p>
      <text:p text:style-name="P4">
Фото: twitter.com/Wimbledon</text:p>
      <text:p text:style-name="P4">
News Source: <text:a xlink:type="simple" xlink:href="https://www.ukrinform.ua/rubric-sports/3733304-curenko-deaki-rozigrasi-na-zal-buli-ne-duze-akisnimi-same-cerez-te-so-zvodilo-vse-tilo.html" text:style-name="Internet_20_link" text:visited-style-name="Visited_20_Internet_20_Link">
https://www.ukrinform.ua/rubric-sports/3733304-curenko-deaki-rozigrasi-na-zal-buli-ne-duze-akisnimi-same-cerez-te-so-zvodilo-vse-tilo.html</text:a>
</text:p>
      <!--NEWS-->
      <text:h text:style-name="P10" text:outline-level="1">
<text:span text:style-name="T4">
At Maryinka direction Russian army shelled Krasnohorivka, Maryinka and Pobyeda of Donetsk reg...</text:span>
</text:h>
      <text:p text:style-name="P4">
Authors: liveuamap (Language: en)</text:p>
      <text:p text:style-name="P4">
Time: 2023-07-08T-9:58:00</text:p>
      <text:p text:style-name="P4">
Location: Donetsk Oblast (Latitude:47.91427 Longtitude:37.45806)</text:p>
      <text:p text:style-name="P4">
Videos: []</text:p>
      <text:p text:style-name="P4">
Images: []</text:p>
      <text:p text:style-name="P4">
Tags: ["Russia"]</text:p>
      <text:p text:style-name="P4">
Id: 22574545</text:p>
      <!--METADATA-->
      <text:p text:style-name="P4">
At Maryinka direction Russian army shelled Krasnohorivka, Maryinka and Pobyedaof Donetsk region. Russian aviation conducted airstrike near Krasnohorivka, -General Staff of Armed Forces of Ukraine says in the morning report</text:p>
      <text:p text:style-name="P4">
News Collection Link: <text:a xlink:type="simple" xlink:href="https:\/\/liveuamap.com\/en\/2023\/8-july-at-maryinka-direction-russian-army-shelled-krasnohorivka" text:style-name="Internet_20_link" text:visited-style-name="Visited_20_Internet_20_Link">
https:\/\/liveuamap.com\/en\/2023\/8-july-at-maryinka-direction-russian-army-shelled-krasnohorivka</text:a>
</text:p>
      <text:p text:style-name="P4">
News Source: <text:a xlink:type="simple" xlink:href="https://t.me/lumsrc/5304" text:style-name="Internet_20_link" text:visited-style-name="Visited_20_Internet_20_Link">
https://t.me/lumsrc/5304</text:a>
</text:p>
      <!--NEWS-->
      <text:h text:style-name="P10" text:outline-level="1">
<text:span text:style-name="T4">
1 person wounded as result of Russian drone attack in Kryvyi Rih overnight</text:span>
</text:h>
      <text:p text:style-name="P4">
Authors: liveuamap (Language: en)</text:p>
      <text:p text:style-name="P4">
Time: 2023-07-08T01:29:24</text:p>
      <text:p text:style-name="P4">
Location: Kryvyi Rih (Latitude:47.85729 Longtitude:33.41423)</text:p>
      <text:p text:style-name="P4">
Videos: []</text:p>
      <text:p text:style-name="P4">
Images: ["<text:a xlink:type="simple" xlink:href="https://liveuamap.com/pics/2023/07/08/22574535_0.jpg" text:style-name="Internet_20_link" text:visited-style-name="Visited_20_Internet_20_Link">
22574535_0.jpg</text:a>
"]</text:p>
      <text:p text:style-name="P4">
Tags: ["Europe", "Central and Eastern Europe"]</text:p>
      <text:p text:style-name="P4">
Id: 22574535</text:p>
      <!--METADATA-->
      <text:p text:style-name="P4">
1 person wounded as result of Russian drone attack in Kryvyi Rih overnight</text:p>
      <text:p text:style-name="P4">
<draw:frame draw:style-name="fr1" draw:name="Image28" text:anchor-type="as-char" svg:width="6.9236in" svg:height="4.612849in" draw:z-index="0">
<draw:image xlink:href="../Images/liveuamap/2023-07-08T01-29-24/22574535_0.jpg" xlink:type="simple" xlink:show="embed" xlink:actuate="onLoad" draw:mime-type="image/jpeg"/>
</draw:frame>
News Collection Link: <text:a xlink:type="simple" xlink:href="https:\/\/liveuamap.com\/en\/2023\/8-july-1-person-wounded-as-result-of-russian-drone-attack" text:style-name="Internet_20_link" text:visited-style-name="Visited_20_Internet_20_Link">
https:\/\/liveuamap.com\/en\/2023\/8-july-1-person-wounded-as-result-of-russian-drone-attack</text:a>
</text:p>
      <text:p text:style-name="P4">
News Source: <text:a xlink:type="simple" xlink:href="https://t.me/info_zp/40400" text:style-name="Internet_20_link" text:visited-style-name="Visited_20_Internet_20_Link">
https://t.me/info_zp/40400</text:a>
</text:p>
      <!--NEWS-->
      <text:h text:style-name="P10" text:outline-level="1">
<text:span text:style-name="T4">
Russian Defense Minister Shoigu checked the combat training of servicemen at the training gro...</text:span>
</text:h>
      <text:p text:style-name="P4">
Authors: liveuamap (Language: en)</text:p>
      <text:p text:style-name="P4">
Time: 2023-07-08T01:33:34</text:p>
      <text:p text:style-name="P4">
Location: Rostov, Rostovskaya oblast' (Latitude:47.21677 Longtitude:39.65378)</text:p>
      <text:p text:style-name="P4">
Videos: []</text:p>
      <text:p text:style-name="P4">
Images: []</text:p>
      <text:p text:style-name="P4">
Tags: ["Russia", "Central and Eastern Europe"]</text:p>
      <text:p text:style-name="P4">
Id: 22574536</text:p>
      <!--METADATA-->
      <text:p text:style-name="P4">
Russian Defense Minister Shoigu checked the combat training of servicemen atthe training grounds of the Southern Military District</text:p>
      <text:p text:style-name="P4">
News Collection Link: <text:a xlink:type="simple" xlink:href="https:\/\/liveuamap.com\/en\/2023\/8-july-russian-defense-minister-shoigu-checked-the-combat" text:style-name="Internet_20_link" text:visited-style-name="Visited_20_Internet_20_Link">
https:\/\/liveuamap.com\/en\/2023\/8-july-russian-defense-minister-shoigu-checked-the-combat</text:a>
</text:p>
      <text:p text:style-name="P4">
News Source: <text:a xlink:type="simple" xlink:href="https://t.me/rusbrief/134386" text:style-name="Internet_20_link" text:visited-style-name="Visited_20_Internet_20_Link">
https://t.me/rusbrief/134386</text:a>
</text:p>
      <!--NEWS-->
      <text:h text:style-name="P10" text:outline-level="1">
<text:span text:style-name="T4">
1 person wounded as Russian artillery shelled Vovchansk</text:span>
</text:h>
      <text:p text:style-name="P4">
Authors: liveuamap (Language: en)</text:p>
      <text:p text:style-name="P4">
Time: 2023-07-08T02:55:16</text:p>
      <text:p text:style-name="P4">
Location: Kharkiv (Latitude:50.29077 Longtitude:36.93707)</text:p>
      <text:p text:style-name="P4">
Videos: []</text:p>
      <text:p text:style-name="P4">
Images: []</text:p>
      <text:p text:style-name="P4">
Tags: ["Europe", "Central and Eastern Europe"]</text:p>
      <text:p text:style-name="P4">
Id: 22574541</text:p>
      <!--METADATA-->
      <text:p text:style-name="P4">
1 person wounded as Russian artillery shelled Vovchansk</text:p>
      <text:p text:style-name="P4">
News Collection Link: <text:a xlink:type="simple" xlink:href="https:\/\/liveuamap.com\/en\/2023\/8-july-1-person-wounded-as-russian-artillery-shelled-vovchansk" text:style-name="Internet_20_link" text:visited-style-name="Visited_20_Internet_20_Link">
https:\/\/liveuamap.com\/en\/2023\/8-july-1-person-wounded-as-russian-artillery-shelled-vovchansk</text:a>
</text:p>
      <text:p text:style-name="P4">
News Source: <text:a xlink:type="simple" xlink:href="https://twitter.com/UKRINFORM/status/1677571277341507584" text:style-name="Internet_20_link" text:visited-style-name="Visited_20_Internet_20_Link">
https://twitter.com/UKRINFORM/status/1677571277341507584</text:a>
</text:p>
      <!--NEWS-->
      <text:h text:style-name="P10" text:outline-level="1">
<text:span text:style-name="T4">
At Sivershchyna and Slobozhanschyna directions Russian army shelled Popivka of Chernihiv regi...</text:span>
</text:h>
      <text:p text:style-name="P4">
Authors: liveuamap (Language: en)</text:p>
      <text:p text:style-name="P4">
Time: 2023-07-08T02:57:00</text:p>
      <text:p text:style-name="P4">
Location: Dvorichna (Latitude:49.78703 Longtitude:37.76585)</text:p>
      <text:p text:style-name="P4">
Videos: []</text:p>
      <text:p text:style-name="P4">
Images: []</text:p>
      <text:p text:style-name="P4">
Tags: ["Russia"]</text:p>
      <text:p text:style-name="P4">
Id: 22574550</text:p>
      <!--METADATA-->
      <text:p text:style-name="P4">
At Sivershchyna and Slobozhanschyna directions Russian army shelled Popivka ofChernihiv region; Krasnopillya of Sumy region and Okip, Neskuchne, Vovchansk,Budarky and Rublene of Kharkiv region. Russian aviation conducted airstrike atVilshana of Kharkiv region, - General Staff of Armed Forces of Ukraine says inthe morning report</text:p>
      <text:p text:style-name="P4">
News Collection Link: <text:a xlink:type="simple" xlink:href="https:\/\/liveuamap.com\/en\/2023\/8-july-at-sivershchyna-and-slobozhanschyna-directions-russian" text:style-name="Internet_20_link" text:visited-style-name="Visited_20_Internet_20_Link">
https:\/\/liveuamap.com\/en\/2023\/8-july-at-sivershchyna-and-slobozhanschyna-directions-russian</text:a>
</text:p>
      <text:p text:style-name="P4">
News Source: <text:a xlink:type="simple" xlink:href="https://t.me/lumsrc/5299" text:style-name="Internet_20_link" text:visited-style-name="Visited_20_Internet_20_Link">
https://t.me/lumsrc/5299</text:a>
</text:p>
      <!--NEWS-->
      <text:h text:style-name="P10" text:outline-level="1">
<text:span text:style-name="T4">
At Lyman direction Russian army shelled Nevske, Bilohorivka of Luhansk region and Vesele, Roz...</text:span>
</text:h>
      <text:p text:style-name="P4">
Authors: liveuamap (Language: en)</text:p>
      <text:p text:style-name="P4">
Time: 2023-07-08T02:58:00</text:p>
      <text:p text:style-name="P4">
Location: Bakhmut (Latitude:48.80664 Longtitude:38.25079)</text:p>
      <text:p text:style-name="P4">
Videos: []</text:p>
      <text:p text:style-name="P4">
Images: []</text:p>
      <text:p text:style-name="P4">
Tags: ["Russia"]</text:p>
      <text:p text:style-name="P4">
Id: 22574548</text:p>
      <!--METADATA-->
      <text:p text:style-name="P4">
At Lyman direction Russian army shelled Nevske, Bilohorivka of Luhansk regionand Vesele, Rozdolivka - of Donetsk region. Russian aviation conductedairstrikes at Bilohorivka of Luhansk region and Spirne of Donetsk region, -General Staff of Armed Forces of Ukraine says in the morning report</text:p>
      <text:p text:style-name="P4">
News Collection Link: <text:a xlink:type="simple" xlink:href="https:\/\/liveuamap.com\/en\/2023\/8-july-at-lyman-direction-russian-army-shelled-nevske-bilohorivka" text:style-name="Internet_20_link" text:visited-style-name="Visited_20_Internet_20_Link">
https:\/\/liveuamap.com\/en\/2023\/8-july-at-lyman-direction-russian-army-shelled-nevske-bilohorivka</text:a>
</text:p>
      <text:p text:style-name="P4">
News Source: <text:a xlink:type="simple" xlink:href="https://t.me/lumsrc/5301" text:style-name="Internet_20_link" text:visited-style-name="Visited_20_Internet_20_Link">
https://t.me/lumsrc/5301</text:a>
</text:p>
      <!--NEWS-->
      <text:h text:style-name="P10" text:outline-level="1">
<text:span text:style-name="T4">
Russian forces conducting offensive actions in Donetsk and Luhansk regions. Ukrainian militar...</text:span>
</text:h>
      <text:p text:style-name="P4">
Authors: liveuamap (Language: en)</text:p>
      <text:p text:style-name="P4">
Time: 2023-07-08T03:00:05</text:p>
      <text:p text:style-name="P4">
Location: Velyka Novosilka (Latitude:47.77763 Longtitude:36.83973)</text:p>
      <text:p text:style-name="P4">
Videos: []</text:p>
      <text:p text:style-name="P4">
Images: []</text:p>
      <text:p text:style-name="P4">
Tags: ["Russia"]</text:p>
      <text:p text:style-name="P4">
Id: 22574542</text:p>
      <!--METADATA-->
      <text:p text:style-name="P4">
Russian forces conducting offensive actions in Donetsk and Luhansk regions.Ukrainian military had 36 combat engagements with Russian forces nearNovoselivske and Stelmakhivka of Luhansk region, south-west to Berestove ofLuhansk region, Berkhivka of Donetsk region, Novokalynove, Avdiyivka andNevelske, Maryinka, Blahodatne of Donetsk region, - General Staff of ArmedForces of Ukraine says in the morning report</text:p>
      <text:p text:style-name="P4">
News Collection Link: <text:a xlink:type="simple" xlink:href="https:\/\/liveuamap.com\/en\/2023\/8-july-russian-forces-conducting-offensive-actions-in-donetsk" text:style-name="Internet_20_link" text:visited-style-name="Visited_20_Internet_20_Link">
https:\/\/liveuamap.com\/en\/2023\/8-july-russian-forces-conducting-offensive-actions-in-donetsk</text:a>
</text:p>
      <text:p text:style-name="P4">
News Source: <text:a xlink:type="simple" xlink:href="https://t.me/lumsrc/5307" text:style-name="Internet_20_link" text:visited-style-name="Visited_20_Internet_20_Link">
https://t.me/lumsrc/5307</text:a>
</text:p>
      <!--NEWS-->
      <text:h text:style-name="P10" text:outline-level="1">
<text:span text:style-name="T4">
Shelling reported in Lyman</text:span>
</text:h>
      <text:p text:style-name="P4">
Authors: liveuamap (Language: en)</text:p>
      <text:p text:style-name="P4">
Time: 2023-07-08T04:07:00</text:p>
      <text:p text:style-name="P4">
Location: Lyman (Latitude:48.98393 Longtitude:37.81322)</text:p>
      <text:p text:style-name="P4">
Videos: []</text:p>
      <text:p text:style-name="P4">
Images: []</text:p>
      <text:p text:style-name="P4">
Tags: ["Europe", "Central and Eastern Europe"]</text:p>
      <text:p text:style-name="P4">
Id: 22574670</text:p>
      <!--METADATA-->
      <text:p text:style-name="P4">
Shelling reported in Lyman</text:p>
      <text:p text:style-name="Quotations">

<text:p text:style-name="P4">
<text:a xlink:type="simple" xlink:href="https://t.co/cbyrV4KcJg" text:style-name="Internet_20_link" text:visited-style-name="Visited_20_Internet_20_Link">
 https://t.co/cbyrV4KcJg </text:a>
&gt;
&gt;
 — <text:a xlink:type="simple" xlink:href="https://twitter.com/krasniyliman/status/1677575216795353089" text:style-name="Internet_20_link" text:visited-style-name="Visited_20_Internet_20_Link">
 </text:a>
__ Jump to map</text:p>

</text:p>
      <text:p text:style-name="P4">
<text:span text:style-name="T4">
Lyman</text:span>
 <text:a xlink:type="simple" xlink:href="https://europe.liveuamap.com" text:style-name="Internet_20_link" text:visited-style-name="Visited_20_Internet_20_Link">
 #Europe </text:a>
<text:a xlink:type="simple" xlink:href="https://cee.liveuamap.com" text:style-name="Internet_20_link" text:visited-style-name="Visited_20_Internet_20_Link">
 #Central and Eastern Europe </text:a>
Watch more</text:p>
      <text:p text:style-name="P4">
<text:a xlink:type="simple" xlink:href="https://liveuamap.com/en/2022/8-october-another-image-of-collapsed-road-part-of-crimean" text:style-name="Internet_20_link" text:visited-style-name="Visited_20_Internet_20_Link">
 </text:a>
<text:a xlink:type="simple" xlink:href="https://liveuamap.com" text:style-name="Internet_20_link" text:visited-style-name="Visited_20_Internet_20_Link">
 Ukraine </text:a>
<text:a xlink:type="simple" xlink:href="https://liveuamap.com/en/2022/8-october-another-image-of-collapsed-road-part-of-crimean" text:style-name="Internet_20_link" text:visited-style-name="Visited_20_Internet_20_Link">
 Another image of collapsed road part of Crimean bridge</text:a>
</text:p>
      <text:p text:style-name="P4">
<text:a xlink:type="simple" xlink:href="https://liveuamap.com/en/2022/30-august-new-explosions-at-antonivsky-bridge" text:style-name="Internet_20_link" text:visited-style-name="Visited_20_Internet_20_Link">
 </text:a>
<text:a xlink:type="simple" xlink:href="https://liveuamap.com" text:style-name="Internet_20_link" text:visited-style-name="Visited_20_Internet_20_Link">
 Ukraine </text:a>
<text:a xlink:type="simple" xlink:href="https://liveuamap.com/en/2022/30-august-new-explosions-at-antonivsky-bridge" text:style-name="Internet_20_link" text:visited-style-name="Visited_20_Internet_20_Link">
 New explosions at Antonivsky Bridge </text:a>
</text:p>
      <text:p text:style-name="P4">
<text:a xlink:type="simple" xlink:href="https://liveuamap.com/en/2022/9-august-big-column-of-smoke-over-novofedorivka-airfield" text:style-name="Internet_20_link" text:visited-style-name="Visited_20_Internet_20_Link">
 </text:a>
<text:a xlink:type="simple" xlink:href="https://liveuamap.com" text:style-name="Internet_20_link" text:visited-style-name="Visited_20_Internet_20_Link">
 Ukraine </text:a>
<text:a xlink:type="simple" xlink:href="https://liveuamap.com/en/2022/9-august-big-column-of-smoke-over-novofedorivka-airfield" text:style-name="Internet_20_link" text:visited-style-name="Visited_20_Internet_20_Link">
 Big column ofsmoke over Novofedorivka airfield in western Crimea</text:a>
Show comments</text:p>
      <text:p text:style-name="P4">
News Collection Link: <text:a xlink:type="simple" xlink:href="https:\/\/liveuamap.com\/en\/2023\/8-july-shelling-reported-in-lyman" text:style-name="Internet_20_link" text:visited-style-name="Visited_20_Internet_20_Link">
https:\/\/liveuamap.com\/en\/2023\/8-july-shelling-reported-in-lyman</text:a>
</text:p>
      <text:p text:style-name="P4">
News Source: <text:a xlink:type="simple" xlink:href="https://twitter.com/krasniyliman/status/1677575216795353089" text:style-name="Internet_20_link" text:visited-style-name="Visited_20_Internet_20_Link">
https://twitter.com/krasniyliman/status/1677575216795353089</text:a>
</text:p>
      <!--NEWS-->
      <text:h text:style-name="P10" text:outline-level="1">
<text:span text:style-name="T4">
8 person killed, 13 wounded as result of Russian shelling in Lyman</text:span>
</text:h>
      <text:p text:style-name="P4">
Authors: liveuamap (Language: en)</text:p>
      <text:p text:style-name="P4">
Time: 2023-07-08T07:08:54</text:p>
      <text:p text:style-name="P4">
Location: Lyman (Latitude:48.98486 Longtitude:37.80932)</text:p>
      <text:p text:style-name="P4">
Videos: []</text:p>
      <text:p text:style-name="P4">
Images: ["<text:a xlink:type="simple" xlink:href="https://liveuamap.com/pics/2023/07/08/22574679_0.jpg" text:style-name="Internet_20_link" text:visited-style-name="Visited_20_Internet_20_Link">
22574679_0.jpg</text:a>
"]</text:p>
      <text:p text:style-name="P4">
Tags: []</text:p>
      <text:p text:style-name="P4">
Id: 22574679</text:p>
      <!--METADATA-->
      <text:p text:style-name="P4">
8 person killed, 13 wounded as result of Russian shelling in Lyman</text:p>
      <text:p text:style-name="P4">
<draw:frame draw:style-name="fr1" draw:name="Image29" text:anchor-type="as-char" svg:width="6.9236in" svg:height="3.193511in" draw:z-index="0">
<draw:image xlink:href="../Images/liveuamap/2023-07-08T07-08-54/22574679_0.jpg" xlink:type="simple" xlink:show="embed" xlink:actuate="onLoad" draw:mime-type="image/jpeg"/>
</draw:frame>
News Collection Link: <text:a xlink:type="simple" xlink:href="https:\/\/liveuamap.com\/en\/2023\/8-july-8-person-killed-13-wounded-as-result-of-russian-shelling" text:style-name="Internet_20_link" text:visited-style-name="Visited_20_Internet_20_Link">
https:\/\/liveuamap.com\/en\/2023\/8-july-8-person-killed-13-wounded-as-result-of-russian-shelling</text:a>
</text:p>
      <text:p text:style-name="P4">
News Source: <text:a xlink:type="simple" xlink:href="https://t.me/hyevuy_dnepr/56011" text:style-name="Internet_20_link" text:visited-style-name="Visited_20_Internet_20_Link">
https://t.me/hyevuy_dnepr/56011</text:a>
</text:p>
      <!--NEWS-->
      <text:h text:style-name="P10" text:outline-level="1">
<text:span text:style-name="T4">
Kostyuk completed the performances on Wimbledon in a single discharge</text:span>
</text:h>
      <text:p text:style-name="P4">
Authors: Ukrinform (Person)</text:p>
      <text:p text:style-name="P4">
Publisher: Укринформ (Organization)</text:p>
      <text:p text:style-name="P4">
Published Time: 2023-07-08T0:10:20+03:00</text:p>
      <text:p text:style-name="P4">
Modified Time: 2023-07-08T21:10:20+03:00</text:p>
      <text:p text:style-name="P4">
Description: The Ukrainian gave way to Americans. - Ukrinform.</text:p>
      <text:p text:style-name="P4">
Images: ['<text:a xlink:type="simple" xlink:href="https://static.ukrinform.com/photos/2023_07/thumb_files/630_360_1688839743-533.jpg" text:style-name="Internet_20_link" text:visited-style-name="Visited_20_Internet_20_Link">
630_360_16888...</text:a>
']</text:p>
      <text:p text:style-name="P4">
Tags: ['Теніс', 'Марта Костюк', 'Вімблдон']</text:p>
      <text:p text:style-name="P4">
Type: Article</text:p>
      <!--METADATA-->
      <text:p text:style-name="P4">
<draw:frame draw:style-name="fr1" draw:name="Image30" text:anchor-type="as-char" svg:width="6.9236in" svg:height="3.956343in" draw:z-index="0">
<draw:image xlink:href="../Images/yкринформ/2023-07-08T0-10-20-03-00/630_360_1688839743-533.jpg" xlink:type="simple" xlink:show="embed" xlink:actuate="onLoad" draw:mime-type="image/jpeg"/>
</draw:frame>
The Ukrainian goat has taken place.</text:p>
      <text:p text:style-name="P4">
Ukrainian tennis player Marta Kostyuk gave way to Americans Madison Kizz of the Untrea Koli Wimbledon - 4: 6, 1: 6, reports Ukrinform.</text:p>
      <text:p text:style-name="P4">
After the first set, the Ukrainian called the doctor to the court, but was able to continue the reproduction. In the second set, Kostyuk was powerless and was able to win only one game.</text:p>
      <text:p text:style-name="P4">
The third circle is the best result of Kostyuk in Wimbledon.</text:p>
      <text:p text:style-name="P4">
Today, on July 8, the Ukrainian will play another game in Wimbledon, this discharge. Paired from Marselo Arealo Kostyuk will resist the duetuvinus-Andreysk. The match will take place no earlier than 22:20.</text:p>
      <text:p text:style-name="P4">
*!(https://www.ukrinform.ua/rubric-sports/3732976-svitolina-vijsla-do-18-finalu-vimbldona-obigravsi-cempionku-australian-open-kenin.html)As reported by Ukrinform, tomorrow, July 9, two Ukrainians will come to the courts of the herbal "Maidora": Tsurenko will play with Pegula, Svitolina resist meazarenko.</text:p>
      <text:p text:style-name="P4">
Photo: Daniel Kopatsch</text:p>
      <text:p text:style-name="P4">
News Source: <text:a xlink:type="simple" xlink:href="https://www.ukrinform.ua/rubric-sports/3733315-kostuk-zaversila-vistupi-na-vimbldoni-v-odinocnomu-rozradi.html" text:style-name="Internet_20_link" text:visited-style-name="Visited_20_Internet_20_Link">
https://www.ukrinform.ua/rubric-sports/3733315-kostuk-zaversila-vistupi-na-vimbldoni-v-odinocnomu-rozradi.html</text:a>
</text:p>
      <!--NEWS-->
      <text:h text:style-name="P10" text:outline-level="1">
<text:span text:style-name="T4">
In Kherson, the Mural Festival of Bombovsa "From Constitution to Independence" has started</text:span>
</text:h>
      <text:p text:style-name="P4">
Authors: Ukrinform (Person)</text:p>
      <text:p text:style-name="P4">
Publisher: Укринформ (Organization)</text:p>
      <text:p text:style-name="P4">
Published Time: 2023-07-08T10:38:00+03:00</text:p>
      <text:p text:style-name="P4">
Modified Time: 2023-07-08T10:38:00+03:00</text:p>
      <text:p text:style-name="P4">
Description: In Kherson, the art festival of murals in the bomb shelters "From Constitution to Independence" has started. - Ukrinform.</text:p>
      <text:p text:style-name="P4">
Images: ['<text:a xlink:type="simple" xlink:href="https://static.ukrinform.com/photos/2023_07/thumb_files/630_360_1688801785-129.jpeg" text:style-name="Internet_20_link" text:visited-style-name="Visited_20_Internet_20_Link">
630_360_16888...</text:a>
']</text:p>
      <text:p text:style-name="P4">
Tags: ['Фестиваль', 'Херсон', 'Мурал', 'Бомбосховище']</text:p>
      <text:p text:style-name="P4">
Type: Article</text:p>
      <!--METADATA-->
      <text:p text:style-name="P4">
<draw:frame draw:style-name="fr1" draw:name="Image31" text:anchor-type="as-char" svg:width="6.9236in" svg:height="3.956343in" draw:z-index="0">
<draw:image xlink:href="../Images/yкринформ/2023-07-08T10-38-00-03-00/630_360_1688801785-129.jpeg" xlink:type="simple" xlink:show="embed" xlink:actuate="onLoad" draw:mime-type="image/jpeg"/>
</draw:frame>
In Khersonistart, he was the art festival of murals in bomb shelters "from the Constitution of Advantage."</text:p>
      <text:p text:style-name="P4">
About it in <text:a xlink:type="simple" xlink:href="https://t.me/kherson_miskrada/16934" text:style-name="Internet_20_link" text:visited-style-name="Visited_20_Internet_20_Link">
telegram</text:a>
reported MBA, reports Ukrinform.</text:p>
      <text:p text:style-name="P4">
“We invite you to participate in the open art festival of murals in the bomb shelters of" Recostitution to Independence ". One of the tasks of the art festival is to attract public attention to solving a security situation in the city <text:a xlink:type="simple" xlink:href="https://www.ukrinform.ua/tag-herson" text:style-name="Internet_20_link" text:visited-style-name="Visited_20_Internet_20_Link">
Kherson</text:a>
, as well as involvement in its organizations, volunteers, citizens of the city and Ukraine, ”the message reads.</text:p>
      <text:p text:style-name="P4">
The festival aims to support the Kherson by means of art therapy and add positative mood and aesthetics on the streets of the city, to promote Ukrainian "and provide security infrastructure to objects(concrete cover)emotionally attractive image.</text:p>
      <text:p text:style-name="P4">
The art festival of murals in the bomb shelters "From the Constitution to Independence" is held by the Department of Culture of the Kherson City Council together with institutions of specialized art education and the State Emergency Service of Ukraine in the Kherson region. It will last until August 24, 2023.</text:p>
      <text:p text:style-name="P4">
<text:span text:style-name="T4">
 Read also: </text:span>
 <text:a xlink:type="simple" xlink:href="https://www.ukrinform.ua/rubric-culture/3729375-murali-posteri-ta-memi-pro-vijnu-v-ukraini-stvorili-portal-mistectvo-peremogi.html" text:style-name="Internet_20_link" text:visited-style-name="Visited_20_Internet_20_Link">
<text:span text:style-name="T4">
 mural </text:span>
 and, posters and memes about the war: In Ukrainian the portal "The Art of Victory"</text:a>
Everyone can participate in the art festival: professional artists, students, students of art schools, members of creative amateur associations and more. Each participant or group may submit an unlimited amount of work.</text:p>
      <text:p text:style-name="P4">
The subject of the art festival is arbitrary, but the advantage will be given the directions of "Kherson unbreakable", "with Ukraine in the heart", "Kherson blooming", as well as "Kherson-the city of the sun", "Flora, fauna of Kherson region" and "Heritage of Polina Rayko".</text:p>
      <text:p text:style-name="P4">
The participants will draw murals on the street bombs installed by Kherson.</text:p>
      <text:p text:style-name="P4">
As reported by Ukrinform, the artist <text:a xlink:type="simple" xlink:href="https://www.ukrinform.ua/rubric-regions/3731631-zitomirskij-hudoznik-stvoriv-murali-lisova-pisna-ta-malvi.html" text:style-name="Internet_20_link" text:visited-style-name="Visited_20_Internet_20_Link">
Pavel Gusev painted in Irshansk</text:a>
In Zhytomyr region, two more murals of "Forest Song" and "Malva".</text:p>
      <text:p text:style-name="P4">
_ Photo: bridge _</text:p>
      <text:p text:style-name="P4">
News Source: <text:a xlink:type="simple" xlink:href="https://www.ukrinform.ua/rubric-culture/3733098-u-hersoni-startuvav-festival-muraliv-na-bomboshovisah-vid-konstitucii-do-nezaleznosti.html" text:style-name="Internet_20_link" text:visited-style-name="Visited_20_Internet_20_Link">
https://www.ukrinform.ua/rubric-culture/3733098-u-hersoni-startuvav-festival-muraliv-na-bomboshovisah-vid-konstitucii-do-nezaleznosti.html</text:a>
</text:p>
      <!--NEWS-->
      <text:h text:style-name="P10" text:outline-level="1">
<text:span text:style-name="T4">
The Ministry of Youth will coordinate with the European Commission rebuilding youth and sports industries</text:span>
</text:h>
      <text:p text:style-name="P4">
Authors: Ukrinform (Person)</text:p>
      <text:p text:style-name="P4">
Publisher: Укринформ (Organization)</text:p>
      <text:p text:style-name="P4">
Published Time: 2023-07-08T10:39:06+03:00</text:p>
      <text:p text:style-name="P4">
Modified Time: 2023-07-08T10:39:06+03:00</text:p>
      <text:p text:style-name="P4">
Description: During his visit to Brussels, the Delegation of the Council on Youth Issues under the President of Ukraine, a meeting with representatives of the Directorate for Education, Youth, Sports and Culture of the European Commission, headed by the Deputy CEO of Arturo Caballero Bassedas, was held. - Ukrinform.</text:p>
      <text:p text:style-name="P4">
Images: ['<text:a xlink:type="simple" xlink:href="https://static.ukrinform.com/photos/2023_07/thumb_files/630_360_1688801734-312.jpg" text:style-name="Internet_20_link" text:visited-style-name="Visited_20_Internet_20_Link">
630_360_16888...</text:a>
']</text:p>
      <text:p text:style-name="P4">
Tags: ['Брюссель', 'Єврокомісія', 'Спорт', 'Україна', 'Міністерство молоді та спорту']</text:p>
      <text:p text:style-name="P4">
Type: Article</text:p>
      <!--METADATA-->
      <text:p text:style-name="P4">
<draw:frame draw:style-name="fr1" draw:name="Image35" text:anchor-type="as-char" svg:width="6.9236in" svg:height="3.956343in" draw:z-index="0">
<draw:image xlink:href="../Images/yкринформ/2023-07-08T10-39-06-03-00/630_360_1688801734-312.jpg" xlink:type="simple" xlink:show="embed" xlink:actuate="onLoad" draw:mime-type="image/jpeg"/>
</draw:frame>
During the Vyazite, a meeting with representatives of the General Directorate for Education, Youth, Sports and Culture of the European Commission, headed by the Deputy Greaters of Arturo Kabalierro Bassedas, was encountered to Brussels.</text:p>
      <text:p text:style-name="P4">
On behalf of the Minister of Youth and Sports of Ukraine Vadim Gutzait, his deputy and Chesnokov <text:a xlink:type="simple" xlink:href="http://https://mms.gov.ua/news/minmolodsport-koordynuvatyme-iz-ievrokomisiieiu-zusyllia-iz-vidbudovy-molodizhnoi-i-sportyvnoi-haluzei" text:style-name="Internet_20_link" text:visited-style-name="Visited_20_Internet_20_Link">
thanked the European side</text:a>
The arrangement of the agreement on the possibility of initiating the subjects of youth tasport branches of Ukraine institutional grants under the Erasmus+program, Ukrinform reports.</text:p>
      <text:p text:style-name="P4">
It was agreed to hold a number of preparatory seminars for Ukrainian representatives.</text:p>
      <text:p text:style-name="P4">
<text:span text:style-name="T4">
 Read also: </text:span>
 <text:a xlink:type="simple" xlink:href="https://www.ukrinform.ua/rubric-sports/3726697-gutcajt-otrimav-vidznaku-vid-ministra-sportu-i-turizmu-respubliki-polsa.html" text:style-name="Internet_20_link" text:visited-style-name="Visited_20_Internet_20_Link">
<text:span text:style-name="T4">
 Gutzait </text:span>
 Received from the Minister of Sports of Itrurism of the Republic of Poland</text:a>
In addition, in the context of elaboration of the Ministry of Youth Agenda, the Ministry of Youth Policy, the EU-Ukraine-EU-Ukraine youth was reached on its joint processing for the purpose of developing with other nationwashing of a separate program for the reconstruction of the youth and sports sphere of Ukraine.</text:p>
      <text:p text:style-name="P4">
Photo: mms.gov.ua.</text:p>
      <text:p text:style-name="P4">
News Source: <text:a xlink:type="simple" xlink:href="https://www.ukrinform.ua/rubric-sports/3733099-minmolodsport-koordinuvatime-z-evrokomisieu-vidbudovu-molodiznoi-i-sportivnoi-galuzej.html" text:style-name="Internet_20_link" text:visited-style-name="Visited_20_Internet_20_Link">
https://www.ukrinform.ua/rubric-sports/3733099-minmolodsport-koordinuvatime-z-evrokomisieu-vidbudovu-molodiznoi-i-sportivnoi-galuzej.html</text:a>
</text:p>
      <!--NEWS-->
      <text:h text:style-name="P10" text:outline-level="1">
<text:span text:style-name="T4">
Medals of the XVII European Youth Olympic Festival is presented</text:span>
</text:h>
      <text:p text:style-name="P4">
Authors: Ukrinform (Person)</text:p>
      <text:p text:style-name="P4">
Publisher: Укринформ (Organization)</text:p>
      <text:p text:style-name="P4">
Published Time: 2023-07-08T10:48:00+03:00</text:p>
      <text:p text:style-name="P4">
Modified Time: 2023-07-08T10:48:00+03:00</text:p>
      <text:p text:style-name="P4">
Description: The presentation of the Medals of the XVII Summer European Youth Olympic Festival-2023 in the Slovenian city of Maribor was held. - Ukrinform.</text:p>
      <text:p text:style-name="P4">
Images: ['<text:a xlink:type="simple" xlink:href="https://static.ukrinform.com/photos/2023_07/thumb_files/630_360_1688802371-748.jpg" text:style-name="Internet_20_link" text:visited-style-name="Visited_20_Internet_20_Link">
630_360_16888...</text:a>
']</text:p>
      <text:p text:style-name="P4">
Tags: ['Європа', 'Словенія', 'Спорт', 'Європейський юнацький олімпійський фестиваль']</text:p>
      <text:p text:style-name="P4">
Type: Article</text:p>
      <!--METADATA-->
      <text:p text:style-name="P4">
<draw:frame draw:style-name="fr1" draw:name="Image36" text:anchor-type="as-char" svg:width="6.9236in" svg:height="3.956343in" draw:z-index="0">
<draw:image xlink:href="../Images/yкринформ/2023-07-08T10-48-00-03-00/630_360_1688802371-748.jpg" xlink:type="simple" xlink:show="embed" xlink:actuate="onLoad" draw:mime-type="image/jpeg"/>
</draw:frame>
The presentation of the medals of the XVII Summer European Youth Olympic Festival-2023 in the Slovenian city of Maribor.</text:p>
      <text:p text:style-name="P4">
Competition of Multi -Sports Forum <text:a xlink:type="simple" xlink:href="https://noc-ukr.org/news/23887/" text:style-name="Internet_20_link" text:visited-style-name="Visited_20_Internet_20_Link">
will take place</text:a>
From July 23 to July 29. They will be attended by athletes ages 14-18, Ukrinform reports.</text:p>
      <text:p text:style-name="P4">
The design of the medals is designed in accordance with the concept of the official EyofMaribor 2023 logo, which demonstrates the unity of the city as a sports heart of the Tangavsky Nature Country, as well as drops of water symbolizing efforts that need to achieve the highest results.</text:p>
      <text:p text:style-name="P4">
<text:span text:style-name="T4">
 Read also: </text:span>
 <text:a xlink:type="simple" xlink:href="https://www.ukrinform.ua/rubric-sports/3731699-23-lipna-startue-xvii-litnij-evropejskij-unackij-olimpijskij-festival.html" text:style-name="Internet_20_link" text:visited-style-name="Visited_20_Internet_20_Link">
July 23 starts the XVII Summer European Youth Olympic Festival</text:a>
The award tray was developed in collaboration with UMARBORI HIGHER TRAINING. Linden and beech were used to make it. Interestingly, the name of the student who made it is written in such a tray.</text:p>
      <text:p text:style-name="P4">
Photo: noc-ukr.org.</text:p>
      <text:p text:style-name="P4">
News Source: <text:a xlink:type="simple" xlink:href="https://www.ukrinform.ua/rubric-sports/3733103-prezentovano-medali-litnogo-evropejskogo-unackogo-olimpijskogo-festivalu.html" text:style-name="Internet_20_link" text:visited-style-name="Visited_20_Internet_20_Link">
https://www.ukrinform.ua/rubric-sports/3733103-prezentovano-medali-litnogo-evropejskogo-unackogo-olimpijskogo-festivalu.html</text:a>
</text:p>
      <!--NEWS-->
      <text:h text:style-name="P10" text:outline-level="1">
<text:span text:style-name="T4">
In Zaporozhye, water level fell over 2.6 meters below normal</text:span>
</text:h>
      <text:p text:style-name="P4">
Authors: Ukrinform (Person)</text:p>
      <text:p text:style-name="P4">
Publisher: Укринформ (Organization)</text:p>
      <text:p text:style-name="P4">
Published Time: 2023-07-08T10:49:00+03:00</text:p>
      <text:p text:style-name="P4">
Modified Time: 2023-07-08T10:49:00+03:00</text:p>
      <text:p text:style-name="P4">
Description: In Zaporozhye, the Kakhovka hydroelectric power station in Lower Biet, the water level fell below 2.64 meters. - Ukrinform.</text:p>
      <text:p text:style-name="P4">
Images: ['<text:a xlink:type="simple" xlink:href="https://static.ukrinform.com/photos/2023_06/thumb_files/630_360_1687854483-369.jpg" text:style-name="Internet_20_link" text:visited-style-name="Visited_20_Internet_20_Link">
630_360_16878...</text:a>
']</text:p>
      <text:p text:style-name="P4">
Tags: ['Вода', 'Каховська ГЕС', 'Запоріжжя', 'Запорізька АЕС']</text:p>
      <text:p text:style-name="P4">
Type: Article</text:p>
      <!--METADATA-->
      <text:p text:style-name="P4">
<draw:frame draw:style-name="fr1" draw:name="Image37" text:anchor-type="as-char" svg:width="6.9236in" svg:height="3.956343in" draw:z-index="0">
<draw:image xlink:href="../Images/yкринформ/2023-07-08T10-49-00-03-00/630_360_1687854483-369.jpg" xlink:type="simple" xlink:show="embed" xlink:actuate="onLoad" draw:mime-type="image/jpeg"/>
</draw:frame>
Uzaporizhzhi as a result of the blasting of the Kakhovka hydroelectric power station in Lower Biet, the water level is 2.64 meters.</text:p>
      <text:p text:style-name="P4">
About it in <text:a xlink:type="simple" xlink:href="https://t.me/zoda_gov_ua/20156" text:style-name="Internet_20_link" text:visited-style-name="Visited_20_Internet_20_Link">
telegram</text:a>
Yuriy Malashko, Yuriy Malashko, reported, Ukrinform reports.</text:p>
      <text:p text:style-name="P4">
"On the consequences of the Kakhovsky hydroelectric power station for the Zaporizhzhya region. The water level in the lower bery is 11.86 m, which is lower than the norm by 2.64 m," the statement reads.</text:p>
      <text:p text:style-name="P4">
Drinking water is supplied in regular mode.</text:p>
      <text:p text:style-name="P4">
In the cooler pond <text:a xlink:type="simple" xlink:href="https://www.ukrinform.ua/tag-zaporizka-aes" text:style-name="Internet_20_link" text:visited-style-name="Visited_20_Internet_20_Link">
Zaporizhzhya NPP</text:a>
Water level within the permissible norm.</text:p>
      <text:p text:style-name="P4">
<text:span text:style-name="T4">
 Read also: </text:span>
 <text:a xlink:type="simple" xlink:href="https://www.ukrinform.ua/rubric-society/3732965-urad-zminiv-poradok-viplat-dopomogi-postrazdalim-vid-pidrivu-kahovskoi-ges.html" text:style-name="Internet_20_link" text:visited-style-name="Visited_20_Internet_20_Link">
the government has changed the order of paying assistance to the victims <text:span text:style-name="T4">
 Kakhovsk </text:span>
 Oh hydroelectric power station</text:a>
No overseas in the Kakhovka reservoir and other areas of Dnipro.</text:p>
      <text:p text:style-name="P4">
As it was reported, on June 6 <text:a xlink:type="simple" xlink:href="https://www.ukrinform.ua/rubric-other_news/3723441-pidriv-rosianami-kahovskoi-ges-usi-novini.html" text:style-name="Internet_20_link" text:visited-style-name="Visited_20_Internet_20_Link">
Russian invaders undermined Kakhovsk hydroelectric power station</text:a>
 .</text:p>
      <text:p text:style-name="P4">
News Source: <text:a xlink:type="simple" xlink:href="https://www.ukrinform.ua/rubric-regions/3733106-u-zaporizzi-riven-vodi-vpav-na-ponad-26-metra-nizce-normi.html" text:style-name="Internet_20_link" text:visited-style-name="Visited_20_Internet_20_Link">
https://www.ukrinform.ua/rubric-regions/3733106-u-zaporizzi-riven-vodi-vpav-na-ponad-26-metra-nizce-normi.html</text:a>
</text:p>
      <!--NEWS-->
      <text:h text:style-name="P10" text:outline-level="1">
<text:span text:style-name="T4">
Ellen urged China to increase the support of international efforts in combating climate change</text:span>
</text:h>
      <text:p text:style-name="P4">
Authors: Ukrinform (Person)</text:p>
      <text:p text:style-name="P4">
Publisher: Укринформ (Organization)</text:p>
      <text:p text:style-name="P4">
Published Time: 2023-07-08T10:50:55+03:00</text:p>
      <text:p text:style-name="P4">
Modified Time: 2023-07-08T10:50:55+03:00</text:p>
      <text:p text:style-name="P4">
Description: US Finance Minister Janet Ellen said that the United States and China, as the two largest economies in the world, should work together in the field of climate change and urged Beijing to increase international efforts in this area. - Ukrinform.</text:p>
      <text:p text:style-name="P4">
Images: ['<text:a xlink:type="simple" xlink:href="https://static.ukrinform.com/photos/2020_11/thumb_files/630_360_1606202775-232.jpg" text:style-name="Internet_20_link" text:visited-style-name="Visited_20_Internet_20_Link">
630_360_16062...</text:a>
']</text:p>
      <text:p text:style-name="P4">
Tags: ['Китай', 'Клімат', 'США']</text:p>
      <text:p text:style-name="P4">
Type: Article</text:p>
      <!--METADATA-->
      <text:p text:style-name="P4">
<draw:frame draw:style-name="fr1" draw:name="Image38" text:anchor-type="as-char" svg:width="6.9236in" svg:height="3.956343in" draw:z-index="0">
<draw:image xlink:href="../Images/yкринформ/2023-07-08T10-50-55-03-00/630_360_1606202775-232.jpg" xlink:type="simple" xlink:show="embed" xlink:actuate="onLoad" draw:mime-type="image/jpeg"/>
</draw:frame>
US Minister Janet Ellen said that the United States and China, as the largest economies in the world, should work together in the field of combating changes and urged Beijing to increase the support of international efforts in this area.</text:p>
      <text:p text:style-name="P4">
She said this in Beijing during a roundtable with Chinese government officials with climatic experts, Ukrinform reports, citing <text:a xlink:type="simple" xlink:href="https://www.reuters.com/sustainability/sustainable-finance-reporting/yellen-urges-china-support-existing-institutions-fight-climate-change-2023-07-08/" text:style-name="Internet_20_link" text:visited-style-name="Visited_20_Internet_20_Link">
Reuters.</text:a>
Ellen noted that preliminary cooperation between the US and <text:a xlink:type="simple" xlink:href="https://www.ukrinform.ua/tag-kitaj" text:style-name="Internet_20_link" text:visited-style-name="Visited_20_Internet_20_Link">
China</text:a>
Concerning climate change makes a number of global breakthroughs such as the 2015 Paris Climate Agreement.</text:p>
      <text:p text:style-name="P4">
“The continuation of US-Chinese cooperation on climate funding is crucial. Being countries with the world's largest emissions and the largest investors into renewable energy, we are having common responsibility and capable of being leaders, ”she said.</text:p>
      <text:p text:style-name="P4">
Given the scale of losses and losses due to climate changes, cooperation between China's Security is considered vital for international efforts to prevent the most expensive consequences.</text:p>
      <text:p text:style-name="P4">
Ellen stressed that funding for such efforts should be effective and efficient. In her opinion, supporting Beijing with current multilateral climate formats such as green climate fund(GCF)and climate investment fund, together with Washington and other countries, can exacerbate.</text:p>
      <text:p text:style-name="P4">
<text:span text:style-name="T4">
 Read also: </text:span>
 <text:a xlink:type="simple" xlink:href="https://www.ukrinform.ua/rubric-economy/3732847-ssa-i-kitaj-obgovorili-globalni-ekonomicni-ta-finansovi-pitanna.html" text:style-name="Internet_20_link" text:visited-style-name="Visited_20_Internet_20_Link">
USA and China discussed global economic and financial records</text:a>
According to the minister, China may join the United States and make the next round of financial liabilities for GCF in September. It added that by President Joe Baiden's decision, the United States of the Fund by the President of the Fund another $ 1 billion.</text:p>
      <text:p text:style-name="P4">
As reported by Ukrinform, US Finance Minister Janet Ellen during the visit of Dopeperene [met with Prime Minister of China Lee Tsean]](https://www.ukrinform.ua/rubric-economy/3732847-ssa-i-kitaj-obgovorili-globalni-ekonomicni-ta-finansovi-pitanna.html), with which she discussed the approach of "healthy economic competition" in bilateral relations.</text:p>
      <text:p text:style-name="P4">
<text:span text:style-name="T5">
Foto: Getty Images</text:span>
</text:p>
      <text:p text:style-name="P4">
News Source: <text:a xlink:type="simple" xlink:href="https://www.ukrinform.ua/rubric-world/3733105-ellen-zaklikala-kitaj-zbilsiti-pidtrimku-miznarodnih-zusil-u-borotbi-zi-zminami-klimatu.html" text:style-name="Internet_20_link" text:visited-style-name="Visited_20_Internet_20_Link">
https://www.ukrinform.ua/rubric-world/3733105-ellen-zaklikala-kitaj-zbilsiti-pidtrimku-miznarodnih-zusil-u-borotbi-zi-zminami-klimatu.html</text:a>
</text:p>
      <!--NEWS-->
      <text:h text:style-name="P10" text:outline-level="1">
<text:span text:style-name="T4">
The water level in the ZPEP's fee remains stable-Energoatom</text:span>
</text:h>
      <text:p text:style-name="P4">
Authors: Ukrinform (Person)</text:p>
      <text:p text:style-name="P4">
Publisher: Укринформ (Organization)</text:p>
      <text:p text:style-name="P4">
Published Time: 2023-07-08T10:52:00+03:00</text:p>
      <text:p text:style-name="P4">
Modified Time: 2023-07-08T10:52:00+03:00</text:p>
      <text:p text:style-name="P4">
Description: The water level in the protector at Zaporizhzhya nuclear power plants remains stable and is 16.53 m-Ukrinform.</text:p>
      <text:p text:style-name="P4">
Images: ['<text:a xlink:type="simple" xlink:href="https://static.ukrinform.com/photos/2023_06/thumb_files/630_360_1687518913-693.jpg" text:style-name="Internet_20_link" text:visited-style-name="Visited_20_Internet_20_Link">
630_360_16875...</text:a>
']</text:p>
      <text:p text:style-name="P4">
Tags: ['Каховська ГЕС', 'Запорізька АЕС', 'Війна з Росією']</text:p>
      <text:p text:style-name="P4">
Type: Article</text:p>
      <!--METADATA-->
      <text:p text:style-name="P4">
<draw:frame draw:style-name="fr1" draw:name="Image39" text:anchor-type="as-char" svg:width="6.9236in" svg:height="3.956343in" draw:z-index="0">
<draw:image xlink:href="../Images/yкринформ/2023-07-08T10-52-00-03-00/630_360_1687518913-693.jpg" xlink:type="simple" xlink:show="embed" xlink:actuate="onLoad" draw:mime-type="image/jpeg"/>
</draw:frame>
The level of water in the protector at Zaporizhzhya nuclear power plants remains stable and is 16.53 m.</text:p>
      <text:p text:style-name="P4">
This was reported by Energoatom in <text:a xlink:type="simple" xlink:href="https://t.me/energoatom_ua/13882" text:style-name="Internet_20_link" text:visited-style-name="Visited_20_Internet_20_Link">
telegram</text:a>
, reports Ukrinform.</text:p>
      <text:p text:style-name="P4">
“Despite the undergraded Russian occupants of the dam <text:a xlink:type="simple" xlink:href="https://www.ukrinform.ua/tag-kahovska-ges" text:style-name="Internet_20_link" text:visited-style-name="Visited_20_Internet_20_Link">
Kakhovskaya hydroelectric power station</text:a>
The situation remains stable and controlled. As of 10:00 on July 8, a slight decrease in the level of the level in the cooler rate is recorded. It is currently 16.53 m. The water level in the canalis, from where the pond of the ZEP is fueled, - at the level of 11.08. », - - noted the energy.</text:p>
      <text:p text:style-name="P4">
At the same time, the energy atom reminded that the NPPs have not operated since September 20122, so since then the active evaporation of water from the pond-cooler has not been unverted.</text:p>
      <text:p text:style-name="P4">
<text:span text:style-name="T4">
 Read also: </text:span>
 [Russians per day have made 62 beats by <text:span text:style-name="T4">
 Zaporizh </text:span>
(https://www.ukrinform.ua/rubric-regions/3733059-rosiani-za-dobu-zavdali-62-udari-po-zaporizkij-oblasti-dvoe-poranenih.html)As it was reported, the Russians carried out a terrorist attack on the Kakhovskaya hydroelectric power station on June 6.</text:p>
      <text:p text:style-name="P4">
In the General Staff of the Armed Forces, the Russian invaders were possible in the territory of the ZPP, occupied from March 4, 2022.</text:p>
      <text:p text:style-name="P4">
News Source: <text:a xlink:type="simple" xlink:href="https://www.ukrinform.ua/rubric-economy/3733109-riven-vodi-u-stavkuoholodzuvaci-zaes-zalisaetsa-stabilnim-energoatom.html" text:style-name="Internet_20_link" text:visited-style-name="Visited_20_Internet_20_Link">
https://www.ukrinform.ua/rubric-economy/3733109-riven-vodi-u-stavkuoholodzuvaci-zaes-zalisaetsa-stabilnim-energoatom.html</text:a>
</text:p>
      <!--NEWS-->
      <text:h text:style-name="P10" text:outline-level="1">
<text:span text:style-name="T4">
500 days of the Great War: What Crimes the Russia left behind</text:span>
</text:h>
      <text:p text:style-name="P4">
Authors: Ukrinform (Person)</text:p>
      <text:p text:style-name="P4">
Publisher: Укринформ (Organization)</text:p>
      <text:p text:style-name="P4">
Published Time: 2023-07-08T10:58:00+03:00</text:p>
      <text:p text:style-name="P4">
Modified Time: 2023-07-08T10:58:00+03:00</text:p>
      <text:p text:style-name="P4">
Description: The full -scale war, which Russia has sold in Ukraine, has been going on 500 days - Ukrinform.</text:p>
      <text:p text:style-name="P4">
Images: ['<text:a xlink:type="simple" xlink:href="https://static.ukrinform.com/photos/2023_07/thumb_files/630_360_1688803101-224.jpg" text:style-name="Internet_20_link" text:visited-style-name="Visited_20_Internet_20_Link">
630_360_16888...</text:a>
', '<text:a xlink:type="simple" xlink:href="https://static.ukrinform.com/photos/2023_07/1688803071-574.jpg" text:style-name="Internet_20_link" text:visited-style-name="Visited_20_Internet_20_Link">
1688803071-57...</text:a>
']</text:p>
      <text:p text:style-name="P4">
Tags: None</text:p>
      <text:p text:style-name="P4">
Type: Article</text:p>
      <!--METADATA-->
      <text:p text:style-name="P4">
<draw:frame draw:style-name="fr1" draw:name="Image40" text:anchor-type="as-char" svg:width="6.9236in" svg:height="3.956343in" draw:z-index="0">
<draw:image xlink:href="../Images/yкринформ/2023-07-08T10-58-00-03-00/630_360_1688803101-224.jpg" xlink:type="simple" xlink:show="embed" xlink:actuate="onLoad" draw:mime-type="image/jpeg"/>
</draw:frame>
The full -scale war that Russia has been in Ukraine has been going on for 500 days</text:p>
      <text:p text:style-name="P4">
<text:span text:style-name="T4">
 500 days of murder, atrocities, abuse and destruction. During this time, 24862 civilians were injured from Russian aggression(According to the UN High Commissioner for Human Rights, as of June 18, 2023).</text:span>
</text:p>
      <text:p text:style-name="P4">
<draw:frame draw:style-name="fr1" draw:name="Image41" text:anchor-type="as-char" svg:width="1.561371in" svg:height="10.0in" draw:z-index="0">
<draw:image xlink:href="../Images/yкринформ/2023-07-08T10-58-00-03-00/1688803071-574.jpg" xlink:type="simple" xlink:show="embed" xlink:actuate="onLoad" draw:mime-type="image/jpeg"/>
</draw:frame>
According to media</text:p>
      <text:p text:style-name="P4">
News Source: <text:a xlink:type="simple" xlink:href="https://www.ukrinform.ua/rubric-ato/3733110-500-dniv-velikoi-vijni-aki-zlocini-zalisila-po-sobi-rosia.html" text:style-name="Internet_20_link" text:visited-style-name="Visited_20_Internet_20_Link">
https://www.ukrinform.ua/rubric-ato/3733110-500-dniv-velikoi-vijni-aki-zlocini-zalisila-po-sobi-rosia.html</text:a>
</text:p>
      <!--NEWS-->
      <text:h text:style-name="P10" text:outline-level="1">
<text:span text:style-name="T4">
Russians deliver to the ZPP Mines and Explosives - Intelligence</text:span>
</text:h>
      <text:p text:style-name="P4">
Authors: Ukrinform (Person)</text:p>
      <text:p text:style-name="P4">
Publisher: Укринформ (Organization)</text:p>
      <text:p text:style-name="P4">
Published Time: 2023-07-08T11:00:00+03:00</text:p>
      <text:p text:style-name="P4">
Modified Time: 2023-07-08T11:00:00+03:00</text:p>
      <text:p text:style-name="P4">
Description: Russian invaders deliver to the territory of the Zaporizhzhya nuclear power plant of the mine and explosives. - Ukrinform.</text:p>
      <text:p text:style-name="P4">
Images: ['<text:a xlink:type="simple" xlink:href="https://static.ukrinform.com/photos/2022_08/thumb_files/630_360_1659775244-220.jpg" text:style-name="Internet_20_link" text:visited-style-name="Visited_20_Internet_20_Link">
630_360_16597...</text:a>
']</text:p>
      <text:p text:style-name="P4">
Tags: ['Розвідка', 'Запорізька АЕС', 'Війна з Росією']</text:p>
      <text:p text:style-name="P4">
Type: Article</text:p>
      <!--METADATA-->
      <text:p text:style-name="P4">
<draw:frame draw:style-name="fr1" draw:name="Image42" text:anchor-type="as-char" svg:width="6.9236in" svg:height="3.956343in" draw:z-index="0">
<draw:image xlink:href="../Images/yкринформ/2023-07-08T11-00-00-03-00/630_360_1659775244-220.jpg" xlink:type="simple" xlink:show="embed" xlink:actuate="onLoad" draw:mime-type="image/jpeg"/>
</draw:frame>
Russian -hemispheres deliver to the territory of the Zaporizhzhya nuclear power plant of mines.</text:p>
      <text:p text:style-name="P4">
According to Ukrnifform, about it <text:a xlink:type="simple" xlink:href="http://https://t.me/DIUkraine/2557" text:style-name="Internet_20_link" text:visited-style-name="Visited_20_Internet_20_Link">
in the telegram</text:a>
Informs the Main Directorate of Intelligence of Defense.</text:p>
      <text:p text:style-name="P4">
“The invaders continue to mine the Zaporizhzhya Nuclear Power Plant and objects in the station. Currently on the territory <text:a xlink:type="simple" xlink:href="https://www.ukrinform.ua/tag-zaporizka-aes" text:style-name="Internet_20_link" text:visited-style-name="Visited_20_Internet_20_Link">
ZPES</text:a>
Mins and explosives are delivered, ”the message reads.</text:p>
      <text:p text:style-name="P4">
As noted in intelligence, in the technical rooms and machine halls installed and explosive barriers, which consist of controlled remotely taxed anti-incentive mines.</text:p>
      <text:p text:style-name="P4">
For the most part, mines of the directional type of Soviet samples are used: MES-50, MES-90, MES-100, MES-200.</text:p>
      <text:p text:style-name="P4">
<text:span text:style-name="T4">
 Read also: </text:span>
 [water level in the cooler rate <text:span text:style-name="T4">
 ZPP </text:span>
 remains stable-energy(https://www.ukrinform.ua/rubric-economy/3733109-riven-vodi-u-stavkuoholodzuvaci-zaes-zalisaetsa-stabilnim-energoatom.html)As reported by Ukrinform, at the Zaporizhzhya nuclear power plant <text:a xlink:type="simple" xlink:href="https://www.ukrinform.ua/rubric-ato/3733058-kirienko-pobuvav-na-zaes-dla-virisenna-problem-z-personalom-rozvidka.html" text:style-name="Internet_20_link" text:visited-style-name="Visited_20_Internet_20_Link">
visited the first deputy head of the Presidential Administration of the Russian Federation</text:a>
Volodymyr Putin Sergiyrienko, to demonstrate the lack of panic and try to identify the problems of staff staffing.</text:p>
      <text:p text:style-name="P4">
News Source: <text:a xlink:type="simple" xlink:href="https://www.ukrinform.ua/rubric-ato/3733112-rosiani-dostavlaut-na-zaes-mini-ta-vibuhovi-recovini-rozvidka.html" text:style-name="Internet_20_link" text:visited-style-name="Visited_20_Internet_20_Link">
https://www.ukrinform.ua/rubric-ato/3733112-rosiani-dostavlaut-na-zaes-mini-ta-vibuhovi-recovini-rozvidka.html</text:a>
</text:p>
      <!--NEWS-->
      <text:h text:style-name="P10" text:outline-level="1">
<text:span text:style-name="T4">
Athletes from Russia and Belarus will be allowed to take part in the Asian Games - the media</text:span>
</text:h>
      <text:p text:style-name="P4">
Authors: Ukrinform (Person)</text:p>
      <text:p text:style-name="P4">
Publisher: Укринформ (Organization)</text:p>
      <text:p text:style-name="P4">
Published Time: 2023-07-08T11:06:00+03:00</text:p>
      <text:p text:style-name="P4">
Modified Time: 2023-07-08T23:06:00+03:00</text:p>
      <text:p text:style-name="P4">
Description: About 500 Russian and Belarusian athletes will receive permission to participate in this year's Asian Games in Chinese Hanchzh, which will help them qualify at the 2024 Olympics. - Ukrinform.</text:p>
      <text:p text:style-name="P4">
Images: ['<text:a xlink:type="simple" xlink:href="https://static.ukrinform.com/photos/2023_07/thumb_files/630_360_1688837216-430.jpg" text:style-name="Internet_20_link" text:visited-style-name="Visited_20_Internet_20_Link">
630_360_16888...</text:a>
']</text:p>
      <text:p text:style-name="P4">
Tags: ['Білорусь', 'Олімпіада', 'Росія']</text:p>
      <text:p text:style-name="P4">
Type: Article</text:p>
      <!--METADATA-->
      <text:p text:style-name="P4">
<draw:frame draw:style-name="fr1" draw:name="Image43" text:anchor-type="as-char" svg:width="6.9236in" svg:height="3.951288in" draw:z-index="0">
<draw:image xlink:href="../Images/yкринформ/2023-07-08T11-06-00-03-00/630_360_1688837216-430.jpg" xlink:type="simple" xlink:show="embed" xlink:actuate="onLoad" draw:mime-type="image/jpeg"/>
</draw:frame>
About 500 Russian and Belarusian athletes will receive permission to participate in the Holy Asian Games in the Chinese Hanchzh, which will help them obtain a qualification at the 2024 Olympics.</text:p>
      <text:p text:style-name="P4">
According to Ukrinform, it reports <text:a xlink:type="simple" xlink:href="https://www.insidethegames.biz/articles/1138715/russia-belarus-asian-games-hangzhou-2022" text:style-name="Internet_20_link" text:visited-style-name="Visited_20_Internet_20_Link">
Inside the games</text:a>
.</text:p>
      <text:p text:style-name="P4">
It is noted that Russian and Belarusian athletes will compete at the Asian Gygraphs 2024, which will be held in China from September 23 to October 8, by the Podentral Flag and without national symbols. They will not be able to claim medalismen either.</text:p>
      <text:p text:style-name="P4">
<text:span text:style-name="T4">
 Read also: </text:span>
 <text:a xlink:type="simple" xlink:href="https://www.ukrinform.ua/rubric-sports/3731887-rosijskih-sportsmenok-zaavili-na-panarabskih-igrah-ak-sirijskih.html" text:style-name="Internet_20_link" text:visited-style-name="Visited_20_Internet_20_Link">
Russian athletes stated at the Panarab Games of Yakyrian</text:a>
The participation of athletes from the Russian Federation and Belarus in Asian Games will allow them to obtain a qualification for participation in the 2024 Olympics, which will take place in Paris.</text:p>
      <text:p text:style-name="P4">
The corresponding decision will be made by the governing bodies of all sports, which are placed in the Olympic program, after voting at the General Assembly of Asia in 2024.</text:p>
      <text:p text:style-name="P4">
<text:span text:style-name="T4">
 Read also: </text:span>
 <text:a xlink:type="simple" xlink:href="https://www.ukrinform.ua/rubric-sports/3729357-cehia-zaboronila-sportsmenam-iz-rf-ta-bilorusi-ucast-u-zmagannah-na-teritorii-kraini.html" text:style-name="Internet_20_link" text:visited-style-name="Visited_20_Internet_20_Link">
the Czech Republic has banned athletes from the Russian Federation and Belarus to participate in the country</text:a>
According to Ukrinform, the Parliamentary Assembly of the Council of Europe has approved the International Olympic Committee from not allowing sportsmen from Russia and Belarus to participate in the Olympic and Paralympic Gigrams in Paris in 2024 even under neutral flag.</text:p>
      <text:p text:style-name="P4">
News Source: <text:a xlink:type="simple" xlink:href="https://www.ukrinform.ua/rubric-sports/3733307-sportsmenam-z-rosii-ta-bilorusi-dozvolat-vzati-ucast-v-azijskih-igrah-zmi.html" text:style-name="Internet_20_link" text:visited-style-name="Visited_20_Internet_20_Link">
https://www.ukrinform.ua/rubric-sports/3733307-sportsmenam-z-rosii-ta-bilorusi-dozvolat-vzati-ucast-v-azijskih-igrah-zmi.html</text:a>
</text:p>
      <!--NEWS-->
      <text:h text:style-name="P10" text:outline-level="1">
<text:span text:style-name="T4">
Zelensky assigned the title of Hero of Ukraine to 49 defenders</text:span>
</text:h>
      <text:p text:style-name="P4">
Authors: Ukrinform (Person)</text:p>
      <text:p text:style-name="P4">
Publisher: Укринформ (Organization)</text:p>
      <text:p text:style-name="P4">
Published Time: 2023-07-08T11:08:54+03:00</text:p>
      <text:p text:style-name="P4">
Modified Time: 2023-07-08T11:08:54+03:00</text:p>
      <text:p text:style-name="P4">
Description: President Volodymyr Zelensky awarded the title "Hero of Ukraine" 49, including 46 - posthumously. - Ukrinform.</text:p>
      <text:p text:style-name="P4">
Images: ['<text:a xlink:type="simple" xlink:href="https://static.ukrinform.com/photos/2023_07/thumb_files/630_360_1688502148-599.jpeg" text:style-name="Internet_20_link" text:visited-style-name="Visited_20_Internet_20_Link">
630_360_16885...</text:a>
']</text:p>
      <text:p text:style-name="P4">
Tags: ['Герой України', 'Зеленський', 'Війна з Росією']</text:p>
      <text:p text:style-name="P4">
Type: Article</text:p>
      <!--METADATA-->
      <text:p text:style-name="P4">
<draw:frame draw:style-name="fr1" draw:name="Image44" text:anchor-type="as-char" svg:width="6.9236in" svg:height="3.956343in" draw:z-index="0">
<draw:image xlink:href="../Images/yкринформ/2023-07-08T11-08-54-03-00/630_360_1688502148-599.jpeg" xlink:type="simple" xlink:show="embed" xlink:actuate="onLoad" draw:mime-type="image/jpeg"/>
</draw:frame>
The Presidential Lordir Zelensky awarded the title "Hero of Ukraine" to 49 people, including 46 - posthumously.</text:p>
      <text:p text:style-name="P4">
The relevant decrees №381/2023 - №429/2023 were published on [the site of the Head of State,]](https://www.president.gov.ua/documents/decrees)reports Ukrinform.</text:p>
      <text:p text:style-name="P4">
The President wrote in <text:a xlink:type="simple" xlink:href="https://t.me/V_Zelenskiy_official/6898" text:style-name="Internet_20_link" text:visited-style-name="Visited_20_Internet_20_Link">
telegram</text:a>
: “Our warriors, our Ukrainian heroes. He signed the decrees on the assignment of the title of hero of Ukraine. Every name is a story of courage, it is a story of will, it is a history of Ukraine. Thank you to our heroes!Thank you to every family who raised such warriors for Ukraine!”.</text:p>
      <text:p text:style-name="P4">
<text:span text:style-name="T4">
 Read also: </text:span>
 <text:a xlink:type="simple" xlink:href="https://www.ukrinform.ua/rubric-ato/3733003-500-dniv-velikoi-vijni-ukraina-ta-svit-narostili-mazi-a-rosia-oslabla.html" text:style-name="Internet_20_link" text:visited-style-name="Visited_20_Internet_20_Link">
<text:span text:style-name="T4">
 500 </text:span>
 Days of Great War: Ukraine and the world of growth, and Russia is weakened</text:a>
We will remind, President Volodymyr Zelenskyy on July 8 <text:a xlink:type="simple" xlink:href="https://www.ukrinform.ua/rubric-ato/3733042-zelenskij-pobuvav-na-zmiinomu.html" text:style-name="Internet_20_link" text:visited-style-name="Visited_20_Internet_20_Link">
visited the island of Snake</text:a>
where he honored the Ukrainian heroes and thanked everyone who has already been fighting Russian aggression.</text:p>
      <text:p text:style-name="P4">
News Source: <text:a xlink:type="simple" xlink:href="https://www.ukrinform.ua/rubric-society/3733113-zelenskij-prisvoiv-zvanna-geroa-ukraini-49-zahisnikam.html" text:style-name="Internet_20_link" text:visited-style-name="Visited_20_Internet_20_Link">
https://www.ukrinform.ua/rubric-society/3733113-zelenskij-prisvoiv-zvanna-geroa-ukraini-49-zahisnikam.html</text:a>
</text:p>
      <!--NEWS-->
      <text:h text:style-name="P10" text:outline-level="1">
<text:span text:style-name="T4">
In Donetsk, a roof on the TPPs - one dead, three injured</text:span>
</text:h>
      <text:p text:style-name="P4">
Authors: Ukrinform (Person)</text:p>
      <text:p text:style-name="P4">
Publisher: Укринформ (Organization)</text:p>
      <text:p text:style-name="P4">
Published Time: 2023-07-08T11:10:00+03:00</text:p>
      <text:p text:style-name="P4">
Modified Time: 2023-07-08T11:10:00+03:00</text:p>
      <text:p text:style-name="P4">
Description: In the Donetsk region the roof collapsed at the TPP, resulting in one person died, two people are considered to be missing.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Донеччина', 'Обстріл', 'ТЕС', 'Війна з Росією']</text:p>
      <text:p text:style-name="P4">
Type: Article</text:p>
      <!--METADATA-->
      <text:p text:style-name="P4">
<draw:frame draw:style-name="fr1" draw:name="Image45" text:anchor-type="as-char" svg:width="6.9236in" svg:height="3.948443in" draw:z-index="0">
<draw:image xlink:href="../Images/yкринформ/2023-07-08T11-10-00-03-00/630_360_1538997483-946.jpg" xlink:type="simple" xlink:show="embed" xlink:actuate="onLoad" draw:mime-type="image/jpeg"/>
</draw:frame>
In the Udantian region at the TPP roof collapsed, as a result of which one person was killed, two persons are considered to be missing.</text:p>
      <text:p text:style-name="P4">
About it reports <text:a xlink:type="simple" xlink:href="https://mev.gov.ua/novyna/sytuatsiya-v-enerhosystemi-na-8-lypnya-cherez-nehodu-v-krayini-znestrumleni-ponad-300" text:style-name="Internet_20_link" text:visited-style-name="Visited_20_Internet_20_Link">
Ministry of Energy</text:a>
, reports Ukrinform.</text:p>
      <text:p text:style-name="P4">
"At the TPP in Donetsk region, which has repeatedly experienced hostile <text:a xlink:type="simple" xlink:href="https://www.ukrinform.ua/tag-obstril" text:style-name="Internet_20_link" text:visited-style-name="Visited_20_Internet_20_Link">
shelling</text:a>
, there was an accident - a danch -thurbin shop fell, which causes the staff to disconnect the power units. One man was killed, two were considered missing, three were injured and a hospital sent, " - the message reads.</text:p>
      <text:p text:style-name="P4">
<text:span text:style-name="T4">
 Read also: </text:span>
 <text:a xlink:type="simple" xlink:href="https://www.ukrinform.ua/rubric-regions/3733044-zagarbniki-za-dobu-poranili-na-doneccini-patoh-civilnih.html" text:style-name="Internet_20_link" text:visited-style-name="Visited_20_Internet_20_Link">
invaders per day wounded on <text:span text:style-name="T4">
 Donetsk </text:span>
 in five five -church</text:a>
In place of the collapse is parsed. The causes of the incident are set.</text:p>
      <text:p text:style-name="P4">
News Source: <text:a xlink:type="simple" xlink:href="https://www.ukrinform.ua/rubric-regions/3733122-na-doneccini-obvalivsa-dah-na-tes-odin-zagiblij-troe-travmovanih.html" text:style-name="Internet_20_link" text:visited-style-name="Visited_20_Internet_20_Link">
https://www.ukrinform.ua/rubric-regions/3733122-na-doneccini-obvalivsa-dah-na-tes-odin-zagiblij-troe-travmovanih.html</text:a>
</text:p>
      <!--NEWS-->
      <text:h text:style-name="P10" text:outline-level="1">
<text:span text:style-name="T4">
Through Melitopol, the invaders threw up military equipment</text:span>
</text:h>
      <text:p text:style-name="P4">
Authors: Ukrinform (Person)</text:p>
      <text:p text:style-name="P4">
Publisher: Укринформ (Organization)</text:p>
      <text:p text:style-name="P4">
Published Time: 2023-07-08T11:11:00+03:00</text:p>
      <text:p text:style-name="P4">
Modified Time: 2023-07-08T11:11:00+03:00</text:p>
      <text:p text:style-name="P4">
Description: Through Melitopol, the invaders throw the equipment, and on the streets of the Russians more than local residents. - Ukrinform.</text:p>
      <text:p text:style-name="P4">
Images: ['<text:a xlink:type="simple" xlink:href="https://static.ukrinform.com/photos/2023_07/thumb_files/630_360_1688803608-930.png" text:style-name="Internet_20_link" text:visited-style-name="Visited_20_Internet_20_Link">
630_360_16888...</text:a>
']</text:p>
      <text:p text:style-name="P4">
Tags: ['Мелітополь', 'Військова техніка', 'Війна з Росією']</text:p>
      <text:p text:style-name="P4">
Type: Article</text:p>
      <!--METADATA-->
      <text:p text:style-name="P4">
<draw:frame draw:style-name="fr1" draw:name="Image46" text:anchor-type="as-char" svg:width="6.9236in" svg:height="3.956343in" draw:z-index="0">
<draw:image xlink:href="../Images/yкринформ/2023-07-08T11-11-00-03-00/630_360_1688803608-930.png" xlink:type="simple" xlink:show="embed" xlink:actuate="onLoad" draw:mime-type="image/png"/>
</draw:frame>
Through Melyitopol, the invaders throw equipment, and on the streets of the Russians more than the Khistov residents.</text:p>
      <text:p text:style-name="P4">
About it in <text:a xlink:type="simple" xlink:href="https://t.me/ivan_fedorov_melitopol/2453" text:style-name="Internet_20_link" text:visited-style-name="Visited_20_Internet_20_Link">
telegram</text:a>
Melitopol Ivan Fedorov, reported by Melitopol, Ukrinform reports.</text:p>
      <text:p text:style-name="P4">
"The occupiers continue to use Melitopol as a logistical and administrative hub. Through the city in all directions, the hostile <text:a xlink:type="simple" xlink:href="https://www.ukrinform.ua/tag-vijskova-tehnika" text:style-name="Internet_20_link" text:visited-style-name="Visited_20_Internet_20_Link">
technique</text:a>
, and in the streets of the tour of Zmerphia more than local residents. In recent days, the load on the detour roads on Lomonosov Street has increased: they move both in the biszaporozhye line of the front and back - south to the Crimea, " - wrote.</text:p>
      <text:p text:style-name="P4">
Fedorov added that in the city began to patrol jeeps with devices similar to locks are probably to listen to telephone conversations. At the wheel of such auto are the military, which are based in the area of the Third Sports School.</text:p>
      <text:p text:style-name="P4">
<text:span text:style-name="T4">
 Read also: </text:span>
 <text:a xlink:type="simple" xlink:href="https://www.ukrinform.ua/rubric-regions/3732499-u-melitopoli-zagarbniki-rozselaut-u-vilni-kvartiri-vijskovih-mer.html" text:style-name="Internet_20_link" text:visited-style-name="Visited_20_Internet_20_Link">
in <text:span text:style-name="T4">
 Melitopol </text:span>
 and invaders are displaced in "free" apartments of the military - mayor</text:a>
In addition, many cars with license plates Republicdagestan and North Ossetia appeared.</text:p>
      <text:p text:style-name="P4">
As reported by Ukrinform, in the temporarily occupied Melitopol invaders in(https://www.ukrinform.ua/rubric-regions/3732243-u-melitopoli-zagarbniki-v-likarnah-vistavili-vijskovij-konvoj.html) .</text:p>
      <text:p text:style-name="P4">
News Source: <text:a xlink:type="simple" xlink:href="https://www.ukrinform.ua/rubric-regions/3733114-cerez-melitopol-zagarbniki-perekidaut-vijskovu-tehniku.html" text:style-name="Internet_20_link" text:visited-style-name="Visited_20_Internet_20_Link">
https://www.ukrinform.ua/rubric-regions/3733114-cerez-melitopol-zagarbniki-perekidaut-vijskovu-tehniku.html</text:a>
</text:p>
      <!--NEWS-->
      <text:h text:style-name="P10" text:outline-level="1">
<text:span text:style-name="T4">
Edgar Rinkevich entered the post of President of Latvia</text:span>
</text:h>
      <text:p text:style-name="P4">
Authors: Ukrinform (Person)</text:p>
      <text:p text:style-name="P4">
Publisher: Укринформ (Organization)</text:p>
      <text:p text:style-name="P4">
Published Time: 2023-07-08T11:18:43+03:00</text:p>
      <text:p text:style-name="P4">
Modified Time: 2023-07-08T11:18:43+03:00</text:p>
      <text:p text:style-name="P4">
Description: Edgar Rinkevich, who for many years in a row held the post of the Foreign Ministry of Latvia, on Saturday, July 8, took the oath of the president of the country at a solemn meeting of the Seimas. - Ukrinform.</text:p>
      <text:p text:style-name="P4">
Images: ['<text:a xlink:type="simple" xlink:href="https://static.ukrinform.com/photos/2023_07/thumb_files/630_360_1688804132-535.jpg" text:style-name="Internet_20_link" text:visited-style-name="Visited_20_Internet_20_Link">
630_360_16888...</text:a>
']</text:p>
      <text:p text:style-name="P4">
Tags: ['Латвія', 'Президент']</text:p>
      <text:p text:style-name="P4">
Type: Article</text:p>
      <!--METADATA-->
      <text:p text:style-name="P4">
<draw:frame draw:style-name="fr1" draw:name="Image47" text:anchor-type="as-char" svg:width="6.9236in" svg:height="3.956343in" draw:z-index="0">
<draw:image xlink:href="../Images/yкринформ/2023-07-08T11-18-43-03-00/630_360_1688804132-535.jpg" xlink:type="simple" xlink:show="embed" xlink:actuate="onLoad" draw:mime-type="image/jpeg"/>
</draw:frame>
Edgarsrinkevich, who for many years in a row held the post of the Foreign Minister of Latvia, Subsbota, on July 8, took the oath of the president of the country at the solemn meeting.</text:p>
      <text:p text:style-name="P4">
About it reports <text:a xlink:type="simple" xlink:href="https://rus.delfi.lv/news/daily/latvia/nasha-latviya-odna-i-v-to-zhe-vremya-dlya-kazhdogo-svoya-edgar-rinkevich-vstupil-v-dolzhnost-prezidenta-strany.d" text:style-name="Internet_20_link" text:visited-style-name="Visited_20_Internet_20_Link">
Delfi</text:a>
, reports Ukrinform.</text:p>
      <text:p text:style-name="P4">
“I swear that all my activities will be devoted to the good of the people <text:a xlink:type="simple" xlink:href="https://www.ukrinform.ua/tag-latvia" text:style-name="Internet_20_link" text:visited-style-name="Visited_20_Internet_20_Link">
Latvia</text:a>
. I will do everything that will be in my power to promote the well -being of the Latvian state and its population. I will… adhere to Satversme Latvia(Latvia Constitution - Ed.)But the laws of the state. I will be fair with all and I will fulfill the duties in conscience, ” - the text of the oath made the newly elected president from the tribuna of the Seimas.</text:p>
      <text:p text:style-name="P4">
Then the politician assured the document with the solemn promise with his signature.</text:p>
      <text:p text:style-name="P4">
Thus, Rinkevich became the seventh president of the country, elected after restoration of state independence. He joined this position for the following years. His predecessor since July 8, 2019 was Egils Levit.</text:p>
      <text:p text:style-name="P4">
<text:span text:style-name="T4">
 Read also: </text:span>
 <text:a xlink:type="simple" xlink:href="https://www.ukrinform.ua/rubric-polytics/3725581-agresiu-rf-proti-ukraini-rinkevics-zaklikae-krainicleni-radi-evropi-priednatisa-do-reestru-zbitkiv.html" text:style-name="Internet_20_link" text:visited-style-name="Visited_20_Internet_20_Link">
Aggression of the Russian Federation against Ukraine: <text:span text:style-name="T4">
 Rinkevich </text:span>
 Calls the Council of Europe Member States to join the Register of Damage</text:a>
Before that, 11 years, 8 months and 11 days, Rinkevich was a constant Minister of Law of Latvia.</text:p>
      <text:p text:style-name="P4">
As reported by Ukrinform, on May 31 in the third round of the election of President of Latvia <text:a xlink:type="simple" xlink:href="https://www.ukrinform.ua/rubric-world/3716551-u-latvii-obrali-novim-prezidentom-edgarsa-rinkevicsa.html" text:style-name="Internet_20_link" text:visited-style-name="Visited_20_Internet_20_Link">
Victory won the candidate from "new unity"</text:a>
, Foreign Minister Edgarsrinkevich, who gained 52 votes of the Seimas deputies.</text:p>
      <text:p text:style-name="P4">
Photo: Leta</text:p>
      <text:p text:style-name="P4">
News Source: <text:a xlink:type="simple" xlink:href="https://www.ukrinform.ua/rubric-world/3733118-edgars-rinkevics-vstupiv-na-posadu-prezidenta-latvii.html" text:style-name="Internet_20_link" text:visited-style-name="Visited_20_Internet_20_Link">
https://www.ukrinform.ua/rubric-world/3733118-edgars-rinkevics-vstupiv-na-posadu-prezidenta-latvii.html</text:a>
</text:p>
      <!--NEWS-->
      <text:h text:style-name="P10" text:outline-level="1">
<text:span text:style-name="T4">
Reznikov called five principles of Ukraine on the use of cassette ammunition</text:span>
</text:h>
      <text:p text:style-name="P4">
Authors: Ukrinform (Person)</text:p>
      <text:p text:style-name="P4">
Publisher: Укринформ (Organization)</text:p>
      <text:p text:style-name="P4">
Published Time: 2023-07-08T11:22:00+03:00</text:p>
      <text:p text:style-name="P4">
Modified Time: 2023-07-08T11:22:00+03:00</text:p>
      <text:p text:style-name="P4">
Description: Defense Minister Alexei Reznikov named five principles that Ukraine will follow in the use of cassette ammunition provided by the United States. - Ukrinform.</text:p>
      <text:p text:style-name="P4">
Images: ['<text:a xlink:type="simple" xlink:href="https://static.ukrinform.com/photos/2023_03/thumb_files/630_360_1678276922-524.jpg" text:style-name="Internet_20_link" text:visited-style-name="Visited_20_Internet_20_Link">
630_360_16782...</text:a>
']</text:p>
      <text:p text:style-name="P4">
Tags: ['Міноборони', 'Боєприпаси', 'Резніков', 'Війна з Росією']</text:p>
      <text:p text:style-name="P4">
Type: Article</text:p>
      <!--METADATA-->
      <text:p text:style-name="P4">
<draw:frame draw:style-name="fr1" draw:name="Image48" text:anchor-type="as-char" svg:width="6.9236in" svg:height="3.956343in" draw:z-index="0">
<draw:image xlink:href="../Images/yкринформ/2023-07-08T11-22-00-03-00/630_360_1678276922-524.jpg" xlink:type="simple" xlink:show="embed" xlink:actuate="onLoad" draw:mime-type="image/jpeg"/>
</draw:frame>
Ministry of Ministry Alexei Reznikov named five principles that Ukrainian will be used in the use of cassette ammunition provided by the United States.</text:p>
      <text:p text:style-name="P4">
He wrote about it in <text:a xlink:type="simple" xlink:href="https://twitter.com/oleksiireznikov/status/1677410470108471298" text:style-name="Internet_20_link" text:visited-style-name="Visited_20_Internet_20_Link">
Twitter</text:a>
, reports Ukrinform.</text:p>
      <text:p text:style-name="P4">
The head of the MoU congratulated the US decision to provide Ukraine with "new liberation weapons, which will help us to deepen our territories, saving the lives of Ukrainian soldiers."</text:p>
      <text:p text:style-name="P4">
"I would like to emphasize that in the exercise of our inalienable right to self -defense, we will continue to strictly adhere to all international humanitarian conventions signed and ratified by Ukraine," Reznikov said.</text:p>
      <text:p text:style-name="P4">
He emphasized that Russia was inadvertently used by cassette shells from the first day of unprocessed large -scale aggression, in particular fired at the Kharkiv residential quarters.</text:p>
      <text:p text:style-name="P4">
The minister noted that Ukraine seeks to return the territory and save the life of people, and for this it is necessary to do the most harm to the enemy.</text:p>
      <text:p text:style-name="P4">
<text:span text:style-name="T4">
 Read also: </text:span>
 <text:a xlink:type="simple" xlink:href="https://www.ukrinform.ua/rubric-ato/3732875-kraini-nato-okremo-mozut-virisuvati-ci-davati-ukraini-kasetni-boepripasi-stoltenberg.html" text:style-name="Internet_20_link" text:visited-style-name="Visited_20_Internet_20_Link">
NATO countries can separately decide whether to give Ukrainekasket ammunition - Stoltenberg</text:a>
“The more loss we will cause them, the more the lives of Ukrainians can be able to get. In our interests to preserve the lives of our soldiers. That is why we will do this by using all the deadly weapons that they have at all, ”Reznikov said.</text:p>
      <text:p text:style-name="P4">
He also named five key principles that Ukraine would adhere to cassette ammunition, which was clearly told to all partners, including the USA.</text:p>
      <text:p text:style-name="P4">
In particular, Ukraine will use these ammunition only to de -occupy its international recognized territories. They will not be used in the officially recognized territory of Russia.</text:p>
      <text:p text:style-name="P4">
Cassette <text:a xlink:type="simple" xlink:href="https://www.ukrinform.ua/tag-boepripasi" text:style-name="Internet_20_link" text:visited-style-name="Visited_20_Internet_20_Link">
ammunition</text:a>
will not be released in urban areas(cities)to avoid risks to the murmur. They will be used only in the places of cluster of Russian military and to break the enemy defense with a minimal risk to live Ukrainian soldiers.</text:p>
      <text:p text:style-name="P4">
At the same time, Ukraine will keep a strict registration of the use of these weapons and local zones where it will be used.</text:p>
      <text:p text:style-name="P4">
After the de -occupation and victories of Ukraine, the territory where the tibials were used will be prioritized for demining.<text:span text:style-name="T4">
 Read also: </text:span>
 <text:a xlink:type="simple" xlink:href="https://www.ukrinform.ua/rubric-other_news/3732846-nimeccina-peredala-cergovij-paket-vijskovoi-dopomogi-ukraini.html" text:style-name="Internet_20_link" text:visited-style-name="Visited_20_Internet_20_Link">
Germany handed over the next package <text:span text:style-name="T4">
 military </text:span>
<text:span text:style-name="T4">
 benefits </text:span>
 and Ukraine</text:a>
As reported by Ukrinform, the United States announced on Friday on the allocation of Ukraine <text:a xlink:type="simple" xlink:href="https://www.ukrinform.ua/rubric-ato/3732977-pentagon-ogolosiv-pro-novij-paket-dopomogi-ukraini-z-kasetnimi-boepripasami.html" text:style-name="Internet_20_link" text:visited-style-name="Visited_20_Internet_20_Link">
another military assistance package</text:a>
. It includes artillery shells, including cassette ammunition, missiles for systems Patriot and Himars, BMP Bradley, BTR Stryker, and other weapons of camp.</text:p>
      <text:p text:style-name="P4">
US President Joe Biden acknowledged that <text:a xlink:type="simple" xlink:href="https://www.ukrinform.ua/rubric-ato/3733015-bajden-pro-kasetni-snaradi-dla-ukraini-vazke-risenna-ale-voni-ij-potribni.html" text:style-name="Internet_20_link" text:visited-style-name="Visited_20_Internet_20_Link">
providing Ukraine with cassette ammunition to Ukraine as a "difficult solution"</text:a>
, Alesu needs them for counter -offensive.</text:p>
      <text:p text:style-name="P4">
More than 100 countries, including the United Kingdom, France and Germany, have signed a cassette ammunition that prohibits their use and production. USA and Ukraine(And also Russia)did not join this ban.</text:p>
      <text:p text:style-name="P4">
News Source: <text:a xlink:type="simple" xlink:href="https://www.ukrinform.ua/rubric-ato/3733120-reznikov-nazvav-pat-principiv-ukraini-sodo-zastosuvanna-kasetnih-boepripasiv.html" text:style-name="Internet_20_link" text:visited-style-name="Visited_20_Internet_20_Link">
https://www.ukrinform.ua/rubric-ato/3733120-reznikov-nazvav-pat-principiv-ukraini-sodo-zastosuvanna-kasetnih-boepripasiv.html</text:a>
</text:p>
      <!--NEWS-->
      <text:h text:style-name="P10" text:outline-level="1">
<text:span text:style-name="T4">
Ukrainian athletes won two "gold" at the tournament in France</text:span>
</text:h>
      <text:p text:style-name="P4">
Authors: Ukrinform (Person)</text:p>
      <text:p text:style-name="P4">
Publisher: Укринформ (Organization)</text:p>
      <text:p text:style-name="P4">
Published Time: 2023-07-08T11:23:51+03:00</text:p>
      <text:p text:style-name="P4">
Modified Time: 2023-07-08T11:23:51+03:00</text:p>
      <text:p text:style-name="P4">
Description: Two gold medals won Ukrainian women in competitions of the world athletic continental tour of the Meeting International de Sotteville 2023. - Ukrinform.</text:p>
      <text:p text:style-name="P4">
Images: ['<text:a xlink:type="simple" xlink:href="https://static.ukrinform.com/photos/2023_07/thumb_files/630_360_1688804423-528.jpg" text:style-name="Internet_20_link" text:visited-style-name="Visited_20_Internet_20_Link">
630_360_16888...</text:a>
']</text:p>
      <text:p text:style-name="P4">
Tags: ['Франція', 'Легка атлетика', 'Спорт', 'Збірна України']</text:p>
      <text:p text:style-name="P4">
Type: Article</text:p>
      <!--METADATA-->
      <text:p text:style-name="P4">
<draw:frame draw:style-name="fr1" draw:name="Image49" text:anchor-type="as-char" svg:width="6.9236in" svg:height="3.956343in" draw:z-index="0">
<draw:image xlink:href="../Images/yкринформ/2023-07-08T11-23-51-03-00/630_360_1688804423-528.jpg" xlink:type="simple" xlink:show="embed" xlink:actuate="onLoad" draw:mime-type="image/jpeg"/>
</draw:frame>
The two golden -sized Ukrainian women in the competitions of the world athletic continental tour of the Meeting International de Sotteville 2023.</text:p>
      <text:p text:style-name="P4">
Silver category tournament <text:a xlink:type="simple" xlink:href="https://www.facebook.com/olympicua" text:style-name="Internet_20_link" text:visited-style-name="Visited_20_Internet_20_Link">
passed</text:a>
Ufranium, Ukrinform reports.</text:p>
      <text:p text:style-name="P4">
Natalia Krol finished with the first time - 2.00.55 in a distance of 800 meters.</text:p>
      <text:p text:style-name="P4">
<text:span text:style-name="T4">
 Read also: </text:span>
 <text:a xlink:type="simple" xlink:href="https://www.ukrinform.ua/rubric-sports/3730603-ukraina-zaversila-vistup-na-iii-evropejskih-igrah-41-medal-trete-komandne-misce.html" text:style-name="Internet_20_link" text:visited-style-name="Visited_20_Internet_20_Link">
Ukraine has completed the performance at the III European Games: 41 Medal, third command place</text:a>
Yulia Chumachenko, showing her best result of the season - 1.92 m, victorious sector for height jumps.</text:p>
      <text:p text:style-name="P4">
Photo: facebook.com/olympicua.</text:p>
      <text:p text:style-name="P4">
News Source: <text:a xlink:type="simple" xlink:href="https://www.ukrinform.ua/rubric-sports/3733121-ukrainski-legkoatletki-vigrali-dva-zolota-na-turniri-u-francii.html" text:style-name="Internet_20_link" text:visited-style-name="Visited_20_Internet_20_Link">
https://www.ukrinform.ua/rubric-sports/3733121-ukrainski-legkoatletki-vigrali-dva-zolota-na-turniri-u-francii.html</text:a>
</text:p>
      <!--NEWS-->
      <text:h text:style-name="P10" text:outline-level="1">
<text:span text:style-name="T4">
The enemy fired the estuary - six dead and five wounded</text:span>
</text:h>
      <text:p text:style-name="P4">
Authors: Ukrinform (Person)</text:p>
      <text:p text:style-name="P4">
Publisher: Укринформ (Organization)</text:p>
      <text:p text:style-name="P4">
Published Time: 2023-07-08T11:24:00+03:00</text:p>
      <text:p text:style-name="P4">
Modified Time: 2023-07-08T11:24:00+03:00</text:p>
      <text:p text:style-name="P4">
Description: At least six people were killed and five were injured as a result of shelling by Russian Liman's Russian troops. - Ukrinform.</text:p>
      <text:p text:style-name="P4">
Images: ['<text:a xlink:type="simple" xlink:href="https://static.ukrinform.com/photos/2018_10/thumb_files/630_360_1538997471-852.jpg" text:style-name="Internet_20_link" text:visited-style-name="Visited_20_Internet_20_Link">
630_360_15389...</text:a>
']</text:p>
      <text:p text:style-name="P4">
Tags: ['Донеччина', 'Обстріл', 'Війна', 'Лиман', 'Війна з Росією']</text:p>
      <text:p text:style-name="P4">
Type: Article</text:p>
      <!--METADATA-->
      <text:p text:style-name="P4">
<draw:frame draw:style-name="fr1" draw:name="Image50" text:anchor-type="as-char" svg:width="6.9236in" svg:height="3.948443in" draw:z-index="0">
<draw:image xlink:href="../Images/yкринформ/2023-07-08T11-24-00-03-00/630_360_1538997471-852.jpg" xlink:type="simple" xlink:show="embed" xlink:actuate="onLoad" draw:mime-type="image/jpeg"/>
</draw:frame>
At least people were killed and five were injured as a result of shelling of the Russian Russian Liman.</text:p>
      <text:p text:style-name="P4">
According to Ukrnifform, about it <text:a xlink:type="simple" xlink:href="https://t.me/pavlokyrylenko_donoda/8713" text:style-name="Internet_20_link" text:visited-style-name="Visited_20_Internet_20_Link">
in the telegram</text:a>
Pavel Kirilenko, the head of the Donetsk regional military administration, informed.</text:p>
      <text:p text:style-name="P4">
“At least 6 people were killed and 5 wounded as a result of <text:a xlink:type="simple" xlink:href="https://www.ukrinform.ua/tag-obstril" text:style-name="Internet_20_link" text:visited-style-name="Visited_20_Internet_20_Link">
shelling</text:a>
Russian terrorist troops, ”Kirilenko wrote.</text:p>
      <text:p text:style-name="P4">
According to him, the Russians struck the city from the RSSU at about 10 am, kissed the private sector. Damaged home and shop.</text:p>
      <text:p text:style-name="P4">
*!(https://www.ukrinform.ua/rubric-regions/3733122-na-doneccini-obvalivsa-dah-na-tes-odin-zagiblij-troe-travmovanih.html)Police are working on the shelling site. Paramedics provide the necessary medical assistance to the victims.</text:p>
      <text:p text:style-name="P4">
Subsequently, the police said that the Russian attack in the estuary claimed the lives of four -women and two men.</text:p>
      <text:p text:style-name="P4">
Three women and two men were injured, and paramedics gave them a medical assistance.</text:p>
      <text:p text:style-name="P4">
Private home, shop, cars are damaged.</text:p>
      <text:p text:style-name="P4">
As it was reported, last day, July 7, <text:a xlink:type="simple" xlink:href="https://www.ukrinform.ua/rubric-regions/3733044-zagarbniki-za-dobu-poranili-na-doneccini-patoh-civilnih.html" text:style-name="Internet_20_link" text:visited-style-name="Visited_20_Internet_20_Link">
Russians wounded 5 residents. </text:a>
</text:p>
      <text:p text:style-name="P4">
News Source: <text:a xlink:type="simple" xlink:href="https://www.ukrinform.ua/rubric-ato/3733127-vorog-obstrilav-liman-sestero-zagiblih-i-patero-poranenih.html" text:style-name="Internet_20_link" text:visited-style-name="Visited_20_Internet_20_Link">
https://www.ukrinform.ua/rubric-ato/3733127-vorog-obstrilav-liman-sestero-zagiblih-i-patero-poranenih.html</text:a>
</text:p>
      <!--NEWS-->
      <text:h text:style-name="P10" text:outline-level="1">
<text:span text:style-name="T4">
Danilov: Ukraine for 500 days became closer to victory</text:span>
</text:h>
      <text:p text:style-name="P4">
Authors: Ukrinform (Person)</text:p>
      <text:p text:style-name="P4">
Publisher: Укринформ (Organization)</text:p>
      <text:p text:style-name="P4">
Published Time: 2023-07-08T11:31:00+03:00</text:p>
      <text:p text:style-name="P4">
Modified Time: 2023-07-08T11:31:00+03:00</text:p>
      <text:p text:style-name="P4">
Description: Ukraine has become closer to the victory for 500 days, the secretary of the National Security and Defense Council Alexei Danilov emphasizes. - Ukrinform.</text:p>
      <text:p text:style-name="P4">
Images: ['<text:a xlink:type="simple" xlink:href="https://static.ukrinform.com/photos/2023_04/thumb_files/630_360_1680783784-260.jpg" text:style-name="Internet_20_link" text:visited-style-name="Visited_20_Internet_20_Link">
630_360_16807...</text:a>
']</text:p>
      <text:p text:style-name="P4">
Tags: ['РНБО', 'Україна', 'Данілов', 'Війна з Росією']</text:p>
      <text:p text:style-name="P4">
Type: Article</text:p>
      <!--METADATA-->
      <text:p text:style-name="P4">
<draw:frame draw:style-name="fr1" draw:name="Image51" text:anchor-type="as-char" svg:width="6.9236in" svg:height="3.956343in" draw:z-index="0">
<draw:image xlink:href="../Images/yкринформ/2023-07-08T11-31-00-03-00/630_360_1680783784-260.jpg" xlink:type="simple" xlink:show="embed" xlink:actuate="onLoad" draw:mime-type="image/jpeg"/>
</draw:frame>
Ukraine has become closer to the victory for 500 days, the secretary of the National Security and Defense Council Alexei Danilov emphasizes.</text:p>
      <text:p text:style-name="P4">
According to Ukrinform, he wrote on <text:a xlink:type="simple" xlink:href="https://www.facebook.com/danilov.oleksiy/posts/pfbid02ZC8MccPHERnfXzVo789hYg4QhPurWpjwKFNfn2EtCrn651PjhuxEKVVPYAxjiRcyl" text:style-name="Internet_20_link" text:visited-style-name="Visited_20_Internet_20_Link">
Facebook</text:a>
.</text:p>
      <text:p text:style-name="P4">
За словами Данілова, три дні знадобилось, щоби зруйнувати міф про "другуармію", 49 днів – щоби відправити на дно крейсер "Москва" і 61 – щоби зібрати"Рамштайн".</text:p>
      <text:p text:style-name="P4">
Як нагадав секретар РНБО, за 126 днів був звільнений острів Зміїний, а за 230днів "сильно "втомився" так званий "Кримський міст".</text:p>
      <text:p text:style-name="P4">
"На 260-й день українські воїни скинули російського півня й піднялиукраїнський прапор над <text:a xlink:type="simple" xlink:href="https://www.ukrinform.ua/tag-herson" text:style-name="Internet_20_link" text:visited-style-name="Visited_20_Internet_20_Link">
 Херсоном </text:a>
"," Danilov made.</text:p>
      <text:p text:style-name="P4">
301 days after the start of the war, the President of Ukraine made a US Congress. "The decision to allocate" leopards "is made in 335 days and F16 - through 449", - the Secretary of the NSDC emphasized.</text:p>
      <text:p text:style-name="P4">
According to him, on the 361st day of Russian aggression, the US President is stroll through the Mikhail Square of Kiev.</text:p>
      <text:p text:style-name="P4">
<text:span text:style-name="T4">
 Read also: </text:span>
 <text:a xlink:type="simple" xlink:href="https://www.ukrinform.ua/rubric-ato/3733100-rosia-za-500-dniv-vbila-v-ukraini-ponad-105-tisaci-civilnih-i-skoila-94-tisaci-voennih-zlociniv.html" text:style-name="Internet_20_link" text:visited-style-name="Visited_20_Internet_20_Link">
Russia for <text:span text:style-name="T4">
 500 </text:span>
 <text:span text:style-name="T4">
 days </text:span>
 killed in Ukraine more than 10.5 thousand civilians and committed 94 thousand war crimes</text:a>
"433 days needed that unknown anti -fascists and opponents of the war were sent to the Kremlin with a drone. On the 485th day," The Rebellion of Prigogine "to all of the candle was to repair the rottenness and impotence of Putin Russia," Danilov said.</text:p>
      <text:p text:style-name="P4">
He emphasized: 500 days of war. The clock of the Judgment Day of Putin and Russia. The departure of the shooters is inevitable ... For 500 days we became closer to our victory "Idos:" It is impossible to win a people who fights for freedom and justice. The movement of the history of its tectonic plates began And in this movement the truth is on our boar. "</text:p>
      <text:p text:style-name="P4">
It was reported that on February 24, 2022 <text:a xlink:type="simple" xlink:href="https://www.ukrinform.ua/rubric-ato/3733045-500-dniv-velikoi-vijni-peremogi-ukraini-ta-vtrati-rosii.html" text:style-name="Internet_20_link" text:visited-style-name="Visited_20_Internet_20_Link">
Russia started bloody</text:a>
Unprocessed, barbaric full -scale launching in Ukraine. However, the "special operation", which, according to the intention of the invaders, is only two weeks, has been delayed for 500 days.</text:p>
      <text:p text:style-name="P4">
In the Ministry of Defense <text:a xlink:type="simple" xlink:href="https://www.ukrinform.ua/rubric-ato/3733036-u-minoboroni-pidbili-pidsumki-500-dniv-povnomasstabnoi-vijni.html" text:style-name="Internet_20_link" text:visited-style-name="Visited_20_Internet_20_Link">
summed up 500 days</text:a>
Russia's large -scale war against Ukraine.</text:p>
      <text:p text:style-name="P4">
News Source: <text:a xlink:type="simple" xlink:href="https://www.ukrinform.ua/rubric-ato/3733129-danilov-ukraina-na-500-dniv-stala-blizce-do-peremogi.html" text:style-name="Internet_20_link" text:visited-style-name="Visited_20_Internet_20_Link">
https://www.ukrinform.ua/rubric-ato/3733129-danilov-ukraina-na-500-dniv-stala-blizce-do-peremogi.html</text:a>
</text:p>
      <!--NEWS-->
      <text:h text:style-name="P10" text:outline-level="1">
<text:span text:style-name="T4">
The composition of the national team of Ukraine at the XVII Summer Eyoff-2023 was approved</text:span>
</text:h>
      <text:p text:style-name="P4">
Authors: Ukrinform (Person)</text:p>
      <text:p text:style-name="P4">
Publisher: Укринформ (Organization)</text:p>
      <text:p text:style-name="P4">
Published Time: 2023-07-08T11:33:52+03:00</text:p>
      <text:p text:style-name="P4">
Modified Time: 2023-07-08T11:33:52+03:00</text:p>
      <text:p text:style-name="P4">
Description: The Executive Committee of the National Olympic Committee of Ukraine approved the composition of the participants of the official delegation of the National Team of Ukraine for participation in the XVII Summer European Youth Olympic Festival (EYOF). - Ukrinform.</text:p>
      <text:p text:style-name="P4">
Images: ['<text:a xlink:type="simple" xlink:href="https://static.ukrinform.com/photos/2023_07/thumb_files/630_360_1688546419-106.jpg" text:style-name="Internet_20_link" text:visited-style-name="Visited_20_Internet_20_Link">
630_360_16885...</text:a>
']</text:p>
      <text:p text:style-name="P4">
Tags: ['Олімпіада', 'Словенія', 'Спорт', 'Збірна України', 'Європейський юнацький олімпійський фестиваль']</text:p>
      <text:p text:style-name="P4">
Type: Article</text:p>
      <!--METADATA-->
      <text:p text:style-name="P4">
<draw:frame draw:style-name="fr1" draw:name="Image52" text:anchor-type="as-char" svg:width="6.9236in" svg:height="3.956343in" draw:z-index="0">
<draw:image xlink:href="../Images/yкринформ/2023-07-08T11-33-52-03-00/630_360_1688546419-106.jpg" xlink:type="simple" xlink:show="embed" xlink:actuate="onLoad" draw:mime-type="image/jpeg"/>
</draw:frame>
The Executive Committee of the National Olympic Committee of Ukraine approved the composition of the participants of the national delegation of the National Team of Ukraine for participation in the seventeenth European Youth Olympic Festival(Єuof).</text:p>
      <text:p text:style-name="P4">
На змаганнях, що відбудуться 23-29 липня у місті Марибор (Slovenia), Our Ukraine <text:a xlink:type="simple" xlink:href="http://https://noc-ukr.org/news/23888/" text:style-name="Internet_20_link" text:visited-style-name="Visited_20_Internet_20_Link">
represent</text:a>
56 sportsmen and female athletes, Ukrinform reports.</text:p>
      <text:p text:style-name="P4">
It is noteworthy that at this festival as a part of the National Team of Ukraine is a gender equality: 27 girls and 29 boys.</text:p>
      <text:p text:style-name="P4">
Our team will take part in seven sports: 3x3 basketballs, cycling(road), cycling(MountTerab), gymnastics, judo, lightwear and swimming.</text:p>
      <text:p text:style-name="P4">
The festival program will take place for the first time competitions on skateboarding, basketball 3x3 and cycling.</text:p>
      <text:p text:style-name="P4">
<text:span text:style-name="T4">
 Read also: </text:span>
 <text:a xlink:type="simple" xlink:href="https://www.ukrinform.ua/rubric-sports/3731699-23-lipna-startue-xvii-litnij-evropejskij-unackij-olimpijskij-festival.html" text:style-name="Internet_20_link" text:visited-style-name="Visited_20_Internet_20_Link">
July 23 starts the XVII Summer European Youth Olympic Festival</text:a>
Athletes from 48 countries will be presented at the multi-sports forum, which will play 742 medals.</text:p>
      <text:p text:style-name="P4">
Photo: facebook.com/olympicua.</text:p>
      <text:p text:style-name="P4">
News Source: <text:a xlink:type="simple" xlink:href="https://www.ukrinform.ua/rubric-sports/3733130-zatverdzeno-sklad-zbirnoi-ukraini-na-xvii-litnij-euof2023.html" text:style-name="Internet_20_link" text:visited-style-name="Visited_20_Internet_20_Link">
https://www.ukrinform.ua/rubric-sports/3733130-zatverdzeno-sklad-zbirnoi-ukraini-na-xvii-litnij-euof2023.html</text:a>
</text:p>
      <!--NEWS-->
      <text:h text:style-name="P10" text:outline-level="1">
<text:span text:style-name="T4">
Russia holds five ships in the Black Sea, there is no rocket carrier</text:span>
</text:h>
      <text:p text:style-name="P4">
Authors: Ukrinform (Person)</text:p>
      <text:p text:style-name="P4">
Publisher: Укринформ (Organization)</text:p>
      <text:p text:style-name="P4">
Published Time: 2023-07-08T11:35:20+03:00</text:p>
      <text:p text:style-name="P4">
Modified Time: 2023-07-08T11:35:20+03:00</text:p>
      <text:p text:style-name="P4">
Description: In the Black Sea, Russia holds five ships in the Black Sea, among them there are no carbon rockets type "caliber". - Ukrinform.</text:p>
      <text:p text:style-name="P4">
Images: ['<text:a xlink:type="simple" xlink:href="https://static.ukrinform.com/photos/2022_05/thumb_files/630_360_1652062755-937.jpg" text:style-name="Internet_20_link" text:visited-style-name="Visited_20_Internet_20_Link">
630_360_16520...</text:a>
']</text:p>
      <text:p text:style-name="P4">
Tags: [' Чорне море', 'Корабель', 'Війна з Росією']</text:p>
      <text:p text:style-name="P4">
Type: Article</text:p>
      <!--METADATA-->
      <text:p text:style-name="P4">
<draw:frame draw:style-name="fr1" draw:name="Image53" text:anchor-type="as-char" svg:width="6.9236in" svg:height="3.956343in" draw:z-index="0">
<draw:image xlink:href="../Images/yкринформ/2023-07-08T11-35-20-03-00/630_360_1652062755-937.jpg" xlink:type="simple" xlink:show="embed" xlink:actuate="onLoad" draw:mime-type="image/jpeg"/>
</draw:frame>
Roast in the Black Sea, Russia holds five ships, among them the carriage missiles of the Caliber type.</text:p>
      <text:p text:style-name="P4">
According to Ukrinform, about it on <text:a xlink:type="simple" xlink:href="https://www.facebook.com/navy.mil.gov.ua/posts/pfbid02hijruFwTyk6D2Tp1CQVJqTRy6aLuYSPXjAMm884n8BDoUXHC6ETjBH6L7v5fKRpYl" text:style-name="Internet_20_link" text:visited-style-name="Visited_20_Internet_20_Link">
Facebook</text:a>
<text:a xlink:type="simple" xlink:href="https://www.facebook.com/navy.mil.gov.ua/posts/pfbid02hijruFwTyk6D2Tp1CQVJqTRy6aLuYSPXjAMm884n8BDoUXHC6ETjBH6L7v5fKRpYl" text:style-name="Internet_20_link" text:visited-style-name="Visited_20_Internet_20_Link">
</text:a>
The naval forces of armed forces are reported.</text:p>
      <text:p text:style-name="P4">
There is one enemy ship in the Sea of Azov, in the Mediterranean - the blessings of ships, among them one carbon carrier with a total volley up to 16 missiles.</text:p>
      <text:p text:style-name="P4">
<text:span text:style-name="T4">
 Read also: </text:span>
 <text:a xlink:type="simple" xlink:href="https://www.ukrinform.ua/rubric-ato/3733036-u-minoboroni-pidbili-pidsumki-500-dniv-povnomasstabnoi-vijni.html" text:style-name="Internet_20_link" text:visited-style-name="Visited_20_Internet_20_Link">
The Ministry of Defense has summed up 500 days of full -scale war</text:a>
According to Ukrinform, according to Natalia Humeniuk, the head of the united press center of the south, released from the sea of the rocket “<text:a xlink:type="simple" xlink:href="https://www.ukrinform.ua/rubric-ato/3732101-vipuseni-z-mora-kalibri-pokrivaut-fakticno-vsu-teritoriu-ukraini-gumenuk.html" text:style-name="Internet_20_link" text:visited-style-name="Visited_20_Internet_20_Link">
caliber</text:a>
”Can virtually cover the entire territory of Ukraine.</text:p>
      <text:p text:style-name="P4">
News Source: <text:a xlink:type="simple" xlink:href="https://www.ukrinform.ua/rubric-ato/3733131-rosia-trimae-u-cornomu-mori-pat-korabliv-raketonosiiv-nemae.html" text:style-name="Internet_20_link" text:visited-style-name="Visited_20_Internet_20_Link">
https://www.ukrinform.ua/rubric-ato/3733131-rosia-trimae-u-cornomu-mori-pat-korabliv-raketonosiiv-nemae.html</text:a>
</text:p>
      <!--NEWS-->
      <text:h text:style-name="P10" text:outline-level="1">
<text:span text:style-name="T4">
414 farms have been flooded in the Carpathian region</text:span>
</text:h>
      <text:p text:style-name="P4">
Authors: Ukrinform (Person)</text:p>
      <text:p text:style-name="P4">
Publisher: Укринформ (Organization)</text:p>
      <text:p text:style-name="P4">
Published Time: 2023-07-08T11:37:34+03:00</text:p>
      <text:p text:style-name="P4">
Modified Time: 2023-07-08T11:37:34+03:00</text:p>
      <text:p text:style-name="P4">
Description: In the Carpathian region, 14 houses, 414 farms and 26 cellars remain flooded. - Ukrinform.</text:p>
      <text:p text:style-name="P4">
Images: ['<text:a xlink:type="simple" xlink:href="https://static.ukrinform.com/photos/2023_07/thumb_files/630_360_1688805314-772.jpeg" text:style-name="Internet_20_link" text:visited-style-name="Visited_20_Internet_20_Link">
630_360_16888...</text:a>
']</text:p>
      <text:p text:style-name="P4">
Tags: ['Прикарпаття', 'Негода', 'Підтоплення']</text:p>
      <text:p text:style-name="P4">
Type: Article</text:p>
      <!--METADATA-->
      <text:p text:style-name="P4">
<draw:frame draw:style-name="fr1" draw:name="Image55" text:anchor-type="as-char" svg:width="6.9236in" svg:height="3.956343in" draw:z-index="0">
<draw:image xlink:href="../Images/yкринформ/2023-07-08T11-37-34-03-00/630_360_1688805314-772.jpeg" xlink:type="simple" xlink:show="embed" xlink:actuate="onLoad" draw:mime-type="image/jpeg"/>
</draw:frame>
In the Carpathian region, 14 residential buildings, 414 two farms and 26 cellars remain flooded.</text:p>
      <text:p text:style-name="P4">
About it in <text:a xlink:type="simple" xlink:href="https://t.me/onyshchuksvitlana/7734" text:style-name="Internet_20_link" text:visited-style-name="Visited_20_Internet_20_Link">
telegram</text:a>
The reporter of the Ivano-Frankivsk Ova Svetlana Onishchuk, Ukrinform reports.</text:p>
      <text:p text:style-name="P4">
“14 residential buildings, 414 farms, 26 basements remain flooded; 3,11 km of local roads were dropped and the WiR pedestrian bridge was damaged. Bystrica-Solotvinsk in Ivano-Frankivsk, ”Onishchuk informed.</text:p>
      <text:p text:style-name="P4">
According to her, 14 people were rescued, another 80 people were evacuated.</text:p>
      <text:p text:style-name="P4">
Ova's head noted that most due to <text:a xlink:type="simple" xlink:href="https://www.ukrinform.ua/tag-negoda" text:style-name="Internet_20_link" text:visited-style-name="Visited_20_Internet_20_Link">
bad weather</text:a>
Kolomyshchyna was injured.</text:p>
      <text:p text:style-name="P4">
The relevant services eliminate the effects of the element, including pumping water. Transport connections to settlements of the region have been restored.</text:p>
      <text:p text:style-name="P4">
*!(https://www.ukrinform.ua/rubric-regions/3733061-v-ivanofrankivskij-gromadi-stalisa-pidtoplenna-cerez-zlivi.html)The precipitation in the territory of the region stopped, water from the flooded territories for the most part goes independently. The situation is controlled, the Chief assured.</text:p>
      <text:p text:style-name="P4">
As it was reported, in the Carpathian region the showers caused the flood of the farms, open areas and local roads.</text:p>
      <text:p text:style-name="P4">
News Source: <text:a xlink:type="simple" xlink:href="https://www.ukrinform.ua/rubric-regions/3733132-na-prikarpatti-dosi-pidtopleni-414-dvorogospodarstv.html" text:style-name="Internet_20_link" text:visited-style-name="Visited_20_Internet_20_Link">
https://www.ukrinform.ua/rubric-regions/3733132-na-prikarpatti-dosi-pidtopleni-414-dvorogospodarstv.html</text:a>
</text:p>
      <!--NEWS-->
      <text:h text:style-name="P10" text:outline-level="1">
<text:span text:style-name="T4">
U20 Basketball players will play for leadership in euro group with Sweden</text:span>
</text:h>
      <text:p text:style-name="P4">
Authors: Ukrinform (Person)</text:p>
      <text:p text:style-name="P4">
Publisher: Укринформ (Organization)</text:p>
      <text:p text:style-name="P4">
Published Time: 2023-07-08T11:46:31+03:00</text:p>
      <text:p text:style-name="P4">
Modified Time: 2023-07-08T11:46:31+03:00</text:p>
      <text:p text:style-name="P4">
Description: The Men's Youth Team of Ukraine U20 on July 8, will hold its second match at the U20 European Championships in the Division of Skopje (Northern Macedonia). - Ukrinform.</text:p>
      <text:p text:style-name="P4">
Images: ['<text:a xlink:type="simple" xlink:href="https://static.ukrinform.com/photos/2023_07/thumb_files/630_360_1688805720-881.jpg" text:style-name="Internet_20_link" text:visited-style-name="Visited_20_Internet_20_Link">
630_360_16888...</text:a>
']</text:p>
      <text:p text:style-name="P4">
Tags: ['Баскетбол', 'Швеція', 'Збірна України', 'Молодь', 'Чоловіки']</text:p>
      <text:p text:style-name="P4">
Type: Article</text:p>
      <!--METADATA-->
      <text:p text:style-name="P4">
<draw:frame draw:style-name="fr1" draw:name="Image58" text:anchor-type="as-char" svg:width="6.9236in" svg:height="3.956343in" draw:z-index="0">
<draw:image xlink:href="../Images/yкринформ/2023-07-08T11-46-31-03-00/630_360_1688805720-881.jpg" xlink:type="simple" xlink:show="embed" xlink:actuate="onLoad" draw:mime-type="image/jpeg"/>
</draw:frame>
The Men's Team of Ukraine U20 on July 8, will hold its second match at the U20 Championships in Division in Skopje.(Northern Macedonia).</text:p>
      <text:p text:style-name="P4">
Команда Дмитра Забірченка <text:a xlink:type="simple" xlink:href="http://https://fbu.ua/news/bitva-za-lderstvo-v-grup-anons-matchu-ukrana---shvecya-na-cholovchomu-vrobasket-u-20" text:style-name="Internet_20_link" text:visited-style-name="Visited_20_Internet_20_Link">
 стартувала </text:a>
at the tournament with an important and confident victory over Georgia(82:55)And now it will become with Sweden, Ukrinform reports.</text:p>
      <text:p text:style-name="P4">
The Swedes, whom the Fiba website before the Eurobasket start in the division in the name of the whole tournament, also started with a confident victory, defeated the Zazerbaijan with a score of 102: 50.</text:p>
      <text:p text:style-name="P4">
Given the pre -start forecasts and matches of the first round of the European Championship, the match of Ukraine and Sweden will be a potential battle for winning the group.</text:p>
      <text:p text:style-name="P4">
<text:span text:style-name="T4">
 Read also: </text:span>
 <text:a xlink:type="simple" xlink:href="https://www.ukrinform.ua/rubric-sports/3732974-molodizna-zbirna-ukraini-z-basketbolu-rozgromila-gruziu-na-starti-evro2023.html" text:style-name="Internet_20_link" text:visited-style-name="Visited_20_Internet_20_Link">
youth team of Ukraine with <text:span text:style-name="T4">
 basketball </text:span>
 In the defeat of the euro-2023</text:a>
Sweden match - Ukraine will start at 22.00 Kyiv time.</text:p>
      <text:p text:style-name="P4">
Photo: fbu.ua.</text:p>
      <text:p text:style-name="P4">
News Source: <text:a xlink:type="simple" xlink:href="https://www.ukrinform.ua/rubric-sports/3733139-basketbolisti-ukraini-u20-zigraut-za-liderstvo-u-grupi-evro-zi-svecieu.html" text:style-name="Internet_20_link" text:visited-style-name="Visited_20_Internet_20_Link">
https://www.ukrinform.ua/rubric-sports/3733139-basketbolisti-ukraini-u20-zigraut-za-liderstvo-u-grupi-evro-zi-svecieu.html</text:a>
</text:p>
      <!--NEWS-->
      <text:h text:style-name="P10" text:outline-level="1">
<text:span text:style-name="T4">
There are 12 terminals along the Ukrainian Danube to increase port capacity</text:span>
</text:h>
      <text:p text:style-name="P4">
Authors: Ukrinform (Person)</text:p>
      <text:p text:style-name="P4">
Publisher: Укринформ (Organization)</text:p>
      <text:p text:style-name="P4">
Published Time: 2023-07-08T11:50:27+03:00</text:p>
      <text:p text:style-name="P4">
Modified Time: 2023-07-08T11:50:27+03:00</text:p>
      <text:p text:style-name="P4">
Description: There are 12 terminals along the Ukrainian coast of the Danube to increase the capacity of ports, while the development of the Ukrainian Danube depends on the position of Romania, in particular on the dredging works. - Ukrinform.</text:p>
      <text:p text:style-name="P4">
Images: ['<text:a xlink:type="simple" xlink:href="https://static.ukrinform.com/photos/2023_07/thumb_files/630_360_1688805848-245.jpg" text:style-name="Internet_20_link" text:visited-style-name="Visited_20_Internet_20_Link">
630_360_16888...</text:a>
']</text:p>
      <text:p text:style-name="P4">
Tags: ['Порт', 'Ріка', 'Дунай', 'Судноплавство']</text:p>
      <text:p text:style-name="P4">
Type: Article</text:p>
      <!--METADATA-->
      <text:p text:style-name="P4">
<draw:frame draw:style-name="fr1" draw:name="Image59" text:anchor-type="as-char" svg:width="6.9236in" svg:height="3.956343in" draw:z-index="0">
<draw:image xlink:href="../Images/yкринформ/2023-07-08T11-50-27-03-00/630_360_1688805848-245.jpg" xlink:type="simple" xlink:show="embed" xlink:actuate="onLoad" draw:mime-type="image/jpeg"/>
</draw:frame>
The Danube coast is built by 12 terminals to increase the capacity of the ports, while the development of the Ukrainian Danube depends on the position of Romania, in particular on the conduct of dredging works.</text:p>
      <text:p text:style-name="P4">
This was said in a comment <text:a xlink:type="simple" xlink:href="https://ukr.radio/news.html" text:style-name="Internet_20_link" text:visited-style-name="Visited_20_Internet_20_Link">
Ukrainian radio</text:a>
Director of the Transportation Center Sergey Vovk, Ukrinform reports.</text:p>
      <text:p text:style-name="P4">
The expert noted that three ports in the Ukrainian territory of the Danube-Izmail, Renite Ust-Danube-are now very active. "That is, as much as they do now, they have not overloaded almost never, except for the Soviet times, because they are one way of export not only grain products. Therefore, we now see the" Renaissance of the Danube "and an increase in the interest of investors and shippers in these ports," the Wolf said.</text:p>
      <text:p text:style-name="P4">
He noted that there are now 12 new terminals on the Danube. But he will be able to become a full replacement of the Black Sea port, the wolf stated.</text:p>
      <text:p text:style-name="P4">
<text:span text:style-name="T4">
 Read also: </text:span>
 [Ukrainian <text:span text:style-name="T4">
 Danube </text:span>
 Shipping Department has set out their NAUKATIONS OF AGRAIN(https://www.ukrinform.ua/rubric-economy/3726877-ukrainske-dunajske-paroplavstvo-vistavilo-na-aukcion-svoi-poslugi-z-agroperevezenna.html)"In any case, it is only one of the variants of transportation. If you talk on grain, 50% went through the ports of Odessa within the grain initiative, 25% through the Danube and another 25% through Western border crossings. About 20 million tons, ” - said the director of the Center for Transport Strategies.</text:p>
      <text:p text:style-name="P4">
According to him, <text:a xlink:type="simple" xlink:href="https://www.ukrinform.ua/tag-dunaj" text:style-name="Internet_20_link" text:visited-style-name="Visited_20_Internet_20_Link">
Danube</text:a>
He has received a second one in order to be a transport artery and to help the Ukrainian economy, it is important that after the ports of Greater Odessa have been opened, it remained a priority area of development and export logistics.</text:p>
      <text:p text:style-name="P4">
"Questions in money. First, send large ship parties is much more advantageous. Second, the railway tariff for the Danube was more expensive than to Portosta, and now the cost of transshipment on the Danube is very high for many," the expert.</text:p>
      <text:p text:style-name="P4">
According to him, the main problem of the Danube is depths that do not allow to work with large ship parties. Therefore, it is very important to get a consent side for dredging work, as well as to disregard a number of other technological moments, including the possibility of using the raid transshipment to Romania without the involvement of its fleet."In particular, there is a Convention of Espo, which regulates the dredging of the mouth and has blocked such capabilities. In Sulina, it is loaded on Ukrainian ports and flows through the Ukrainian part into the sea with loads, "Vovk said.</text:p>
      <text:p text:style-name="P4">
He added that the delegation of the Ministry of Infrastructure and restoration is constantly working with the Romanian side.</text:p>
      <text:p text:style-name="P4">
As it was reported, PJSC "Ukrainian Danube Shipping" discusses the mastery of contracting contracts with world grain traders on transportation of agro -production of the Middle Danube.</text:p>
      <text:p text:style-name="P4">
News Source: <text:a xlink:type="simple" xlink:href="https://www.ukrinform.ua/rubric-economy/3733142-uzdovz-ukrainskogo-dunau-buduut-12-terminaliv-dla-zbilsenna-potuznosti-portiv.html" text:style-name="Internet_20_link" text:visited-style-name="Visited_20_Internet_20_Link">
https://www.ukrinform.ua/rubric-economy/3733142-uzdovz-ukrainskogo-dunau-buduut-12-terminaliv-dla-zbilsenna-potuznosti-portiv.html</text:a>
</text:p>
      <!--NEWS-->
      <text:h text:style-name="P10" text:outline-level="1">
<text:span text:style-name="T4">
The Ministry of Defense named 10 unique facts of the liberation war of Ukraine</text:span>
</text:h>
      <text:p text:style-name="P4">
Authors: Ukrinform (Person)</text:p>
      <text:p text:style-name="P4">
Publisher: Укринформ (Organization)</text:p>
      <text:p text:style-name="P4">
Published Time: 2023-07-08T11:52:00+03:00</text:p>
      <text:p text:style-name="P4">
Modified Time: 2023-07-08T11:52:00+03:00</text:p>
      <text:p text:style-name="P4">
Description: Deputy Minister of Defense Anna Malyar noted that Ukraine's defense forces are an army of fearless phenomena and unprecedented paradoxes and published 10 unique facts of the liberation war. - Ukrinform.</text:p>
      <text:p text:style-name="P4">
Images: ['<text:a xlink:type="simple" xlink:href="https://static.ukrinform.com/photos/2023_06/thumb_files/630_360_1686368008-969.jpg" text:style-name="Internet_20_link" text:visited-style-name="Visited_20_Internet_20_Link">
630_360_16863...</text:a>
']</text:p>
      <text:p text:style-name="P4">
Tags: ['Міноборони', 'Україна', 'Війна з Росією', 'Ганна Маляр']</text:p>
      <text:p text:style-name="P4">
Type: Article</text:p>
      <!--METADATA-->
      <text:p text:style-name="P4">
<draw:frame draw:style-name="fr1" draw:name="Image60" text:anchor-type="as-char" svg:width="6.9236in" svg:height="3.956343in" draw:z-index="0">
<draw:image xlink:href="../Images/yкринформ/2023-07-08T11-52-00-03-00/630_360_1686368008-969.jpg" xlink:type="simple" xlink:show="embed" xlink:actuate="onLoad" draw:mime-type="image/jpeg"/>
</draw:frame>
Deputy Defense Minister Anna Malyar noted that Ukraine's defense forces are an army -bearing phenomena and unprecedented paradoxes and published 10 unique facts of the liberation war.</text:p>
      <text:p text:style-name="P4">
According to Ukrinform, she wrote about it in <text:a xlink:type="simple" xlink:href="https://t.me/annamaliar/920" text:style-name="Internet_20_link" text:visited-style-name="Visited_20_Internet_20_Link">
telegram</text:a>
.</text:p>
      <text:p text:style-name="P4">
“500 днів + 8 років <text:span text:style-name="T4">
реального бойового досвіду</text:span>
 : жодна сучасна армія світуне була задіяна у війні такої високої інтенсивності. Війна, яку розв’язалаРосія в Україні, стала наймасштабнішим конфліктом в Європі з часів Другоїсвітової війни”, - зазначила Маляр.</text:p>
      <text:p text:style-name="P4">
За її словами, “цю війну можна впевнено вважати <text:span text:style-name="T4">
“першою війноюбезпілотників”</text:span>
 . Насиченість бойових підрозділів ЗСУ безпілотними літальнимиапаратами не має аналогів в світі. Безпілотні повітряні, наземні та водніапарати інтегровані в кожен етап бойових дій. Ми першими в світі почали широкозастосовувати ударні квадрокоптери і FPV-дрони”.</text:p>
      <text:p text:style-name="P4">
Протиповітряна оборона України <text:span text:style-name="T4">
вперше в світі обʼєднала</text:span>
 і ефективновикористовує новітні західні та радянські системи, винищувальну авіацію імобільні групи з ПЗРК.</text:p>
      <text:p text:style-name="P4">
<text:span text:style-name="T4">
Читайте також:</text:span>
 <text:a xlink:type="simple" xlink:href="https://www.ukrinform.ua/rubric-ato/3733129-danilov-ukraina-na-500-dniv-stala-blizce-do-peremogi.html" text:style-name="Internet_20_link" text:visited-style-name="Visited_20_Internet_20_Link">
 Данілов: Україна на <text:span text:style-name="T4">
500</text:span>
 днів стала ближче до перемоги</text:a>
“The offensive actions <text:span text:style-name="T4">
 of the Armed Forces have denied one of the fundamental postulates </text:span>
 Military Science about the need for numerical(3-5 times)Advantages in the live power of such arms during the offensive. The Ukrainian army occurs and liberates the land in the conditions of complete advantage of the enemy - both in service and in the number of personnel, ”the painter emphasized.</text:p>
      <text:p text:style-name="P4">
<text:span text:style-name="T4">
 5000 women on the fire line </text:span>
 out of 42,000 women in <text:a xlink:type="simple" xlink:href="https://www.ukrinform.ua/tag-zsu" text:style-name="Internet_20_link" text:visited-style-name="Visited_20_Internet_20_Link">
Armed Forces</text:a>
.</text:p>
      <text:p text:style-name="P4">
According to the Deputy Minister, “<text:span text:style-name="T4">
 A unique assistance system has been created </text:span>
 wounded, which is nowhere to be in the world, is the only medical space. This union of military and civilian medical institutions and specially developed logistics system, which covers the entire territory of the state and uses all species. The result is up to 82% of the wounded Ukrainian military afterwards returning to the system. ”</text:p>
      <text:p text:style-name="P4">
80% of the wounded during the so -called golden hour receive proper assistance. The fatigue of the military at the evacuation stage decreased as much as possible.The Ukrainian military <text:span text:style-name="T4">
 for the first time knocked the hypersonic Russian dagger rocket </text:span>
. The hostile target was destroyed by the Patriot Anti-aircraft missile system.</text:p>
      <text:p text:style-name="P4">
The painter reminded the words of the US Army General during the First World John Pershing: "Infantry wins battles, logistics wins wars."</text:p>
      <text:p text:style-name="P4">
<text:span text:style-name="T4">
 Read also: </text:span>
 <text:a xlink:type="simple" xlink:href="https://www.ukrinform.ua/rubric-ato/3733004-500-dniv-velikoi-vijni-na-foto-ukrinformu.html" text:style-name="Internet_20_link" text:visited-style-name="Visited_20_Internet_20_Link">
<text:span text:style-name="T4">
 500 </text:span>
 Days of the Great War in the photo of Ukrinform</text:a>
“Our front, despite the huge length and increase of the army by hundreds of thousands, <text:span text:style-name="T4">
 is consistently replenished with </text:span>
 food, fuel, equipment, weapons and tunes. Logistics is well optimized taking into account the threats of aviation rocket strokes, ”the Deputy Minister stressed.</text:p>
      <text:p text:style-name="P4">
She also noted that <text:span text:style-name="T4">
 "figure - weapons" </text:span>
. Within 500 days of war, IT decisions were introduced to manage battle, operation and their comprehensive security:</text:p>
      <ul>
        <li>
combat system of management of the tactical link "nettle"; * Delta situational awareness platform; * NATO Logfas Logistics Support Support; * Project "Eyes".</li>
      </ul>
      <text:p text:style-name="P4">
As reported by Ukrinform, Deputy Minister of Defense Anna Malyar [summarized 500 days of Russian large -scale war against Ukraine]](https://www.ukrinform.ua/rubric-ato/3733036-u-minoboroni-pidbili-pidsumki-500-dniv-povnomasstabnoi-vijni.html).</text:p>
      <text:p text:style-name="P4">
<text:span text:style-name="T5">
Foto: General Staff</text:span>
</text:p>
      <text:p text:style-name="P4">
News Source: <text:a xlink:type="simple" xlink:href="https://www.ukrinform.ua/rubric-ato/3733147-u-minoboroni-nazvali-10-unikalnih-faktiv-vizvolnoi-vijni-ukraini.html" text:style-name="Internet_20_link" text:visited-style-name="Visited_20_Internet_20_Link">
https://www.ukrinform.ua/rubric-ato/3733147-u-minoboroni-nazvali-10-unikalnih-faktiv-vizvolnoi-vijni-ukraini.html</text:a>
</text:p>
      <!--NEWS-->
      <text:h text:style-name="P10" text:outline-level="1">
<text:span text:style-name="T4">
In Ukraine celebrate the Family Day - Lubinets congratulated on the holiday</text:span>
</text:h>
      <text:p text:style-name="P4">
Authors: Ukrinform (Person)</text:p>
      <text:p text:style-name="P4">
Publisher: Укринформ (Organization)</text:p>
      <text:p text:style-name="P4">
Published Time: 2023-07-08T12:09:56+03:00</text:p>
      <text:p text:style-name="P4">
Modified Time: 2023-07-08T12:09:56+03:00</text:p>
      <text:p text:style-name="P4">
Description: The Verkhovna Rada Commissioner for Human Rights Dmitry Lubinets stressed that Ukrainians are a large family who will celebrate victory in the war with Russia. - Ukrinform.</text:p>
      <text:p text:style-name="P4">
Images: ['<text:a xlink:type="simple" xlink:href="https://static.ukrinform.com/photos/2023_07/thumb_files/630_360_1688807206-571.jpg" text:style-name="Internet_20_link" text:visited-style-name="Visited_20_Internet_20_Link">
630_360_16888...</text:a>
']</text:p>
      <text:p text:style-name="P4">
Tags: ['Омбудсмен', 'День сімей', 'Дмитро Лубінець']</text:p>
      <text:p text:style-name="P4">
Type: Article</text:p>
      <!--METADATA-->
      <text:p text:style-name="P4">
<draw:frame draw:style-name="fr1" draw:name="Image61" text:anchor-type="as-char" svg:width="6.9236in" svg:height="3.956343in" draw:z-index="0">
<draw:image xlink:href="../Images/yкринформ/2023-07-08T12-09-56-03-00/630_360_1688807206-571.jpg" xlink:type="simple" xlink:show="embed" xlink:actuate="onLoad" draw:mime-type="image/jpeg"/>
</draw:frame>
The Commissioner of the Verkhovna Rada for Human Rights Dmitry Lubinets on the day of his family, announced that Ukrainians are a large family who will celebrate the victory with Russia.</text:p>
      <text:p text:style-name="P4">
According to Ukrinform, the Ombudsman wrote about this in <text:a xlink:type="simple" xlink:href="https://t.me/dmytro_lubinetzs/2921" text:style-name="Internet_20_link" text:visited-style-name="Visited_20_Internet_20_Link">
telegram</text:a>
.</text:p>
      <text:p text:style-name="P4">
“The family for everyone is the most expensive people who love and understand. The Ubatkovsky House is instilled in love for his home country, language and culture, and the boss family is a life-giving source of the original Ukrainian values of Tatraditions, ”the Commissioner said.</text:p>
      <text:p text:style-name="P4">
According to him, with the beginning of a full -scale invasion of Russian troops in Ukraine, many families divorced. "One of the relatives protects and defends our Ukraine in this cruel war, and someone gave life for our freedom, and someone went abroad, running away from the war," the Ombudsman added.</text:p>
      <text:p text:style-name="P4">
<text:span text:style-name="T4">
 Read also: </text:span>
 <text:a xlink:type="simple" xlink:href="https://www.ukrinform.ua/rubric-society/3732691-civilnimi-zarucnikami-rosii-vvazautsa-bils-ak-25-tisac-ukrainciv-lubinec.html" text:style-name="Internet_20_link" text:visited-style-name="Visited_20_Internet_20_Link">
Civilian hostages of Russia are considered to be more than 25 thousand Ukrainians - <text:span text:style-name="T4">
 Lubinets </text:span>
 b</text:a>
“The family is about dividing sadness and multiplying joy. It's about love and understanding. It's about supporting in difficult moments, ”Lubinets emphasized.</text:p>
      <text:p text:style-name="P4">
As the Ombudsman noted, now we can say for sure that Ukrainians are a big family. “We are now support and support for each other. We cry and miss together, the widow kills and cries our people. And we rejoice together when our defenders and defenders release our land from unclean. And together we are infinitely loved Ukraine and we will do everything to make it free and blossoming, ”he said.</text:p>
      <text:p text:style-name="P4">
"We are all a large Ukrainian family, which will celebrate the thing after our victory," Lubinets stressed.</text:p>
      <text:p text:style-name="P4">
<text:span text:style-name="T4">
 Read also: </text:span>
 [Ukraine managed to return 382 deported rose(https://www.ukrinform.ua/rubric-society/3732665-do-ukraini-vdalosa-povernuti-382-deportovani-rosieu-ditini.html)As it was reported, since 2012, July 8 is celebrated in Ukraine.</text:p>
      <text:p text:style-name="P4">
Photo: Dmitry Lubinets, Tg</text:p>
      <text:p text:style-name="P4">
News Source: <text:a xlink:type="simple" xlink:href="https://www.ukrinform.ua/rubric-society/3733149-v-ukraini-vidznacaut-den-rodini-lubinec-privitav-zi-svatom.html" text:style-name="Internet_20_link" text:visited-style-name="Visited_20_Internet_20_Link">
https://www.ukrinform.ua/rubric-society/3733149-v-ukraini-vidznacaut-den-rodini-lubinec-privitav-zi-svatom.html</text:a>
</text:p>
      <!--NEWS-->
      <text:h text:style-name="P10" text:outline-level="1">
<text:span text:style-name="T4">
In Istanbul, Zelensky took part in a funeral prayer for the victims of the war in Ukraine</text:span>
</text:h>
      <text:p text:style-name="P4">
Authors: Ukrinform (Person)</text:p>
      <text:p text:style-name="P4">
Publisher: Укринформ (Organization)</text:p>
      <text:p text:style-name="P4">
Published Time: 2023-07-08T12:12:00+03:00</text:p>
      <text:p text:style-name="P4">
Modified Time: 2023-07-08T12:12:00+03:00</text:p>
      <text:p text:style-name="P4">
Description: President Volodymyr Zelenskyy, together with the Ecumenical Patriarch Bartholomew, participated in the funeral prayer service for the victims of the war in Ukraine at St. George's Cathedral at Fanari in Istanbul. - Ukrinform.</text:p>
      <text:p text:style-name="P4">
Images: ['<text:a xlink:type="simple" xlink:href="https://static.ukrinform.com/photos/2023_07/thumb_files/630_360_1688808057-894.jpg" text:style-name="Internet_20_link" text:visited-style-name="Visited_20_Internet_20_Link">
630_360_16888...</text:a>
']</text:p>
      <text:p text:style-name="P4">
Tags: ['Стамбул', 'Варфоломій', 'Зеленський']</text:p>
      <text:p text:style-name="P4">
Type: Article</text:p>
      <!--METADATA-->
      <text:p text:style-name="P4">
<draw:frame draw:style-name="fr1" draw:name="Image62" text:anchor-type="as-char" svg:width="6.9236in" svg:height="3.956343in" draw:z-index="0">
<draw:image xlink:href="../Images/yкринформ/2023-07-08T12-12-00-03-00/630_360_1688808057-894.jpg" xlink:type="simple" xlink:show="embed" xlink:actuate="onLoad" draw:mime-type="image/jpeg"/>
</draw:frame>
The Presidential Lordir Zelensky, together with the Ecumenical Patriarch Bartholomew, participated in the victims of the war in Ukraine at St. George Nafanari Cathedral in Istanbul.</text:p>
      <text:p text:style-name="P4">
The head of state told about it in <text:a xlink:type="simple" xlink:href="https://t.me/V_Zelenskiy_official/6899" text:style-name="Internet_20_link" text:visited-style-name="Visited_20_Internet_20_Link">
telegram</text:a>
, reports Ukrinform.</text:p>
      <text:p text:style-name="P4">
“The funeral prayer for the victims of the war in Ukraine at St. George's Cathedral, Fanar, Istanbul. I thank the Ecumenical Patriarch Bartholomew for the spiritual support of Ukraine and Ukrainians, for prayers for peace for all our land, for all people, ”Zelensky said.</text:p>
      <text:p text:style-name="P4">
<text:span text:style-name="T4">
 Read also: </text:span>
 <text:a xlink:type="simple" xlink:href="https://www.ukrinform.ua/rubric-polytics/3733005-prezidenti-ukraini-j-tureccini-obgovorili-pidgotovku-do-samitu-nato.html" text:style-name="Internet_20_link" text:visited-style-name="Visited_20_Internet_20_Link">
Presidents of Ukraine and Turkey have discussed the preparation of NATO Damamite</text:a>
In OP <text:a xlink:type="simple" xlink:href="https://www.president.gov.ua/news/u-stambuli-prezident-uzyav-uchast-u-pominalnomu-molebni-za-z-84189" text:style-name="Internet_20_link" text:visited-style-name="Visited_20_Internet_20_Link">
informed</text:a>
that the prayer service in Ukrainian Tagrets was ruled by the Archimandrite of the Ecumenical throne, Father Methodius Ipatriar Father Epiphanius.</text:p>
      <text:p text:style-name="P4">
</text:p>
      <text:p text:style-name="P4">
<text:a xlink:type="simple" xlink:href="https://static.ukrinform.com/photos/2023_07/1688808927-7306.jpeg" text:style-name="Internet_20_link" text:visited-style-name="Visited_20_Internet_20_Link">
 </text:a>
 <text:a xlink:type="simple" xlink:href="https://static.ukrinform.com/photos/2023_07/1688808927-1058.jpeg" text:style-name="Internet_20_link" text:visited-style-name="Visited_20_Internet_20_Link">
</text:a>
 <text:a xlink:type="simple" xlink:href="https://static.ukrinform.com/photos/2023_07/1688808927-4991.jpeg" text:style-name="Internet_20_link" text:visited-style-name="Visited_20_Internet_20_Link">
</text:a>
 <text:a xlink:type="simple" xlink:href="https://static.ukrinform.com/photos/2023_07/1688808927-2772.jpeg" text:style-name="Internet_20_link" text:visited-style-name="Visited_20_Internet_20_Link">
</text:a>
 <text:a xlink:type="simple" xlink:href="https://static.ukrinform.com/photos/2023_07/1688808927-9852.jpeg" text:style-name="Internet_20_link" text:visited-style-name="Visited_20_Internet_20_Link">
</text:a>
As reported by Ukrinform, President Volodymyr Zelenskyy arrived in Turkey on July 7 in the evening and negotiated with Turkish leader Rezhemptoip Erdogan.</text:p>
      <text:p text:style-name="P4">
Earlier, on July 6-7, Zelensky visited Bulgaria, Czech Republic, Slovakia.</text:p>
      <text:p text:style-name="P4">
News Source: <text:a xlink:type="simple" xlink:href="https://www.ukrinform.ua/rubric-society/3733153-u-stambuli-zelenskij-vzav-ucast-u-pominalnomu-molebni-za-zertvami-vijni-v-ukraini.html" text:style-name="Internet_20_link" text:visited-style-name="Visited_20_Internet_20_Link">
https://www.ukrinform.ua/rubric-society/3733153-u-stambuli-zelenskij-vzav-ucast-u-pominalnomu-molebni-za-zertvami-vijni-v-ukraini.html</text:a>
</text:p>
      <!--NEWS-->
      <text:h text:style-name="P10" text:outline-level="1">
<text:span text:style-name="T4">
As a result of Russian aggression in the capital, about 800 houses were destroyed - Klitschko</text:span>
</text:h>
      <text:p text:style-name="P4">
Authors: Ukrinform (Person)</text:p>
      <text:p text:style-name="P4">
Publisher: Укринформ (Organization)</text:p>
      <text:p text:style-name="P4">
Published Time: 2023-07-08T12:19:00+03:00</text:p>
      <text:p text:style-name="P4">
Modified Time: 2023-07-08T12:19:00+03:00</text:p>
      <text:p text:style-name="P4">
Description: Kyiv was and remains the purpose of Russian invaders, who from the beginning of full -scale aggression have caused almost 800 metropolitan houses, of which more than 420 residential buildings have been destroyed. - Ukrinform.</text:p>
      <text:p text:style-name="P4">
Images: ['<text:a xlink:type="simple" xlink:href="https://static.ukrinform.com/photos/2022_11/thumb_files/630_360_1669634972-155.jpg" text:style-name="Internet_20_link" text:visited-style-name="Visited_20_Internet_20_Link">
630_360_16696...</text:a>
']</text:p>
      <text:p text:style-name="P4">
Tags: ['Віталій Кличко', 'Київ', 'Війна з Росією', 'Єдині новини']</text:p>
      <text:p text:style-name="P4">
Type: Article</text:p>
      <!--METADATA-->
      <text:p text:style-name="P4">
<draw:frame draw:style-name="fr1" draw:name="Image69" text:anchor-type="as-char" svg:width="6.9236in" svg:height="3.956343in" draw:z-index="0">
<draw:image xlink:href="../Images/yкринформ/2023-07-08T12-19-00-03-00/630_360_1669634972-155.jpg" xlink:type="simple" xlink:show="embed" xlink:actuate="onLoad" draw:mime-type="image/jpeg"/>
</draw:frame>
Kyiv has been embarrassed by the goal of Russian invaders, who from the beginning of full -scale aggression have caused almost 800 metropolitan houses, of which more than 420 residents were destroyed.</text:p>
      <text:p text:style-name="P4">
This was reported by Kyiv Mayor Vitaliy Klitschko on the air of the Tele scale "Unified News", Ukrinform correspondent reports.</text:p>
      <text:p text:style-name="P4">
"There was no front line in our city, but about 800 houses were destroyed, more than 420 are houses with the homes of Kyivans," the mayor said.</text:p>
      <text:p text:style-name="P4">
According to him, the vast majority of homes have already been restored, where the bullying is repaired, the city authorities have done everything to make people go home.</text:p>
      <text:p text:style-name="P4">
*!(https://www.ukrinform.ua/rubric-ato/3733100-rosia-za-500-dniv-vbila-v-ukraini-ponad-105-tisaci-civilnih-i-skoila-94-tisaci-voennih-zlociniv.html)At the same time, Klitschko noted the importance of studying the civilian population from the preparation for national resistance, which was recently released in the capital. He expressed his hope that he did not have to be used during learning to civilians, but "it is necessary to be prepared for different scenarios."</text:p>
      <text:p text:style-name="P4">
The capital's chairman again thanked the international partners of Ukraine for providing modern weapons, noting that the air defense has become much stronger, knocking down almost all -aged drones and rockets that trigger the invaders in the capital. At the same time, he could not relax: "Kiev is the heart of the country, Kiev is the Center for Decisions, Kiev is the largest city in the country, it was and remains a part of the aggressor."</text:p>
      <text:p text:style-name="P4">
Klitschko noted that the city appealed to the government to approve the requirements of utmost concrete shelters in areas where it is not possible to quickly build stationary quality storage facilities.</text:p>
      <text:p text:style-name="P4">
<text:span text:style-name="T4">
 Read also: </text:span>
 [Russians in 500 days of a full -scale invasion of 1051 children have been injured in Ukraine]](https://www.ukrinform.ua/rubric-ato/3733082-rosiani-za-500-dniv-povnomasstabnogo-vtorgnenna-poranili-v-ukraini-1051-ditinu.html)“We are already ready to buy and install these structures. Now the money has been allocated for 250 SPRs, ”the mayor said.</text:p>
      <text:p text:style-name="P4">
As it was reported, Kyiv Mayor Vitaliy Klitschko addressed the premiere Denis Shmigal on criteria for the fast-proofed civil protection structures(Šszscz)modular type and possibility of introducing their funds of civil protection protective structures.</text:p>
      <text:p text:style-name="P4">
News Source: <text:a xlink:type="simple" xlink:href="https://www.ukrinform.ua/rubric-kyiv/3733151-unaslidok-rosijskoi-agresii-u-stolici-zaznali-rujnuvan-blizko-800-budinkiv-klicko.html" text:style-name="Internet_20_link" text:visited-style-name="Visited_20_Internet_20_Link">
https://www.ukrinform.ua/rubric-kyiv/3733151-unaslidok-rosijskoi-agresii-u-stolici-zaznali-rujnuvan-blizko-800-budinkiv-klicko.html</text:a>
</text:p>
      <!--NEWS-->
      <text:h text:style-name="P10" text:outline-level="1">
<text:span text:style-name="T4">
UEFA has identified the best player of youth Euro 2023</text:span>
</text:h>
      <text:p text:style-name="P4">
Authors: Ukrinform (Person)</text:p>
      <text:p text:style-name="P4">
Publisher: Укринформ (Organization)</text:p>
      <text:p text:style-name="P4">
Published Time: 2023-07-08T12:20:00+03:00</text:p>
      <text:p text:style-name="P4">
Modified Time: 2023-07-08T23:20:00+03:00</text:p>
      <text:p text:style-name="P4">
Description: The champions of the tournament were players of the national team of England. - Ukrinform.</text:p>
      <text:p text:style-name="P4">
Images: ['<text:a xlink:type="simple" xlink:href="https://static.ukrinform.com/photos/2023_07/thumb_files/630_360_1688847532-332.jpg" text:style-name="Internet_20_link" text:visited-style-name="Visited_20_Internet_20_Link">
630_360_16888...</text:a>
']</text:p>
      <text:p text:style-name="P4">
Tags: ['Футбол']</text:p>
      <text:p text:style-name="P4">
Type: Article</text:p>
      <!--METADATA-->
      <text:p text:style-name="P4">
<draw:frame draw:style-name="fr1" draw:name="Image70" text:anchor-type="as-char" svg:width="6.9236in" svg:height="3.956343in" draw:z-index="0">
<draw:image xlink:href="../Images/yкринформ/2023-07-08T12-20-00-03-00/630_360_1688847532-332.jpg" xlink:type="simple" xlink:show="embed" xlink:actuate="onLoad" draw:mime-type="image/jpeg"/>
</draw:frame>
The championships became the players of the national team of England.</text:p>
      <text:p text:style-name="P4">
UEFA <text:a xlink:type="simple" xlink:href="https://www.uefa.com/under21/news/0283-1871d669de39-41d3412d964f-1000--player-of-the-tournament-gordon/" text:style-name="Internet_20_link" text:visited-style-name="Visited_20_Internet_20_Link">
officially</text:a>
He identified the best football player of youth-heuro-2023 football, the award was received by Anthony Gordon's Englishman, Ukrainian reports.</text:p>
      <text:p text:style-name="P4">
22-year-old Gordon at the club level represents Newcastle, distinguished himself with 2 goals and an assistant. As a part of Lee Karsley's team, Wingeri was on the edge of the attack.</text:p>
      <text:p text:style-name="P4">
Gordon's contribution to the quarterfinal victory of England over Portugal's peers(1:0)-Anthony spent a decisive goal in the match in the 34th minute. Shcheodin goal he scored by opening the score in a group round with Israel(2:0).</text:p>
      <text:p text:style-name="P4">
<text:span text:style-name="T4">
Читайте також:</text:span>
 <text:a xlink:type="simple" xlink:href="https://www.ukrinform.ua/rubric-sports/3733318-zbirna-anglii-peremozec-molodiznogo-evro-z-futbolu.html" text:style-name="Internet_20_link" text:visited-style-name="Visited_20_Internet_20_Link">
 Збірна Англії – переможець молодіжного Євро з <text:span text:style-name="T4">
футбол</text:span>
у </text:a>
In the list of the best scorers of the tournament, the attacker divided the second place immediately with eight players, including the captain of Ukraine Artem Bondarenko, compatriots Cameron Archer and Emil Smit-Rou.</text:p>
      <text:p text:style-name="P4">
Photo: Getty Images</text:p>
      <text:p text:style-name="P4">
News Source: <text:a xlink:type="simple" xlink:href="https://www.ukrinform.ua/rubric-sports/3733332-uefa-viznaciv-najkrasogo-futbolista-molodiznogo-evro2023.html" text:style-name="Internet_20_link" text:visited-style-name="Visited_20_Internet_20_Link">
https://www.ukrinform.ua/rubric-sports/3733332-uefa-viznaciv-najkrasogo-futbolista-molodiznogo-evro2023.html</text:a>
</text:p>
      <!--NEWS-->
      <text:h text:style-name="P10" text:outline-level="1">
<text:span text:style-name="T4">
Known matches between Dnipro-1 and Panatinaikos in the selection</text:span>
</text:h>
      <text:p text:style-name="P4">
Authors: Ukrinform (Person)</text:p>
      <text:p text:style-name="P4">
Publisher: Укринформ (Organization)</text:p>
      <text:p text:style-name="P4">
Published Time: 2023-07-08T12:20:17+03:00</text:p>
      <text:p text:style-name="P4">
Modified Time: 2023-07-08T12:20:17+03:00</text:p>
      <text:p text:style-name="P4">
Description: The arbitrators of the Second Qualification Round of the UEFA Champions League between the Dnipro-1 players and the Greek Panatinaikos became known. - Ukrinform.</text:p>
      <text:p text:style-name="P4">
Images: ['<text:a xlink:type="simple" xlink:href="https://static.ukrinform.com/photos/2023_07/thumb_files/630_360_1688807846-608.jpg" text:style-name="Internet_20_link" text:visited-style-name="Visited_20_Internet_20_Link">
630_360_16888...</text:a>
']</text:p>
      <text:p text:style-name="P4">
Tags: ['Футбол', 'Греція', 'Ліга чемпіонів', 'Україна', 'Дніпро-1']</text:p>
      <text:p text:style-name="P4">
Type: Article</text:p>
      <!--METADATA-->
      <text:p text:style-name="P4">
<draw:frame draw:style-name="fr1" draw:name="Image71" text:anchor-type="as-char" svg:width="6.9236in" svg:height="3.956343in" draw:z-index="0">
<draw:image xlink:href="../Images/yкринформ/2023-07-08T12-20-17-03-00/630_360_1688807846-608.jpg" xlink:type="simple" xlink:show="embed" xlink:actuate="onLoad" draw:mime-type="image/jpeg"/>
</draw:frame>
Starbitras of the Second Qualifying Round of the Champions League of the UEFAMIZE Dnipro-1 players and the Greek Panatinaikos.</text:p>
      <text:p text:style-name="P4">
The first meeting that will be held on July 25 in the Slovak city of Kosice(Start O21.00), the Italian Judicial Brigade of Judges, headed by Danielekphfey, will serve, Ukrinform reports.</text:p>
      <text:p text:style-name="P4">
Judges on the lines - Alberto Tegoni and Valerio Colarosse. The fourth referee -Ermanno Felician.</text:p>
      <text:p text:style-name="P4">
<text:span text:style-name="T4">
 Read also: </text:span>
 <text:a xlink:type="simple" xlink:href="https://www.ukrinform.ua/rubric-sports/3728998-dnipro1-rozgromiv-sevlus-u-persomu-sparingu-sezonu.html" text:style-name="Internet_20_link" text:visited-style-name="Visited_20_Internet_20_Link">
"<text:span text:style-name="T4">
 Dnipro </text:span>
 -1" <text:span text:style-name="T4">
 Sleeping </text:span>
 "Sevlyush" in the first season of the season</text:a>
To the duel in response in Athens 1 August(20.30)The German chief arbiter Bastian Dankert will work. His co -trunks will help: Linsmen - Dominic Shall and Marseille Junger, the fourth referee - Daniel Schlagler.</text:p>
      <text:p text:style-name="P4">
In the photo: Daniele Kiffi/SCDNIPRO1.com.ua.</text:p>
      <text:p text:style-name="P4">
News Source: <text:a xlink:type="simple" xlink:href="https://www.ukrinform.ua/rubric-sports/3733152-vidomi-arbitri-matciv-miz-dniprom1-ta-panatinaikosom-u-vidbori-lc-uefa.html" text:style-name="Internet_20_link" text:visited-style-name="Visited_20_Internet_20_Link">
https://www.ukrinform.ua/rubric-sports/3733152-vidomi-arbitri-matciv-miz-dniprom1-ta-panatinaikosom-u-vidbori-lc-uefa.html</text:a>
</text:p>
      <!--NEWS-->
      <text:h text:style-name="P10" text:outline-level="1">
<text:span text:style-name="T4">
Markarova emphasized the importance of providing Ukraine with cassette ammunition to Ukraine</text:span>
</text:h>
      <text:p text:style-name="P4">
Authors: Ukrinform (Person)</text:p>
      <text:p text:style-name="P4">
Publisher: Укринформ (Organization)</text:p>
      <text:p text:style-name="P4">
Published Time: 2023-07-08T12:28:00+03:00</text:p>
      <text:p text:style-name="P4">
Modified Time: 2023-07-08T12:28:00+03:00</text:p>
      <text:p text:style-name="P4">
Description: The decision to transmit cassette ammunition to the United States was important for Ukraine. - Ukrinform.</text:p>
      <text:p text:style-name="P4">
Images: ['<text:a xlink:type="simple" xlink:href="https://static.ukrinform.com/photos/2021_05/thumb_files/630_360_1620955279-427.jpg" text:style-name="Internet_20_link" text:visited-style-name="Visited_20_Internet_20_Link">
630_360_16209...</text:a>
']</text:p>
      <text:p text:style-name="P4">
Tags: ['США', 'Україна', 'Маркарова', 'Боєприпаси', 'Війна з Росією']</text:p>
      <text:p text:style-name="P4">
Type: Article</text:p>
      <!--METADATA-->
      <text:p text:style-name="P4">
<draw:frame draw:style-name="fr1" draw:name="Image72" text:anchor-type="as-char" svg:width="6.9236in" svg:height="3.956343in" draw:z-index="0">
<draw:image xlink:href="../Images/yкринформ/2023-07-08T12-28-00-03-00/630_360_1620955279-427.jpg" xlink:type="simple" xlink:show="embed" xlink:actuate="onLoad" draw:mime-type="image/jpeg"/>
</draw:frame>
The solution to the transfer of cassette ammunition by the United States was important for Ukraine.</text:p>
      <text:p text:style-name="P4">
About this <text:a xlink:type="simple" xlink:href="https://ukrainian.voanews.com/a/7171887.html" text:style-name="Internet_20_link" text:visited-style-name="Visited_20_Internet_20_Link">
the voice of America</text:a>
The Ambassador of Ukraine to the USA Oksana Markarova said, Ukrinform reports.</text:p>
      <text:p text:style-name="P4">
According to her, Kyiv understands the reservations on the use of such boobs, the Armed Forces will use them responsibly for the liberation of their territories and people.</text:p>
      <text:p text:style-name="P4">
“We need these capabilities. Our partners have been assured that we, unlike the enemy, will use them(cassette <text:a xlink:type="simple" xlink:href="https://www.ukrinform.ua/tag-boepripasi" text:style-name="Internet_20_link" text:visited-style-name="Visited_20_Internet_20_Link">
ammunition</text:a>
- order.)Very responsible. It is clear that we are fighting in our own territory, and our defenders have not said that they can liberate territories, villages in such a way that they actually protect the people who are there under occupation, ”Markarova said.</text:p>
      <text:p text:style-name="P4">
She added that Ukraine understands all the sensitive moments related to this issue and is very grateful to partners for the decision to provide these ammunition. Ambassador of expression that the Ukrainian "defenders will soon be able to have these such necessaryness."</text:p>
      <text:p text:style-name="P4">
<text:span text:style-name="T4">
 Read also: </text:span>
 <text:a xlink:type="simple" xlink:href="https://www.ukrinform.ua/rubric-ato/3733120-reznikov-nazvav-pat-principiv-ukraini-sodo-zastosuvanna-kasetnih-boepripasiv.html" text:style-name="Internet_20_link" text:visited-style-name="Visited_20_Internet_20_Link">
Reznikov named five principles of Ukraine on application <text:span text:style-name="T4">
 cassette </text:span>
 their ammunition</text:a>
However, she said, no ability is solved by one on the battlefield. “All our priorities are still needed - from airplanes to aircraft, more armored engineering, and can continue for a very long time. That is why it is a constant work with our partners, ”Markarova emphasized.</text:p>
      <text:p text:style-name="P4">
As reported by Ukrinform, the United States announced on Friday on <text:a xlink:type="simple" xlink:href="https://www.ukrinform.ua/rubric-ato/3732977-pentagon-ogolosiv-pro-novij-paket-dopomogi-ukraini-z-kasetnimi-boepripasami.html" text:style-name="Internet_20_link" text:visited-style-name="Visited_20_Internet_20_Link">
allocation of Ukraine of the next military assistance package</text:a>
. It includes artillery shells, including cassette ammunition, missiles for systems Patriot and Himars, BMP Bradley, BTR Stryker, and other weapons of camp.</text:p>
      <text:p text:style-name="P4">
US President Joe Biden acknowledged that providing cassette ammunition to Ukraine <text:a xlink:type="simple" xlink:href="https://www.ukrinform.ua/rubric-ato/3733015-bajden-pro-kasetni-snaradi-dla-ukraini-vazke-risenna-ale-voni-ij-potribni.html" text:style-name="Internet_20_link" text:visited-style-name="Visited_20_Internet_20_Link">
was a "difficult solution"</text:a>
, Alesu needs them for counter -offensive.</text:p>
      <text:p text:style-name="P4">
News Source: <text:a xlink:type="simple" xlink:href="https://www.ukrinform.ua/rubric-ato/3733158-markarova-nagolosila-na-vazlivosti-nadanna-ukraini-kasetnih-boepripasiv.html" text:style-name="Internet_20_link" text:visited-style-name="Visited_20_Internet_20_Link">
https://www.ukrinform.ua/rubric-ato/3733158-markarova-nagolosila-na-vazlivosti-nadanna-ukraini-kasetnih-boepripasiv.html</text:a>
</text:p>
      <!--NEWS-->
      <text:h text:style-name="P10" text:outline-level="1">
<text:span text:style-name="T4">
Brinka appealed to Ukrainians on the 500th day of Russia's invasion: I know Ukraine will win</text:span>
</text:h>
      <text:p text:style-name="P4">
Authors: Ukrinform (Person)</text:p>
      <text:p text:style-name="P4">
Publisher: Укринформ (Organization)</text:p>
      <text:p text:style-name="P4">
Published Time: 2023-07-08T12:31:36+03:00</text:p>
      <text:p text:style-name="P4">
Modified Time: 2023-07-08T12:31:36+03:00</text:p>
      <text:p text:style-name="P4">
Description: US Ambassador to Ukraine Bridget Brinka on the occasion of 500 days of a full -scale invasion of Russia appealed to Ukrainians and stressed that the United States would support Ukraine in the future. - Ukrinform.</text:p>
      <text:p text:style-name="P4">
Images: ['<text:a xlink:type="simple" xlink:href="https://static.ukrinform.com/photos/2023_03/thumb_files/630_360_1679678436-506.jpg" text:style-name="Internet_20_link" text:visited-style-name="Visited_20_Internet_20_Link">
630_360_16796...</text:a>
']</text:p>
      <text:p text:style-name="P4">
Tags: ['США', 'Війна з Росією', 'Бріджит Брінк']</text:p>
      <text:p text:style-name="P4">
Type: Article</text:p>
      <!--METADATA-->
      <text:p text:style-name="P4">
<draw:frame draw:style-name="fr1" draw:name="Image73" text:anchor-type="as-char" svg:width="6.9236in" svg:height="3.956343in" draw:z-index="0">
<draw:image xlink:href="../Images/yкринформ/2023-07-08T12-31-36-03-00/630_360_1679678436-506.jpg" xlink:type="simple" xlink:show="embed" xlink:actuate="onLoad" draw:mime-type="image/jpeg"/>
</draw:frame>
The Ambassador Slazed Ukraine Bridget Brynk on the occasion of 500 days of a full -scale invasion of Russian and stressed that the United States would support Ukraine in the future.</text:p>
      <text:p text:style-name="P4">
The diplomat wrote about it in <text:a xlink:type="simple" xlink:href="https://twitter.com/USAmbKyiv/status/1677560579664363520" text:style-name="Internet_20_link" text:visited-style-name="Visited_20_Internet_20_Link">
Twitter</text:a>
, reports Ukrinform.</text:p>
      <text:p text:style-name="P4">
“Today is 500 days since <text:a xlink:type="simple" xlink:href="https://www.ukrinform.ua/tag-rosia" text:style-name="Internet_20_link" text:visited-style-name="Visited_20_Internet_20_Link">
Russia</text:a>
It has begun an unexpected full -scale invasion of Ukraine. Interest in 500 days, the Kremlin's aggressive war caused Ukrainians of graceful pain - thousands of hazards, including more than 500 children, thousands of illegally exported to Russia, tamilions of forced displaced persons, ”said Binkk in a video message.</text:p>
      <text:p text:style-name="P4">
<text:span text:style-name="T5">
Video: Twitter Bridget Brink</text:span>
</text:p>
      <text:p text:style-name="P4">
According to her, during these 500 days the world was amazed by the courage and sustainability of the Ukrainian people - its inspired leadership, skilled armed forces rescuers, tireless volunteers and ordinary people who make an extraordinary contribution to a common business.</text:p>
      <text:p text:style-name="P4">
She stressed that within 500 days the United States and allies and partisanized to support Ukraine at a difficult time for it.</text:p>
      <text:p text:style-name="P4">
<text:span text:style-name="T4">
 Read also: </text:span>
 <text:a xlink:type="simple" xlink:href="https://www.ukrinform.ua/rubric-ato/3733042-zelenskij-pobuvav-na-zmiinomu.html" text:style-name="Internet_20_link" text:visited-style-name="Visited_20_Internet_20_Link">
<text:span text:style-name="T4">
 Zelens </text:span>
 What visited snake and honored Ukrainian heroes</text:a>
“And we will not weaken these efforts. We will be with you as long as you are struggling to buy your land and seek justice for atrocities and war crimes committed on Ukrainian land. And despite Russia's constant efforts, we will be with you to help Ukraine recover. And I know what you are, that Ukraine - and freedom - will win. Glory to Ukraine!" - Brink said.</text:p>
      <text:p text:style-name="P4">
As it was reported, on February 24, 2022, Russia launched an unused full -scale invasion of Ukraine.</text:p>
      <text:p text:style-name="P4">
News Source: <text:a xlink:type="simple" xlink:href="https://www.ukrinform.ua/rubric-polytics/3733159-brink-zvernulasa-do-ukrainciv-na-500j-den-vtorgnenna-rosii-znau-ukraina-peremoze.html" text:style-name="Internet_20_link" text:visited-style-name="Visited_20_Internet_20_Link">
https://www.ukrinform.ua/rubric-polytics/3733159-brink-zvernulasa-do-ukrainciv-na-500j-den-vtorgnenna-rosii-znau-ukraina-peremoze.html</text:a>
</text:p>
      <!--NEWS-->
      <text:h text:style-name="P10" text:outline-level="1">
<text:span text:style-name="T4">
For Metalist-1925 will play an exilard of Chernomorets</text:span>
</text:h>
      <text:p text:style-name="P4">
Authors: Ukrinform (Person)</text:p>
      <text:p text:style-name="P4">
Publisher: Укринформ (Organization)</text:p>
      <text:p text:style-name="P4">
Published Time: 2023-07-08T12:41:20+03:00</text:p>
      <text:p text:style-name="P4">
Modified Time: 2023-07-08T12:41:20+03:00</text:p>
      <text:p text:style-name="P4">
Description: Kharkiv football club "Metalist 1925" officially announced the signing of Dmitry Yusov forward. - Ukrinform.</text:p>
      <text:p text:style-name="P4">
Images: ['<text:a xlink:type="simple" xlink:href="https://static.ukrinform.com/photos/2023_07/thumb_files/630_360_1688808809-372.jpg" text:style-name="Internet_20_link" text:visited-style-name="Visited_20_Internet_20_Link">
630_360_16888...</text:a>
']</text:p>
      <text:p text:style-name="P4">
Tags: ['Футбол', 'Металіст-1925', "Прем'єр-ліга", 'Україна', 'Чорноморець']</text:p>
      <text:p text:style-name="P4">
Type: Article</text:p>
      <!--METADATA-->
      <text:p text:style-name="P4">
<draw:frame draw:style-name="fr1" draw:name="Image74" text:anchor-type="as-char" svg:width="6.9236in" svg:height="3.956343in" draw:z-index="0">
<draw:image xlink:href="../Images/yкринформ/2023-07-08T12-41-20-03-00/630_360_1688808809-372.jpg" xlink:type="simple" xlink:show="embed" xlink:actuate="onLoad" draw:mime-type="image/jpeg"/>
</draw:frame>
Kharkiv football club "Metalist 1925" officially announced the signing of the Forward Dmitry Yusov.</text:p>
      <text:p text:style-name="P4">
Contract with a 30-year-old player <text:a xlink:type="simple" xlink:href="http://https://metalist1925.com/" text:style-name="Internet_20_link" text:visited-style-name="Visited_20_Internet_20_Link">
calculated</text:a>
for one year. In Metalist 1925, the attacker will reach the 14th number, Ukrinform reports.</text:p>
      <text:p text:style-name="P4">
The previous Yusov club was Odessa Chernomorets, for which he spent 19 matches last season and scored 4 goals.</text:p>
      <text:p text:style-name="P4">
The attacker was in favor of Metallurg(Zaporizhzhia), Belarusian teams "Granite", "Slutsk", "Torpedo", "Isloch" and Bate, as well as for the Moldavian "Dachia".</text:p>
      <text:p text:style-name="P4">
<text:span text:style-name="T4">
 Read also: </text:span>
 <text:a xlink:type="simple" xlink:href="https://www.ukrinform.ua/rubric-sports/3732713-na-peregladi-u-metalisti-1925-perebuvae-brazilec-ari-moura.html" text:style-name="Internet_20_link" text:visited-style-name="Visited_20_Internet_20_Link">
at the Metalist 1925 viewing is Arimoura Brazilian</text:a>
In the last championship of Metalist 1925, the UPL took place 12th.</text:p>
      <text:p text:style-name="P4">
Photo: facebook.com/metalist1925.</text:p>
      <text:p text:style-name="P4">
News Source: <text:a xlink:type="simple" xlink:href="https://www.ukrinform.ua/rubric-sports/3733161-za-metalist1925-gratime-eksforvard-cornomorca.html" text:style-name="Internet_20_link" text:visited-style-name="Visited_20_Internet_20_Link">
https://www.ukrinform.ua/rubric-sports/3733161-za-metalist1925-gratime-eksforvard-cornomorca.html</text:a>
</text:p>
      <!--NEWS-->
      <text:h text:style-name="P10" text:outline-level="1">
<text:span text:style-name="T4">
Ambassadors of the G7 countries expressed support for Ukraine on the 500th day of the full-scale invasion of the Russian Federation</text:span>
</text:h>
      <text:p text:style-name="P4">
Authors: Ukrinform (Person)</text:p>
      <text:p text:style-name="P4">
Publisher: Укринформ (Organization)</text:p>
      <text:p text:style-name="P4">
Published Time: 2023-07-08T12:42:58+03:00</text:p>
      <text:p text:style-name="P4">
Modified Time: 2023-07-08T12:42:58+03:00</text:p>
      <text:p text:style-name="P4">
Description: The UK Ambassador to Ukraine Melinda Simmons on the occasion of 500 days of a full -scale invasion of Russia has stated that London would support Ukraine's struggle as much as it would be needed. - Ukrinform.</text:p>
      <text:p text:style-name="P4">
Images: ['<text:a xlink:type="simple" xlink:href="https://static.ukrinform.com/photos/2018_06/thumb_files/630_360_1528600995-9562.jpg" text:style-name="Internet_20_link" text:visited-style-name="Visited_20_Internet_20_Link">
630_360_15286...</text:a>
']</text:p>
      <text:p text:style-name="P4">
Tags: ['Посол', 'Велика сімка', 'Війна з Росією']</text:p>
      <text:p text:style-name="P4">
Type: Article</text:p>
      <!--METADATA-->
      <text:p text:style-name="P4">
<draw:frame draw:style-name="fr1" draw:name="Image75" text:anchor-type="as-char" svg:width="6.9236in" svg:height="3.956343in" draw:z-index="0">
<draw:image xlink:href="../Images/yкринформ/2023-07-08T12-42-58-03-00/630_360_1528600995-9562.jpg" xlink:type="simple" xlink:show="embed" xlink:actuate="onLoad" draw:mime-type="image/jpeg"/>
</draw:frame>
UK ambassador to Ukraine Melinda Simmons, on the occasion of 500 days of full -scale coordination of Russia, stated that London would support Ukraine's struggle as much as it would be needed.</text:p>
      <text:p text:style-name="P4">
She wrote about it in <text:a xlink:type="simple" xlink:href="https://twitter.com/MelSimmonsFCDO/status/1677578103915249664" text:style-name="Internet_20_link" text:visited-style-name="Visited_20_Internet_20_Link">
Twitter</text:a>
, reports Ukrinform.</text:p>
      <text:p text:style-name="P4">
“Today is 500 days from the moment of a full -scale invasion of Russia in Ukraine. Unbreakable, unobtrusive, unwavering - Ukraine will restore its territories and will be transformed into a powerful European democracy, ”she stressed.</text:p>
      <text:p text:style-name="P4">
According to Simmons, the United Kingdom will support Ukraine's struggle as much as it will be needed to protect the lives of Ukrainians and common values.</text:p>
      <text:p text:style-name="P4">
<text:span text:style-name="T4">
 Read also: </text:span>
 <text:a xlink:type="simple" xlink:href="https://www.ukrinform.ua/rubric-polytics/3726116-posli-g7-pidtverdili-pidtrimku-formuli-miru-zelenskogo.html" text:style-name="Internet_20_link" text:visited-style-name="Visited_20_Internet_20_Link">
Ambassadors G7 confirmed the support of the Zelensky Peace formula</text:a>
All Ambassadors of G7 have also expressed their support to Ukraine.</text:p>
      <text:p text:style-name="P4">
"500 days after the unfair full -scale invasion of Russia in Ukraine, we confirm our unwavering readiness to maintain the efforts of Ukraine to protect ourselves as much as it will be needed," - said in the Post -APA(https://twitter.com/G7AmbReformUA/status/1677536878650695680).</text:p>
      <text:p text:style-name="P4">
As it was reported, on February 24, 2022, Russia launched an unused full -scale invasion of Ukraine.</text:p>
      <text:p text:style-name="P4">
News Source: <text:a xlink:type="simple" xlink:href="https://www.ukrinform.ua/rubric-polytics/3733162-posli-krain-g7-vislovili-pidtrimku-ukraini-u-500j-den-povnomasstabnogo-vtorgnenna-rf.html" text:style-name="Internet_20_link" text:visited-style-name="Visited_20_Internet_20_Link">
https://www.ukrinform.ua/rubric-polytics/3733162-posli-krain-g7-vislovili-pidtrimku-ukraini-u-500j-den-povnomasstabnogo-vtorgnenna-rf.html</text:a>
</text:p>
      <!--NEWS-->
      <text:h text:style-name="P10" text:outline-level="1">
<text:span text:style-name="T4">
In Ukraine, as a result of bad weather, more than 300 settlements have been deprived</text:span>
</text:h>
      <text:p text:style-name="P4">
Authors: Ukrinform (Person)</text:p>
      <text:p text:style-name="P4">
Publisher: Укринформ (Organization)</text:p>
      <text:p text:style-name="P4">
Published Time: 2023-07-08T12:44:17+03:00</text:p>
      <text:p text:style-name="P4">
Modified Time: 2023-07-08T12:44:17+03:00</text:p>
      <text:p text:style-name="P4">
Description: More than 300 settlements in ten regions of Ukraine have been deactivated as a result of bad weather. - Ukrinform.</text:p>
      <text:p text:style-name="P4">
Images: ['<text:a xlink:type="simple" xlink:href="https://static.ukrinform.com/photos/2023_02/thumb_files/630_360_1677090548-641.jpg" text:style-name="Internet_20_link" text:visited-style-name="Visited_20_Internet_20_Link">
630_360_16770...</text:a>
']</text:p>
      <text:p text:style-name="P4">
Tags: ['Електроенергія', 'Міненерго', 'Негода']</text:p>
      <text:p text:style-name="P4">
Type: Article</text:p>
      <!--METADATA-->
      <text:p text:style-name="P4">
<draw:frame draw:style-name="fr1" draw:name="Image76" text:anchor-type="as-char" svg:width="6.9236in" svg:height="3.956343in" draw:z-index="0">
<draw:image xlink:href="../Images/yкринформ/2023-07-08T12-44-17-03-00/630_360_1677090548-641.jpg" xlink:type="simple" xlink:show="embed" xlink:actuate="onLoad" draw:mime-type="image/jpeg"/>
</draw:frame>
More than 300 -pointed points in ten regions of Ukraine have been disconnected as a result of bad weather.</text:p>
      <text:p text:style-name="P4">
About it reports <text:a xlink:type="simple" xlink:href="https://mev.gov.ua/novyna/sytuatsiya-v-enerhosystemi-na-8-lypnya-cherez-nehodu-v-krayini-znestrumleni-ponad-300" text:style-name="Internet_20_link" text:visited-style-name="Visited_20_Internet_20_Link">
Ministry of Energy</text:a>
, reports Ukrinform.</text:p>
      <text:p text:style-name="P4">
"As a result of a large -scale thunderstorm, which has passed the country, 101 inhabited land lines were damaged in 10 regions," the message said.</text:p>
      <text:p text:style-name="P4">
According to the agency, settlements in Chernihiv, Odesa, Kirovograd, Poltava region were most affected. Also because of <text:a xlink:type="simple" xlink:href="https://www.ukrinform.ua/tag-negoda" text:style-name="Internet_20_link" text:visited-style-name="Visited_20_Internet_20_Link">
bad weather</text:a>
It remains without the light of parts of the savings in Sumy, Dnipropetrovsk, Kyiv, Cherkasy, Donetsk, Mykolaiv regions.</text:p>
      <text:p text:style-name="P4">
Rehabilitation work is currently underway.</text:p>
      <text:p text:style-name="P4">
*!(https://www.ukrinform.ua/rubric-economy/3732703-v-energosistemi-ukraini-zafiksuvali-rekordne-spozivanna-elektriki.html)With regard to the situation in the front and border with the Russian Federation, the Ministry of Energy was expected that 45 settlements in the Udonek region were disconnected as a result of shelling. Also, part of the subscribers of Uzapozhia, Kherson, Sumy, Kharkiv, Chernihiv regions remains without light.</text:p>
      <text:p text:style-name="P4">
Repair crews work where the security situation permits, emphasized in visiting.</text:p>
      <text:p text:style-name="P4">
It was reported that as of July 7 in the Kiev region as a result of the Negoda was <text:a xlink:type="simple" xlink:href="https://www.ukrinform.ua/rubric-regions/3732952-na-kiivsini-vnaslidok-negodi-znestrumleni-50-naselenih-punktiv.html" text:style-name="Internet_20_link" text:visited-style-name="Visited_20_Internet_20_Link">
50 settlements being deactivated</text:a>
, 12 of them are completely.</text:p>
      <text:p text:style-name="P4">
News Source: <text:a xlink:type="simple" xlink:href="https://www.ukrinform.ua/rubric-economy/3733163-v-ukraini-vnaslidok-negodi-znestrumleni-ponad-300-naselenih-punktiv.html" text:style-name="Internet_20_link" text:visited-style-name="Visited_20_Internet_20_Link">
https://www.ukrinform.ua/rubric-economy/3733163-v-ukraini-vnaslidok-negodi-znestrumleni-ponad-300-naselenih-punktiv.html</text:a>
</text:p>
      <!--NEWS-->
      <text:h text:style-name="P10" text:outline-level="1">
<text:span text:style-name="T4">
Under the rubble of TPPs in Donetsk can be two people</text:span>
</text:h>
      <text:p text:style-name="P4">
Authors: Ukrinform (Person)</text:p>
      <text:p text:style-name="P4">
Publisher: Укринформ (Organization)</text:p>
      <text:p text:style-name="P4">
Published Time: 2023-07-08T12:46:07+03:00</text:p>
      <text:p text:style-name="P4">
Modified Time: 2023-07-08T12:46:07+03:00</text:p>
      <text:p text:style-name="P4">
Description: Due to the destruction of metal-concrete structures at the TPP in the Donetsk region, two more people may be in the rubble. - Ukrinform.</text:p>
      <text:p text:style-name="P4">
Images: ['<text:a xlink:type="simple" xlink:href="https://static.ukrinform.com/photos/2023_07/thumb_files/630_360_1688809524-201.jpg" text:style-name="Internet_20_link" text:visited-style-name="Visited_20_Internet_20_Link">
630_360_16888...</text:a>
']</text:p>
      <text:p text:style-name="P4">
Tags: ['Донеччина', 'Обвалення', 'ТЕС']</text:p>
      <text:p text:style-name="P4">
Type: Article</text:p>
      <!--METADATA-->
      <text:p text:style-name="P4">
<draw:frame draw:style-name="fr1" draw:name="Image77" text:anchor-type="as-char" svg:width="6.9236in" svg:height="3.956343in" draw:z-index="0">
<draw:image xlink:href="../Images/yкринформ/2023-07-08T12-46-07-03-00/630_360_1688809524-201.jpg" xlink:type="simple" xlink:show="embed" xlink:actuate="onLoad" draw:mime-type="image/jpeg"/>
</draw:frame>
Due to the devastation of metal-concrete structures at the TPP in the Donetsk region, two people may be sub-face.</text:p>
      <text:p text:style-name="P4">
About it in <text:a xlink:type="simple" xlink:href="https://t.me/Donetsk_obl_prokuratura/1347" text:style-name="Internet_20_link" text:visited-style-name="Visited_20_Internet_20_Link">
telegram</text:a>
The Donetsk Regional Prosecutor's Office reports, Ukrinform reports.</text:p>
      <text:p text:style-name="P4">
According to the department, at about 23:10 on July 7 there was a collapse of the roof and several floors of the object of critical infrastructure in Kurakhovo. Due to the destruction of metal-concrete structures, one worker was killed.</text:p>
      <text:p text:style-name="P4">
Three workers with open traumatic injury, fractures of ribs, and slaughter were sent to the hospital. Medical care is also provided to a pre -infarction woman.</text:p>
      <text:p text:style-name="P4">
According to preliminary data, the roof <text:a xlink:type="simple" xlink:href="https://www.ukrinform.ua/tag-obvalenna" text:style-name="Internet_20_link" text:visited-style-name="Visited_20_Internet_20_Link">
collapsed</text:a>
As a result of past attacks by the enemy on the enterprise.</text:p>
      <text:p text:style-name="P4">
Law enforcement officers check the fact of admission of employees to work in emergency audience.</text:p>
      <text:p text:style-name="P4">
<text:span text:style-name="T4">
 Read also: </text:span>
 <text:a xlink:type="simple" xlink:href="https://www.ukrinform.ua/rubric-regions/3733044-zagarbniki-za-dobu-poranili-na-doneccini-patoh-civilnih.html" text:style-name="Internet_20_link" text:visited-style-name="Visited_20_Internet_20_Link">
invaders per day wounded on <text:span text:style-name="T4">
 Donetsk </text:span>
 in five five -church</text:a>
Two more people may be in the rubble, added to the prosecutor's office.</text:p>
      <text:p text:style-name="P4">
As it was reported, in the Donetsk region at the TPP, which <text:a xlink:type="simple" xlink:href="https://www.ukrinform.ua/rubric-regions/3733122-na-doneccini-obvalivsa-dah-na-tes-odin-zagiblij-troe-travmovanih.html" text:style-name="Internet_20_link" text:visited-style-name="Visited_20_Internet_20_Link">
repeatedly undergoing shot</text:a>
, the roof of the boil shop collapsed.</text:p>
      <text:p text:style-name="P4">
News Source: <text:a xlink:type="simple" xlink:href="https://www.ukrinform.ua/rubric-regions/3733164-pid-zavalami-tes-na-doneccini-mozut-perebuvati-dvoe-ludej.html" text:style-name="Internet_20_link" text:visited-style-name="Visited_20_Internet_20_Link">
https://www.ukrinform.ua/rubric-regions/3733164-pid-zavalami-tes-na-doneccini-mozut-perebuvati-dvoe-ludej.html</text:a>
</text:p>
      <!--NEWS-->
      <text:h text:style-name="P10" text:outline-level="1">
<text:span text:style-name="T4">
In Vinnitsa, the driver of the monocosse was injured by a 5-year-old child</text:span>
</text:h>
      <text:p text:style-name="P4">
Authors: Ukrinform (Person)</text:p>
      <text:p text:style-name="P4">
Publisher: Укринформ (Organization)</text:p>
      <text:p text:style-name="P4">
Published Time: 2023-07-08T12:52:43+03:00</text:p>
      <text:p text:style-name="P4">
Modified Time: 2023-07-08T12:52:43+03:00</text:p>
      <text:p text:style-name="P4">
Description: In Vinnitsa, the driver of a monocoles injured a 5-year-old child. - Ukrinform.</text:p>
      <text:p text:style-name="P4">
Images: ['<text:a xlink:type="simple" xlink:href="https://static.ukrinform.com/photos/2023_07/thumb_files/630_360_1688809726-591.jpg" text:style-name="Internet_20_link" text:visited-style-name="Visited_20_Internet_20_Link">
630_360_16888...</text:a>
']</text:p>
      <text:p text:style-name="P4">
Tags: ['Аварія', 'Діти', 'Вінниця']</text:p>
      <text:p text:style-name="P4">
Type: Article</text:p>
      <!--METADATA-->
      <text:p text:style-name="P4">
<draw:frame draw:style-name="fr1" draw:name="Image78" text:anchor-type="as-char" svg:width="6.9236in" svg:height="3.956343in" draw:z-index="0">
<draw:image xlink:href="../Images/yкринформ/2023-07-08T12-52-43-03-00/630_360_1688809726-591.jpg" xlink:type="simple" xlink:show="embed" xlink:actuate="onLoad" draw:mime-type="image/jpeg"/>
</draw:frame>
In Vinnytsia, a 5-year-old child injured the monocoles.</text:p>
      <text:p text:style-name="P4">
About it reports <text:a xlink:type="simple" xlink:href="https://vn.npu.gov.ua/news/u-vinnytsi-vodii-monokolesa-travmuvav-6-richnu-dytynu-slidchi-vstanovliuiut-obstavyny-ta-prychyny-podii" text:style-name="Internet_20_link" text:visited-style-name="Visited_20_Internet_20_Link">
Department of Communication of Police of Vinnytsia Oblast</text:a>
, reports Ukrinform.</text:p>
      <text:p text:style-name="P4">
“The event happened on July 7 at about 2 pm on the European Square in the regional center. According to the investigation, a 5-year-old boy, who went with his mom around the square, received a trauma. He managed a 34 -year -old Vinnytsia monocoles, ”the message reads.</text:p>
      <text:p text:style-name="P4">
The child was taken to <text:a xlink:type="simple" xlink:href="https://www.ukrinform.ua/tag-bolnica" text:style-name="Internet_20_link" text:visited-style-name="Visited_20_Internet_20_Link">
hospital</text:a>
. The boy was released home afterwards.</text:p>
      <text:p text:style-name="P4">
Moncoleso is removed. The manager is certified, he is sober.</text:p>
      <text:p text:style-name="P4">
<text:span text:style-name="T4">
 Read also: </text:span>
 <text:a xlink:type="simple" xlink:href="https://www.ukrinform.ua/rubric-kyiv/3724708-u-stolicnij-bagatopoverhivci-znajsli-tila-dvoh-nepovnolitnih-divcat.html" text:style-name="Internet_20_link" text:visited-style-name="Visited_20_Internet_20_Link">
in the capital's high -rise building found the bodies of two <text:span text:style-name="T4">
 minors </text:span>
 Nih girls</text:a>
The police are investigating the proceedings under Art. 291(Violation of the rules valid in transportation)Criminal Code of Ukraine. Such an offense is a fine of two to five thousand non -taxable minimum income citizens or correctional work for a term of up to two years, or by restriction of Volyn up to five years, or imprisonment for up to five years.</text:p>
      <text:p text:style-name="P4">
As reported by Ukrinform, in Vinnytsia region <text:a xlink:type="simple" xlink:href="https://www.ukrinform.ua/rubric-regions/3730912-na-vinniccini-vstanovili-osobi-pidlitkiv-aki-pobili-colovika-i-viklali-video-v-internet.html" text:style-name="Internet_20_link" text:visited-style-name="Visited_20_Internet_20_Link">
police installed teenagers</text:a>
, who beat the man, filmed and posted a video with beating on the Internet.</text:p>
      <text:p text:style-name="P4">
News Source: <text:a xlink:type="simple" xlink:href="https://www.ukrinform.ua/rubric-regions/3733168-u-vinnici-vodij-monokolesa-travmuvav-5ricnu-ditinu.html" text:style-name="Internet_20_link" text:visited-style-name="Visited_20_Internet_20_Link">
https://www.ukrinform.ua/rubric-regions/3733168-u-vinnici-vodij-monokolesa-travmuvav-5ricnu-ditinu.html</text:a>
</text:p>
      <!--NEWS-->
      <text:h text:style-name="P10" text:outline-level="1">
<text:span text:style-name="T4">
Zelensky met with the Ecumenical Patriarch Bartholomew - discussed the formula of peace</text:span>
</text:h>
      <text:p text:style-name="P4">
Authors: Ukrinform (Person)</text:p>
      <text:p text:style-name="P4">
Publisher: Укринформ (Organization)</text:p>
      <text:p text:style-name="P4">
Published Time: 2023-07-08T12:55:00+03:00</text:p>
      <text:p text:style-name="P4">
Modified Time: 2023-07-08T12:55:00+03:00</text:p>
      <text:p text:style-name="P4">
Description: President Volodymyr Zelenskyy discussed with the Ecumenical Patriarch Bartholomew the implementation of the Ukrainian formula of peace and the return of Russia deported by Russia. - Ukrinform.</text:p>
      <text:p text:style-name="P4">
Images: ['<text:a xlink:type="simple" xlink:href="https://static.ukrinform.com/photos/2023_07/thumb_files/630_360_1688811041-184.jpeg" text:style-name="Internet_20_link" text:visited-style-name="Visited_20_Internet_20_Link">
630_360_16888...</text:a>
']</text:p>
      <text:p text:style-name="P4">
Tags: ['Варфоломій', 'Зеленський', 'Війна з Росією', 'Формула миру']</text:p>
      <text:p text:style-name="P4">
Type: Article</text:p>
      <!--METADATA-->
      <text:p text:style-name="P4">
<draw:frame draw:style-name="fr1" draw:name="Image79" text:anchor-type="as-char" svg:width="6.9236in" svg:height="3.956343in" draw:z-index="0">
<draw:image xlink:href="../Images/yкринформ/2023-07-08T12-55-00-03-00/630_360_1688811041-184.jpeg" xlink:type="simple" xlink:show="embed" xlink:actuate="onLoad" draw:mime-type="image/jpeg"/>
</draw:frame>
The Presidential Lordir Zelensky discussed with the Ecumenical Patriarch BartholomemimoMimation of the Ukrainian Peace Formula and the return of Russia deported by Russia.</text:p>
      <text:p text:style-name="P4">
The Head of State reported this in <text:a xlink:type="simple" xlink:href="https://t.me/V_Zelenskiy_official/6903" text:style-name="Internet_20_link" text:visited-style-name="Visited_20_Internet_20_Link">
telegram</text:a>
, reports Ukrinform.</text:p>
      <text:p text:style-name="P4">
“Meeting with the Ecumenical Patriarch Bartholomew. They discussed the implementation of formulamir and the return of children who were deported by the occupiers and whom we have to be able to return home to our relatives to Ukraine. Thank you for the adamant support of Tamoliths for peace, for condemning aggression and crimes, all the help of Ukrainians affected by Ukrainians who were injured as a result of war!” Zelensky said.</text:p>
      <text:p text:style-name="P4">
In <text:a xlink:type="simple" xlink:href="https://www.president.gov.ua/news/u-stambuli-volodimir-zelenskij-zustrivsya-zi-vselenskim-patr-84193" text:style-name="Internet_20_link" text:visited-style-name="Visited_20_Internet_20_Link">
OP press service</text:a>
It is noted that the head of state informed the Ecumenical Patriarch about the situation on the front and recent offense of the aggressor against civilian Ukrainians.</text:p>
      <text:p text:style-name="P4">
The President thanked his union for the adamant support of Ukraine, the prayer of peace, condemnation of aggression and crimes, and comprehensive assistance to the Ukrainians who were aware of the war.</text:p>
      <text:p text:style-name="P4">
</text:p>
      <text:p text:style-name="P4">
“Today is an important day - our struggle has been going on 500 days, since the full -scale invasion. We have the support of his holy, prayers of laid fighters, for the people, for our people, for life in Ukraine, ”said Zelensky.</text:p>
      <text:p text:style-name="P4">
<text:span text:style-name="T4">
 Read also: </text:span>
 <text:a xlink:type="simple" xlink:href="https://www.ukrinform.ua/rubric-society/3733153-u-stambuli-zelenskij-vzav-ucast-u-pominalnomu-molebni-za-zertvami-vijni-v-ukraini.html" text:style-name="Internet_20_link" text:visited-style-name="Visited_20_Internet_20_Link">
in <text:span text:style-name="T4">
 Istanbul </text:span>
 <text:span text:style-name="T4">
 Zelensky </text:span>
 <text:span text:style-name="T4">
 </text:span>
 participated <text:span text:style-name="T4">
 </text:span>
 <text:span text:style-name="T4">
 in </text:span>
 funeral <text:span text:style-name="T4">
 </text:span>
 <text:span text:style-name="T4">
 prayer * in Ukraine</text:span>
</text:a>
Video: <text:a xlink:type="simple" xlink:href="https://t.me/OP_UA/9908" text:style-name="Internet_20_link" text:visited-style-name="Visited_20_Internet_20_Link">
turn</text:a>
For his part, Patriarch Bartholomew noted the importance of achieving peace in Ukraine.</text:p>
      <text:p text:style-name="P4">
"The Ecumenical Patriarchate, as a Mother of the Church of all Orthodox in Ukraine, always reaps on their side," he emphasized his holy and added: "I want to see all the captives and all the children who are now from their homes."</text:p>
      <text:p text:style-name="P4">
As reported by Ukrinform, President Vladimir <text:a xlink:type="simple" xlink:href="https://www.ukrinform.ua/tag-zelenskij" text:style-name="Internet_20_link" text:visited-style-name="Visited_20_Internet_20_Link">
Zelensky</text:a>
On the evening of July 7, he arrived in a visit to the Utarechyna and negotiated with the Turkish leader Recep Taiip Erdogan.</text:p>
      <text:p text:style-name="P4">
Before that Zelensky visited Bulgaria, the Czech Republic, Slovakia.</text:p>
      <text:p text:style-name="P4">
News Source: <text:a xlink:type="simple" xlink:href="https://www.ukrinform.ua/rubric-society/3733177-zelenskij-zustrivsa-iz-vselenskim-patriarhom-varfolomiem-obgovorili-formuli-miru.html" text:style-name="Internet_20_link" text:visited-style-name="Visited_20_Internet_20_Link">
https://www.ukrinform.ua/rubric-society/3733177-zelenskij-zustrivsa-iz-vselenskim-patriarhom-varfolomiem-obgovorili-formuli-miru.html</text:a>
</text:p>
      <!--NEWS-->
      <text:h text:style-name="P10" text:outline-level="1">
<text:span text:style-name="T4">
23 people were injured in Cherkasy region as a result of an accident with a bus</text:span>
</text:h>
      <text:p text:style-name="P4">
Authors: Ukrinform (Person)</text:p>
      <text:p text:style-name="P4">
Publisher: Укринформ (Organization)</text:p>
      <text:p text:style-name="P4">
Published Time: 2023-07-08T12:57:00+03:00</text:p>
      <text:p text:style-name="P4">
Modified Time: 2023-07-08T12:57:00+03:00</text:p>
      <text:p text:style-name="P4">
Description: In the Cherkasy region, a bus has got in an accident, resulting in a driver and 22 passengers, including three minors. - Ukrinform.</text:p>
      <text:p text:style-name="P4">
Images: ['<text:a xlink:type="simple" xlink:href="https://static.ukrinform.com/photos/2023_07/thumb_files/630_360_1688810178-601.jpg" text:style-name="Internet_20_link" text:visited-style-name="Visited_20_Internet_20_Link">
630_360_16888...</text:a>
']</text:p>
      <text:p text:style-name="P4">
Tags: ['Черкащина', 'ДТП', 'Автобус']</text:p>
      <text:p text:style-name="P4">
Type: Article</text:p>
      <!--METADATA-->
      <text:p text:style-name="P4">
<draw:frame draw:style-name="fr1" draw:name="Image81" text:anchor-type="as-char" svg:width="6.9236in" svg:height="3.956343in" draw:z-index="0">
<draw:image xlink:href="../Images/yкринформ/2023-07-08T12-57-00-03-00/630_360_1688810178-601.jpg" xlink:type="simple" xlink:show="embed" xlink:actuate="onLoad" draw:mime-type="image/jpeg"/>
</draw:frame>
The Uherkassk region has a bus in an accident, resulting in the victim and 22 passengers, including three minors.</text:p>
      <text:p text:style-name="P4">
About it reports <text:a xlink:type="simple" xlink:href="https://ch.npu.gov.ua/news/na-umanshchyni-v-dtp-potrapyv-reisovyi-avtobus-23-liudyny-zaznaly-travm" text:style-name="Internet_20_link" text:visited-style-name="Visited_20_Internet_20_Link">
police of Cherkasy region</text:a>
, reports Ukrinform.</text:p>
      <text:p text:style-name="P4">
The accident happened about second o'clock in the morning near the village of Dobrodovius of the Uman district.</text:p>
      <text:p text:style-name="P4">
*!(https://www.ukrinform.ua/rubric-regions/3732248-na-hmelniccini-v-dtp-z-mikroavtobusom-odna-ludina-zaginula-ta-ponad-20-travmuvalisa.html)Law enforcement officers found that the bus was running on the Khmelnitsky-Kremenchuk route, and there were 41 passengers in the salon.</text:p>
      <text:p text:style-name="P4">
It was previously established that the driver of the EOS bus on a rounded section of Dorozhin chose a safe speed and did not take into account the road situation, as a result of the vehicle, he drove beyond the roadway and overturned.</text:p>
      <text:p text:style-name="P4">
"The 56 -year -old bus driver and 22 passengers, including three minors, were injured in varying severity and were taken to hospitals," the police were being.</text:p>
      <text:p text:style-name="P4">
<text:span text:style-name="T4">
 Read also: </text:span>
 <text:a xlink:type="simple" xlink:href="https://www.ukrinform.ua/rubric-regions/3730582-u-dtp-v-dnipri-postrazdali-dvoe-ditej.html" text:style-name="Internet_20_link" text:visited-style-name="Visited_20_Internet_20_Link">
in <text:span text:style-name="T4">
 an accident </text:span>
 in the Dnieper have been injured by two children</text:a>
Investigators began criminal proceedings under Part 1 of Art. 286(Violation of traffic safety or operation of transport by persons who manage transport vehicles)Criminal Code of Ukraine.</text:p>
      <text:p text:style-name="P4">
The investigation is ongoing.</text:p>
      <text:p text:style-name="P4">
It was reported that in the Khmelnytsky region as a result of an accident, which got two cars and a minibus, a man was killed and 21 more people were killed.</text:p>
      <text:p text:style-name="P4">
News Source: <text:a xlink:type="simple" xlink:href="https://www.ukrinform.ua/rubric-regions/3733171-na-cerkasini-23-ludini-postrazdali-vnaslidok-dtp-z-avtobusom.html" text:style-name="Internet_20_link" text:visited-style-name="Visited_20_Internet_20_Link">
https://www.ukrinform.ua/rubric-regions/3733171-na-cerkasini-23-ludini-postrazdali-vnaslidok-dtp-z-avtobusom.html</text:a>
</text:p>
      <!--NEWS-->
      <text:h text:style-name="P10" text:outline-level="1">
<text:span text:style-name="T4">
The Cabinet of Ministers distributed 23.7 billion to rebuilding, but the development of the funds is slow - Shmigal</text:span>
</text:h>
      <text:p text:style-name="P4">
Authors: Ukrinform (Person)</text:p>
      <text:p text:style-name="P4">
Publisher: Укринформ (Organization)</text:p>
      <text:p text:style-name="P4">
Published Time: 2023-07-08T13:04:24+03:00</text:p>
      <text:p text:style-name="P4">
Modified Time: 2023-07-08T13:04:24+03:00</text:p>
      <text:p text:style-name="P4">
Description: The Cabinet of Ministers has distributed UAH 23.7 billion for the reconstruction of Ukraine, but in the places of development of funds is very slow. - Ukrinform.</text:p>
      <text:p text:style-name="P4">
Images: ['<text:a xlink:type="simple" xlink:href="https://static.ukrinform.com/photos/2023_07/thumb_files/630_360_1688810375-872.jpeg" text:style-name="Internet_20_link" text:visited-style-name="Visited_20_Internet_20_Link">
630_360_16888...</text:a>
']</text:p>
      <text:p text:style-name="P4">
Tags: ['Кабмін', 'Уряд', 'Гроші', 'Шмигаль', 'Відбудова', 'Відновлення України']</text:p>
      <text:p text:style-name="P4">
Type: Article</text:p>
      <!--METADATA-->
      <text:p text:style-name="P4">
<draw:frame draw:style-name="fr1" draw:name="Image83" text:anchor-type="as-char" svg:width="6.9236in" svg:height="3.956343in" draw:z-index="0">
<draw:image xlink:href="../Images/yкринформ/2023-07-08T13-04-24-03-00/630_360_1688810375-872.jpeg" xlink:type="simple" xlink:show="embed" xlink:actuate="onLoad" draw:mime-type="image/jpeg"/>
</draw:frame>
Cabinet ministers distributed UAH 23.7 billion for the reconstruction of Ukraine, but at the locations of funds is very slow.</text:p>
      <text:p text:style-name="P4">
Prime Minister Denis Shmigal wrote about it in <text:a xlink:type="simple" xlink:href="https://t.me/Denys_Smyhal/5578" text:style-name="Internet_20_link" text:visited-style-name="Visited_20_Internet_20_Link">
telegram</text:a>
According to the results of the meeting with the heads of the OVA and the workers, Ukrinform reports.</text:p>
      <text:p text:style-name="P4">
“Ukraine has already started recovery. We have all the resources and opportunities to build now without waiting for the war. They held a meeting with the heads of Ovat with profile ministries. They discussed the progress of recovery and problematic issues that prevent them from moving quickly. The government has already distributed UAH 23.7 billion for <text:a xlink:type="simple" xlink:href="https://www.ukrinform.ua/tag-vidbudova" text:style-name="Internet_20_link" text:visited-style-name="Visited_20_Internet_20_Link">
rebuilding</text:a>
, however, at the places of development of codes is very slow, ”he informed.</text:p>
      <text:p text:style-name="P4">
Schmigal said that among the important issues that were raised at the meeting, the help of people to repair damaged housing.</text:p>
      <text:p text:style-name="P4">
<text:span text:style-name="T5">
!on </text:span>
<text:span text:style-name="T5">
 Recovery </text:span>
<text:span text:style-name="T5">
 - </text:span>
<text:span text:style-name="T5">
 shmigal </text:span>
*](https://www.ukrinform.ua/rubric-vidbudova/3732865-urad-za-kilka-tizniv-vidiliv-regionam-ponad-16-milardiv-subvencii-na-vidnovlenna-smigal.html)Yes, the head of government noted that the program is already working, it is necessary to increase the rate of payments.</text:p>
      <text:p text:style-name="P4">
In addition, he said, the work on the electronic system of compensation for the destroyed property is completed. In August, the system should work.</text:p>
      <text:p text:style-name="P4">
Schmigal called on the heads of Ova more actively communicating with ministries about possible bureaucratic obstacles to quickly eliminate them and not to slow down the restoration of departments.</text:p>
      <text:p text:style-name="P4">
As it was reported, on July 7, the Cabinet of Ministers approved the decisions that will allow [to be aligned from the European Investment Bank UAH 1.1 billion] from the European Investment Bank](https://www.ukrinform.ua/rubric-vidbudova/3732884-urad-shvaliv-zalucenna-vid-eib-dodatkovih-11-milarda-na-proekti-z-rozvitku-ta-vidnovlenna-regioniv.html)Two important areas related to the development of regions.</text:p>
      <text:p text:style-name="P4">
_ Photo: Denis Shmigal Telegram _</text:p>
      <text:p text:style-name="P4">
News Source: <text:a xlink:type="simple" xlink:href="https://www.ukrinform.ua/rubric-vidbudova/3733174-kabmin-rozpodiliv-237-milarda-na-vidbudovu-ale-osvoenna-kostiv-povilne-smigal.html" text:style-name="Internet_20_link" text:visited-style-name="Visited_20_Internet_20_Link">
https://www.ukrinform.ua/rubric-vidbudova/3733174-kabmin-rozpodiliv-237-milarda-na-vidbudovu-ale-osvoenna-kostiv-povilne-smigal.html</text:a>
</text:p>
      <!--NEWS-->
      <text:h text:style-name="P10" text:outline-level="1">
<text:span text:style-name="T4">
Pavlyuk: If Putin becomes madly going to Kiev, we will move several thousand more invaders</text:span>
</text:h>
      <text:p text:style-name="P4">
Authors: Ukrinform (Person)</text:p>
      <text:p text:style-name="P4">
Publisher: Укринформ (Organization)</text:p>
      <text:p text:style-name="P4">
Published Time: 2023-07-08T13:07:00+03:00</text:p>
      <text:p text:style-name="P4">
Modified Time: 2023-07-08T13:07:00+03:00</text:p>
      <text:p text:style-name="P4">
Description: Ukraine does not exclude the possibilities of the re -attack of the Russians in Kiev, but the defense of the capital is multi -pebble and very powerful. - Ukrinform.</text:p>
      <text:p text:style-name="P4">
Images: ['<text:a xlink:type="simple" xlink:href="https://static.ukrinform.com/photos/2023_05/thumb_files/630_360_1683207177-974.jpg" text:style-name="Internet_20_link" text:visited-style-name="Visited_20_Internet_20_Link">
630_360_16832...</text:a>
']</text:p>
      <text:p text:style-name="P4">
Tags: ['Київ', 'Війна з Росією', 'Єдині новини']</text:p>
      <text:p text:style-name="P4">
Type: Article</text:p>
      <!--METADATA-->
      <text:p text:style-name="P4">
<draw:frame draw:style-name="fr1" draw:name="Image85" text:anchor-type="as-char" svg:width="6.9236in" svg:height="3.956343in" draw:z-index="0">
<draw:image xlink:href="../Images/yкринформ/2023-07-08T13-07-00-03-00/630_360_1683207177-974.jpg" xlink:type="simple" xlink:show="embed" xlink:actuate="onLoad" draw:mime-type="image/jpeg"/>
</draw:frame>
Ukraine does not define the possibilities of re -attacking the Russians in Kiev, but the defense of the capital is multi -pealed and very powerful.</text:p>
      <text:p text:style-name="P4">
This was emphasized by the First Deputy Minister of Defense Alexander Pavlyuk in the Eviritolevahorphone "Unified News", Ukrinform correspondent reports.</text:p>
      <text:p text:style-name="P4">
“We do not exclude any opportunity. Different options are possible in the sick head, but the forces and means to carry out the appropriate offensive on <text:a xlink:type="simple" xlink:href="https://www.ukrinform.ua/rubric-kyiv" text:style-name="Internet_20_link" text:visited-style-name="Visited_20_Internet_20_Link">
Kiev</text:a>
Considering that we have a very powerful, multi -penetrated defense, there are no options for common sense, ”Pavlyuk said.</text:p>
      <text:p text:style-name="P4">
As the question is that if the Russians still decide on a new attack by the Ukrainian capital, Pavlyuk replied: "Well, we will shift a few more thousand, if they have enough madness to their leader again."</text:p>
      <text:p text:style-name="P4">
At the same time, he recalled that at the beginning of a full -scale invasion of the most heated and the mobile force of Russian troops was concentrated on the Kiev Naprymka.</text:p>
      <text:p text:style-name="P4">
<text:span text:style-name="T4">
 Read also: </text:span>
 <text:a xlink:type="simple" xlink:href="https://www.ukrinform.ua/rubric-kyiv/3733151-unaslidok-rosijskoi-agresii-u-stolici-zaznali-rujnuvan-blizko-800-budinkiv-klicko.html" text:style-name="Internet_20_link" text:visited-style-name="Visited_20_Internet_20_Link">
As a result of Russian aggression in the capital, 800 houses were destroyed in the capital - <text:span text:style-name="T4">
 Klitsk </text:span>
 o</text:a>
According to Lieutenant General, the factor of suddenness did not help the enemy, the Ukrainian defenders met him even with small forces in the first minutes, were able to properly organize resistance and cause such losses that the enemy could not move without replenishment.</text:p>
      <text:p text:style-name="P4">
Pavlyuk mentioned that the hottest and most unpredictable to protect Kiev were in mid -March 2022, when the enemy seized the bridgehead in the territory of the shore of Irpen.</text:p>
      <text:p text:style-name="P4">
“It was very important to knock it out of there, and we succeeded. Large efforts, but the enemy was destroyed, and then the liberation of the Kyiv region began. He had no strength and means - they were all tight in the East - to develop a offense at the expense of other forces, ”the First Deputy Minister explained.</text:p>
      <text:p text:style-name="P4">
After that, he said, the retreat of Russian troops from Kyiv, Chernihiv and Sumy region began.</text:p>
      <text:p text:style-name="P4">
“Realizing that there would be no success in several directions, the enemy was forced to flee from the Kiev, Sumy, Chernihiv regions, under the nesc. He did not go himself - there were constantly fighting, there were constantly our attempts to get and destroy it. Under this pressure ... He was forced to leave this territory and focus on the Donetsk and Luhansk regions, ” - said Papavlyuk.As reported, on February 24, 2022, the Russian Federation launched a new stage against Ukraine, which has been going on since 2014, a full -scale invasion.</text:p>
      <text:p text:style-name="P4">
In 500 days of combating Russian aggression, Ukrainian defenders were deducted near 1900 settlements and <text:a xlink:type="simple" xlink:href="https://www.ukrinform.ua/rubric-ato/3733034-sili-oboroni-likviduvali-vze-233-440-rosijskih-vijskovih.html" text:style-name="Internet_20_link" text:visited-style-name="Visited_20_Internet_20_Link">
eliminated about 233 thousand 440 Russian invaders. </text:a>
</text:p>
      <text:p text:style-name="P4">
News Source: <text:a xlink:type="simple" xlink:href="https://www.ukrinform.ua/rubric-kyiv/3733172-pavluk-akso-putinu-stane-bezumstva-piti-na-kiiv-peremelemo-se-kilka-tisac-zagarbnikiv.html" text:style-name="Internet_20_link" text:visited-style-name="Visited_20_Internet_20_Link">
https://www.ukrinform.ua/rubric-kyiv/3733172-pavluk-akso-putinu-stane-bezumstva-piti-na-kiiv-peremelemo-se-kilka-tisac-zagarbnikiv.html</text:a>
</text:p>
      <!--NEWS-->
      <text:h text:style-name="P10" text:outline-level="1">
<text:span text:style-name="T4">
The historical project "Luhansk in the flames of a full -scale war" starts</text:span>
</text:h>
      <text:p text:style-name="P4">
Authors: Ukrinform (Person)</text:p>
      <text:p text:style-name="P4">
Publisher: Укринформ (Organization)</text:p>
      <text:p text:style-name="P4">
Published Time: 2023-07-08T13:10:01+03:00</text:p>
      <text:p text:style-name="P4">
Modified Time: 2023-07-08T13:10:01+03:00</text:p>
      <text:p text:style-name="P4">
Description: The State Archives of the Luhansk Oblast started the historical project "Luhansk in the flame of a full -scale war". - Ukrinform.</text:p>
      <text:p text:style-name="P4">
Images: ['<text:a xlink:type="simple" xlink:href="https://static.ukrinform.com/photos/2023_05/thumb_files/630_360_1682937325-544.jpg" text:style-name="Internet_20_link" text:visited-style-name="Visited_20_Internet_20_Link">
630_360_16829...</text:a>
']</text:p>
      <text:p text:style-name="P4">
Tags: ['Луганщина', 'Війна з Росією']</text:p>
      <text:p text:style-name="P4">
Type: Article</text:p>
      <!--METADATA-->
      <text:p text:style-name="P4">
<draw:frame draw:style-name="fr1" draw:name="Image86" text:anchor-type="as-char" svg:width="6.9236in" svg:height="3.956343in" draw:z-index="0">
<draw:image xlink:href="../Images/yкринформ/2023-07-08T13-10-01-03-00/630_360_1682937325-544.jpg" xlink:type="simple" xlink:show="embed" xlink:actuate="onLoad" draw:mime-type="image/jpeg"/>
</draw:frame>
The State Archives of the Luhansk region started the historical project "Luhansk in the flames of the full -scale war".</text:p>
      <text:p text:style-name="P4">
About it in <text:a xlink:type="simple" xlink:href="https://t.me/luhanskaVTSA/11923" text:style-name="Internet_20_link" text:visited-style-name="Visited_20_Internet_20_Link">
telegram</text:a>
Artem Lisogor reported the Chief Luhansk Ova, Ukrinform reports.</text:p>
      <text:p text:style-name="P4">
According to Lisogor, the purpose of the project is to collect and preserve modern history: "not distorted, not asleep with anti -Ukrainian narratives, but real."</text:p>
      <text:p text:style-name="P4">
*!(https://www.ukrinform.ua/rubric-regions/3730689-zagarbniki-rozgornuli-na-lugansini-se-odin-cilodobovij-mobilnij-krematorij-lisogor.html)According to him, every inhabitant of the region has its own unique history: someone has lost their relatives and relatives, someone - houses and property, and someone went to defend Ukraine or began to volunteer and help.</text:p>
      <text:p text:style-name="P4">
The head of the Ova urged the countrymen to participate in the project and to give archivistamists of their memoirs and experiences associated with a full -scale war.</text:p>
      <text:p text:style-name="P4">
The information provided will be used only with the permission of the authors of memories according to the Law "On the National Archival Fund and Archival Institutions".</text:p>
      <text:p text:style-name="P4">
<text:span text:style-name="T4">
 Read also: </text:span>
 <text:a xlink:type="simple" xlink:href="https://www.ukrinform.ua/rubric-regions/3733065-rosiani-but-po-logistici-sob-ziteli-zvilnenih-sil-lugansini-ne-otrimali-dopomogu.html" text:style-name="Internet_20_link" text:visited-style-name="Visited_20_Internet_20_Link">
Russians beat logistics so that the residents of the liberated Sillluhansk region are not assisted</text:a>
As it was reported, in April in Kiev there was a presentation of the pilot issue "#in fact_historia", which will debunk historical pro -Kremllovian kinaar.</text:p>
      <text:p text:style-name="P4">
News Source: <text:a xlink:type="simple" xlink:href="https://www.ukrinform.ua/rubric-regions/3733176-startue-istoricnij-proekt-lugansina-u-polumi-povnomasstabnoi-vijni.html" text:style-name="Internet_20_link" text:visited-style-name="Visited_20_Internet_20_Link">
https://www.ukrinform.ua/rubric-regions/3733176-startue-istoricnij-proekt-lugansina-u-polumi-povnomasstabnoi-vijni.html</text:a>
</text:p>
      <!--NEWS-->
      <text:h text:style-name="P10" text:outline-level="1">
<text:span text:style-name="T4">
In Chernihiv, transport reform is being introduced</text:span>
</text:h>
      <text:p text:style-name="P4">
Authors: Ukrinform (Person)</text:p>
      <text:p text:style-name="P4">
Publisher: Укринформ (Organization)</text:p>
      <text:p text:style-name="P4">
Published Time: 2023-07-08T13:12:36+03:00</text:p>
      <text:p text:style-name="P4">
Modified Time: 2023-07-08T13:12:36+03:00</text:p>
      <text:p text:style-name="P4">
Description: In Chernihiv, on July 10, transport reform is being introduced - the city will have new, low -floor transport. - Ukrinform.</text:p>
      <text:p text:style-name="P4">
Images: ['<text:a xlink:type="simple" xlink:href="https://static.ukrinform.com/photos/2023_07/thumb_files/630_360_1688811088-350.jpg" text:style-name="Internet_20_link" text:visited-style-name="Visited_20_Internet_20_Link">
630_360_16888...</text:a>
']</text:p>
      <text:p text:style-name="P4">
Tags: ['Транспорт', 'Чернігів', 'Автобус']</text:p>
      <text:p text:style-name="P4">
Type: Article</text:p>
      <!--METADATA-->
      <text:p text:style-name="P4">
<draw:frame draw:style-name="fr1" draw:name="Image87" text:anchor-type="as-char" svg:width="6.9236in" svg:height="3.956343in" draw:z-index="0">
<draw:image xlink:href="../Images/yкринформ/2023-07-08T13-12-36-03-00/630_360_1688811088-350.jpg" xlink:type="simple" xlink:show="embed" xlink:actuate="onLoad" draw:mime-type="image/jpeg"/>
</draw:frame>
On July 10, a transport reform will be introduced - a new, low -floor transport will be introduced.</text:p>
      <text:p text:style-name="P4">
About it in <text:a xlink:type="simple" xlink:href="https://www.facebook.com/lomako.oleksandr/posts/pfbid0zym2HfTfAffyLAjc8517jCtJYWVhwEzyvbmxVUeJugKuWoDJHC2bTiAgbGb6oVKQl" text:style-name="Internet_20_link" text:visited-style-name="Visited_20_Internet_20_Link">
Facebook</text:a>
Acting Mayor Chernihiv Alexander Lomako wrote, Ukrinform reports.</text:p>
      <text:p text:style-name="P4">
"Monday, July 10. From that day, the Chernihiv will see the results of the transport reform that the city began to implement, starting in May 2022. 99 units of equipment will go to their routes daily, 75 of them -low -floor, 44 -2022/2023. By the end of July, everyone will have installed stationary validators, "Lomako wrote.</text:p>
      <text:p text:style-name="P4">
*!(https://www.ukrinform.ua/rubric-society/3732676-dania-zapuskae-programu-pidtrimki-gromadanskogo-suspilstva-v-ukraini-na-6-miljoniv.html)According to him, four carriers were identified through the competition for all -car routes. They will be stimulated to update the buses. The city is compensated for carriers per kilometer, if they fulfill the conditions - cenzo flooring and timely arrival at the stop. The compensation of the constituent, not a person, has removed such concepts as a disadvantageous route.</text:p>
      <text:p text:style-name="P4">
"Without exaggeration, it can be said that today in Chernihiv the most high quality public transport in Ukraine," Lomako added.</text:p>
      <text:p text:style-name="P4">
As reported by Ukrinform, in Chernihiv opened the passage of the temporary bridge of the Desna, which will connect the regional center with Kiev.</text:p>
      <text:p text:style-name="P4">
News Source: <text:a xlink:type="simple" xlink:href="https://www.ukrinform.ua/rubric-regions/3733178-u-cernigovi-zaprovadzuut-transportnu-reformu.html" text:style-name="Internet_20_link" text:visited-style-name="Visited_20_Internet_20_Link">
https://www.ukrinform.ua/rubric-regions/3733178-u-cernigovi-zaprovadzuut-transportnu-reformu.html</text:a>
</text:p>
      <!--NEWS-->
      <text:h text:style-name="P10" text:outline-level="1">
<text:span text:style-name="T4">
Zorya FC has announced the transition to the team of first newcomers</text:span>
</text:h>
      <text:p text:style-name="P4">
Authors: Ukrinform (Person)</text:p>
      <text:p text:style-name="P4">
Publisher: Укринформ (Organization)</text:p>
      <text:p text:style-name="P4">
Published Time: 2023-07-08T13:19:06+03:00</text:p>
      <text:p text:style-name="P4">
Modified Time: 2023-07-08T13:19:06+03:00</text:p>
      <text:p text:style-name="P4">
Description: The Football Club of the Ukrainian Premier League "Zorya" (Lugansk) announced the signing in the off-season of two new players. - Ukrinform.</text:p>
      <text:p text:style-name="P4">
Images: ['<text:a xlink:type="simple" xlink:href="https://static.ukrinform.com/photos/2023_07/thumb_files/630_360_1688811108-985.jpg" text:style-name="Internet_20_link" text:visited-style-name="Visited_20_Internet_20_Link">
630_360_16888...</text:a>
']</text:p>
      <text:p text:style-name="P4">
Tags: ['Футбол', "Прем'єр-ліга", 'Україна', 'Зоря']</text:p>
      <text:p text:style-name="P4">
Type: Article</text:p>
      <!--METADATA-->
      <text:p text:style-name="P4">
<draw:frame draw:style-name="fr1" draw:name="Image88" text:anchor-type="as-char" svg:width="6.9236in" svg:height="3.956343in" draw:z-index="0">
<draw:image xlink:href="../Images/yкринформ/2023-07-08T13-19-06-03-00/630_360_1688811108-985.jpg" xlink:type="simple" xlink:show="embed" xlink:actuate="onLoad" draw:mime-type="image/jpeg"/>
</draw:frame>
Football Club of the Ukrainian Premier League "Zorya"(Lugansk)She announced the signing of two new players.</text:p>
      <text:p text:style-name="P4">
From now on for Luhansk <text:a xlink:type="simple" xlink:href="https://www.facebook.com/FCZoryaLuhansk/" text:style-name="Internet_20_link" text:visited-style-name="Visited_20_Internet_20_Link">
perform</text:a>
forward Vladislav Bugay and Khavbekivan Golovkin, reports Ukrinform.</text:p>
      <text:p text:style-name="P4">
The 25-year-old Bugay began at the Dynamo Academy of Kyiv. Shakhtar's Zayunatsky Teams played, including in the UEFA Youth League(4 duels - 1gol).</text:p>
      <text:p text:style-name="P4">
Був в орендах у чернівецькій «Буковині» (23 matches - 1 goal and 2 gears), IFC "Nikolaev"(20 games - 6 goals and 4 gears), Mariupoli(5 matches), Odessa Chernomorets(37 matches - 6 heads and 6 assistants)and PFC "Lviv"(29 games - 4 goals and 1 gear).</text:p>
      <text:p text:style-name="P4">
23-річний Головкін є вихованцем донецького «Шахтаря». Дорослу кар'єру розпочав2017 року, коли перейшов до складу херсонського «Кристала» (27 matches - 1 Golta 1 Transmission). Зіграв один поєдинок за луцьку «Волинь». Останньою командоюІвана був «Інгулець» з Петрового (21 matches - 1 goal).</text:p>
      <text:p text:style-name="P4">
<text:span text:style-name="T4">
Читайте також:</text:span>
 <text:a xlink:type="simple" xlink:href="https://www.ukrinform.ua/rubric-sports/3731519-zora-vigrala-persij-matc-pid-kerivnictvom-lalatovica.html" text:style-name="Internet_20_link" text:visited-style-name="Visited_20_Internet_20_Link">
 « <text:span text:style-name="T4">
Зоря</text:span>
 » виграла перший матч під керівництвомЛалатовича </text:a>
We will add that in the last UPL Championship Luhans became bronze medalists.</text:p>
      <text:p text:style-name="P4">
Photo: Ivan Golovkin/Facebook.com/Fczoryaluhansk.</text:p>
      <text:p text:style-name="P4">
News Source: <text:a xlink:type="simple" xlink:href="https://www.ukrinform.ua/rubric-sports/3733180-fk-zora-ogolosiv-pro-perehid-do-komandi-persih-novackiv.html" text:style-name="Internet_20_link" text:visited-style-name="Visited_20_Internet_20_Link">
https://www.ukrinform.ua/rubric-sports/3733180-fk-zora-ogolosiv-pro-perehid-do-komandi-persih-novackiv.html</text:a>
</text:p>
      <!--NEWS-->
      <text:h text:style-name="P10" text:outline-level="1">
<text:span text:style-name="T4">
Air Force showed a "greeting airbom" on the occasion of Zaluzhny's anniversary</text:span>
</text:h>
      <text:p text:style-name="P4">
Authors: Ukrinform (Person)</text:p>
      <text:p text:style-name="P4">
Publisher: Укринформ (Organization)</text:p>
      <text:p text:style-name="P4">
Published Time: 2023-07-08T13:22:00+03:00</text:p>
      <text:p text:style-name="P4">
Modified Time: 2023-07-08T13:22:00+03:00</text:p>
      <text:p text:style-name="P4">
Description: The Air Force posted the greetings of the Commander-in-Chief of the Armed Forces of Ukraine Valery Zaluzhny on the US managed jdam-Er. - Ukrinform.</text:p>
      <text:p text:style-name="P4">
Images: ['<text:a xlink:type="simple" xlink:href="https://static.ukrinform.com/photos/2023_07/thumb_files/630_360_1688811235-117.jpg" text:style-name="Internet_20_link" text:visited-style-name="Visited_20_Internet_20_Link">
630_360_16888...</text:a>
']</text:p>
      <text:p text:style-name="P4">
Tags: ['Повітряні сили ЗСУ', 'Валерій Залужний', 'Війна з Росією']</text:p>
      <text:p text:style-name="P4">
Type: Article</text:p>
      <!--METADATA-->
      <text:p text:style-name="P4">
<draw:frame draw:style-name="fr1" draw:name="Image89" text:anchor-type="as-char" svg:width="6.9236in" svg:height="3.956343in" draw:z-index="0">
<draw:image xlink:href="../Images/yкринформ/2023-07-08T13-22-00-03-00/630_360_1688811235-117.jpg" xlink:type="simple" xlink:show="embed" xlink:actuate="onLoad" draw:mime-type="image/jpeg"/>
</draw:frame>
The airborn posted greetings to the Commander-in-Chief of the Armed Forces of Ukraine Valeriusaluzhnaya on the American managed JDAM-ER.</text:p>
      <text:p text:style-name="P4">
This was reported(https://t.me/MykolaOleshchuk/106), reports Ukrinform.</text:p>
      <text:p text:style-name="P4">
“Today, our brave pilots decided to congratulate the Armed Forces Country Commander on the 50th anniversary of the American managed air-bombjdam-e!Well, I am only for, ”Oleshchuk said, adding:“ I join the arrival!Together to victory!"</text:p>
      <text:p text:style-name="P4">
*!(https://www.ukrinform.ua/rubric-society/3733033-golovnokomanduvac-zsu-valerij-zaluznij-vidznacae-den-narodzenna.html)He also posted a photo of "Greetings Aircraft" with the inscription: "With Anniversary, Valery Fedorovich!The best gift is the dead Russian. "</text:p>
      <text:p text:style-name="P4">
As it was reported, the Commander-in-Chief of the Armed Forces Valery Zaluzhny celebrates the 50th anniversary on July 8.</text:p>
      <text:p text:style-name="P4">
News Source: <text:a xlink:type="simple" xlink:href="https://www.ukrinform.ua/rubric-ato/3733179-povitrani-sili-pokazali-vitalnu-aviabombu-z-nagodi-uvileu-zaluznogo.html" text:style-name="Internet_20_link" text:visited-style-name="Visited_20_Internet_20_Link">
https://www.ukrinform.ua/rubric-ato/3733179-povitrani-sili-pokazali-vitalnu-aviabombu-z-nagodi-uvileu-zaluznogo.html</text:a>
</text:p>
      <!--NEWS-->
      <text:h text:style-name="P10" text:outline-level="1">
<text:span text:style-name="T4">
Azov Commander: We will definitely say our word in battle</text:span>
</text:h>
      <text:p text:style-name="P4">
Authors: Ukrinform (Person)</text:p>
      <text:p text:style-name="P4">
Publisher: Укринформ (Organization)</text:p>
      <text:p text:style-name="P4">
Published Time: 2023-07-08T13:29:00+03:00</text:p>
      <text:p text:style-name="P4">
Modified Time: 2023-07-08T23:29:00+03:00</text:p>
      <text:p text:style-name="P4">
Description: Azov Commander Denis Prokopenko (Redis), who, together with the fighting brothers, arrived in Ukraine from Turkey today, informed of his intention to return to the front. - Ukrinform.</text:p>
      <text:p text:style-name="P4">
Images: ['<text:a xlink:type="simple" xlink:href="https://static.ukrinform.com/photos/2023_07/thumb_files/630_360_1688848927-195.jpg" text:style-name="Internet_20_link" text:visited-style-name="Visited_20_Internet_20_Link">
630_360_16888...</text:a>
']</text:p>
      <text:p text:style-name="P4">
Tags: ['Азов', 'Військові', 'Полонені', 'Війна з Росією']</text:p>
      <text:p text:style-name="P4">
Type: Article</text:p>
      <!--METADATA-->
      <text:p text:style-name="P4">
<draw:frame draw:style-name="fr1" draw:name="Image90" text:anchor-type="as-char" svg:width="6.9236in" svg:height="3.956343in" draw:z-index="0">
<draw:image xlink:href="../Images/yкринформ/2023-07-08T13-29-00-03-00/630_360_1688848927-195.jpg" xlink:type="simple" xlink:show="embed" xlink:actuate="onLoad" draw:mime-type="image/jpeg"/>
</draw:frame>
Azov commander Denis Prokopenko(Redis), who, together with the fighting brothers today, has been in Ukraine from Turkey, informed the intention to return to the front.</text:p>
      <text:p text:style-name="P4">
Prokopenko said this when communicating with journalists in Lviv, Ukrinform reports.</text:p>
      <text:p text:style-name="P4">
"I am deeply convinced that the army is a teamwork, and from now on we continue the struggle together, we will definitely say our word in battle. The most important is that the Ukrainian army of interchoplastgical initiative on the front line and with each In the afternoon, we move forward, destroy the enemy, release temporarily occupied territories, and I am sure that we will make our best and impossible to accelerate this process to <text:a xlink:type="simple" xlink:href="https://www.ukrinform.ua/tag-vijna-z-rosieu" text:style-name="Internet_20_link" text:visited-style-name="Visited_20_Internet_20_Link">
war</text:a>
She came to her logical core, "Azov commander emphasized.</text:p>
      <text:p text:style-name="P4">
</text:p>
      <text:p text:style-name="P4">
In response to the questions of the journalists, whether they will return to the front, Red, "Of course, we have returned to Ukraine for this, this is our most important."</text:p>
      <text:p text:style-name="P4">
<text:span text:style-name="T4">
 Read also: </text:span>
 <text:a xlink:type="simple" xlink:href="https://www.ukrinform.ua/rubric-society/3733322-na-500j-den-vijni-mi-povernuli-dodomu-nasih-geroiv-zelenskij.html" text:style-name="Internet_20_link" text:visited-style-name="Visited_20_Internet_20_Link">
Zelensky: On the 500th day of the war we returned home to our heroes</text:a>
Prokopenko thanked the President of Ukraine, his team, as well as the forces of defense and all who fight for Ukraine and protect it from the enemy.</text:p>
      <text:p text:style-name="P4">
According to Ukrinform, Ukraine returned to the homeland of five Azovstal defenders, who were in Turkey after being released from the Russian captivity, as a result of negotiations with the Turkish side.</text:p>
      <text:p text:style-name="P4">
<text:span text:style-name="T4">
 Read also: </text:span>
 <text:a xlink:type="simple" xlink:href="https://www.ukrinform.ua/rubric-society/3733284-ukraina-povernula-patoh-zahisnikiv-azovstali-za-rezultatami-peregovoriv-iz-tureccinou.html" text:style-name="Internet_20_link" text:visited-style-name="Visited_20_Internet_20_Link">
Ukraine has returned five Azovstal defenders with the reserves of talks with Turkey</text:a>
Ukrainian soldiers Denis Prokopenko, Svyatoslav Palamar, Sergey Volynsky, Oleghomenko, Denis Sleg will finally be able to be with their relatives.</text:p>
      <text:p text:style-name="P4">
News Source: <text:a xlink:type="simple" xlink:href="https://www.ukrinform.ua/rubric-ato/3733334-komandir-azova-mi-obovazkovo-skazemo-svoe-slovo-v-bou.html" text:style-name="Internet_20_link" text:visited-style-name="Visited_20_Internet_20_Link">
https://www.ukrinform.ua/rubric-ato/3733334-komandir-azova-mi-obovazkovo-skazemo-svoe-slovo-v-bou.html</text:a>
</text:p>
      <!--NEWS-->
      <text:h text:style-name="P10" text:outline-level="1">
<text:span text:style-name="T4">
In Liman, the number of shelling victims increased to seven</text:span>
</text:h>
      <text:p text:style-name="P4">
Authors: Ukrinform (Person)</text:p>
      <text:p text:style-name="P4">
Publisher: Укринформ (Organization)</text:p>
      <text:p text:style-name="P4">
Published Time: 2023-07-08T13:36:00+03:00</text:p>
      <text:p text:style-name="P4">
Modified Time: 2023-07-08T13:36:00+03:00</text:p>
      <text:p text:style-name="P4">
Description: The death toll as a result of Russian shelling of Liman of Donetsk region increased to seven people. - Ukrinform.</text:p>
      <text:p text:style-name="P4">
Images: ['<text:a xlink:type="simple" xlink:href="https://static.ukrinform.com/photos/2023_07/thumb_files/630_360_1688812974-544.jpeg" text:style-name="Internet_20_link" text:visited-style-name="Visited_20_Internet_20_Link">
630_360_16888...</text:a>
']</text:p>
      <text:p text:style-name="P4">
Tags: ['Донеччина', 'Обстріл', 'Загибель', 'Лиман', 'Війна з Росією']</text:p>
      <text:p text:style-name="P4">
Type: Article</text:p>
      <!--METADATA-->
      <text:p text:style-name="P4">
<draw:frame draw:style-name="fr1" draw:name="Image92" text:anchor-type="as-char" svg:width="6.9236in" svg:height="3.956343in" draw:z-index="0">
<draw:image xlink:href="../Images/yкринформ/2023-07-08T13-36-00-03-00/630_360_1688812974-544.jpeg" xlink:type="simple" xlink:show="embed" xlink:actuate="onLoad" draw:mime-type="image/jpeg"/>
</draw:frame>
The number of people as a result of Russian shelling of Liman of Donetsk region has increased by far people.</text:p>
      <text:p text:style-name="P4">
As Ukrinform reports, about it in <text:a xlink:type="simple" xlink:href="https://t.me/mvs_ukraine/27179" text:style-name="Internet_20_link" text:visited-style-name="Visited_20_Internet_20_Link">
telegram</text:a>
The Ministry of Internal Affairs reports.</text:p>
      <text:p text:style-name="P4">
"Currently known about 8 dead and 5 wounded as a result of the morning hostile <text:a xlink:type="simple" xlink:href="https://www.ukrinform.ua/tag-obstril" text:style-name="Internet_20_link" text:visited-style-name="Visited_20_Internet_20_Link">
shelling</text:a>
", - the message says.</text:p>
      <text:p text:style-name="P4">
Photo: Ministry of Internal Affairs of Ukraine <text:span text:style-name="T4">
 Read also: </text:span>
 <text:a xlink:type="simple" xlink:href="https://www.ukrinform.ua/rubric-regions/3733122-na-doneccini-obvalivsa-dah-na-tes-odin-zagiblij-troe-travmovanih.html" text:style-name="Internet_20_link" text:visited-style-name="Visited_20_Internet_20_Link">
on <text:span text:style-name="T4">
 Donetsk region </text:span>
 <text:span text:style-name="T4">
 Failed </text:span>
 <text:span text:style-name="T4">
 </text:span>
 roof <text:span text:style-name="T4">
 on </text:span>
 TPP <text:span text:style-name="T4">
 -</text:span>
 one <text:span text:style-name="T4">
 </text:span>
 <text:span text:style-name="T4">
 dead </text:span>
, <text:span text:style-name="T4">
 three </text:span>
 <text:span text:style-name="T4">
 injured </text:span>
</text:a>
Rescuers eliminated fires in a private apartment building, the outbuilding of typography and three cars that broke out in the afternoon.</text:p>
      <text:p text:style-name="P4">
Also <text:a xlink:type="simple" xlink:href="https://t.me/mvs_ukraine/27182" text:style-name="Internet_20_link" text:visited-style-name="Visited_20_Internet_20_Link">
in the Ministry of Internal Affairs added</text:a>
, which, according to the specified information, the number of injured increased to 13 people.</text:p>
      <text:p text:style-name="P4">
Later, the department added that according to the updated data it is known about the seven dead.</text:p>
      <text:p text:style-name="P4">
As reported by Ukrinform, the Russian army in the morning of July 8 <text:a xlink:type="simple" xlink:href="https://www.ukrinform.ua/rubric-ato/3733127-vorog-obstrilav-liman-sestero-zagiblih-i-patero-poranenih.html" text:style-name="Internet_20_link" text:visited-style-name="Visited_20_Internet_20_Link">
fired at the Liman Donetsk region from the RSZV</text:a>
. It was reported that six people were killed by Ipyatro.</text:p>
      <text:p text:style-name="P4">
News Source: <text:a xlink:type="simple" xlink:href="https://www.ukrinform.ua/rubric-regions/3733189-u-limani-kilkist-zertv-obstrilu-zrosla-do-vosmi.html" text:style-name="Internet_20_link" text:visited-style-name="Visited_20_Internet_20_Link">
https://www.ukrinform.ua/rubric-regions/3733189-u-limani-kilkist-zertv-obstrilu-zrosla-do-vosmi.html</text:a>
</text:p>
      <!--NEWS-->
      <text:h text:style-name="P10" text:outline-level="1">
<text:span text:style-name="T4">
The Ecumenical Patriarch wished to return home to Ukrainian prisoners and children as soon as possible</text:span>
</text:h>
      <text:p text:style-name="P4">
Authors: Ukrinform (Person)</text:p>
      <text:p text:style-name="P4">
Publisher: Укринформ (Organization)</text:p>
      <text:p text:style-name="P4">
Published Time: 2023-07-08T13:50:00+03:00</text:p>
      <text:p text:style-name="P4">
Modified Time: 2023-07-08T13:50:00+03:00</text:p>
      <text:p text:style-name="P4">
Description: The Ecumenical Patriarch Bartholomew wished the sole of peace in Ukraine and return home prisoners and children. - Ukrinform.</text:p>
      <text:p text:style-name="P4">
Images: ['<text:a xlink:type="simple" xlink:href="https://static.ukrinform.com/photos/2023_07/thumb_files/630_360_1688811999-7529.jpeg" text:style-name="Internet_20_link" text:visited-style-name="Visited_20_Internet_20_Link">
630_360_16888...</text:a>
']</text:p>
      <text:p text:style-name="P4">
Tags: ['Діти', 'Стамбул', 'Варфоломій', 'Зеленський']</text:p>
      <text:p text:style-name="P4">
Type: Article</text:p>
      <!--METADATA-->
      <text:p text:style-name="P4">
<draw:frame draw:style-name="fr1" draw:name="Image94" text:anchor-type="as-char" svg:width="6.9236in" svg:height="3.956343in" draw:z-index="0">
<draw:image xlink:href="../Images/yкринформ/2023-07-08T13-50-00-03-00/630_360_1688811999-7529.jpeg" xlink:type="simple" xlink:show="embed" xlink:actuate="onLoad" draw:mime-type="image/jpeg"/>
</draw:frame>
The Ecumenical Patriarch Bartholomew wished the return of peace in Ukraine as soon as possible to return home prisoners and children.</text:p>
      <text:p text:style-name="P4">
He said this during joint with President Vladimir Zelensky <text:a xlink:type="simple" xlink:href="https://www.youtube.com/watch" text:style-name="Internet_20_link" text:visited-style-name="Visited_20_Internet_20_Link">
communication with the media</text:a>
, reports Ukrinform.</text:p>
      <text:p text:style-name="P4">
"I would like to wish all the prisoners returning and especially all children who are now far from their homes," he said.</text:p>
      <text:p text:style-name="P4">
<text:span text:style-name="T4">
 Read also: </text:span>
 <text:a xlink:type="simple" xlink:href="https://www.ukrinform.ua/rubric-society/3733177-zelenskij-zustrivsa-iz-vselenskim-patriarhom-varfolomiem-obgovorili-formuli-miru.html" text:style-name="Internet_20_link" text:visited-style-name="Visited_20_Internet_20_Link">
<text:span text:style-name="T4">
 Zelens </text:span>
 I met with the Ecumenical Patriarchomvarhovarpholome - discussed the formula of peace</text:a>
He noted that Zelensky was not visiting the Patriarchate for the first time, assuring that for him he is always the joy and happiness of accepting the President of Ukraine.</text:p>
      <text:p text:style-name="P4">
"We wish that when the President came to the Patriarchate again, the peace in Ukraine," Patriarch Bartholomew emphasized.</text:p>
      <text:p text:style-name="P4">
His holy also emphasized that the Ecumenical Patriarchate as a Mother-Church Orthodox in Ukraine is always on their side.</text:p>
      <text:p text:style-name="P4">
<text:span text:style-name="T4">
 Read also: </text:span>
 [in Istanbul <text:span text:style-name="T4">
 Zelen </text:span>
 participated in a funeral molest(https://www.ukrinform.ua/rubric-society/3733153-u-stambuli-zelenskij-vzav-ucast-u-pominalnomu-molebni-za-zertvami-vijni-v-ukraini.html)According to Ukrinform, President Volodymyr Zelenskyy arrived in Turkey on July 7 on July 7.</text:p>
      <text:p text:style-name="P4">
Before that Zelensky visited Bulgaria, the Czech Republic, Slovakia.</text:p>
      <text:p text:style-name="P4">
Photo: op</text:p>
      <text:p text:style-name="P4">
News Source: <text:a xlink:type="simple" xlink:href="https://www.ukrinform.ua/rubric-society/3733191-vselenskij-patriarh-pobazav-aknajsvidsogo-povernenna-dodomu-ukrainskih-polonenih-i-ditej.html" text:style-name="Internet_20_link" text:visited-style-name="Visited_20_Internet_20_Link">
https://www.ukrinform.ua/rubric-society/3733191-vselenskij-patriarh-pobazav-aknajsvidsogo-povernenna-dodomu-ukrainskih-polonenih-i-ditej.html</text:a>
</text:p>
      <!--NEWS-->
      <text:h text:style-name="P10" text:outline-level="1">
<text:span text:style-name="T4">
Sandu - on the 500th day of a full -scale war in Ukraine: thanks to the courage of the Armed Forces in Moldova Peace</text:span>
</text:h>
      <text:p text:style-name="P4">
Authors: Ukrinform (Person)</text:p>
      <text:p text:style-name="P4">
Publisher: Укринформ (Organization)</text:p>
      <text:p text:style-name="P4">
Published Time: 2023-07-08T14:02:24+03:00</text:p>
      <text:p text:style-name="P4">
Modified Time: 2023-07-08T14:02:24+03:00</text:p>
      <text:p text:style-name="P4">
Description: On the 500th day of the full-scale invasion of the Russian Federation in Ukraine, Moldova President, Moldova, declared solidarity with the Ukrainian people and stressed that Chisinau will continue to support Kiev. - Ukrinform.</text:p>
      <text:p text:style-name="P4">
Images: ['<text:a xlink:type="simple" xlink:href="https://static.ukrinform.com/photos/2023_07/thumb_files/630_360_1688813942-507.jpg" text:style-name="Internet_20_link" text:visited-style-name="Visited_20_Internet_20_Link">
630_360_16888...</text:a>
']</text:p>
      <text:p text:style-name="P4">
Tags: ['Молдова', 'Україна', 'Санду', 'Війна з Росією']</text:p>
      <text:p text:style-name="P4">
Type: Article</text:p>
      <!--METADATA-->
      <text:p text:style-name="P4">
<draw:frame draw:style-name="fr1" draw:name="Image95" text:anchor-type="as-char" svg:width="6.9236in" svg:height="3.956343in" draw:z-index="0">
<draw:image xlink:href="../Images/yкринформ/2023-07-08T14-02-24-03-00/630_360_1688813942-507.jpg" xlink:type="simple" xlink:show="embed" xlink:actuate="onLoad" draw:mime-type="image/jpeg"/>
</draw:frame>
On the 500th day of the full-scale invasion of the Russian Federation in Ukraine, President of Moldova Maya Sandu declared solidarity with the Ukrainian people and emphasized that Shchischyn will continue to support Kiev.</text:p>
      <text:p text:style-name="P4">
About it reports <text:a xlink:type="simple" xlink:href="https://newsmaker.md/rus/novosti/ukraina-pobedit-inache-i-byt-ne-mozhet-mayya-sandu-opublikovala-obraschenie-v-500-y-den-voyny/" text:style-name="Internet_20_link" text:visited-style-name="Visited_20_Internet_20_Link">
Newsmaker</text:a>
, reports Ukrinform.</text:p>
      <text:p text:style-name="P4">
“500 days have passed since the peaceful people who slept in their homes, the vein of their land, woke up from the bomb and the roar of tanks. Innocent people were left, the bodies were left on the streets or thrown into the mass grave. In Bucha, Irpen, Gostomel, Borodyanka. Raped women who are killed or crippled by bombamis… This cruel war sows death and terror, ”Sandu wrote on <text:a xlink:type="simple" xlink:href="https://www.facebook.com/maia.sandu/posts/831771841650940" text:style-name="Internet_20_link" text:visited-style-name="Visited_20_Internet_20_Link">
Facebook</text:a>
.</text:p>
      <text:p text:style-name="P4">
She assured that Moldova is solidarity with the Ukrainian people and continue to support Ukraine.</text:p>
      <text:p text:style-name="P4">
<text:span text:style-name="T4">
 Read also: </text:span>
 <text:a xlink:type="simple" xlink:href="https://www.ukrinform.ua/rubric-polytics/3733162-posli-krain-g7-vislovili-pidtrimku-ukraini-u-500j-den-povnomasstabnogo-vtorgnenna-rf.html" text:style-name="Internet_20_link" text:visited-style-name="Visited_20_Internet_20_Link">
Ambassadors of the G7 countries have expressed support for Ukraine in <text:span text:style-name="T4">
 500 </text:span>
 -a day of a full -scale invasion of the Russian Federation</text:a>
“Due to the courage of the Ukrainian military, thanks to the resistance of the civilian population in <text:a xlink:type="simple" xlink:href="https://www.ukrinform.ua/tag-moldova" text:style-name="Internet_20_link" text:visited-style-name="Visited_20_Internet_20_Link">
Moldova</text:a>
peace. We are solidarity in Ukraine and we will do everything in our power to support it. Ukrainians will wait and wait in our country. Our roads and railway tracks are to carry Ukrainian products to markets. As part of the International Community, we will combine efforts with Ukraine to attract Russia's reference for war. Ukraine will win. Otherwise, it cannot be, ”Sandu wrote.</text:p>
      <text:p text:style-name="P4">
<text:span text:style-name="T4">
 Read also: </text:span>
 <text:a xlink:type="simple" xlink:href="https://www.ukrinform.ua/rubric-world/3725036-rosia-prodovzit-sprobi-derzperevorotu-v-moldovi-sandu.html" text:style-name="Internet_20_link" text:visited-style-name="Visited_20_Internet_20_Link">
Russia will continue attempts by the State Air in Moldova - <text:span text:style-name="T4">
 Sandu </text:span>
</text:a>
As it was reported, on February 24, 2022, Russia launched an unused full -scale invasion of Ukraine.</text:p>
      <text:p text:style-name="P4">
_ Photo: Facebook/Maia Sandu _</text:p>
      <text:p text:style-name="P4">
News Source: <text:a xlink:type="simple" xlink:href="https://www.ukrinform.ua/rubric-ato/3733195-sandu-u-500j-den-povnomasstabnoi-vijni-v-ukraini-zavdaki-muznosti-zsu-u-moldovi-mir.html" text:style-name="Internet_20_link" text:visited-style-name="Visited_20_Internet_20_Link">
https://www.ukrinform.ua/rubric-ato/3733195-sandu-u-500j-den-povnomasstabnoi-vijni-v-ukraini-zavdaki-muznosti-zsu-u-moldovi-mir.html</text:a>
</text:p>
      <!--NEWS-->
      <text:h text:style-name="P10" text:outline-level="1">
<text:span text:style-name="T4">
Zelensky discussed with Portugal Prime Minister Preparing for NATO Summit</text:span>
</text:h>
      <text:p text:style-name="P4">
Authors: Ukrinform (Person)</text:p>
      <text:p text:style-name="P4">
Publisher: Укринформ (Organization)</text:p>
      <text:p text:style-name="P4">
Published Time: 2023-07-08T14:04:42+03:00</text:p>
      <text:p text:style-name="P4">
Modified Time: 2023-07-08T14:04:42+03:00</text:p>
      <text:p text:style-name="P4">
Description: President Volodymyr Zelensky discussed with Prime Minister of Portugal Antonu, the issue of preparation for the NATO Vilnius Summit, the implementation of peace, energy and food security, as well as ecocide. - Ukrinform.</text:p>
      <text:p text:style-name="P4">
Images: ['<text:a xlink:type="simple" xlink:href="https://static.ukrinform.com/photos/2023_07/thumb_files/630_360_1688814239-361.jpg" text:style-name="Internet_20_link" text:visited-style-name="Visited_20_Internet_20_Link">
630_360_16888...</text:a>
']</text:p>
      <text:p text:style-name="P4">
Tags: ['НАТО', 'Португалія', 'Зеленський']</text:p>
      <text:p text:style-name="P4">
Type: Article</text:p>
      <!--METADATA-->
      <text:p text:style-name="P4">
<draw:frame draw:style-name="fr1" draw:name="Image96" text:anchor-type="as-char" svg:width="6.9236in" svg:height="3.956343in" draw:z-index="0">
<draw:image xlink:href="../Images/yкринформ/2023-07-08T14-04-42-03-00/630_360_1688814239-361.jpg" xlink:type="simple" xlink:show="embed" xlink:actuate="onLoad" draw:mime-type="image/jpeg"/>
</draw:frame>
Zelensky's Presidential Divide discussed with the Prime Minister of Portugal Antoniu, the cost of preparation for the NATO Vilnius Summit, the implementation of peace, energy and food security, as well as ecocide.</text:p>
      <text:p text:style-name="P4">
The head of state made a telephone conversation from Turkey, where it is on a visit, reports Ukrinform with a reference to <text:a xlink:type="simple" xlink:href="https://t.me/V_Zelenskiy_official/6904" text:style-name="Internet_20_link" text:visited-style-name="Visited_20_Internet_20_Link">
telegram-channel</text:a>
Ukrainian leader.</text:p>
      <text:p text:style-name="P4">
“They coordinated the positions on the eve of the NATO Vilnius Summit. Emphasizing the significant position of the Alliance on the future membership of Ukraine. I thank the workpiece to take a specific participation in the implementation of the three points of Ukrainian formula: on food and energy security, as well as the ecocid, ”Zelensky said.</text:p>
      <text:p text:style-name="P4">
<text:span text:style-name="T4">
 Read also: </text:span>
 <text:a xlink:type="simple" xlink:href="https://www.ukrinform.ua/rubric-society/3733177-zelenskij-zustrivsa-iz-vselenskim-patriarhom-varfolomiem-obgovorili-formuli-miru.html" text:style-name="Internet_20_link" text:visited-style-name="Visited_20_Internet_20_Link">
<text:span text:style-name="T4">
 Zelens </text:span>
 I met with the Ecumenical Patriarchomvarhovarpholome - discussed the formula of peace</text:a>
As it was reported, the Head of Ukrainian State arrived in the evening of July 7 with a visit to Turkey.</text:p>
      <text:p text:style-name="P4">
Photo: op</text:p>
      <text:p text:style-name="P4">
News Source: <text:a xlink:type="simple" xlink:href="https://www.ukrinform.ua/rubric-polytics/3733196-zelenskij-obgovoriv-z-premerom-portugalii-pidgotovku-do-samitu-nato.html" text:style-name="Internet_20_link" text:visited-style-name="Visited_20_Internet_20_Link">
https://www.ukrinform.ua/rubric-polytics/3733196-zelenskij-obgovoriv-z-premerom-portugalii-pidgotovku-do-samitu-nato.html</text:a>
</text:p>
      <!--NEWS-->
      <text:h text:style-name="P10" text:outline-level="1">
<text:span text:style-name="T4">
UEFA and Konmebol announced a call cup</text:span>
</text:h>
      <text:p text:style-name="P4">
Authors: Ukrinform (Person)</text:p>
      <text:p text:style-name="P4">
Publisher: Укринформ (Organization)</text:p>
      <text:p text:style-name="P4">
Published Time: 2023-07-08T14:08:49+03:00</text:p>
      <text:p text:style-name="P4">
Modified Time: 2023-07-08T14:08:49+03:00</text:p>
      <text:p text:style-name="P4">
Description: As part of the cooperation, the European and South American continental football conferences of the UEFA and Konmebol announced a pilot draw of the Cup Cup. - Ukrinform.</text:p>
      <text:p text:style-name="P4">
Images: ['<text:a xlink:type="simple" xlink:href="https://static.ukrinform.com/photos/2023_07/thumb_files/630_360_1688812143-137.jpg" text:style-name="Internet_20_link" text:visited-style-name="Visited_20_Internet_20_Link">
630_360_16888...</text:a>
']</text:p>
      <text:p text:style-name="P4">
Tags: ['Європа', 'Футбол', 'Спорт', 'УЄФА', 'Південна Америка']</text:p>
      <text:p text:style-name="P4">
Type: Article</text:p>
      <!--METADATA-->
      <text:p text:style-name="P4">
<draw:frame draw:style-name="fr1" draw:name="Image97" text:anchor-type="as-char" svg:width="6.9236in" svg:height="3.956343in" draw:z-index="0">
<draw:image xlink:href="../Images/yкринформ/2023-07-08T14-08-49-03-00/630_360_1688812143-137.jpg" xlink:type="simple" xlink:show="embed" xlink:actuate="onLoad" draw:mime-type="image/jpeg"/>
</draw:frame>
In the framework of the co -operation, the European and South American continental football and UEFA and Konmebol announced a pilot draw of the Cup Cup.</text:p>
      <text:p text:style-name="P4">
In the match <text:a xlink:type="simple" xlink:href="https://www.uefa.com/insideuefa/news/0283-186f82c21c7a-bad12820a98b-1000--%D1%83%D0%B5%D1%84%D0%B0-%D0%B8-%D0%BA/" text:style-name="Internet_20_link" text:visited-style-name="Visited_20_Internet_20_Link">
will take part</text:a>
The winners of the Europa League and the South American Cup, that is, the second in the force of their continental competitions, Ukrinform reports.</text:p>
      <text:p text:style-name="P4">
In the first Cup of the call, on July 19, the Sanchez-Pisjuan stadium will meet the Spanish club "Seville" and the Independent Delvalier team will meet the All(Ecuador).</text:p>
      <text:p text:style-name="P4">
<text:span text:style-name="T4">
Читайте також:</text:span>
 <text:a xlink:type="simple" xlink:href="https://www.ukrinform.ua/rubric-sports/3733152-vidomi-arbitri-matciv-miz-dniprom1-ta-panatinaikosom-u-vidbori-lc-uefa.html" text:style-name="Internet_20_link" text:visited-style-name="Visited_20_Internet_20_Link">
 Відомі арбітри матчів між «Дніпром-1» та «Панатінаїкосом»у відборі ЛЧ <text:span text:style-name="T4">
УЄФА</text:span>
 </text:a>
Interestingly, in the case of a draw, the team will not play extra time, but will immediately develop a series of a penalty.</text:p>
      <text:p text:style-name="P4">
Photo: facebook.com/uefa.</text:p>
      <text:p text:style-name="P4">
News Source: <text:a xlink:type="simple" xlink:href="https://www.ukrinform.ua/rubric-sports/3733200-uefa-ta-konmebol-anonsuvali-kubok-vikliku.html" text:style-name="Internet_20_link" text:visited-style-name="Visited_20_Internet_20_Link">
https://www.ukrinform.ua/rubric-sports/3733200-uefa-ta-konmebol-anonsuvali-kubok-vikliku.html</text:a>
</text:p>
      <!--NEWS-->
      <text:h text:style-name="P10" text:outline-level="1">
<text:span text:style-name="T4">
The task of protecting the sky of Kiev from Russian rockets is almost solved - Rennikov</text:span>
</text:h>
      <text:p text:style-name="P4">
Authors: Ukrinform (Person)</text:p>
      <text:p text:style-name="P4">
Publisher: Укринформ (Organization)</text:p>
      <text:p text:style-name="P4">
Published Time: 2023-07-08T14:11:00+03:00</text:p>
      <text:p text:style-name="P4">
Modified Time: 2023-07-08T14:11:00+03:00</text:p>
      <text:p text:style-name="P4">
Description: The task of protecting the sky of Kiev from Russian rockets is almost solved, now the military is working on protecting against missile strikes of Lviv, Kharkiv, Dnipro, Zaporozhye and Odessa. - Ukrinform.</text:p>
      <text:p text:style-name="P4">
Images: ['<text:a xlink:type="simple" xlink:href="https://static.ukrinform.com/photos/2023_02/thumb_files/630_360_1675612449-508.jpg" text:style-name="Internet_20_link" text:visited-style-name="Visited_20_Internet_20_Link">
630_360_16756...</text:a>
']</text:p>
      <text:p text:style-name="P4">
Tags: ['Ракета', 'Резніков', 'Війна з Росією']</text:p>
      <text:p text:style-name="P4">
Type: Article</text:p>
      <!--METADATA-->
      <text:p text:style-name="P4">
<draw:frame draw:style-name="fr1" draw:name="Image98" text:anchor-type="as-char" svg:width="6.9236in" svg:height="3.956343in" draw:z-index="0">
<draw:image xlink:href="../Images/yкринформ/2023-07-08T14-11-00-03-00/630_360_1675612449-508.jpg" xlink:type="simple" xlink:show="embed" xlink:actuate="onLoad" draw:mime-type="image/jpeg"/>
</draw:frame>
The task of protecting the sky of Kiev from Russian rockets is almost solved, now military is working on protecting against missile strikes in Lviv, Kharkiv, Dnipro, Zaporizhzhya Odessa.</text:p>
      <text:p text:style-name="P4">
According to Ukrinform, the Minister of Defense of Ukraine Alexei Rennikov was reported on <text:a xlink:type="simple" xlink:href="https://www.facebook.com/reznikovoleksii/posts/pfbid02GpsdiFsKgbGbcnayoaHLsgwAYQyJQYhNd1pJ8V1ZE9ZsgCAZB2teruqXgojBxTeXl" text:style-name="Internet_20_link" text:visited-style-name="Visited_20_Internet_20_Link">
Facebook.</text:a>
“I did not believe that the Russians would start firing peaceful cities. Because it was obviously contrary to their purpose. Therefore, the reliable protection of our sky is perceived by the most common challenge. In Kiev, we almost solved this task. In Lviv, Kharkiv, Dnipro, Zaporozhye, Odessa - we are not, but we work, ”he said.</text:p>
      <text:p text:style-name="P4">
As the minister emphasized, he could not imagine that the population of such a great country as <text:a xlink:type="simple" xlink:href="https://www.ukrinform.ua/tag-rosia" text:style-name="Internet_20_link" text:visited-style-name="Visited_20_Internet_20_Link">
RF</text:a>
It can totally lose morality, degrade to animal condition. “We see manifestations not only in the terrible rays, we hear it in communicating children with parents, men with the wives of uredia. They made themselves all their way, ”he added.</text:p>
      <text:p text:style-name="P4">
For the first time, according to Reznikov, he was amazed when in the negotiations in Belarus March last year he suggested that the Russian side to take thousands of bodies destroyed by soldiers scattered in Ukrainian forests and fields.</text:p>
      <text:p text:style-name="P4">
<text:span text:style-name="T4">
 Read also: </text:span>
 <text:a xlink:type="simple" xlink:href="https://www.ukrinform.ua/rubric-kyiv/3733172-pavluk-akso-putinu-stane-bezumstva-piti-na-kiiv-peremelemo-se-kilka-tisac-zagarbnikiv.html" text:style-name="Internet_20_link" text:visited-style-name="Visited_20_Internet_20_Link">
<text:span text:style-name="T4">
 Pavlyuk </text:span>
: If Putin gets mad to go to Kiev, we will move several thousand more invaders</text:a>
He noted that the Russians did not just abandon their own - they lied alone that there were no casualties.</text:p>
      <text:p text:style-name="P4">
According to the head of the Ministry of Defense, it will take decades to correct this moral degradation.</text:p>
      <text:p text:style-name="P4">
"Therefore, we must not only release our land from them - we must make this evil not recover for a very long time and a few generations have not been able to aggression," the minister said.</text:p>
      <text:p text:style-name="P4">
According to Reznikov, the continuation of the battle is not a war for abstract normative law, it is a battle for the right to live freely, happily on its beautiful land and to determine the future.</text:p>
      <text:p text:style-name="P4">
“After the war it will be a new Ukraine. Or there will be no, ”he added.</text:p>
      <text:p text:style-name="P4">
Reznikov warned that Ukraine can expect multiple in the near future, because Ukrainians not only fight with a cruel enemy, they choose a kind of place in the world and their victory. "The great world is competition," he said.“It will be very difficult. There will be pressure, there will be losses and destruction. There will be frustration and despair. This is normal, because the test is actually large. We peace up. Be sure - we will overcome everything, we will succeed. We have true friends, it weighs a lot, ”the Minister of Defense said.</text:p>
      <text:p text:style-name="P4">
According to Reznikov, 500 days ago, no one would believe that Ukraine would be the point where it is now. “We move every day. That is why it is so much to push for the wrong way, ”he added.</text:p>
      <text:p text:style-name="P4">
As reported by Ukrinform, the Ministry of Defense prepared <text:a xlink:type="simple" xlink:href="https://www.ukrinform.ua/rubric-polytics/3732697-minoboroni-pidgotuvalo-koncepciu-transformacii-bezpekovogo-sektoru-reznikov.html" text:style-name="Internet_20_link" text:visited-style-name="Visited_20_Internet_20_Link">
</text:a>
<text:a xlink:type="simple" xlink:href="https://www.ukrinform.ua/rubric-polytics/3732697-minoboroni-pidgotuvalo-koncepciu-transformacii-bezpekovogo-sektoru-reznikov.html" text:style-name="Internet_20_link" text:visited-style-name="Visited_20_Internet_20_Link">
the concept of transformation of the security sector</text:a>
 <text:a xlink:type="simple" xlink:href="https://www.ukrinform.ua/rubric-polytics/3732697-minoboroni-pidgotuvalo-koncepciu-transformacii-bezpekovogo-sektoru-reznikov.html" text:style-name="Internet_20_link" text:visited-style-name="Visited_20_Internet_20_Link">
 . </text:a>
</text:p>
      <text:p text:style-name="P4">
News Source: <text:a xlink:type="simple" xlink:href="https://www.ukrinform.ua/rubric-ato/3733203-zavdanna-iz-zahistu-neba-kieva-vid-rosijskih-raket-majze-virisene-reznikov.html" text:style-name="Internet_20_link" text:visited-style-name="Visited_20_Internet_20_Link">
https://www.ukrinform.ua/rubric-ato/3733203-zavdanna-iz-zahistu-neba-kieva-vid-rosijskih-raket-majze-virisene-reznikov.html</text:a>
</text:p>
      <!--NEWS-->
      <text:h text:style-name="P10" text:outline-level="1">
<text:span text:style-name="T4">
In Lviv say goodbye to three dead as a result of rocket fire</text:span>
</text:h>
      <text:p text:style-name="P4">
Authors: Ukrinform (Person)</text:p>
      <text:p text:style-name="P4">
Publisher: Укринформ (Organization)</text:p>
      <text:p text:style-name="P4">
Published Time: 2023-07-08T14:13:00+03:00</text:p>
      <text:p text:style-name="P4">
Modified Time: 2023-07-08T14:13:00+03:00</text:p>
      <text:p text:style-name="P4">
Description: In Lviv today, they say goodbye to three victims of rocket stroke caused by Russia on the night of July 6. - Ukrinform.</text:p>
      <text:p text:style-name="P4">
Images: ['<text:a xlink:type="simple" xlink:href="https://static.ukrinform.com/photos/2023_07/thumb_files/630_360_1688821023-7722.jpeg" text:style-name="Internet_20_link" text:visited-style-name="Visited_20_Internet_20_Link">
630_360_16888...</text:a>
']</text:p>
      <text:p text:style-name="P4">
Tags: ['Львів', 'Прощання', 'Загибель', 'Війна з Росією', 'Ракетний удар']</text:p>
      <text:p text:style-name="P4">
Type: Article</text:p>
      <!--METADATA-->
      <text:p text:style-name="P4">
<draw:frame draw:style-name="fr1" draw:name="Image99" text:anchor-type="as-char" svg:width="6.9236in" svg:height="3.956343in" draw:z-index="0">
<draw:image xlink:href="../Images/yкринформ/2023-07-08T14-13-00-03-00/630_360_1688821023-7722.jpeg" xlink:type="simple" xlink:show="embed" xlink:actuate="onLoad" draw:mime-type="image/jpeg"/>
</draw:frame>
In Lviv, today they say goodbye to three victims of rocket strike caused by Russia on the night of July 6.</text:p>
      <text:p text:style-name="P4">
About it reports the Lviv City Council in <text:a xlink:type="simple" xlink:href="https://t.me/lviv_adm/41635" text:style-name="Internet_20_link" text:visited-style-name="Visited_20_Internet_20_Link">
telegram</text:a>
, reports Ukrinform.</text:p>
      <text:p text:style-name="P4">
As it is noted, today they hide Anastasia Seniv, Miroslav Sadov and Nadizpizhevsk.</text:p>
      <text:p text:style-name="P4">
</text:p>
      <text:p text:style-name="P4">
<text:a xlink:type="simple" xlink:href="https://static.ukrinform.com/photos/2023_07/1688821021-6755.jpeg" text:style-name="Internet_20_link" text:visited-style-name="Visited_20_Internet_20_Link">
 </text:a>
 <text:a xlink:type="simple" xlink:href="https://static.ukrinform.com/photos/2023_07/1688821021-8529.jpeg" text:style-name="Internet_20_link" text:visited-style-name="Visited_20_Internet_20_Link">
</text:a>
 <text:a xlink:type="simple" xlink:href="https://static.ukrinform.com/photos/2023_07/1688821021-7276.jpeg" text:style-name="Internet_20_link" text:visited-style-name="Visited_20_Internet_20_Link">
</text:a>
 <text:a xlink:type="simple" xlink:href="https://static.ukrinform.com/photos/2023_07/1688821021-3044.jpeg" text:style-name="Internet_20_link" text:visited-style-name="Visited_20_Internet_20_Link">
</text:a>
 <text:a xlink:type="simple" xlink:href="https://static.ukrinform.com/photos/2023_07/1688821021-9411.jpeg" text:style-name="Internet_20_link" text:visited-style-name="Visited_20_Internet_20_Link">
</text:a>
 <text:a xlink:type="simple" xlink:href="https://static.ukrinform.com/photos/2023_07/1688821021-5646.jpeg" text:style-name="Internet_20_link" text:visited-style-name="Visited_20_Internet_20_Link">
</text:a>
 <text:a xlink:type="simple" xlink:href="https://static.ukrinform.com/photos/2023_07/1688821023-4971.jpeg" text:style-name="Internet_20_link" text:visited-style-name="Visited_20_Internet_20_Link">
</text:a>
 <text:a xlink:type="simple" xlink:href="https://static.ukrinform.com/photos/2023_07/1688821023-3276.jpeg" text:style-name="Internet_20_link" text:visited-style-name="Visited_20_Internet_20_Link">
</text:a>
 <text:a xlink:type="simple" xlink:href="https://static.ukrinform.com/photos/2023_07/1688821023-7722.jpeg" text:style-name="Internet_20_link" text:visited-style-name="Visited_20_Internet_20_Link">
<draw:frame draw:style-name="fr1" draw:name="Image109" text:anchor-type="as-char" svg:width="6.9236in" svg:height="3.956343in" draw:z-index="0">
<draw:image xlink:href="../Images/yкринформ/2023-07-08T14-13-00-03-00/630_360_1688821023-7722.jpeg" xlink:type="simple" xlink:show="embed" xlink:actuate="onLoad" draw:mime-type="image/jpeg"/>
</draw:frame>
</text:a>
 <text:a xlink:type="simple" xlink:href="https://static.ukrinform.com/photos/2023_07/1688821023-1086.jpeg" text:style-name="Internet_20_link" text:visited-style-name="Visited_20_Internet_20_Link">
</text:a>
 <text:a xlink:type="simple" xlink:href="https://static.ukrinform.com/photos/2023_07/1688821023-8331.jpeg" text:style-name="Internet_20_link" text:visited-style-name="Visited_20_Internet_20_Link">
</text:a>
On Sunday, a farewell will be held with two other <text:a xlink:type="simple" xlink:href="https://www.ukrinform.ua/tag-zagibel" text:style-name="Internet_20_link" text:visited-style-name="Visited_20_Internet_20_Link">
dead</text:a>
- Olga Dudka and Irina Milovanova.</text:p>
      <text:p text:style-name="P4">
<text:span text:style-name="T4">
 Read also: </text:span>
 <text:a xlink:type="simple" xlink:href="https://www.ukrinform.ua/rubric-regions/3732722-najbilsa-ataka-na-lviv-za-cas-povnomasstabnoi-vijni.html" text:style-name="Internet_20_link" text:visited-style-name="Visited_20_Internet_20_Link">
<text:span text:style-name="T4">
 largest </text:span>
 <text:span text:style-name="T4">
 Attack </text:span>
 on <text:span text:style-name="T4">
 Lviv </text:span>
 for <text:span text:style-name="T4">
 time </text:span>
 <text:span text:style-name="T4">
 </text:span>
 full -scale <text:span text:style-name="T4">
** wars </text:span>
</text:a>
</text:p>
      <text:p text:style-name="P4">
News Source: <text:a xlink:type="simple" xlink:href="https://www.ukrinform.ua/rubric-regions/3733201-u-lvovi-prosautsa-z-troma-zagiblimi-vnaslidok-raketnogo-obstrilu.html" text:style-name="Internet_20_link" text:visited-style-name="Visited_20_Internet_20_Link">
https://www.ukrinform.ua/rubric-regions/3733201-u-lvovi-prosautsa-z-troma-zagiblimi-vnaslidok-raketnogo-obstrilu.html</text:a>
</text:p>
      <!--NEWS-->
      <text:h text:style-name="P10" text:outline-level="1">
<text:span text:style-name="T4">
Ukraine and Azerbaijan agreed to quota permits for international freight transportation for 2024</text:span>
</text:h>
      <text:p text:style-name="P4">
Authors: Ukrinform (Person)</text:p>
      <text:p text:style-name="P4">
Publisher: Укринформ (Organization)</text:p>
      <text:p text:style-name="P4">
Published Time: 2023-07-08T14:19:38+03:00</text:p>
      <text:p text:style-name="P4">
Modified Time: 2023-07-08T14:19:38+03:00</text:p>
      <text:p text:style-name="P4">
Description: Ukraine and Azerbaijan agreed to quota permits for international freight transportation for 2024. - Ukrinform.</text:p>
      <text:p text:style-name="P4">
Images: ['<text:a xlink:type="simple" xlink:href="https://static.ukrinform.com/photos/2022_05/thumb_files/630_360_1652707983-349.jpg" text:style-name="Internet_20_link" text:visited-style-name="Visited_20_Internet_20_Link">
630_360_16527...</text:a>
']</text:p>
      <text:p text:style-name="P4">
Tags: ['Азербайджан', 'Україна']</text:p>
      <text:p text:style-name="P4">
Type: Article</text:p>
      <!--METADATA-->
      <text:p text:style-name="P4">
<draw:frame draw:style-name="fr1" draw:name="Image113" text:anchor-type="as-char" svg:width="6.9236in" svg:height="3.956343in" draw:z-index="0">
<draw:image xlink:href="../Images/yкринформ/2023-07-08T14-19-38-03-00/630_360_1652707983-349.jpg" xlink:type="simple" xlink:show="embed" xlink:actuate="onLoad" draw:mime-type="image/jpeg"/>
</draw:frame>
Ukraine Taigaerbaijan agreed to quota permits for international freight transportation for 2024.</text:p>
      <text:p text:style-name="P4">
According to Ukrinform with reference to the <text:a xlink:type="simple" xlink:href="https://www.facebook.com/Ministry.for.restoration/posts/pfbid02oWfqqu9KUyvYVuAZcrZW8sKGRw4XRUcDmwLdjUrjQGawTeu4HXkPCjRjhsBJ2zXwl" text:style-name="Internet_20_link" text:visited-style-name="Visited_20_Internet_20_Link">
press service of the Ministry of Development of Communities, Territories and Infrastructure</text:a>
, the decision was made during a meeting of the Ukrainian-Azerbaijani mixing Commission on International Automobile Commission.</text:p>
      <text:p text:style-name="P4">
Ukraine and Azerbaijan agreed on an increase in universal permits by 88% for each country for 2024; possibility of exchange of permits separately for transit transportation; granting permits for the implementation of irregular transportations by road.</text:p>
      <text:p text:style-name="P4">
<text:span text:style-name="T4">
 Read also: </text:span>
 <text:a xlink:type="simple" xlink:href="https://www.ukrinform.ua/rubric-ato/3730624-avstria-ne-pereskodzae-tranzitu-vijskovoi-tehniki-do-ukraini-glava-mzs.html" text:style-name="Internet_20_link" text:visited-style-name="Visited_20_Internet_20_Link">
Austria does not interfere with the transit of military equipment Diraine - Foreign Minister</text:a>
In total, the carriers for the next year will be 11 550 permission to each country. Of these, 6000 universal, 5000 - transit, 500 - for transportation to and from third countries, 50 - universal permits for passenger transportation.</text:p>
      <text:p text:style-name="P4">
In addition, the decision to exchange this year is a universal quota of permissions in the amount of 2000 pieces.</text:p>
      <text:p text:style-name="P4">
According to Ukrinform, at a meeting of 20,000 tonnes of sugar at a meeting on July 7, a Cabinet of Ministers, which can be exported by September 15, 2023 to Romania.</text:p>
      <text:p text:style-name="P4">
News Source: <text:a xlink:type="simple" xlink:href="https://www.ukrinform.ua/rubric-economy/3733205-ukraina-ta-azerbajdzan-pogodili-kvotu-dozvoliv-na-miznarodni-vantazni-perevezenna-na-2024-rik.html" text:style-name="Internet_20_link" text:visited-style-name="Visited_20_Internet_20_Link">
https://www.ukrinform.ua/rubric-economy/3733205-ukraina-ta-azerbajdzan-pogodili-kvotu-dozvoliv-na-miznarodni-vantazni-perevezenna-na-2024-rik.html</text:a>
</text:p>
      <!--NEWS-->
      <text:h text:style-name="P10" text:outline-level="1">
<text:span text:style-name="T4">
Portugal supports Ukraine's membership in NATO when the conditions will be appropriate</text:span>
</text:h>
      <text:p text:style-name="P4">
Authors: Ukrinform (Person)</text:p>
      <text:p text:style-name="P4">
Publisher: Укринформ (Organization)</text:p>
      <text:p text:style-name="P4">
Published Time: 2023-07-08T14:21:00+03:00</text:p>
      <text:p text:style-name="P4">
Modified Time: 2023-07-08T14:21:00+03:00</text:p>
      <text:p text:style-name="P4">
Description: Ukraine and Portugal have concluded a declaration that provides support for Lisbon Kyiv, including in the context of European and Euro -Atlantic integration. - Ukrinform.</text:p>
      <text:p text:style-name="P4">
Images: ['<text:a xlink:type="simple" xlink:href="https://static.ukrinform.com/photos/2022_12/thumb_files/630_360_1670813052-848.jpg" text:style-name="Internet_20_link" text:visited-style-name="Visited_20_Internet_20_Link">
630_360_16708...</text:a>
']</text:p>
      <text:p text:style-name="P4">
Tags: ['НАТО', 'Португалія']</text:p>
      <text:p text:style-name="P4">
Type: Article</text:p>
      <!--METADATA-->
      <text:p text:style-name="P4">
<draw:frame draw:style-name="fr1" draw:name="Image114" text:anchor-type="as-char" svg:width="6.9236in" svg:height="3.956343in" draw:z-index="0">
<draw:image xlink:href="../Images/yкринформ/2023-07-08T14-21-00-03-00/630_360_1670813052-848.jpg" xlink:type="simple" xlink:show="embed" xlink:actuate="onLoad" draw:mime-type="image/jpeg"/>
</draw:frame>
Ukraine Iportugal has entered into a declaration that provides support for Lisbon Kyiv, including in the context of European and Euro -Atlantic integration.</text:p>
      <text:p text:style-name="P4">
The document was approved during a telephone conversation on Saturday, President Vladimirzelensky and Prime Minister of Portuguese Republic Anthony Right, Ukrinform reports with reference to <text:a xlink:type="simple" xlink:href="https://www.president.gov.ua/news/spilna-deklaraciya-ukrayini-ta-portugalskoyi-respubliki-84201" text:style-name="Internet_20_link" text:visited-style-name="Visited_20_Internet_20_Link">
press service of the Head of State.</text:a>
"The Portuguese Republic will continue to provide political, financial, humanitarian and military support to Ukraine as much as it will be needed - is individual and through international cooperation in the European Union, <text:a xlink:type="simple" xlink:href="https://www.ukrinform.ua/tag-nato" text:style-name="Internet_20_link" text:visited-style-name="Visited_20_Internet_20_Link">
NATO</text:a>
, UN and in other formats, ”is in the Declaration.</text:p>
      <text:p text:style-name="P4">
In addition, Portugal "strongly supports" Ukraine in its efforts to reform the requirements of the requirements necessary to start negotiating entry, waiting for a non -governmental report to the European Commission.</text:p>
      <text:p text:style-name="P4">
Within NATO, Portugal continues to focus on the direct support of Ukraine, in particular through an intensifying comprehensive alliance assistance package, and incoordination with Member States and partners continues to support Ukraine's ability to defend and reminds that Ukraine has its own precautions.</text:p>
      <text:p text:style-name="P4">
<text:span text:style-name="T4">
 Read also: </text:span>
 <text:a xlink:type="simple" xlink:href="https://www.ukrinform.ua/rubric-polytics/3732999-ukraina-zaslugovue-na-clenstvo-v-nato-erdogan.html" text:style-name="Internet_20_link" text:visited-style-name="Visited_20_Internet_20_Link">
Erdogan: Ukraine deserves membership in <text:span text:style-name="T4">
 NATO </text:span>
</text:a>
“The Republic of Portuguese will continue to support Ukraine on the path of pre -domuting membership and advocates that Ukraine becomes a member of NATO, when it comes to the appropriate conditions. Ukraine and the Portuguese Republic are awaiting the resolution of all these issues at the future of NATOU Vilnius Summit in July 2023, ”the document said.</text:p>
      <text:p text:style-name="P4">
The full text of the declaration is published on the OP website.</text:p>
      <text:p text:style-name="P4">
It was reported that the NATO summit will take place on July 11-12 in Vilnius.</text:p>
      <text:p text:style-name="P4">
News Source: <text:a xlink:type="simple" xlink:href="https://www.ukrinform.ua/rubric-polytics/3733208-portugalia-pidtrimue-clenstvo-ukraini-v-nato-koli-budut-vidpovidni-umovi.html" text:style-name="Internet_20_link" text:visited-style-name="Visited_20_Internet_20_Link">
https://www.ukrinform.ua/rubric-polytics/3733208-portugalia-pidtrimue-clenstvo-ukraini-v-nato-koli-budut-vidpovidni-umovi.html</text:a>
</text:p>
      <!--NEWS-->
      <text:h text:style-name="P10" text:outline-level="1">
<text:span text:style-name="T4">
In 500 days of struggle, Ukraine proved that it is worthy of support for weapons and integration in the EU and NATO - Kuleba</text:span>
</text:h>
      <text:p text:style-name="P4">
Authors: Ukrinform (Person)</text:p>
      <text:p text:style-name="P4">
Publisher: Укринформ (Organization)</text:p>
      <text:p text:style-name="P4">
Published Time: 2023-07-08T14:28:00+03:00</text:p>
      <text:p text:style-name="P4">
Modified Time: 2023-07-08T14:28:00+03:00</text:p>
      <text:p text:style-name="P4">
Description: Foreign Minister Dmitry Kuleb, on the 500th day of a full-scale invasion of Russia, stated that the world has received as many arguments in favor of Ukraine's support and NATO integration. - Ukrinform.</text:p>
      <text:p text:style-name="P4">
Images: ['<text:a xlink:type="simple" xlink:href="https://static.ukrinform.com/photos/2023_05/thumb_files/630_360_1685367365-251.jpg" text:style-name="Internet_20_link" text:visited-style-name="Visited_20_Internet_20_Link">
630_360_16853...</text:a>
']</text:p>
      <text:p text:style-name="P4">
Tags: ['Дмитро Кулеба', 'МЗС', 'Війна з Росією']</text:p>
      <text:p text:style-name="P4">
Type: Article</text:p>
      <!--METADATA-->
      <text:p text:style-name="P4">
<draw:frame draw:style-name="fr1" draw:name="Image115" text:anchor-type="as-char" svg:width="6.9236in" svg:height="3.956343in" draw:z-index="0">
<draw:image xlink:href="../Images/yкринформ/2023-07-08T14-28-00-03-00/630_360_1685367365-251.jpg" xlink:type="simple" xlink:show="embed" xlink:actuate="onLoad" draw:mime-type="image/jpeg"/>
</draw:frame>
On the 500th day of a full-scale invasion of Russia, Minister of Law Council has argued that the world has received the same amount of arguments in favor of Ukraine's support and NATO integration.</text:p>
      <text:p text:style-name="P4">
He wrote about it in <text:a xlink:type="simple" xlink:href="https://twitter.com/DmytroKuleba/status/1677600707396919297" text:style-name="Internet_20_link" text:visited-style-name="Visited_20_Internet_20_Link">
Twitter</text:a>
, reports Ukrinform.</text:p>
      <text:p text:style-name="P4">
“500 days. 500 reasons to believe in Ukraine. 500 arguments in favor of Ukraine's support, EU and NATO integration, and other ways to bring a major victory, ”he wrote.</text:p>
      <text:p text:style-name="P4">
<text:span text:style-name="T4">
 Read also: </text:span>
 <text:a xlink:type="simple" xlink:href="https://www.ukrinform.ua/rubric-polytics/3733162-posli-krain-g7-vislovili-pidtrimku-ukraini-u-500j-den-povnomasstabnogo-vtorgnenna-rf.html" text:style-name="Internet_20_link" text:visited-style-name="Visited_20_Internet_20_Link">
Ambassadors of the G7 countries have expressed support for Ukraine in <text:span text:style-name="T4">
 500 </text:span>
 -a day of a full -scale invasion of the Russian Federation</text:a>
As it was reported, on February 24, 2022, Russia launched an unused full -scale invasion of Ukraine.</text:p>
      <text:p text:style-name="P4">
Earlier, the Ambassadors of the United States and the United Kingdom, as well as Ambassadors of the GCA7, have been with the words of support of Ukraine on the occasion of 500 days of full -scale maintenance of Russia.</text:p>
      <text:p text:style-name="P4">
News Source: <text:a xlink:type="simple" xlink:href="https://www.ukrinform.ua/rubric-polytics/3733175-za-500-dniv-borotbi-ukraina-dovela-so-gidna-pidtrimki-zbroeu-ta-integracii-v-es-i-nato-kuleba.html" text:style-name="Internet_20_link" text:visited-style-name="Visited_20_Internet_20_Link">
https://www.ukrinform.ua/rubric-polytics/3733175-za-500-dniv-borotbi-ukraina-dovela-so-gidna-pidtrimki-zbroeu-ta-integracii-v-es-i-nato-kuleba.html</text:a>
</text:p>
      <!--NEWS-->
      <text:h text:style-name="P10" text:outline-level="1">
<text:span text:style-name="T4">
Yermak greeted Zaluzhny on the anniversary</text:span>
</text:h>
      <text:p text:style-name="P4">
Authors: Ukrinform (Person)</text:p>
      <text:p text:style-name="P4">
Publisher: Укринформ (Organization)</text:p>
      <text:p text:style-name="P4">
Published Time: 2023-07-08T14:29:27+03:00</text:p>
      <text:p text:style-name="P4">
Modified Time: 2023-07-08T14:29:27+03:00</text:p>
      <text:p text:style-name="P4">
Description: Presidential Office Head Andriy Yermak congratulated the Armed Forces Commissioner Valery Zaluzhny on his anniversary and wished the next birthday to meet with the victory. - Ukrinform.</text:p>
      <text:p text:style-name="P4">
Images: ['<text:a xlink:type="simple" xlink:href="https://static.ukrinform.com/photos/2023_07/thumb_files/630_360_1688815750-674.jpg" text:style-name="Internet_20_link" text:visited-style-name="Visited_20_Internet_20_Link">
630_360_16888...</text:a>
']</text:p>
      <text:p text:style-name="P4">
Tags: ['ЗСУ', 'Єрмак', 'Валерій Залужний']</text:p>
      <text:p text:style-name="P4">
Type: Article</text:p>
      <!--METADATA-->
      <text:p text:style-name="P4">
<draw:frame draw:style-name="fr1" draw:name="Image116" text:anchor-type="as-char" svg:width="6.9236in" svg:height="3.956343in" draw:z-index="0">
<draw:image xlink:href="../Images/yкринформ/2023-07-08T14-29-27-03-00/630_360_1688815750-674.jpg" xlink:type="simple" xlink:show="embed" xlink:actuate="onLoad" draw:mime-type="image/jpeg"/>
</draw:frame>
Presidential Head Andriy Yermak congratulated the Armed Forces Commissioner Valeriazaluzhny on his anniversary and wished to meet the next birthday.</text:p>
      <text:p text:style-name="P4">
He wrote about it in <text:a xlink:type="simple" xlink:href="https://t.me/ermaka2022/3160" text:style-name="Internet_20_link" text:visited-style-name="Visited_20_Internet_20_Link">
telegram</text:a>
, reports Ukrinform.</text:p>
      <text:p text:style-name="P4">
"Happy Birthday!Strength and endurance, as well as good health. I wish that they were 51 with a victory!Glory to Ukraine, ”Yermak wrote and published a common photo with Zaluzhny.</text:p>
      <text:p text:style-name="P4">
*!(https://www.ukrinform.ua/rubric-society/3733033-golovnokomanduvac-zsu-valerij-zaluznij-vidznacae-den-narodzenna.html)As it was reported, the Commander-in-Chief of the Armed Forces Valery Zaluzhny celebrates the 50th anniversary on July 8.</text:p>
      <text:p text:style-name="P4">
Photo: Andriy Yermak, Tg</text:p>
      <text:p text:style-name="P4">
News Source: <text:a xlink:type="simple" xlink:href="https://www.ukrinform.ua/rubric-society/3733211-ermak-privitav-zaluznogo-z-uvileem.html" text:style-name="Internet_20_link" text:visited-style-name="Visited_20_Internet_20_Link">
https://www.ukrinform.ua/rubric-society/3733211-ermak-privitav-zaluznogo-z-uvileem.html</text:a>
</text:p>
      <!--NEWS-->
      <text:h text:style-name="P10" text:outline-level="1">
<text:span text:style-name="T4">
In Poltava region 23 settlements have been deactivated, 28 in Odessa region</text:span>
</text:h>
      <text:p text:style-name="P4">
Authors: Ukrinform (Person)</text:p>
      <text:p text:style-name="P4">
Publisher: Укринформ (Organization)</text:p>
      <text:p text:style-name="P4">
Published Time: 2023-07-08T14:31:33+03:00</text:p>
      <text:p text:style-name="P4">
Modified Time: 2023-07-08T14:31:33+03:00</text:p>
      <text:p text:style-name="P4">
Description: In the Poltava region, 23 settlements remained without power supply as a result of bad weather, and 28. - Ukrinform remain de -adjacent in Odessa.</text:p>
      <text:p text:style-name="P4">
Images: ['<text:a xlink:type="simple" xlink:href="https://static.ukrinform.com/photos/2022_11/thumb_files/630_360_1667410092-587.jpg" text:style-name="Internet_20_link" text:visited-style-name="Visited_20_Internet_20_Link">
630_360_16674...</text:a>
']</text:p>
      <text:p text:style-name="P4">
Tags: ['Електроенергія', 'Одещина', 'Полтавщина', 'Негода']</text:p>
      <text:p text:style-name="P4">
Type: Article</text:p>
      <!--METADATA-->
      <text:p text:style-name="P4">
<draw:frame draw:style-name="fr1" draw:name="Image117" text:anchor-type="as-char" svg:width="6.9236in" svg:height="3.948443in" draw:z-index="0">
<draw:image xlink:href="../Images/yкринформ/2023-07-08T14-31-33-03-00/630_360_1667410092-587.jpg" xlink:type="simple" xlink:show="embed" xlink:actuate="onLoad" draw:mime-type="image/jpeg"/>
</draw:frame>
As a result of bad weather, the Upolta region remained without electricity supply 23 painted points, and in Odessa remain disconnected 28.</text:p>
      <text:p text:style-name="P4">
About it reports Ukrinform with reference to the data of heads of regional military administrations.</text:p>
      <text:p text:style-name="P4">
“The bad weather has reconnected settlements in Poltava region. 21 fully, two - part, ” - said the head of Poltava Ova Dmitry Lunin in <text:a xlink:type="simple" xlink:href="https://t.me/DMYTROLUNIN/9025" text:style-name="Internet_20_link" text:visited-style-name="Visited_20_Internet_20_Link">
telegram.</text:a>
According to him, repair crews work in Hadyatsk, Globinsk, Kobelyatsk, Kozelshchyna, Shishatsk and Khorol communities.</text:p>
      <text:p text:style-name="P4">
At the same time, the chief of Odessa Ova Oleg Kiper <text:a xlink:type="simple" xlink:href="https://t.me/odeskaODA/1994" text:style-name="Internet_20_link" text:visited-style-name="Visited_20_Internet_20_Link">
informed</text:a>
28 settlements in the region without power supply, three of them are partially de -related.</text:p>
      <text:p text:style-name="P4">
According to him, energy from the beginning of the day returned light in 13 populated -donations of Odesa. Kiper assured that by the evening, all the inhabitants of the region will be green.</text:p>
      <text:p text:style-name="P4">
<text:span text:style-name="T4">
 Read also: </text:span>
 <text:a xlink:type="simple" xlink:href="https://www.ukrinform.ua/rubric-regions/3732980-u-zaporizzi-cerez-negodu-poskodzeni-liniii-elektroperedac-u-frankivsku-obvalivsa-mist.html" text:style-name="Internet_20_link" text:visited-style-name="Visited_20_Internet_20_Link">
in Zaporizhzhya Negoda damaged the power lines, Ufrankivsk collapsed the bridge</text:a>
According to the Ministry of Energy, as of the morning of July 8, the bad weather was reported [more than 300 settlements have been de -friendly.(https://www.ukrinform.ua/rubric-economy/3733163-v-ukraini-vnaslidok-negodi-znestrumleni-ponad-300-naselenih-punktiv.html)in ten regions of Ukraine.</text:p>
      <text:p text:style-name="P4">
News Source: <text:a xlink:type="simple" xlink:href="https://www.ukrinform.ua/rubric-regions/3733212-na-poltavsini-znestrumleni-23-naseleni-punkti-na-odesini-28.html" text:style-name="Internet_20_link" text:visited-style-name="Visited_20_Internet_20_Link">
https://www.ukrinform.ua/rubric-regions/3733212-na-poltavsini-znestrumleni-23-naseleni-punkti-na-odesini-28.html</text:a>
</text:p>
      <!--NEWS-->
      <text:h text:style-name="P10" text:outline-level="1">
<text:span text:style-name="T4">
The 17-year-old Ukrainian swimmer won gold and silver junior euro</text:span>
</text:h>
      <text:p text:style-name="P4">
Authors: Ukrinform (Person)</text:p>
      <text:p text:style-name="P4">
Publisher: Укринформ (Organization)</text:p>
      <text:p text:style-name="P4">
Published Time: 2023-07-08T14:36:21+03:00</text:p>
      <text:p text:style-name="P4">
Modified Time: 2023-07-08T14:36:21+03:00</text:p>
      <text:p text:style-name="P4">
Description: Ukrainian swimmer Alexander Zheltyakov won gold and silver medals at the Junior European Championship in Belgrade. - Ukrinform.</text:p>
      <text:p text:style-name="P4">
Images: ['<text:a xlink:type="simple" xlink:href="https://static.ukrinform.com/photos/2023_07/thumb_files/630_360_1688816026-515.jpg" text:style-name="Internet_20_link" text:visited-style-name="Visited_20_Internet_20_Link">
630_360_16888...</text:a>
']</text:p>
      <text:p text:style-name="P4">
Tags: ['Європа', 'Спорт', 'плавання', 'Збірна України', 'Молодь']</text:p>
      <text:p text:style-name="P4">
Type: Article</text:p>
      <!--METADATA-->
      <text:p text:style-name="P4">
<draw:frame draw:style-name="fr1" draw:name="Image118" text:anchor-type="as-char" svg:width="6.9236in" svg:height="3.956343in" draw:z-index="0">
<draw:image xlink:href="../Images/yкринформ/2023-07-08T14-36-21-03-00/630_360_1688816026-515.jpg" xlink:type="simple" xlink:show="embed" xlink:actuate="onLoad" draw:mime-type="image/jpeg"/>
</draw:frame>
Ukrainian swimmer Alexander Zheltyakov won the gold and silver medals of the Nunore European Championships in Belgrade.</text:p>
      <text:p text:style-name="P4">
17-year-old athlete from the Dnieper <text:a xlink:type="simple" xlink:href="https://www.facebook.com/olympicua" text:style-name="Internet_20_link" text:visited-style-name="Visited_20_Internet_20_Link">
gained "gold"</text:a>
on the 200-meter on the back, showing time1.55,79, which is a national record and a record of junior championships of the continent, Ukrinform reports.</text:p>
      <text:p text:style-name="P4">
Alexander also won silver at a distance of 50 m on the back, set the Switioral Record of Ukraine(25,10).</text:p>
      <text:p text:style-name="P4">
<text:span text:style-name="T4">
Читайте також:</text:span>
 <text:a xlink:type="simple" xlink:href="https://www.ukrinform.ua/rubric-sports/3730603-ukraina-zaversila-vistup-na-iii-evropejskih-igrah-41-medal-trete-komandne-misce.html" text:style-name="Internet_20_link" text:visited-style-name="Visited_20_Internet_20_Link">
 Україна завершила виступ на III Європейських іграх: 41медаль, третє командне місце </text:a>
Another medal - "Silver" - brought Ukraine Alexei Gragabarov, finishing the gap of time(4.22,94)at a distance of 400 m complex.</text:p>
      <text:p text:style-name="P4">
Photo: facebook.com/olympicua.</text:p>
      <text:p text:style-name="P4">
News Source: <text:a xlink:type="simple" xlink:href="https://www.ukrinform.ua/rubric-sports/3733215-17ricnij-ukrainskij-plavec-zdobuv-zoloto-ta-sriblo-uniorskogo-evro.html" text:style-name="Internet_20_link" text:visited-style-name="Visited_20_Internet_20_Link">
https://www.ukrinform.ua/rubric-sports/3733215-17ricnij-ukrainskij-plavec-zdobuv-zoloto-ta-sriblo-uniorskogo-evro.html</text:a>
</text:p>
      <!--NEWS-->
      <text:h text:style-name="P10" text:outline-level="1">
<text:span text:style-name="T4">
Zelensky had a conversation with Rutte - talked about a study mission for Ukrainian pilots</text:span>
</text:h>
      <text:p text:style-name="P4">
Authors: Ukrinform (Person)</text:p>
      <text:p text:style-name="P4">
Publisher: Укринформ (Organization)</text:p>
      <text:p text:style-name="P4">
Published Time: 2023-07-08T14:41:00+03:00</text:p>
      <text:p text:style-name="P4">
Modified Time: 2023-07-08T14:41:00+03:00</text:p>
      <text:p text:style-name="P4">
Description: President of Ukraine Volodymyr Zelensky and the Prime Minister of the Netherlands Mark Rutte discussed the start of the study mission for Ukrainian pilots at the F-16 and coordinated positions on the eve of NATO Vilnius. - Ukrinform.</text:p>
      <text:p text:style-name="P4">
Images: ['<text:a xlink:type="simple" xlink:href="https://static.ukrinform.com/photos/2023_07/thumb_files/630_360_1688816445-963.jpg" text:style-name="Internet_20_link" text:visited-style-name="Visited_20_Internet_20_Link">
630_360_16888...</text:a>
']</text:p>
      <text:p text:style-name="P4">
Tags: ['НАТО', 'Рютте', 'Військові навчання', 'Зеленський']</text:p>
      <text:p text:style-name="P4">
Type: Article</text:p>
      <!--METADATA-->
      <text:p text:style-name="P4">
<draw:frame draw:style-name="fr1" draw:name="Image119" text:anchor-type="as-char" svg:width="6.9236in" svg:height="3.956343in" draw:z-index="0">
<draw:image xlink:href="../Images/yкринформ/2023-07-08T14-41-00-03-00/630_360_1688816445-963.jpg" xlink:type="simple" xlink:show="embed" xlink:actuate="onLoad" draw:mime-type="image/jpeg"/>
</draw:frame>
President of Ukraine Volodymyr Zelensky and the Prime Minister of the Netherlands Mark Ruttetetened the timing of the beginning of a study mission for Ukrainian pilots at the F-16 Tascoordered positions on the eve of the NATO Vilnius Summit.</text:p>
      <text:p text:style-name="P4">
As Ukrinform reports, Zelensky reported in <text:a xlink:type="simple" xlink:href="https://t.me/V_Zelenskiy_official/6905" text:style-name="Internet_20_link" text:visited-style-name="Visited_20_Internet_20_Link">
</text:a>
<text:a xlink:type="simple" xlink:href="https://t.me/V_Zelenskiy_official/6905" text:style-name="Internet_20_link" text:visited-style-name="Visited_20_Internet_20_Link">
Telegram.</text:a>
In a telephone conversation with Rutte from Turkey, Zelensky, he said, expressed support at a difficult political moment.</text:p>
      <text:p text:style-name="P4">
The parties discussed defensive cooperation, preparation for the Global Peace Summit. The timing of the beginning of the study mission for Ukrainian pilots at the F-16 was recorded(https://www.ukrinform.ua/tag-nato).</text:p>
      <text:p text:style-name="P4">
<text:span text:style-name="T4">
 Read also: </text:span>
 <text:a xlink:type="simple" xlink:href="https://www.ukrinform.ua/rubric-polytics/3732894-niderlandi-vidigrali-odnu-z-liderskih-rolej-u-koalicii-f16-dla-ukraini-posol.html" text:style-name="Internet_20_link" text:visited-style-name="Visited_20_Internet_20_Link">
<text:span text:style-name="T4">
 Niderl </text:span>
 Andes played one of the leadership roles in the F -16 Coalition for Ukraine - Ambassador</text:a>
The President thanked for the unchanging the principle of the Netherlands against the Russian invasion, as well as the recognition of the Chamber of Representatives of the Dutch -General Genocide.</text:p>
      <text:p text:style-name="P4">
In turn, Rutte reported <text:a xlink:type="simple" xlink:href="https://twitter.com/MinPres/status/1677625356923142150" text:style-name="Internet_20_link" text:visited-style-name="Visited_20_Internet_20_Link">
in Twitter</text:a>
which discussed with the President of Ukraine the development of events at the front and NATO's training in Vilnius.</text:p>
      <text:p text:style-name="P4">
“It will be an important summit for the Alliance, and new steps in relation to NATO and Ukraine will be taken. I spoke about it with President of Ukraine Volodymyrzelensky on the 500th day of the full -scale aggression of Russia against Ukraine. Of course, we also talked about the development of events at the front, and I assured him that the Netherlands would continue to support Ukraine with all the opportunities, ”the Prime Minister wrote -Minister of the Netherlands.</text:p>
      <text:p text:style-name="P4">
As reported by Ukrinform, the Netherlands will start training in Ukrainian pilots at F-16 this summer</text:p>
      <text:p text:style-name="P4">
News Source: <text:a xlink:type="simple" xlink:href="https://www.ukrinform.ua/rubric-polytics/3733216-zelenskij-proviv-rozmovu-z-rutte-govorili-pro-navcalnu-misiu-dla-ukrainskih-pilotiv.html" text:style-name="Internet_20_link" text:visited-style-name="Visited_20_Internet_20_Link">
https://www.ukrinform.ua/rubric-polytics/3733216-zelenskij-proviv-rozmovu-z-rutte-govorili-pro-navcalnu-misiu-dla-ukrainskih-pilotiv.html</text:a>
</text:p>
      <!--NEWS-->
      <text:h text:style-name="P10" text:outline-level="1">
<text:span text:style-name="T4">
Berified 271 hostile to the objects of Ukrainian energy - Galushchenko</text:span>
</text:h>
      <text:p text:style-name="P4">
Authors: Ukrinform (Person)</text:p>
      <text:p text:style-name="P4">
Publisher: Укринформ (Organization)</text:p>
      <text:p text:style-name="P4">
Published Time: 2023-07-08T14:43:00+03:00</text:p>
      <text:p text:style-name="P4">
Modified Time: 2023-07-08T14:43:00+03:00</text:p>
      <text:p text:style-name="P4">
Description: Half of the entire power system of Ukraine suffered from shelling of Russian troops, branched 271 hostile traffic. - Ukrinform.</text:p>
      <text:p text:style-name="P4">
Images: ['<text:a xlink:type="simple" xlink:href="https://static.ukrinform.com/photos/2023_06/thumb_files/630_360_1686734292-722.jpg" text:style-name="Internet_20_link" text:visited-style-name="Visited_20_Internet_20_Link">
630_360_16867...</text:a>
']</text:p>
      <text:p text:style-name="P4">
Tags: ['Галущенко', 'Війна з Росією', 'Єдині новини']</text:p>
      <text:p text:style-name="P4">
Type: Article</text:p>
      <!--METADATA-->
      <text:p text:style-name="P4">
<draw:frame draw:style-name="fr1" draw:name="Image120" text:anchor-type="as-char" svg:width="6.9236in" svg:height="3.956343in" draw:z-index="0">
<draw:image xlink:href="../Images/yкринформ/2023-07-08T14-43-00-03-00/630_360_1686734292-722.jpg" xlink:type="simple" xlink:show="embed" xlink:actuate="onLoad" draw:mime-type="image/jpeg"/>
</draw:frame>
Half of this power system of Ukraine suffered from shellings of Russian troops, branched 271 hostile traffic.</text:p>
      <text:p text:style-name="P4">
The Minister of Energy Herman Galushchenko said this on the air of the Telernado "One News," Ukrinform reports.</text:p>
      <text:p text:style-name="P4">
“When we talk about losses, 50% of the entire power system is a generation, a transmission is a rosary of the Russians. In fact, we say that 271 hits of all kinds have been jammed, ”he said.</text:p>
      <text:p text:style-name="P4">
_Viso: Telearaphone "One News" _</text:p>
      <text:p text:style-name="P4">
The minister stressed that from October 10, 2022 to March 9 this year, Ukrainian energy was under daily Russian shelling.</text:p>
      <text:p text:style-name="P4">
According to him, there are objects that are destroyed and are not recoverable.</text:p>
      <text:p text:style-name="P4">
*!(https://www.ukrinform.ua/rubric-economy/3733012-roboca-grupa-zi-spivpraci-ukraini-ta-bolgarii-v-energeticnij-galuzi-provela-perse-zasidanna.html)At the same time, Galushchenko emphasized that Ukrainian energy has already launched a more large -scale repair campaign in the history of Ukraine, as the task is to recover as much as possible before the start of the heating season.</text:p>
      <text:p text:style-name="P4">
He also recalled that the World Bank estimated Ukrainian energy losses at $ 11 mlrd, but added that this figure is not static, and the shelling is already larger.</text:p>
      <text:p text:style-name="P4">
Photo: Ministry of Energy</text:p>
      <text:p text:style-name="P4">
News Source: <text:a xlink:type="simple" xlink:href="https://www.ukrinform.ua/rubric-economy/3733217-verifikovane-271-voroze-vlucanna-v-obekti-ukrainskoi-energetiki-galusenko.html" text:style-name="Internet_20_link" text:visited-style-name="Visited_20_Internet_20_Link">
https://www.ukrinform.ua/rubric-economy/3733217-verifikovane-271-voroze-vlucanna-v-obekti-ukrainskoi-energetiki-galusenko.html</text:a>
</text:p>
      <!--NEWS-->
      <text:h text:style-name="P10" text:outline-level="1">
<text:span text:style-name="T4">
Poland sends an additional military contingent to the border with Belarus</text:span>
</text:h>
      <text:p text:style-name="P4">
Authors: Ukrinform (Person)</text:p>
      <text:p text:style-name="P4">
Publisher: Укринформ (Organization)</text:p>
      <text:p text:style-name="P4">
Published Time: 2023-07-08T14:50:37+03:00</text:p>
      <text:p text:style-name="P4">
Modified Time: 2023-07-08T14:50:37+03:00</text:p>
      <text:p text:style-name="P4">
Description: Poland sends an additional military contingent to the border with Belarus with a number of more than a thousand servicemen and almost 200 pieces of equipment. - Ukrinform.</text:p>
      <text:p text:style-name="P4">
Images: ['<text:a xlink:type="simple" xlink:href="https://static.ukrinform.com/photos/2023_07/thumb_files/630_360_1688816911-190.jpg" text:style-name="Internet_20_link" text:visited-style-name="Visited_20_Internet_20_Link">
630_360_16888...</text:a>
']</text:p>
      <text:p text:style-name="P4">
Tags: ['Білорусь', 'Польща', 'Маріуш Блащак']</text:p>
      <text:p text:style-name="P4">
Type: Article</text:p>
      <!--METADATA-->
      <text:p text:style-name="P4">
<draw:frame draw:style-name="fr1" draw:name="Image121" text:anchor-type="as-char" svg:width="6.9236in" svg:height="3.956343in" draw:z-index="0">
<draw:image xlink:href="../Images/yкринформ/2023-07-08T14-50-37-03-00/630_360_1688816911-190.jpg" xlink:type="simple" xlink:show="embed" xlink:actuate="onLoad" draw:mime-type="image/jpeg"/>
</draw:frame>
Poland sends an additional military contingent to the border with Belarus in number over a thousand servicemen and almost 200 pieces of equipment.</text:p>
      <text:p text:style-name="P4">
This was reported in <text:a xlink:type="simple" xlink:href="https://twitter.com/mblaszczak/status/1677575732099272706" text:style-name="Internet_20_link" text:visited-style-name="Visited_20_Internet_20_Link">
Twitter</text:a>
The Minister of State Defense of the RP Mariusz Blaschak, reports Ukrinform.</text:p>
      <text:p text:style-name="P4">
“More than 1 thousand soldiers and almost 200 pieces of equipment from the 12th and 17th-mechanized brigades go to the east of the country within the framework of the Operation" Safe Podlasie ". It is a demonstration of our willingness to respond to attempts to destabilize the border of our country, ”Blaschak wrote.</text:p>
      <text:p text:style-name="Quotations">

<text:p text:style-name="P4">
Ponad 1000 żOłnierzy i niemal 200 jednostek sprzętu z 12. I 17. Brygady&gt;
 zmehanizowanej rozpoczyna przemieszenie na wschód kraju w ramach operac. To demonstracja naszej gotowości do reagowania na&gt;
 próby destabilizacji w pobliżu grancy naszego państwa. <text:a xlink:type="simple" xlink:href="https://t.co/VEDKUrroLK" text:style-name="Internet_20_link" text:visited-style-name="Visited_20_Internet_20_Link">
&gt;
 pic.twitter.com/vedkurrolk</text:a>
&gt;
&gt;
 - Mariusz Błaszczak(@Mblaszczak)<text:a xlink:type="simple" xlink:href="https://twitter.com/mblaszczak/status/1677575732099272706" text:style-name="Internet_20_link" text:visited-style-name="Visited_20_Internet_20_Link">
 July 8, 2023&gt;
 </text:a>
As it was reported, recently the Minister of Internal Affairs and Administration of the RP Mariushkaminsky reported that Poland would send a group of 500 police officers from preventive units and departments of terrorism to Belarus.</text:p>

</text:p>
      <text:p text:style-name="P4">
<text:span text:style-name="T4">
 Read also: </text:span>
 <text:a xlink:type="simple" xlink:href="https://www.ukrinform.ua/rubric-polytics/3732902-rosia-rozigruvatime-volinsku-kartu-poki-ne-bude-zasovano-vse-pro-tragediu-moraveckij.html" text:style-name="Internet_20_link" text:visited-style-name="Visited_20_Internet_20_Link">
Moravetsky: Russia will play the Volyn Card, will leave everything about the tragedy</text:a>
This is the answer of Warsaw to increase the activity and aggressiveness of groups of illegal migrants trying to cross the border from Belarus, as well as an information about the transfer to Belarus PVC "Wagner".</text:p>
      <text:p text:style-name="P4">
Earlier, Polish President Andrzej Duda stated that the transfer to Belarus PEC "Wagner", as well as the deployment of Russian tactical nuclear weapons in this country is an architecture of security in the region.</text:p>
      <text:p text:style-name="P4">
News Source: <text:a xlink:type="simple" xlink:href="https://www.ukrinform.ua/rubric-world/3733219-polsa-napravlae-dodatkovij-vijskovij-kontingent-na-kordon-iz-bilorussu.html" text:style-name="Internet_20_link" text:visited-style-name="Visited_20_Internet_20_Link">
https://www.ukrinform.ua/rubric-world/3733219-polsa-napravlae-dodatkovij-vijskovij-kontingent-na-kordon-iz-bilorussu.html</text:a>
</text:p>
      <!--NEWS-->
      <text:h text:style-name="P10" text:outline-level="1">
<text:span text:style-name="T4">
The Russian Federation is obliged to immediately stop political persecution in the Crimea - Lubinets</text:span>
</text:h>
      <text:p text:style-name="P4">
Authors: Ukrinform (Person)</text:p>
      <text:p text:style-name="P4">
Publisher: Укринформ (Organization)</text:p>
      <text:p text:style-name="P4">
Published Time: 2023-07-08T14:50:59+03:00</text:p>
      <text:p text:style-name="P4">
Modified Time: 2023-07-08T14:50:59+03:00</text:p>
      <text:p text:style-name="P4">
Description: The Russian Federation is obliged to immediately cease political persecution of Ukrainians in temporarily occupied Crimea and release them from imprisonment. - Ukrinform.</text:p>
      <text:p text:style-name="P4">
Images: ['<text:a xlink:type="simple" xlink:href="https://static.ukrinform.com/photos/2023_05/thumb_files/630_360_1685529085-928.jpg" text:style-name="Internet_20_link" text:visited-style-name="Visited_20_Internet_20_Link">
630_360_16855...</text:a>
']</text:p>
      <text:p text:style-name="P4">
Tags: ['Крим', "Політв'язні Кремля", 'Війна з Росією', 'Дмитро Лубінець']</text:p>
      <text:p text:style-name="P4">
Type: Article</text:p>
      <!--METADATA-->
      <text:p text:style-name="P4">
<draw:frame draw:style-name="fr1" draw:name="Image122" text:anchor-type="as-char" svg:width="6.9236in" svg:height="3.956343in" draw:z-index="0">
<draw:image xlink:href="../Images/yкринформ/2023-07-08T14-50-59-03-00/630_360_1685529085-928.jpg" xlink:type="simple" xlink:show="embed" xlink:actuate="onLoad" draw:mime-type="image/jpeg"/>
</draw:frame>
Russian federation is obliged to immediately stop the political persecution of Ukrainians in the Occupied Crimea and release them from imprisonment.</text:p>
      <text:p text:style-name="P4">
According to Ukrinform, Dmitrolubinets, the Verkhovna Rada Commissioner for Human Rights, said in <text:a xlink:type="simple" xlink:href="https://t.me/dmytro_lubinetzs/2922" text:style-name="Internet_20_link" text:visited-style-name="Visited_20_Internet_20_Link">
telegram</text:a>
.</text:p>
      <text:p text:style-name="P4">
According to him, a civil journalist, the Crimean political prisoner Remzibekirov <text:a xlink:type="simple" xlink:href="https://www.ukrinform.ua/rubric-crimea/3732159-politvazna-bekirova-etapuvali-do-vaznici-v-krasnoarskomu-krai.html" text:style-name="Internet_20_link" text:visited-style-name="Visited_20_Internet_20_Link">
Studied to prison</text:a>
# 2 in the Yenisei Krasnoyarsk Territory. Bekirov, according to the decision of the South District Military Court of Rostov-on-Don, should hold five years out of 19 and then serve a sentence in a strict regime colony.</text:p>
      <text:p text:style-name="P4">
"Russia is obliged to immediately stop politically motivated persecution of the occupied Crimean peninsula and release all the unlawful citizens of Ukraine!", "Lubinets stressed.</text:p>
      <text:p text:style-name="P4">
<text:span text:style-name="T4">
 Read also: </text:span>
 [from Crimea to Russia took out four defendants(https://www.ukrinform.ua/rubric-crimea/3698525-z-krimu-do-rosii-vivezli-cotiroh-figurantiv-spravi-hizbuttahrir.html)As reported by Ukrinform, Bekirov detained Russian security forces in March 2019 during mass searches at the places of compact residence of the Crimean Tatars of the Urrime. Then 20 people were detained. Bekirov was accused of involvement in the activities of the Islamic Political Party of Hizb Ut-Tahrir. In March, he was sentenced to 19 years in prison.</text:p>
      <text:p text:style-name="P4">
After 2014, Bekirov covered the Crimean Tatars, in particular the case of Vyja Kashka, Hizb Ut-Tahrir.</text:p>
      <text:p text:style-name="P4">
News Source: <text:a xlink:type="simple" xlink:href="https://www.ukrinform.ua/rubric-crimea/3733220-rf-zobovazana-negajno-pripiniti-politicni-peresliduvanna-u-krimu-lubinec.html" text:style-name="Internet_20_link" text:visited-style-name="Visited_20_Internet_20_Link">
https://www.ukrinform.ua/rubric-crimea/3733220-rf-zobovazana-negajno-pripiniti-politicni-peresliduvanna-u-krimu-lubinec.html</text:a>
</text:p>
      <!--NEWS-->
      <text:h text:style-name="P10" text:outline-level="1">
<text:span text:style-name="T4">
International negotiations and heroes' return: Zelensky summed up a busy day</text:span>
</text:h>
      <text:p text:style-name="P4">
Authors: Ukrinform (Person)</text:p>
      <text:p text:style-name="P4">
Publisher: Укринформ (Organization)</text:p>
      <text:p text:style-name="P4">
Published Time: 2023-07-08T14:53:00+03:00</text:p>
      <text:p text:style-name="P4">
Modified Time: 2023-07-08T23:53:00+03:00</text:p>
      <text:p text:style-name="P4">
Description: The President of Ukraine summed up Saturday, July 8, during which many important events took place. - Ukrinform.</text:p>
      <text:p text:style-name="P4">
Images: ['<text:a xlink:type="simple" xlink:href="https://static.ukrinform.com/photos/2023_07/thumb_files/630_360_1688848301-1334.jpeg" text:style-name="Internet_20_link" text:visited-style-name="Visited_20_Internet_20_Link">
630_360_16888...</text:a>
']</text:p>
      <text:p text:style-name="P4">
Tags: ['Україна', 'ЗСУ', 'Зеленський', 'Війна з Росією']</text:p>
      <text:p text:style-name="P4">
Type: Article</text:p>
      <!--METADATA-->
      <text:p text:style-name="P4">
<draw:frame draw:style-name="fr1" draw:name="Image123" text:anchor-type="as-char" svg:width="6.9236in" svg:height="3.956343in" draw:z-index="0">
<draw:image xlink:href="../Images/yкринформ/2023-07-08T14-53-00-03-00/630_360_1688848301-1334.jpeg" xlink:type="simple" xlink:show="embed" xlink:actuate="onLoad" draw:mime-type="image/jpeg"/>
</draw:frame>
The President of Ukraine summed up Saturday, July 8, during which many important events occurred.</text:p>
      <text:p text:style-name="P4">
Volodymyr Zelenskyy published the corresponding post in <text:a xlink:type="simple" xlink:href="https://t.me/s/V_Zelenskiy_official" text:style-name="Internet_20_link" text:visited-style-name="Visited_20_Internet_20_Link">
telegram</text:a>
, reports Ukrinform.</text:p>
      <text:p text:style-name="P4">
“This is a very busy day. In the morning, he had to hear the report of the front, to congratulate the commander -in -chief of Zaluzhny on his birthday. Then -Moleben with his holy Patriarch Bartholomew for the victims of the war, ”he reported.</text:p>
      <text:p text:style-name="P4">
The Head of State held security negotiations with partners-Prime Ministers of Nineland and Portugal.</text:p>
      <text:p text:style-name="P4">
"Finally, meeting with our heroes - defenders of Mariupol and Azovstal.(https://www.ukrinform.ua/tag-zelenskij).</text:p>
      <text:p text:style-name="P4">
The President also introduced the new Commander of the National Guard. He honored all the heroes of this war - our full -scale defense, all of whose courage can now be talked about.</text:p>
      <text:p text:style-name="P4">
*!(https://www.ukrinform.ua/rubric-ato/3733326-prezident-priznaciv-oleksia-pivnenka-komanduvacem-nacgvardii.html)A busy day ended in Lviv, where a joint prayer service took place for our warriors, for the Ukrainian state.</text:p>
      <text:p text:style-name="P4">
“Thank you all who are fighting for Ukraine!I thank everyone who protects the Ukrainians with our victory!”, - summed up Volodymyr Zelenskyy.</text:p>
      <text:p text:style-name="P4">
<text:span text:style-name="T4">
 Read also: </text:span>
 <text:a xlink:type="simple" xlink:href="https://www.ukrinform.ua/rubric-society/3733322-na-500j-den-vijni-mi-povernuli-dodomu-nasih-geroiv-zelenskij.html" text:style-name="Internet_20_link" text:visited-style-name="Visited_20_Internet_20_Link">
<text:span text:style-name="T4">
 Zelensky </text:span>
: On the 500th day of the war we returned home the most heroes</text:a>
As it was reported, Ukraine returned to the homeland of five Azovstal defenders, who were in Turkey after release from Russian captivity. President Vladimir Zelensky met them at Istanbul Airport and congratulated them on.</text:p>
      <text:p text:style-name="P4">
Ukrainian soldiers Denis Prokopenko, Svyatoslav Palamar, Sergey Volynsky, Oleghomenko, Denis Sleg will finally be able to be with their relatives.</text:p>
      <text:p text:style-name="P4">
News Source: <text:a xlink:type="simple" xlink:href="https://www.ukrinform.ua/rubric-polytics/3733335-miznarodni-peremovini-ta-povernenna-geroiv-zelenskij-pidbiv-pidsumki-nasicenogo-dna.html" text:style-name="Internet_20_link" text:visited-style-name="Visited_20_Internet_20_Link">
https://www.ukrinform.ua/rubric-polytics/3733335-miznarodni-peremovini-ta-povernenna-geroiv-zelenskij-pidbiv-pidsumki-nasicenogo-dna.html</text:a>
</text:p>
      <!--NEWS-->
      <text:h text:style-name="P10" text:outline-level="1">
<text:span text:style-name="T4">
Liman's shelling: Seven people were killed, two wounded in serious condition</text:span>
</text:h>
      <text:p text:style-name="P4">
Authors: Ukrinform (Person)</text:p>
      <text:p text:style-name="P4">
Publisher: Укринформ (Organization)</text:p>
      <text:p text:style-name="P4">
Published Time: 2023-07-08T15:00:00+03:00</text:p>
      <text:p text:style-name="P4">
Modified Time: 2023-07-08T15:00:00+03:00</text:p>
      <text:p text:style-name="P4">
Description: In Liman, as a result of shelling by cassette ammunition, seven people were killed and 13 people were injured, two of them were in serious condition. - Ukrinform.</text:p>
      <text:p text:style-name="P4">
Images: ['<text:a xlink:type="simple" xlink:href="https://static.ukrinform.com/photos/2023_07/thumb_files/630_360_1688817552-906.jpg" text:style-name="Internet_20_link" text:visited-style-name="Visited_20_Internet_20_Link">
630_360_16888...</text:a>
']</text:p>
      <text:p text:style-name="P4">
Tags: ['Прокуратура', 'Лиман', 'Війна з Росією']</text:p>
      <text:p text:style-name="P4">
Type: Article</text:p>
      <!--METADATA-->
      <text:p text:style-name="P4">
<draw:frame draw:style-name="fr1" draw:name="Image124" text:anchor-type="as-char" svg:width="6.9236in" svg:height="3.956343in" draw:z-index="0">
<draw:image xlink:href="../Images/yкринформ/2023-07-08T15-00-00-03-00/630_360_1688817552-906.jpg" xlink:type="simple" xlink:show="embed" xlink:actuate="onLoad" draw:mime-type="image/jpeg"/>
</draw:frame>
The estuaries have been killed by cassette ammunition with cassette ammunition, and 13 people were injured, and two of them were in serious condition.</text:p>
      <text:p text:style-name="P4">
About it in <text:a xlink:type="simple" xlink:href="https://t.me/Donetsk_obl_prokuratura/1352" text:style-name="Internet_20_link" text:visited-style-name="Visited_20_Internet_20_Link">
telegram</text:a>
The Donetsk Regional Prosecutor's Office reports, Ukrinform reports.</text:p>
      <text:p text:style-name="P4">
“As a result of the attack, seven civilians aged 52 to 71 were killed. Also, the thrunteen people - seven women and six men - received fragmentation. All the victims were taken to the medical institution, two in serious condition, ” -he will be in the message.</text:p>
      <text:p text:style-name="P4">
As it is noted, the locals who redeemed on the streets and near the trading counters were at the sight of the invaders.</text:p>
      <text:p text:style-name="P4">
<text:span text:style-name="T4">
 Read also: </text:span>
 [enemy fired <text:span text:style-name="T4">
 Liman </text:span>
 - six dead and five(https://www.ukrinform.ua/rubric-ato/3733127-vorog-obstrilav-liman-sestero-zagiblih-i-patero-poranenih.html)Paramedics, prosecutors and police continue to work at the scene.</text:p>
      <text:p text:style-name="P4">
The final number of victims is specified.</text:p>
      <text:p text:style-name="P4">
Earlier it was reported <text:a xlink:type="simple" xlink:href="https://www.ukrinform.ua/rubric-regions/3733189-u-limani-kilkist-zertv-obstrilu-zrosla-do-vosmi.html" text:style-name="Internet_20_link" text:visited-style-name="Visited_20_Internet_20_Link">
of eight dead and five wounded</text:a>
As a result of the shelling of the Liman Center on Donetsk -Center with RSSU "Smerch".</text:p>
      <text:p text:style-name="P4">
The pre -trial investigation in criminal proceedings has been started on the fact of the laws and customs of war(Part 2 of Art. 438 of the Criminal Code of Ukraine).</text:p>
      <text:p text:style-name="P4">
News Source: <text:a xlink:type="simple" xlink:href="https://www.ukrinform.ua/rubric-ato/3733221-unaslidok-obstrilu-limana-zaginuli-semero-ludej-sered-poranenih-dvoe-u-tazkomu-stani.html" text:style-name="Internet_20_link" text:visited-style-name="Visited_20_Internet_20_Link">
https://www.ukrinform.ua/rubric-ato/3733221-unaslidok-obstrilu-limana-zaginuli-semero-ludej-sered-poranenih-dvoe-u-tazkomu-stani.html</text:a>
</text:p>
      <!--NEWS-->
      <text:h text:style-name="P10" text:outline-level="1">
<text:span text:style-name="T4">
In Iran, Smart Terrorists attacked a police station, six dead</text:span>
</text:h>
      <text:p text:style-name="P4">
Authors: Ukrinform (Person)</text:p>
      <text:p text:style-name="P4">
Publisher: Укринформ (Organization)</text:p>
      <text:p text:style-name="P4">
Published Time: 2023-07-08T15:13:40+03:00</text:p>
      <text:p text:style-name="P4">
Modified Time: 2023-07-08T15:13:40+03:00</text:p>
      <text:p text:style-name="P4">
Description: Two police and four attackers were killed on Saturday as a result of storming the police station with armed people and suicidehole terrorists in southeast Iran. - Ukrinform.</text:p>
      <text:p text:style-name="P4">
Images: ['<text:a xlink:type="simple" xlink:href="https://static.ukrinform.com/photos/2023_05/thumb_files/630_360_1685368049-244.jpg" text:style-name="Internet_20_link" text:visited-style-name="Visited_20_Internet_20_Link">
630_360_16853...</text:a>
']</text:p>
      <text:p text:style-name="P4">
Tags: ['Іран', 'Напад']</text:p>
      <text:p text:style-name="P4">
Type: Article</text:p>
      <!--METADATA-->
      <text:p text:style-name="P4">
<draw:frame draw:style-name="fr1" draw:name="Image125" text:anchor-type="as-char" svg:width="6.9236in" svg:height="3.956343in" draw:z-index="0">
<draw:image xlink:href="../Images/yкринформ/2023-07-08T15-13-40-03-00/630_360_1685368049-244.jpg" xlink:type="simple" xlink:show="embed" xlink:actuate="onLoad" draw:mime-type="image/jpeg"/>
</draw:frame>
Two-state and four attackers were killed on Saturday as a result of the assault police officers with armed people and Smarters terrorists of the half-day East of Iran.</text:p>
      <text:p text:style-name="P4">
As Ukrinform reports, it reports <text:a xlink:type="simple" xlink:href="https://www.reuters.com/world/middle-east/one-officer-killed-attack-police-station-restive-iran-province-2023-07-08/" text:style-name="Internet_20_link" text:visited-style-name="Visited_20_Internet_20_Link">
Reuters</text:a>
With reference to the Iranian state interference.</text:p>
      <text:p text:style-name="P4">
The attack occurred in the city of Zadohan, the capital of Sistan -Beludzistan province.</text:p>
      <text:p text:style-name="P4">
Iran's state television reported that the "inter -gender terrorists" and two police officers were killed during the incident.</text:p>
      <text:p text:style-name="P4">
Sistan-Beludzhistan, which has a common border with Pakistan and Afghanistan, Eodnia with the poorest provinces of Iran and the main route of trade agencies.</text:p>
      <text:p text:style-name="P4">
*!(https://www.ukrinform.ua/rubric-ato/3731944-ssa-zavadili-iranu-zahopiti-dva-tankeri-u-perskij-zatoci.html)As reported by Ukrinform, near the building of the Ministry of Foreign Administration in Kabul on March 27 <text:a xlink:type="simple" xlink:href="https://www.ukrinform.ua/rubric-world/3688057-bila-mzs-afganistanu-vdruge-za-tri-misaci-pidirvavsa-teroristsmertnik-e-zagibli.html" text:style-name="Internet_20_link" text:visited-style-name="Visited_20_Internet_20_Link">
Excluded Smart Terrorist</text:a>
. At least six people were killed as a result of the explosion.  Photo: Getty Images</text:p>
      <text:p text:style-name="P4">
News Source: <text:a xlink:type="simple" xlink:href="https://www.ukrinform.ua/rubric-world/3733225-v-irani-teroristismertniki-napali-na-policejskij-viddilok-sestero-zagiblih.html" text:style-name="Internet_20_link" text:visited-style-name="Visited_20_Internet_20_Link">
https://www.ukrinform.ua/rubric-world/3733225-v-irani-teroristismertniki-napali-na-policejskij-viddilok-sestero-zagiblih.html</text:a>
</text:p>
      <!--NEWS-->
      <text:h text:style-name="P10" text:outline-level="1">
<text:span text:style-name="T4">
Zaluzhny - 50: As in the social network greeting General</text:span>
</text:h>
      <text:p text:style-name="P4">
Authors: Ukrinform (Person)</text:p>
      <text:p text:style-name="P4">
Publisher: Укринформ (Organization)</text:p>
      <text:p text:style-name="P4">
Published Time: 2023-07-08T15:20:00+03:00</text:p>
      <text:p text:style-name="P4">
Modified Time: 2023-07-08T15:20:00+03:00</text:p>
      <text:p text:style-name="P4">
Description: Commander-in-Chief of the Armed Forces of Ukraine Valery Zaluzhny today, on the 500th day of a full-scale invasion of the Russian Federation, turns 50 years old. Ukrinform has prepared a brief overview of the brightest wishes of the birthday man. - Ukrinform.</text:p>
      <text:p text:style-name="P4">
Images: ['<text:a xlink:type="simple" xlink:href="https://static.ukrinform.com/photos/2023_01/thumb_files/630_360_1673282797-616.jpeg" text:style-name="Internet_20_link" text:visited-style-name="Visited_20_Internet_20_Link">
630_360_16732...</text:a>
', '<text:a xlink:type="simple" xlink:href="https://static.ukrinform.com/photos/2023_07/1688832025-901.png" text:style-name="Internet_20_link" text:visited-style-name="Visited_20_Internet_20_Link">
1688832025-90...</text:a>
', '<text:a xlink:type="simple" xlink:href="https://static.ukrinform.com/photos/2023_07/1688815456-113.png" text:style-name="Internet_20_link" text:visited-style-name="Visited_20_Internet_20_Link">
1688815456-11...</text:a>
', '<text:a xlink:type="simple" xlink:href="https://static.ukrinform.com/photos/2023_07/1688815419-113.png" text:style-name="Internet_20_link" text:visited-style-name="Visited_20_Internet_20_Link">
1688815419-11...</text:a>
', '<text:a xlink:type="simple" xlink:href="https://static.ukrinform.com/photos/2023_07/1688815420-957.png" text:style-name="Internet_20_link" text:visited-style-name="Visited_20_Internet_20_Link">
1688815420-95...</text:a>
', '<text:a xlink:type="simple" xlink:href="https://static.ukrinform.com/photos/2023_07/1688815421-187.png" text:style-name="Internet_20_link" text:visited-style-name="Visited_20_Internet_20_Link">
1688815421-18...</text:a>
', '<text:a xlink:type="simple" xlink:href="https://static.ukrinform.com/photos/2023_07/1688815422-422.png" text:style-name="Internet_20_link" text:visited-style-name="Visited_20_Internet_20_Link">
1688815422-42...</text:a>
', '<text:a xlink:type="simple" xlink:href="https://static.ukrinform.com/photos/2023_07/1688815423-623.png" text:style-name="Internet_20_link" text:visited-style-name="Visited_20_Internet_20_Link">
1688815423-62...</text:a>
', '<text:a xlink:type="simple" xlink:href="https://static.ukrinform.com/photos/2023_07/1688815424-517.png" text:style-name="Internet_20_link" text:visited-style-name="Visited_20_Internet_20_Link">
1688815424-51...</text:a>
', '<text:a xlink:type="simple" xlink:href="https://static.ukrinform.com/photos/2023_07/1688815451-852.png" text:style-name="Internet_20_link" text:visited-style-name="Visited_20_Internet_20_Link">
1688815451-85...</text:a>
', '<text:a xlink:type="simple" xlink:href="https://static.ukrinform.com/photos/2023_07/1688815451-565.png" text:style-name="Internet_20_link" text:visited-style-name="Visited_20_Internet_20_Link">
1688815451-56...</text:a>
', '<text:a xlink:type="simple" xlink:href="https://static.ukrinform.com/photos/2023_07/1688815451-847.png" text:style-name="Internet_20_link" text:visited-style-name="Visited_20_Internet_20_Link">
1688815451-84...</text:a>
', '<text:a xlink:type="simple" xlink:href="https://static.ukrinform.com/photos/2023_07/1688815452-106.png" text:style-name="Internet_20_link" text:visited-style-name="Visited_20_Internet_20_Link">
1688815452-10...</text:a>
', '<text:a xlink:type="simple" xlink:href="https://static.ukrinform.com/photos/2023_07/1688815453-628.png" text:style-name="Internet_20_link" text:visited-style-name="Visited_20_Internet_20_Link">
1688815453-62...</text:a>
', '<text:a xlink:type="simple" xlink:href="https://static.ukrinform.com/photos/2023_07/1688815454-294.png" text:style-name="Internet_20_link" text:visited-style-name="Visited_20_Internet_20_Link">
1688815454-29...</text:a>
', '<text:a xlink:type="simple" xlink:href="https://static.ukrinform.com/photos/2023_07/1688832788-262.png" text:style-name="Internet_20_link" text:visited-style-name="Visited_20_Internet_20_Link">
1688832788-26...</text:a>
', '<text:a xlink:type="simple" xlink:href="https://static.ukrinform.com/photos/2023_07/1688834366-363.png" text:style-name="Internet_20_link" text:visited-style-name="Visited_20_Internet_20_Link">
1688834366-36...</text:a>
', '<text:a xlink:type="simple" xlink:href="https://static.ukrinform.com/photos/2023_07/1688815455-729.png" text:style-name="Internet_20_link" text:visited-style-name="Visited_20_Internet_20_Link">
1688815455-72...</text:a>
', '<text:a xlink:type="simple" xlink:href="https://static.ukrinform.com/photos/2023_07/1688815457-667.png" text:style-name="Internet_20_link" text:visited-style-name="Visited_20_Internet_20_Link">
1688815457-66...</text:a>
', '<text:a xlink:type="simple" xlink:href="https://static.ukrinform.com/photos/2023_07/1688815458-264.png" text:style-name="Internet_20_link" text:visited-style-name="Visited_20_Internet_20_Link">
1688815458-26...</text:a>
', '<text:a xlink:type="simple" xlink:href="https://static.ukrinform.com/photos/2023_07/1688815459-531.png" text:style-name="Internet_20_link" text:visited-style-name="Visited_20_Internet_20_Link">
1688815459-53...</text:a>
', '<text:a xlink:type="simple" xlink:href="https://static.ukrinform.com/photos/2023_07/1688817530-388.png" text:style-name="Internet_20_link" text:visited-style-name="Visited_20_Internet_20_Link">
1688817530-38...</text:a>
']</text:p>
      <text:p text:style-name="P4">
Tags: ['ЗСУ', 'Соцмережі', 'Валерій Залужний']</text:p>
      <text:p text:style-name="P4">
Type: Article</text:p>
      <!--METADATA-->
      <text:p text:style-name="P4">
<draw:frame draw:style-name="fr1" draw:name="Image126" text:anchor-type="as-char" svg:width="6.9236in" svg:height="3.956343in" draw:z-index="0">
<draw:image xlink:href="../Images/yкринформ/2023-07-08T15-20-00-03-00/630_360_1673282797-616.jpeg" xlink:type="simple" xlink:show="embed" xlink:actuate="onLoad" draw:mime-type="image/jpeg"/>
</draw:frame>
Commander-in-Chief of the Armed Forces of Ukraine Valery Zaluzhny today, for 500-to-day full-scale invasion of the Russian Federation, turns 50 years old. Ukrinform has prepared a brief overview of the brightest wishes of the birthday man. <text:a xlink:type="simple" xlink:href="Images/yкринформ/2023-07-08T15-20-00-03-00/1688832025-901.png" text:style-name="Internet_20_link" text:visited-style-name="Visited_20_Internet_20_Link">
</text:a>
  <draw:frame draw:style-name="fr1" draw:name="Image127" text:anchor-type="as-char" svg:width="6.9236in" svg:height="8.515823in" draw:z-index="0">
<draw:image xlink:href="../Images/yкринформ/2023-07-08T15-20-00-03-00/1688815456-113.png" xlink:type="simple" xlink:show="embed" xlink:actuate="onLoad" draw:mime-type="image/png"/>
</draw:frame>
</text:p>
      <text:p text:style-name="P4">
<draw:frame draw:style-name="fr1" draw:name="Image128" text:anchor-type="as-char" svg:width="6.9236in" svg:height="8.571583in" draw:z-index="0">
<draw:image xlink:href="../Images/yкринформ/2023-07-08T15-20-00-03-00/1688815419-113.png" xlink:type="simple" xlink:show="embed" xlink:actuate="onLoad" draw:mime-type="image/png"/>
</draw:frame>
</text:p>
      <text:p text:style-name="P4">
<draw:frame draw:style-name="fr1" draw:name="Image129" text:anchor-type="as-char" svg:width="6.9236in" svg:height="6.619367in" draw:z-index="0">
<draw:image xlink:href="../Images/yкринформ/2023-07-08T15-20-00-03-00/1688815420-957.png" xlink:type="simple" xlink:show="embed" xlink:actuate="onLoad" draw:mime-type="image/png"/>
</draw:frame>
  <draw:frame draw:style-name="fr1" draw:name="Image130" text:anchor-type="as-char" svg:width="6.9236in" svg:height="8.605194in" draw:z-index="0">
<draw:image xlink:href="../Images/yкринформ/2023-07-08T15-20-00-03-00/1688815421-187.png" xlink:type="simple" xlink:show="embed" xlink:actuate="onLoad" draw:mime-type="image/png"/>
</draw:frame>
  <draw:frame draw:style-name="fr1" draw:name="Image131" text:anchor-type="as-char" svg:width="5.90106in" svg:height="10.0in" draw:z-index="0">
<draw:image xlink:href="../Images/yкринформ/2023-07-08T15-20-00-03-00/1688815422-422.png" xlink:type="simple" xlink:show="embed" xlink:actuate="onLoad" draw:mime-type="image/png"/>
</draw:frame>
  <draw:frame draw:style-name="fr1" draw:name="Image132" text:anchor-type="as-char" svg:width="6.9236in" svg:height="8.659667in" draw:z-index="0">
<draw:image xlink:href="../Images/yкринформ/2023-07-08T15-20-00-03-00/1688815423-623.png" xlink:type="simple" xlink:show="embed" xlink:actuate="onLoad" draw:mime-type="image/png"/>
</draw:frame>
  <draw:frame draw:style-name="fr1" draw:name="Image133" text:anchor-type="as-char" svg:width="6.9236in" svg:height="6.68422in" draw:z-index="0">
<draw:image xlink:href="../Images/yкринформ/2023-07-08T15-20-00-03-00/1688815424-517.png" xlink:type="simple" xlink:show="embed" xlink:actuate="onLoad" draw:mime-type="image/png"/>
</draw:frame>
  <draw:frame draw:style-name="fr1" draw:name="Image134" text:anchor-type="as-char" svg:width="6.9236in" svg:height="1.549073in" draw:z-index="0">
<draw:image xlink:href="../Images/yкринформ/2023-07-08T15-20-00-03-00/1688815451-852.png" xlink:type="simple" xlink:show="embed" xlink:actuate="onLoad" draw:mime-type="image/png"/>
</draw:frame>
  <draw:frame draw:style-name="fr1" draw:name="Image135" text:anchor-type="as-char" svg:width="6.9236in" svg:height="3.029669in" draw:z-index="0">
<draw:image xlink:href="../Images/yкринформ/2023-07-08T15-20-00-03-00/1688815451-565.png" xlink:type="simple" xlink:show="embed" xlink:actuate="onLoad" draw:mime-type="image/png"/>
</draw:frame>
  <draw:frame draw:style-name="fr1" draw:name="Image136" text:anchor-type="as-char" svg:width="6.9236in" svg:height="8.724777in" draw:z-index="0">
<draw:image xlink:href="../Images/yкринформ/2023-07-08T15-20-00-03-00/1688815451-847.png" xlink:type="simple" xlink:show="embed" xlink:actuate="onLoad" draw:mime-type="image/png"/>
</draw:frame>
  <draw:frame draw:style-name="fr1" draw:name="Image137" text:anchor-type="as-char" svg:width="6.9236in" svg:height="7.722876in" draw:z-index="0">
<draw:image xlink:href="../Images/yкринформ/2023-07-08T15-20-00-03-00/1688815452-106.png" xlink:type="simple" xlink:show="embed" xlink:actuate="onLoad" draw:mime-type="image/png"/>
</draw:frame>
  <draw:frame draw:style-name="fr1" draw:name="Image138" text:anchor-type="as-char" svg:width="6.9236in" svg:height="8.55633in" draw:z-index="0">
<draw:image xlink:href="../Images/yкринформ/2023-07-08T15-20-00-03-00/1688815453-628.png" xlink:type="simple" xlink:show="embed" xlink:actuate="onLoad" draw:mime-type="image/png"/>
</draw:frame>
  <draw:frame draw:style-name="fr1" draw:name="Image139" text:anchor-type="as-char" svg:width="6.9236in" svg:height="7.318048in" draw:z-index="0">
<draw:image xlink:href="../Images/yкринформ/2023-07-08T15-20-00-03-00/1688815454-294.png" xlink:type="simple" xlink:show="embed" xlink:actuate="onLoad" draw:mime-type="image/png"/>
</draw:frame>
    <draw:frame draw:style-name="fr1" draw:name="Image140" text:anchor-type="as-char" svg:width="6.9236in" svg:height="8.838638in" draw:z-index="0">
<draw:image xlink:href="../Images/yкринформ/2023-07-08T15-20-00-03-00/1688832788-262.png" xlink:type="simple" xlink:show="embed" xlink:actuate="onLoad" draw:mime-type="image/png"/>
</draw:frame>
<draw:frame draw:style-name="fr1" draw:name="Image141" text:anchor-type="as-char" svg:width="6.9236in" svg:height="8.87641in" draw:z-index="0">
<draw:image xlink:href="../Images/yкринформ/2023-07-08T15-20-00-03-00/1688834366-363.png" xlink:type="simple" xlink:show="embed" xlink:actuate="onLoad" draw:mime-type="image/png"/>
</draw:frame>
</text:p>
      <text:p text:style-name="P4">
<draw:frame draw:style-name="fr1" draw:name="Image142" text:anchor-type="as-char" svg:width="6.9236in" svg:height="7.397944in" draw:z-index="0">
<draw:image xlink:href="../Images/yкринформ/2023-07-08T15-20-00-03-00/1688815455-729.png" xlink:type="simple" xlink:show="embed" xlink:actuate="onLoad" draw:mime-type="image/png"/>
</draw:frame>
  <draw:frame draw:style-name="fr1" draw:name="Image143" text:anchor-type="as-char" svg:width="6.9236in" svg:height="6.665257in" draw:z-index="0">
<draw:image xlink:href="../Images/yкринформ/2023-07-08T15-20-00-03-00/1688815457-667.png" xlink:type="simple" xlink:show="embed" xlink:actuate="onLoad" draw:mime-type="image/png"/>
</draw:frame>
  <draw:frame draw:style-name="fr1" draw:name="Image144" text:anchor-type="as-char" svg:width="6.681548in" svg:height="10.0in" draw:z-index="0">
<draw:image xlink:href="../Images/yкринформ/2023-07-08T15-20-00-03-00/1688815458-264.png" xlink:type="simple" xlink:show="embed" xlink:actuate="onLoad" draw:mime-type="image/png"/>
</draw:frame>
</text:p>
      <text:p text:style-name="P4">
<draw:frame draw:style-name="fr1" draw:name="Image145" text:anchor-type="as-char" svg:width="6.9236in" svg:height="6.142052in" draw:z-index="0">
<draw:image xlink:href="../Images/yкринформ/2023-07-08T15-20-00-03-00/1688815459-531.png" xlink:type="simple" xlink:show="embed" xlink:actuate="onLoad" draw:mime-type="image/png"/>
</draw:frame>
</text:p>
      <text:p text:style-name="P4">
<draw:frame draw:style-name="fr1" draw:name="Image146" text:anchor-type="as-char" svg:width="6.9236in" svg:height="6.969225in" draw:z-index="0">
<draw:image xlink:href="../Images/yкринформ/2023-07-08T15-20-00-03-00/1688817530-388.png" xlink:type="simple" xlink:show="embed" xlink:actuate="onLoad" draw:mime-type="image/png"/>
</draw:frame>
</text:p>
      <text:p text:style-name="P4">
News Source: <text:a xlink:type="simple" xlink:href="https://www.ukrinform.ua/rubric-society/3733213-zaluznomu-50-ak-u-socmerezi-vitaut-generala.html" text:style-name="Internet_20_link" text:visited-style-name="Visited_20_Internet_20_Link">
https://www.ukrinform.ua/rubric-society/3733213-zaluznomu-50-ak-u-socmerezi-vitaut-generala.html</text:a>
</text:p>
      <!--NEWS-->
      <text:h text:style-name="P10" text:outline-level="1">
<text:span text:style-name="T4">
SpaceX launched 48 Starlink satellites</text:span>
</text:h>
      <text:p text:style-name="P4">
Authors: Ukrinform (Person)</text:p>
      <text:p text:style-name="P4">
Publisher: Укринформ (Organization)</text:p>
      <text:p text:style-name="P4">
Published Time: 2023-07-08T15:29:16+03:00</text:p>
      <text:p text:style-name="P4">
Modified Time: 2023-07-08T15:29:16+03:00</text:p>
      <text:p text:style-name="P4">
Description: SpaceX has launched a new batch of 48 online satellites Starlink. - Ukrinform.</text:p>
      <text:p text:style-name="P4">
Images: ['<text:a xlink:type="simple" xlink:href="https://static.ukrinform.com/photos/2023_07/thumb_files/630_360_1688817553-306.jpg" text:style-name="Internet_20_link" text:visited-style-name="Visited_20_Internet_20_Link">
630_360_16888...</text:a>
']</text:p>
      <text:p text:style-name="P4">
Tags: ['SpaceX', 'Супутник', 'Starlink']</text:p>
      <text:p text:style-name="P4">
Type: Article</text:p>
      <!--METADATA-->
      <text:p text:style-name="P4">
<draw:frame draw:style-name="fr1" draw:name="Image147" text:anchor-type="as-char" svg:width="6.9236in" svg:height="3.956343in" draw:z-index="0">
<draw:image xlink:href="../Images/yкринформ/2023-07-08T15-29-16-03-00/630_360_1688817553-306.jpg" xlink:type="simple" xlink:show="embed" xlink:actuate="onLoad" draw:mime-type="image/jpeg"/>
</draw:frame>
SSPACEX has launched a new batch of 48 online satellites Starlink.</text:p>
      <text:p text:style-name="P4">
The company reported this in <text:a xlink:type="simple" xlink:href="https://twitter.com/SpaceX/status/1677426097322094592" text:style-name="Internet_20_link" text:visited-style-name="Visited_20_Internet_20_Link">
Twitter</text:a>
, reports Ukrinform.</text:p>
      <text:p text:style-name="P4">
"The deployment of 48 Starlink satellites is confirmed," the post reads.</text:p>
      <text:p text:style-name="P4">
As the portal writes <text:a xlink:type="simple" xlink:href="https://www.space.com/spacex-starlink-group-5-13-launch" text:style-name="Internet_20_link" text:visited-style-name="Visited_20_Internet_20_Link">
Space.com</text:a>
, Falcon 9 rocket with Starlink's satellites started the Vandenberg Spacean Space Forces on Friday, July 7.</text:p>
      <text:p text:style-name="P4">
The first reusable degree of rocket launcher returned to the ground, where the vertical landing on the marine platform-Dron of Course and Still Loveyou in the Pacific.</text:p>
      <text:p text:style-name="P4">
<text:span text:style-name="T4">
 Read also: </text:span>
 <text:a xlink:type="simple" xlink:href="https://www.ukrinform.ua/rubric-technology/3730283-spacex-zapustila-zond-euclid-dla-doslidzenna-temnoi-materii-u-vsesviti.html" text:style-name="Internet_20_link" text:visited-style-name="Visited_20_Internet_20_Link">
<text:span text:style-name="T4">
 SpaceX </text:span>
 Launched Euclid Probe to study dark material in the universe</text:a>
SpaceX stated that it was the 12th launch and landing of this launch vehicle.</text:p>
      <text:p text:style-name="P4">
Today <text:a xlink:type="simple" xlink:href="https://www.ukrinform.ua/tag-spacex" text:style-name="Internet_20_link" text:visited-style-name="Visited_20_Internet_20_Link">
SpaceX</text:a>
It has already launched 4,700 Starlink satellites, most of whom are currently working.</text:p>
      <text:p text:style-name="P4">
News Source: <text:a xlink:type="simple" xlink:href="https://www.ukrinform.ua/rubric-technology/3733227-spacex-vivela-na-orbitu-48-suputnikiv-starlink.html" text:style-name="Internet_20_link" text:visited-style-name="Visited_20_Internet_20_Link">
https://www.ukrinform.ua/rubric-technology/3733227-spacex-vivela-na-orbitu-48-suputnikiv-starlink.html</text:a>
</text:p>
      <!--NEWS-->
      <text:h text:style-name="P10" text:outline-level="1">
<text:span text:style-name="T4">
The UN confirmed the death of 9177 civilians in Ukraine since the beginning of the war</text:span>
</text:h>
      <text:p text:style-name="P4">
Authors: Ukrinform (Person)</text:p>
      <text:p text:style-name="P4">
Publisher: Укринформ (Organization)</text:p>
      <text:p text:style-name="P4">
Published Time: 2023-07-08T15:42:00+03:00</text:p>
      <text:p text:style-name="P4">
Modified Time: 2023-07-08T15:42:00+03:00</text:p>
      <text:p text:style-name="P4">
Description: The United Nations confirmed that from the beginning of a full -scale invasion of the Russian Federation in Ukraine 9177 civilians were killed, 15,993 civilians were injured. - Ukrinform.</text:p>
      <text:p text:style-name="P4">
Images: ['<text:a xlink:type="simple" xlink:href="https://static.ukrinform.com/photos/2023_04/thumb_files/630_360_1682323150-733.jpg" text:style-name="Internet_20_link" text:visited-style-name="Visited_20_Internet_20_Link">
630_360_16823...</text:a>
']</text:p>
      <text:p text:style-name="P4">
Tags: ['ООН', 'Смерть', 'Війна з Росією']</text:p>
      <text:p text:style-name="P4">
Type: Article</text:p>
      <!--METADATA-->
      <text:p text:style-name="P4">
<draw:frame draw:style-name="fr1" draw:name="Image149" text:anchor-type="as-char" svg:width="6.9236in" svg:height="3.956343in" draw:z-index="0">
<draw:image xlink:href="../Images/yкринформ/2023-07-08T15-42-00-03-00/630_360_1682323150-733.jpg" xlink:type="simple" xlink:show="embed" xlink:actuate="onLoad" draw:mime-type="image/jpeg"/>
</draw:frame>
The organizations of the United Nations confirmed that from the beginning of the full -scale protection of the Russian Federation in Ukraine 9177 civilians have been killed, 15,993 martial residents were injured.</text:p>
      <text:p text:style-name="P4">
This was reported on the website of the Office of the High Commissioner of the UN from the Right -only, reports Ukrinform.</text:p>
      <text:p text:style-name="P4">
According to confirmed data <text:a xlink:type="simple" xlink:href="https://www.ukrinform.ua/tag-oon" text:style-name="Internet_20_link" text:visited-style-name="Visited_20_Internet_20_Link">
UN</text:a>
, Medzagy - 4202 men, 2506 women, 281 boys and 225 girls, at the same time 29 children and 1934 adults have not yet been established.</text:p>
      <text:p text:style-name="P4">
Among the 15,993 wounded - 477 boys and 342 girls, as well as 276 children whose gender has not yet been established.</text:p>
      <text:p text:style-name="P4">
Regions with the highest number of casualties among civilians are Donetsk, Kharkiv, Kherson, Kyiv and Luhansk regions, noted in the UN.</text:p>
      <text:p text:style-name="P4">
The report states that the actual data on the victims among the civilian population is significantly higher, since the receipt of information from some places where intensity combat is delayed, and many messages are still unconfirmed. This applies, in particular, to Mariupol, Lisichansk, and Popasna Taseyerodonetsk, where numerous victims are reported among civilians.</text:p>
      <text:p text:style-name="P4">
According to the report, the highest monthly number of victims and victims of the average population came in March 2022 - 4143 dead and 3 thousand. Then the figures gradually decreased, reaching the lowest level of 2023 - 143 dead and 456 wounded.</text:p>
      <text:p text:style-name="P4">
According to the United Nations, the most common cause of death, according to the UN, was a detachable weapon of a large radius of action, mines and explosive editors.</text:p>
      <text:p text:style-name="P4">
<text:span text:style-name="T4">
 Read also: </text:span>
 <text:a xlink:type="simple" xlink:href="https://www.ukrinform.ua/rubric-ato/3733100-rosia-za-500-dniv-vbila-v-ukraini-ponad-105-tisaci-civilnih-i-skoila-94-tisaci-voennih-zlociniv.html" text:style-name="Internet_20_link" text:visited-style-name="Visited_20_Internet_20_Link">
Russia has killed more than 10.5 thousandths in Ukraine in 500 days and committed 94 thousand military <text:span text:style-name="T4">
 Crime </text:span>
 s</text:a>
At the beginning of a full -scale invasion of the Russian Federation in Ukraine, the summary of the UNCRC of the UN, the corruption of victims and victims was published daily, then only in working days. From last July, the report was published weekly, and from the end of May 2023 -two weeks.</text:p>
      <text:p text:style-name="P4">
As reported by Ukrinform, the UN Human Rights Monitoring Mission in Ukraine(MmPlu)She stated that in the last 500 days there have been three times more civilians than all previous eight years of fighting in eastern Ukraine.</text:p>
      <text:p text:style-name="P4">
News Source: <text:a xlink:type="simple" xlink:href="https://www.ukrinform.ua/rubric-ato/3733229-oon-pidtverdila-zagibel-9177-civilnih-v-ukraini-vid-pocatku-vijni.html" text:style-name="Internet_20_link" text:visited-style-name="Visited_20_Internet_20_Link">
https://www.ukrinform.ua/rubric-ato/3733229-oon-pidtverdila-zagibel-9177-civilnih-v-ukraini-vid-pocatku-vijni.html</text:a>
</text:p>
      <!--NEWS-->
      <text:h text:style-name="P10" text:outline-level="1">
<text:span text:style-name="T4">
Ukraine will not participate in personal fencing World Cup</text:span>
</text:h>
      <text:p text:style-name="P4">
Authors: Ukrinform (Person)</text:p>
      <text:p text:style-name="P4">
Publisher: Укринформ (Organization)</text:p>
      <text:p text:style-name="P4">
Published Time: 2023-07-08T15:42:02+03:00</text:p>
      <text:p text:style-name="P4">
Modified Time: 2023-07-08T15:42:02+03:00</text:p>
      <text:p text:style-name="P4">
Description: The President of the fencing of Ukraine Mikhail Ilyashev informed in which Ukraine will perform at the World Cup, to which Russians and Belarusians were admitted. - Ukrinform.</text:p>
      <text:p text:style-name="P4">
Images: ['<text:a xlink:type="simple" xlink:href="https://static.ukrinform.com/photos/2023_07/thumb_files/630_360_1688819965-397.jpeg" text:style-name="Internet_20_link" text:visited-style-name="Visited_20_Internet_20_Link">
630_360_16888...</text:a>
']</text:p>
      <text:p text:style-name="P4">
Tags: ['Фехтування']</text:p>
      <text:p text:style-name="P4">
Type: Article</text:p>
      <!--METADATA-->
      <text:p text:style-name="P4">
<draw:frame draw:style-name="fr1" draw:name="Image150" text:anchor-type="as-char" svg:width="6.9236in" svg:height="3.956343in" draw:z-index="0">
<draw:image xlink:href="../Images/yкринформ/2023-07-08T15-42-02-03-00/630_360_1688819965-397.jpeg" xlink:type="simple" xlink:show="embed" xlink:actuate="onLoad" draw:mime-type="image/jpeg"/>
</draw:frame>
Mikhail Ilyashev, presidentialfeding of fencing of Ukraine, informed in which the Ukrainian will be at the World Cup, which was admitted by Russians and Belarusians.</text:p>
      <text:p text:style-name="P4">
He told about it for <text:a xlink:type="simple" xlink:href="https://suspilne.media/524543-ukraina-vistupit-na-cempionati-svitu-z-fehtuvanna-popri-dopusk-atletiv-z-rosii-ta-bilorusi-ale-v-obmezenomu-vigladi/" text:style-name="Internet_20_link" text:visited-style-name="Visited_20_Internet_20_Link">
public sport</text:a>
, reports Ukrinform.</text:p>
      <text:p text:style-name="P4">
Ukraine will be presented in all team competitions, but will miss all female fencing tournaments, as well as men's fencing competitions on sword - in all these species are represented by Russians and Belarus.</text:p>
      <text:p text:style-name="P4">
Representatives of the Russian Federation and RB are forbidden to compete in team competitions. 8 Russians were included in the application of the UNS, among them Lila Piriyev, who supported the invasion of in Ukraine.</text:p>
      <text:p text:style-name="P4">
The World Cup will also play glasses in the world rating, which determines memobuts on the 2024 Olympics.</text:p>
      <text:p text:style-name="P4">
Thus, Olga Harlan will not be able to fight for the personal medal and the score of Balyu qualifying at the Olympics.</text:p>
      <text:p text:style-name="P4">
Nevertheless, the President of the FSU emphasized that Ukrainians will compete in individual competitions if the Russians are not physically present at the tournament.</text:p>
      <text:p text:style-name="P4">
Teams will be all. In individual- where the Russians and Belarusians will be- we will not. Where they are not - we will participate. And the question will be distinguished directly there when it is clear. Because sometimes there were situations when applications were filed and the athletes did not appear. Therefore, if they are(Russians and Belarusians - ed)Physically will not appear, we will perform. And there are several other countries that have announced the same position that they will not be consistent.</text:p>
      <text:p text:style-name="P4">
<text:span text:style-name="T4">
 Read also: </text:span>
 <text:a xlink:type="simple" xlink:href="https://www.ukrinform.ua/rubric-sports/3729530-ukrainski-spazistki-stali-patimi-na-evropejskih-igrah-u-polsi.html" text:style-name="Internet_20_link" text:visited-style-name="Visited_20_Internet_20_Link">
Ukrainian skewers became five at the European Game of Poland</text:a>
It was reported that the tournament will be held from July 22 to July 25 in Milan.</text:p>
      <text:p text:style-name="P4">
Photo: facebook.com</text:p>
      <text:p text:style-name="P4">
News Source: <text:a xlink:type="simple" xlink:href="https://www.ukrinform.ua/rubric-sports/3733230-ukraina-ne-bratime-ucast-v-osobistih-zmagannah-na-cs-z-fehtuvanna.html" text:style-name="Internet_20_link" text:visited-style-name="Visited_20_Internet_20_Link">
https://www.ukrinform.ua/rubric-sports/3733230-ukraina-ne-bratime-ucast-v-osobistih-zmagannah-na-cs-z-fehtuvanna.html</text:a>
</text:p>
      <!--NEWS-->
      <text:h text:style-name="P10" text:outline-level="1">
<text:span text:style-name="T4">
In Odessa, a businessman was suspected of trying to bribe SBU staff</text:span>
</text:h>
      <text:p text:style-name="P4">
Authors: Ukrinform (Person)</text:p>
      <text:p text:style-name="P4">
Publisher: Укринформ (Organization)</text:p>
      <text:p text:style-name="P4">
Published Time: 2023-07-08T15:56:00+03:00</text:p>
      <text:p text:style-name="P4">
Modified Time: 2023-07-08T15:56:00+03:00</text:p>
      <text:p text:style-name="P4">
Description: In the Odessa region, a businessman tried to bribe the employees of the Security Service of Ukraine for 90 thousand euros in order to terminate his investigative actions. - Ukrinform.</text:p>
      <text:p text:style-name="P4">
Images: ['<text:a xlink:type="simple" xlink:href="https://static.ukrinform.com/photos/2022_12/thumb_files/630_360_1669983394-548.jpg" text:style-name="Internet_20_link" text:visited-style-name="Visited_20_Internet_20_Link">
630_360_16699...</text:a>
']</text:p>
      <text:p text:style-name="P4">
Tags: ['Хабар', 'Одещина', 'СБУ']</text:p>
      <text:p text:style-name="P4">
Type: Article</text:p>
      <!--METADATA-->
      <text:p text:style-name="P4">
<draw:frame draw:style-name="fr1" draw:name="Image151" text:anchor-type="as-char" svg:width="6.9236in" svg:height="3.956343in" draw:z-index="0">
<draw:image xlink:href="../Images/yкринформ/2023-07-08T15-56-00-03-00/630_360_1669983394-548.jpg" xlink:type="simple" xlink:show="embed" xlink:actuate="onLoad" draw:mime-type="image/jpeg"/>
</draw:frame>
In the Odessa region, a businessman tried to bribe the employees of the Security Service of Ukraine for 90,000 euros in order to terminate his investigative actions.</text:p>
      <text:p text:style-name="P4">
According to Ukrinform, the SBU reports in <text:a xlink:type="simple" xlink:href="https://t.me/SBUkr/8917" text:style-name="Internet_20_link" text:visited-style-name="Visited_20_Internet_20_Link">
telegram</text:a>
.</text:p>
      <text:p text:style-name="P4">
“Служба безпеки задокументувала злочинні дії бізнесмена на Одещині, якийнамагався підкупити співробітників СБУ. За хабар у 90 тис. євро фігурантпропонував українським спецслужбістам припинити слідчі дії і не вилучати йогомайно у межах кримінального провадження, яке розслідує СБУ”, - ідеться вповідомленні.</text:p>
      <text:p text:style-name="P4">
Співробітники <text:a xlink:type="simple" xlink:href="https://www.ukrinform.ua/tag-sbu" text:style-name="Internet_20_link" text:visited-style-name="Visited_20_Internet_20_Link">
 СБУ </text:a>
Immediately reported to their maintenance about such a proposal and thought out the operational combination. It is a giving of the criminal acts of the person.</text:p>
      <text:p text:style-name="P4">
Law enforcement officers during the searches at the addresses of his residence and work in Renivivivivaiviva had the entire amount of bribe.</text:p>
      <text:p text:style-name="P4">
<text:span text:style-name="T4">
 Read also: </text:span>
 <text:a xlink:type="simple" xlink:href="https://www.ukrinform.ua/rubric-economy/3732363-u-mikolaevi-kerivnik-derzprodspozivsluzbi-vimagav-habar-u-eksporteriv-silgospprodukcii-do-es.html" text:style-name="Internet_20_link" text:visited-style-name="Visited_20_Internet_20_Link">
in Nikolaev exposed a scheme of leisure from agro -exporters -<text:span text:style-name="T4">
 bribe </text:span>
 and required for veterinary certificates</text:a>
The attacker was a local businessman, director of one of the logistics companies. He is the person involved in the other criminal proceedings of the SBU, and corruption schemes on export of Ukrainian agricultural products are denounced.</text:p>
      <text:p text:style-name="P4">
Based on the evidence collected, the SBU investigators informed the businessman about the suspicion of 3 tbsp. 369 of the Criminal Code of Ukraine(suggestion, promise or granting a non -legal benefit to an employee).</text:p>
      <text:p text:style-name="P4">
Вирішується питання обрання йому запобіжного заходу у виді тримання підвартою.</text:p>
      <text:p text:style-name="P4">
Зловмиснику загрожує до 8 років в'язниці з конфіскацією майна.</text:p>
      <text:p text:style-name="P4">
Як повідомляв Укрінформ, у червні  <text:a xlink:type="simple" xlink:href="https://www.ukrinform.ua/rubric-economy/3724756-cinovniki-vimagali-habari-v-eksporteriv-zerna-sbu-likviduvala-shemu-na-odesini.html" text:style-name="Internet_20_link" text:visited-style-name="Visited_20_Internet_20_Link">
 на Одещині СБУ викрила схему вимаганняхабарів з експортерів агропродукції </text:a>
. The monthly profits of the organizers reached 1 million donors.</text:p>
      <text:p text:style-name="P4">
News Source: <text:a xlink:type="simple" xlink:href="https://www.ukrinform.ua/rubric-regions/3733232-na-odesini-biznesmenu-ogolosili-pidozru-za-namaganna-pidkupiti-spivrobitnikiv-sbu.html" text:style-name="Internet_20_link" text:visited-style-name="Visited_20_Internet_20_Link">
https://www.ukrinform.ua/rubric-regions/3733232-na-odesini-biznesmenu-ogolosili-pidozru-za-namaganna-pidkupiti-spivrobitnikiv-sbu.html</text:a>
</text:p>
      <!--NEWS-->
      <text:h text:style-name="P10" text:outline-level="1">
<text:span text:style-name="T4">
WARNING!Children are wanted</text:span>
</text:h>
      <text:p text:style-name="P4">
Authors: Ukrinform (Person)</text:p>
      <text:p text:style-name="P4">
Publisher: Укринформ (Organization)</text:p>
      <text:p text:style-name="P4">
Published Time: 2023-07-08T16:02:00+03:00</text:p>
      <text:p text:style-name="P4">
Modified Time: 2023-07-08T16:02:00+03:00</text:p>
      <text:p text:style-name="P4">
Description: If you have information about missing children - call 116,000 - Ukrinform.</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52" text:anchor-type="as-char" svg:width="6.9236in" svg:height="3.956343in" draw:z-index="0">
<draw:image xlink:href="../Images/yкринформ/2023-07-08T16-02-00-03-00/630_360_1659527493-225.jpg" xlink:type="simple" xlink:show="embed" xlink:actuate="onLoad" draw:mime-type="image/jpeg"/>
</draw:frame>
If you have information about missing children - call 116 000</text:p>
      <text:p text:style-name="P4">
<text:span text:style-name="T4">
 Anastasia Tolstokorova, 4 years </text:span>
</text:p>
      <text:p text:style-name="P4">
<draw:frame draw:style-name="fr1" draw:name="Image153" text:anchor-type="as-char" svg:width="6.9236in" svg:height="6.9236in" draw:z-index="0">
<draw:image xlink:href="../Images/yкринформ/2023-07-08T16-02-00-03-00/1659527406-459.jpg" xlink:type="simple" xlink:show="embed" xlink:actuate="onLoad" draw:mime-type="image/jpeg"/>
</draw:frame>
On March 12, 2022, 4-year-old Anastasia Tolstokorov disappeared after the explosion of the Uchninka in Mariupol. Where it is now is unknown.</text:p>
      <text:p text:style-name="P4">
Signs of the baby: looks 4-5 years, lean, blond hair, blue.</text:p>
      <text:p text:style-name="P4">
<text:span text:style-name="T4">
 rose Kaminskaya, 2 years </text:span>
</text:p>
      <text:p text:style-name="P4">
<draw:frame draw:style-name="fr1" draw:name="Image154" text:anchor-type="as-char" svg:width="6.9236in" svg:height="6.9236in" draw:z-index="0">
<draw:image xlink:href="../Images/yкринформ/2023-07-08T16-02-00-03-00/1659527405-642.jpg" xlink:type="simple" xlink:show="embed" xlink:actuate="onLoad" draw:mime-type="image/jpeg"/>
</draw:frame>
On March 1, 2022, the 2-year Rosa Kaminskaya disappeared with her family of the Ubuchansky district in Kyiv region.</text:p>
      <text:p text:style-name="P4">
The family is likely to be in Poland.</text:p>
      <text:p text:style-name="P4">
<text:span text:style-name="T4">
 Gleb Cherepanov, 11 years </text:span>
</text:p>
      <text:p text:style-name="P4">
<draw:frame draw:style-name="fr1" draw:name="Image155" text:anchor-type="as-char" svg:width="6.9236in" svg:height="6.9236in" draw:z-index="0">
<draw:image xlink:href="../Images/yкринформ/2023-07-08T16-02-00-03-00/1668596593-534.jpg" xlink:type="simple" xlink:show="embed" xlink:actuate="onLoad" draw:mime-type="image/jpeg"/>
</draw:frame>
11-year-old Gleb Cherepanov disappeared in Donetsk region.</text:p>
      <text:p text:style-name="P4">
On March 12, 2022, the boy, along with his grandmother, was sub -shot in Mariupol. Since then, there are no news about them. Where they are with them - it is unknown!</text:p>
      <text:p text:style-name="P4">
<text:span text:style-name="T4">
 Sergey Samoilov, 16 years old </text:span>
</text:p>
      <text:p text:style-name="P4">
<draw:frame draw:style-name="fr1" draw:name="Image156" text:anchor-type="as-char" svg:width="6.9236in" svg:height="6.9236in" draw:z-index="0">
<draw:image xlink:href="../Images/yкринформ/2023-07-08T16-02-00-03-00/1668596592-112.jpg" xlink:type="simple" xlink:show="embed" xlink:actuate="onLoad" draw:mime-type="image/jpeg"/>
</draw:frame>
**** 16-year-old Sergei Samoilov disappeared in Donetsk region.</text:p>
      <text:p text:style-name="P4">
As early as March 2022, the teenager disappeared in Donetsk after the Missariupol. So far, there are no news about him and where he is now - it is unknown!</text:p>
      <text:p text:style-name="P4">
Signs of the baby: looks 16-17 years, medium physique, brown hair.</text:p>
      <text:p text:style-name="P4">
*!</text:p>
      <text:p text:style-name="P4">
<text:span text:style-name="T4">
 For subscribers of all mobile operators calls - free. </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Dozens of residents of Melitopol are in Russian pre -trial detention center - Fedorov</text:span>
</text:h>
      <text:p text:style-name="P4">
Authors: Ukrinform (Person)</text:p>
      <text:p text:style-name="P4">
Publisher: Укринформ (Organization)</text:p>
      <text:p text:style-name="P4">
Published Time: 2023-07-08T16:04:08+03:00</text:p>
      <text:p text:style-name="P4">
Modified Time: 2023-07-08T16:04:08+03:00</text:p>
      <text:p text:style-name="P4">
Description: During the 500 days of a full -scale war, more than a thousand Melitopols visited, dozens of people are in the Russian pre -trial detention center. - Ukrinform.</text:p>
      <text:p text:style-name="P4">
Images: ['<text:a xlink:type="simple" xlink:href="https://static.ukrinform.com/photos/2023_05/thumb_files/630_360_1685444472-679.jpg" text:style-name="Internet_20_link" text:visited-style-name="Visited_20_Internet_20_Link">
630_360_16854...</text:a>
']</text:p>
      <text:p text:style-name="P4">
Tags: ['Мелітополь', 'СІЗО', 'Федоров', 'Війна з Росією', 'Єдині новини']</text:p>
      <text:p text:style-name="P4">
Type: Article</text:p>
      <!--METADATA-->
      <text:p text:style-name="P4">
<draw:frame draw:style-name="fr1" draw:name="Image157" text:anchor-type="as-char" svg:width="6.9236in" svg:height="3.956343in" draw:z-index="0">
<draw:image xlink:href="../Images/yкринформ/2023-07-08T16-04-08-03-00/630_360_1685444472-679.jpg" xlink:type="simple" xlink:show="embed" xlink:actuate="onLoad" draw:mime-type="image/jpeg"/>
</draw:frame>
During the 500th Fall of the War, more than a thousand Melitopols visited, dozens of people are in the Russian pre -trial detention center.</text:p>
      <text:p text:style-name="P4">
About it in <text:a xlink:type="simple" xlink:href="https://t.me/ivan_fedorov_melitopol/2455" text:style-name="Internet_20_link" text:visited-style-name="Visited_20_Internet_20_Link">
ether</text:a>
Melitopol Mayor Ivan Fedorov said the National Tteleorphone "Unified News", Ukrinform reports.</text:p>
      <text:p text:style-name="P4">
"Now Melitopol is one of the most striking examples of terror, the lawlessness of the invaders.(https://www.ukrinform.ua/tag-sizo)Russian Federation. The fate of many is unknown, " - said.</text:p>
      <text:p text:style-name="P4">
Fedorov noted that the enemy seized all the infrastructure: in kindergartens, the Russian hospitals have military hospitals. To hospitals, they restrict civilians who do not want to receive a Russian passport.</text:p>
      <text:p text:style-name="P4">
*!(https://www.ukrinform.ua/rubric-regions/3732243-u-melitopoli-zagarbniki-v-likarnah-vistavili-vijskovij-konvoj.html)Despite the occupation, Melitopol remained unconquered and all one and a half years did.</text:p>
      <text:p text:style-name="P4">
As it was reported, the occupiers continue to use Melitopol as a logistics and administrative hub. [Through the city in all directions, the technique is overturned]](https://www.ukrinform.ua/rubric-regions/3733114-cerez-melitopol-zagarbniki-perekidaut-vijskovu-tehniku.html), and in the streets are more in the streets than local residents.</text:p>
      <text:p text:style-name="P4">
News Source: <text:a xlink:type="simple" xlink:href="https://www.ukrinform.ua/rubric-regions/3733235-desatki-meskanciv-melitopola-znahodatsa-v-rosijskih-sizo-fedorov.html" text:style-name="Internet_20_link" text:visited-style-name="Visited_20_Internet_20_Link">
https://www.ukrinform.ua/rubric-regions/3733235-desatki-meskanciv-melitopola-znahodatsa-v-rosijskih-sizo-fedorov.html</text:a>
</text:p>
      <!--NEWS-->
      <text:h text:style-name="P10" text:outline-level="1">
<text:span text:style-name="T4">
Britain and Spain opposed the use of cassette ammunition in Ukraine</text:span>
</text:h>
      <text:p text:style-name="P4">
Authors: Ukrinform (Person)</text:p>
      <text:p text:style-name="P4">
Publisher: Укринформ (Organization)</text:p>
      <text:p text:style-name="P4">
Published Time: 2023-07-08T16:14:00+03:00</text:p>
      <text:p text:style-name="P4">
Modified Time: 2023-07-08T16:14:00+03:00</text:p>
      <text:p text:style-name="P4">
Description: The UK Prime Minister Risha Sunnak said he was "not encouraging" the use of cassette ammunition that the US agreed to send to Ukraine. A similar opinion was expressed in the Ministry of Defense of Spain. - Ukrinform.</text:p>
      <text:p text:style-name="P4">
Images: ['<text:a xlink:type="simple" xlink:href="https://static.ukrinform.com/photos/2023_07/thumb_files/630_360_1688821993-772.jpg" text:style-name="Internet_20_link" text:visited-style-name="Visited_20_Internet_20_Link">
630_360_16888...</text:a>
']</text:p>
      <text:p text:style-name="P4">
Tags: ['Британія', 'Іспанія', 'Боєприпаси', 'Ріші Сунак']</text:p>
      <text:p text:style-name="P4">
Type: Article</text:p>
      <!--METADATA-->
      <text:p text:style-name="P4">
<draw:frame draw:style-name="fr1" draw:name="Image158" text:anchor-type="as-char" svg:width="6.9236in" svg:height="3.956343in" draw:z-index="0">
<draw:image xlink:href="../Images/yкринформ/2023-07-08T16-14-00-03-00/630_360_1688821993-772.jpg" xlink:type="simple" xlink:show="embed" xlink:actuate="onLoad" draw:mime-type="image/jpeg"/>
</draw:frame>
The UK Prime Minister Risha Sunnak said he was "not encouraging" the use of casket ammunition that the US agreed to send to Ukraine. Similar to the Ministry of Defense of Spain.</text:p>
      <text:p text:style-name="P4">
As Ukrinform reports, it reports <text:a xlink:type="simple" xlink:href="https://news.sky.com/story/ukraine-war-latest-biden-admits-not-easy-to-send-ukraine-cluster-bombs-as-conflict-enters-500th-day-12541713" text:style-name="Internet_20_link" text:visited-style-name="Visited_20_Internet_20_Link">
Sky News</text:a>
.</text:p>
      <text:p text:style-name="P4">
According to the British Prime Minister, the United Kingdom is one of the 123-countries, which have signed the Convention, which prohibits the use of such likes.</text:p>
      <text:p text:style-name="P4">
" <text:a xlink:type="simple" xlink:href="https://www.ukrinform.ua/tag-britania" text:style-name="Internet_20_link" text:visited-style-name="Visited_20_Internet_20_Link">
 United Kingdom </text:a>
Signed a consumption that prohibits the production or use of cassette ammunition inves them, ”Sunak said.</text:p>
      <text:p text:style-name="P4">
At the same time, he stressed that the country will continue to support Ukraine with Russian aggression.</text:p>
      <text:p text:style-name="P4">
"We will continue to contribute to the support of Ukraine against the unlawful invasion of Russia, but we did so by giving heavy warheads and recently weapons of long range," he said.</text:p>
      <text:p text:style-name="P4">
<text:span text:style-name="T4">
 Read also: </text:span>
 <text:a xlink:type="simple" xlink:href="https://www.ukrinform.ua/rubric-ato/3733120-reznikov-nazvav-pat-principiv-ukraini-sodo-zastosuvanna-kasetnih-boepripasiv.html" text:style-name="Internet_20_link" text:visited-style-name="Visited_20_Internet_20_Link">
Reznikov named five principles of Ukraine on application <text:span text:style-name="T4">
 cassette </text:span>
 their ammunition</text:a>
Spanish Defense Minister Margarita Robles has stated that cassette ammunition could not be sent to help Ukraine "in no case".</text:p>
      <text:p text:style-name="P4">
"No" with cassette ammunition and "yes" legitimate defense of Ukraine, which, as we do, should not be carried out by cassette shells, " - said the head of the head of the defense department.</text:p>
      <text:p text:style-name="P4">
As reported by Ukrinform, the US Department of Defense has officially announced <text:a xlink:type="simple" xlink:href="https://www.ukrinform.ua/rubric-ato/3732977-pentagon-ogolosiv-pro-novij-paket-dopomogi-ukraini-z-kasetnimi-boepripasami.html" text:style-name="Internet_20_link" text:visited-style-name="Visited_20_Internet_20_Link">
allocation of new military assistance package to Ukraine</text:a>
The total volume of $ 800 million, which includes cassette ammunition.</text:p>
      <text:p text:style-name="P4">
Photo: Dod US</text:p>
      <text:p text:style-name="P4">
News Source: <text:a xlink:type="simple" xlink:href="https://www.ukrinform.ua/rubric-ato/3733238-britania-ta-ispania-vistupili-proti-vikoristanna-kasetnih-boepripasiv-ukrainou.html" text:style-name="Internet_20_link" text:visited-style-name="Visited_20_Internet_20_Link">
https://www.ukrinform.ua/rubric-ato/3733238-britania-ta-ispania-vistupili-proti-vikoristanna-kasetnih-boepripasiv-ukrainou.html</text:a>
</text:p>
      <!--NEWS-->
      <text:h text:style-name="P10" text:outline-level="1">
<text:span text:style-name="T4">
Zelensky returns from Turkey to Ukraine with Azovstal defenders</text:span>
</text:h>
      <text:p text:style-name="P4">
Authors: Ukrinform (Person)</text:p>
      <text:p text:style-name="P4">
Publisher: Укринформ (Organization)</text:p>
      <text:p text:style-name="P4">
Published Time: 2023-07-08T16:23:00+03:00</text:p>
      <text:p text:style-name="P4">
Modified Time: 2023-07-08T16:23:00+03:00</text:p>
      <text:p text:style-name="P4">
Description: President of Ukraine Volodymyr Zelensky said he was returning from Turkey with the defenders of Azovstal, who have been there since September 2022. - Ukrinform.</text:p>
      <text:p text:style-name="P4">
Images: ['<text:a xlink:type="simple" xlink:href="https://static.ukrinform.com/photos/2023_07/thumb_files/630_360_1688826082-310.jpg" text:style-name="Internet_20_link" text:visited-style-name="Visited_20_Internet_20_Link">
630_360_16888...</text:a>
']</text:p>
      <text:p text:style-name="P4">
Tags: ['Азовсталь', 'Зеленський', 'Війна з Росією']</text:p>
      <text:p text:style-name="P4">
Type: Article</text:p>
      <!--METADATA-->
      <text:p text:style-name="P4">
<draw:frame draw:style-name="fr1" draw:name="Image159" text:anchor-type="as-char" svg:width="6.9236in" svg:height="3.956343in" draw:z-index="0">
<draw:image xlink:href="../Images/yкринформ/2023-07-08T16-23-00-03-00/630_360_1688826082-310.jpg" xlink:type="simple" xlink:show="embed" xlink:actuate="onLoad" draw:mime-type="image/jpeg"/>
</draw:frame>
President of Ukraine Volodymyr Zelensky reported that he was returning from Turkey with Azovstal defenders, who have been there since September 2022.</text:p>
      <text:p text:style-name="P4">
According to Ukrinform, Zelensky wrote about it in <text:a xlink:type="simple" xlink:href="https://t.me/V_Zelenskiy_official/6906" text:style-name="Internet_20_link" text:visited-style-name="Visited_20_Internet_20_Link">
telegram</text:a>
.</text:p>
      <text:p text:style-name="P4">
"We return home from Turkey and return home our heroes," - wrotezelensky.</text:p>
      <text:p text:style-name="P4">
<text:a xlink:type="simple" xlink:href="https://t.me/V_Zelenskiy_official/6906" text:style-name="Internet_20_link" text:visited-style-name="Visited_20_Internet_20_Link">
<text:span text:style-name="T5">
Viso: the official channel of the President of Ukraine - Vladimir Zelensky</text:span>
</text:a>
According to him, Ukrainian soldiers Denis Prokopenko, Svyatoslav Palamar, Sergivolynsky, Oleg Khomenko, Denis Sleg will finally be with their relatives.</text:p>
      <text:p text:style-name="P4">
</text:p>
      <text:p text:style-name="P4">
<text:span text:style-name="T4">
 Read also: </text:span>
 <text:a xlink:type="simple" xlink:href="https://www.ukrinform.ua/rubric-other_news/3733181-u-stambuli-zelenskij-vzav-ucast-u-pominalnomu-molebni-za-zertvami-vijni-v-ukraini.html" text:style-name="Internet_20_link" text:visited-style-name="Visited_20_Internet_20_Link">
in Istanbul <text:span text:style-name="T4">
 Zelensky </text:span>
 participated in the funeral for victims of war in Ukraine</text:a>
As reported by Ukrinform, in September 2022, 215 Ukrainian defenders were released as part of the exchange, including the commanders of the Azovstal Defenders. Five Azovs were in Turkey under personal guarantee and security of Turkey President Reghep Erdogan.</text:p>
      <text:p text:style-name="P4">
News Source: <text:a xlink:type="simple" xlink:href="https://www.ukrinform.ua/rubric-society/3733242-zelenskij-povertaetsa-z-tureccini-do-ukraini-iz-zahisnikami-azovstali.html" text:style-name="Internet_20_link" text:visited-style-name="Visited_20_Internet_20_Link">
https://www.ukrinform.ua/rubric-society/3733242-zelenskij-povertaetsa-z-tureccini-do-ukraini-iz-zahisnikami-azovstali.html</text:a>
</text:p>
      <!--NEWS-->
      <text:h text:style-name="P10" text:outline-level="1">
<text:span text:style-name="T4">
Nikopol region has restored water supply for over 1800 people</text:span>
</text:h>
      <text:p text:style-name="P4">
Authors: Ukrinform (Person)</text:p>
      <text:p text:style-name="P4">
Publisher: Укринформ (Organization)</text:p>
      <text:p text:style-name="P4">
Published Time: 2023-07-08T16:38:41+03:00</text:p>
      <text:p text:style-name="P4">
Modified Time: 2023-07-08T16:38:41+03:00</text:p>
      <text:p text:style-name="P4">
Description: Nikopol district has partially modernized networks and resumed water supply for more than 1800 people. - Ukrinform.</text:p>
      <text:p text:style-name="P4">
Images: ['<text:a xlink:type="simple" xlink:href="https://static.ukrinform.com/photos/2023_07/thumb_files/630_360_1688823512-659.jpg" text:style-name="Internet_20_link" text:visited-style-name="Visited_20_Internet_20_Link">
630_360_16888...</text:a>
']</text:p>
      <text:p text:style-name="P4">
Tags: ['Нікополь', 'Вода']</text:p>
      <text:p text:style-name="P4">
Type: Article</text:p>
      <!--METADATA-->
      <text:p text:style-name="P4">
<draw:frame draw:style-name="fr1" draw:name="Image161" text:anchor-type="as-char" svg:width="6.9236in" svg:height="3.956343in" draw:z-index="0">
<draw:image xlink:href="../Images/yкринформ/2023-07-08T16-38-41-03-00/630_360_1688823512-659.jpg" xlink:type="simple" xlink:show="embed" xlink:actuate="onLoad" draw:mime-type="image/jpeg"/>
</draw:frame>
The Unikopol district has partially modernized networks and restoration for more than 1800 people.</text:p>
      <text:p text:style-name="P4">
About it in <text:a xlink:type="simple" xlink:href="https://t.me/dnipropetrovskaODA/5847" text:style-name="Internet_20_link" text:visited-style-name="Visited_20_Internet_20_Link">
telegram</text:a>
The head of the Dnipropetrovsk Ova Sergey Lisak reports, Ukrinform reports.</text:p>
      <text:p text:style-name="P4">
"In the Chervonohrigor community in Nikopol region, work is boiling. A new system is being adjusted <text:a xlink:type="simple" xlink:href="https://www.ukrinform.ua/tag-voda" text:style-name="Internet_20_link" text:visited-style-name="Visited_20_Internet_20_Link">
water supply</text:a>
. He did not become after blasting the Kakhovsky hydroelectric power plants. Local networks have already been partially modernized. Again, with water, part of the Chervonohrigorivka - more than 1800 people, "Lisak wrote.</text:p>
      <text:p text:style-name="P4">
According to him, experts also lay new pipes, purchased pumps, which will allow to provide the rest of the Chervonohrigorivka with water, as well as residents of Prydniprovsky and Musiivka. A separate project is embodied in the village of Kamianske.</text:p>
      <text:p text:style-name="P4">
<text:span text:style-name="T4">
 Read also: </text:span>
 [invaders fired <text:span text:style-name="T4">
 Nikopol </text:span>
(https://www.ukrinform.ua/rubric-ato/3732449-zagarbniki-obstrilali-nikopolsinu.html)Earlier it was reported that the community has now organized a transportation of technical tapewater. Philanthropists also help in this matter.</text:p>
      <text:p text:style-name="P4">
News Source: <text:a xlink:type="simple" xlink:href="https://www.ukrinform.ua/rubric-vidbudova/3733244-na-nikopolsini-vidnovili-vodopostacanna-dla-ponad-1800-ludej.html" text:style-name="Internet_20_link" text:visited-style-name="Visited_20_Internet_20_Link">
https://www.ukrinform.ua/rubric-vidbudova/3733244-na-nikopolsini-vidnovili-vodopostacanna-dla-ponad-1800-ludej.html</text:a>
</text:p>
      <!--NEWS-->
      <text:h text:style-name="P10" text:outline-level="1">
<text:span text:style-name="T4">
The IMF will study the law on return to the pre -war tax system - Stepanan</text:span>
</text:h>
      <text:p text:style-name="P4">
Authors: Ukrinform (Person)</text:p>
      <text:p text:style-name="P4">
Publisher: Укринформ (Organization)</text:p>
      <text:p text:style-name="P4">
Published Time: 2023-07-08T16:40:00+03:00</text:p>
      <text:p text:style-name="P4">
Modified Time: 2023-07-08T16:40:00+03:00</text:p>
      <text:p text:style-name="P4">
Description: The International Monetary Fund will study the Law "On Amendments to the Tax Code of Ukraine and other laws of Ukraine on the peculiarities of taxation during the period of martial law" (No. 8401) to evaluate its compliance with the agreed strategy. - Ukrinform.</text:p>
      <text:p text:style-name="P4">
Images: ['<text:a xlink:type="simple" xlink:href="https://static.ukrinform.com/photos/2023_07/thumb_files/630_360_1688822113-198.jpg" text:style-name="Internet_20_link" text:visited-style-name="Visited_20_Internet_20_Link">
630_360_16888...</text:a>
']</text:p>
      <text:p text:style-name="P4">
Tags: ['МВФ', 'Податки', 'Закон']</text:p>
      <text:p text:style-name="P4">
Type: Article</text:p>
      <!--METADATA-->
      <text:p text:style-name="P4">
<draw:frame draw:style-name="fr1" draw:name="Image162" text:anchor-type="as-char" svg:width="6.9236in" svg:height="3.956343in" draw:z-index="0">
<draw:image xlink:href="../Images/yкринформ/2023-07-08T16-40-00-03-00/630_360_1688822113-198.jpg" xlink:type="simple" xlink:show="embed" xlink:actuate="onLoad" draw:mime-type="image/jpeg"/>
</draw:frame>
The International Monetary Fund will study the Law "On Amendments to the Tax Code of Ukraine and other laws of Ukraine on the peculiarities of taxation of martial law"(№8401)to evaluate its compliance with a concerted strategy.</text:p>
      <text:p text:style-name="P4">
This was announced in an interview with Ukrinform in the International Drawing Fund in Ukraine by Vagram Stepanan.</text:p>
      <text:p text:style-name="P4">
According to him, this law is decisive when adopting <text:a xlink:type="simple" xlink:href="https://www.ukrinform.ua/tag-mvf" text:style-name="Internet_20_link" text:visited-style-name="Visited_20_Internet_20_Link">
IMF</text:a>
Decisions on the implementation of Ukraine with the conditions of lending programs and important for maintaining the tax base of the competitive environment in the country.</text:p>
      <text:p text:style-name="P4">
“The deadline for this structural beacon has been changed since the end of June, finally July 2023 to provide more time for its discussion, adoption and implementation. On June 30, the Council approved this bill. Let's look at the final version to evaluate its compliance with the agreed strategy, which will determine whether a structural beacon has been made or not.</text:p>
      <text:p text:style-name="P4">
According to him, in addition to the intended impact of this law, the budgetary is also a signal that Ukraine is set up to make efforts to mobilize internal revenues to cover the needs for financing for foreign assistance.</text:p>
      <text:p text:style-name="P4">
"The extra moment that should be repeated is that Ukraine needs to keep a strong tax base, including by avoiding measures that have led to its destruction," Stepanyan added.</text:p>
      <text:p text:style-name="P4">
The full interview text will be published on the Ukrinform website soon.</text:p>
      <text:p text:style-name="P4">
As it was reported, the number of structural beacons under the IMF extended financing program for Ukraine increased from 19 to 23 in the updated memorandumiza results of the first review.</text:p>
      <text:p text:style-name="P4">
<text:span text:style-name="T4">
 Read also: </text:span>
 <text:a xlink:type="simple" xlink:href="https://www.ukrinform.ua/rubric-economy/3729876-podatkova-reforma-ta-amnistia-kapitaliv-v-op-rozpovili-pro-bacenna-cashlessekonomiki-v-ukraini.html" text:style-name="Internet_20_link" text:visited-style-name="Visited_20_Internet_20_Link">
Tax reform and amnesty of capital: in OP told the vision of Cashless Economics in Ukraine</text:a>
The IMF agreed to move to the moon(By the end of July)Terms of execution of one of the previous requirements - on the adoption of the bill on tax changes and to submit other amendments in the previous list of beacons.<text:span text:style-name="T5">
Foto: nv</text:span>
</text:p>
      <text:p text:style-name="P4">
News Source: <text:a xlink:type="simple" xlink:href="https://www.ukrinform.ua/rubric-economy/3733239-mvf-vivcit-zakon-pro-povernenna-na-dovoennu-sistemu-opodatkuvanna-stepanan.html" text:style-name="Internet_20_link" text:visited-style-name="Visited_20_Internet_20_Link">
https://www.ukrinform.ua/rubric-economy/3733239-mvf-vivcit-zakon-pro-povernenna-na-dovoennu-sistemu-opodatkuvanna-stepanan.html</text:a>
</text:p>
      <!--NEWS-->
      <text:h text:style-name="P10" text:outline-level="1">
<text:span text:style-name="T4">
The MKIP named the number of cultural monuments destroyed and damaged by the Russian army</text:span>
</text:h>
      <text:p text:style-name="P4">
Authors: Ukrinform (Person)</text:p>
      <text:p text:style-name="P4">
Publisher: Укринформ (Organization)</text:p>
      <text:p text:style-name="P4">
Published Time: 2023-07-08T16:59:00+03:00</text:p>
      <text:p text:style-name="P4">
Modified Time: 2023-07-08T16:59:00+03:00</text:p>
      <text:p text:style-name="P4">
Description: During the full -scale war, Russian troops destroyed or damaged 1.5 thousand cultural infrastructure and 600 cultural and history monuments. - Ukrinform.</text:p>
      <text:p text:style-name="P4">
Images: ['<text:a xlink:type="simple" xlink:href="https://static.ukrinform.com/photos/2022_12/thumb_files/630_360_1670254529-992.jpeg" text:style-name="Internet_20_link" text:visited-style-name="Visited_20_Internet_20_Link">
630_360_16702...</text:a>
']</text:p>
      <text:p text:style-name="P4">
Tags: ['Ткаченко', "Руйнування пам'яток", 'МКІП ', 'Війна з Росією', 'Єдині новини']</text:p>
      <text:p text:style-name="P4">
Type: Article</text:p>
      <!--METADATA-->
      <text:p text:style-name="P4">
<draw:frame draw:style-name="fr1" draw:name="Image163" text:anchor-type="as-char" svg:width="6.9236in" svg:height="3.956343in" draw:z-index="0">
<draw:image xlink:href="../Images/yкринформ/2023-07-08T16-59-00-03-00/630_360_1670254529-992.jpeg" xlink:type="simple" xlink:show="embed" xlink:actuate="onLoad" draw:mime-type="image/jpeg"/>
</draw:frame>
During the full -scale war, the Ruskivian destroyed or damaged 1.5 thousand objects of cultural infrastructure and 600 cultural and history monuments.</text:p>
      <text:p text:style-name="P4">
This was announced by the Minister of Culture and Information Policy Alexander Tkachenkov of the broadcasting of the Teleterna "One News", Ukrinform reports.</text:p>
      <text:p text:style-name="P4">
"More than 1,500 cultural infrastructure, mainly clubs, librarians have been damaged or destroyed and more than 600 cultural monuments, and history have been arranged or damaged," he said.</text:p>
      <text:p text:style-name="P4">
_Viso: Telearaphone "One News" _</text:p>
      <text:p text:style-name="P4">
The minister stressed that this war is also for Ukrainian identity, culture, language, history.</text:p>
      <text:p text:style-name="P4">
According to him, from the first minutes of the Russian full -scale invasion, Ukrainian representatives of culture are collected both domestically and abroad for the army.</text:p>
      <text:p text:style-name="P4">
Tkachenko also noted that in these 500 days the Ukrainian theaters have set dozens of Premery, the historical center of Odessa was included in the World Heritage List <text:a xlink:type="simple" xlink:href="https://www.ukrinform.ua/tag-unesko" text:style-name="Internet_20_link" text:visited-style-name="Visited_20_Internet_20_Link">
UNESCO</text:a>
, it was possible to evacuate hundreds of thousands of exhibits from dangerous zones.</text:p>
      <text:p text:style-name="P4">
"The great activity of Ukrainians in the field of culture during the war showed that we are not just words that we protect what we defend is, it is specific actions," the MKIP head proclaimed.</text:p>
      <text:p text:style-name="P4">
<text:span text:style-name="T4">
 Read also: </text:span>
 [UNESCO ** about the shelling of Lviv's historical ARMACE(https://www.ukrinform.ua/rubric-culture/3732254-u-mkip-rozpovili-unesko-pro-obstril-istoricnogo-arealu-lvova.html)At the same time, he emphasized that international organizations can and should do more to protect Ukrainian cultural sites and condemn the actions of the Russians, reminding that, for example, people from Russia continue to work as UNESCO.</text:p>
      <text:p text:style-name="P4">
As reported by Ukrinform, the UN Human Rights Monitoring Mission in Ukraine(MmPlu)She stated that in the last 500 days there have been three times more civilians than all previous eight years of fighting in eastern Ukraine.</text:p>
      <text:p text:style-name="P4">
The United Nations confirmed that 9177 civilians were killed in Ukraine since the beginning of full -scale maintenance of the Russian Federation in Ukraine, and 15,993 martial residents were injured.</text:p>
      <text:p text:style-name="P4">
On February 24, 2022, the Russian Federation launched a new stage of the Anti -Ukraine war, which has been ongoing since 2014, a full -scale invasion.</text:p>
      <text:p text:style-name="P4">
_ Photo: MKIP _</text:p>
      <text:p text:style-name="P4">
News Source: <text:a xlink:type="simple" xlink:href="https://www.ukrinform.ua/rubric-culture/3733248-u-mkip-nazvali-kilkist-zrujnovanih-ta-poskodzenih-armieu-rf-kulturnih-pamatok.html" text:style-name="Internet_20_link" text:visited-style-name="Visited_20_Internet_20_Link">
https://www.ukrinform.ua/rubric-culture/3733248-u-mkip-nazvali-kilkist-zrujnovanih-ta-poskodzenih-armieu-rf-kulturnih-pamatok.html</text:a>
</text:p>
      <!--NEWS-->
      <text:h text:style-name="P10" text:outline-level="1">
<text:span text:style-name="T4">
In India, three suspected rail crashes were arrested</text:span>
</text:h>
      <text:p text:style-name="P4">
Authors: Ukrinform (Person)</text:p>
      <text:p text:style-name="P4">
Publisher: Укринформ (Organization)</text:p>
      <text:p text:style-name="P4">
Published Time: 2023-07-08T17:14:00+03:00</text:p>
      <text:p text:style-name="P4">
Modified Time: 2023-07-08T17:14:00+03:00</text:p>
      <text:p text:style-name="P4">
Description: The Central Bureau of Investigation of India (CBD) arrested three rail workers on charges of trains, which causing more than 300 people to be killed. - Ukrinform.</text:p>
      <text:p text:style-name="P4">
Images: ['<text:a xlink:type="simple" xlink:href="https://static.ukrinform.com/photos/2023_06/thumb_files/630_360_1685764285-522.jpg" text:style-name="Internet_20_link" text:visited-style-name="Visited_20_Internet_20_Link">
630_360_16857...</text:a>
']</text:p>
      <text:p text:style-name="P4">
Tags: ['Аварія', 'Індія', 'Залізниця']</text:p>
      <text:p text:style-name="P4">
Type: Article</text:p>
      <!--METADATA-->
      <text:p text:style-name="P4">
<draw:frame draw:style-name="fr1" draw:name="Image164" text:anchor-type="as-char" svg:width="6.9236in" svg:height="3.956343in" draw:z-index="0">
<draw:image xlink:href="../Images/yкринформ/2023-07-08T17-14-00-03-00/630_360_1685764285-522.jpg" xlink:type="simple" xlink:show="embed" xlink:actuate="onLoad" draw:mime-type="image/jpeg"/>
</draw:frame>
Central Bureau of Investigation of India(CBR)It arrested three rail workers in the case of trains collision, which causes more than 300 people to be killed.</text:p>
      <text:p text:style-name="P4">
As Ukrinform reports, it reports <text:a xlink:type="simple" xlink:href="https://www.hindustantimes.com/india-news/cbi-arrests-3-railway-employeesover-balasore-train-tragedy-101688756830445.html" text:style-name="Internet_20_link" text:visited-style-name="Visited_20_Internet_20_Link">
Hindustan Times</text:a>
.</text:p>
      <text:p text:style-name="P4">
The staff of the Odshi Railway - Senior Engineer of the Signal Department, Department Engineer and Technique - are accused of "intentional murder" and "destruction". All three railways were taken into custody by the CBR's in particular serious crimes after interrogation.</text:p>
      <text:p text:style-name="P4">
According to the commissioner on the safety of railways, the collision of three <text:a xlink:type="simple" xlink:href="https://www.ukrinform.ua/tag-potag" text:style-name="Internet_20_link" text:visited-style-name="Visited_20_Internet_20_Link">
trains</text:a>
On June 2, it happened due to defective.</text:p>
      <text:p text:style-name="P4">
The investigation into the incident by the Central Bureau of Investigation of India is ongoing.</text:p>
      <text:p text:style-name="P4">
<text:span text:style-name="T4">
 Read also: </text:span>
 <text:a xlink:type="simple" xlink:href="https://www.ukrinform.ua/rubric-world/3717734-zelenskij-visloviv-spivcutta-u-zvazku-iz-zagibellu-ludej-u-zaliznicnij-katastrofi-v-indii.html" text:style-name="Internet_20_link" text:visited-style-name="Visited_20_Internet_20_Link">
<text:span text:style-name="T4">
 Zelensky </text:span>
 <text:span text:style-name="T4">
 </text:span>
 expressed <text:span text:style-name="T4">
 </text:span>
 sympathy <text:span text:style-name="T4">
 in the following catastrophe </text:span>
 in <text:span text:style-name="T4">
 India </text:span>
</text:a>
As reported by Ukrinform, <text:a xlink:type="simple" xlink:href="https://www.ukrinform.ua/rubric-world/3717664-zaliznicna-avaria-v-indii-pivsotni-zagiblih-ponad-300-poranenih.html" text:style-name="Internet_20_link" text:visited-style-name="Visited_20_Internet_20_Link">
the catastrophe happened in the evening of June 2</text:a>
When the Express of Howrah, which was heading from Bengalurus to Haura in Western Bengal, collided with the Express Corollandel, which operated the Colkutta - Cennay route.</text:p>
      <text:p text:style-name="P4">
More than 200 ambulances were called to the site of the trains in the Balasor city.</text:p>
      <text:p text:style-name="P4">
According to the latest data, more than 300 people were killed as a result of the accident.</text:p>
      <text:p text:style-name="P4">
_ Photo: twitter.com/toibhubaneswar _</text:p>
      <text:p text:style-name="P4">
News Source: <text:a xlink:type="simple" xlink:href="https://www.ukrinform.ua/rubric-world/3733254-v-indii-zaarestuvali-troh-pidozruvanih-u-spravi-pro-avariu-na-zaliznici.html" text:style-name="Internet_20_link" text:visited-style-name="Visited_20_Internet_20_Link">
https://www.ukrinform.ua/rubric-world/3733254-v-indii-zaarestuvali-troh-pidozruvanih-u-spravi-pro-avariu-na-zaliznici.html</text:a>
</text:p>
      <!--NEWS-->
      <text:h text:style-name="P10" text:outline-level="1">
<text:span text:style-name="T4">
Berinchik will fight in the undercart of duel Usik - Duba</text:span>
</text:h>
      <text:p text:style-name="P4">
Authors: Ukrinform (Person)</text:p>
      <text:p text:style-name="P4">
Publisher: Укринформ (Organization)</text:p>
      <text:p text:style-name="P4">
Published Time: 2023-07-08T17:20:44+03:00</text:p>
      <text:p text:style-name="P4">
Modified Time: 2023-07-08T17:20:44+03:00</text:p>
      <text:p text:style-name="P4">
Description: Yegor Golub, WBO International Champion Coach Denis Berinchyk (17-0, 9 KO), told when his ward would be released. - Ukrinform.</text:p>
      <text:p text:style-name="P4">
Images: ['<text:a xlink:type="simple" xlink:href="https://static.ukrinform.com/photos/2023_07/thumb_files/630_360_1688825958-653.jpg" text:style-name="Internet_20_link" text:visited-style-name="Visited_20_Internet_20_Link">
630_360_16888...</text:a>
']</text:p>
      <text:p text:style-name="P4">
Tags: ['Бокс']</text:p>
      <text:p text:style-name="P4">
Type: Article</text:p>
      <!--METADATA-->
      <text:p text:style-name="P4">
<draw:frame draw:style-name="fr1" draw:name="Image165" text:anchor-type="as-char" svg:width="6.9236in" svg:height="3.956343in" draw:z-index="0">
<draw:image xlink:href="../Images/yкринформ/2023-07-08T17-20-44-03-00/630_360_1688825958-653.jpg" xlink:type="simple" xlink:show="embed" xlink:actuate="onLoad" draw:mime-type="image/jpeg"/>
</draw:frame>
Ehorgolub, WBO International Champion Coach Denis Berinchik's lightweight weight(17-09 who), he told when his ward would go to the ring.</text:p>
      <text:p text:style-name="P4">
He reported it in his <text:a xlink:type="simple" xlink:href="https://www.instagram.com/iegor_golub/" text:style-name="Internet_20_link" text:visited-style-name="Visited_20_Internet_20_Link">
Instagram</text:a>
, reports Ukrinform.</text:p>
      <text:p text:style-name="P4">
“Today he has a day off, he can pick mushrooms and taste the berries. But on Monday, he begins preparation for the battle, which will take place on August 26 in the city of Wroclaw, ”Golub wrote.</text:p>
      <text:p text:style-name="P4">
The battle will be held within the framework of boxing, with the participation of Alexander Usik and Daniel Duba.</text:p>
      <text:p text:style-name="P4">
<text:span text:style-name="T4">
 Read also: </text:span>
 <text:a xlink:type="simple" xlink:href="https://www.ukrinform.ua/rubric-sports/3732332-bij-usik-dubua-vidbudetsa-26-serpna.html" text:style-name="Internet_20_link" text:visited-style-name="Visited_20_Internet_20_Link">
battle <text:span text:style-name="T4">
 Usik </text:span>
 - Dubois will take place on August 26</text:a>
Earlier, Berinchik had to box in May, but his battle was postponed. Denis spent the last pore in December 2022, where Ivani Mandy won.</text:p>
      <text:p text:style-name="P4">
Photo: Getty Images</text:p>
      <text:p text:style-name="P4">
News Source: <text:a xlink:type="simple" xlink:href="https://www.ukrinform.ua/rubric-sports/3733256-berincik-bitimetsa-v-anderkarti-poedinku-usik-dubua.html" text:style-name="Internet_20_link" text:visited-style-name="Visited_20_Internet_20_Link">
https://www.ukrinform.ua/rubric-sports/3733256-berincik-bitimetsa-v-anderkarti-poedinku-usik-dubua.html</text:a>
</text:p>
      <!--NEWS-->
      <text:h text:style-name="P10" text:outline-level="1">
<text:span text:style-name="T4">
The defeat of Russia at the front will finally endure the war into its inner space - OP</text:span>
</text:h>
      <text:p text:style-name="P4">
Authors: Ukrinform (Person)</text:p>
      <text:p text:style-name="P4">
Publisher: Укринформ (Organization)</text:p>
      <text:p text:style-name="P4">
Published Time: 2023-07-08T17:35:00+03:00</text:p>
      <text:p text:style-name="P4">
Modified Time: 2023-07-08T17:35:00+03:00</text:p>
      <text:p text:style-name="P4">
Description: Two or three defeats of Russia on the front will finally endure the war into the inner space of the Russian Federation and there will begin the interception of power at different levels. - Ukrinform.</text:p>
      <text:p text:style-name="P4">
Images: ['<text:a xlink:type="simple" xlink:href="https://static.ukrinform.com/photos/2022_04/thumb_files/630_360_1650530083-444.jpg" text:style-name="Internet_20_link" text:visited-style-name="Visited_20_Internet_20_Link">
630_360_16505...</text:a>
']</text:p>
      <text:p text:style-name="P4">
Tags: ['Офіс Президента', 'Подоляк', 'Війна з Росією', 'Єдині новини']</text:p>
      <text:p text:style-name="P4">
Type: Article</text:p>
      <!--METADATA-->
      <text:p text:style-name="P4">
<draw:frame draw:style-name="fr1" draw:name="Image166" text:anchor-type="as-char" svg:width="6.9236in" svg:height="3.956343in" draw:z-index="0">
<draw:image xlink:href="../Images/yкринформ/2023-07-08T17-35-00-03-00/630_360_1650530083-444.jpg" xlink:type="simple" xlink:show="embed" xlink:actuate="onLoad" draw:mime-type="image/jpeg"/>
</draw:frame>
Two to three-way Russia at the front will finally endure the war in the inner Space Federation and there will begin the interception of power at different levels.</text:p>
      <text:p text:style-name="P4">
This opinion was expressed by the adviser to the head of the Presidential Office Mikhail Podolyak at the Eviritolevahorphone “Unified News”, Ukrinform reports.</text:p>
      <text:p text:style-name="P4">
“Russia goes the way to go historically. To do this, you need to accelerate only the processes along the front line. Two or three defeats of Russia on the front will finally overwar the war into the inner space of the Russian Federation and there will begin the interception of power at different levels, ”Podolyak said.</text:p>
      <text:p text:style-name="P4">
<text:span text:style-name="T4">
 Read also: </text:span>
 <text:a xlink:type="simple" xlink:href="https://www.ukrinform.ua/rubric-polytics/3728570-orban-svoimi-zaavami-vtoptue-reputaciu-ugorsini-v-istoricnij-brud-podolak.html" text:style-name="Internet_20_link" text:visited-style-name="Visited_20_Internet_20_Link">
Orban with its statements trampled Hungary's reputation Bictoric dirt - <text:span text:style-name="T4">
 Podolyak </text:span>
</text:a>
According to him, the processes of disintegration of the political system in Russia have already begun and obvious.</text:p>
      <text:p text:style-name="P4">
"But today there is no consensus of Russian elites - how they want to personally protect their physical existence, what it is necessary to do and who can be bounctive figures to intercept power into a sufficiently weak Putin," - said the adviser to the head of the OP.</text:p>
      <text:p text:style-name="P4">
He emphasized that it is an objective process that will go parallel to the Ukrainian pressure on the front line. As a result, the internal processes of "erosion" will be accelerated.</text:p>
      <text:p text:style-name="P4">
<text:span text:style-name="T4">
 Read also: </text:span>
 <text:a xlink:type="simple" xlink:href="https://www.ukrinform.ua/rubric-ato/3728277-toj-samij-cas-ta-sama-zbroa-v-op-prokomentuvali-udar-rosian-po-kremencuku-v-ricnicu-ataki-na-trc.html" text:style-name="Internet_20_link" text:visited-style-name="Visited_20_Internet_20_Link">
the same time, the same weapon: OP commented on the Kremenchuk strike on the anniversary of the attack on the mall</text:a>
Podolyak named three actions that can accelerate these processes - the tsactive and effective actions of the Armed Forces of Ukraine, the specific political statements of Thadia partners and a significant restriction of any communication and involvement of Russia by international institutions.</text:p>
      <text:p text:style-name="P4">
As reported by Ukrinform, the adviser to the head of the Presidential Office Mikhail Podolyakh says that by his actions the founder of the Wagner PEC Yevhen Prigogin showed that there is no monopoly on violence.</text:p>
      <text:p text:style-name="P4">
Photo: AA</text:p>
      <text:p text:style-name="P4">
News Source: <text:a xlink:type="simple" xlink:href="https://www.ukrinform.ua/rubric-ato/3733265-porazki-rosii-na-fronti-ostatocno-perenesut-vijnu-u-ii-vnutrisnij-prostir-op.html" text:style-name="Internet_20_link" text:visited-style-name="Visited_20_Internet_20_Link">
https://www.ukrinform.ua/rubric-ato/3733265-porazki-rosii-na-fronti-ostatocno-perenesut-vijnu-u-ii-vnutrisnij-prostir-op.html</text:a>
</text:p>
      <!--NEWS-->
      <text:h text:style-name="P10" text:outline-level="1">
<text:span text:style-name="T4">
Project "side by side": the regions of Ukraine united to rebuild Kherson region</text:span>
</text:h>
      <text:p text:style-name="P4">
Authors: Ukrinform (Person)</text:p>
      <text:p text:style-name="P4">
Publisher: Укринформ (Organization)</text:p>
      <text:p text:style-name="P4">
Published Time: 2023-07-08T18:11:00+03:00</text:p>
      <text:p text:style-name="P4">
Modified Time: 2023-07-08T18:11:00+03:00</text:p>
      <text:p text:style-name="P4">
Description: The regions of Ukraine have united to rebuild 26 settlements of Kherson region, which were most affected by Russia's aggression. - Ukrinform.</text:p>
      <text:p text:style-name="P4">
Images: ['<text:a xlink:type="simple" xlink:href="https://static.ukrinform.com/photos/2023_07/thumb_files/630_360_1688828786-355.jpg" text:style-name="Internet_20_link" text:visited-style-name="Visited_20_Internet_20_Link">
630_360_16888...</text:a>
']</text:p>
      <text:p text:style-name="P4">
Tags: ['Херсонщина', 'Війна з Росією', 'Відбудова', 'Відновлення України']</text:p>
      <text:p text:style-name="P4">
Type: Article</text:p>
      <!--METADATA-->
      <text:p text:style-name="P4">
<draw:frame draw:style-name="fr1" draw:name="Image167" text:anchor-type="as-char" svg:width="6.9236in" svg:height="3.956343in" draw:z-index="0">
<draw:image xlink:href="../Images/yкринформ/2023-07-08T18-11-00-03-00/630_360_1688828786-355.jpg" xlink:type="simple" xlink:show="embed" xlink:actuate="onLoad" draw:mime-type="image/jpeg"/>
</draw:frame>
Region Ukraine united to rebuild 26 settlements of Kherson region, which was most affected by Russia's aggression.</text:p>
      <text:p text:style-name="P4">
About it in <text:a xlink:type="simple" xlink:href="https://t.me/khersonskaODA/7801" text:style-name="Internet_20_link" text:visited-style-name="Visited_20_Internet_20_Link">
telegram</text:a>
The Kherson military administration reported, Ukrinform reports.</text:p>
      <text:p text:style-name="P4">
"The side" side-by-side "is intended to help recover the communities of our region that were most affected by Russia's aggression. For this purpose, 15 regions of Ukraine have united to rebuild 26 settlements of Kherson region,"-said the Ova Nformation.</text:p>
      <text:p text:style-name="P4">
The deputy head of the office of President Alexei Kuleba, together with the chief of the Chiefson Ova Alexander Prokudin, visited the villages of the Vysokokopilsk Takchubeyey communities, which have already started work on restoration.</text:p>
      <text:p text:style-name="P4">
In the Kochubeyiv community, which is responsible for the Rivne region, overhaul is needed by about 150 homes.</text:p>
      <text:p text:style-name="P4">
In the villages of Zagradivka and Orlove, 44 homes have already been repaired. They completely or partly replaced the roofs and windows. 45 builders of Rivne region work on their restoration daily.</text:p>
      <text:p text:style-name="P4">
<text:span text:style-name="T4">
 Read also: </text:span>
 [in <text:span text:style-name="T4">
 Kherson </text:span>
 and started the Murals of Murals of Nabomphot Hasters "From Constitution to Independence"]](https://www.ukrinform.ua/rubric-culture/3733098-u-hersoni-startuvav-festival-muraliv-na-bomboshovisah-vid-konstitucii-do-nezaleznosti.html)In addition to private homes, the Zagradiv House of Culture Taorlovsky Educational Complex will be restored.</text:p>
      <text:p text:style-name="P4">
Khmelnitskaya, Cherkasy, Dnipropetrovsk, Ternopil and Chernivtsi regions are responsible for the reconstruction of the villages of the Vysokopol community. 15 Construction brigade built Arkhangelsk, Ivanivka and Novopetrivka.</text:p>
      <text:p text:style-name="P4">
36 houses from 924 stated in the villages of this community have already been capital <text:a xlink:type="simple" xlink:href="https://www.ukrinform.ua/tag-remont" text:style-name="Internet_20_link" text:visited-style-name="Visited_20_Internet_20_Link">
repaired</text:a>
.</text:p>
      <text:p text:style-name="P4">
In the villages of Zarichne and Olgine, the Vysokopol community patronatics - Chernivtsi and Dnipropetrovsk Ova - it is planned to repair 178 houses.</text:p>
      <text:p text:style-name="P4">
News Source: <text:a xlink:type="simple" xlink:href="https://www.ukrinform.ua/rubric-vidbudova/3733272-proekt-plicoplic-regioni-ukraini-obednalisa-sob-vidbuduvati-hersonsinu.html" text:style-name="Internet_20_link" text:visited-style-name="Visited_20_Internet_20_Link">
https://www.ukrinform.ua/rubric-vidbudova/3733272-proekt-plicoplic-regioni-ukraini-obednalisa-sob-vidbuduvati-hersonsinu.html</text:a>
</text:p>
      <!--NEWS-->
      <text:h text:style-name="P10" text:outline-level="1">
<text:span text:style-name="T4">
Portugal became 23 countries that supported Ukraine's membership in NATO - OP</text:span>
</text:h>
      <text:p text:style-name="P4">
Authors: Ukrinform (Person)</text:p>
      <text:p text:style-name="P4">
Publisher: Укринформ (Organization)</text:p>
      <text:p text:style-name="P4">
Published Time: 2023-07-08T18:14:00+03:00</text:p>
      <text:p text:style-name="P4">
Modified Time: 2023-07-08T18:14:00+03:00</text:p>
      <text:p text:style-name="P4">
Description: The Declaration between Ukraine and Portugal has become a 23rd document that formalizes the support of Ukrainian membership in the Alliance. - Ukrinform.</text:p>
      <text:p text:style-name="P4">
Images: ['<text:a xlink:type="simple" xlink:href="https://static.ukrinform.com/photos/2022_12/thumb_files/630_360_1670813052-848.jpg" text:style-name="Internet_20_link" text:visited-style-name="Visited_20_Internet_20_Link">
630_360_16708...</text:a>
']</text:p>
      <text:p text:style-name="P4">
Tags: ['НАТО', 'Португалія']</text:p>
      <text:p text:style-name="P4">
Type: Article</text:p>
      <!--METADATA-->
      <text:p text:style-name="P4">
<draw:frame draw:style-name="fr1" draw:name="Image170" text:anchor-type="as-char" svg:width="6.9236in" svg:height="3.956343in" draw:z-index="0">
<draw:image xlink:href="../Images/yкринформ/2023-07-08T18-14-00-03-00/630_360_1670813052-848.jpg" xlink:type="simple" xlink:show="embed" xlink:actuate="onLoad" draw:mime-type="image/jpeg"/>
</draw:frame>
The Declaration of Ukraine and Portugal has become a 23rd document that formalizes the support of Ukrainian membership in the Alliance.</text:p>
      <text:p text:style-name="P4">
This was reported by the Deputy Head of Presidential Office Igor Zhovkva in <text:a xlink:type="simple" xlink:href="https://m.facebook.com/story.php" text:style-name="Internet_20_link" text:visited-style-name="Visited_20_Internet_20_Link">
</text:a>
<text:a xlink:type="simple" xlink:href="https://m.facebook.com/story.php" text:style-name="Internet_20_link" text:visited-style-name="Visited_20_Internet_20_Link">
Facebook</text:a>
, reports Ukrinform.</text:p>
      <text:p text:style-name="P4">
"Portugal has replenished the list of the countries with which we have already formalized the support of Ukraine in the Alliance: from today - 23 states, about three quarters of the number of members," Zhovkva said.</text:p>
      <text:p text:style-name="P4">
According to him, the document states in particular that Portugal strongly supports Ukraine on the beginning of negotiations on entry into the EU and continue to support Ukraine on the way to future membership <text:a xlink:type="simple" xlink:href="https://www.ukrinform.ua/tag-nato" text:style-name="Internet_20_link" text:visited-style-name="Visited_20_Internet_20_Link">
NATO</text:a>
And it advocates that Ukraine becomes the Alliance when the conditions are allowed.</text:p>
      <text:p text:style-name="P4">
"Before the beginning of the NATO summit in Vilnius, there are literally two two - continuing to make a maximum chance of a practical result for Ukraine," Zhovkva emphasized.</text:p>
      <text:p text:style-name="P4">
*!(https://www.ukrinform.ua/rubric-polytics/3733196-zelenskij-obgovoriv-z-premerom-portugalii-pidgotovku-do-samitu-nato.html)As it was reported, on Saturday, President Volodymyr Zelenskyy and the Prime Minister-Portugal Republic of Antonu Rosa during a telephone conversation approved the joint <text:a xlink:type="simple" xlink:href="https://www.ukrinform.ua/rubric-polytics/3733208-portugalia-pidtrimue-clenstvo-ukraini-v-nato-koli-budut-vidpovidni-umovi.html" text:style-name="Internet_20_link" text:visited-style-name="Visited_20_Internet_20_Link">
Declaration on support of Ukraine</text:a>
, including European and Euro -Atlantic integration.</text:p>
      <text:p text:style-name="P4">
News Source: <text:a xlink:type="simple" xlink:href="https://www.ukrinform.ua/rubric-polytics/3733266-portugalia-stala-23-krainou-aka-pidtrimala-clenstvo-ukraini-v-nato-op.html" text:style-name="Internet_20_link" text:visited-style-name="Visited_20_Internet_20_Link">
https://www.ukrinform.ua/rubric-polytics/3733266-portugalia-stala-23-krainou-aka-pidtrimala-clenstvo-ukraini-v-nato-op.html</text:a>
</text:p>
      <!--NEWS-->
      <text:h text:style-name="P10" text:outline-level="1">
<text:span text:style-name="T4">
Spaniard de Hea has announced his departure from Manchester United "</text:span>
</text:h>
      <text:p text:style-name="P4">
Authors: Ukrinform (Person)</text:p>
      <text:p text:style-name="P4">
Publisher: Укринформ (Organization)</text:p>
      <text:p text:style-name="P4">
Published Time: 2023-07-08T18:23:25+03:00</text:p>
      <text:p text:style-name="P4">
Modified Time: 2023-07-08T18:23:25+03:00</text:p>
      <text:p text:style-name="P4">
Description: Manchester United goalkeeper David de Haya announced his departure from the club after the contract was completed. - Ukrinform.</text:p>
      <text:p text:style-name="P4">
Images: ['<text:a xlink:type="simple" xlink:href="https://static.ukrinform.com/photos/2023_07/thumb_files/630_360_1688829712-596.jpg" text:style-name="Internet_20_link" text:visited-style-name="Visited_20_Internet_20_Link">
630_360_16888...</text:a>
']</text:p>
      <text:p text:style-name="P4">
Tags: ['Футбол', 'Манчестер Юнайтед']</text:p>
      <text:p text:style-name="P4">
Type: Article</text:p>
      <!--METADATA-->
      <text:p text:style-name="P4">
<draw:frame draw:style-name="fr1" draw:name="Image171" text:anchor-type="as-char" svg:width="6.9236in" svg:height="3.956343in" draw:z-index="0">
<draw:image xlink:href="../Images/yкринформ/2023-07-08T18-23-25-03-00/630_360_1688829712-596.jpg" xlink:type="simple" xlink:show="embed" xlink:actuate="onLoad" draw:mime-type="image/jpeg"/>
</draw:frame>
Manchester United goalkeeper David de Hea has announced his departure from the club after the contract.</text:p>
      <text:p text:style-name="P4">
He reported this in his <text:a xlink:type="simple" xlink:href="https://twitter.com/D_DeGea/status/1677671990910484480" text:style-name="Internet_20_link" text:visited-style-name="Visited_20_Internet_20_Link">
Twitter</text:a>
, reports Ukrinform.</text:p>
      <text:p text:style-name="P4">
“I would like to express my gratitude and gratitude for your love during the last 12 years. We have achieved a lot since my dear Sergei Sir Alex has attracted me to this club. I felt incredible pride every time I worn this T -shirt. To represent the largest club in the world is an honor that only a few happiness players work out. I did not think that, leaving a young boy, we would achieve what they have achieved together. Now, to accept a new challenge, to try again in new conditions. Manchester foresee will be in my heart, ”said de Haya.</text:p>
      <text:p text:style-name="P4">
<text:span text:style-name="T4">
 Read also: </text:span>
 <text:a xlink:type="simple" xlink:href="https://www.ukrinform.ua/rubric-sports/3733200-uefa-ta-konmebol-anonsuvali-kubok-vikliku.html" text:style-name="Internet_20_link" text:visited-style-name="Visited_20_Internet_20_Link">
UEFA and KONMEBOL announced the call Cup</text:a>
As reported, the 32-year-old Spaniard has been performing for the club since 2011, winning the APL, the Europa League, the England Cup, the English League Cup and the Super Can of Ukraine.</text:p>
      <text:p text:style-name="P4">
Photo: Getty Images</text:p>
      <text:p text:style-name="P4">
News Source: <text:a xlink:type="simple" xlink:href="https://www.ukrinform.ua/rubric-sports/3733274-ispanec-de-hea-ogolosiv-pro-svij-vidhid-z-mancester-unajted.html" text:style-name="Internet_20_link" text:visited-style-name="Visited_20_Internet_20_Link">
https://www.ukrinform.ua/rubric-sports/3733274-ispanec-de-hea-ogolosiv-pro-svij-vidhid-z-mancester-unajted.html</text:a>
</text:p>
      <!--NEWS-->
      <text:h text:style-name="P10" text:outline-level="1">
<text:span text:style-name="T4">
The Ukrainian installation of Sensitive Content works in Berlin</text:span>
</text:h>
      <text:p text:style-name="P4">
Authors: Ukrinform (Person)</text:p>
      <text:p text:style-name="P4">
Publisher: Укринформ (Organization)</text:p>
      <text:p text:style-name="P4">
Published Time: 2023-07-08T18:28:00+03:00</text:p>
      <text:p text:style-name="P4">
Modified Time: 2023-07-08T18:28:00+03:00</text:p>
      <text:p text:style-name="P4">
Description: The installation of "sensitive content", created by Ukrainian artists Sophia Gupalovskaya and Daria Bila, was opened at Berlin's State Library "Berlin" "Fund of Prussian Cultural Heritage" this week. - Ukrinform.</text:p>
      <text:p text:style-name="P4">
Images: ['<text:a xlink:type="simple" xlink:href="https://static.ukrinform.com/photos/2023_07/thumb_files/630_360_1688830020-6867.jpeg" text:style-name="Internet_20_link" text:visited-style-name="Visited_20_Internet_20_Link">
630_360_16888...</text:a>
']</text:p>
      <text:p text:style-name="P4">
Tags: ['Берлін', 'Німеччина', 'Інсталяція']</text:p>
      <text:p text:style-name="P4">
Type: Article</text:p>
      <!--METADATA-->
      <text:p text:style-name="P4">
<draw:frame draw:style-name="fr1" draw:name="Image172" text:anchor-type="as-char" svg:width="6.9236in" svg:height="3.956343in" draw:z-index="0">
<draw:image xlink:href="../Images/yкринформ/2023-07-08T18-28-00-03-00/630_360_1688830020-6867.jpeg" xlink:type="simple" xlink:show="embed" xlink:actuate="onLoad" draw:mime-type="image/jpeg"/>
</draw:frame>
This week, the Berlin “Prussian Cultural Heritage Foundation”, the Sensitive Content, created by Ukrainian artists Gupalovskaya and Daria Bila.</text:p>
      <text:p text:style-name="P4">
About it reports <text:a xlink:type="simple" xlink:href="https://www.facebook.com/UkrBotschaftBerlin/posts/pfbid0rwymVko5MGj1APQR6AX63ZoVFyHikLEDe3H3GHjyBnn6jJrY5Fppnwzja5zPr7wKl" text:style-name="Internet_20_link" text:visited-style-name="Visited_20_Internet_20_Link">
Embassy of Ukraine in Germany</text:a>
, reports Ukrinform.</text:p>
      <text:p text:style-name="P4">
The work demonstrates artistically processed furniture with five Ukrainian libraries destroyed by the Russian army, including the Chernihiv youth library of the nineteenth century.</text:p>
      <text:p text:style-name="P4">
<text:span text:style-name="T4">
 Read also: </text:span>
 [in Bucha created <text:span text:style-name="T4">
 Installation </text:span>
 I in memory of the fallen mines(https://www.ukrinform.ua/rubric-regions/3730468-u-buci-stvorili-instalaciu-v-pamat-pro-zagiblih-meskanciv.html)On July 6, at the official opening ceremony, the Advisor of the Embassy of Ukraine in Germany Maxim Yemelyanov emphasized the symbolism of the installation with the monument "Empty Library" on the Bebel Square, dedicated to the Nazis of the year in this area of books in 1933. The diplomat emphasized that the demolition of Ukrainian cultural heritage is the usual practice of Russian -host in the temporarily occupied territories of Ukraine.</text:p>
      <text:p text:style-name="P4">
Director of the State Library of Berlin Akhim Bonte in his speech emphasis on solidarity with Ukraine and assistance to Ukrainian libraries in the digitization of archives. He recalled that the State Library has a considerable amount of Ukrainian literature and thus contributes to the dissemination of knowledge about Ukraine and its culture in Vnimechina.</text:p>
      <text:p text:style-name="P4">
The ceremony was also attended by Deputy Director of the Ukrainian Institute of Elena Olena and the head of the initiative "Spouses of Ukrainian diplomats" Tatiana Sibiga. They shared their personal memories of the Ukrainian writer Amelin, which was killed as a result of the recent Russian -missile firing of Kramatorsk.</text:p>
      <text:p text:style-name="P4">
<text:span text:style-name="T4">
 Read also: </text:span>
 <text:a xlink:type="simple" xlink:href="https://www.ukrinform.ua/rubric-society/3728253-peticia-pro-stvorenna-memorialu-polku-azov-na-spivocomu-poli-nabrala-neobhidnu-kilkist-golosiv.html" text:style-name="Internet_20_link" text:visited-style-name="Visited_20_Internet_20_Link">
Petition on the creation of the Azov regiment Memorial on the Singing Field has gained the required number of votes</text:a>
The organization of the exhibition was made possible by the support of the State Minister of Culture and the Media of Germany Claudia Roth, the Embassy of Ukraine in Germany, the Ukrainian Institute of Book and the Initiatives of the Ukrainian Diplomats.</text:p>
      <text:p text:style-name="P4">
</text:p>
      <text:p text:style-name="P4">
<text:a xlink:type="simple" xlink:href="https://static.ukrinform.com/photos/2023_07/1688830020-4806.jpeg" text:style-name="Internet_20_link" text:visited-style-name="Visited_20_Internet_20_Link">
 </text:a>
 <text:a xlink:type="simple" xlink:href="https://static.ukrinform.com/photos/2023_07/1688830020-4405.jpeg" text:style-name="Internet_20_link" text:visited-style-name="Visited_20_Internet_20_Link">
</text:a>
 <text:a xlink:type="simple" xlink:href="https://static.ukrinform.com/photos/2023_07/1688830020-6778.jpeg" text:style-name="Internet_20_link" text:visited-style-name="Visited_20_Internet_20_Link">
</text:a>
 <text:a xlink:type="simple" xlink:href="https://static.ukrinform.com/photos/2023_07/1688830020-9599.jpeg" text:style-name="Internet_20_link" text:visited-style-name="Visited_20_Internet_20_Link">
</text:a>
 <text:a xlink:type="simple" xlink:href="https://static.ukrinform.com/photos/2023_07/1688830020-6867.jpeg" text:style-name="Internet_20_link" text:visited-style-name="Visited_20_Internet_20_Link">
<draw:frame draw:style-name="fr1" draw:name="Image178" text:anchor-type="as-char" svg:width="6.9236in" svg:height="3.956343in" draw:z-index="0">
<draw:image xlink:href="../Images/yкринформ/2023-07-08T18-28-00-03-00/630_360_1688830020-6867.jpeg" xlink:type="simple" xlink:show="embed" xlink:actuate="onLoad" draw:mime-type="image/jpeg"/>
</draw:frame>
</text:a>
 <text:a xlink:type="simple" xlink:href="https://static.ukrinform.com/photos/2023_07/1688830020-4696.jpeg" text:style-name="Internet_20_link" text:visited-style-name="Visited_20_Internet_20_Link">
</text:a>
 <text:a xlink:type="simple" xlink:href="https://static.ukrinform.com/photos/2023_07/1688830021-3929.jpeg" text:style-name="Internet_20_link" text:visited-style-name="Visited_20_Internet_20_Link">
</text:a>
We will remind, the exposition of "Sensitive Content" - "destroyed library" with furniture of designers, damaged as a result of Russian shelling was represented by a Knnzhkovka fair in the German Leipzig, and even earlier - at the London Booke Fair.</text:p>
      <text:p text:style-name="P4">
It is known that Russia's invading war against Ukraine, among other things, is directed to the nation of the country's architectural and cultural heritage. Since February 2022, at least 260 destroyed cultural sites, including religious and historical buildings, museums, monuments and libraries, have counted.</text:p>
      <text:p text:style-name="P4">
News Source: <text:a xlink:type="simple" xlink:href="https://www.ukrinform.ua/rubric-culture/3733278-u-berlini-pracue-ukrainska-instalacia-sensitive-content.html" text:style-name="Internet_20_link" text:visited-style-name="Visited_20_Internet_20_Link">
https://www.ukrinform.ua/rubric-culture/3733278-u-berlini-pracue-ukrainska-instalacia-sensitive-content.html</text:a>
</text:p>
      <!--NEWS-->
      <text:h text:style-name="P10" text:outline-level="1">
<text:span text:style-name="T4">
Ukrainian children joined the celebration of Ivan Kupala in Tbilisi</text:span>
</text:h>
      <text:p text:style-name="P4">
Authors: Ukrinform (Person)</text:p>
      <text:p text:style-name="P4">
Publisher: Укринформ (Organization)</text:p>
      <text:p text:style-name="P4">
Published Time: 2023-07-08T18:31:00+03:00</text:p>
      <text:p text:style-name="P4">
Modified Time: 2023-07-08T18:31:00+03:00</text:p>
      <text:p text:style-name="P4">
Description: This year, Ivan Kupala was celebrated on the Lake of the forest in Tbilisi, in which Ukrainian children, together with orphans from the orphanage in Georgia, took part in the action "We give love". - Ukrinform.</text:p>
      <text:p text:style-name="P4">
Images: ['<text:a xlink:type="simple" xlink:href="https://static.ukrinform.com/photos/2023_07/thumb_files/630_360_1688830228-420.jpg" text:style-name="Internet_20_link" text:visited-style-name="Visited_20_Internet_20_Link">
630_360_16888...</text:a>
']</text:p>
      <text:p text:style-name="P4">
Tags: ['Діаспора', 'Діти', 'Грузія', 'Посольство', 'Івана Купала']</text:p>
      <text:p text:style-name="P4">
Type: Article</text:p>
      <!--METADATA-->
      <text:p text:style-name="P4">
<draw:frame draw:style-name="fr1" draw:name="Image181" text:anchor-type="as-char" svg:width="6.9236in" svg:height="3.956343in" draw:z-index="0">
<draw:image xlink:href="../Images/yкринформ/2023-07-08T18-31-00-03-00/630_360_1688830228-420.jpg" xlink:type="simple" xlink:show="embed" xlink:actuate="onLoad" draw:mime-type="image/jpeg"/>
</draw:frame>
This year's Lake of the forest in Tbilisi, Ivan Kupala was held in Tbilisi, in which Ukrainian children, along with the orphans of the aspirations in Georgia, took part in the framework of the action "We give love".</text:p>
      <text:p text:style-name="P4">
According to Ukrinform, about it on <text:a xlink:type="simple" xlink:href="https://www.facebook.com/permalink.php" text:style-name="Internet_20_link" text:visited-style-name="Visited_20_Internet_20_Link">
Facebook</text:a>
The Embassy of Ukraine in Georgia reported.</text:p>
      <text:p text:style-name="P4">
The festive event took place with the assistance of the Embassy, @lisi Charlie Café, NGO "IACD" Revival "and together with Iryna Ponko, Alia Znae and Natalia Verevka.</text:p>
      <text:p text:style-name="P4">
"In the framework of the action" We give love "Ukrainian children, along with the orphans of the elderly house in Georgia, were given the opportunity to dive into the world of traditions of pelvis with kind and ancestors in the fun atmosphere .Tostapchuk / @alena ostapchuk Ridne, sang and danced, wreaths from the field flowers and put them on the water of the forest before sunset, ”the posts.</text:p>
      <text:p text:style-name="P4">
The children also had the opportunity to watch the Ukrainian cartoon "The Stolen Princess: Ruslan and Lyudmila", whose charity shows with the assistance of Film.ua.</text:p>
      <text:p text:style-name="P4">
The embassy thanked everyone who joined the holiday.</text:p>
      <text:p text:style-name="P4">
Recall that in the hotel complex Akhasheni Wine and SPA Resort in the cachetia of the Georgian Embassy in Ukraine and comprehensive support(https://www.ukrinform.ua/rubric-diaspora/3727844-u-gruzii-vidkrili-tabir-litnij-tabir-dla-46-ukrainskih-ditej.html)weekly summer camp for 46 Ukrainian children from Lviv region.</text:p>
      <text:p text:style-name="P4">
<text:span text:style-name="T5">
Foto: Victoria Chernysh, Alya Goldmayer, Tatiana Kolotilov</text:span>
</text:p>
      <text:p text:style-name="P4">
News Source: <text:a xlink:type="simple" xlink:href="https://www.ukrinform.ua/rubric-diaspora/3733279-ukrainski-diti-dolucilisa-do-svatkuvanna-ivana-kupala-u-tbilisi.html" text:style-name="Internet_20_link" text:visited-style-name="Visited_20_Internet_20_Link">
https://www.ukrinform.ua/rubric-diaspora/3733279-ukrainski-diti-dolucilisa-do-svatkuvanna-ivana-kupala-u-tbilisi.html</text:a>
</text:p>
      <!--NEWS-->
      <text:h text:style-name="P10" text:outline-level="1">
<text:span text:style-name="T4">
France prevents NATO's office opening in Japan - Politico</text:span>
</text:h>
      <text:p text:style-name="P4">
Authors: Ukrinform (Person)</text:p>
      <text:p text:style-name="P4">
Publisher: Укринформ (Organization)</text:p>
      <text:p text:style-name="P4">
Published Time: 2023-07-08T18:42:51+03:00</text:p>
      <text:p text:style-name="P4">
Modified Time: 2023-07-08T18:42:51+03:00</text:p>
      <text:p text:style-name="P4">
Description: France opposes the opening of NATO office in Japan. The President of the country believes that the Alliance should be "geographically limited" by Northern Atlantic. - Ukrinform.</text:p>
      <text:p text:style-name="P4">
Images: ['<text:a xlink:type="simple" xlink:href="https://static.ukrinform.com/photos/2023_04/thumb_files/630_360_1681376742-155.jpg" text:style-name="Internet_20_link" text:visited-style-name="Visited_20_Internet_20_Link">
630_360_16813...</text:a>
']</text:p>
      <text:p text:style-name="P4">
Tags: ['Японія', 'НАТО', 'США']</text:p>
      <text:p text:style-name="P4">
Type: Article</text:p>
      <!--METADATA-->
      <text:p text:style-name="P4">
<draw:frame draw:style-name="fr1" draw:name="Image185" text:anchor-type="as-char" svg:width="6.9236in" svg:height="3.956343in" draw:z-index="0">
<draw:image xlink:href="../Images/yкринформ/2023-07-08T18-42-51-03-00/630_360_1681376742-155.jpg" xlink:type="simple" xlink:show="embed" xlink:actuate="onLoad" draw:mime-type="image/jpeg"/>
</draw:frame>
France is against the opening of NATO's office in Japan. The President of the country believes that the alias should be "geographically limited" by Northern Atlantic.</text:p>
      <text:p text:style-name="P4">
As Ukrinform reports, it reports <text:a xlink:type="simple" xlink:href="https://www.politico.eu/article/emmanuel-macron-block-nato-outpost-japan-china-complaints/" text:style-name="Internet_20_link" text:visited-style-name="Visited_20_Internet_20_Link">
Politico</text:a>
With reference to informed sources.</text:p>
      <text:p text:style-name="P4">
Within a few months, NATO officials have discussed plans to open a communication office in Japan, which would become the first outpost of allies in Asia.</text:p>
      <text:p text:style-name="P4">
Progress in this regard should happen at the annual summit <text:a xlink:type="simple" xlink:href="https://www.ukrinform.ua/tag-nato" text:style-name="Internet_20_link" text:visited-style-name="Visited_20_Internet_20_Link">
NATO</text:a>
, which will take place in Lithuania next week.</text:p>
      <text:p text:style-name="P4">
However, French President Emmanuel Macron denies the expediency of such a geographical expansion of the Alliance, insisting that it will lead to the "risk" of NATO's powers "too far" from its initial novo -Atlantic orientation, Politico notes.</text:p>
      <text:p text:style-name="P4">
“We are fundamentally not“ for ”(The idea of NATO expansion - ed.). Що стосується офісу,японська влада сама сказала нам, що не дуже прихильна до його створення», –заявив Макрон у п’ятницю.</text:p>
      <text:p text:style-name="P4">
На переконання французького президента, НАТО має бути географічно обмеженеПівнічною Атлантикою. Він додав, що статті 5 і 6, які складають основуПівнічноатлантичного договору, є «географічними».</text:p>
      <text:p text:style-name="P4">
У виданні зазначають, що план НАТО щодо відкриття першого азійського офісуз’явився на тлі підвищеної стурбованості агресивною морською та повітряноюповедінкою Китаю щодо Тайваню, а також військ США в регіоні.</text:p>
      <text:p text:style-name="P4">
Проти ідеї відкриття офісу Альянсу в Японії окрім Франції виступає такожКитай.</text:p>
      <text:p text:style-name="P4">
<text:span text:style-name="T4">
Читайте також:</text:span>
 <text:a xlink:type="simple" xlink:href="https://www.ukrinform.ua/rubric-world/3732718-makron-zaaviv-pro-vidnovlenna-poradku-u-francii-pisla-masovih-zavorusen.html" text:style-name="Internet_20_link" text:visited-style-name="Visited_20_Internet_20_Link">
 Макрон заявив про відновлення порядку у <text:span text:style-name="T4">
Фран</text:span>
 ціїпісля масових заворушень </text:a>
"While some other NATO allies also have anxiety about the new office, three European diplomats who know about current negotiations recognize that the greatest opposition is coming from France," the publication emphasized.</text:p>
      <text:p text:style-name="P4">
As reported by Ukrinform, NATO's next summit will take place in Vilnius on 11-12. Among the main topics of discussion will be the continuation of assistance for Ukraine to fight against Russian aggression.</text:p>
      <text:p text:style-name="P4">
News Source: <text:a xlink:type="simple" xlink:href="https://www.ukrinform.ua/rubric-world/3733282-francia-pereskodzae-vidkrittu-ofisu-nato-v-aponii-politico.html" text:style-name="Internet_20_link" text:visited-style-name="Visited_20_Internet_20_Link">
https://www.ukrinform.ua/rubric-world/3733282-francia-pereskodzae-vidkrittu-ofisu-nato-v-aponii-politico.html</text:a>
</text:p>
      <!--NEWS-->
      <text:h text:style-name="P10" text:outline-level="1">
<text:span text:style-name="T4">
Ukraine returned five Azovstal defenders as a result of negotiations with Turkey</text:span>
</text:h>
      <text:p text:style-name="P4">
Authors: Ukrinform (Person)</text:p>
      <text:p text:style-name="P4">
Publisher: Укринформ (Organization)</text:p>
      <text:p text:style-name="P4">
Published Time: 2023-07-08T18:51:00+03:00</text:p>
      <text:p text:style-name="P4">
Modified Time: 2023-07-08T18:51:00+03:00</text:p>
      <text:p text:style-name="P4">
Description: Ukraine returned to the homeland of five Azovstal defenders, who were in Turkey after being released from the Russian captivity, as a result of negotiations with the Turkish side. - Ukrinform.</text:p>
      <text:p text:style-name="P4">
Images: ['<text:a xlink:type="simple" xlink:href="https://static.ukrinform.com/photos/2023_07/thumb_files/630_360_1688826346-3151.jpeg" text:style-name="Internet_20_link" text:visited-style-name="Visited_20_Internet_20_Link">
630_360_16888...</text:a>
']</text:p>
      <text:p text:style-name="P4">
Tags: ['Азов', 'Азовсталь', 'Україна', 'Туреччина', 'Полонені', 'Війна з Росією']</text:p>
      <text:p text:style-name="P4">
Type: Article</text:p>
      <!--METADATA-->
      <text:p text:style-name="P4">
<draw:frame draw:style-name="fr1" draw:name="Image186" text:anchor-type="as-char" svg:width="6.9236in" svg:height="3.956343in" draw:z-index="0">
<draw:image xlink:href="../Images/yкринформ/2023-07-08T18-51-00-03-00/630_360_1688826346-3151.jpeg" xlink:type="simple" xlink:show="embed" xlink:actuate="onLoad" draw:mime-type="image/jpeg"/>
</draw:frame>
Ukraine brought to the homeland of five Azovstal defenders, who were in the gap after his release from the Russian captivity, as a result of the negotiations with the Turkish side.</text:p>
      <text:p text:style-name="P4">
According to Ukrinform, it reports <text:a xlink:type="simple" xlink:href="https://president.gov.ua/news/ukrayina-povernula-na-batkivshinu-pyatoh-zahisnikiv-azovstal-84209" text:style-name="Internet_20_link" text:visited-style-name="Visited_20_Internet_20_Link">
Presidential site</text:a>
.</text:p>
      <text:p text:style-name="P4">
"За результатами переговорів із турецькою стороною Україна повернула набатьківщину військових – захисників « <text:a xlink:type="simple" xlink:href="https://www.ukrinform.ua/tag-azovstal" text:style-name="Internet_20_link" text:visited-style-name="Visited_20_Internet_20_Link">
 Азовсталі</text:a>
»: Commander of the individual detachment of the National Guard" Azov "Hero of Ukraine Denispropenko, his deputy Svyatoslav Palamar, Acting Commander of the 36th Separate Brigade - said in the message.</text:p>
      <text:p text:style-name="P4">
The military was in Turkey after being released from Russian captivity.</text:p>
      <text:p text:style-name="P4">
President Volodymyr Zelenskyy met defenders at Istanbul Airport and grew them up.</text:p>
      <text:p text:style-name="P4">
<text:span text:style-name="T4">
 Read also: </text:span>
 <text:a xlink:type="simple" xlink:href="https://www.ukrinform.ua/rubric-ato/3732328-ukraina-povernula-z-rosijskogo-polonu-45-voiniv-i-dvoh-civilnih.html" text:style-name="Internet_20_link" text:visited-style-name="Visited_20_Internet_20_Link">
Ukraine returned from Russian <text:span text:style-name="T4">
 captivity </text:span>
 in 45 warriors of civilians</text:a>
"I congratulate you!You are our heroes. Very happy to your return to the Motherland. Slavs to Ukraine!” Said the Head of State.</text:p>
      <text:p text:style-name="P4">
On board the aircraft, Volodymyr Zelenskyy communicated with the defenders of Azovstal and thanked for their courage and stability.</text:p>
      <text:p text:style-name="P4">
</text:p>
      <text:p text:style-name="P4">
As reported by Ukrinform, Earlier, Zelensky reported that <text:a xlink:type="simple" xlink:href="https://www.ukrinform.ua/rubric-society/3733242-zelenskij-povertaetsa-z-tureccini-do-ukraini-iz-zahisnikami-azovstali.html" text:style-name="Internet_20_link" text:visited-style-name="Visited_20_Internet_20_Link">
returns to Zakurchyna with the defenders of "Azovstal"</text:a>
who have been there since September 2022.</text:p>
      <text:p text:style-name="P4">
News Source: <text:a xlink:type="simple" xlink:href="https://www.ukrinform.ua/rubric-society/3733284-ukraina-povernula-patoh-zahisnikiv-azovstali-za-rezultatami-peregovoriv-iz-tureccinou.html" text:style-name="Internet_20_link" text:visited-style-name="Visited_20_Internet_20_Link">
https://www.ukrinform.ua/rubric-society/3733284-ukraina-povernula-patoh-zahisnikiv-azovstali-za-rezultatami-peregovoriv-iz-tureccinou.html</text:a>
</text:p>
      <!--NEWS-->
      <text:h text:style-name="P10" text:outline-level="1">
<text:span text:style-name="T4">
The Russian rocket manufacturer's family lives in Prague - the media</text:span>
</text:h>
      <text:p text:style-name="P4">
Authors: Ukrinform (Person)</text:p>
      <text:p text:style-name="P4">
Publisher: Укринформ (Organization)</text:p>
      <text:p text:style-name="P4">
Published Time: 2023-07-08T19:08:00+03:00</text:p>
      <text:p text:style-name="P4">
Modified Time: 2023-07-08T19:08:00+03:00</text:p>
      <text:p text:style-name="P4">
Description: The family of a Russian oligarch, who produces rockets that kill Ukrainians, continues to live in Prague. - Ukrinform.</text:p>
      <text:p text:style-name="P4">
Images: ['<text:a xlink:type="simple" xlink:href="https://static.ukrinform.com/photos/2023_07/thumb_files/630_360_1688832463-304.jpg" text:style-name="Internet_20_link" text:visited-style-name="Visited_20_Internet_20_Link">
630_360_16888...</text:a>
']</text:p>
      <text:p text:style-name="P4">
Tags: ['Чехія', 'Ракета', 'Росія', 'Війна з Росією']</text:p>
      <text:p text:style-name="P4">
Type: Article</text:p>
      <!--METADATA-->
      <text:p text:style-name="P4">
<draw:frame draw:style-name="fr1" draw:name="Image189" text:anchor-type="as-char" svg:width="6.9236in" svg:height="3.956343in" draw:z-index="0">
<draw:image xlink:href="../Images/yкринформ/2023-07-08T19-08-00-03-00/630_360_1688832463-304.jpg" xlink:type="simple" xlink:show="embed" xlink:actuate="onLoad" draw:mime-type="image/jpeg"/>
</draw:frame>
The family oligarch, which produces rockets that kill Ukrainians, continues in Prague.</text:p>
      <text:p text:style-name="P4">
With such a heading on Saturday, news in the Czech <text:a xlink:type="simple" xlink:href="https://www.novinky.cz/clanek/valka-na-ukrajine-rodina-oligarchy-ktery-vyrabi-rakety-zabijejici-ukrajince-dal-vesele-zije-v-praze-40437146" text:style-name="Internet_20_link" text:visited-style-name="Visited_20_Internet_20_Link">
Novinky</text:a>
, reports Ukrinform.</text:p>
      <text:p text:style-name="P4">
Boris Obnosov's family, the head of the Russian OJSC "Corporation Tactical Missile Arrangement", a company that develops and manufactures missiles that Russia fired by Ukrainian territory, has real estate in the Czech Republic for hundreds of millions of crowns, according to the material.</text:p>
      <text:p text:style-name="P4">
<text:span text:style-name="T4">
 Read also: </text:span>
 <text:a xlink:type="simple" xlink:href="https://www.ukrinform.ua/rubric-regions/3733201-u-lvovi-prosautsa-z-troma-zagiblimi-vnaslidok-raketnogo-obstrilu.html" text:style-name="Internet_20_link" text:visited-style-name="Visited_20_Internet_20_Link">
in Lviv say goodbye to three dead as a result of <text:span text:style-name="T4">
 missiles </text:span>
 firing</text:a>
Odnov, the author notes, does not appear in the Czech nor the European sanctal lists, although the holding he headed - yes. The group of the Foundation for Combating Corruption Alexei Navalny.</text:p>
      <text:p text:style-name="P4">
According to activists, Odnosov's son -in -law - Rostislav Zorikov lives since June 2020 in Prague, where he has a permanent residence. His real estate costs more than millions of crowns(About 4.2 million euros).</text:p>
      <text:p text:style-name="P4">
«Зоріков не тільки продовжує жити в Празі, але й живе як бандит. Він їздить нарозкішних автомобілях, хоча офіційно не має доходів, і б’є людей, якінаважуються протестувати проти корупції та несправедливості», – написалакерівниця відділу розслідувань ФБК Марія Певчих у суботу в Twitter. Вонадодала відео начебто атаки Зорікова.</text:p>
      <text:p text:style-name="P4">
<text:span text:style-name="T4">
Читайте також:</text:span>
 <text:a xlink:type="simple" xlink:href="https://www.ukrinform.ua/rubric-ato/3733203-zavdanna-iz-zahistu-neba-kieva-vid-rosijskih-raket-majze-virisene-reznikov.html" text:style-name="Internet_20_link" text:visited-style-name="Visited_20_Internet_20_Link">
 Завдання із захисту неба Києва від російських <text:span text:style-name="T4">
ракет</text:span>
майже вирішене - Резніков </text:a>
The Russian anti -war movement "Spring" in Prague confirmed that Zorikov attacked their activist, the victim was taken to a hospital with garden and bruising.</text:p>
      <text:p text:style-name="P4">
The Ministry of Foreign Affairs of the Czech Republic refused to comment on the case. "We do not publish the details of the process of submitting legal entities to the National Sanction List," said the spokesman of the department.</text:p>
      <text:p text:style-name="P4">
Rostislav Zorikov is an Olga Obnosov husband, who works in an event agency that specializes in elite weddings and celebrations in Russia and abroad. According to the Navalny Fund, Olga also has 20% of shares with the holding father.According to the Foundation from May this year, Zorikov owns the assets of about 188 million crowns through two companies. Companies are officially oriented for the construction and rental of real estate, apartments and non -residential release. Through the second company, according to the Navalny Foundation, Zorikov owns a -storey building in Zhizhkov, the cost of which is about 140 millions of crowns.</text:p>
      <text:p text:style-name="P4">
It is known that the Russian OJSC "Corporation Tactical Missile Weapons", which has been surviving for the last twenty years, has been developing military missiles since the 1950s.</text:p>
      <text:p text:style-name="P4">
Photo: Novinky.cz</text:p>
      <text:p text:style-name="P4">
News Source: <text:a xlink:type="simple" xlink:href="https://www.ukrinform.ua/rubric-world/3733287-rodina-rosijskogo-virobnika-raket-zive-v-prazi-zmi.html" text:style-name="Internet_20_link" text:visited-style-name="Visited_20_Internet_20_Link">
https://www.ukrinform.ua/rubric-world/3733287-rodina-rosijskogo-virobnika-raket-zive-v-prazi-zmi.html</text:a>
</text:p>
      <!--NEWS-->
      <text:h text:style-name="P10" text:outline-level="1">
<text:span text:style-name="T4">
Ferstapppen - winner of the Grand Prix qualification of the United Kingdom</text:span>
</text:h>
      <text:p text:style-name="P4">
Authors: Ukrinform (Person)</text:p>
      <text:p text:style-name="P4">
Publisher: Укринформ (Organization)</text:p>
      <text:p text:style-name="P4">
Published Time: 2023-07-08T19:21:46+03:00</text:p>
      <text:p text:style-name="P4">
Modified Time: 2023-07-08T19:21:46+03:00</text:p>
      <text:p text:style-name="P4">
Description: For the Dutch, it is the 5th pole in a row. - Ukrinform.</text:p>
      <text:p text:style-name="P4">
Images: ['<text:a xlink:type="simple" xlink:href="https://static.ukrinform.com/photos/2023_07/thumb_files/630_360_1688833236-153.jpg" text:style-name="Internet_20_link" text:visited-style-name="Visited_20_Internet_20_Link">
630_360_16888...</text:a>
']</text:p>
      <text:p text:style-name="P4">
Tags: ['Формула-1']</text:p>
      <text:p text:style-name="P4">
Type: Article</text:p>
      <!--METADATA-->
      <text:p text:style-name="P4">
<draw:frame draw:style-name="fr1" draw:name="Image190" text:anchor-type="as-char" svg:width="6.9236in" svg:height="3.956343in" draw:z-index="0">
<draw:image xlink:href="../Images/yкринформ/2023-07-08T19-21-46-03-00/630_360_1688833236-153.jpg" xlink:type="simple" xlink:show="embed" xlink:actuate="onLoad" draw:mime-type="image/jpeg"/>
</draw:frame>
For a nurser, it is the 5th pole in a row.</text:p>
      <text:p text:style-name="P4">
The leader of the general formula-1 standings became the winner of Poul-position for the fifth time in a row this season, Ukrinform reports.</text:p>
      <text:p text:style-name="P4">
The second and third time of the Grand Prix of Great Britain was shown by McLaren Pilots Lando Norris and Oscar Pastri. This is the best result of Australian in the qualification of Formula-1.</text:p>
      <text:p text:style-name="P4">
Another Red Bull Pilot was not able to overcome the first segmental qualification, showing the 16th time.</text:p>
      <text:p text:style-name="P4">
<text:span text:style-name="T4">
 Read also: </text:span>
 <text:a xlink:type="simple" xlink:href="https://www.ukrinform.ua/rubric-sports/3730618-formula1-ferstappen-vigrav-granpri-avstrii.html" text:style-name="Internet_20_link" text:visited-style-name="Visited_20_Internet_20_Link">
Formula-1 ": <text:span text:style-name="T4">
 Ferstapppen </text:span>
 Won the Austrian Grand Prix</text:a>
As reported by Ukrinform, the main race of the Grand Prix of the United Kingdom will take place in the Unthedil, July 9, the beginning-at 5:00 pm behind Kiev.</text:p>
      <text:p text:style-name="P4">
Photo: Getty Images</text:p>
      <text:p text:style-name="P4">
News Source: <text:a xlink:type="simple" xlink:href="https://www.ukrinform.ua/rubric-sports/3733289-ferstappen-peremozec-kvalifikacii-granpri-velikoi-britanii.html" text:style-name="Internet_20_link" text:visited-style-name="Visited_20_Internet_20_Link">
https://www.ukrinform.ua/rubric-sports/3733289-ferstappen-peremozec-kvalifikacii-granpri-velikoi-britanii.html</text:a>
</text:p>
      <!--NEWS-->
      <text:h text:style-name="P10" text:outline-level="1">
<text:span text:style-name="T4">
The enemy focused on four directions - a day over 25 combat clashes</text:span>
</text:h>
      <text:p text:style-name="P4">
Authors: Ukrinform (Person)</text:p>
      <text:p text:style-name="P4">
Publisher: Укринформ (Organization)</text:p>
      <text:p text:style-name="P4">
Published Time: 2023-07-08T19:27:00+03:00</text:p>
      <text:p text:style-name="P4">
Modified Time: 2023-07-08T19:27:00+03:00</text:p>
      <text:p text:style-name="P4">
Description: More than 25 combat clashes took place in Liman, Bakhmut, Avdiiv and Marinsk. - Ukrinform.</text:p>
      <text:p text:style-name="P4">
Images: ['<text:a xlink:type="simple" xlink:href="https://static.ukrinform.com/photos/2023_06/thumb_files/630_360_1687795781-867.jpg" text:style-name="Internet_20_link" text:visited-style-name="Visited_20_Internet_20_Link">
630_360_16877...</text:a>
']</text:p>
      <text:p text:style-name="P4">
Tags: ['Генштаб', 'Обстріл', 'ЗСУ', 'Війна з Росією']</text:p>
      <text:p text:style-name="P4">
Type: Article</text:p>
      <!--METADATA-->
      <text:p text:style-name="P4">
<draw:frame draw:style-name="fr1" draw:name="Image191" text:anchor-type="as-char" svg:width="6.9236in" svg:height="3.956343in" draw:z-index="0">
<draw:image xlink:href="../Images/yкринформ/2023-07-08T19-27-00-03-00/630_360_1687795781-867.jpg" xlink:type="simple" xlink:show="embed" xlink:actuate="onLoad" draw:mime-type="image/jpeg"/>
</draw:frame>
More than 25 combat clashes took place in the Nalimansk, Bakhmut, Avdiiv and Marinsky directions.</text:p>
      <text:p text:style-name="P4">
According to Ukrinform, the General Staff of the Armed Forces of Ukraine reports UV <text:a xlink:type="simple" xlink:href="https://www.facebook.com/GeneralStaff.ua/posts/pfbid02EaFvSdZmWoUP9eBTrQiSLJTemktF3njBBP5GDR6JBeXBRn8kubGZMPpEgvvLHrYbl" text:style-name="Internet_20_link" text:visited-style-name="Visited_20_Internet_20_Link">
Facebook</text:a>
.</text:p>
      <text:p text:style-name="P4">
“Противник зосереджує основні зусилля на Лиманському, Бахмутському,Авдіївському та Мар’їнському напрямках - протягом доби відбулось понад 25бойових зіткнень”, - ідеться в повідомленні.</text:p>
      <text:p text:style-name="P4">
За даними Генштабу, протягом доби російські військові завдали черговогоракетно-авіаційного удару по території України, застосувавши зенітні керованіракети із зенітно-ракетних комплексів С-300 та іранські ударні безпілотнілітальні апарати Shahed. В результаті бойової роботи підрозділамиПротиповітряної оборони знищено п’ять ударних БпЛА типу Shahed.</text:p>
      <text:p text:style-name="P4">
Частина ударних БпЛА влучила в промислові об’єкти та об’єкти інфраструктури вДніпропетровській та Кіровоградській областях.</text:p>
      <text:p text:style-name="P4">
Також росіяни завдали 34 авіаційних удари, здійснили 42 обстріли з реактивнихсистем залпового вогню. Зокрема, внаслідок обстрілу російськими військовимиміста Лиман вісім цивільних людей загинули і 13 поранено.</text:p>
      <text:p text:style-name="P4">
<text:span text:style-name="T4">
Читайте також:</text:span>
 <text:a xlink:type="simple" xlink:href="https://www.ukrinform.ua/rubric-ato/3733221-unaslidok-obstrilu-limana-zaginuli-semero-ludej-sered-poranenih-dvoe-u-tazkomu-stani.html" text:style-name="Internet_20_link" text:visited-style-name="Visited_20_Internet_20_Link">
 Обстріл <text:span text:style-name="T4">
Лиман</text:span>
 а: загинули семеро людей, середпоранених двоє у тяжкому стані </text:a>
The likelihood of rocket and aviation strikes throughout Ukraine is high.</text:p>
      <text:p text:style-name="P4">
According to the General Staff, in the <text:span text:style-name="T4">
 Volyn and Polissya directions </text:span>
 operational protection without significant changes. The signs of formation of offensive groups are not detected. The identified units of the Armed Forces of Belarus perform the tasks of border areas with Ukraine.</text:p>
      <text:p text:style-name="P4">
In the <text:span text:style-name="T4">
 Siversky and Slobozhansky directions </text:span>
 The aggressor retains military precipitation. During the day he struck a shock in the Wolves of the Sumy region. Carried out mortar and artillery shelling of more than 25 inhabited donations, in particular, Karpovichi of Chernihiv region; Znob-Novgorod, Bilopillya Sumy region and Gatyshche, Vovchansk, barbarians of Kharkiv region.In the <text:span text:style-name="T4">
 Liman direction </text:span>
 During the day, the Russian army led the assault actions of Tanamaga to displace the Ukrainian troops from the positions occupied in the Veselogodonetsk region, and had no success.</text:p>
      <text:p text:style-name="P4">
Also, the enemy struck aviation strikes near the Nevsky Luhansk region of Taspyrny Donetsk region. More than 10 painted points, including Nevskoye, Bigorivka of the Luhansk region, Taverhn Kamyanskoye and Vesele in Donetsk region, have been fired.</text:p>
      <text:p text:style-name="P4">
<text:span text:style-name="T4">
 Read also: </text:span>
 <text:a xlink:type="simple" xlink:href="https://www.ukrinform.ua/rubric-ato/3733265-porazki-rosii-na-fronti-ostatocno-perenesut-vijnu-u-ii-vnutrisnij-prostir-op.html" text:style-name="Internet_20_link" text:visited-style-name="Visited_20_Internet_20_Link">
<text:span text:style-name="T4">
 Defeat </text:span>
 <text:span text:style-name="T4">
 </text:span>
 on <text:span text:style-name="T4">
 Front </text:span>
 <text:span text:style-name="T4">
 </text:span>
 Finally <text:span text:style-name="T4">
<text:span text:style-name="T5">
* shift </text:span>
* </text:span>
 war <text:span text:style-name="T4">
 in its </text:span>
 internal <text:span text:style-name="T4">
 </text:span>
 space ** * - op</text:a>
In the <text:span text:style-name="T4">
 Bakhmut direction </text:span>
 the aggressor struck in districts in districts and white mountains. From the enemy artillery shelling, 10 settlements were affected, among them - Bogdanivka, Chrome, Yar, Ivanovo, Donetsk region.</text:p>
      <text:p text:style-name="P4">
In the <text:span text:style-name="T4">
 Avdeevsky direction </text:span>
 the enemy performed unsuccessful offensive actions by the novokalin, steppe, Pervomaisky and Nevelsky. In addition, the Russians struck an aviation strike in the Avdiivka area. At the same time, aggressor artillery <text:a xlink:type="simple" xlink:href="https://www.ukrinform.ua/tag-obstril" text:style-name="Internet_20_link" text:visited-style-name="Visited_20_Internet_20_Link">
shelling</text:a>
More than 15 settlements, in particular, ceramics, Avdiivka, Pervomaisk Tasemenivka of Donetsk region.</text:p>
      <text:p text:style-name="P4">
On the <text:span text:style-name="T4">
 Marinsky direction </text:span>
 Under the hostile fire of artillery, Ukrainian defenders reflected all the attacks of the aggressor in the city of Marinka. Also, the aggressor of giving the strikes near Krasnogorivka and Novomikhailivka of Donetsk region. The firing of settlements of St. George, Elizavetivka, Krasnogorivka, Oleksandropol, Marinka and Katerynivka.</text:p>
      <text:p text:style-name="P4">
In the <text:span text:style-name="T4">
 Shakhtar direction </text:span>
 the enemy conducted unsuccessful offensive actions in the district of Donetsk region. There he struck. More than 10 settlements were carried out, in particular, Novomikhailivka, Coal, Golden Niva and Shakhtar Donetsk region were injured.</text:p>
      <text:p text:style-name="P4">
In the <text:span text:style-name="T4">
 Zaporizhzhya and Kherson directions </text:span>
 the aggressor concentrates the main stations on the prevention of further promotion of Ukrainian troops. Also, the enemy washed the aviation strike in the Cossack Kherson region. Execution of more than 20 settlements, among them - Novodarivka, Levadne, Malynivka, Gulyaypole of Zaporizhzhya region; Havrylivka, Antonovka, Golden Beam of Kherson region, Kherson and Ivanivka and Ochakov of the Kherson."The forces of Ukraine's defense continue to conduct an offensive operation on the <text:span text:style-name="T4">
 Melitopol and Berdyansk directions </text:span>
, they are fixed on the achievements, carrying out measures of counter -battering struggle," - the statement reads.</text:p>
      <text:p text:style-name="P4">
According to the General Staff, the aviation of defense forces per day made 7 beats in the areas of clinging the aggressor personnel. Units of missile troops and artillery -legging were struck by 11 artillery facilities at fire positions, single ammunition, three means of air defense and two Radioelectronic struggle of Russian troops.</text:p>
      <text:p text:style-name="P4">
As reported by Ukrinform, <text:a xlink:type="simple" xlink:href="https://www.ukrinform.ua/rubric-ato/3733034-sili-oboroni-likviduvali-vze-233-440-rosijskih-vijskovih.html" text:style-name="Internet_20_link" text:visited-style-name="Visited_20_Internet_20_Link">
Defense Forces of Ukraine</text:a>
From February 24, 2022 to July 8, 2023, about 233 thousand 440 Russian invaders were eliminated, only 630.</text:p>
      <text:p text:style-name="P4">
<text:span text:style-name="T5">
Foto: General Staff</text:span>
</text:p>
      <text:p text:style-name="P4">
News Source: <text:a xlink:type="simple" xlink:href="https://www.ukrinform.ua/rubric-ato/3733292-armia-rf-zoseredila-zusilla-na-cotiroh-napramkah-za-dobu-ponad-25-bojovih-zitknen.html" text:style-name="Internet_20_link" text:visited-style-name="Visited_20_Internet_20_Link">
https://www.ukrinform.ua/rubric-ato/3733292-armia-rf-zoseredila-zusilla-na-cotiroh-napramkah-za-dobu-ponad-25-bojovih-zitknen.html</text:a>
</text:p>
      <!--NEWS-->
      <text:h text:style-name="P10" text:outline-level="1">
<text:span text:style-name="T4">
The Russians fired at Nikopol region from heavy artillery</text:span>
</text:h>
      <text:p text:style-name="P4">
Authors: Ukrinform (Person)</text:p>
      <text:p text:style-name="P4">
Publisher: Укринформ (Organization)</text:p>
      <text:p text:style-name="P4">
Published Time: 2023-07-08T19:48:00+03:00</text:p>
      <text:p text:style-name="P4">
Modified Time: 2023-07-08T19:48:00+03:00</text:p>
      <text:p text:style-name="P4">
Description: The enemy army fired at the Nikopol district again in the afternoon - hit the Marganets community. - Ukrinform.</text:p>
      <text:p text:style-name="P4">
Images: ['<text:a xlink:type="simple" xlink:href="https://static.ukrinform.com/photos/2020_01/thumb_files/630_360_1578295367-779.jpg" text:style-name="Internet_20_link" text:visited-style-name="Visited_20_Internet_20_Link">
630_360_15782...</text:a>
']</text:p>
      <text:p text:style-name="P4">
Tags: ['Дніпропетровщина', 'Обстріл', 'Війна з Росією']</text:p>
      <text:p text:style-name="P4">
Type: Article</text:p>
      <!--METADATA-->
      <text:p text:style-name="P4">
<draw:frame draw:style-name="fr1" draw:name="Image192" text:anchor-type="as-char" svg:width="6.9236in" svg:height="3.956343in" draw:z-index="0">
<draw:image xlink:href="../Images/yкринформ/2023-07-08T19-48-00-03-00/630_360_1578295367-779.jpg" xlink:type="simple" xlink:show="embed" xlink:actuate="onLoad" draw:mime-type="image/jpeg"/>
</draw:frame>
Honorary Army fired at the Nikopol district again in the afternoon - she hit the manganese community.</text:p>
      <text:p text:style-name="P4">
About it in <text:a xlink:type="simple" xlink:href="https://t.me/dnipropetrovskaODA/5848" text:style-name="Internet_20_link" text:visited-style-name="Visited_20_Internet_20_Link">
telegram</text:a>
reports Chief -Propetrovsk Ova Sergey Lisak, Ukrinform reports</text:p>
      <text:p text:style-name="P4">
"Today, the aggressor aimed at the Marganets community of Nikopol district. Twitched in heavy artillery villages there," the post reads.</text:p>
      <text:p text:style-name="P4">
<text:span text:style-name="T4">
 Read also: </text:span>
 <text:a xlink:type="simple" xlink:href="https://www.ukrinform.ua/rubric-ato/3733221-unaslidok-obstrilu-limana-zaginuli-semero-ludej-sered-poranenih-dvoe-u-tazkomu-stani.html" text:style-name="Internet_20_link" text:visited-style-name="Visited_20_Internet_20_Link">
<text:span text:style-name="T4">
 FILLING </text:span>
 LIMAN: Seven people killed, two -wounded two in serious condition</text:a>
There are no dead and wounded.</text:p>
      <text:p text:style-name="P4">
Information on the consequences of shelling is clarified.</text:p>
      <text:p text:style-name="P4">
As reported by Ukrinform, <text:a xlink:type="simple" xlink:href="https://www.ukrinform.ua/rubric-vidbudova/3733244-na-nikopolsini-vidnovili-vodopostacanna-dla-ponad-1800-ludej.html" text:style-name="Internet_20_link" text:visited-style-name="Visited_20_Internet_20_Link">
in the Nikopol district partially modernized networks and resumed water supply for more than 1800 people</text:a>
 .</text:p>
      <text:p text:style-name="P4">
News Source: <text:a xlink:type="simple" xlink:href="https://www.ukrinform.ua/rubric-ato/3733297-vorog-obstrilav-nikopolsinu-z-vazkoi-artilerii.html" text:style-name="Internet_20_link" text:visited-style-name="Visited_20_Internet_20_Link">
https://www.ukrinform.ua/rubric-ato/3733297-vorog-obstrilav-nikopolsinu-z-vazkoi-artilerii.html</text:a>
</text:p>
      <!--NEWS-->
      <text:h text:style-name="P10" text:outline-level="1">
<text:span text:style-name="T4">
In Kharkiv there was a race within the project "Active Parks - Locations of Healthy Ukraine"</text:span>
</text:h>
      <text:p text:style-name="P4">
Authors: Ukrinform (Person)</text:p>
      <text:p text:style-name="P4">
Publisher: Укринформ (Organization)</text:p>
      <text:p text:style-name="P4">
Published Time: 2023-07-08T1:13:52+03:00</text:p>
      <text:p text:style-name="P4">
Modified Time: 2023-07-08T21:13:52+03:00</text:p>
      <text:p text:style-name="P4">
Description: In Kharkiv, the first from the beginning of a full -scale invasion of President Vladimir Zelensky's project "Active Parks - Locations of Healthy Ukraine" was held. - Ukrinform.</text:p>
      <text:p text:style-name="P4">
Images: ['<text:a xlink:type="simple" xlink:href="https://static.ukrinform.com/photos/2023_07/thumb_files/630_360_1688839987-706.jpg" text:style-name="Internet_20_link" text:visited-style-name="Visited_20_Internet_20_Link">
630_360_16888...</text:a>
']</text:p>
      <text:p text:style-name="P4">
Tags: ['Україна', 'Харків', 'Забіг']</text:p>
      <text:p text:style-name="P4">
Type: Article</text:p>
      <!--METADATA-->
      <text:p text:style-name="P4">
<draw:frame draw:style-name="fr1" draw:name="Image193" text:anchor-type="as-char" svg:width="6.9236in" svg:height="3.956343in" draw:z-index="0">
<draw:image xlink:href="../Images/yкринформ/2023-07-08T1-13-52-03-00/630_360_1688839987-706.jpg" xlink:type="simple" xlink:show="embed" xlink:actuate="onLoad" draw:mime-type="image/jpeg"/>
</draw:frame>
In Kharkiv, the first from the beginning of a full -scale invasion of the race within the limits of the project of Vladimir Zelensky "Active Parks - Locations of Healthy Ukraine".</text:p>
      <text:p text:style-name="P4">
This was reported in <text:a xlink:type="simple" xlink:href="https://t.me/kharkivoda/10773" text:style-name="Internet_20_link" text:visited-style-name="Visited_20_Internet_20_Link">
telegram</text:a>
Kharkiv, Ukrinform reports.</text:p>
      <text:p text:style-name="P4">
"The deputy chief of Kharkiv Ova Roman Semenukha and Yevgeny Ivanovodolnokawack to the race within the project of the President of Ukraine" Active Parks - Locations of Healthy Ukraine. " It is in the post.</text:p>
      <text:p text:style-name="P4">
<text:span text:style-name="T4">
 Read also: </text:span>
 <text:a xlink:type="simple" xlink:href="https://www.ukrinform.ua/rubric-diaspora/3715573-ukrainski-veterani-vzali-ucast-u-zabigu-v-cikago.html" text:style-name="Internet_20_link" text:visited-style-name="Visited_20_Internet_20_Link">
Ukrainian veterans took part in <text:span text:style-name="T4">
 Range </text:span>
 In Chicago</text:a>
As reported by Ukrinform, in Kyiv, on June 11, a charity race will be held about the Fronty in the battle of Major of the Main Directorate of Intelligence of the Ministry of Defense of Ukraine Alexei Chubashev("Recruit").</text:p>
      <text:p text:style-name="P4">
News Source: <text:a xlink:type="simple" xlink:href="https://www.ukrinform.ua/rubric-regions/3733316-u-harkovi-projsov-zabig-v-mezah-proektu-aktivni-parki-lokacii-zdorovoi-ukraini.html" text:style-name="Internet_20_link" text:visited-style-name="Visited_20_Internet_20_Link">
https://www.ukrinform.ua/rubric-regions/3733316-u-harkovi-projsov-zabig-v-mezah-proektu-aktivni-parki-lokacii-zdorovoi-ukraini.html</text:a>
</text:p>
      <!--NEWS-->
      <text:h text:style-name="P10" text:outline-level="1">
<text:span text:style-name="T4">
The last unit of the ZPP remains in a state of "hot stop" - intelligence</text:span>
</text:h>
      <text:p text:style-name="P4">
Authors: Ukrinform (Person)</text:p>
      <text:p text:style-name="P4">
Publisher: Укринформ (Organization)</text:p>
      <text:p text:style-name="P4">
Published Time: 2023-07-08T20:09:00+03:00</text:p>
      <text:p text:style-name="P4">
Modified Time: 2023-07-08T20:09:00+03:00</text:p>
      <text:p text:style-name="P4">
Description: Currently, the last unit of Zaporizhzhya NPP continues to be in a state of "hot stop". - Ukrinform.</text:p>
      <text:p text:style-name="P4">
Images: ['<text:a xlink:type="simple" xlink:href="https://static.ukrinform.com/photos/2016_02/thumb_files/630_360_1456158015-9600.jpg" text:style-name="Internet_20_link" text:visited-style-name="Visited_20_Internet_20_Link">
630_360_14561...</text:a>
']</text:p>
      <text:p text:style-name="P4">
Tags: ['Розвідка', 'Запорізька АЕС', 'Війна з Росією', 'Єдині новини']</text:p>
      <text:p text:style-name="P4">
Type: Article</text:p>
      <!--METADATA-->
      <text:p text:style-name="P4">
<draw:frame draw:style-name="fr1" draw:name="Image194" text:anchor-type="as-char" svg:width="6.9236in" svg:height="3.956343in" draw:z-index="0">
<draw:image xlink:href="../Images/yкринформ/2023-07-08T20-09-00-03-00/630_360_1456158015-9600.jpg" xlink:type="simple" xlink:show="embed" xlink:actuate="onLoad" draw:mime-type="image/jpeg"/>
</draw:frame>
Currently, the Zaporizhzhya NPP unit continues to be in a state of "hot stomach".</text:p>
      <text:p text:style-name="P4">
According to Ukrinform, about it in <text:a xlink:type="simple" xlink:href="https://www.youtube.com/watch" text:style-name="Internet_20_link" text:visited-style-name="Visited_20_Internet_20_Link">
the air of the nationwide TEMACHNAF "Single News"</text:a>
The representative of the Main Directorate of Intelligence of the Ministry of Defense of Ukraine Yusov said.</text:p>
      <text:p text:style-name="P4">
“Currently, the last unit of the ZPP continues to be in a state of" hot stool ". This means that this unit continues to be increased, ”Yusov said.</text:p>
      <text:p text:style-name="P4">
*!(https://www.ukrinform.ua/rubric-ato/3733112-rosiani-dostavlaut-na-zaes-mini-ta-vibuhovi-recovini-rozvidka.html)He recalled that GUR today released a map of mine and explosive barriers that the invaders were placed in the territory of ZPP.</text:p>
      <text:p text:style-name="P4">
“On the one hand, it is a“ hi ”to all the pigeons of peace, who say abroad, which will see no problems in the actions of the invaders. On the other hand, it is a signal for the occupants themselves that Ukrainians see everything. Actually, the racists have already reacted to the publication of this information and urgently the representatives of Rosgvardia left a way of making the relevant adjustments, ”Yusov said.</text:p>
      <text:p text:style-name="P4">
He explained that this card shows only at the level of mine-explosive barriers, which is giving away at the station. According to him, the entire territory of the station is now substantiated. In addition, there are a separate mining, separate equipment, trucks by usual.</text:p>
      <text:p text:style-name="P4">
<text:span text:style-name="T4">
 Read also: </text:span>
 <text:a xlink:type="simple" xlink:href="https://www.ukrinform.ua/rubric-ato/3733058-kirienko-pobuvav-na-zaes-dla-virisenna-problem-z-personalom-rozvidka.html" text:style-name="Internet_20_link" text:visited-style-name="Visited_20_Internet_20_Link">
Kiriyenko visited <text:span text:style-name="T4">
 ZPP </text:span>
 to "solve problems" with a lot - intelligence</text:a>
Yusov emphasized that the mine process continues.</text:p>
      <text:p text:style-name="P4">
“While the object is in the hands of the invaders the danger remains. Allenained efforts Ukraine, security and defense sector, our diplomacy, military and political leadership take public and non -public measures to influence the reduction of danger, ”the GUR representative said.</text:p>
      <text:p text:style-name="P4">
He emphasized that the whole world should remember that in Europe is illegally seized by terrorists who have already committed both terrorist attacks and war crimes that have already practiced nuclear blackmail. In his opinion, this challenge Ukraine and the whole world must respond to the complete demilitarization of the station, by removing the occupiers from there and the return of the ZPP under the legitimate control of Ukraine.As reported by Ukrinform, Russian invaders deliver mine and explosives to the territory of the core nuclear power plant.</text:p>
      <text:p text:style-name="P4">
News Source: <text:a xlink:type="simple" xlink:href="https://www.ukrinform.ua/rubric-ato/3733302-ostannij-energoblok-zaes-zalisaetsa-u-stani-garacogo-zupinu-rozvidka.html" text:style-name="Internet_20_link" text:visited-style-name="Visited_20_Internet_20_Link">
https://www.ukrinform.ua/rubric-ato/3733302-ostannij-energoblok-zaes-zalisaetsa-u-stani-garacogo-zupinu-rozvidka.html</text:a>
</text:p>
      <!--NEWS-->
      <text:h text:style-name="P10" text:outline-level="1">
<text:span text:style-name="T4">
Tsurenko: Some draws, unfortunately, were not very high quality because of what was erected the whole body</text:span>
</text:h>
      <text:p text:style-name="P4">
Authors: Ukrinform (Person)</text:p>
      <text:p text:style-name="P4">
Publisher: Укринформ (Organization)</text:p>
      <text:p text:style-name="P4">
Published Time: 2023-07-08T20:22:37+03:00</text:p>
      <text:p text:style-name="P4">
Modified Time: 2023-07-08T20:22:37+03:00</text:p>
      <text:p text:style-name="P4">
Description: The Ukrainian will play in the fourth circle of Wimbledon. - Ukrinform.</text:p>
      <text:p text:style-name="P4">
Images: ['<text:a xlink:type="simple" xlink:href="https://static.ukrinform.com/photos/2023_07/thumb_files/630_360_1688836860-973.jpg" text:style-name="Internet_20_link" text:visited-style-name="Visited_20_Internet_20_Link">
630_360_16888...</text:a>
']</text:p>
      <text:p text:style-name="P4">
Tags: ['Цуренко', 'Теніс', 'Вімблдон']</text:p>
      <text:p text:style-name="P4">
Type: Article</text:p>
      <!--METADATA-->
      <text:p text:style-name="P4">
<draw:frame draw:style-name="fr1" draw:name="Image195" text:anchor-type="as-char" svg:width="6.9236in" svg:height="3.956343in" draw:z-index="0">
<draw:image xlink:href="../Images/yкринформ/2023-07-08T20-22-37-03-00/630_360_1688836860-973.jpg" xlink:type="simple" xlink:show="embed" xlink:actuate="onLoad" draw:mime-type="image/jpeg"/>
</draw:frame>
Ukrainian has been playing in the fourth circle of Wimbledon.</text:p>
      <text:p text:style-name="P4">
Ukrainian tennis player Lesya Tsurenko in <text:a xlink:type="simple" xlink:href="https://btu.org.ua/ua/golovne/45743-lesya-curenko-u-deyakih-momentah-matchiv-koli-vzhe-sil-zovsim-nemaye-ya-sobi-nagaduyu-sho-ya-z-ukrayini.html" text:style-name="Internet_20_link" text:visited-style-name="Visited_20_Internet_20_Link">
comment</text:a>
Btu.org spoke about its release to the 1/8 finals of Wimbledon, Ukrinform reports.</text:p>
      <text:p text:style-name="P4">
“I had a headache since the morning. Perhaps because of the heat today is comparable to past days. This is one of the reasons why I couldn't focus so well as I can do it. And the headache was so pulsating, especially the drawing was delayed. I think this is the main reason for the great number of mistakes because it was very difficult to keep attention.</text:p>
      <text:p text:style-name="P4">
The cramps began in the whole body: in the second set - in the hands, and in the third - even hands and legs. Therefore, some draws, unfortunately, were not very qualitatively possible because of the fact that the whole body was completely reduced. After the match, the porch could not get up and normalize my hand, because I had a nullified man. At some point, I was just afraid to get up so that I was not brought. But after the match, fortunately, it was possible to avoid the continuation of this condition, because it happens that another 40 minutes can continue. I ate very promptly everything I could. Therefore, the most important thing I managed to avoid the court after the match, ” - said Azurenko.</text:p>
      <text:p text:style-name="P4">
Lesya Tsurenko won Ana Bogdan from Romania in the third Colivimbledon - 4: 6, 6: 3, 7: 6(20-18).</text:p>
      <text:p text:style-name="P4">
<text:span text:style-name="T4">
Читайте також:</text:span>
 <text:a xlink:type="simple" xlink:href="https://www.ukrinform.ua/rubric-sports/3732946-curenko-uvijsla-v-istoriu-vigravsi-najtrivalisij-tajbrejk-na-grand-slam.html" text:style-name="Internet_20_link" text:visited-style-name="Visited_20_Internet_20_Link">
 Леся <text:span text:style-name="T4">
Цуренко</text:span>
 увійшла в історію, вигравшинайтриваліший тайбрейк на Grand Slam </text:a>
As reported by Ukrinform, a ticket to the quarterfinals Tsurenko is playing with the 4th number sown under the American Jessica Pegula, who took the mountain above the Italianized Kocherto(6:4, 6:0).</text:p>
      <text:p text:style-name="P4">
Фото: twitter.com/Wimbledon</text:p>
      <text:p text:style-name="P4">
News Source: <text:a xlink:type="simple" xlink:href="https://www.ukrinform.ua/rubric-sports/3733304-curenko-deaki-rozigrasi-na-zal-buli-ne-duze-akisnimi-same-cerez-te-so-zvodilo-vse-tilo.html" text:style-name="Internet_20_link" text:visited-style-name="Visited_20_Internet_20_Link">
https://www.ukrinform.ua/rubric-sports/3733304-curenko-deaki-rozigrasi-na-zal-buli-ne-duze-akisnimi-same-cerez-te-so-zvodilo-vse-tilo.html</text:a>
</text:p>
      <!--NEWS-->
      <text:h text:style-name="P10" text:outline-level="1">
<text:span text:style-name="T4">
Germany reacted restrained to the US decision to hand over cassette ammunition to Ukraine</text:span>
</text:h>
      <text:p text:style-name="P4">
Authors: Ukrinform (Person)</text:p>
      <text:p text:style-name="P4">
Publisher: Укринформ (Organization)</text:p>
      <text:p text:style-name="P4">
Published Time: 2023-07-08T20:26:00+03:00</text:p>
      <text:p text:style-name="P4">
Modified Time: 2023-07-08T20:26:00+03:00</text:p>
      <text:p text:style-name="P4">
Description: Germany is in general against the use of cassette ammunition, but in the case of Ukraine it is about protecting its territory. - Ukrinform.</text:p>
      <text:p text:style-name="P4">
Images: ['<text:a xlink:type="simple" xlink:href="https://static.ukrinform.com/photos/2023_06/thumb_files/630_360_1686771692-782.jpeg" text:style-name="Internet_20_link" text:visited-style-name="Visited_20_Internet_20_Link">
630_360_16867...</text:a>
']</text:p>
      <text:p text:style-name="P4">
Tags: ['Німеччина', 'Україна', 'Боєприпаси', 'Війна з Росією']</text:p>
      <text:p text:style-name="P4">
Type: Article</text:p>
      <!--METADATA-->
      <text:p text:style-name="P4">
<draw:frame draw:style-name="fr1" draw:name="Image196" text:anchor-type="as-char" svg:width="6.9236in" svg:height="3.956343in" draw:z-index="0">
<draw:image xlink:href="../Images/yкринформ/2023-07-08T20-26-00-03-00/630_360_1686771692-782.jpeg" xlink:type="simple" xlink:show="embed" xlink:actuate="onLoad" draw:mime-type="image/jpeg"/>
</draw:frame>
Germany is generally against the use of cassette ammunition, but in the case of Ukraine it is about protecting its territory.</text:p>
      <text:p text:style-name="P4">
So he answered the request of journalists to comment on the decision of the United States to transfer to Ukraine the cassette ammunition spokesman of the Federal Government Steffen Gebestrytit, Ukrinform reports.</text:p>
      <text:p text:style-name="P4">
“In this case, we are dealing with a special situation: Ukraine uses <text:a xlink:type="simple" xlink:href="https://www.ukrinform.ua/tag-boepripasi" text:style-name="Internet_20_link" text:visited-style-name="Visited_20_Internet_20_Link">
ammunition</text:a>
for the protection of civilian population. It is about the actions of their own government to liberate the territory, ”the spokesman said.</text:p>
      <text:p text:style-name="P4">
He also urged that Russia had already "used" cafeterias in the invading war against Ukraine.</text:p>
      <text:p text:style-name="P4">
<text:span text:style-name="T4">
 Read also: </text:span>
 [<text:span text:style-name="T4">
 Pentagon </text:span>
 has announced a new package(https://www.ukrinform.ua/rubric-ato/3732977-pentagon-ogolosiv-pro-novij-paket-dopomogi-ukraini-z-kasetnimi-boepripasami.html)At the same time, the Gebbestyte emphasized that the position of the Federal Government of Germany on such aismaries clearly reflects the fact that Germany has joined the Casuetted Primacy Convention in 2010. But unlike the Federal Republic, the USA Tukraine is not participants in the Oslo Convention, he recalled.</text:p>
      <text:p text:style-name="P4">
The spokesman also expressed confidence that "American friends are not easily transmitted to the relevant ammunition."</text:p>
      <text:p text:style-name="P4">
Meanwhile, the Chairman of the Bundestag Foreign Affairs Committee Michael Rot(Membership SPD)stated on radio station <text:a xlink:type="simple" xlink:href="https://www1.wdr.de/nachrichten/streumunition-usa-ukraine-100.html" text:style-name="Internet_20_link" text:visited-style-name="Visited_20_Internet_20_Link">
wdr</text:a>
that "Ukraine is in an exceptional situation and urgently needs ammunition." But he added that he hopes that the Ukrainian army has stopped the use of cassette ammunition in many countries as soon as possible.</text:p>
      <text:p text:style-name="P4">
Bundestag deputy from the opposition conservative block of CDU Jurgen Gardt Naradio <text:a xlink:type="simple" xlink:href="https://www.ndr.de/nachrichten/info/Streubomben-fuer-die-Ukraine-Kein-Risiko-fuer-Zivilisten,audio1419116.html" text:style-name="Internet_20_link" text:visited-style-name="Visited_20_Internet_20_Link">
NDR</text:a>
He noted that Germany should criticize the contradictory delivery of American partners, Adzhenimichia could not increase the production of "classic" ammunition to protect them Ukraine.</text:p>
      <text:p text:style-name="P4">
<text:span text:style-name="T4">
 Read also: </text:span>
 <text:a xlink:type="simple" xlink:href="https://www.ukrinform.ua/rubric-ato/3733120-reznikov-nazvav-pat-principiv-ukraini-sodo-zastosuvanna-kasetnih-boepripasiv.html" text:style-name="Internet_20_link" text:visited-style-name="Visited_20_Internet_20_Link">
Reznikov named five principles of Ukraine on application <text:span text:style-name="T4">
 cassette </text:span>
 their ammunition</text:a>
</text:p>
      <text:p text:style-name="P4">
It was reported that the Bundesver began to dispose of large reserves of cassette boobs, which was in service during the Cold War, an environmentally friendly pure in 2001 and completed in November 2015.</text:p>
      <text:p text:style-name="P4">
The Oslo Convention was adopted in 2008, and it came into force in 2010. The participants are about 100 states. Ukraine, the Russian Federation and the United States are not part of the number.</text:p>
      <text:p text:style-name="P4">
News Source: <text:a xlink:type="simple" xlink:href="https://www.ukrinform.ua/rubric-ato/3733309-nimeccina-strimano-vidreaguvala-na-risenna-ssa-peredati-ukraini-kasetni-boepripasi.html" text:style-name="Internet_20_link" text:visited-style-name="Visited_20_Internet_20_Link">
https://www.ukrinform.ua/rubric-ato/3733309-nimeccina-strimano-vidreaguvala-na-risenna-ssa-peredati-ukraini-kasetni-boepripasi.html</text:a>
</text:p>
      <!--NEWS-->
      <text:h text:style-name="P10" text:outline-level="1">
<text:span text:style-name="T4">
Peskov called the return of Azov fighters from Turkey "violation of arrangements" - media</text:span>
</text:h>
      <text:p text:style-name="P4">
Authors: Ukrinform (Person)</text:p>
      <text:p text:style-name="P4">
Publisher: Укринформ (Organization)</text:p>
      <text:p text:style-name="P4">
Published Time: 2023-07-08T20:46:00+03:00</text:p>
      <text:p text:style-name="P4">
Modified Time: 2023-07-08T20:46:00+03:00</text:p>
      <text:p text:style-name="P4">
Description: The spokesman of the Russian President Dmitry Peskov responded to the return of the defenders of Azovstal from Turkey to Ukraine, stating that it was a "violation of available agreements." - Ukrinform.</text:p>
      <text:p text:style-name="P4">
Images: ['<text:a xlink:type="simple" xlink:href="https://static.ukrinform.com/photos/2016_03/thumb_files/630_360_1458213800-5278.jpg" text:style-name="Internet_20_link" text:visited-style-name="Visited_20_Internet_20_Link">
630_360_14582...</text:a>
']</text:p>
      <text:p text:style-name="P4">
Tags: ['Азов', 'Азовсталь', 'Кремль', 'Пєсков', 'Україна', 'Росія']</text:p>
      <text:p text:style-name="P4">
Type: Article</text:p>
      <!--METADATA-->
      <text:p text:style-name="P4">
<draw:frame draw:style-name="fr1" draw:name="Image197" text:anchor-type="as-char" svg:width="6.9236in" svg:height="3.956343in" draw:z-index="0">
<draw:image xlink:href="../Images/yкринформ/2023-07-08T20-46-00-03-00/630_360_1458213800-5278.jpg" xlink:type="simple" xlink:show="embed" xlink:actuate="onLoad" draw:mime-type="image/jpeg"/>
</draw:frame>
Dmitry Peskov, a spokesman, responded to the return of Azovstal defenders from Turkey to Ukraine, stating that it was a "violation of existing affairs."</text:p>
      <text:p text:style-name="P4">
As Ukrinform reports, it reports <text:a xlink:type="simple" xlink:href="https://life.ru/p/1592136" text:style-name="Internet_20_link" text:visited-style-name="Visited_20_Internet_20_Link">
Life</text:a>
Recognition to RIA "Novosti".</text:p>
      <text:p text:style-name="P4">
"The return from Turkey to Ukraine's leaders of" Azov "is nothing more than a direct destruction of the conditions of available agreements," Peskov said.</text:p>
      <text:p text:style-name="P4">
The Kremlin spokesman stressed that, according to the agreement, the fighters "<text:a xlink:type="simple" xlink:href="https://www.ukrinform.ua/tag-azov" text:style-name="Internet_20_link" text:visited-style-name="Visited_20_Internet_20_Link">
Azov</text:a>
»It was supposed to be in Turkey until the Finnish-Ukrainian War, and accused both of Ukraine and Turkey to reconcile the mentioned agreements.</text:p>
      <text:p text:style-name="P4">
He added that Moscow was not informed of the transfer of military Kiev.</text:p>
      <text:p text:style-name="P4">
<text:span text:style-name="T4">
 Read also: </text:span>
 <text:a xlink:type="simple" xlink:href="https://www.ukrinform.ua/rubric-society/3733284-ukraina-povernula-patoh-zahisnikiv-azovstali-za-rezultatami-peregovoriv-iz-tureccinou.html" text:style-name="Internet_20_link" text:visited-style-name="Visited_20_Internet_20_Link">
Ukraine returned five defenders "<text:span text:style-name="T4">
 Azovst </text:span>
 Li" with the reserves of talks with Turkey</text:a>
As reported by Ukrinform, President of Ukraine Volodymyr Zelensky reported that <text:a xlink:type="simple" xlink:href="https://www.ukrinform.ua/rubric-society/3733242-zelenskij-povertaetsa-z-tureccini-do-ukraini-iz-zahisnikami-azovstali.html" text:style-name="Internet_20_link" text:visited-style-name="Visited_20_Internet_20_Link">
returns from Turkey with the defenders of "Azovstal"</text:a>
who were there in 2022.</text:p>
      <text:p text:style-name="P4">
According to him, Ukrainian soldiers Denis Prokopenko, Svyatoslav Palamar, Sergivolynsky, Oleg Khomenko, Denis Sleg will finally be with their relatives.</text:p>
      <text:p text:style-name="P4">
In September 2022, 215 Ukrainian defenders were released as part of the exchange, including the commanders of the Azovstal defenders. Since then, five Azovs have been in Turkey under personal guarantees of protection and safety of Turkish President Recep Tayyip Erdogan.</text:p>
      <text:p text:style-name="P4">
News Source: <text:a xlink:type="simple" xlink:href="https://www.ukrinform.ua/rubric-polytics/3733312-povernenna-zahisnikiv-azovstali-peskov-zvinuvativ-ukrainu-j-tureccinu-v-porusenni-domovlenostej.html" text:style-name="Internet_20_link" text:visited-style-name="Visited_20_Internet_20_Link">
https://www.ukrinform.ua/rubric-polytics/3733312-povernenna-zahisnikiv-azovstali-peskov-zvinuvativ-ukrainu-j-tureccinu-v-porusenni-domovlenostej.html</text:a>
</text:p>
      <!--NEWS-->
      <text:h text:style-name="P10" text:outline-level="1">
<text:span text:style-name="T4">
Yarmolenko scored the first goal for Dynamo after returning</text:span>
</text:h>
      <text:p text:style-name="P4">
Authors: Ukrinform (Person)</text:p>
      <text:p text:style-name="P4">
Publisher: Укринформ (Organization)</text:p>
      <text:p text:style-name="P4">
Published Time: 2023-07-08T20:47:46+03:00</text:p>
      <text:p text:style-name="P4">
Modified Time: 2023-07-08T20:47:46+03:00</text:p>
      <text:p text:style-name="P4">
Description: Andrew was distinguished in the control match against FC Wolfsberger. - Ukrinform.</text:p>
      <text:p text:style-name="P4">
Images: ['<text:a xlink:type="simple" xlink:href="https://static.ukrinform.com/photos/2023_07/thumb_files/630_360_1688838398-445.jpg" text:style-name="Internet_20_link" text:visited-style-name="Visited_20_Internet_20_Link">
630_360_16888...</text:a>
']</text:p>
      <text:p text:style-name="P4">
Tags: ['Ярмоленко', 'Динамо', 'Футбол']</text:p>
      <text:p text:style-name="P4">
Type: Article</text:p>
      <!--METADATA-->
      <text:p text:style-name="P4">
<draw:frame draw:style-name="fr1" draw:name="Image198" text:anchor-type="as-char" svg:width="6.9236in" svg:height="3.956343in" draw:z-index="0">
<draw:image xlink:href="../Images/yкринформ/2023-07-08T20-47-46-03-00/630_360_1688838398-445.jpg" xlink:type="simple" xlink:show="embed" xlink:actuate="onLoad" draw:mime-type="image/jpeg"/>
</draw:frame>
Andriy was awarded in a control match against FC Wolfsberger.</text:p>
      <text:p text:style-name="P4">
Dynamo midfielder Andriy Yarmolenko scored a goal in a sociable Gallowex "Wolfsberger"(8:0), reports Ukrinform.</text:p>
      <text:p text:style-name="P4">
Yarmolenko went to the field in the second half and scored the 6th goal of the Ugri in the 87th minute, receiving the ball in the area of the 11-meter mark, beat the goalkeeper and punch the far corner.</text:p>
      <text:p text:style-name="P4">
This is the first match of the football player after returning to the Kiev Club.</text:p>
      <text:p text:style-name="P4">
Mircea Lucescu team won a match with a score of 8: 0 thanks to Lednev's goals, Kabaev(Double), Shepelev, Benito(Double), Yarmolenko and Buyalsky.</text:p>
      <text:p text:style-name="P4">
<text:span text:style-name="T4">
 Read also: </text:span>
 <text:a xlink:type="simple" xlink:href="https://www.ukrinform.ua/rubric-sports/3732005-dinamo-rozgromilo-rumunskih-odnoklubnikiv-na-zborah-v-avstrii.html" text:style-name="Internet_20_link" text:visited-style-name="Visited_20_Internet_20_Link">
"<text:span text:style-name="T4">
 Dynamo </text:span>
" defeated the Romanian classmates in Austria</text:a>
As reported by Ukrinform, it is the second game of Kyivans in the framework of pre -season training, at the first control meeting "Dynamo" defeated the Romanian "Dinamo".</text:p>
      <text:p text:style-name="P4">
Photo: fcDynamo.com</text:p>
      <text:p text:style-name="P4">
News Source: <text:a xlink:type="simple" xlink:href="https://www.ukrinform.ua/rubric-sports/3733310-armolenko-zabiv-persij-gol-za-dinamo-pisla-povernenna.html" text:style-name="Internet_20_link" text:visited-style-name="Visited_20_Internet_20_Link">
https://www.ukrinform.ua/rubric-sports/3733310-armolenko-zabiv-persij-gol-za-dinamo-pisla-povernenna.html</text:a>
</text:p>
      <!--NEWS-->
      <text:h text:style-name="P10" text:outline-level="1">
<text:span text:style-name="T4">
Chubarov is satisfied with hysterics among Crimean collaborators</text:span>
</text:h>
      <text:p text:style-name="P4">
Authors: Ukrinform (Person)</text:p>
      <text:p text:style-name="P4">
Publisher: Укринформ (Organization)</text:p>
      <text:p text:style-name="P4">
Published Time: 2023-07-08T20:57:40+03:00</text:p>
      <text:p text:style-name="P4">
Modified Time: 2023-07-08T20:57:40+03:00</text:p>
      <text:p text:style-name="P4">
Description: The head of the Majlis of the Crimean Tatar people, the People's Deputy of Ukraine Refat Chubarov stated that the Crimean collaborators covered hysterics. - Ukrinform.</text:p>
      <text:p text:style-name="P4">
Images: ['<text:a xlink:type="simple" xlink:href="https://static.ukrinform.com/photos/2020_02/thumb_files/630_360_1582205932-217.jpg" text:style-name="Internet_20_link" text:visited-style-name="Visited_20_Internet_20_Link">
630_360_15822...</text:a>
']</text:p>
      <text:p text:style-name="P4">
Tags: ['Чубаров', 'Крим', 'Колаборант']</text:p>
      <text:p text:style-name="P4">
Type: Article</text:p>
      <!--METADATA-->
      <text:p text:style-name="P4">
<draw:frame draw:style-name="fr1" draw:name="Image199" text:anchor-type="as-char" svg:width="6.9236in" svg:height="3.956343in" draw:z-index="0">
<draw:image xlink:href="../Images/yкринформ/2023-07-08T20-57-40-03-00/630_360_1582205932-217.jpg" xlink:type="simple" xlink:show="embed" xlink:actuate="onLoad" draw:mime-type="image/jpeg"/>
</draw:frame>
The head of the Crimean Tatar people, the People's Deputy of Ukraine, Refat Chubarov, that the Crimean collaborators engulfed hysterics.</text:p>
      <text:p text:style-name="P4">
He wrote about it in <text:a xlink:type="simple" xlink:href="https://t.me/chubarov_refat/1987" text:style-name="Internet_20_link" text:visited-style-name="Visited_20_Internet_20_Link">
telegram</text:a>
Commenting on a photo of the meeting of the Presidents of Ukraine and Turkey - Vladimir and Recep Taiip Erdogan, Ukrinform reports.</text:p>
      <text:p text:style-name="P4">
"Satisfied with the hysterics that covered the Crimean collaborators ..." - wrote.</text:p>
      <text:p text:style-name="P4">
<text:span text:style-name="T4">
 Read also: </text:span>
 <text:a xlink:type="simple" xlink:href="https://www.ukrinform.ua/rubric-society/3733284-ukraina-povernula-patoh-zahisnikiv-azovstali-za-rezultatami-peregovoriv-iz-tureccinou.html" text:style-name="Internet_20_link" text:visited-style-name="Visited_20_Internet_20_Link">
Ukraine returned five defenders "<text:span text:style-name="T4">
 Azov </text:span>
 steel" with the reserves of talks with Turkey</text:a>
According to Ukrinform, Ukraine returned to the homeland of five Azovstal defenders, who were in Turkey after being released from the Russian captivity, as a result of negotiations with the Turkish side.</text:p>
      <text:p text:style-name="P4">
President Volodymyr Zelenskyy met defenders at Istanbul Airport and grew them up.</text:p>
      <text:p text:style-name="P4">
Ukrainian soldiers Denis Prokopenko, Svyatoslav Palamar, Sergey Volynsky, Oleghomenko, Denis Sleg will finally be able to be with their relatives.</text:p>
      <text:p text:style-name="P4">
<text:span text:style-name="T4">
 Read also: </text:span>
 <text:a xlink:type="simple" xlink:href="https://www.ukrinform.ua/rubric-society/3733242-zelenskij-povertaetsa-z-tureccini-do-ukraini-iz-zahisnikami-azovstali.html" text:style-name="Internet_20_link" text:visited-style-name="Visited_20_Internet_20_Link">
Zelensky returns from Turkey to Ukraine with "<text:span text:style-name="T4">
 Azov </text:span>
 steel"</text:a>
The Russian presidential spokesman Dmitry Peskov responded to the return of the Azov Fighter from Turkey to Ukraine, stating that it is a "violation of existing affordables."</text:p>
      <text:p text:style-name="P4">
News Source: <text:a xlink:type="simple" xlink:href="https://www.ukrinform.ua/rubric-crimea/3733313-cubarov-zadovolenij-isterikou-sered-krimskih-kolaborantiv.html" text:style-name="Internet_20_link" text:visited-style-name="Visited_20_Internet_20_Link">
https://www.ukrinform.ua/rubric-crimea/3733313-cubarov-zadovolenij-isterikou-sered-krimskih-kolaborantiv.html</text:a>
</text:p>
      <!--NEWS-->
      <text:h text:style-name="P10" text:outline-level="1">
<text:span text:style-name="T4">
Melitopol Mayor announced a brother -in -law with the city in the US</text:span>
</text:h>
      <text:p text:style-name="P4">
Authors: Ukrinform (Person)</text:p>
      <text:p text:style-name="P4">
Publisher: Укринформ (Organization)</text:p>
      <text:p text:style-name="P4">
Published Time: 2023-07-08T21:00:51+03:00</text:p>
      <text:p text:style-name="P4">
Modified Time: 2023-07-08T21:00:51+03:00</text:p>
      <text:p text:style-name="P4">
Description: For the first time in the history of Melitopol, a partner city will appear in the United States. - Ukrinform.</text:p>
      <text:p text:style-name="P4">
Images: ['<text:a xlink:type="simple" xlink:href="https://static.ukrinform.com/photos/2023_05/thumb_files/630_360_1685444472-679.jpg" text:style-name="Internet_20_link" text:visited-style-name="Visited_20_Internet_20_Link">
630_360_16854...</text:a>
']</text:p>
      <text:p text:style-name="P4">
Tags: ['Мелітополь', 'США', 'Федоров']</text:p>
      <text:p text:style-name="P4">
Type: Article</text:p>
      <!--METADATA-->
      <text:p text:style-name="P4">
<draw:frame draw:style-name="fr1" draw:name="Image200" text:anchor-type="as-char" svg:width="6.9236in" svg:height="3.956343in" draw:z-index="0">
<draw:image xlink:href="../Images/yкринформ/2023-07-08T21-00-51-03-00/630_360_1685444472-679.jpg" xlink:type="simple" xlink:show="embed" xlink:actuate="onLoad" draw:mime-type="image/jpeg"/>
</draw:frame>
For the first time, Melitopol Vistoria will appear in the United States.</text:p>
      <text:p text:style-name="P4">
About it in <text:a xlink:type="simple" xlink:href="https://t.me/ivan_fedorov_melitopol/2468" text:style-name="Internet_20_link" text:visited-style-name="Visited_20_Internet_20_Link">
telegram</text:a>
The mayor of Melitopol Ivan Fedorov reports, Ukrinform reports.</text:p>
      <text:p text:style-name="P4">
'The Storm Agreement with one of the US cities will be signed on Monday. This is important for the sustainable, because there was no such thing in the history of Melitopol. We are building -correspondence in the United States, which will be a connection between us and partners, which is well -made for the development of the city after de -occupation, to study experience, innovation, new areas, "he said.</text:p>
      <text:p text:style-name="P4">
<text:span text:style-name="T4">
 Read also: </text:span>
 <text:a xlink:type="simple" xlink:href="https://www.ukrinform.ua/rubric-regions/3733235-desatki-meskanciv-melitopola-znahodatsa-v-rosijskih-sizo-fedorov.html" text:style-name="Internet_20_link" text:visited-style-name="Visited_20_Internet_20_Link">
dozens of inhabitants <text:span text:style-name="T4">
 Melitopo </text:span>
 LA are the Urosian detention centers - Fedorov</text:a>
He added that the new Sister City would be a hoboken, New Jersey.</text:p>
      <text:p text:style-name="P4">
As it was reported, two months ago he got acquainted with the municipality during his working trip to the United States and negotiated.</text:p>
      <text:p text:style-name="P4">
News Source: <text:a xlink:type="simple" xlink:href="https://www.ukrinform.ua/rubric-regions/3733314-mer-melitopola-anonsuvav-pobratimsku-ugodu-iz-mistom-u-ssa.html" text:style-name="Internet_20_link" text:visited-style-name="Visited_20_Internet_20_Link">
https://www.ukrinform.ua/rubric-regions/3733314-mer-melitopola-anonsuvav-pobratimsku-ugodu-iz-mistom-u-ssa.html</text:a>
</text:p>
      <!--NEWS-->
      <text:h text:style-name="P10" text:outline-level="1">
<text:span text:style-name="T4">
Found mechanism of compensation for Russia caused by Russia -</text:span>
</text:h>
      <text:p text:style-name="P4">
Authors: Ukrinform (Person)</text:p>
      <text:p text:style-name="P4">
Publisher: Укринформ (Organization)</text:p>
      <text:p text:style-name="P4">
Published Time: 2023-07-08T21:07:00+03:00</text:p>
      <text:p text:style-name="P4">
Modified Time: 2023-07-08T21:07:00+03:00</text:p>
      <text:p text:style-name="P4">
Description: The mechanism of compensation for losses caused by aggression of the Russian Federation against Ukraine was found. - Ukrinform.</text:p>
      <text:p text:style-name="P4">
Images: ['<text:a xlink:type="simple" xlink:href="https://static.ukrinform.com/photos/2022_11/thumb_files/630_360_1669739046-749.jpg" text:style-name="Internet_20_link" text:visited-style-name="Visited_20_Internet_20_Link">
630_360_16697...</text:a>
']</text:p>
      <text:p text:style-name="P4">
Tags: ['Велика сімка', 'Малюська', 'Війна з Росією']</text:p>
      <text:p text:style-name="P4">
Type: Article</text:p>
      <!--METADATA-->
      <text:p text:style-name="P4">
<draw:frame draw:style-name="fr1" draw:name="Image201" text:anchor-type="as-char" svg:width="6.9236in" svg:height="3.956343in" draw:z-index="0">
<draw:image xlink:href="../Images/yкринформ/2023-07-08T21-07-00-03-00/630_360_1669739046-749.jpg" xlink:type="simple" xlink:show="embed" xlink:actuate="onLoad" draw:mime-type="image/jpeg"/>
</draw:frame>
The mechanism of compensation for losses caused by aggression of the Russian Federation against Ukraine was found.</text:p>
      <text:p text:style-name="P4">
About it in <text:a xlink:type="simple" xlink:href="https://www.youtube.com/watch" text:style-name="Internet_20_link" text:visited-style-name="Visited_20_Internet_20_Link">
TEMACHONFON EVER</text:a>
Justice Minister Denis M. Masus said, Ukrinform reports.</text:p>
      <text:p text:style-name="P4">
"The mechanism of compensation for the damage caused to Ukraine is found. The meeting of the Ministers of Justice G7 in Tokyo, where the key theme of discussion was a legal reaction to the aggression of the Russian Federation. Masky.</text:p>
      <text:p text:style-name="P4">
<text:span text:style-name="T4">
 Read also: </text:span>
 <text:a xlink:type="simple" xlink:href="https://www.ukrinform.ua/rubric-world/3732744-ministri-usticii-g7-pidtverdili-pidtrimku-rozsliduvanna-voennih-zlociniv-rosian-v-ukraini.html" text:style-name="Internet_20_link" text:visited-style-name="Visited_20_Internet_20_Link">
G7 justice ministers confirmed the support of investigating the Russian crimes of Russians in Ukraine</text:a>
He noted that such a mechanism consists of three key elements. The first element is the creation of a loss register - all photos, video evidence, shows, etc.</text:p>
      <text:p text:style-name="P4">
“He is already in the middle of his implementation. An international organization has been created, called the International Register of Losses, " - said Masuska.</text:p>
      <text:p text:style-name="P4">
He stressed that more than 40 countries have joined this mechanism to ensure its funding and functioning.</text:p>
      <text:p text:style-name="P4">
<text:span text:style-name="T4">
 Read also: </text:span>
 <text:a xlink:type="simple" xlink:href="https://www.ukrinform.ua/rubric-society/3725521-kerivnik-miznarodnoi-komisii-z-pitan-zniklih-bezvisti-rozpoviv-pro-slahi-pidtrimki-ukraini.html" text:style-name="Internet_20_link" text:visited-style-name="Visited_20_Internet_20_Link">
Head of the International Commission on missing unrecognizables about ways to support Ukraine</text:a>
The Ukrainian side expects that the registry will be fully created and launched closer to the end of the year and will be "raised information from our intra-local register, as well as other data and evidence that will be released."</text:p>
      <text:p text:style-name="P4">
The second element of Masus called the creation of a compensation commission, which will consider the requirements and tell how many, to whom and that the Russian Federation from the compensation point.</text:p>
      <text:p text:style-name="P4">
“Here, too, we have an understanding with our colleagues. The question of only legal formalities. We in the process of discussions and discussions. We expect decisions and discussions to be harvested at the end of the summer - early autumn of this year, ”the Justice Minister said.</text:p>
      <text:p text:style-name="P4">
<text:span text:style-name="T4">
 Read also: </text:span>
 <text:a xlink:type="simple" xlink:href="https://www.ukrinform.ua/rubric-society/3685074-u-londoni-ministri-usticii-obgovorili-rozsliduvanna-zlociniv-rf-v-ukraini.html" text:style-name="Internet_20_link" text:visited-style-name="Visited_20_Internet_20_Link">
In London, the ministers of justice discussed the investigations of Russian RF in Ukraine</text:a>
</text:p>
      <text:p text:style-name="P4">
"Working with our colleagues from the United States. They confiscated recent acts of one of the Russian oligarchs. The funds that are proceeds from such confiscation, in the pilot mode, we will just try to send to the account for this compensatory mechanism. inflicted. Accordingly, we are working to select all the assets of the Russian Federation in the West and send them compensation, "the minister added.</text:p>
      <text:p text:style-name="P4">
According to Ukrinform, the ministers of justice of the Seven Group countries confirmed their assignment to ensure the investigation of war crimes committed by Russia during the war against Ukraine.</text:p>
      <text:p text:style-name="P4">
News Source: <text:a xlink:type="simple" xlink:href="https://www.ukrinform.ua/rubric-society/3733311-znajdenij-mehanizm-kompensacii-za-zavdani-rosieu-zbitki-maluska.html" text:style-name="Internet_20_link" text:visited-style-name="Visited_20_Internet_20_Link">
https://www.ukrinform.ua/rubric-society/3733311-znajdenij-mehanizm-kompensacii-za-zavdani-rosieu-zbitki-maluska.html</text:a>
</text:p>
      <!--NEWS-->
      <text:h text:style-name="P10" text:outline-level="1">
<text:span text:style-name="T4">
Kostyuk completed the performances on Wimbledon in a single discharge</text:span>
</text:h>
      <text:p text:style-name="P4">
Authors: Ukrinform (Person)</text:p>
      <text:p text:style-name="P4">
Publisher: Укринформ (Organization)</text:p>
      <text:p text:style-name="P4">
Published Time: 2023-07-08T21:10:20+03:00</text:p>
      <text:p text:style-name="P4">
Modified Time: 2023-07-08T21:10:20+03:00</text:p>
      <text:p text:style-name="P4">
Description: The Ukrainian gave way to Americans. - Ukrinform.</text:p>
      <text:p text:style-name="P4">
Images: ['<text:a xlink:type="simple" xlink:href="https://static.ukrinform.com/photos/2023_07/thumb_files/630_360_1688839743-533.jpg" text:style-name="Internet_20_link" text:visited-style-name="Visited_20_Internet_20_Link">
630_360_16888...</text:a>
']</text:p>
      <text:p text:style-name="P4">
Tags: ['Теніс', 'Марта Костюк', 'Вімблдон']</text:p>
      <text:p text:style-name="P4">
Type: Article</text:p>
      <!--METADATA-->
      <text:p text:style-name="P4">
<draw:frame draw:style-name="fr1" draw:name="Image202" text:anchor-type="as-char" svg:width="6.9236in" svg:height="3.956343in" draw:z-index="0">
<draw:image xlink:href="../Images/yкринформ/2023-07-08T21-10-20-03-00/630_360_1688839743-533.jpg" xlink:type="simple" xlink:show="embed" xlink:actuate="onLoad" draw:mime-type="image/jpeg"/>
</draw:frame>
The Ukrainian goat has taken place.</text:p>
      <text:p text:style-name="P4">
Ukrainian tennis player Marta Kostyuk gave way to Americans Madison Kizz of the Untrea Koli Wimbledon - 4: 6, 1: 6, reports Ukrinform.</text:p>
      <text:p text:style-name="P4">
After the first set, the Ukrainian called the doctor to the court, but was able to continue the reproduction. In the second set, Kostyuk was powerless and was able to win only one game.</text:p>
      <text:p text:style-name="P4">
The third circle is the best result of Kostyuk in Wimbledon.</text:p>
      <text:p text:style-name="P4">
Today, on July 8, the Ukrainian will play another game in Wimbledon, this discharge. Paired from Marselo Arealo Kostyuk will resist the duetuvinus-Andreysk. The match will take place no earlier than 22:20.</text:p>
      <text:p text:style-name="P4">
*!(https://www.ukrinform.ua/rubric-sports/3732976-svitolina-vijsla-do-18-finalu-vimbldona-obigravsi-cempionku-australian-open-kenin.html)As reported by Ukrinform, tomorrow, July 9, two Ukrainians will come to the courts of the herbal "Maidora": Tsurenko will play with Pegula, Svitolina resist meazarenko.</text:p>
      <text:p text:style-name="P4">
Photo: Daniel Kopatsch</text:p>
      <text:p text:style-name="P4">
News Source: <text:a xlink:type="simple" xlink:href="https://www.ukrinform.ua/rubric-sports/3733315-kostuk-zaversila-vistupi-na-vimbldoni-v-odinocnomu-rozradi.html" text:style-name="Internet_20_link" text:visited-style-name="Visited_20_Internet_20_Link">
https://www.ukrinform.ua/rubric-sports/3733315-kostuk-zaversila-vistupi-na-vimbldoni-v-odinocnomu-rozradi.html</text:a>
</text:p>
      <!--NEWS-->
      <text:h text:style-name="P10" text:outline-level="1">
<text:span text:style-name="T4">
In Kharkiv there was a race within the project "Active Parks - Locations of Healthy Ukraine"</text:span>
</text:h>
      <text:p text:style-name="P4">
Authors: Ukrinform (Person)</text:p>
      <text:p text:style-name="P4">
Publisher: Укринформ (Organization)</text:p>
      <text:p text:style-name="P4">
Published Time: 2023-07-08T21:13:52+03:00</text:p>
      <text:p text:style-name="P4">
Modified Time: 2023-07-08T21:13:52+03:00</text:p>
      <text:p text:style-name="P4">
Description: In Kharkiv, the first from the beginning of a full -scale invasion of President Vladimir Zelensky's project "Active Parks - Locations of Healthy Ukraine" was held. - Ukrinform.</text:p>
      <text:p text:style-name="P4">
Images: ['<text:a xlink:type="simple" xlink:href="https://static.ukrinform.com/photos/2023_07/thumb_files/630_360_1688839987-706.jpg" text:style-name="Internet_20_link" text:visited-style-name="Visited_20_Internet_20_Link">
630_360_16888...</text:a>
']</text:p>
      <text:p text:style-name="P4">
Tags: ['Україна', 'Харків', 'Забіг']</text:p>
      <text:p text:style-name="P4">
Type: Article</text:p>
      <!--METADATA-->
      <text:p text:style-name="P4">
<draw:frame draw:style-name="fr1" draw:name="Image203" text:anchor-type="as-char" svg:width="6.9236in" svg:height="3.956343in" draw:z-index="0">
<draw:image xlink:href="../Images/yкринформ/2023-07-08T21-13-52-03-00/630_360_1688839987-706.jpg" xlink:type="simple" xlink:show="embed" xlink:actuate="onLoad" draw:mime-type="image/jpeg"/>
</draw:frame>
In Kharkiv, the first from the beginning of a full -scale invasion of the race within the limits of the project of Vladimir Zelensky "Active Parks - Locations of Healthy Ukraine".</text:p>
      <text:p text:style-name="P4">
This was reported in <text:a xlink:type="simple" xlink:href="https://t.me/kharkivoda/10773" text:style-name="Internet_20_link" text:visited-style-name="Visited_20_Internet_20_Link">
telegram</text:a>
Kharkiv, Ukrinform reports.</text:p>
      <text:p text:style-name="P4">
"The deputy chief of Kharkiv Ova Roman Semenukha and Yevgeny Ivanovodolnokawack to the race within the project of the President of Ukraine" Active Parks - Locations of Healthy Ukraine. " It is in the post.</text:p>
      <text:p text:style-name="P4">
<text:span text:style-name="T4">
 Read also: </text:span>
 <text:a xlink:type="simple" xlink:href="https://www.ukrinform.ua/rubric-diaspora/3715573-ukrainski-veterani-vzali-ucast-u-zabigu-v-cikago.html" text:style-name="Internet_20_link" text:visited-style-name="Visited_20_Internet_20_Link">
Ukrainian veterans took part in <text:span text:style-name="T4">
 Range </text:span>
 In Chicago</text:a>
As reported by Ukrinform, in Kyiv, on June 11, a charity race will be held about the Fronty in the battle of Major of the Main Directorate of Intelligence of the Ministry of Defense of Ukraine Alexei Chubashev("Recruit").</text:p>
      <text:p text:style-name="P4">
News Source: <text:a xlink:type="simple" xlink:href="https://www.ukrinform.ua/rubric-regions/3733316-u-harkovi-projsov-zabig-v-mezah-proektu-aktivni-parki-lokacii-zdorovoi-ukraini.html" text:style-name="Internet_20_link" text:visited-style-name="Visited_20_Internet_20_Link">
https://www.ukrinform.ua/rubric-regions/3733316-u-harkovi-projsov-zabig-v-mezah-proektu-aktivni-parki-lokacii-zdorovoi-ukraini.html</text:a>
</text:p>
      <!--NEWS-->
      <text:h text:style-name="P10" text:outline-level="1">
<text:span text:style-name="T4">
England's national team is the winner of the youth Euro football</text:span>
</text:h>
      <text:p text:style-name="P4">
Authors: Ukrinform (Person)</text:p>
      <text:p text:style-name="P4">
Publisher: Укринформ (Organization)</text:p>
      <text:p text:style-name="P4">
Published Time: 2023-07-08T21:19:00+03:00</text:p>
      <text:p text:style-name="P4">
Modified Time: 2023-07-08T21:19:00+03:00</text:p>
      <text:p text:style-name="P4">
Description: England did not miss a single goal at the Euro U-21. - Ukrinform.</text:p>
      <text:p text:style-name="P4">
Images: ['<text:a xlink:type="simple" xlink:href="https://static.ukrinform.com/photos/2023_07/thumb_files/630_360_1688840278-834.jpg" text:style-name="Internet_20_link" text:visited-style-name="Visited_20_Internet_20_Link">
630_360_16888...</text:a>
']</text:p>
      <text:p text:style-name="P4">
Tags: ['Футбол']</text:p>
      <text:p text:style-name="P4">
Type: Article</text:p>
      <!--METADATA-->
      <text:p text:style-name="P4">
<draw:frame draw:style-name="fr1" draw:name="Image204" text:anchor-type="as-char" svg:width="6.9236in" svg:height="3.956343in" draw:z-index="0">
<draw:image xlink:href="../Images/yкринформ/2023-07-08T21-19-00-03-00/630_360_1688840278-834.jpg" xlink:type="simple" xlink:show="embed" xlink:actuate="onLoad" draw:mime-type="image/jpeg"/>
</draw:frame>
England has not allowed a single goal to the Euro U-21.</text:p>
      <text:p text:style-name="P4">
For the first time in 39 years, England won the European Football Youth Championship, Ufinals with a minimum of breaking peers from Spain - 1-0, Ukrinform reports.</text:p>
      <text:p text:style-name="P4">
The only goal in Kurtis Jones' match at the end of the first half of the Victory in the tournament. England for the third time in history has become the winner of the European U-21.</text:p>
      <text:p text:style-name="P4">
Lee Karsley's team did not miss a single goal for the whole tournament. The goalkeeper of Commandeims Trafford played in all matches and did not miss a single ball, reflected in the last seconds of the finals.</text:p>
      <text:p text:style-name="P4">
In the group stage, the British scored a maximum of points(9)Having scored 6 goals. Uplain-off England overcame Portugal(1:0)and Israel(3:0).</text:p>
      <text:p text:style-name="P4">
<text:span text:style-name="T4">
Читайте також:</text:span>
 <text:a xlink:type="simple" xlink:href="https://www.ukrinform.ua/rubric-sports/3732408-rotan-meni-duze-priemno-bulo-pracuvati-z-hlopcami-kozna-hvilina-provedena-razom-bude-v-moemu-serci-nazavzdi.html" text:style-name="Internet_20_link" text:visited-style-name="Visited_20_Internet_20_Link">
 <text:span text:style-name="T4">
Ротань</text:span>
 : Мені дуже приємно було працювати з хлопцями– кожна хвилина проведена разом буде в моєму серці</text:a>
As reported by Ukrinform, the national team of Ukraine reached the semifinals of the competition, and Spain was deposited. The exit to the semifinals guaranteed Ukraine's participation of the Volhympic Games 2024.</text:p>
      <text:p text:style-name="P4">
Photo: Getty Images</text:p>
      <text:p text:style-name="P4">
News Source: <text:a xlink:type="simple" xlink:href="https://www.ukrinform.ua/rubric-sports/3733318-zbirna-anglii-peremozec-molodiznogo-evro-z-futbolu.html" text:style-name="Internet_20_link" text:visited-style-name="Visited_20_Internet_20_Link">
https://www.ukrinform.ua/rubric-sports/3733318-zbirna-anglii-peremozec-molodiznogo-evro-z-futbolu.html</text:a>
</text:p>
      <!--NEWS-->
      <text:h text:style-name="P10" text:outline-level="1">
<text:span text:style-name="T4">
Legion "Freedom of Russia" plans new raids on the territory of the Russian Federation - The Observer</text:span>
</text:h>
      <text:p text:style-name="P4">
Authors: Ukrinform (Person)</text:p>
      <text:p text:style-name="P4">
Publisher: Укринформ (Organization)</text:p>
      <text:p text:style-name="P4">
Published Time: 2023-07-08T21:38:00+03:00</text:p>
      <text:p text:style-name="P4">
Modified Time: 2023-07-08T21:38:00+03:00</text:p>
      <text:p text:style-name="P4">
Description: The Commander of the Legion "Freedom of Russia" reported that his fighters plan to make another cross -border raid on the territory of the Russian Federation. - Ukrinform.</text:p>
      <text:p text:style-name="P4">
Images: ['<text:a xlink:type="simple" xlink:href="https://static.ukrinform.com/photos/2022_08/thumb_files/630_360_1661954199-345.jpg" text:style-name="Internet_20_link" text:visited-style-name="Visited_20_Internet_20_Link">
630_360_16619...</text:a>
']</text:p>
      <text:p text:style-name="P4">
Tags: ['Доброволець', 'Війна з Росією', 'Легіон «Свобода Росії» ']</text:p>
      <text:p text:style-name="P4">
Type: Article</text:p>
      <!--METADATA-->
      <text:p text:style-name="P4">
<draw:frame draw:style-name="fr1" draw:name="Image205" text:anchor-type="as-char" svg:width="6.9236in" svg:height="3.956343in" draw:z-index="0">
<draw:image xlink:href="../Images/yкринформ/2023-07-08T21-38-00-03-00/630_360_1661954199-345.jpg" xlink:type="simple" xlink:show="embed" xlink:actuate="onLoad" draw:mime-type="image/jpeg"/>
</draw:frame>
Freedom of Russia's commander said that his fighters plan to carry out a single -border raid on the territory of the Russian Federation.</text:p>
      <text:p text:style-name="P4">
According to Ukrinform, Maximilian Andronnikov, Caesar's call sign, said in an interview <text:a xlink:type="simple" xlink:href="http://www.theguardian.com/world/2023/jul/08/anti-putin-forces-plan-fresh-attacks-inside-russia" text:style-name="Internet_20_link" text:visited-style-name="Visited_20_Internet_20_Link">
Oberver</text:a>
.</text:p>
      <text:p text:style-name="P4">
“This will be our third operation. It will then be the fourth and fifth. We have ambitious plants, ”said the leader of the anti -Putin paramilitary group. Caesar added that the legion aims to liberate the entire territory of the Russian Federation.</text:p>
      <text:p text:style-name="P4">
The Legion "Freedom of Russia" consisting of approximately 200 Russian <text:a xlink:type="simple" xlink:href="https://www.ukrinform.ua/tag-dobrovolec" text:style-name="Internet_20_link" text:visited-style-name="Visited_20_Internet_20_Link">
volunteers</text:a>
, made raids of the Russian scent in May and June. According to Andronnikov, the members of this group are killed. He called the Kremlin's statements about great losses among the guerrillas.</text:p>
      <text:p text:style-name="P4">
49-year-old Andronnikov-a former fitness trainer, worked in Sochi and St. Petersburg. After the start of a full -scale invasion of Russia, he moved to Dukraina. The Prosecutor's Office of the Russian Federation charged him with a number of crimes, in particular, the state community.</text:p>
      <text:p text:style-name="P4">
<text:span text:style-name="T4">
 Read also: </text:span>
 <text:a xlink:type="simple" xlink:href="https://www.ukrinform.ua/rubric-ato/3717763-legion-svoboda-rosii-zaproponuvav-zitelam-belgorodsini-evakuuvatisa-v-ukrainu.html" text:style-name="Internet_20_link" text:visited-style-name="Visited_20_Internet_20_Link">
Legion "<text:span text:style-name="T4">
 Freedom </text:span>
 <text:span text:style-name="T4">
 </text:span>
 Russia **" suggested that the residents of the Mambelgorod region evacuate to Ukraine</text:a>
The Legion's head acknowledged that his militia could only function with the help of Ukrainian military, but said that during active actions at the Russian territory, the decisions were made independently. According to him, they have in them, mostly from the captured Russian trophies in Ukraine.</text:p>
      <text:p text:style-name="P4">
Andronnikov called the activity of "Freedom of Russia" "a joint struggle" for the future of Ukraine and the Russian Federation.</text:p>
      <text:p text:style-name="P4">
The head of the opposition military group also stated that the dissolution of the Wagner PEC increases the prospects of Ukraine on the battlefield and expressed undisputedness in the success of the Ukrainian counter -offensive.</text:p>
      <text:p text:style-name="P4">
<text:span text:style-name="T4">
 Read also: </text:span>
 <text:a xlink:type="simple" xlink:href="https://www.ukrinform.ua/rubric-world/3722458-putin-viznav-negotovnist-rf-do-rejdiv-dobrovolciv-u-belgorodsku-oblast.html" text:style-name="Internet_20_link" text:visited-style-name="Visited_20_Internet_20_Link">
Putin recognized the unwillingness of the Russian Federation to the raids of volunteers of the Ubelgorod region</text:a>
"I am convinced that Ukraine will be 100% successful," - summed up Andronnikov.</text:p>
      <text:p text:style-name="P4">
As reported by Ukrinform, the Russian Volunteer Corps and the Legion of Liberty held a successful raid on the territory of the Belgorod region of the Russian Federation.</text:p>
      <text:p text:style-name="P4">
News Source: <text:a xlink:type="simple" xlink:href="https://www.ukrinform.ua/rubric-ato/3733319-legion-svoboda-rosii-planue-novi-rejdi-na-teritoriu-rf-zmi.html" text:style-name="Internet_20_link" text:visited-style-name="Visited_20_Internet_20_Link">
https://www.ukrinform.ua/rubric-ato/3733319-legion-svoboda-rosii-planue-novi-rejdi-na-teritoriu-rf-zmi.html</text:a>
</text:p>
      <!--NEWS-->
      <text:h text:style-name="P10" text:outline-level="1">
<text:span text:style-name="T4">
Zelensky: On the 500th day of the war we returned home our heroes</text:span>
</text:h>
      <text:p text:style-name="P4">
Authors: Ukrinform (Person)</text:p>
      <text:p text:style-name="P4">
Publisher: Укринформ (Organization)</text:p>
      <text:p text:style-name="P4">
Published Time: 2023-07-08T22:02:00+03:00</text:p>
      <text:p text:style-name="P4">
Modified Time: 2023-07-08T22:02:00+03:00</text:p>
      <text:p text:style-name="P4">
Description: On the five hundredth day of the war, Ukraine returned home to its heroes - commanders of units who defended Mariupol and Azovstal. - Ukrinform.</text:p>
      <text:p text:style-name="P4">
Images: ['<text:a xlink:type="simple" xlink:href="https://static.ukrinform.com/photos/2023_07/thumb_files/630_360_1688848303-7761.jpeg" text:style-name="Internet_20_link" text:visited-style-name="Visited_20_Internet_20_Link">
630_360_16888...</text:a>
']</text:p>
      <text:p text:style-name="P4">
Tags: ['Азовсталь', 'Львів', 'Маріуполь', 'ЗСУ', 'Зеленський', 'Війна з Росією']</text:p>
      <text:p text:style-name="P4">
Type: Article</text:p>
      <!--METADATA-->
      <text:p text:style-name="P4">
<draw:frame draw:style-name="fr1" draw:name="Image206" text:anchor-type="as-char" svg:width="6.9236in" svg:height="3.956343in" draw:z-index="0">
<draw:image xlink:href="../Images/yкринформ/2023-07-08T22-02-00-03-00/630_360_1688848303-7761.jpeg" xlink:type="simple" xlink:show="embed" xlink:actuate="onLoad" draw:mime-type="image/jpeg"/>
</draw:frame>
The onset of the day of the war Ukraine returned home to its heroes - the commanders of the units who defended Mariupol and Azovstal.</text:p>
      <text:p text:style-name="P4">
Volodymyr Zelenskyy said this in Lviv after returning from Turkey to the heroic commanders, reports from the scene correspondent of Ukrinform.</text:p>
      <text:p text:style-name="P4">
"Dear Ukrainian people, today 500 days of full -scale war, 500 days, as we are fighting for freedom and independence for Ukraine, for dignity, for the right to live for all our people throughout our country. Ukraine will always be grateful to every ulcer who is fighting for it - Our soldiers, our heroes. Today, in the 500 -day of the war we returned home, to Ukraine five of our heroes, heroiv Ukraine, commanders of Mariupol and Azovstal - Denis Prokopenko, Svyatoslav Palamar, Sergei Volynsky, Oleg Khomenko, Denis Schleg. They won for the sake of Ukraine, heroically fought, absolutely. They passed through the Russian captivity, then for more than 300 days they were in Turkey, they have time to be in a way, " - said <text:a xlink:type="simple" xlink:href="https://www.ukrinform.ua/tag-zelenskij" text:style-name="Internet_20_link" text:visited-style-name="Visited_20_Internet_20_Link">
Zelensky</text:a>
.</text:p>
      <text:p text:style-name="P4">
<text:span text:style-name="T5">
Video: <text:a xlink:type="simple" xlink:href="https://www.president.gov.ua/" text:style-name="Internet_20_link" text:visited-style-name="Visited_20_Internet_20_Link">
Presidential Office</text:a>
</text:span>
</text:p>
      <text:p text:style-name="P4">
He personally thanked the Turkish President Recep Taiip Erdogan and the Turkish Storo for his help in the liberation of our people.</text:p>
      <text:p text:style-name="P4">
<text:span text:style-name="T4">
 Read also: </text:span>
 [Zelensky returns from Turkey to Ukraine with "<text:span text:style-name="T4">
 Azovsta </text:span>
 Lee")(https://www.ukrinform.ua/rubric-society/3733242-zelenskij-povertaetsa-z-tureccini-do-ukraini-iz-zahisnikami-azovstali.html)The Head of State also expressed gratitude to the Ukrainian team, which works for the reference of Ukrainians home: Andriy Yermak, Kirill Budanov, Igor Klimenko, Rustem Umerov, all the Security Service of Ukraine.</text:p>
      <text:p text:style-name="P4">
As reported by Ukrinform, Ukraine returned to the homeland of five Azovstal defenders, who were in Turkey after being released from the Russian captivity.</text:p>
      <text:p text:style-name="P4">
President Volodymyr Zelenskyy met defenders at Istanbul Airport and grew them up.</text:p>
      <text:p text:style-name="P4">
<text:span text:style-name="T4">
 Read also: </text:span>
 <text:a xlink:type="simple" xlink:href="https://www.ukrinform.ua/rubric-society/3733284-ukraina-povernula-patoh-zahisnikiv-azovstali-za-rezultatami-peregovoriv-iz-tureccinou.html" text:style-name="Internet_20_link" text:visited-style-name="Visited_20_Internet_20_Link">
Ukraine returned five defenders "<text:span text:style-name="T4">
 Azovstal </text:span>
 and" with the reserves of talks with Turkey</text:a>
Ukrainian soldiers Denis Prokopenko, Svyatoslav Palamar, Sergey Volynsky, Oleghomenko, Denis Sleg will finally be able to be with their relatives.</text:p>
      <text:p text:style-name="P4">
News Source: <text:a xlink:type="simple" xlink:href="https://www.ukrinform.ua/rubric-society/3733322-na-500j-den-vijni-mi-povernuli-dodomu-nasih-geroiv-zelenskij.html" text:style-name="Internet_20_link" text:visited-style-name="Visited_20_Internet_20_Link">
https://www.ukrinform.ua/rubric-society/3733322-na-500j-den-vijni-mi-povernuli-dodomu-nasih-geroiv-zelenskij.html</text:a>
</text:p>
      <!--NEWS-->
      <text:h text:style-name="P10" text:outline-level="1">
<text:span text:style-name="T4">
History with the transfer of cassette ammunition to Ukraine is reminiscent of the situation with howitzers M777 - expert</text:span>
</text:h>
      <text:p text:style-name="P4">
Authors: Ukrinform (Person)</text:p>
      <text:p text:style-name="P4">
Publisher: Укринформ (Organization)</text:p>
      <text:p text:style-name="P4">
Published Time: 2023-07-08T22:19:00+03:00</text:p>
      <text:p text:style-name="P4">
Modified Time: 2023-07-08T22:19:00+03:00</text:p>
      <text:p text:style-name="P4">
Description: The history of cassette ammunition is exactly the same story when, in the case of the transfer of important weapons for us, they begin to talk about political restrictions, while simply solve technical details. - Ukrinform.</text:p>
      <text:p text:style-name="P4">
Images: ['<text:a xlink:type="simple" xlink:href="https://static.ukrinform.com/photos/2023_07/thumb_files/630_360_1688842643-946.jpg" text:style-name="Internet_20_link" text:visited-style-name="Visited_20_Internet_20_Link">
630_360_16888...</text:a>
']</text:p>
      <text:p text:style-name="P4">
Tags: ['США', 'Зброя', 'Війна з Росією']</text:p>
      <text:p text:style-name="P4">
Type: Article</text:p>
      <!--METADATA-->
      <text:p text:style-name="P4">
<draw:frame draw:style-name="fr1" draw:name="Image207" text:anchor-type="as-char" svg:width="6.9236in" svg:height="3.956343in" draw:z-index="0">
<draw:image xlink:href="../Images/yкринформ/2023-07-08T22-19-00-03-00/630_360_1688842643-946.jpg" xlink:type="simple" xlink:show="embed" xlink:actuate="onLoad" draw:mime-type="image/jpeg"/>
</draw:frame>
The history of cassette ammunition is exactly the same story when, in the case of an important weapon for us, they begin to talk about political restrictions, while simply solved technical details.</text:p>
      <text:p text:style-name="P4">
This opinion was expressed by the expert, the Defense Express enlightenment, Ivan Kirichevsky, commenting on <text:a xlink:type="simple" xlink:href="https://ukr.radio/news.html" text:style-name="Internet_20_link" text:visited-style-name="Visited_20_Internet_20_Link">
Ukrainian radio</text:a>
US decisions on the transfer of cassette ammunition to Ukraine.</text:p>
      <text:p text:style-name="P4">
"Even in the case of M777 howls, which were passed in April, we have a story that the Americans have told that" it is a red line and do not even dream ", they just had a problem with how these howitzers to repair and then to be renovated. And it turns out that they covered their technical problems with stories of propolitical moments. As well as with cassette shells, "Kirichevsky said.</text:p>
      <text:p text:style-name="P4">
<text:span text:style-name="T4">
 Read also: </text:span>
 <text:a xlink:type="simple" xlink:href="https://www.ukrinform.ua/rubric-ato/3733309-nimeccina-strimano-vidreaguvala-na-risenna-ssa-peredati-ukraini-kasetni-boepripasi.html" text:style-name="Internet_20_link" text:visited-style-name="Visited_20_Internet_20_Link">
Germany reacted restrained to the US decision to convey to Ukraine <text:span text:style-name="T4">
 casset </text:span>
 no ammunition</text:a>
At the same time, he stressed that it is a weapon, which can increase several times, not the number of disposed of Russian invaders.</text:p>
      <text:p text:style-name="P4">
DPICM shells were manufactured in the 70's-90s. Accordingly, the issues of level technical serviceability really arise, the expert added. And it turns out that the abandoned by the information confrontation in the United States generated white noise that "these shells will not give, there are technical restrictions that the cassette shells are used only with the level so that there are no more than 2%of ammunition They work ", the US military actually at this time was literally released by DPICM shells that lay 20 years of lass(what should be transferred for disposal and what can be given to the Armed Forces).</text:p>
      <text:p text:style-name="P4">
І виходить рішення щодо передачі касетних снарядів Україні визріло рівно в тоймомент, коли був сформований пакет, скільки саме снарядів можна віддати,вважає експерт. Виявилось, що декілька сотень тисяч. Тож якщо союзникипочинають розповідати про ймовірні політичні обмеження, варто бути готовими дотого, що ця зброя просто приводиться до технічного стану, щоб бути переданоюЗСУ. І щойно ця зброя буде відремонтована, тоді всі розповіді будуть обійденікрасивими риторичними фразами, наголосив Киричевський.</text:p>
      <text:p text:style-name="P4">
"If you mention the phrases that the Pentagon or White House representatives were declared yesterday, we see that they are not concerned about how cassette ammunition, at which level, is there in the US legislation. , the toys of our population will suffer first and foremost from the Russian invaders. Iv is that all political motifs were "compressed" into this phrase. This once again shows that the question of cassette shells was technical and concerned the condition of the shells, not the topic of political limits, " The expert believes.</text:p>
      <text:p text:style-name="P4">
As reported by Ukrinform, the US Department of Defense officially announced the separation of a new military aid package with a total of $ 800 million, which includes cassette ammunition.</text:p>
      <text:p text:style-name="P4">
US Deputy Defense Minister Colin Calus said it was a DPICM cafeter for 155 mm howitzers. They will have a coefficient of unbearable -sulfur not more than 2.5%, - said US Presidential Advisor Jake Sullivan.</text:p>
      <text:p text:style-name="P4">
<text:span text:style-name="T4">
 Read also: </text:span>
 <text:a xlink:type="simple" xlink:href="https://www.ukrinform.ua/rubric-ato/3733015-bajden-pro-kasetni-snaradi-dla-ukraini-vazke-risenna-ale-voni-ij-potribni.html" text:style-name="Internet_20_link" text:visited-style-name="Visited_20_Internet_20_Link">
Biden - about <text:span text:style-name="T4">
 casset </text:span>
 No shells for Ukraine: hardness, but they need it</text:a>
Prime Minister of Great Britain Risha Snak said that he was "not encouraging" the use of cassette ammunition that the United States agreed to send to Ukraine. The analogic opinion was also expressed in the Ministry of Defense of Spain.</text:p>
      <text:p text:style-name="P4">
Germany opposes the use of cassette ammunition in general, but Ukraine is about protecting its territory and civilian population, said a spokesman for the Federal Government of Germany Steffen Gebestrytit.</text:p>
      <text:p text:style-name="P4">
Photo: Wikipedia</text:p>
      <text:p text:style-name="P4">
News Source: <text:a xlink:type="simple" xlink:href="https://www.ukrinform.ua/rubric-ato/3733321-istoria-z-peredaceu-ukraini-kasetnih-boepripasiv-nagadue-situaciu-z-gaubicami-m777-ekspert.html" text:style-name="Internet_20_link" text:visited-style-name="Visited_20_Internet_20_Link">
https://www.ukrinform.ua/rubric-ato/3733321-istoria-z-peredaceu-ukraini-kasetnih-boepripasiv-nagadue-situaciu-z-gaubicami-m777-ekspert.html</text:a>
</text:p>
      <!--NEWS-->
      <text:h text:style-name="P10" text:outline-level="1">
<text:span text:style-name="T4">
President appointed Alexei Pivnenko Commander of the National Guard</text:span>
</text:h>
      <text:p text:style-name="P4">
Authors: Ukrinform (Person)</text:p>
      <text:p text:style-name="P4">
Publisher: Укринформ (Organization)</text:p>
      <text:p text:style-name="P4">
Published Time: 2023-07-08T22:23:00+03:00</text:p>
      <text:p text:style-name="P4">
Modified Time: 2023-07-08T22:23:00+03:00</text:p>
      <text:p text:style-name="P4">
Description: President of Ukraine Volodymyr Zelensky appointed a combat officer Alexei Pivnenko commander of the National Guard. - Ukrinform.</text:p>
      <text:p text:style-name="P4">
Images: ['<text:a xlink:type="simple" xlink:href="https://static.ukrinform.com/photos/2023_06/thumb_files/630_360_1687808461-379.jpeg" text:style-name="Internet_20_link" text:visited-style-name="Visited_20_Internet_20_Link">
630_360_16878...</text:a>
', '<text:a xlink:type="simple" xlink:href="https://static.ukrinform.com/photos/2023_07/1688845758-866.jpg" text:style-name="Internet_20_link" text:visited-style-name="Visited_20_Internet_20_Link">
1688845758-86...</text:a>
']</text:p>
      <text:p text:style-name="P4">
Tags: ['Нацгвардія', 'Зеленський', 'Війна з Росією']</text:p>
      <text:p text:style-name="P4">
Type: Article</text:p>
      <!--METADATA-->
      <text:p text:style-name="P4">
<draw:frame draw:style-name="fr1" draw:name="Image208" text:anchor-type="as-char" svg:width="6.9236in" svg:height="3.956343in" draw:z-index="0">
<draw:image xlink:href="../Images/yкринформ/2023-07-08T22-23-00-03-00/630_360_1687808461-379.jpeg" xlink:type="simple" xlink:show="embed" xlink:actuate="onLoad" draw:mime-type="image/jpeg"/>
</draw:frame>
President of Ukraine Volodymyr Zelenskyy appointed a combat officer Alexei Pivnenenko as a team of National Guard.</text:p>
      <text:p text:style-name="P4">
The Head of State said this in Lviv after returning from Turkey together with the Azov commanders, Ukrinform correspondent reports from the scene.</text:p>
      <text:p text:style-name="P4">
"Among us now is the Hero of Ukraine Oleksandr Pivnenko, a powerful warrior of the National Guard, a combat officer, distinguished himself in battles against the Russian invaders, in particular, in Boyakhza Bakhmut. I appointed the Hero of Ukraine Alexander Pivnenko Commander of the National Guard of Ukraine," said Vladimir Zelensky.</text:p>
      <text:p text:style-name="P4">
<text:span text:style-name="T4">
 Read also: </text:span>
 <text:a xlink:type="simple" xlink:href="https://www.ukrinform.ua/rubric-society/3733322-na-500j-den-vijni-mi-povernuli-dodomu-nasih-geroiv-zelenskij.html" text:style-name="Internet_20_link" text:visited-style-name="Visited_20_Internet_20_Link">
<text:span text:style-name="T4">
 Zelensky </text:span>
: On the 500th day of the war we returned home the most heroes</text:a>
The President wished the new commander of the National Guard liberation of all our land, the return of all our people, as well as a dreamy victory.</text:p>
      <text:p text:style-name="P4">
<draw:frame draw:style-name="fr1" draw:name="Image209" text:anchor-type="as-char" svg:width="6.9236in" svg:height="4.612849in" draw:z-index="0">
<draw:image xlink:href="../Images/yкринформ/2023-07-08T22-23-00-03-00/1688845758-866.jpg" xlink:type="simple" xlink:show="embed" xlink:actuate="onLoad" draw:mime-type="image/jpeg"/>
</draw:frame>
<text:span text:style-name="T5">
Foto: National Guard</text:span>
</text:p>
      <text:p text:style-name="P4">
In addition, the head of state presented the Ukrainian military awards to the Ukrainian military.</text:p>
      <text:p text:style-name="P4">
According to Ukrinform, Ukraine returned to the homeland of five Azovstal defenders, who were in Turkey after being released from the Russian captivity, as a result of negotiations with the Turkish side.</text:p>
      <text:p text:style-name="P4">
<text:span text:style-name="T4">
 Read also: </text:span>
 <text:a xlink:type="simple" xlink:href="https://www.ukrinform.ua/rubric-society/3733242-zelenskij-povertaetsa-z-tureccini-do-ukraini-iz-zahisnikami-azovstali.html" text:style-name="Internet_20_link" text:visited-style-name="Visited_20_Internet_20_Link">
<text:span text:style-name="T4">
 Zelens </text:span>
 It returns from Turkey to Ukraine with Azovstali defenses</text:a>
President Volodymyr Zelenskyy met defenders at Istanbul Airport and grew them up.</text:p>
      <text:p text:style-name="P4">
Ukrainian soldiers Denis Prokopenko, Svyatoslav Palamar, Sergey Volynsky, Oleghomenko, Denis Sleg will finally be able to be with their relatives.</text:p>
      <text:p text:style-name="P4">
News Source: <text:a xlink:type="simple" xlink:href="https://www.ukrinform.ua/rubric-ato/3733326-prezident-priznaciv-oleksia-pivnenka-komanduvacem-nacgvardii.html" text:style-name="Internet_20_link" text:visited-style-name="Visited_20_Internet_20_Link">
https://www.ukrinform.ua/rubric-ato/3733326-prezident-priznaciv-oleksia-pivnenka-komanduvacem-nacgvardii.html</text:a>
</text:p>
      <!--NEWS-->
      <text:h text:style-name="P10" text:outline-level="1">
<text:span text:style-name="T4">
The enemy fired at six communities of Sumy region, a total of 54 explosions</text:span>
</text:h>
      <text:p text:style-name="P4">
Authors: Ukrinform (Person)</text:p>
      <text:p text:style-name="P4">
Publisher: Укринформ (Organization)</text:p>
      <text:p text:style-name="P4">
Published Time: 2023-07-08T22:45:00+03:00</text:p>
      <text:p text:style-name="P4">
Modified Time: 2023-07-08T22:45:00+03:00</text:p>
      <text:p text:style-name="P4">
Description: During today, Russian invaders made 11 shelling of the Sumy region border, 54 explosions were recorded. - Ukrinform.</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Сумщина', 'Вибух', 'Війна з Росією']</text:p>
      <text:p text:style-name="P4">
Type: Article</text:p>
      <!--METADATA-->
      <text:p text:style-name="P4">
<draw:frame draw:style-name="fr1" draw:name="Image210" text:anchor-type="as-char" svg:width="6.9236in" svg:height="3.956343in" draw:z-index="0">
<draw:image xlink:href="../Images/yкринформ/2023-07-08T22-45-00-03-00/630_360_1479558145-5682.jpg" xlink:type="simple" xlink:show="embed" xlink:actuate="onLoad" draw:mime-type="image/jpeg"/>
</draw:frame>
During the day, Russian invaders carried out 11 shelling of the borderline region, 54 explosions were recorded.</text:p>
      <text:p text:style-name="P4">
According to Ukrinform, the Sumy Regional Military Administration reports in <text:a xlink:type="simple" xlink:href="https://t.me/s/Sumy_news_ODA" text:style-name="Internet_20_link" text:visited-style-name="Visited_20_Internet_20_Link">
telegram</text:a>
.</text:p>
      <text:p text:style-name="P4">
The shelling was suffered by Belopilsk, Novoslobidskaya, Putivl, Krasnopil, Seredi-Budsk and Esman communities.</text:p>
      <text:p text:style-name="P4">
In the Belopil community, the enemy beat from artillery and mortars(In both cases there are 11 explosions).</text:p>
      <text:p text:style-name="P4">
Територію Новослобідської громади росіяни обстріляли з гелікоптеранекерованими авіаційними ракетами. Зафіксовано шість вибухів.</text:p>
      <text:p text:style-name="P4">
Путивльська громада зазнала мінометного обстрілу (Two explosions).</text:p>
      <text:p text:style-name="P4">
<text:span text:style-name="T4">
Читайте також:</text:span>
 <text:a xlink:type="simple" xlink:href="https://www.ukrinform.ua/rubric-ato/3732997-rosiani-za-den-18-raziv-obstrilali-prikordonna-sumsini-poskodzena-lep.html" text:style-name="Internet_20_link" text:visited-style-name="Visited_20_Internet_20_Link">
 Росіяни за день 18 разів обстріляли прикордоння<text:span text:style-name="T4">
Сумщин</text:span>
 и, пошкоджена ЛЕП </text:a>
In the Krasnopil community, the Russians hit mortars and artillery(Five island <text:a xlink:type="simple" xlink:href="https://www.ukrinform.ua/tag-vibuh" text:style-name="Internet_20_link" text:visited-style-name="Visited_20_Internet_20_Link">
explosions</text:a>
in accordance).</text:p>
      <text:p text:style-name="P4">
Середино-Будську громаду агресори обстріляли з артилерії (Five explosions).</text:p>
      <text:p text:style-name="P4">
На територію Есманської громади ворог скинув з БПЛА три вибухові пристрої типуВОГ, унаслідок чого пошкоджено приватний будинок.</text:p>
      <text:p text:style-name="P4">
<text:span text:style-name="T4">
Читайте також:</text:span>
 <text:a xlink:type="simple" xlink:href="https://www.ukrinform.ua/rubric-ato/3732139-rosiani-vnoci-obstrilali-z-minometiv-tri-gromadi-na-sumsini.html" text:style-name="Internet_20_link" text:visited-style-name="Visited_20_Internet_20_Link">
 Росіяни вночі обстріляли з мінометів три громади наСумщині </text:a>
As reported by Ukrinform, Russian troops during the last day of 15 times slim weapons fired at the border areas of the Chernihiv Tasum regions, and 119 explosions were recorded.</text:p>
      <text:p text:style-name="P4">
News Source: <text:a xlink:type="simple" xlink:href="https://www.ukrinform.ua/rubric-ato/3733324-vorog-obstriliv-sist-gromad-sumsini-zagalom-54-vibuhi.html" text:style-name="Internet_20_link" text:visited-style-name="Visited_20_Internet_20_Link">
https://www.ukrinform.ua/rubric-ato/3733324-vorog-obstriliv-sist-gromad-sumsini-zagalom-54-vibuhi.html</text:a>
</text:p>
      <!--NEWS-->
      <text:h text:style-name="P10" text:outline-level="1">
<text:span text:style-name="T4">
Molchanov won the PPR tournament in Italy</text:span>
</text:h>
      <text:p text:style-name="P4">
Authors: Ukrinform (Person)</text:p>
      <text:p text:style-name="P4">
Publisher: Укринформ (Organization)</text:p>
      <text:p text:style-name="P4">
Published Time: 2023-07-08T22:45:01+03:00</text:p>
      <text:p text:style-name="P4">
Modified Time: 2023-07-08T22:45:01+03:00</text:p>
      <text:p text:style-name="P4">
Description: The Ukrainian played in a duet with French representative Jonathan Eiserik. - Ukrinform.</text:p>
      <text:p text:style-name="P4">
Images: ['<text:a xlink:type="simple" xlink:href="https://static.ukrinform.com/photos/2023_07/thumb_files/630_360_1688845447-886.jpg" text:style-name="Internet_20_link" text:visited-style-name="Visited_20_Internet_20_Link">
630_360_16888...</text:a>
']</text:p>
      <text:p text:style-name="P4">
Tags: ['Теніс']</text:p>
      <text:p text:style-name="P4">
Type: Article</text:p>
      <!--METADATA-->
      <text:p text:style-name="P4">
<draw:frame draw:style-name="fr1" draw:name="Image211" text:anchor-type="as-char" svg:width="6.9236in" svg:height="3.956343in" draw:z-index="0">
<draw:image xlink:href="../Images/yкринформ/2023-07-08T22-45-01-03-00/630_360_1688845447-886.jpg" xlink:type="simple" xlink:show="embed" xlink:actuate="onLoad" draw:mime-type="image/jpeg"/>
</draw:frame>
Ukrainian played in a duet with French representative Jonathan Eusserik.</text:p>
      <text:p text:style-name="P4">
Ukrainian tennis player Denis Molchanov, together with French representative JonathanySerik, won the atp Challenger Tour 100, which took place in Milan, Italy, reports Ukrinform.</text:p>
      <text:p text:style-name="P4">
The first number of Ukrainian -French pair was beaten by other representatives of Franium - the Febus of Arribazha and Luke Sancheza - 6: 2, 6: 4.</text:p>
      <text:p text:style-name="P4">
The match lasted a little more than an hour.</text:p>
      <text:p text:style-name="P4">
<text:span text:style-name="T4">
 Read also: </text:span>
 <text:a xlink:type="simple" xlink:href="https://www.ukrinform.ua/rubric-sports/3733315-kostuk-zaversila-vistupi-na-vimbldoni-v-odinocnomu-rozradi.html" text:style-name="Internet_20_link" text:visited-style-name="Visited_20_Internet_20_Link">
Kostyuk completed the performances on Wimbledon in a single discharge</text:a>
For Molchanov, this is the second victory at the paired tournament this year. In May, Vrazz, with Kazakhstan representative Andriy Golubev, won the tournament in Turin.</text:p>
      <text:p text:style-name="P4">
Photo: btu.org.ua</text:p>
      <text:p text:style-name="P4">
News Source: <text:a xlink:type="simple" xlink:href="https://www.ukrinform.ua/rubric-sports/3733329-molcanov-zdobuv-peremogu-na-parnomu-turniri-atr-v-italii.html" text:style-name="Internet_20_link" text:visited-style-name="Visited_20_Internet_20_Link">
https://www.ukrinform.ua/rubric-sports/3733329-molcanov-zdobuv-peremogu-na-parnomu-turniri-atr-v-italii.html</text:a>
</text:p>
      <!--NEWS-->
      <text:h text:style-name="P10" text:outline-level="1">
<text:span text:style-name="T4">
Athletes from Russia and Belarus will be allowed to take part in the Asian Games - the media</text:span>
</text:h>
      <text:p text:style-name="P4">
Authors: Ukrinform (Person)</text:p>
      <text:p text:style-name="P4">
Publisher: Укринформ (Organization)</text:p>
      <text:p text:style-name="P4">
Published Time: 2023-07-08T23:06:00+03:00</text:p>
      <text:p text:style-name="P4">
Modified Time: 2023-07-08T23:06:00+03:00</text:p>
      <text:p text:style-name="P4">
Description: About 500 Russian and Belarusian athletes will receive permission to participate in this year's Asian Games in Chinese Hanchzh, which will help them qualify at the 2024 Olympics. - Ukrinform.</text:p>
      <text:p text:style-name="P4">
Images: ['<text:a xlink:type="simple" xlink:href="https://static.ukrinform.com/photos/2023_07/thumb_files/630_360_1688837216-430.jpg" text:style-name="Internet_20_link" text:visited-style-name="Visited_20_Internet_20_Link">
630_360_16888...</text:a>
']</text:p>
      <text:p text:style-name="P4">
Tags: ['Білорусь', 'Олімпіада', 'Росія']</text:p>
      <text:p text:style-name="P4">
Type: Article</text:p>
      <!--METADATA-->
      <text:p text:style-name="P4">
<draw:frame draw:style-name="fr1" draw:name="Image212" text:anchor-type="as-char" svg:width="6.9236in" svg:height="3.951288in" draw:z-index="0">
<draw:image xlink:href="../Images/yкринформ/2023-07-08T23-06-00-03-00/630_360_1688837216-430.jpg" xlink:type="simple" xlink:show="embed" xlink:actuate="onLoad" draw:mime-type="image/jpeg"/>
</draw:frame>
About 500 Russian and Belarusian athletes will receive permission to participate in the Holy Asian Games in the Chinese Hanchzh, which will help them obtain a qualification at the 2024 Olympics.</text:p>
      <text:p text:style-name="P4">
According to Ukrinform, it reports <text:a xlink:type="simple" xlink:href="https://www.insidethegames.biz/articles/1138715/russia-belarus-asian-games-hangzhou-2022" text:style-name="Internet_20_link" text:visited-style-name="Visited_20_Internet_20_Link">
Inside the games</text:a>
.</text:p>
      <text:p text:style-name="P4">
It is noted that Russian and Belarusian athletes will compete at the Asian Gygraphs 2024, which will be held in China from September 23 to October 8, by the Podentral Flag and without national symbols. They will not be able to claim medalismen either.</text:p>
      <text:p text:style-name="P4">
<text:span text:style-name="T4">
 Read also: </text:span>
 <text:a xlink:type="simple" xlink:href="https://www.ukrinform.ua/rubric-sports/3731887-rosijskih-sportsmenok-zaavili-na-panarabskih-igrah-ak-sirijskih.html" text:style-name="Internet_20_link" text:visited-style-name="Visited_20_Internet_20_Link">
Russian athletes stated at the Panarab Games of Yakyrian</text:a>
The participation of athletes from the Russian Federation and Belarus in Asian Games will allow them to obtain a qualification for participation in the 2024 Olympics, which will take place in Paris.</text:p>
      <text:p text:style-name="P4">
The corresponding decision will be made by the governing bodies of all sports, which are placed in the Olympic program, after voting at the General Assembly of Asia in 2024.</text:p>
      <text:p text:style-name="P4">
<text:span text:style-name="T4">
 Read also: </text:span>
 <text:a xlink:type="simple" xlink:href="https://www.ukrinform.ua/rubric-sports/3729357-cehia-zaboronila-sportsmenam-iz-rf-ta-bilorusi-ucast-u-zmagannah-na-teritorii-kraini.html" text:style-name="Internet_20_link" text:visited-style-name="Visited_20_Internet_20_Link">
the Czech Republic has banned athletes from the Russian Federation and Belarus to participate in the country</text:a>
According to Ukrinform, the Parliamentary Assembly of the Council of Europe has approved the International Olympic Committee from not allowing sportsmen from Russia and Belarus to participate in the Olympic and Paralympic Gigrams in Paris in 2024 even under neutral flag.</text:p>
      <text:p text:style-name="P4">
News Source: <text:a xlink:type="simple" xlink:href="https://www.ukrinform.ua/rubric-sports/3733307-sportsmenam-z-rosii-ta-bilorusi-dozvolat-vzati-ucast-v-azijskih-igrah-zmi.html" text:style-name="Internet_20_link" text:visited-style-name="Visited_20_Internet_20_Link">
https://www.ukrinform.ua/rubric-sports/3733307-sportsmenam-z-rosii-ta-bilorusi-dozvolat-vzati-ucast-v-azijskih-igrah-zmi.html</text:a>
</text:p>
      <!--NEWS-->
      <text:h text:style-name="P10" text:outline-level="1">
<text:span text:style-name="T4">
UEFA has identified the best player of youth Euro 2023</text:span>
</text:h>
      <text:p text:style-name="P4">
Authors: Ukrinform (Person)</text:p>
      <text:p text:style-name="P4">
Publisher: Укринформ (Organization)</text:p>
      <text:p text:style-name="P4">
Published Time: 2023-07-08T23:20:00+03:00</text:p>
      <text:p text:style-name="P4">
Modified Time: 2023-07-08T23:20:00+03:00</text:p>
      <text:p text:style-name="P4">
Description: The champions of the tournament were players of the national team of England. - Ukrinform.</text:p>
      <text:p text:style-name="P4">
Images: ['<text:a xlink:type="simple" xlink:href="https://static.ukrinform.com/photos/2023_07/thumb_files/630_360_1688847532-332.jpg" text:style-name="Internet_20_link" text:visited-style-name="Visited_20_Internet_20_Link">
630_360_16888...</text:a>
']</text:p>
      <text:p text:style-name="P4">
Tags: ['Футбол']</text:p>
      <text:p text:style-name="P4">
Type: Article</text:p>
      <!--METADATA-->
      <text:p text:style-name="P4">
<draw:frame draw:style-name="fr1" draw:name="Image213" text:anchor-type="as-char" svg:width="6.9236in" svg:height="3.956343in" draw:z-index="0">
<draw:image xlink:href="../Images/yкринформ/2023-07-08T23-20-00-03-00/630_360_1688847532-332.jpg" xlink:type="simple" xlink:show="embed" xlink:actuate="onLoad" draw:mime-type="image/jpeg"/>
</draw:frame>
 Чемпіонамитурніру стали футболісти збірної Англії.</text:p>
      <text:p text:style-name="P4">
УЄФА <text:a xlink:type="simple" xlink:href="https://www.uefa.com/under21/news/0283-1871d669de39-41d3412d964f-1000--player-of-the-tournament-gordon/" text:style-name="Internet_20_link" text:visited-style-name="Visited_20_Internet_20_Link">
 офіційно</text:a>
He identified the best football player of youth-heuro-2023 football, the award was received by Anthony Gordon's Englishman, Ukrainian reports.</text:p>
      <text:p text:style-name="P4">
22-year-old Gordon at the club level represents Newcastle, distinguished himself with 2 goals and an assistant. As a part of Lee Karsley's team, Wingeri was on the edge of the attack.</text:p>
      <text:p text:style-name="P4">
Gordon's contribution to the quarterfinal victory of England over Portugal's peers(1:0)-Anthony spent a decisive goal in the match in the 34th minute. Shcheodin goal he scored by opening the score in a group round with Israel(2:0).</text:p>
      <text:p text:style-name="P4">
<text:span text:style-name="T4">
Читайте також:</text:span>
 <text:a xlink:type="simple" xlink:href="https://www.ukrinform.ua/rubric-sports/3733318-zbirna-anglii-peremozec-molodiznogo-evro-z-futbolu.html" text:style-name="Internet_20_link" text:visited-style-name="Visited_20_Internet_20_Link">
 Збірна Англії – переможець молодіжного Євро з <text:span text:style-name="T4">
футбол</text:span>
у </text:a>
In the list of the best scorers of the tournament, the attacker divided the second place immediately with eight players, including the captain of Ukraine Artem Bondarenko, compatriots Cameron Archer and Emil Smit-Rou.</text:p>
      <text:p text:style-name="P4">
Photo: Getty Images</text:p>
      <text:p text:style-name="P4">
News Source: <text:a xlink:type="simple" xlink:href="https://www.ukrinform.ua/rubric-sports/3733332-uefa-viznaciv-najkrasogo-futbolista-molodiznogo-evro2023.html" text:style-name="Internet_20_link" text:visited-style-name="Visited_20_Internet_20_Link">
https://www.ukrinform.ua/rubric-sports/3733332-uefa-viznaciv-najkrasogo-futbolista-molodiznogo-evro2023.html</text:a>
</text:p>
      <!--NEWS-->
      <text:h text:style-name="P10" text:outline-level="1">
<text:span text:style-name="T4">
Azov Commander: We will definitely say our word in battle</text:span>
</text:h>
      <text:p text:style-name="P4">
Authors: Ukrinform (Person)</text:p>
      <text:p text:style-name="P4">
Publisher: Укринформ (Organization)</text:p>
      <text:p text:style-name="P4">
Published Time: 2023-07-08T23:29:00+03:00</text:p>
      <text:p text:style-name="P4">
Modified Time: 2023-07-08T23:29:00+03:00</text:p>
      <text:p text:style-name="P4">
Description: Azov Commander Denis Prokopenko (Redis), who, together with the fighting brothers, arrived in Ukraine from Turkey today, informed of his intention to return to the front. - Ukrinform.</text:p>
      <text:p text:style-name="P4">
Images: ['<text:a xlink:type="simple" xlink:href="https://static.ukrinform.com/photos/2023_07/thumb_files/630_360_1688848927-195.jpg" text:style-name="Internet_20_link" text:visited-style-name="Visited_20_Internet_20_Link">
630_360_16888...</text:a>
']</text:p>
      <text:p text:style-name="P4">
Tags: ['Азов', 'Військові', 'Полонені', 'Війна з Росією']</text:p>
      <text:p text:style-name="P4">
Type: Article</text:p>
      <!--METADATA-->
      <text:p text:style-name="P4">
<draw:frame draw:style-name="fr1" draw:name="Image214" text:anchor-type="as-char" svg:width="6.9236in" svg:height="3.956343in" draw:z-index="0">
<draw:image xlink:href="../Images/yкринформ/2023-07-08T23-29-00-03-00/630_360_1688848927-195.jpg" xlink:type="simple" xlink:show="embed" xlink:actuate="onLoad" draw:mime-type="image/jpeg"/>
</draw:frame>
Azov commander Denis Prokopenko(Redis), who, together with the fighting brothers today, has been in Ukraine from Turkey, informed the intention to return to the front.</text:p>
      <text:p text:style-name="P4">
Prokopenko said this when communicating with journalists in Lviv, Ukrinform reports.</text:p>
      <text:p text:style-name="P4">
"I am deeply convinced that the army is a teamwork, and from now on we continue the struggle together, we will definitely say our word in battle. The most important is that the Ukrainian army of interchoplastgical initiative on the front line and with each In the afternoon, we move forward, destroy the enemy, release temporarily occupied territories, and I am sure that we will make our best and impossible to accelerate this process to <text:a xlink:type="simple" xlink:href="https://www.ukrinform.ua/tag-vijna-z-rosieu" text:style-name="Internet_20_link" text:visited-style-name="Visited_20_Internet_20_Link">
war</text:a>
She came to her logical core, "Azov commander emphasized.</text:p>
      <text:p text:style-name="P4">
</text:p>
      <text:p text:style-name="P4">
In response to the questions of the journalists, whether they will return to the front, Red, "Of course, we have returned to Ukraine for this, this is our most important."</text:p>
      <text:p text:style-name="P4">
<text:span text:style-name="T4">
 Read also: </text:span>
 <text:a xlink:type="simple" xlink:href="https://www.ukrinform.ua/rubric-society/3733322-na-500j-den-vijni-mi-povernuli-dodomu-nasih-geroiv-zelenskij.html" text:style-name="Internet_20_link" text:visited-style-name="Visited_20_Internet_20_Link">
Zelensky: On the 500th day of the war we returned home to our heroes</text:a>
Prokopenko thanked the President of Ukraine, his team, as well as the forces of defense and all who fight for Ukraine and protect it from the enemy.</text:p>
      <text:p text:style-name="P4">
According to Ukrinform, Ukraine returned to the homeland of five Azovstal defenders, who were in Turkey after being released from the Russian captivity, as a result of negotiations with the Turkish side.</text:p>
      <text:p text:style-name="P4">
<text:span text:style-name="T4">
 Read also: </text:span>
 <text:a xlink:type="simple" xlink:href="https://www.ukrinform.ua/rubric-society/3733284-ukraina-povernula-patoh-zahisnikiv-azovstali-za-rezultatami-peregovoriv-iz-tureccinou.html" text:style-name="Internet_20_link" text:visited-style-name="Visited_20_Internet_20_Link">
Ukraine has returned five Azovstal defenders with the reserves of talks with Turkey</text:a>
Ukrainian soldiers Denis Prokopenko, Svyatoslav Palamar, Sergey Volynsky, Oleghomenko, Denis Sleg will finally be able to be with their relatives.</text:p>
      <text:p text:style-name="P4">
News Source: <text:a xlink:type="simple" xlink:href="https://www.ukrinform.ua/rubric-ato/3733334-komandir-azova-mi-obovazkovo-skazemo-svoe-slovo-v-bou.html" text:style-name="Internet_20_link" text:visited-style-name="Visited_20_Internet_20_Link">
https://www.ukrinform.ua/rubric-ato/3733334-komandir-azova-mi-obovazkovo-skazemo-svoe-slovo-v-bou.html</text:a>
</text:p>
      <!--NEWS-->
      <text:h text:style-name="P10" text:outline-level="1">
<text:span text:style-name="T4">
International negotiations and heroes' return: Zelensky summed up a busy day</text:span>
</text:h>
      <text:p text:style-name="P4">
Authors: Ukrinform (Person)</text:p>
      <text:p text:style-name="P4">
Publisher: Укринформ (Organization)</text:p>
      <text:p text:style-name="P4">
Published Time: 2023-07-08T23:53:00+03:00</text:p>
      <text:p text:style-name="P4">
Modified Time: 2023-07-08T23:53:00+03:00</text:p>
      <text:p text:style-name="P4">
Description: The President of Ukraine summed up Saturday, July 8, during which many important events took place. - Ukrinform.</text:p>
      <text:p text:style-name="P4">
Images: ['<text:a xlink:type="simple" xlink:href="https://static.ukrinform.com/photos/2023_07/thumb_files/630_360_1688848301-1334.jpeg" text:style-name="Internet_20_link" text:visited-style-name="Visited_20_Internet_20_Link">
630_360_16888...</text:a>
']</text:p>
      <text:p text:style-name="P4">
Tags: ['Україна', 'ЗСУ', 'Зеленський', 'Війна з Росією']</text:p>
      <text:p text:style-name="P4">
Type: Article</text:p>
      <!--METADATA-->
      <text:p text:style-name="P4">
<draw:frame draw:style-name="fr1" draw:name="Image216" text:anchor-type="as-char" svg:width="6.9236in" svg:height="3.956343in" draw:z-index="0">
<draw:image xlink:href="../Images/yкринформ/2023-07-08T23-53-00-03-00/630_360_1688848301-1334.jpeg" xlink:type="simple" xlink:show="embed" xlink:actuate="onLoad" draw:mime-type="image/jpeg"/>
</draw:frame>
The President of Ukraine summed up Saturday, July 8, during which many important events occurred.</text:p>
      <text:p text:style-name="P4">
Volodymyr Zelenskyy published the corresponding post in <text:a xlink:type="simple" xlink:href="https://t.me/s/V_Zelenskiy_official" text:style-name="Internet_20_link" text:visited-style-name="Visited_20_Internet_20_Link">
telegram</text:a>
, reports Ukrinform.</text:p>
      <text:p text:style-name="P4">
“This is a very busy day. In the morning, he had to hear the report of the front, to congratulate the commander -in -chief of Zaluzhny on his birthday. Then -Moleben with his holy Patriarch Bartholomew for the victims of the war, ”he reported.</text:p>
      <text:p text:style-name="P4">
The Head of State held security negotiations with partners-Prime Ministers of Nineland and Portugal.</text:p>
      <text:p text:style-name="P4">
"Finally, meeting with our heroes - defenders of Mariupol and Azovstal.(https://www.ukrinform.ua/tag-zelenskij).</text:p>
      <text:p text:style-name="P4">
The President also introduced the new Commander of the National Guard. He honored all the heroes of this war - our full -scale defense, all of whose courage can now be talked about.</text:p>
      <text:p text:style-name="P4">
*!(https://www.ukrinform.ua/rubric-ato/3733326-prezident-priznaciv-oleksia-pivnenka-komanduvacem-nacgvardii.html)A busy day ended in Lviv, where a joint prayer service took place for our warriors, for the Ukrainian state.</text:p>
      <text:p text:style-name="P4">
“Thank you all who are fighting for Ukraine!I thank everyone who protects the Ukrainians with our victory!”, - summed up Volodymyr Zelenskyy.</text:p>
      <text:p text:style-name="P4">
<text:span text:style-name="T4">
 Read also: </text:span>
 <text:a xlink:type="simple" xlink:href="https://www.ukrinform.ua/rubric-society/3733322-na-500j-den-vijni-mi-povernuli-dodomu-nasih-geroiv-zelenskij.html" text:style-name="Internet_20_link" text:visited-style-name="Visited_20_Internet_20_Link">
<text:span text:style-name="T4">
 Zelensky </text:span>
: On the 500th day of the war we returned home the most heroes</text:a>
As it was reported, Ukraine returned to the homeland of five Azovstal defenders, who were in Turkey after release from Russian captivity. President Vladimir Zelensky met them at Istanbul Airport and congratulated them on.</text:p>
      <text:p text:style-name="P4">
Ukrainian soldiers Denis Prokopenko, Svyatoslav Palamar, Sergey Volynsky, Oleghomenko, Denis Sleg will finally be able to be with their relatives.</text:p>
      <text:p text:style-name="P4">
News Source: <text:a xlink:type="simple" xlink:href="https://www.ukrinform.ua/rubric-polytics/3733335-miznarodni-peremovini-ta-povernenna-geroiv-zelenskij-pidbiv-pidsumki-nasicenogo-dna.html" text:style-name="Internet_20_link" text:visited-style-name="Visited_20_Internet_20_Link">
https://www.ukrinform.ua/rubric-polytics/3733335-miznarodni-peremovini-ta-povernenna-geroiv-zelenskij-pidbiv-pidsumki-nasicenogo-dna.html</text:a>
</text:p>
      <!--NEWS-->
      <text:h text:style-name="P10" text:outline-level="1">
<text:span text:style-name="T4">
Selling Medicines Rosarmia: Pharmacological company was exposed in Zhytomyr region</text:span>
</text:h>
      <text:p text:style-name="P4">
Author: ['АРМІЯINFORM']</text:p>
      <text:p text:style-name="P4">
Time: 2023-07-08T26:00:00-04:00</text:p>
      <text:p text:style-name="P4">
Description: Vikrit alone, Iz Pharmaceuticals of Pidipriyki at Zhitomirskiye on SPIVPRACI Z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0a6c720e52b85496aaf1683cdd0a1630.jpeg" text:style-name="Internet_20_link" text:visited-style-name="Visited_20_Internet_20_Link">
0a6c720e52b85496aaf1683cdd0a1630.jpeg</text:a>
']</text:p>
      <text:p text:style-name="P4">
Tags: ['АГЕНТ РФ', 'ЗРАДНИКИ УКРАЇНИ', 'СБУ']</text:p>
      <text:p text:style-name="P4">
Category: News</text:p>
      <!--METADATA-->
      <text:p text:style-name="P4">
<draw:frame draw:style-name="fr1" draw:name="Image217" text:anchor-type="as-char" svg:width="6.9236in" svg:height="4.615733in" draw:z-index="0">
<draw:image xlink:href="../Images/AРМІЯINFORM/2023-07-08T26-00-00-04-00/0a6c720e52b85496aaf1683cdd0a1630.jpeg" xlink:type="simple" xlink:show="embed" xlink:actuate="onLoad" draw:mime-type="image/jpeg"/>
</draw:frame>
One of the pharmaceutical enterprises in the Zhytomyr region was exposed on the cooperation of the rashists.</text:p>
      <text:p text:style-name="P4">
About it <text:a xlink:type="simple" xlink:href="https://ssu.gov.ua/novyny/sbu-vykryla-farmakolohichnu-kompaniiu-na-zhytomyrshchyni-yaka-prodavala-medykamenty-rosiiskii-armii" text:style-name="Internet_20_link" text:visited-style-name="Visited_20_Internet_20_Link">
reports</text:a>
Security Service of Ukraine.</text:p>
      <text:p text:style-name="P4">
“After a large -scale invasion, the attackers established a" hidden "scheme for Ukrainian medicines to the Russian military hospitals. The mediators of illegal exports were painkillers, which were enemy in the temporarily occupied territory of Ukraine for the treatment of soldered invaders, ”the statement reads.</text:p>
      <text:p text:style-name="P4">
By February 2022, the company exported its products to Russia. The business partner of the Ukrainian firm in the Russian Federation was an institution that performs the state-existence of the Russian Ministry of Defense.</text:p>
      <text:p text:style-name="P4">
After the beginning of a large -scale invasion and introduction of appropriate sanctions opposite the Kremlin, the management of the Ukrainian enterprise developed a mechanism of devoted restrictions.</text:p>
      <text:p text:style-name="P4">
“For this purpose, the organizer of the equipment, together with its Russian accomplices, involves the control of the controlled commercial structures in the Middle East and in the EU. The reconciliations sent Ukrainian medicines to the addresses of these foreign companies, and then changed the consignments and sent products to actual goods from the Russian Federation, ”the SBU noted.</text:p>
      <text:p text:style-name="P4">
The Security Service of Ukraine has documented the illegal transportation of Dorozia nearly 300 kg of medical products.</text:p>
      <text:p text:style-name="P4">
During the searches in the offices and production premises of the Ukrainian Pharmaceutical Company, computers with evidence of illegal activity, a contract with an actual Russian buyer of medicines and Russian certificates of conformity were presented.</text:p>
      <text:p text:style-name="P4">
Currently, the director of the Ukrainian enterprise has been informed of suspicion of publication of the aggressor state. The issue of choosing a precaution is resolved - detention. The attacker faces up to 12 years deprivation.</text:p>
      <text:p text:style-name="P4">
News Source: <text:a xlink:type="simple" xlink:href="https://armyinform.com.ua/2023/07/08/prodavala-medykamenty-rosarmiyi-vykryto-farmakologichnu-kompaniyu-na-zhytomyrshhyni/" text:style-name="Internet_20_link" text:visited-style-name="Visited_20_Internet_20_Link">
https://armyinform.com.ua/2023/07/08/prodavala-medykamenty-rosarmiyi-vykryto-farmakologichnu-kompaniyu-na-zhytomyrshhyni/</text:a>
</text:p>
      <!--NEWS-->
      <text:h text:style-name="P10" text:outline-level="1">
<text:span text:style-name="T4">
There was a joint training of the Lithuanian-Polish forces of special operations</text:span>
</text:h>
      <text:p text:style-name="P4">
Author: ['АРМІЯINFORM']</text:p>
      <text:p text:style-name="P4">
Time: 2023-07-08T28:00:00-04:00</text:p>
      <text:p text:style-name="P4">
Description: At half the Kazіs Veverskіs (Lithuania), the SPILNE of the Lithuanian and Polish forces was wounded ... War with Ukraine 2022, the war with Ukraine Latest news today, News War with Ukraine 2022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resize_1200x900_d3_1.jpg" text:style-name="Internet_20_link" text:visited-style-name="Visited_20_Internet_20_Link">
resize_1200x900_d3_1.jpg</text:a>
', '<text:a xlink:type="simple" xlink:href="https://armyinform.com.ua/wp-content/uploads/2023/07/resize_1200x900_d2_3-150x150.jpg" text:style-name="Internet_20_link" text:visited-style-name="Visited_20_Internet_20_Link">
resize_1200x900_d2_3-150x150.jpg</text:a>
', '<text:a xlink:type="simple" xlink:href="https://armyinform.com.ua/wp-content/uploads/2023/07/resize_1200x900_d1_6-150x150.jpg" text:style-name="Internet_20_link" text:visited-style-name="Visited_20_Internet_20_Link">
resize_1200x900_d1_6-150x150.jpg</text:a>
', '<text:a xlink:type="simple" xlink:href="https://armyinform.com.ua/wp-content/uploads/2023/07/resize_1200x900_d1_4-150x150.jpg" text:style-name="Internet_20_link" text:visited-style-name="Visited_20_Internet_20_Link">
resize_1200x900_d1_4-150x150.jpg</text:a>
', '<text:a xlink:type="simple" xlink:href="https://armyinform.com.ua/wp-content/uploads/2023/07/resize_1200x900_d1_8-150x150.jpg" text:style-name="Internet_20_link" text:visited-style-name="Visited_20_Internet_20_Link">
resize_1200x900_d1_8-150x150.jpg</text:a>
']</text:p>
      <text:p text:style-name="P4">
Tags: ['БАГАТОНАЦІОНАЛЬНІ НАВЧАННЯ', 'ЛИТВА', 'ПОЛЬЩА']</text:p>
      <text:p text:style-name="P4">
Category: News</text:p>
      <!--METADATA-->
      <text:p text:style-name="P4">
<draw:frame draw:style-name="fr1" draw:name="Image218" text:anchor-type="as-char" svg:width="6.9236in" svg:height="4.615733in" draw:z-index="0">
<draw:image xlink:href="../Images/AРМІЯINFORM/2023-07-08T28-00-00-04-00/resize_1200x900_d3_1.jpg" xlink:type="simple" xlink:show="embed" xlink:actuate="onLoad" draw:mime-type="image/jpeg"/>
</draw:frame>
At the landfill Kazis Veverskis(Lithuania)There was a joint training of the Lithuanian-Polish forces of special operations(SOP). Це частина тристоронніх навчань<text:a xlink:type="simple" xlink:href="https://armyinform.com.ua/2023/07/04/u-lytvi-tryvayut-mizhnarodni-navchannya-sso-sylni-ta-yedyni-2023/" text:style-name="Internet_20_link" text:visited-style-name="Visited_20_Internet_20_Link">
Strong&amp;United2023</text:a>
Between Lithuania, Poland Tanimimich.</text:p>
      <text:p text:style-name="P4">
About this <text:a xlink:type="simple" xlink:href="https://kariuomene.lt/tarptautines-pratybos-strong-united-2023-lietuvos-ir-lenkijos-specialiuju-operaciju-pajegu-kariai-treniravosi-neutralizuoti-priesiskas-pajegas/25435" text:style-name="Internet_20_link" text:visited-style-name="Visited_20_Internet_20_Link">
it is referred</text:a>
In the report of the armed forces of Lithuania.</text:p>
      <text:p text:style-name="P4">
“Our ability to act together, quickly and efficiently, integrating allied, is one of the key benefits of the Lithuanian forces of special operations. Strong understanding and support are fundamental factors that allow you to comprehend and develop a multilateral military alliance, ”said Colonel Mindaugas Mazonas.</text:p>
      <text:p text:style-name="P4">
<text:a xlink:type="simple" xlink:href="https://armyinform.com.ua/wp-content/uploads/2023/07/resize_1200x900_d2_3.jpg" text:style-name="Internet_20_link" text:visited-style-name="Visited_20_Internet_20_Link">
!(Images/AРМІЯINFORM/2023-07-08T28-00-00-04-00/resize_1200x900_d2_3-150x150.jpg)</text:a>
</text:p>
      <text:p text:style-name="P4">
<text:a xlink:type="simple" xlink:href="https://armyinform.com.ua/wp-content/uploads/2023/07/resize_1200x900_d1_6.jpg" text:style-name="Internet_20_link" text:visited-style-name="Visited_20_Internet_20_Link">
<draw:frame draw:style-name="fr1" draw:name="Image219" text:anchor-type="as-char" svg:width="6.9236in" svg:height="6.9236in" draw:z-index="0">
<draw:image xlink:href="../Images/AРМІЯINFORM/2023-07-08T28-00-00-04-00/resize_1200x900_d1_6-150x150.jpg" xlink:type="simple" xlink:show="embed" xlink:actuate="onLoad" draw:mime-type="image/jpeg"/>
</draw:frame>
</text:a>
According to the script, the intelligence units of the Lithuanian Army have found that there was an hostile group at a certain object, so it was decided to use a joint Lithuanian-Polish detachment for specialty. The tactical part of the operation was launched by a sniper group of the battalion of the Lithuanian army, which penetrated the area and physically confirmed the enemy forces on the object. Another team from the Vitutas Great Battalion made a parachute from the Air Force L-410 and landed near the object to block access to and from the operation. Simultaneously armed jltv combat support machines(Joint Light Tactical Vehicle)Object access to the object on the mented perimeter.</text:p>
      <text:p text:style-name="P4">
<text:a xlink:type="simple" xlink:href="https://armyinform.com.ua/wp-content/uploads/2023/07/resize_1200x900_d1_4.jpg" text:style-name="Internet_20_link" text:visited-style-name="Visited_20_Internet_20_Link">
!(Images/AРМІЯINFORM/2023-07-08T28-00-00-04-00/resize_1200x900_d1_4-150x150.jpg)</text:a>
</text:p>
      <text:p text:style-name="P4">
<text:a xlink:type="simple" xlink:href="https://armyinform.com.ua/wp-content/uploads/2023/07/resize_1200x900_d1_8.jpg" text:style-name="Internet_20_link" text:visited-style-name="Visited_20_Internet_20_Link">
<draw:frame draw:style-name="fr1" draw:name="Image220" text:anchor-type="as-char" svg:width="6.9236in" svg:height="6.9236in" draw:z-index="0">
<draw:image xlink:href="../Images/AРМІЯINFORM/2023-07-08T28-00-00-04-00/resize_1200x900_d1_8-150x150.jpg" xlink:type="simple" xlink:show="embed" xlink:actuate="onLoad" draw:mime-type="image/jpeg"/>
</draw:frame>
</text:a>
</text:p>
      <text:p text:style-name="P4">
News Source: <text:a xlink:type="simple" xlink:href="https://armyinform.com.ua/2023/07/08/vidbulosya-spilne-navchannya-lytovsko-polskyh-syl-speczialnyh-operaczij/" text:style-name="Internet_20_link" text:visited-style-name="Visited_20_Internet_20_Link">
https://armyinform.com.ua/2023/07/08/vidbulosya-spilne-navchannya-lytovsko-polskyh-syl-speczialnyh-operaczij/</text:a>
</text:p>
      <!--NEWS-->
      <text:h text:style-name="P10" text:outline-level="1">
<text:span text:style-name="T4">
England's national team is the winner of the youth Euro football</text:span>
</text:h>
      <text:p text:style-name="P4">
Authors: Ukrinform (Person)</text:p>
      <text:p text:style-name="P4">
Publisher: Укринформ (Organization)</text:p>
      <text:p text:style-name="P4">
Published Time: 2023-07-08T2:19:00+03:00</text:p>
      <text:p text:style-name="P4">
Modified Time: 2023-07-08T21:19:00+03:00</text:p>
      <text:p text:style-name="P4">
Description: England did not miss a single goal at the Euro U-21. - Ukrinform.</text:p>
      <text:p text:style-name="P4">
Images: ['<text:a xlink:type="simple" xlink:href="https://static.ukrinform.com/photos/2023_07/thumb_files/630_360_1688840278-834.jpg" text:style-name="Internet_20_link" text:visited-style-name="Visited_20_Internet_20_Link">
630_360_16888...</text:a>
']</text:p>
      <text:p text:style-name="P4">
Tags: ['Футбол']</text:p>
      <text:p text:style-name="P4">
Type: Article</text:p>
      <!--METADATA-->
      <text:p text:style-name="P4">
<draw:frame draw:style-name="fr1" draw:name="Image221" text:anchor-type="as-char" svg:width="6.9236in" svg:height="3.956343in" draw:z-index="0">
<draw:image xlink:href="../Images/yкринформ/2023-07-08T2-19-00-03-00/630_360_1688840278-834.jpg" xlink:type="simple" xlink:show="embed" xlink:actuate="onLoad" draw:mime-type="image/jpeg"/>
</draw:frame>
England has not allowed a single goal to the Euro U-21.</text:p>
      <text:p text:style-name="P4">
For the first time in 39 years, England won the European Football Youth Championship, Ufinals with a minimum of breaking peers from Spain - 1-0, Ukrinform reports.</text:p>
      <text:p text:style-name="P4">
The only goal in Kurtis Jones' match at the end of the first half of the Victory in the tournament. England for the third time in history has become the winner of the European U-21.</text:p>
      <text:p text:style-name="P4">
Lee Karsley's team did not miss a single goal for the whole tournament. The goalkeeper of Commandeims Trafford played in all matches and did not miss a single ball, reflected in the last seconds of the finals.</text:p>
      <text:p text:style-name="P4">
In the group stage, the British scored a maximum of points(9), забивши 6 голів. Уплей-оф Англія здолала Португалію (1:0)and Israel(3:0).</text:p>
      <text:p text:style-name="P4">
<text:span text:style-name="T4">
Читайте також:</text:span>
 <text:a xlink:type="simple" xlink:href="https://www.ukrinform.ua/rubric-sports/3732408-rotan-meni-duze-priemno-bulo-pracuvati-z-hlopcami-kozna-hvilina-provedena-razom-bude-v-moemu-serci-nazavzdi.html" text:style-name="Internet_20_link" text:visited-style-name="Visited_20_Internet_20_Link">
 <text:span text:style-name="T4">
Ротань</text:span>
 : Мені дуже приємно було працювати з хлопцями– кожна хвилина проведена разом буде в моєму серці</text:a>
As reported by Ukrinform, the national team of Ukraine reached the semifinals of the competition, and Spain was deposited. The exit to the semifinals guaranteed Ukraine's participation of the Volhympic Games 2024.</text:p>
      <text:p text:style-name="P4">
Photo: Getty Images</text:p>
      <text:p text:style-name="P4">
News Source: <text:a xlink:type="simple" xlink:href="https://www.ukrinform.ua/rubric-sports/3733318-zbirna-anglii-peremozec-molodiznogo-evro-z-futbolu.html" text:style-name="Internet_20_link" text:visited-style-name="Visited_20_Internet_20_Link">
https://www.ukrinform.ua/rubric-sports/3733318-zbirna-anglii-peremozec-molodiznogo-evro-z-futbolu.html</text:a>
</text:p>
      <!--NEWS-->
      <text:h text:style-name="P10" text:outline-level="1">
<text:span text:style-name="T4">
Ukraine is making efforts to draw the world's attention to the problems of keeping in the captivity</text:span>
</text:h>
      <text:p text:style-name="P4">
Author: ['АРМІЯINFORM']</text:p>
      <text:p text:style-name="P4">
Time: 2023-07-08T30:00:00-04:00</text:p>
      <text:p text:style-name="P4">
Description: Ukrainian reports ilvikhovikh Zusil, chobi to atrocity respect for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photo_5278562666060826146_w.jpg" text:style-name="Internet_20_link" text:visited-style-name="Visited_20_Internet_20_Link">
photo_5278562666060826146_w.jpg</text:a>
']</text:p>
      <text:p text:style-name="P4">
Tags: ['ВІЙНА', 'ВІЙСЬКОВОПОЛОНЕНІ', 'КООРДИНАЦІЙНИЙ ШТАБ З ПИТАНЬ ПОВОДЖЕННЯ З ВІЙСЬКОВОПОЛОНЕНИМИ']</text:p>
      <text:p text:style-name="P4">
Category: News</text:p>
      <!--METADATA-->
      <text:p text:style-name="P4">
<draw:frame draw:style-name="fr1" draw:name="Image222" text:anchor-type="as-char" svg:width="6.9236in" svg:height="3.882986in" draw:z-index="0">
<draw:image xlink:href="../Images/AРМІЯINFORM/2023-07-08T30-00-00-04-00/photo_5278562666060826146_w.jpg" xlink:type="simple" xlink:show="embed" xlink:actuate="onLoad" draw:mime-type="image/jpeg"/>
</draw:frame>
Ukraine is making every effort to pay attention to the international community to the problems of illegal maintenance of civilians and non-combatant aggressor.</text:p>
      <text:p text:style-name="P4">
About this <text:a xlink:type="simple" xlink:href="https://t.me/Koord_shtab/1513" text:style-name="Internet_20_link" text:visited-style-name="Visited_20_Internet_20_Link">
the one was talking</text:a>
At a meeting with the Association of NGO "Military Doctors of Ukraine" at the Coordination Staff.</text:p>
      <text:p text:style-name="P4">
At the meeting with families of military doctors, they were held by the coordination staff, headed by the secretary of the staff, General Dmitry Usov.</text:p>
      <text:p text:style-name="P4">
“Healthcare professionals have the legal status of non -combatants. Therefore, the maintenance of medical workers is a direct violation of international humanitarian law by Russia, ”Dmitry Usov said.</text:p>
      <text:p text:style-name="P4">
The headquarters stressed that Ukraine works hard to release all the prisoners from Russian captivity.</text:p>
      <text:p text:style-name="P4">
News Source: <text:a xlink:type="simple" xlink:href="https://armyinform.com.ua/2023/07/08/ukrayina-dokladaye-zusyl-shhoby-zvernuty-uvagu-svitu-na-problemy-nezakonnogo-utrymannya-u-poloni-rf-czyvilnyh-ta-nekombatantiv-koordshtab/" text:style-name="Internet_20_link" text:visited-style-name="Visited_20_Internet_20_Link">
https://armyinform.com.ua/2023/07/08/ukrayina-dokladaye-zusyl-shhoby-zvernuty-uvagu-svitu-na-problemy-nezakonnogo-utrymannya-u-poloni-rf-czyvilnyh-ta-nekombatantiv-koordshtab/</text:a>
</text:p>
      <!--NEWS-->
      <text:h text:style-name="P10" text:outline-level="1">
<text:span text:style-name="T4">
In Kiev, a single number for all emergencies has been launched</text:span>
</text:h>
      <text:p text:style-name="P4">
Author: ['АРМІЯINFORM']</text:p>
      <text:p text:style-name="P4">
Time: 2023-07-08T32:00:00-04:00</text:p>
      <text:p text:style-name="P4">
Description: The Mini Construction of the Interior Help did not call the service 112 from Kiwi - єdinia ... The war with Ukraine 2022, the war with Ukraine is the latest news today, the news war with Ukraine 2022 The last to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ehjzv1549881270278.jpg" text:style-name="Internet_20_link" text:visited-style-name="Visited_20_Internet_20_Link">
ehjzv1549881270278.jpg</text:a>
']</text:p>
      <text:p text:style-name="P4">
Tags: ['КИЇВ', 'МВС УКРАЇНИ', 'НАДЗВИЧАЙНА СИТУАЦІЯ']</text:p>
      <text:p text:style-name="P4">
Category: News</text:p>
      <!--METADATA-->
      <text:p text:style-name="P4">
<draw:frame draw:style-name="fr1" draw:name="Image223" text:anchor-type="as-char" svg:width="6.9236in" svg:height="5.1927in" draw:z-index="0">
<draw:image xlink:href="../Images/AРМІЯINFORM/2023-07-08T32-00-00-04-00/ehjzv1549881270278.jpg" xlink:type="simple" xlink:show="embed" xlink:actuate="onLoad" draw:mime-type="image/jpeg"/>
</draw:frame>
The Ministry of Internal Affairs has fully implemented <text:span text:style-name="T4">
 service 112 </text:span>
 in Kiev - the only telephone number for crisis situations. The communication center already processes input and covers the capital.</text:p>
      <text:p text:style-name="P4">
About it <text:a xlink:type="simple" xlink:href="https://t.me/mvs_ukraine/27140" text:style-name="Internet_20_link" text:visited-style-name="Visited_20_Internet_20_Link">
reported</text:a>
Ministry of Internal Affairs Igor Klimenko.</text:p>
      <text:p text:style-name="P4">
“Calls from citizens receive operators. Next, the requests are referred to the accessories that respond accordingly, ”the message reads.</text:p>
      <text:p text:style-name="P4">
It is important that operators who have a sign language work. They can be united with the applicants through video call. To do this, send the SMS to <text:span text:style-name="T4">
 112 </text:span>
 and expect a link to the connection.</text:p>
      <text:p text:style-name="P4">
"Our next steps are to scale 112 in all millionaire cities, Adali-in the entire territory of the state," the Ministry of Internal Affairs said.</text:p>
      <text:p text:style-name="P4">
News Source: <text:a xlink:type="simple" xlink:href="https://armyinform.com.ua/2023/07/08/u-kyyevi-zapraczyuvav-yedynyj-nomer-dlya-vsih-nadzvychajnyh-sytuaczij/" text:style-name="Internet_20_link" text:visited-style-name="Visited_20_Internet_20_Link">
https://armyinform.com.ua/2023/07/08/u-kyyevi-zapraczyuvav-yedynyj-nomer-dlya-vsih-nadzvychajnyh-sytuaczij/</text:a>
</text:p>
      <!--NEWS-->
      <text:h text:style-name="P10" text:outline-level="1">
<text:span text:style-name="T4">
The victims of Kakhovskaya Hydroe Hephew began to receive assistance from the state</text:span>
</text:h>
      <text:p text:style-name="P4">
Author: ['АРМІЯINFORM']</text:p>
      <text:p text:style-name="P4">
Time: 2023-07-08T34:00:00-04:00</text:p>
      <text:p text:style-name="P4">
Description: 6 Lipnya of Ukrposhta Vipelsa of the Personal Duphumes of the Permanzam Khersonshchini, Yaki pushed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630_360_1686481734-425.jpg" text:style-name="Internet_20_link" text:visited-style-name="Visited_20_Internet_20_Link">
630_360_1686481734-425.jpg</text:a>
']</text:p>
      <text:p text:style-name="P4">
Tags: ['МІНРЕІНТЕГРАЦІЇ', 'ПІДРИВ ГРЕБЛІ КАХОВСЬКОЇ ГЕС', 'ШТАБ З ЛІКВІДАЦІЇ НАСЛІДКІВ ПІДРИВУ']</text:p>
      <text:p text:style-name="P4">
Category: News</text:p>
      <!--METADATA-->
      <text:p text:style-name="P4">
<draw:frame draw:style-name="fr1" draw:name="Image224" text:anchor-type="as-char" svg:width="6.9236in" svg:height="3.956343in" draw:z-index="0">
<draw:image xlink:href="../Images/AРМІЯINFORM/2023-07-08T34-00-00-04-00/630_360_1686481734-425.jpg" xlink:type="simple" xlink:show="embed" xlink:actuate="onLoad" draw:mime-type="image/jpeg"/>
</draw:frame>
</text:p>
      <text:p text:style-name="P4">
6 липня Укрпошта почала виплати державної допомоги мешканцям Херсонщини, якіпостраждали від підтоплення внаслідок підриву ворогом Каховської ГЕС.</text:p>
      <text:p text:style-name="P4">
Про це <text:a xlink:type="simple" xlink:href="https://minre.gov.ua/2023/07/07/postrazhdali-vid-pidtoplennya-pochaly-otrymuvaty-po-5-tysyach-gryven-derzhdopomogy/" text:style-name="Internet_20_link" text:visited-style-name="Visited_20_Internet_20_Link">
повідомляє</text:a>
Ministry of Reintegration.</text:p>
      <text:p text:style-name="P4">
Thus, financial support of 5 thousand hryvnias was held by citizens who are at the Kherson City Hospital.</text:p>
      <text:p text:style-name="P4">
In addition, the State Treasury has already transferred 4.47 million hryvnias for the payment of the specified financial assistance 532 to the residents of Kherson region and 362 - Nikolaev region. According to their statements, money has already been received on banking.</text:p>
      <text:p text:style-name="P4">
News Source: <text:a xlink:type="simple" xlink:href="https://armyinform.com.ua/2023/07/08/postrazhdali-vid-pidryvu-kahovskoyi-ges-pochaly-otrymuvaty-dopomogu-vid-derzhavy/" text:style-name="Internet_20_link" text:visited-style-name="Visited_20_Internet_20_Link">
https://armyinform.com.ua/2023/07/08/postrazhdali-vid-pidryvu-kahovskoyi-ges-pochaly-otrymuvaty-dopomogu-vid-derzhavy/</text:a>
</text:p>
      <!--NEWS-->
      <text:h text:style-name="P10" text:outline-level="1">
<text:span text:style-name="T4">
During the large -scale war, 9,000 civilians were killed in Ukraine, including 500 children - the UN</text:span>
</text:h>
      <text:p text:style-name="P4">
Author: ['АРМІЯINFORM']</text:p>
      <text:p text:style-name="P4">
Time: 2023-07-08T36:00:00-04:00</text:p>
      <text:p text:style-name="P4">
Description: At the front of the 500th day, the earnings of a large-scale invoice for the Rosa in Ukraine ... War with Ukraine 2022, war with Ukraine Latest news today, News War with Ukraine 2022 The last ones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vijna-obstril.jpg" text:style-name="Internet_20_link" text:visited-style-name="Visited_20_Internet_20_Link">
vijna-obstril.jpg</text:a>
']</text:p>
      <text:p text:style-name="P4">
Tags: ['STOPRUSSIA', 'АГРЕСІЯ РФ', 'ВТОРГНЕННЯ РФ', 'ЖЕРТВИ ВІЙНИ', 'ММПЛУ', 'ООН']</text:p>
      <text:p text:style-name="P4">
Category: News</text:p>
      <!--METADATA-->
      <text:p text:style-name="P4">
<draw:frame draw:style-name="fr1" draw:name="Image225" text:anchor-type="as-char" svg:width="6.9236in" svg:height="4.628555in" draw:z-index="0">
<draw:image xlink:href="../Images/AРМІЯINFORM/2023-07-08T36-00-00-04-00/vijna-obstril.jpg" xlink:type="simple" xlink:show="embed" xlink:actuate="onLoad" draw:mime-type="image/jpeg"/>
</draw:frame>
On the eve of the 500th day from the beginning of a large-scale invasion of Russia in Ukraine Monitoring Mission of the UN Human Rights in Ukraine(MmPlu)Vallagibel has more than 9,000 civilians, including more than 500 children. At the same time, the mission was preceded that the real number of victims could be much higher.</text:p>
      <text:p text:style-name="P4">
Such <text:a xlink:type="simple" xlink:href="https://ukraine.un.org/uk/239136-%D0%B2%D1%96%D0%B9%D0%BD%D0%B0-%D0%B2-%D1%83%D0%BA%D1%80%D0%B0%D1%97%D0%BD%D1%96-%D1%81%D1%8F%D0%B3%D0%BD%D1%83%D0%BB%D0%B0-%D1%89%D0%B5-%D0%BE%D0%B4%D0%BD%D1%96%D1%94%D1%97-%D1%81%D1%83%D0%BC%D0%BD%D0%BE%D1%97-%D0%BF%D0%BE%D0%B7%D0%BD%D0%B0%D1%87%D0%BA%D0%B8" text:style-name="Internet_20_link" text:visited-style-name="Visited_20_Internet_20_Link">
statement</text:a>
The UN Human Rights Monitoring Mission in Ukraine was released.</text:p>
      <text:p text:style-name="P4">
The MMPL noted that the total monthly number of dead and wounded persons has changed earlier this year compared to 2022, but in May, their average number increased again. The IMPLU reminded the last death attack on June 27, when 13 civilians, including four children, were killed in the evening as a result of a rocket strike in the lively trading area of the UKRAMACTOR in eastern Ukraine. Among the victims during this attack, the Ukrainian writer and human rights activist Victoria Amelina, who died from the injuries received earlier, was UKRAMAMA.</text:p>
      <text:p text:style-name="P4">
Just a few days later, another rocket strike took away the lives of 10 civilians in Lviv. During these two weeks, the number of those killed among civilians is one of the highest from the beginning of the Russian invasion.</text:p>
      <text:p text:style-name="P4">
News Source: <text:a xlink:type="simple" xlink:href="https://armyinform.com.ua/2023/07/08/za-chas-shyrokomasshtabnoyi-vijny-v-ukrayini-zagynulo-9-tysyach-czyvilnyh-zokrema-500-ditej-oon/" text:style-name="Internet_20_link" text:visited-style-name="Visited_20_Internet_20_Link">
https://armyinform.com.ua/2023/07/08/za-chas-shyrokomasshtabnoyi-vijny-v-ukrayini-zagynulo-9-tysyach-czyvilnyh-zokrema-500-ditej-oon/</text:a>
</text:p>
      <!--NEWS-->
      <text:h text:style-name="P10" text:outline-level="1">
<text:span text:style-name="T4">
British Foreign Minister warned Russia from provocations at the Zaporozhye NPP</text:span>
</text:h>
      <text:p text:style-name="P4">
Author: ['АРМІЯINFORM']</text:p>
      <text:p text:style-name="P4">
Time: 2023-07-08T38:00:00-04:00</text:p>
      <text:p text:style-name="P4">
Description: The ministry of the law enforcement agencies of great British James Clover, the Russian Federation is not guilty of the Russian Federation ... The war with Ukraine 2022, the war with Ukraine is the latest news today, the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f329e3e59a9e1ec85d891c727857924e.webp" text:style-name="Internet_20_link" text:visited-style-name="Visited_20_Internet_20_Link">
f329e3e59a9e1ec85d891c727857924e.webp</text:a>
']</text:p>
      <text:p text:style-name="P4">
Tags: ['ЗАЕС', 'МЗС БРИТАНІЇ', 'НЕБЕЗПЕКА ПІДРИВУ ЗАЕС']</text:p>
      <text:p text:style-name="P4">
Category: News</text:p>
      <!--METADATA-->
      <text:p text:style-name="P4">
<draw:frame draw:style-name="fr1" draw:name="Image226" text:anchor-type="as-char" svg:width="6.9236in" svg:height="3.4618in" draw:z-index="0">
<draw:image xlink:href="../ConvertedIMGs/AРМІЯINFORM/2023-07-08T38-00-00-04-00/f329e3e59a9e1ec85d891c727857924e.png" xlink:type="simple" xlink:show="embed" xlink:actuate="onLoad" draw:mime-type="image/png"/>
</draw:frame>
The UK Foreign Minister James Kleverli stressed that the Russian Federation is innocent to create threats to the Zaporozhye Nuclear Power Plant.</text:p>
      <text:p text:style-name="P4">
He [wrote] about it(https://twitter.com/JamesCleverly/status/1677324160903553026)Twitter.</text:p>
      <text:p text:style-name="P4">
James Kleverli stressed that Russia has no threats to the security of the Zaporozhye NPP.</text:p>
      <text:p text:style-name="P4">
"The IAEA must have full access to the station inspection and security," he added.</text:p>
      <text:p text:style-name="P4">
News Source: <text:a xlink:type="simple" xlink:href="https://armyinform.com.ua/2023/07/08/glava-mzs-brytaniyi-zasterig-rosiyu-vid-provokaczij-na-zaporizkij-aes/" text:style-name="Internet_20_link" text:visited-style-name="Visited_20_Internet_20_Link">
https://armyinform.com.ua/2023/07/08/glava-mzs-brytaniyi-zasterig-rosiyu-vid-provokaczij-na-zaporizkij-aes/</text:a>
</text:p>
      <!--NEWS-->
      <text:h text:style-name="P10" text:outline-level="1">
<text:span text:style-name="T4">
Legion "Freedom of Russia" plans new raids on the territory of the Russian Federation - The Observer</text:span>
</text:h>
      <text:p text:style-name="P4">
Authors: Ukrinform (Person)</text:p>
      <text:p text:style-name="P4">
Publisher: Укринформ (Organization)</text:p>
      <text:p text:style-name="P4">
Published Time: 2023-07-08T3:38:00+03:00</text:p>
      <text:p text:style-name="P4">
Modified Time: 2023-07-08T21:38:00+03:00</text:p>
      <text:p text:style-name="P4">
Description: The Commander of the Legion "Freedom of Russia" reported that his fighters plan to make another cross -border raid on the territory of the Russian Federation. - Ukrinform.</text:p>
      <text:p text:style-name="P4">
Images: ['<text:a xlink:type="simple" xlink:href="https://static.ukrinform.com/photos/2022_08/thumb_files/630_360_1661954199-345.jpg" text:style-name="Internet_20_link" text:visited-style-name="Visited_20_Internet_20_Link">
630_360_16619...</text:a>
']</text:p>
      <text:p text:style-name="P4">
Tags: ['Доброволець', 'Війна з Росією', 'Легіон «Свобода Росії» ']</text:p>
      <text:p text:style-name="P4">
Type: Article</text:p>
      <!--METADATA-->
      <text:p text:style-name="P4">
<draw:frame draw:style-name="fr1" draw:name="Image227" text:anchor-type="as-char" svg:width="6.9236in" svg:height="3.956343in" draw:z-index="0">
<draw:image xlink:href="../Images/yкринформ/2023-07-08T3-38-00-03-00/630_360_1661954199-345.jpg" xlink:type="simple" xlink:show="embed" xlink:actuate="onLoad" draw:mime-type="image/jpeg"/>
</draw:frame>
Freedom of Russia's commander said that his fighters plan to carry out a single -border raid on the territory of the Russian Federation.</text:p>
      <text:p text:style-name="P4">
According to Ukrinform, Maximilian Andronnikov, Caesar's call sign, said in an interview <text:a xlink:type="simple" xlink:href="http://www.theguardian.com/world/2023/jul/08/anti-putin-forces-plan-fresh-attacks-inside-russia" text:style-name="Internet_20_link" text:visited-style-name="Visited_20_Internet_20_Link">
Oberver</text:a>
.</text:p>
      <text:p text:style-name="P4">
“This will be our third operation. It will then be the fourth and fifth. We have ambitious plants, ”said the leader of the anti -Putin paramilitary group. Caesar added that the legion aims to liberate the entire territory of the Russian Federation.</text:p>
      <text:p text:style-name="P4">
The Legion "Freedom of Russia" consisting of approximately 200 Russian <text:a xlink:type="simple" xlink:href="https://www.ukrinform.ua/tag-dobrovolec" text:style-name="Internet_20_link" text:visited-style-name="Visited_20_Internet_20_Link">
volunteers</text:a>
, made raids of the Russian scent in May and June. According to Andronnikov, the members of this group are killed. He called the Kremlin's statements about great losses among the guerrillas.</text:p>
      <text:p text:style-name="P4">
49-year-old Andronnikov-a former fitness trainer, worked in Sochi and St. Petersburg. After the start of a full -scale invasion of Russia, he moved to Dukraina. The Prosecutor's Office of the Russian Federation charged him with a number of crimes, in particular, the state community.</text:p>
      <text:p text:style-name="P4">
<text:span text:style-name="T4">
 Read also: </text:span>
 <text:a xlink:type="simple" xlink:href="https://www.ukrinform.ua/rubric-ato/3717763-legion-svoboda-rosii-zaproponuvav-zitelam-belgorodsini-evakuuvatisa-v-ukrainu.html" text:style-name="Internet_20_link" text:visited-style-name="Visited_20_Internet_20_Link">
Legion "<text:span text:style-name="T4">
 Freedom </text:span>
 <text:span text:style-name="T4">
 </text:span>
 Russia **" suggested that the residents of the Mambelgorod region evacuate to Ukraine</text:a>
The Legion's head acknowledged that his militia could only function with the help of Ukrainian military, but said that during active actions at the Russian territory, the decisions were made independently. According to him, they have in them, mostly from the captured Russian trophies in Ukraine.</text:p>
      <text:p text:style-name="P4">
Andronnikov called the activity of "Freedom of Russia" "a joint struggle" for the future of Ukraine and the Russian Federation.</text:p>
      <text:p text:style-name="P4">
The head of the opposition military group also stated that the dissolution of the Wagner PEC increases the prospects of Ukraine on the battlefield and expressed undisputedness in the success of the Ukrainian counter -offensive.</text:p>
      <text:p text:style-name="P4">
<text:span text:style-name="T4">
 Read also: </text:span>
 <text:a xlink:type="simple" xlink:href="https://www.ukrinform.ua/rubric-world/3722458-putin-viznav-negotovnist-rf-do-rejdiv-dobrovolciv-u-belgorodsku-oblast.html" text:style-name="Internet_20_link" text:visited-style-name="Visited_20_Internet_20_Link">
Putin recognized the unwillingness of the Russian Federation to the raids of volunteers of the Ubelgorod region</text:a>
"I am convinced that Ukraine will be 100% successful," - summed up Andronnikov.</text:p>
      <text:p text:style-name="P4">
As reported by Ukrinform, the Russian Volunteer Corps and the Legion of Liberty held a successful raid on the territory of the Belgorod region of the Russian Federation.</text:p>
      <text:p text:style-name="P4">
News Source: <text:a xlink:type="simple" xlink:href="https://www.ukrinform.ua/rubric-ato/3733319-legion-svoboda-rosii-planue-novi-rejdi-na-teritoriu-rf-zmi.html" text:style-name="Internet_20_link" text:visited-style-name="Visited_20_Internet_20_Link">
https://www.ukrinform.ua/rubric-ato/3733319-legion-svoboda-rosii-planue-novi-rejdi-na-teritoriu-rf-zmi.html</text:a>
</text:p>
      <!--NEWS-->
      <text:h text:style-name="P10" text:outline-level="1">
<text:span text:style-name="T4">
Our aviation destroyed 4 SPRs and 1 enemy management point</text:span>
</text:h>
      <text:p text:style-name="P4">
Author: ['АРМІЯINFORM']</text:p>
      <text:p text:style-name="P4">
Time: 2023-07-08T40:00:00-04:00</text:p>
      <text:p text:style-name="P4">
Description: Yak will bend at the ZVENNI General Staff of the ZS Ukrainian, the Avіaatsіya defense forces ... The war with Ukraine 2022, the war with Ukraine is the latest news today, the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6/foto-aviacziya.jpg" text:style-name="Internet_20_link" text:visited-style-name="Visited_20_Internet_20_Link">
foto-aviacziya.jpg</text:a>
']</text:p>
      <text:p text:style-name="P4">
Tags: ['STOPRUSSIA', 'ВТОРГНЕННЯ РФ', 'ГШ ЗСУ', 'ОБОРОНА УКРАЇНИ', 'ХРОНІКА ОБОРОНИ']</text:p>
      <text:p text:style-name="P4">
Category: News</text:p>
      <!--METADATA-->
      <text:p text:style-name="P4">
<draw:frame draw:style-name="fr1" draw:name="Image228" text:anchor-type="as-char" svg:width="6.9236in" svg:height="5.385022in" draw:z-index="0">
<draw:image xlink:href="../Images/AРМІЯINFORM/2023-07-08T40-00-00-04-00/foto-aviacziya.jpg" xlink:type="simple" xlink:show="embed" xlink:actuate="onLoad" draw:mime-type="image/jpeg"/>
</draw:frame>
Illustrative Photo <text:span text:style-name="T4">
 🔥 Situation on Russian invasion </text:span>
</text:p>
      <text:p text:style-name="P4">
As <text:a xlink:type="simple" xlink:href="https://www.facebook.com/GeneralStaff.ua/posts/pfbid05Jwm5VXfXfCHMrL3dbRxEthRitLxhtnQae5dWni6PZoTGixUHxXQq61FkDauttm5l" text:style-name="Internet_20_link" text:visited-style-name="Visited_20_Internet_20_Link">
indicated</text:a>
In the construction of the General Staff of the Armed Forces of Ukraine, the aviation of defense forces for the past produced 7 beats in the areas of concentration of the enemy's personnel, 4-post-stitches-missile complexes and 1 at the enemy management point. Also, our defenders destroyed 2 reconnaissance UAVs of the operative-tactical level.</text:p>
      <text:p text:style-name="P4">
At the same time, the units of rocket troops and artillery during the day were struck by 2 points of management, ammunition composition, 8 artillery products at fire positions, 2 air defense products and 2 radio electronic fighter stations.</text:p>
      <text:p text:style-name="P4">
News Source: <text:a xlink:type="simple" xlink:href="https://armyinform.com.ua/2023/07/08/nasha-aviacziya-znyshhyla-4-zrk-ta-1-punkt-upravlinnya-voroga/" text:style-name="Internet_20_link" text:visited-style-name="Visited_20_Internet_20_Link">
https://armyinform.com.ua/2023/07/08/nasha-aviacziya-znyshhyla-4-zrk-ta-1-punkt-upravlinnya-voroga/</text:a>
</text:p>
      <!--NEWS-->
      <text:h text:style-name="P10" text:outline-level="1">
<text:span text:style-name="T4">
36 combat clashes - General Staff took place in the past day</text:span>
</text:h>
      <text:p text:style-name="P4">
Author: ['АРМІЯINFORM']</text:p>
      <text:p text:style-name="P4">
Time: 2023-07-08T42:00:00-04:00</text:p>
      <text:p text:style-name="P4">
Description: The last time of the Rosarmii had been gone by ZoSERDHUVATI of Basic Zusill ... The war with Ukraine 2022, the war with Ukraine is the latest news today, the News War with Ukraine 2022 is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7/1556724.jpg" text:style-name="Internet_20_link" text:visited-style-name="Visited_20_Internet_20_Link">
1556724.jpg</text:a>
']</text:p>
      <text:p text:style-name="P4">
Tags: ['STOPRUSSIA', 'АГРЕСІЯ РФ', 'ВТОРГНЕННЯ РФ', 'ГШ ЗСУ']</text:p>
      <text:p text:style-name="P4">
Category: News</text:p>
      <!--METADATA-->
      <text:p text:style-name="P4">
<draw:frame draw:style-name="fr1" draw:name="Image229" text:anchor-type="as-char" svg:width="6.9236in" svg:height="4.61903in" draw:z-index="0">
<draw:image xlink:href="../Images/AРМІЯINFORM/2023-07-08T42-00-00-04-00/1556724.jpg" xlink:type="simple" xlink:show="embed" xlink:actuate="onLoad" draw:mime-type="image/jpeg"/>
</draw:frame>
Illustrative Photo <text:span text:style-name="T4">
 🔥 Situation on Russian invasion </text:span>
</text:p>
      <text:p text:style-name="P4">
During the last day, Rosarmia's troops continued to concentrate the main stations in Kupyansk, Lyman, Bakhmut, and Avdiivsky Tamarin directions - there were 36 fighting clashes.</text:p>
      <text:p text:style-name="P4">
About this <text:a xlink:type="simple" xlink:href="https://www.facebook.com/GeneralStaff.ua/posts/pfbid05Jwm5VXfXfCHMrL3dbRxEthRitLxhtnQae5dWni6PZoTGixUHxXQq61FkDauttm5l" text:style-name="Internet_20_link" text:visited-style-name="Visited_20_Internet_20_Link">
it is referred</text:a>
at the General Staff of the Armed Forces of Ukraine.</text:p>
      <text:p text:style-name="P4">
<text:span text:style-name="T4">
 In the Kupyansk direction </text:span>
 the enemy tried to advance in the districts of Navoselivsky and Stelmachivka of Luhansk region. Our warriors keep the defense, reflected all the attacks of the enemy.</text:p>
      <text:p text:style-name="P4">
<text:span text:style-name="T4">
 In the Liman direction </text:span>
 During the day, the enemy led the assault actions of Tanamaggagorize our troops from the positions in the northwestern Brest Luhansk region, had no success.</text:p>
      <text:p text:style-name="P4">
<text:span text:style-name="T4">
 In the Bakhmut direction </text:span>
, under the dense aviation fire and the artillery of the protector, our defenders successfully reflected all the enemy attacks in the district of Berkhivka of Donetsk region.</text:p>
      <text:p text:style-name="P4">
<text:span text:style-name="T4">
 In the Avdiivsky direction </text:span>
 the enemy, with the support of aviation, performed unsuccessful successive actions in the areas of Novokalin, Avdiivka and Nevelsky.</text:p>
      <text:p text:style-name="P4">
<text:span text:style-name="T4">
 In the Mariinsky direction </text:span>
, under the enemy fire of artillery, our defenders have reflected all the attacks in the area of Marinka.</text:p>
      <text:p text:style-name="P4">
<text:span text:style-name="T4">
 In the mineral direction </text:span>
 the enemy conducted unsuccessful offensive actions in the district of Donetsk region.</text:p>
      <text:p text:style-name="P4">
Also, the forces of Ukraine continue to conduct an offensive operation of the Tselitopol and Berdyansk directions, are fixed on the achievements, they cause fire damage, carry out measures of counter -batteries.</text:p>
      <text:p text:style-name="P4">
News Source: <text:a xlink:type="simple" xlink:href="https://armyinform.com.ua/2023/07/08/za-mynulu-dobu-vidbulos-36-bojovyh-zitknen-genshtab/" text:style-name="Internet_20_link" text:visited-style-name="Visited_20_Internet_20_Link">
https://armyinform.com.ua/2023/07/08/za-mynulu-dobu-vidbulos-36-bojovyh-zitknen-genshtab/</text:a>
</text:p>
      <!--NEWS-->
      <text:h text:style-name="P10" text:outline-level="1">
<text:span text:style-name="T4">
500 days of the Great Liberation War</text:span>
</text:h>
      <text:p text:style-name="P4">
Author: ['Антон Печерський']</text:p>
      <text:p text:style-name="P4">
Time: 2023-07-08T44:00:00-04:00</text:p>
      <text:p text:style-name="P4">
Description: Ukrainian is a firmly unkind, Ukrainian Supplity to be at ZSU, yaki to cute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golovna-.jpeg" text:style-name="Internet_20_link" text:visited-style-name="Visited_20_Internet_20_Link">
golovna-.jpeg</text:a>
', '<text:a xlink:type="simple" xlink:href="https://armyinform.com.ua/wp-content/uploads/2023/07/vtraty-rf-100-scaled.jpg" text:style-name="Internet_20_link" text:visited-style-name="Visited_20_Internet_20_Link">
vtraty-rf-100-scaled.jpg</text:a>
', '<text:a xlink:type="simple" xlink:href="https://armyinform.com.ua/wp-content/uploads/2023/07/03-5.jpg" text:style-name="Internet_20_link" text:visited-style-name="Visited_20_Internet_20_Link">
03-5.jpg</text:a>
', '<text:a xlink:type="simple" xlink:href="https://armyinform.com.ua/wp-content/uploads/2023/07/05-2.jpg" text:style-name="Internet_20_link" text:visited-style-name="Visited_20_Internet_20_Link">
05-2.jpg</text:a>
']</text:p>
      <text:p text:style-name="P4">
Tags: ['500 ДНІВ ВЕЛИКОЇ ВИЗВОЛЬНОЇ ВІЙНИ', 'STOPRUSSIA', 'АГРЕСІЯ РФ', 'ВІЙНА', 'ВТОРГНЕННЯ РФ']</text:p>
      <text:p text:style-name="P4">
Category: News</text:p>
      <!--METADATA-->
      <text:p text:style-name="P4">
<draw:frame draw:style-name="fr1" draw:name="Image230" text:anchor-type="as-char" svg:width="6.9236in" svg:height="3.892631in" draw:z-index="0">
<draw:image xlink:href="../Images/AРМІЯINFORM/2023-07-08T44-00-00-04-00/golovna-.jpeg" xlink:type="simple" xlink:show="embed" xlink:actuate="onLoad" draw:mime-type="image/jpeg"/>
</draw:frame>
Ukraine stands firmly and steadfastly, Ukrainian society believes in the Armed Forces, which is liberated temporarily occupied territories, and international support for Ukrainians and unconditional support. Instead, Russia not only did not reach any of the assaults, but also critically undermined its military and economic potential, has finally turned into a label state in the international arena of the Tavista Dictatorship, whose regime has recently demonstrated the world.</text:p>
      <text:p text:style-name="P4">
These are the main results as of 500 days of the large -scale invasion of the Russian Federation into Ukraine. There were millions of examples of the courage of icheroism so that not only the world would not only believe in Ukraine, but above all, the Ukrainians themselves were convinced of their own strength and stability. The bloody war finally lifted the Poland of Russian propaganda, as arrogant as it is a misconception, not only the world, but also the Russians themselves.</text:p>
      <text:p text:style-name="P4">
<draw:frame draw:style-name="fr1" draw:name="Image231" text:anchor-type="as-char" svg:width="6.9236in" svg:height="7.004375in" draw:z-index="0">
<draw:image xlink:href="../Images/AРМІЯINFORM/2023-07-08T44-00-00-04-00/vtraty-rf-100-scaled.jpg" xlink:type="simple" xlink:show="embed" xlink:actuate="onLoad" draw:mime-type="image/jpeg"/>
</draw:frame>
It turned out that modest and unimaginable, at first glance, Ukraine is a full-fledged state, able to withstand and withstand the most extreme crash test from all possible-the test of the Great War. Despite all the extraordinary difficulties, the Ukrainian state has proven that it is vital due to the fact that it is relieved by a drink of mature and responsible civil society, ready -made statin protection of the country as the most valuable of its property and the key to respect for human rights.</text:p>
      <text:p text:style-name="P4">
Whereas the acquired Russia, with its arrogance and high self -esteem, with a cordial superficial position in the international arena finally finally performed its rotten inside. At the end of the Sixteenth Monthly, it clearly proved not only the usual already human -hate policy, but also the helplessness of the Russian state apparatus and the army, which is incapable of resolving the obvious threat of a military rebellion.</text:p>
      <text:p text:style-name="P4">
<draw:frame draw:style-name="fr1" draw:name="Image232" text:anchor-type="as-char" svg:width="6.9236in" svg:height="5.012458in" draw:z-index="0">
<draw:image xlink:href="../Images/AРМІЯINFORM/2023-07-08T44-00-00-04-00/03-5.jpg" xlink:type="simple" xlink:show="embed" xlink:actuate="onLoad" draw:mime-type="image/jpeg"/>
</draw:frame>
Deookupopovanka of the territory of Ukraine, which has been under Russian occupation since 2014(Screenshot from an interactive online card https://deepstatemap.live)</text:p>
      <text:p text:style-name="P4">
The Russian invaders of Ukraine are even greater on the eve of 500 days of the war. The heavy but unspo than the Ukrainian offensive continues, its inhabited indicators are not only new released territories, but the losses that have grown significantly during May - early July. Particular attention should be paid to the total extermination of enemy artsystems - practically a day Russian invaders lose several several or several dozen -artillery.</text:p>
      <text:p text:style-name="P4">
June 2023 became a hot moon, during which the enemy lost more than 650 artes. The hottest was the day from June 22 to June 23, when the Armed Forces destroyed 44 units of enemy artillery. If you also add losses here for the end of April - grass, as well as in the first days of July, you can see that more than a quarter of the beginning from the beginning of a large -scale invasion of Russian artillery is more than two months. This testifies to the high efficiency of the Counter -battering of the Armed Forces and gradually changes the artillery potential in favor of the Ukrainian army. Where the Russians take exclusively the number, Ukrainian artillerymen are significantly benefit from quality, the accuracy of fire damage.</text:p>
      <text:p text:style-name="P4">
Equally important are the losses of enemy auto -engineering and air defense. Authorities with hostile losses of living power, tanks, combat armored machinery in May - the beginning of July 2023, this testifies to the success of the Ukrainian offensive. It has already been manifested in the form of a large territory and a number of settlements, with the forces of Ukraine's defense forces, it was possible to liberate the area of Ukrainian land, which has been under Russian occupation since 2014. In general, the area of the de -cupovated as of 500 daytreads was practically equal to part of the Ukrainian territory, captured by the state of February 24, 2022.</text:p>
      <text:p text:style-name="P4">
<draw:frame draw:style-name="fr1" draw:name="Image233" text:anchor-type="as-char" svg:width="6.9236in" svg:height="3.378717in" draw:z-index="0">
<draw:image xlink:href="../Images/AРМІЯINFORM/2023-07-08T44-00-00-04-00/05-2.jpg" xlink:type="simple" xlink:show="embed" xlink:actuate="onLoad" draw:mime-type="image/jpeg"/>
</draw:frame>
Controller(Screenshot from an interactive online card https://deepstatemap.live)As of the 500th day of the war, the Armed Forces of Ukraine have a strategic initiative and confidently occur, causing the enemy of critical losses. Instead, as a result of the loss for the Russian army of war and domesticity, the very existence of the Putin regime was threatened.</text:p>
      <text:p text:style-name="P4">
Let's keep the line!</text:p>
      <text:p text:style-name="P4">
News Source: <text:a xlink:type="simple" xlink:href="https://armyinform.com.ua/2023/07/08/500-dniv-velykoyi-vyzvolnoyi-vijny/" text:style-name="Internet_20_link" text:visited-style-name="Visited_20_Internet_20_Link">
https://armyinform.com.ua/2023/07/08/500-dniv-velykoyi-vyzvolnoyi-vijny/</text:a>
</text:p>
      <!--NEWS-->
      <text:h text:style-name="P10" text:outline-level="1">
<text:span text:style-name="T4">
630 liquidated occupiers and 71 units of destroyed enemy weapons</text:span>
</text:h>
      <text:p text:style-name="P4">
Author: ['АРМІЯINFORM']</text:p>
      <text:p text:style-name="P4">
Time: 2023-07-08T46:00:00-04:00</text:p>
      <text:p text:style-name="P4">
Description: Zagalni Boyov, Find the enemy on 02.24.22 to 08/08/23 Orintovo to become: ... War with Ukraine 2022, War with Ukraine Latest News today, News War with Ukraine 2022 Last today, will there be a war between Ukraine and Russia and when, war,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vtraty-rf-100-scaled.jpg" text:style-name="Internet_20_link" text:visited-style-name="Visited_20_Internet_20_Link">
vtraty-rf-100-scaled.jpg</text:a>
']</text:p>
      <text:p text:style-name="P4">
Tags: ['STOPRUSSIA', 'АГРЕСІЯ РФ', 'ВІЙНА', 'ВТОРГНЕННЯ РФ', 'ВТРАТИ ВОРОГА', 'ГШ ЗСУ']</text:p>
      <text:p text:style-name="P4">
Category: News</text:p>
      <!--METADATA-->
      <text:p text:style-name="P4">
<draw:frame draw:style-name="fr1" draw:name="Image234" text:anchor-type="as-char" svg:width="6.9236in" svg:height="7.004375in" draw:z-index="0">
<draw:image xlink:href="../Images/AРМІЯINFORM/2023-07-08T46-00-00-04-00/vtraty-rf-100-scaled.jpg" xlink:type="simple" xlink:show="embed" xlink:actuate="onLoad" draw:mime-type="image/jpeg"/>
</draw:frame>
<text:span text:style-name="T4">
 Total enemy combat losses from 24.02.22 to 08.07.23 orientation: </text:span>
</text:p>
      <text:p text:style-name="P4">
<text:span text:style-name="T4">
<text:span text:style-name="T5">
 Personnel - </text:span>
* 233440(+630)persons eliminated</text:span>
<text:span text:style-name="T5">
 tanks - </text:span>
<text:span text:style-name="T5">
 4074(+4)</text:span>
<text:span text:style-name="T4">
 combat armored vehicles - </text:span>
 7953(+9)<text:span text:style-name="T4">
<text:span text:style-name="T5">
 Artillery systems - </text:span>
<text:span text:style-name="T5">
 4346(+16)</text:span>
 </text:span>
 RSZV - <text:span text:style-name="T4">
 661(+3)</text:span>
<text:span text:style-name="T5">
 air defense - </text:span>
<text:span text:style-name="T5">
 410(+2)</text:span>
<text:span text:style-name="T4">
 aircraft - </text:span>
 315(0)<text:span text:style-name="T4">
<text:span text:style-name="T5">
 helicopters - </text:span>
* 309(0)</text:span>
<text:span text:style-name="T5">
 UAV Operative Tactical Level-</text:span>
<text:span text:style-name="T5">
 3666(+14)</text:span>
<text:span text:style-name="T4">
 Winged missiles - </text:span>
 1271(0)<text:span text:style-name="T4">
<text:span text:style-name="T5">
 ships / boats - </text:span>
* 18(0)</text:span>
<text:span text:style-name="T5">
 Automobile equipment and tanks - </text:span>
<text:span text:style-name="T5">
 6914(+16)</text:span>
<text:span text:style-name="T4">
 Special equipment - </text:span>
 619(+7)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08.07.23.</text:p>
      <text:p text:style-name="P4">
News Source: <text:a xlink:type="simple" xlink:href="https://armyinform.com.ua/2023/07/08/630-likvidovanyh-okupantiv-ta-71-odynyczya-znyshhenogo-vorozhogo-ozbroyennya/" text:style-name="Internet_20_link" text:visited-style-name="Visited_20_Internet_20_Link">
https://armyinform.com.ua/2023/07/08/630-likvidovanyh-okupantiv-ta-71-odynyczya-znyshhenogo-vorozhogo-ozbroyennya/</text:a>
</text:p>
      <!--NEWS-->
      <text:h text:style-name="P10" text:outline-level="1">
<text:span text:style-name="T4">
In the General Staff reported the number of beaten enemy drones over the past day</text:span>
</text:h>
      <text:p text:style-name="P4">
Author: ['АРМІЯINFORM']</text:p>
      <text:p text:style-name="P4">
Time: 2023-07-08T48:00:00-04:00</text:p>
      <text:p text:style-name="P4">
Description: Yak to bending at the Zvedenni General Staff, passed by the Rosiyski Percoptician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ilyustratyvne-foto_large.jpg" text:style-name="Internet_20_link" text:visited-style-name="Visited_20_Internet_20_Link">
ilyustratyvne-foto_large.jpg</text:a>
']</text:p>
      <text:p text:style-name="P4">
Tags: ['STOPRUSSIA', 'АГРЕСІЯ РФ', 'ВТОРГНЕННЯ РФ', 'ГШ ЗСУ']</text:p>
      <text:p text:style-name="P4">
Category: News</text:p>
      <!--METADATA-->
      <text:p text:style-name="P4">
<draw:frame draw:style-name="fr1" draw:name="Image235" text:anchor-type="as-char" svg:width="6.9236in" svg:height="3.89908in" draw:z-index="0">
<draw:image xlink:href="../Images/AРМІЯINFORM/2023-07-08T48-00-00-04-00/ilyustratyvne-foto_large.jpg" xlink:type="simple" xlink:show="embed" xlink:actuate="onLoad" draw:mime-type="image/jpeg"/>
</draw:frame>
Illustrative Photo <text:span text:style-name="T4">
 🔥 Situation on Russian invasion </text:span>
</text:p>
      <text:p text:style-name="P4">
As <text:a xlink:type="simple" xlink:href="https://www.facebook.com/GeneralStaff.ua/posts/pfbid05Jwm5VXfXfCHMrL3dbRxEthRitLxhtnQae5dWni6PZoTGixUHxXQq61FkDauttm5l" text:style-name="Internet_20_link" text:visited-style-name="Visited_20_Internet_20_Link">
indicated</text:a>
In the construction of the General Staff, last day, Russian occupation troops attacked the territory of Ukraine by the Iranian shock drones of Shahd. 12 out of 18 of these UAVs was reduced.</text:p>
      <text:p text:style-name="P4">
In addition, the enemy struck a rocket strike on the territory of one of the infrastructure entities of Zaporozhye. There were also 53 aviation strikes and about 60 tunes from the volley fire systems at the positions of our tansseline troops. Unfortunately, the infrastructure was destroyed, peaceful people were injured.</text:p>
      <text:p text:style-name="P4">
The likelihood of rocket and aviation strikes throughout Ukraine is high.</text:p>
      <text:p text:style-name="P4">
News Source: <text:a xlink:type="simple" xlink:href="https://armyinform.com.ua/2023/07/08/u-genshtabi-povidomyly-pro-kilkist-zbytyh-vorozhyh-droniv-za-mynulu-dobu/" text:style-name="Internet_20_link" text:visited-style-name="Visited_20_Internet_20_Link">
https://armyinform.com.ua/2023/07/08/u-genshtabi-povidomyly-pro-kilkist-zbytyh-vorozhyh-droniv-za-mynulu-dobu/</text:a>
</text:p>
      <!--NEWS-->
      <text:h text:style-name="P10" text:outline-level="1">
<text:span text:style-name="T4">
In Ukraine a moment of silence</text:span>
</text:h>
      <text:p text:style-name="P4">
Author: ['АРМІЯINFORM']</text:p>
      <text:p text:style-name="P4">
Time: 2023-07-08T50: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7/candle.gif" text:style-name="Internet_20_link" text:visited-style-name="Visited_20_Internet_20_Link">
candle.gif</text:a>
']</text:p>
      <text:p text:style-name="P4">
Tags: ['STOPRUSSIA', 'АГРЕСІЯ РФ', 'ВІЙНА', 'ВТОРГНЕННЯ РФ', 'УКАЗ ПРЕЗИДЕНТА УКРАЇНИ', 'ХВИЛИНА МОВЧАННЯ']</text:p>
      <text:p text:style-name="P4">
Category: News</text:p>
      <!--METADATA-->
      <text:p text:style-name="P4">
<draw:frame draw:style-name="fr1" draw:name="Image236" text:anchor-type="as-char" svg:width="6.9236in" svg:height="3.895992in" draw:z-index="0">
<draw:image xlink:href="../Images/AРМІЯINFORM/2023-07-08T50-00-00-04-00/candle.gif" xlink:type="simple" xlink:show="embed" xlink:actuate="onLoad" draw:mime-type="image/gif"/>
</draw:frame>
According to the Decree of the President of Ukraine Volodymyr Zelensky No. 143/2022, minutes are being held daily at 9:00, it is announced in all means of mass information.</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7/08/v-ukrayini-hvylyna-movchannya-2/" text:style-name="Internet_20_link" text:visited-style-name="Visited_20_Internet_20_Link">
https://armyinform.com.ua/2023/07/08/v-ukrayini-hvylyna-movchannya-2/</text:a>
</text:p>
      <!--NEWS-->
      <text:h text:style-name="P10" text:outline-level="1">
<text:span text:style-name="T4">
Zaluzhny has been muting twice for 50 years (and 500 days): Honor of the Armed Forces Commissariator</text:span>
</text:h>
      <text:p text:style-name="P4">
Author: ['Антон Печерський']</text:p>
      <text:p text:style-name="P4">
Time: 2023-07-08T52:00:00-04:00</text:p>
      <text:p text:style-name="P4">
Description: Syogodnі, on the 500 day of the great wire - a large -scale attack by Rosіysko federals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01_golovna-1.jpg" text:style-name="Internet_20_link" text:visited-style-name="Visited_20_Internet_20_Link">
01_golovna-1.jpg</text:a>
', '<text:a xlink:type="simple" xlink:href="https://armyinform.com.ua/wp-content/uploads/2023/07/02-4.jpeg" text:style-name="Internet_20_link" text:visited-style-name="Visited_20_Internet_20_Link">
02-4.jpeg</text:a>
', '<text:a xlink:type="simple" xlink:href="https://armyinform.com.ua/wp-content/uploads/2023/07/03-7.jpg" text:style-name="Internet_20_link" text:visited-style-name="Visited_20_Internet_20_Link">
03-7.jpg</text:a>
', '<text:a xlink:type="simple" xlink:href="https://armyinform.com.ua/wp-content/uploads/2023/07/04-5.jpg" text:style-name="Internet_20_link" text:visited-style-name="Visited_20_Internet_20_Link">
04-5.jpg</text:a>
']</text:p>
      <text:p text:style-name="P4">
Tags: ['STOPRUSSIA', 'АГРЕСІЯ РФ', 'ВАЛЕРІЙ ЗАЛУЖНИЙ', 'ВІЙНА', 'ВТОРГНЕННЯ РФ']</text:p>
      <text:p text:style-name="P4">
Category: News</text:p>
      <!--METADATA-->
      <text:p text:style-name="P4">
<draw:frame draw:style-name="fr1" draw:name="Image237" text:anchor-type="as-char" svg:width="6.9236in" svg:height="4.611118in" draw:z-index="0">
<draw:image xlink:href="../Images/AРМІЯINFORM/2023-07-08T52-00-00-04-00/01_golovna-1.jpg" xlink:type="simple" xlink:show="embed" xlink:actuate="onLoad" draw:mime-type="image/jpeg"/>
</draw:frame>
Today, on the 500th day of the Great War - a large -scale attack of Russian federation on the Ukrainian people and the state of Ukraine, the 50 years of the head of the Armed Forces of Ukraine Valery Zaluzhnaya have turned. However, it is unlikely that it is to really look for signs in random coincidences and numerological calculations. Moreover, it does not miss other signs much more vivid.</text:p>
      <text:p text:style-name="P4">
The first of them is timeliness. In times of disasters and difficult trials, the Ukrainian international has always found among their sons and daughters of people worthy and capable of responsibility for the future and to defend the country. Millions of people, each of whom work for a common Ukrainian victory.</text:p>
      <text:p text:style-name="P4">
So the second sign is a unique typicality. Valery Zaluzhny is one of millions of Ukrainians and Ukrainian women who stood up for their land. Everyone and everyone can be said that their daily heroism is both typical, and widespread and unique, because always individual, personal.</text:p>
      <text:p text:style-name="P4">
<draw:frame draw:style-name="fr1" draw:name="Image238" text:anchor-type="as-char" svg:width="6.9236in" svg:height="4.32725in" draw:z-index="0">
<draw:image xlink:href="../Images/AРМІЯINFORM/2023-07-08T52-00-00-04-00/02-4.jpeg" xlink:type="simple" xlink:show="embed" xlink:actuate="onLoad" draw:mime-type="image/jpeg"/>
</draw:frame>
Another feature is staying in its place. General Zaluzhny is one of the cohorts of Ukrainian officers, each of whom serves the Ukrainian people where it was most necessary and timely. Remember how many times from the momentary -scale invasion Russian aggressors have changed the commander of the Russian troops invasion of Ukraine. The commander -in -chief shifts unchanged. This is not about his irreplaceability(In the armed forces of Ukraine enough professional and talented officers), and the lack of disabilities to change the one who performs his work in the sophisticated conditional war.</text:p>
      <text:p text:style-name="P4">
Finally, another noticeable distinction of Valery Zaluzhny, inherent in the Ukrainian military, is a combination of calm restrained strength and humanity. This is especially noticeable against the backdrop of Russian officers, not like living people, but of ending dubs - Urfin's soldiers from a fairy tale. An illustrative example is Suregie Surovika, unable to tie two -word even reading from the telesufler.</text:p>
      <text:p text:style-name="P4">
<draw:frame draw:style-name="fr1" draw:name="Image239" text:anchor-type="as-char" svg:width="6.9236in" svg:height="3.877216in" draw:z-index="0">
<draw:image xlink:href="../Images/AРМІЯINFORM/2023-07-08T52-00-00-04-00/03-7.jpg" xlink:type="simple" xlink:show="embed" xlink:actuate="onLoad" draw:mime-type="image/jpeg"/>
</draw:frame>
</text:p>
      <text:p text:style-name="P4">
It is because of these qualities that they are respected and loved, they are trusted and believed in them. The weapons of Ukraine believe that the Ukrainian military is such a self -part of the Ukrainian people that the Cossacks once were. It seems that the brownies are such as modern Ukrainian fighters - brave and fun, resourceful and kind, honest and frank.</text:p>
      <text:p text:style-name="P4">
<draw:frame draw:style-name="fr1" draw:name="Image240" text:anchor-type="as-char" svg:width="6.9236in" svg:height="4.618041in" draw:z-index="0">
<draw:image xlink:href="../Images/AРМІЯINFORM/2023-07-08T52-00-00-04-00/04-5.jpg" xlink:type="simple" xlink:show="embed" xlink:actuate="onLoad" draw:mime-type="image/jpeg"/>
</draw:frame>
The best Ukrainian military goes to the image of a fairy -tale Kotygoroshko - a strong at the same time a just and generous, ready to admire the enemy in the event that he seems and behave politely, but also able to destroy the subtle enemy when he tries to use the kindness.</text:p>
      <text:p text:style-name="P4">
That is why Kotygoroshka Koval burns the strongest mace as the strongest weapon in the face of the snake. That is why he finds the faithful brothers and assistants to the Vernigora, Vernidub and Krutivus. That is why he helps in the struggle of lunality everything that is good in this world - birds and beasts, Tudrev flowers, sun, wind and rain… Because when you are on the side of good, then the good is the same.</text:p>
      <text:p text:style-name="P4">
From dew and water, Valery Fedorovich. Many summer. Victory and Peace to Ukraine.</text:p>
      <text:p text:style-name="P4">
News Source: <text:a xlink:type="simple" xlink:href="https://armyinform.com.ua/2023/07/08/zaluzhnyj-mutyt-dvizh-uzhe-50-rokiv-i-500-dniv-vidznaky-golovnokomanduvacha-zsu/" text:style-name="Internet_20_link" text:visited-style-name="Visited_20_Internet_20_Link">
https://armyinform.com.ua/2023/07/08/zaluzhnyj-mutyt-dvizh-uzhe-50-rokiv-i-500-dniv-vidznaky-golovnokomanduvacha-zsu/</text:a>
</text:p>
      <!--NEWS-->
      <text:h text:style-name="P10" text:outline-level="1">
<text:span text:style-name="T4">
Air defense forces at night is shot down 5 Shahd-136/131</text:span>
</text:h>
      <text:p text:style-name="P4">
Author: ['АРМІЯINFORM']</text:p>
      <text:p text:style-name="P4">
Time: 2023-07-08T54:00:00-04:00</text:p>
      <text:p text:style-name="P4">
Description: UNOCH 8 Lipnya 2023 Rock Vorog attacking with the Iranian shock drones of the Shahed-136/131 w ... war with Ukraine 2022, War with Ukraine Latest news today, News War with Ukraine 2022 Last today, will there be a war between Ukraine and Russia and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3/2799375.jpg" text:style-name="Internet_20_link" text:visited-style-name="Visited_20_Internet_20_Link">
2799375.jpg</text:a>
']</text:p>
      <text:p text:style-name="P4">
Tags: ['STOPRUSSIA', 'АГРЕСІЯ РФ', 'ВТОРГНЕННЯ РФ', 'КОМАНДУВАННЯ ПОВІТРЯНИХ СИЛ ЗС УКРАЇНИ']</text:p>
      <text:p text:style-name="P4">
Category: News</text:p>
      <!--METADATA-->
      <text:p text:style-name="P4">
<draw:frame draw:style-name="fr1" draw:name="Image241" text:anchor-type="as-char" svg:width="6.9236in" svg:height="4.944604in" draw:z-index="0">
<draw:image xlink:href="../Images/AРМІЯINFORM/2023-07-08T54-00-00-04-00/2799375.jpg" xlink:type="simple" xlink:show="embed" xlink:actuate="onLoad" draw:mime-type="image/jpeg"/>
</draw:frame>
Photo illustrative</text:p>
      <text:p text:style-name="P4">
On the night of July 8, 2023, the enemy attacked the Iranian shock drones(Primorsko-Akhtarsk, Krasnodar Territory).</text:p>
      <text:p text:style-name="P4">
Про це<text:a xlink:type="simple" xlink:href="https://www.facebook.com/kpszsu/posts/pfbid0DEcNjkrAse1a3F4kJNpH7hv4TKnajqzJF1hfFji3EQz9g2ERYbuVuDGtUxFhnZTjl" text:style-name="Internet_20_link" text:visited-style-name="Visited_20_Internet_20_Link">
повідомляє</text:a>
Armed Forces Command.</text:p>
      <text:p text:style-name="P4">
As a result of the combat work, the defense forces of Ukraine destroyed the SHAHED-136/131 UAV forces of Ukraine forces.</text:p>
      <text:p text:style-name="P4">
“Some of the percussion UAVs could not be intercepted. ShahED was hit by industrial objects and infrastructure sites in Dnipropetrovsk and Kirovograd. Local administrations will be informed of losses and elimination of consequences, ”the message reads.</text:p>
      <text:p text:style-name="P4">
News Source: <text:a xlink:type="simple" xlink:href="https://armyinform.com.ua/2023/07/08/sylamy-ppo-vnochi-zbyto-5-shahed-136-131/" text:style-name="Internet_20_link" text:visited-style-name="Visited_20_Internet_20_Link">
https://armyinform.com.ua/2023/07/08/sylamy-ppo-vnochi-zbyto-5-shahed-136-131/</text:a>
</text:p>
      <!--NEWS-->
      <text:h text:style-name="P10" text:outline-level="1">
<text:span text:style-name="T4">
Ukraine and Turkey are working to return Ukrainians from Russian captivity - Volodymyr Zelenskyy</text:span>
</text:h>
      <text:p text:style-name="P4">
Author: ['АРМІЯINFORM']</text:p>
      <text:p text:style-name="P4">
Time: 2023-07-08T56:00:00-04:00</text:p>
      <text:p text:style-name="P4">
Description: President of Ukraine Volodymyr Zelensky, saying, Pannnya Stosno Draopomoga at turned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e7b353f895cc6ebedb7504d68dd0cefb_1688769411_extra_large.jpeg" text:style-name="Internet_20_link" text:visited-style-name="Visited_20_Internet_20_Link">
e7b353f895cc6ebedb7504d68dd0cefb_1688769411_extra_large.jpeg</text:a>
']</text:p>
      <text:p text:style-name="P4">
Tags: ['STOPRUSSIA', 'АГРЕСІЯ РФ', 'ВІЙНА', 'ВОЛОДИМИР ЗЕЛЕНСЬКИЙ', 'ВТОРГНЕННЯ РФ', 'ОФІС ПРЕЗИДЕНТА УКРАЇНИ', 'ТУРЕЧЧИНА']</text:p>
      <text:p text:style-name="P4">
Category: News</text:p>
      <!--METADATA-->
      <text:p text:style-name="P4">
<draw:frame draw:style-name="fr1" draw:name="Image242" text:anchor-type="as-char" svg:width="6.9236in" svg:height="4.617948in" draw:z-index="0">
<draw:image xlink:href="../Images/AРМІЯINFORM/2023-07-08T56-00-00-04-00/e7b353f895cc6ebedb7504d68dd0cefb_1688769411_extra_large.jpeg" xlink:type="simple" xlink:show="embed" xlink:actuate="onLoad" draw:mime-type="image/jpeg"/>
</draw:frame>
President of Ukraine Volodymyr Zelensky stated that the issue of helping to replenished from the Russian captivity of Ukrainian citizens was among the priority meeting with Turkish President Recep Taiip Erdogan. The Head of Ukrainian State reported this during communication with media representatives with the reserves of negotiations in Istanbul, [reports] <text:a xlink:type="simple" xlink:href="https://www.president.gov.ua/news/ukrayina-j-turechchina-pracyuyut-nad-tim-shob-povernuti-ukra-84185" text:style-name="Internet_20_link" text:visited-style-name="Visited_20_Internet_20_Link">
reports</text:a>
Office of the President of Ukraine.</text:p>
      <text:p text:style-name="P4">
“Both the Crimean Tatars, and political prisoners, and all our prisoners, and deported-this is the first, believe me, in our meetings, in our telephone contacts with the President Erdogan at any time. This topic is always very relevant. Therefore, for me and the president, people are a priority, ”Vladimirzelensky assured.</text:p>
      <text:p text:style-name="P4">
At the same time, he noted that before the appearance of specific results, it is inappropriate to recommend the process.</text:p>
      <text:p text:style-name="P4">
News Source: <text:a xlink:type="simple" xlink:href="https://armyinform.com.ua/2023/07/08/ukrayina-j-turechchyna-praczyuyut-nad-tym-shhob-povernuty-ukrayincziv-iz-rosijskogo-polonu-prezydent/" text:style-name="Internet_20_link" text:visited-style-name="Visited_20_Internet_20_Link">
https://armyinform.com.ua/2023/07/08/ukrayina-j-turechchyna-praczyuyut-nad-tym-shhob-povernuty-ukrayincziv-iz-rosijskogo-polonu-prezydent/</text:a>
</text:p>
      <!--NEWS-->
      <text:h text:style-name="P10" text:outline-level="1">
<text:span text:style-name="T4">
The President has given the title Hero of Ukraine 49 to defenders, 46 of them - posthumously</text:span>
</text:h>
      <text:p text:style-name="P4">
Author: ['АРМІЯINFORM']</text:p>
      <text:p text:style-name="P4">
Time: 2023-07-08T58:00:00-04:00</text:p>
      <text:p text:style-name="P4">
Description: Decree of the President of Ukraine No. 429/2023 about the assignment to M. Choban Zavnnya Hero of Ukrain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10/geroj-ukrayiny1-e1665826268162.jpg" text:style-name="Internet_20_link" text:visited-style-name="Visited_20_Internet_20_Link">
geroj-ukrayiny1-e1665826268162.jpg</text:a>
']</text:p>
      <text:p text:style-name="P4">
Tags: ['STOPRUSSIA', 'АГРЕСІЯ РФ', 'ВІЙНА', 'ВОЛОДИМИР ЗЕЛЕНСЬКИЙ', 'ВТОРГНЕННЯ РФ', 'ГЕРОЙ УКРАЇНИ', 'ОФІС ПРЕЗИДЕНТА УКРАЇНИ']</text:p>
      <text:p text:style-name="P4">
Category: News</text:p>
      <!--METADATA-->
      <text:p text:style-name="P4">
<draw:frame draw:style-name="fr1" draw:name="Image243" text:anchor-type="as-char" svg:width="6.9236in" svg:height="4.12142in" draw:z-index="0">
<draw:image xlink:href="../Images/AРМІЯINFORM/2023-07-08T58-00-00-04-00/geroj-ukrayiny1-e1665826268162.jpg" xlink:type="simple" xlink:show="embed" xlink:actuate="onLoad" draw:mime-type="image/jpeg"/>
</draw:frame>
Illustrative photo</text:p>
      <text:p text:style-name="P4">
Presidential Decree No. 429/2023</text:p>
      <text:p text:style-name="P4">
About the assignment of M.Chabana the title Hero of Ukraine</text:p>
      <text:p text:style-name="P4">
For personal courage and heroism revealed in the protection of state sovereignty of Tatertorial integrity of Ukraine, selfless service to the Ukrainian people <text:span text:style-name="T4">
 I order: </text:span>
</text:p>
      <text:p text:style-name="P4">
To assign the title Hero of Ukraine with awarding the Order of the Gold Star Chobanumikola Ivanovich - a junior lieutenant.</text:p>
      <text:p text:style-name="P4">
<text:span text:style-name="T4">
 President of Ukraine V. Zelensky </text:span>
</text:p>
      <text:p text:style-name="P4">
_8 July 2023__</text:p>
      <text:p text:style-name="P4">
Presidential Decree No. 428/2023</text:p>
      <text:p text:style-name="P4">
About the assignment of O. Khizhnyak the title Hero of Ukraine</text:p>
      <text:p text:style-name="P4">
For personal courage and heroism revealed in the protection of state sovereignty of Tatertorial integrity of Ukraine, selfless service to the Ukrainian people <text:span text:style-name="T4">
 I order: </text:span>
</text:p>
      <text:p text:style-name="P4">
To assign the title of Hero of Ukraine with awarding the Order of the Golden Star Khizhnyakoleksius Leonidovich - Captain(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27/2023</text:p>
      <text:p text:style-name="P4">
Про присвоєння С.Харченк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ХАРЧЕНКУСергію Миколайовичу — старшому лейтенанту.</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26/2023</text:p>
      <text:p text:style-name="P4">
Про присвоєння А.Сороці звання Герой України</text:p>
      <text:p text:style-name="P4">
За особисту мужність і героїзм, виявлені у захисті державного суверенітету татериторіальної цілісності України, вірність військовій присязі<text:span text:style-name="T4">
постановляю:</text:span>
</text:p>
      <text:p text:style-name="P4">
Присвоїти звання Герой України з удостоєнням ордена «Золота Зірка» СОРОЦІАндрію Віталійовичу — старшому лейтенанту (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25/2023</text:p>
      <text:p text:style-name="P4">
Про присвоєння О.Сімоновій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СІМОНОВІЙОльзі Сергіївні — старшому сержанту (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24/2023</text:p>
      <text:p text:style-name="P4">
Про присвоєння В.Сові-Лісовцю звання Герой України</text:p>
      <text:p text:style-name="P4">
To assign the title Hero of Ukraine with awarding the Order of the Golden Star Owl-Lesovets Volodymyr Alexandrovich-Sergeant(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23/2023</text:p>
      <text:p text:style-name="P4">
Про присвоєння Д.Самофал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САМОФАЛУДенису Вікторовичу — лейтенанту (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22/2023</text:p>
      <text:p text:style-name="P4">
Про присвоєння Д.Мурашк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МУРАШКУДанилу Геннадійовичу — майору (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21/2023</text:p>
      <text:p text:style-name="P4">
Про присвоєння Д.Сафонов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САФОНОВУДаніїлу Юрійовичу — лейтенанту поліції (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20/2023</text:p>
      <text:p text:style-name="P4">
Про присвоєння О.Махачек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МАХАЧЕКУОлександру Ярославовичу — полковнику (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19/2023</text:p>
      <text:p text:style-name="P4">
Про присвоєння В.Примаченк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ПРИМАЧЕНКУВолодимиру Васильовичу — старшому сержанту (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18/2023</text:p>
      <text:p text:style-name="P4">
Про присвоєння Я.Олійнику звання Герой України</text:p>
      <text:p text:style-name="P4">
To assign the title of Hero of Ukraine with awarding the Order of the Golden Star Oliynyk Yaroslav Olegovich - a soldier(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17/2023</text:p>
      <text:p text:style-name="P4">
Про присвоєння І.Лєщєнков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ЛЄЩЄНКОВУІвану Геннадійовичу — капітану (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16/2023</text:p>
      <text:p text:style-name="P4">
Про присвоєння Ю.Ковальчук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КОВАЛЬЧУКУЮрію Олександровичу — солдату (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15/2023</text:p>
      <text:p text:style-name="P4">
Про присвоєння В.Дудченк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ДУДЧЕНКУВолодимиру Володимировичу — головному сержанту (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14/2023</text:p>
      <text:p text:style-name="P4">
Про присвоєння Ю.Канюк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КАНЮКУ ЮріюІгоровичу — старшому лейтенанту (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13/2023</text:p>
      <text:p text:style-name="P4">
Про присвоєння В.Дерех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ДЕРЕХУВіталію Мирославовичу — молодшому сержанту (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12/2023</text:p>
      <text:p text:style-name="P4">
Про присвоєння В.Благовісному звання Герой України</text:p>
      <text:p text:style-name="P4">
To assign the title of Hero of Ukraine with awarding the Order of the Golden Star to the Holy Vadim Andreevich - Lieutenant Colonel(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11/2023</text:p>
      <text:p text:style-name="P4">
Про присвоєння В.Барчук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БАРЧУКУВолодимиру Васильовичу — капітану (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10/2023</text:p>
      <text:p text:style-name="P4">
Про присвоєння І.Щоголев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ЩОГОЛЕВУІвану Євгеновичу — молодшому сержанту (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09/2023</text:p>
      <text:p text:style-name="P4">
Про присвоєння В.Скворцов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СКВОРЦОВУВладиславу Юрійовичу — старшому лейтенанту (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08/2023</text:p>
      <text:p text:style-name="P4">
Про присвоєння М.Реуцьком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РЕУЦЬКОМУМихайлу Івановичу — сержанту (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07/2023</text:p>
      <text:p text:style-name="P4">
Про присвоєння М.Макаревич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МАКАРЕВИЧУМиколі Миколайовичу — лейтенанту (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06/2023</text:p>
      <text:p text:style-name="P4">
Про присвоєння В.Лисенкову звання Герой України</text:p>
      <text:p text:style-name="P4">
To assign the title Hero of Ukraine with awarding the Order of the Golden Star Lysenkovadim Nikolaevich - the junior sergeant(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05/2023</text:p>
      <text:p text:style-name="P4">
Про присвоєння Д.Лабунськом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ЛАБУНСЬКОМУДенису Богдановичу — сержанту (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04/2023</text:p>
      <text:p text:style-name="P4">
Про присвоєння Б.Калагурськом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КАЛАГУРСЬКОМУ Богдану Петровичу — капітану (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03/2023</text:p>
      <text:p text:style-name="P4">
Про присвоєння Т.Довгун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ДОВГУНУТарасу Сергійовичу — солдату (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02/2023</text:p>
      <text:p text:style-name="P4">
Про присвоєння В.Горбаню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ГОРБАНЮВладиславу Вячеславовичу — капітану (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01/2023</text:p>
      <text:p text:style-name="P4">
Про присвоєння М.Янишин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ЯНИШИНУМиколі Олександровичу — головному сержанту (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400/2023</text:p>
      <text:p text:style-name="P4">
Про присвоєння М.Чабаненку звання Герой України</text:p>
      <text:p text:style-name="P4">
To assign the title of Hero of Ukraine with awarding the Order of the Gold Star by Chabanenkomykhail Anatoliyevich - senior sergeant(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99/2023</text:p>
      <text:p text:style-name="P4">
Про присвоєння Є.Храпк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ХРАПКУЄвгену Вікторовичу — сержанту (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98/2023</text:p>
      <text:p text:style-name="P4">
Про присвоєння С.Сучков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СУЧКОВУСергію Веніаміновичу — старшому лейтенанту (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97/2023</text:p>
      <text:p text:style-name="P4">
Про присвоєння В.Стельмах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СТЕЛЬМАХУВолодимиру Володимировичу — старшому лейтенанту (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96/2023</text:p>
      <text:p text:style-name="P4">
Про присвоєння Д.Романченк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РОМАНЧЕНКУДмитру Юрійовичу — капітану (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95/2023</text:p>
      <text:p text:style-name="P4">
Про присвоєння О.Романов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РОМАНОВУОлександру Олеговичу — молодшому сержанту (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94/2023</text:p>
      <text:p text:style-name="P4">
Про присвоєння О.Миршавому звання Герой України</text:p>
      <text:p text:style-name="P4">
To assign the title of Hero of Ukraine with awarding the Order of the Golden Star by Mirroshvomoleksii Viktorovich - the junior sergeant(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93/2023</text:p>
      <text:p text:style-name="P4">
Про присвоєння К.Марач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МАРАЧУКирилу Сергійовичу — головному сержанту (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92/2023</text:p>
      <text:p text:style-name="P4">
Про присвоєння Є.Лисенк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ЛИСЕНКУЄвгену Вадимовичу — майору (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91/2023</text:p>
      <text:p text:style-name="P4">
Про присвоєння О.Леунов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ЛЕУНОВУОлександру Володимировичу — старшому сержанту (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90/2023</text:p>
      <text:p text:style-name="P4">
Про присвоєння С.Королю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КОРОЛЮСергію Володимировичу — капітану (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89/2023</text:p>
      <text:p text:style-name="P4">
Про присвоєння І.Колесніченк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КОЛЕСНІЧЕНКУ Ігорю Андрійовичу — сержанту (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88/2023</text:p>
      <text:p text:style-name="P4">
Про присвоєння В.Климчуку звання Герой України</text:p>
      <text:p text:style-name="P4">
To assign the title of Hero of Ukraine with awarding the Order of the Golden Star Klimchuvavavainanin Vasilyevich - a senior soldier(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87/2023</text:p>
      <text:p text:style-name="P4">
Про присвоєння Е.Камардін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КАМАРДІНУЕдуарду Руслановичу — капітану (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86/2023</text:p>
      <text:p text:style-name="P4">
Про присвоєння С.Вербицьком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врученням ордена «Золота Зірка» ВЕРБИЦЬКОМУСергію Сергійовичу — майору.</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85/2023</text:p>
      <text:p text:style-name="P4">
Про присвоєння Р.Бутусін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БУТУСІНУРоману Олеговичу — солдату (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84/2023</text:p>
      <text:p text:style-name="P4">
Про присвоєння Л.Бутусін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БУТУСІНУЛеоніду Олеговичу — солдату (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83/2023</text:p>
      <text:p text:style-name="P4">
Про присвоєння С.Божк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 БОЖКУСергію Віталійовичу — старшому солдату (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82/2023</text:p>
      <text:p text:style-name="P4">
Про присвоєння В.Блищику звання Герой України</text:p>
      <text:p text:style-name="P4">
To assign the title of Hero of Ukraine with awarding the Order of the Golden Star Blyschyvadim Adamovich - a younger lieutenant(posthumously).</text:p>
      <text:p text:style-name="P4">
<text:span text:style-name="T4">
Президент України В.ЗЕЛЕНСЬКИЙ</text:span>
</text:p>
      <text:p text:style-name="P4">
<text:span text:style-name="T5">
8 липня 2023 року</text:span>
</text:p>
      <text:p text:style-name="P4">
УКАЗ ПРЕЗИДЕНТА УКРАЇНИ № 381/2023</text:p>
      <text:p text:style-name="P4">
Про присвоєння С.Алексапольському звання Герой України</text:p>
      <text:p text:style-name="P4">
За особисту мужність і героїзм, виявлені у захисті державного суверенітету татериторіальної цілісності України, самовіддане служіння Українському народові<text:span text:style-name="T4">
постановляю:</text:span>
</text:p>
      <text:p text:style-name="P4">
Присвоїти звання Герой України з удостоєнням ордена «Золота Зірка»АЛЕКСАПОЛЬСЬКОМУ Святославу Миколайовичу — молодшому сержанту (posthumously).</text:p>
      <text:p text:style-name="P4">
<text:span text:style-name="T4">
Президент України В.ЗЕЛЕНСЬКИЙ</text:span>
</text:p>
      <text:p text:style-name="P4">
<text:span text:style-name="T5">
8 липня 2023 року</text:span>
</text:p>
      <text:p text:style-name="P4">
<text:span text:style-name="T4">
Джерело:</text:span>
 <text:a xlink:type="simple" xlink:href="https://www.president.gov.ua/documents/decrees" text:style-name="Internet_20_link" text:visited-style-name="Visited_20_Internet_20_Link">
<text:span text:style-name="T5">
Офіс ПрезидентаУкраїни</text:span>
</text:a>
</text:p>
      <text:p text:style-name="P4">
News Source: <text:a xlink:type="simple" xlink:href="https://armyinform.com.ua/2023/07/08/prezydent-ukrayiny-prysvoyiv-zvannya-geroj-ukrayiny-49-zahysnykam-46-z-nyh-posmertno/" text:style-name="Internet_20_link" text:visited-style-name="Visited_20_Internet_20_Link">
https://armyinform.com.ua/2023/07/08/prezydent-ukrayiny-prysvoyiv-zvannya-geroj-ukrayiny-49-zahysnykam-46-z-nyh-posmertno/</text:a>
</text:p>
      <!--NEWS-->
      <text:h text:style-name="P10" text:outline-level="1">
<text:span text:style-name="T4">
Zelensky: On the 500th day of the war we returned home our heroes</text:span>
</text:h>
      <text:p text:style-name="P4">
Authors: Ukrinform (Person)</text:p>
      <text:p text:style-name="P4">
Publisher: Укринформ (Organization)</text:p>
      <text:p text:style-name="P4">
Published Time: 2023-07-08T5:02:00+03:00</text:p>
      <text:p text:style-name="P4">
Modified Time: 2023-07-08T22:02:00+03:00</text:p>
      <text:p text:style-name="P4">
Description: On the five hundredth day of the war, Ukraine returned home to its heroes - commanders of units who defended Mariupol and Azovstal. - Ukrinform.</text:p>
      <text:p text:style-name="P4">
Images: ['<text:a xlink:type="simple" xlink:href="https://static.ukrinform.com/photos/2023_07/thumb_files/630_360_1688848303-7761.jpeg" text:style-name="Internet_20_link" text:visited-style-name="Visited_20_Internet_20_Link">
630_360_16888...</text:a>
']</text:p>
      <text:p text:style-name="P4">
Tags: ['Азовсталь', 'Львів', 'Маріуполь', 'ЗСУ', 'Зеленський', 'Війна з Росією']</text:p>
      <text:p text:style-name="P4">
Type: Article</text:p>
      <!--METADATA-->
      <text:p text:style-name="P4">
<draw:frame draw:style-name="fr1" draw:name="Image244" text:anchor-type="as-char" svg:width="6.9236in" svg:height="3.956343in" draw:z-index="0">
<draw:image xlink:href="../Images/yкринформ/2023-07-08T5-02-00-03-00/630_360_1688848303-7761.jpeg" xlink:type="simple" xlink:show="embed" xlink:actuate="onLoad" draw:mime-type="image/jpeg"/>
</draw:frame>
The onset of the day of the war Ukraine returned home to its heroes - the commanders of the units who defended Mariupol and Azovstal.</text:p>
      <text:p text:style-name="P4">
Volodymyr Zelenskyy said this in Lviv after returning from Turkey to the heroic commanders, reports from the scene correspondent of Ukrinform.</text:p>
      <text:p text:style-name="P4">
"Dear Ukrainian people, today 500 days of full -scale war, 500 days, as we are fighting for freedom and independence for Ukraine, for dignity, for the right to live for all our people throughout our country. Ukraine will always be grateful to every ulcer who is fighting for it - Our soldiers, our heroes. Today, in the 500 -day of the war we returned home, to Ukraine five of our heroes, heroiv Ukraine, commanders of Mariupol and Azovstal - Denis Prokopenko, Svyatoslav Palamar, Sergei Volynsky, Oleg Khomenko, Denis Schleg. They won for the sake of Ukraine, heroically fought, absolutely. They passed through the Russian captivity, then for more than 300 days they were in Turkey, they have time to be in a way, " - said <text:a xlink:type="simple" xlink:href="https://www.ukrinform.ua/tag-zelenskij" text:style-name="Internet_20_link" text:visited-style-name="Visited_20_Internet_20_Link">
Zelensky</text:a>
.</text:p>
      <text:p text:style-name="P4">
<text:span text:style-name="T5">
Video: <text:a xlink:type="simple" xlink:href="https://www.president.gov.ua/" text:style-name="Internet_20_link" text:visited-style-name="Visited_20_Internet_20_Link">
Presidential Office</text:a>
</text:span>
</text:p>
      <text:p text:style-name="P4">
He personally thanked the Turkish President Recep Taiip Erdogan and the Turkish Storo for his help in the liberation of our people.</text:p>
      <text:p text:style-name="P4">
<text:span text:style-name="T4">
 Read also: </text:span>
 [Zelensky returns from Turkey to Ukraine with "<text:span text:style-name="T4">
 Azovsta </text:span>
 Lee")(https://www.ukrinform.ua/rubric-society/3733242-zelenskij-povertaetsa-z-tureccini-do-ukraini-iz-zahisnikami-azovstali.html)The Head of State also expressed gratitude to the Ukrainian team, which works for the reference of Ukrainians home: Andriy Yermak, Kirill Budanov, Igor Klimenko, Rustem Umerov, all the Security Service of Ukraine.</text:p>
      <text:p text:style-name="P4">
As reported by Ukrinform, Ukraine returned to the homeland of five Azovstal defenders, who were in Turkey after being released from the Russian captivity.</text:p>
      <text:p text:style-name="P4">
President Volodymyr Zelenskyy met defenders at Istanbul Airport and grew them up.</text:p>
      <text:p text:style-name="P4">
<text:span text:style-name="T4">
 Read also: </text:span>
 <text:a xlink:type="simple" xlink:href="https://www.ukrinform.ua/rubric-society/3733284-ukraina-povernula-patoh-zahisnikiv-azovstali-za-rezultatami-peregovoriv-iz-tureccinou.html" text:style-name="Internet_20_link" text:visited-style-name="Visited_20_Internet_20_Link">
Ukraine returned five defenders "<text:span text:style-name="T4">
 Azovstal </text:span>
 and" with the reserves of talks with Turkey</text:a>
Ukrainian soldiers Denis Prokopenko, Svyatoslav Palamar, Sergey Volynsky, Oleghomenko, Denis Sleg will finally be able to be with their relatives.</text:p>
      <text:p text:style-name="P4">
News Source: <text:a xlink:type="simple" xlink:href="https://www.ukrinform.ua/rubric-society/3733322-na-500j-den-vijni-mi-povernuli-dodomu-nasih-geroiv-zelenskij.html" text:style-name="Internet_20_link" text:visited-style-name="Visited_20_Internet_20_Link">
https://www.ukrinform.ua/rubric-society/3733322-na-500j-den-vijni-mi-povernuli-dodomu-nasih-geroiv-zelenskij.html</text:a>
</text:p>
      <!--NEWS-->
      <text:h text:style-name="P10" text:outline-level="1">
<text:span text:style-name="T4">
Cassette ammunition will help to cause as much casualties to Russian invaders - Alexei Reznikov</text:span>
</text:h>
      <text:p text:style-name="P4">
Author: ['АРМІЯINFORM']</text:p>
      <text:p text:style-name="P4">
Time: 2023-07-08T60:00:00-04:00</text:p>
      <text:p text:style-name="P4">
Description: Minstro defense of Ukraine Oleksii Reznikov, saying, Kasotni Boilpashi to the Zapomuzhnu Zavdati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232812kassetbombtelegrafcomua-bf4dafd6.jpg" text:style-name="Internet_20_link" text:visited-style-name="Visited_20_Internet_20_Link">
232812kassetbombtelegrafcomua-bf4dafd6.jpg</text:a>
']</text:p>
      <text:p text:style-name="P4">
Tags: ['STOPRUSSIA', 'АГРЕСІЯ РФ', 'ВТОРГНЕННЯ РФ', 'ОЛЕКСІЙ РЕЗНІКОВ', 'ОФІЦІЙНО']</text:p>
      <text:p text:style-name="P4">
Category: News</text:p>
      <!--METADATA-->
      <text:p text:style-name="P4">
<draw:frame draw:style-name="fr1" draw:name="Image245" text:anchor-type="as-char" svg:width="6.9236in" svg:height="3.943823in" draw:z-index="0">
<draw:image xlink:href="../Images/AРМІЯINFORM/2023-07-08T60-00-00-04-00/232812kassetbombtelegrafcomua-bf4dafd6.jpg" xlink:type="simple" xlink:show="embed" xlink:actuate="onLoad" draw:mime-type="image/jpeg"/>
</draw:frame>
Illustrative photo</text:p>
      <text:p text:style-name="P4">
The Minister of Defense of Ukraine Oleksiy Reznikov said that cassette ammunition would help to cause as much loss to Russian invaders as possible. He [wrote] about it(https://twitter.com/oleksiireznikov/status/1677410470108471298?s=48&amp;t=dF9alaCEu5IQdYHnTwQn2A)In Twitter.</text:p>
      <text:p text:style-name="P4">
According to him, cassette shells are a liberation weapon that will help liberate Ukrainian territories, saving the lives of soldiers.</text:p>
      <text:p text:style-name="P4">
"I would like to emphasize that in the exercise of our inseparable right to self -defense, we will continue to strictly adhere to all international humanitarian conventions signed and ratified by Ukraine," he said.</text:p>
      <text:p text:style-name="P4">
He noted that the Russian Federation used cassette shells without parsing from the first Day of the War, in particular fired at Kharkiv residential quarters.</text:p>
      <text:p text:style-name="P4">
Alexei Reznikov stated that Ukraine needs to return the territory and preserve the life of people, for which it is necessary to cause greater harm to the enemy.</text:p>
      <text:p text:style-name="P4">
“The more loss we will cause them, the more the lives of Ukrainians can be able to get. In our interests to preserve the lives of our soldiers. That is why we will do this by using all the deadly weapons that are there, ”the head of the department emphasized.</text:p>
      <text:p text:style-name="P4">
“The more loss we will cause them, the more the lives of Ukrainians can be able to get. In our interests to preserve the lives of our soldiers. That is why we will do this, using all the deadly weapons that there is, ”the head of the department emphasized.</text:p>
      <ul>
        <li>
Apply only for the de -occupation of their territories. Ukraine will not fire the territory of Russia; * not to use ammunition in urban development, but only in the areas of concentration of Russian troops to break the lines of defense; * keep a strict accounting of the use of cassette shells; * the territories where these ammunition were used will be prioritized for demining; * notify partners about the use of these shells for reporting and control.</li>
      </ul>
      <text:p text:style-name="P4">
News Source: <text:a xlink:type="simple" xlink:href="https://armyinform.com.ua/2023/07/08/vyzvolna-zbroya-potribno-yakomoga-bilshe-vtrat-rosiyan-oleksij-reznikov-pro-kasetni-boyeprypasy/" text:style-name="Internet_20_link" text:visited-style-name="Visited_20_Internet_20_Link">
https://armyinform.com.ua/2023/07/08/vyzvolna-zbroya-potribno-yakomoga-bilshe-vtrat-rosiyan-oleksij-reznikov-pro-kasetni-boyeprypasy/</text:a>
</text:p>
      <!--NEWS-->
      <text:h text:style-name="P10" text:outline-level="1">
<text:span text:style-name="T4">
In 500 days of large -scale invasion, the Russians killed almost 500 children in Ukraine</text:span>
</text:h>
      <text:p text:style-name="P4">
Author: ['АРМІЯINFORM']</text:p>
      <text:p text:style-name="P4">
Time: 2023-07-08T62:00:00-04:00</text:p>
      <text:p text:style-name="P4">
Description: Rosіyskі Zagarbniks for 500 days of large -scale invaders were driven into Ukrainian 494 Ditini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47_big.jpg" text:style-name="Internet_20_link" text:visited-style-name="Visited_20_Internet_20_Link">
47_big.jpg</text:a>
']</text:p>
      <text:p text:style-name="P4">
Tags: ['STOPRUSSIA', 'АГРЕСІЯ РФ', 'ВТОРГНЕННЯ РФ', 'ДІТИ ВІЙНИ']</text:p>
      <text:p text:style-name="P4">
Category: News</text:p>
      <!--METADATA-->
      <text:p text:style-name="P4">
<draw:frame draw:style-name="fr1" draw:name="Image246" text:anchor-type="as-char" svg:width="6.9236in" svg:height="5.18693in" draw:z-index="0">
<draw:image xlink:href="../Images/AРМІЯINFORM/2023-07-08T62-00-00-04-00/47_big.jpg" xlink:type="simple" xlink:show="embed" xlink:actuate="onLoad" draw:mime-type="image/jpeg"/>
</draw:frame>
Illustrative photo</text:p>
      <text:p text:style-name="P4">
Russian invaders in 500 days of a large -scale invasion killed in Ukraine494 children and another 1051 children were injured.</text:p>
      <text:p text:style-name="P4">
About it <text:a xlink:type="simple" xlink:href="https://t.me/pgo_gov_ua/14227" text:style-name="Internet_20_link" text:visited-style-name="Visited_20_Internet_20_Link">
reported</text:a>
Telegram Prosecutor General Office.</text:p>
      <text:p text:style-name="P4">
“More than 1545 children were injured in Ukraine in 500 days of large -scale armed aggression of the Russian Federation. As of the morning of July 8, 2023, according to the official information of juvenile prosecutors, 494 children were killed and more than 1051 existence of varying severity, ”the message reads. The most children were in Donetsk region - 472, in Kharkiv - 297, Kiev - 129, Kherson - 115, Zaporizhia - 91, Mykolaiv - 89, Dnipropetrovsk - 83, Chernihiv - 71, Lugansk - 67.</text:p>
      <text:p text:style-name="P4">
It is noted that the data is not final. Work is underway on their installation in hostilities, in temporarily captured hip territories.</text:p>
      <text:p text:style-name="P4">
News Source: <text:a xlink:type="simple" xlink:href="https://armyinform.com.ua/2023/07/08/za-500-dniv-shyrokomasshtabnogo-vtorgnennya-rosiyany-vbyly-v-ukrayini-majzhe-500-ditej/" text:style-name="Internet_20_link" text:visited-style-name="Visited_20_Internet_20_Link">
https://armyinform.com.ua/2023/07/08/za-500-dniv-shyrokomasshtabnogo-vtorgnennya-rosiyany-vbyly-v-ukrayini-majzhe-500-ditej/</text:a>
</text:p>
      <!--NEWS-->
      <text:h text:style-name="P10" text:outline-level="1">
<text:span text:style-name="T4">
The clergy should become a driving force in the reconstruction of the released territories.</text:span>
</text:h>
      <text:p text:style-name="P4">
Author: ['АРМІЯINFORM']</text:p>
      <text:p text:style-name="P4">
Time: 2023-07-08T63:00:00-04:00</text:p>
      <text:p text:style-name="P4">
Description: Relagіyni organized became the Humanities Hubes in the minds of Viyn. The role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7/45.png" text:style-name="Internet_20_link" text:visited-style-name="Visited_20_Internet_20_Link">
45.png</text:a>
']</text:p>
      <text:p text:style-name="P4">
Tags: ['ДУХОВЕНСТВО', 'ІРИНИ ВЕРЕЩУК', 'МІНРЕІНТЕГРАЦІЯ', 'ТИМЧАСОВО ОКУПОВАНІ ТЕРИТОРІЇ']</text:p>
      <text:p text:style-name="P4">
Category: News</text:p>
      <!--METADATA-->
      <text:p text:style-name="P4">
<draw:frame draw:style-name="fr1" draw:name="Image247" text:anchor-type="as-char" svg:width="6.9236in" svg:height="4.615733in" draw:z-index="0">
<draw:image xlink:href="../Images/AРМІЯINFORM/2023-07-08T63-00-00-04-00/45.png" xlink:type="simple" xlink:show="embed" xlink:actuate="onLoad" draw:mime-type="image/png"/>
</draw:frame>
Religious organizations have become true humanitarian hubs in war. The role is now critical in the restoration of Ukraine.</text:p>
      <text:p text:style-name="P4">
On this <text:a xlink:type="simple" xlink:href="https://minre.gov.ua/2023/07/07/duhovenstvo-maye-staty-rushijnoyu-syloyu-u-vidbudovi-zvilnenyh-terytorij/" text:style-name="Internet_20_link" text:visited-style-name="Visited_20_Internet_20_Link">
emphasized</text:a>
Viceremier-Minister for the Reintegration of Temporarily Occupied Territories of Ukraine Irivresheschuk during a meeting dedicated to the spiritual reintegration of the population of the named territories.</text:p>
      <text:p text:style-name="P4">
Representatives of the All -Ukrainian Council of Churches of Tarlingued Organizations, the Institute of Religious Freedom, the State Service of Zetnopolitics and Freedom of Conscience, the Presidential Office, the Ministry of Defense, other power consciousness and interested authorities joined the discussion.</text:p>
      <text:p text:style-name="P4">
As it is noted, the focus of attention is to provide humanitarian assistance and mental support to the population by representatives of the clergy, especially in the territories.</text:p>
      <text:p text:style-name="P4">
“The clergy representatives should join the personnel reserve for the deduction of the de -industrial territories. This is the driving force that will help restore our people's lives. It is the clergymen who, with psychologists, make the families of servicemen, internally displaced persons and all the more people who have suffered from the war, ”Irina Vereshchuk emphasized.</text:p>
      <text:p text:style-name="P4">
News Source: <text:a xlink:type="simple" xlink:href="https://armyinform.com.ua/2023/07/08/duhovenstvo-maye-staty-rushijnoyu-syloyu-u-vidbudovi-zvilnenyh-terytorij-minreintegracziyi/" text:style-name="Internet_20_link" text:visited-style-name="Visited_20_Internet_20_Link">
https://armyinform.com.ua/2023/07/08/duhovenstvo-maye-staty-rushijnoyu-syloyu-u-vidbudovi-zvilnenyh-terytorij-minreintegracziyi/</text:a>
</text:p>
      <!--NEWS-->
      <text:h text:style-name="P10" text:outline-level="1">
<text:span text:style-name="T4">
Pyrotechnics of the SESS per day neutralized 663 explosive items</text:span>
</text:h>
      <text:p text:style-name="P4">
Author: ['АРМІЯINFORM']</text:p>
      <text:p text:style-name="P4">
Time: 2023-07-08T64:00:00-04:00</text:p>
      <text:p text:style-name="P4">
Description: The last minotech of the DSNS was obtained 135 times, Viyv, Vytheyen, Vilyueno I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miny-1.jpg" text:style-name="Internet_20_link" text:visited-style-name="Visited_20_Internet_20_Link">
miny-1.jpg</text:a>
']</text:p>
      <text:p text:style-name="P4">
Tags: ['STOPRUSSIA', 'АГРЕСІЯ РФ', 'ВІЙНА', 'ВТОРГНЕННЯ РФ', 'ДСНС УКРАЇНИ', 'РОСІЙСЬКІ МІНИ']</text:p>
      <text:p text:style-name="P4">
Category: News</text:p>
      <!--METADATA-->
      <text:p text:style-name="P4">
<draw:frame draw:style-name="fr1" draw:name="Image248" text:anchor-type="as-char" svg:width="6.9236in" svg:height="3.894525in" draw:z-index="0">
<draw:image xlink:href="../Images/AРМІЯINFORM/2023-07-08T64-00-00-04-00/miny-1.jpg" xlink:type="simple" xlink:show="embed" xlink:actuate="onLoad" draw:mime-type="image/jpeg"/>
</draw:frame>
During the day, the Pyrotechnical units of the SES were involved 135 times, identified, seized and disposed of 663 units of explosive objects, and 51 hectares.</text:p>
      <text:p text:style-name="P4">
About it <text:a xlink:type="simple" xlink:href="https://dsns.gov.ua/uk/news/nadzvicaini-podiyi/informaciia-shhodo-diialnosti-pirotexnicnix-pidrozdiliv-dsns-141" text:style-name="Internet_20_link" text:visited-style-name="Visited_20_Internet_20_Link">
reports</text:a>
SESU of Ukraine.</text:p>
      <text:p text:style-name="P4">
<text:span text:style-name="T4">
 most often pyrotechnic units worked: </text:span>
 <text:span text:style-name="T4">
 in </text:span>
 <text:span text:style-name="T4">
 </text:span>
 Kharkiv region20 <text:span text:style-name="T4">
 </text:span>
<text:span text:style-name="T4">
<text:span text:style-name="T5">
*</text:span>
 thousand </text:span>
 <text:span text:style-name="T4">
<text:span text:style-name="T5">
*</text:span>
</text:span>
 249 <text:span text:style-name="T4">
 </text:span>
<text:span text:style-name="T4">
<text:span text:style-name="T5">
*</text:span>
 times, </text:span>
 <text:span text:style-name="T4">
 </text:span>
 <text:span text:style-name="T4">
<text:span text:style-name="T5">
*</text:span>
</text:span>
 <text:span text:style-name="T5">
on </text:span>
<text:span text:style-name="T5">
 </text:span>
<text:span text:style-name="T5">
 Kyiv region </text:span>
<text:span text:style-name="T5">
 </text:span>
<text:span text:style-name="T4">
<text:span text:style-name="T5">
*</text:span>
 - 8 </text:span>
<text:span text:style-name="T4">
<text:span text:style-name="T5">
*</text:span>
</text:span>
 thousand <text:span text:style-name="T4">
 </text:span>
<text:span text:style-name="T4">
<text:span text:style-name="T5">
*</text:span>
 144, Donetsk region </text:span>
 <text:span text:style-name="T4">
<text:span text:style-name="T5">
*</text:span>
* - 6 </text:span>
 <text:span text:style-name="T4">
<text:span text:style-name="T5">
*</text:span>
* thousand </text:span>
<text:span text:style-name="T5">
 </text:span>
<text:span text:style-name="T4">
<text:span text:style-name="T5">
*</text:span>
 526, Mykolaiv region </text:span>
 <text:span text:style-name="T4">
<text:span text:style-name="T5">
*</text:span>
* - 5 </text:span>
<text:span text:style-name="T4">
<text:span text:style-name="T5">
*</text:span>
 thousand </text:span>
 <text:span text:style-name="T4">
<text:span text:style-name="T5">
*</text:span>
</text:span>
 370, Kherson region <text:span text:style-name="T4">
 </text:span>
<text:span text:style-name="T4">
<text:span text:style-name="T5">
* - 6 </text:span>
</text:span>
<text:span text:style-name="T4">
<text:span text:style-name="T5">
*</text:span>
 thousand </text:span>
 <text:span text:style-name="T4">
<text:span text:style-name="T5">
*</text:span>
* 116, Chernihiv region </text:span>
 <text:span text:style-name="T4">
<text:span text:style-name="T5">
*</text:span>
</text:span>
 - 4 <text:span text:style-name="T4">
 </text:span>
<text:span text:style-name="T4">
<text:span text:style-name="T5">
*</text:span>
 thousand . </text:span>
 <text:span text:style-name="T4">
<text:span text:style-name="T5">
*</text:span>
* 759, Sumy region </text:span>
 <text:span text:style-name="T4">
<text:span text:style-name="T5">
*</text:span>
* - 2 </text:span>
<text:span text:style-name="T4">
<text:span text:style-name="T5">
*</text:span>
 thousand </text:span>
 <text:span text:style-name="T4">
<text:span text:style-name="T5">
*</text:span>
</text:span>
 251, Cherkasy region <text:span text:style-name="T4">
 </text:span>
<text:span text:style-name="T4">
<text:span text:style-name="T5">
* * - 1 </text:span>
</text:span>
<text:span text:style-name="T4">
<text:span text:style-name="T5">
*</text:span>
 thousand </text:span>
 <text:span text:style-name="T4">
<text:span text:style-name="T5">
*</text:span>
</text:span>
 148. **</text:p>
      <text:p text:style-name="P4">
In total, from the beginning of the large -scale invasion of the Russian Federation of Ukrainian Federation of Ukraine, 408 thousand 935 units of explosive objects 2 thousand 891 kg of explosive substance, in particular 3 thousand 45 units of aviation bomb. The territory of more than 91 006 hectares was surveyed.</text:p>
      <text:p text:style-name="P4">
<text:span text:style-name="T4">
 U </text:span>
 <text:span text:style-name="T4">
<text:span text:style-name="T5">
*</text:span>
* CONCLUSION CONCLUSION Suspect item </text:span>
 <text:span text:style-name="T4">
 A </text:span>
 <text:span text:style-name="T4">
 </text:span>
 or explosives immediately for <text:span text:style-name="T4">
 </text:span>
<text:span text:style-name="T4">
<text:span text:style-name="T5">
*</text:span>
 phone </text:span>
 <text:span text:style-name="T4">
<text:span text:style-name="T5">
*</text:span>
</text:span>
<text:span text:style-name="T4">
<text:span text:style-name="T5">
*</text:span>
</text:span>
 101. **</text:p>
      <text:p text:style-name="P4">
News Source: <text:a xlink:type="simple" xlink:href="https://armyinform.com.ua/2023/07/08/pirotehniky-dsns-za-dobu-zneshkodyly-663-vybuhonebezpechnyh-predmetiv/" text:style-name="Internet_20_link" text:visited-style-name="Visited_20_Internet_20_Link">
https://armyinform.com.ua/2023/07/08/pirotehniky-dsns-za-dobu-zneshkodyly-663-vybuhonebezpechnyh-predmetiv/</text:a>
</text:p>
      <!--NEWS-->
      <text:h text:style-name="P10" text:outline-level="1">
<text:span text:style-name="T4">
The LNR participant was sentenced to 10 years behind bars - he sought Ukrainian positions in the Bakhmut district</text:span>
</text:h>
      <text:p text:style-name="P4">
Author: ['АРМІЯINFORM']</text:p>
      <text:p text:style-name="P4">
Time: 2023-07-08T65:00:00-04:00</text:p>
      <text:p text:style-name="P4">
Description: Zasujen Vodzhenza Bakhmut at the Navalnniy Tsilsnіstvoystvoi on the Teritorian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1/360_240_1582135276-970.jpg" text:style-name="Internet_20_link" text:visited-style-name="Visited_20_Internet_20_Link">
360_240_1582135276-970.jpg</text:a>
']</text:p>
      <text:p text:style-name="P4">
Tags: ['ВІЙНА', 'НЕЗАКОННІ ЗБРОЙНІ ФОРМУВАННЯ', 'ОФІС ГЕНПРОКУРОРА УКРАЇНИ']</text:p>
      <text:p text:style-name="P4">
Category: News</text:p>
      <!--METADATA-->
      <text:p text:style-name="P4">
<draw:frame draw:style-name="fr1" draw:name="Image249" text:anchor-type="as-char" svg:width="6.9236in" svg:height="4.617974in" draw:z-index="0">
<draw:image xlink:href="../Images/AРМІЯINFORM/2023-07-08T65-00-00-04-00/360_240_1582135276-970.jpg" xlink:type="simple" xlink:show="embed" xlink:actuate="onLoad" draw:mime-type="image/jpeg"/>
</draw:frame>
Illustrative photo</text:p>
      <text:p text:style-name="P4">
A native of Bakhmut was convicted of an encroachment on the territorial integrity of Ukraine's invetotor, participation in the terrorist organization and activities of armed forces unforeseen.</text:p>
      <text:p text:style-name="P4">
About it <text:a xlink:type="simple" xlink:href="https://www.gp.gov.ua/ua/posts/do-10-rokiv-za-gratami-zasudzeno-ucasnika-lnr-yakii-visukuvav-ukrayinski-poziciyi-v-baxmutskomu-raioni" text:style-name="Internet_20_link" text:visited-style-name="Visited_20_Internet_20_Link">
reports</text:a>
Office of the Prosecutor General of Ukraine.</text:p>
      <text:p text:style-name="P4">
The court awarded him up to 10 years in prison.</text:p>
      <text:p text:style-name="P4">
“In November 2019, the man arrived in the occupied NFF" LNR "in Lugansk. Since it was difficult with a criminal record for theft with penetration, it was difficult, the only "right" decision, he would like the service to the occupiers, "the statement reads.</text:p>
      <text:p text:style-name="P4">
As it is noted, the "worker" was first enriched in the war against Ukraine, being an operator of the anti -tank managed missile of the Second Army Corps of the People's Police of the LNR, which he destroyed Ukrainian equipment.</text:p>
      <text:p text:style-name="P4">
Later, as a scout, he monitored the placement and movement of the personal composition near the village of Lomuvatka, Luhansk region. He passed the information received to the command for further attacks on the positions of our military.</text:p>
      <text:p text:style-name="P4">
"A representative of the troops of a self -proclaimed republic, when he was drunk, was detained by Ukrainian defenders near the observation post in the Bakhmut district," - added at the Office of the Prosecutor General of Ukraine.</text:p>
      <text:p text:style-name="P4">
News Source: <text:a xlink:type="simple" xlink:href="https://armyinform.com.ua/2023/07/08/uchasnyka-lnr-zasudzheno-do-10-rokiv-za-gratamy-vyshukuvav-ukrayinski-pozycziyi-v-bahmutskomu-rajoni/" text:style-name="Internet_20_link" text:visited-style-name="Visited_20_Internet_20_Link">
https://armyinform.com.ua/2023/07/08/uchasnyka-lnr-zasudzheno-do-10-rokiv-za-gratamy-vyshukuvav-ukrayinski-pozycziyi-v-bahmutskomu-rajoni/</text:a>
</text:p>
      <!--NEWS-->
      <text:h text:style-name="P10" text:outline-level="1">
<text:span text:style-name="T4">
In Istanbul, the President took part in a funeral prayer service for the victims of the war in Ukraine</text:span>
</text:h>
      <text:p text:style-name="P4">
Author: ['АРМІЯINFORM']</text:p>
      <text:p text:style-name="P4">
Time: 2023-07-08T66:00:00-04:00</text:p>
      <text:p text:style-name="P4">
Description: At the strokes of VIZIT, before the Turkish responda, President Volodymyr Zelensky fate at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7fb7b4cfebaf7bf97e3914ccc01fa803_1688807388_extra_large.jpeg" text:style-name="Internet_20_link" text:visited-style-name="Visited_20_Internet_20_Link">
7fb7b4cfebaf7bf97e3914ccc01fa803_1688807388_extra_large.jpeg</text:a>
']</text:p>
      <text:p text:style-name="P4">
Tags: ['STOPRUSSIA', 'АГРЕСІЯ РФ', 'ВІЙНА', 'ВОЛОДИМИР ЗЕЛЕНСЬКИЙ', 'ВТОРГНЕННЯ РФ', 'ОФІС ПРЕЗИДЕНТА УКРАЇНИ']</text:p>
      <text:p text:style-name="P4">
Category: News</text:p>
      <!--METADATA-->
      <text:p text:style-name="P4">
<draw:frame draw:style-name="fr1" draw:name="Image250" text:anchor-type="as-char" svg:width="6.9236in" svg:height="4.617948in" draw:z-index="0">
<draw:image xlink:href="../Images/AРМІЯINFORM/2023-07-08T66-00-00-04-00/7fb7b4cfebaf7bf97e3914ccc01fa803_1688807388_extra_large.jpeg" xlink:type="simple" xlink:show="embed" xlink:actuate="onLoad" draw:mime-type="image/jpeg"/>
</draw:frame>
Within the framework of the visit to the Turkish Republic, President Volodymyr Zelenskyy is in the funeral prayer service for the victims of the war in Ukraine, which was headed(https://www.president.gov.ua/news/u-stambuli-prezident-uzyav-uchast-u-pominalnomu-molebni-za-z-84189)Office of the President of Ukraine.</text:p>
      <text:p text:style-name="P4">
The prayer service took place at St. George's Cathedral in Istanbul, Fanar.</text:p>
      <text:p text:style-name="P4">
The prayer service in Ukrainian and Greek was ruled by the Archimandrite of the Ecumenical Prestol Father Methodius and Patriarchal Deacon Father Epiphanius.</text:p>
      <text:p text:style-name="P4">
News Source: <text:a xlink:type="simple" xlink:href="https://armyinform.com.ua/2023/07/08/u-stambuli-prezydent-uzyav-uchast-u-pomynalnomu-molebni-za-zhertvamy-vijny-v-ukrayini/" text:style-name="Internet_20_link" text:visited-style-name="Visited_20_Internet_20_Link">
https://armyinform.com.ua/2023/07/08/u-stambuli-prezydent-uzyav-uchast-u-pomynalnomu-molebni-za-zhertvamy-vijny-v-ukrayini/</text:a>
</text:p>
      <!--NEWS-->
      <text:h text:style-name="P10" text:outline-level="1">
<text:span text:style-name="T4">
Austria and Switzerland joined the European Initiative to Protect the Sky</text:span>
</text:h>
      <text:p text:style-name="P4">
Author: ['АРМІЯINFORM']</text:p>
      <text:p text:style-name="P4">
Time: 2023-07-08T67:00:00-04:00</text:p>
      <text:p text:style-name="P4">
Description: Syogodni PD Hour of Shchorichny of Trilage Zustychi Nimuccini, Austri Tu Swiss three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oif.jpg" text:style-name="Internet_20_link" text:visited-style-name="Visited_20_Internet_20_Link">
oif.jpg</text:a>
']</text:p>
      <text:p text:style-name="P4">
Tags: ['АВСТРІЯ', 'МЕМОРАНДУМ', 'ШВЕЙЦАРІЯ']</text:p>
      <text:p text:style-name="P4">
Category: News</text:p>
      <!--METADATA-->
      <text:p text:style-name="P4">
<draw:frame draw:style-name="fr1" draw:name="Image251" text:anchor-type="as-char" svg:width="6.9236in" svg:height="4.601127in" draw:z-index="0">
<draw:image xlink:href="../Images/AРМІЯINFORM/2023-07-08T67-00-00-04-00/oif.jpg" xlink:type="simple" xlink:show="embed" xlink:actuate="onLoad" draw:mime-type="image/jpeg"/>
</draw:frame>
Today, during the annual tripartite meeting of Germany, Austria, Tashvazerland, three defense ministers signed a Memorandum of Understanding in the European Sky Shields European Initiative in the European initiative(THEY).</text:p>
      <text:p text:style-name="P4">
Про це <text:a xlink:type="simple" xlink:href="https://www.admin.ch/gov/en/start/documentation/media-releases.msg-id-96576.html" text:style-name="Internet_20_link" text:visited-style-name="Visited_20_Internet_20_Link">
повідомляє </text:a>
Switzerland Federal Council.</text:p>
      <text:p text:style-name="P4">
This initiative is aimed at improving air defense in Europe. In addition, an agreement on the promotion of research cooperation in the field of weapons was concluded.</text:p>
      <text:p text:style-name="P4">
The main topics of the meeting were the security situation in Europe, the consequences of the war in Ukraine, tripartite cooperation and military peacekeeping.</text:p>
      <text:p text:style-name="P4">
Federal Advisor to Viola Amherrd and the Ministers of Defense of Austria and Germany Laudya Tanner and Boris Pistorius exchanged thoughts on the consequences of attacking Ukraine for safety and ways of support of Ukraine.</text:p>
      <text:p text:style-name="P4">
The signing of a memorandum of mutual understanding in relation to international work within ESSI means that Switzerland will now identify the field of work in which it plans to strengthen its participation.</text:p>
      <text:p text:style-name="P4">
News Source: <text:a xlink:type="simple" xlink:href="https://armyinform.com.ua/2023/07/08/avstriya-ta-shvejczariya-pryyednalysya-do-yevropejskoyi-inicziatyvy-zahystu-neba/" text:style-name="Internet_20_link" text:visited-style-name="Visited_20_Internet_20_Link">
https://armyinform.com.ua/2023/07/08/avstriya-ta-shvejczariya-pryyednalysya-do-yevropejskoyi-inicziatyvy-zahystu-neba/</text:a>
</text:p>
      <!--NEWS-->
      <text:h text:style-name="P10" text:outline-level="1">
<text:span text:style-name="T4">
We do not exclude any opportunity - Alexander Pavlyuk about the likelihood of recurrence on the capital of Ukraine</text:span>
</text:h>
      <text:p text:style-name="P4">
Author: ['АРМІЯINFORM']</text:p>
      <text:p text:style-name="P4">
Time: 2023-07-08T68:00:00-04:00</text:p>
      <text:p text:style-name="P4">
Description: - At the needles of the head of the rizni warsti, ale of the forces of the I was to be held by the Vidpovy ... War with Ukraine 2022, the war with Ukraine latest news today, the news war with Ukraine 2022 is the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photo_2023-07-08_13-44-30.jpg" text:style-name="Internet_20_link" text:visited-style-name="Visited_20_Internet_20_Link">
photo_2023-07-08_13-44-30.jpg</text:a>
']</text:p>
      <text:p text:style-name="P4">
Tags: ['STOPRUSSIA', 'АГРЕСІЯ РФ', 'ВІЙНА', 'ВТОРГНЕННЯ РФ', 'ОЛЕКСАНДР ПАВЛЮК']</text:p>
      <text:p text:style-name="P4">
Category: News</text:p>
      <!--METADATA-->
      <text:p text:style-name="P4">
<draw:frame draw:style-name="fr1" draw:name="Image252" text:anchor-type="as-char" svg:width="6.9236in" svg:height="3.329098in" draw:z-index="0">
<draw:image xlink:href="../Images/AРМІЯINFORM/2023-07-08T68-00-00-04-00/photo_2023-07-08_13-44-30.jpg" xlink:type="simple" xlink:show="embed" xlink:actuate="onLoad" draw:mime-type="image/jpeg"/>
</draw:frame>
-Different options are possible in the sick head, but the forces and means to carry out the relevant offensive of the Russians in Kiev, given that we have a fairly powerful, multi-pest, have no options for common sense,-said during the Television Marathon "Single News" First Deputy Minister of Defense of Ukraine Lieutenant General Alexander Pavlyuk.</text:p>
      <text:p text:style-name="P4">
In addition, he emphasized that even if the Russians still decide on a step, the results will be very deplorable for them.</text:p>
      <ul>
        <li>
Well, let's move a few more thousand, if there is a madness in their leadership such an attempt to make, - said Alexander Pavlyuk.</li>
      </ul>
      <text:p text:style-name="P4">
News Source: <text:a xlink:type="simple" xlink:href="https://armyinform.com.ua/2023/07/08/my-ne-vyklyuchayemo-zhodnoyi-mozhlyvosti-oleksandr-pavlyuk-pro-jmovirnist-povtornogo-nastupu-na-stolyczyu-ukrayiny/" text:style-name="Internet_20_link" text:visited-style-name="Visited_20_Internet_20_Link">
https://armyinform.com.ua/2023/07/08/my-ne-vyklyuchayemo-zhodnoyi-mozhlyvosti-oleksandr-pavlyuk-pro-jmovirnist-povtornogo-nastupu-na-stolyczyu-ukrayiny/</text:a>
</text:p>
      <!--NEWS-->
      <text:h text:style-name="P10" text:outline-level="1">
<text:span text:style-name="T4">
66% of NATO Member States are negative about Russia - a survey</text:span>
</text:h>
      <text:p text:style-name="P4">
Author: ['АРМІЯINFORM']</text:p>
      <text:p text:style-name="P4">
Time: 2023-07-08T69:00:00-04:00</text:p>
      <text:p text:style-name="P4">
Description: 66%of the bulk of the Power - NATO member of the NATO is to be negative before the Russian Federation. At the TSOMU ... The war with Ukraine 2022, the war with Ukraine is the latest news today, the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7/151557-1_large.jpg" text:style-name="Internet_20_link" text:visited-style-name="Visited_20_Internet_20_Link">
151557-1_large.jpg</text:a>
']</text:p>
      <text:p text:style-name="P4">
Tags: ['НАТО', 'ПІДТРИМКА УКРАЇНИ', 'САМІТ НАТО']</text:p>
      <text:p text:style-name="P4">
Category: News</text:p>
      <!--METADATA-->
      <text:p text:style-name="P4">
<draw:frame draw:style-name="fr1" draw:name="Image253" text:anchor-type="as-char" svg:width="6.9236in" svg:height="4.66432in" draw:z-index="0">
<draw:image xlink:href="../Images/AРМІЯINFORM/2023-07-08T69-00-00-04-00/151557-1_large.jpg" xlink:type="simple" xlink:show="embed" xlink:actuate="onLoad" draw:mime-type="image/jpeg"/>
</draw:frame>
66% of NATO Member States are negative about the Russian Federation. This refers to the strong support of the Alliance and the continuation of assistance to Ukraine.</text:p>
      <text:p text:style-name="P4">
About this <text:a xlink:type="simple" xlink:href="https://www.facebook.com/GeneralStaff.ua/posts/pfbid02aA9nzaZfVBtsnBDxWriDTFEN9KrFa9ayjmcK6VRVhKzqwurTRut5eTawzYDYK78Ml" text:style-name="Internet_20_link" text:visited-style-name="Visited_20_Internet_20_Link">
testify</text:a>
Results of a Public Opinion Survey conducted to order NATO in the 31st state of the Alliance on the eve of the Vilnius Summit</text:p>
      <text:p text:style-name="P4">
Like the results of previous polls, the vast majority of respondent people consider NATO important for their country's future security(73%), and 70%would vote in a referendum for their country to remain a member of NATO.</text:p>
      <text:p text:style-name="P4">
Supporting at the current level or increasing defensive expenditures increased 73% of respondents.</text:p>
      <text:p text:style-name="P4">
Most respondents share the idea that their country must protect the other NATO member in the event of an attack(64%), and 62% of respondents believe that thanks to the external attack on their country, the Alliance is less likely.</text:p>
      <text:p text:style-name="P4">
Negatively perceive Russia two -thirds of respondents(66%). Цей показникзбігається з тенденціями, виявленими за підсумками минулорічного опитування.</text:p>
      <text:p text:style-name="P4">
Подібно до опитування громадської думки, що проводилося напередодні самітуНАТО у 2022 році, одним із параметрів було сприйняття вторгнення росії вУкраїну.</text:p>
      <text:p text:style-name="P4">
Майже дві третини респондентів в державах–членах Альянсу вважають, щовторгнення росії в Україну позначилося на безпеці і спокої їхньої країни(64%). Підтримка респондентами продовження надання їхніми країнами допомогиУкраїні залишається високою і становить 65%.</text:p>
      <text:p text:style-name="P4">
News Source: <text:a xlink:type="simple" xlink:href="https://armyinform.com.ua/2023/07/08/66-gromadyan-gromadyan-derzhav-chleniv-nato-negatyvno-stavlyatsya-do-rosiyi-opytuvannya/" text:style-name="Internet_20_link" text:visited-style-name="Visited_20_Internet_20_Link">
https://armyinform.com.ua/2023/07/08/66-gromadyan-gromadyan-derzhav-chleniv-nato-negatyvno-stavlyatsya-do-rosiyi-opytuvannya/</text:a>
</text:p>
      <!--NEWS-->
      <text:h text:style-name="P10" text:outline-level="1">
<text:span text:style-name="T4">
History with the transfer of cassette ammunition to Ukraine is reminiscent of the situation with howitzers M777 - expert</text:span>
</text:h>
      <text:p text:style-name="P4">
Authors: Ukrinform (Person)</text:p>
      <text:p text:style-name="P4">
Publisher: Укринформ (Organization)</text:p>
      <text:p text:style-name="P4">
Published Time: 2023-07-08T6:19:00+03:00</text:p>
      <text:p text:style-name="P4">
Modified Time: 2023-07-08T22:19:00+03:00</text:p>
      <text:p text:style-name="P4">
Description: The history of cassette ammunition is exactly the same story when, in the case of the transfer of important weapons for us, they begin to talk about political restrictions, while simply solve technical details. - Ukrinform.</text:p>
      <text:p text:style-name="P4">
Images: ['<text:a xlink:type="simple" xlink:href="https://static.ukrinform.com/photos/2023_07/thumb_files/630_360_1688842643-946.jpg" text:style-name="Internet_20_link" text:visited-style-name="Visited_20_Internet_20_Link">
630_360_16888...</text:a>
']</text:p>
      <text:p text:style-name="P4">
Tags: ['США', 'Зброя', 'Війна з Росією']</text:p>
      <text:p text:style-name="P4">
Type: Article</text:p>
      <!--METADATA-->
      <text:p text:style-name="P4">
<draw:frame draw:style-name="fr1" draw:name="Image254" text:anchor-type="as-char" svg:width="6.9236in" svg:height="3.956343in" draw:z-index="0">
<draw:image xlink:href="../Images/yкринформ/2023-07-08T6-19-00-03-00/630_360_1688842643-946.jpg" xlink:type="simple" xlink:show="embed" xlink:actuate="onLoad" draw:mime-type="image/jpeg"/>
</draw:frame>
The history of cassette ammunition is exactly the same story when, in the case of an important weapon for us, they begin to talk about political restrictions, while simply solved technical details.</text:p>
      <text:p text:style-name="P4">
This opinion was expressed by the expert, the Defense Express enlightenment, Ivan Kirichevsky, commenting on <text:a xlink:type="simple" xlink:href="https://ukr.radio/news.html" text:style-name="Internet_20_link" text:visited-style-name="Visited_20_Internet_20_Link">
Ukrainian radio</text:a>
US decisions on the transfer of cassette ammunition to Ukraine.</text:p>
      <text:p text:style-name="P4">
"Even in the case of M777 howls, which were passed in April, we have a story that the Americans have told that" it is a red line and do not even dream ", they just had a problem with how these howitzers to repair and then to be renovated. And it turns out that they covered their technical problems with stories of propolitical moments. As well as with cassette shells, "Kirichevsky said.</text:p>
      <text:p text:style-name="P4">
<text:span text:style-name="T4">
 Read also: </text:span>
 <text:a xlink:type="simple" xlink:href="https://www.ukrinform.ua/rubric-ato/3733309-nimeccina-strimano-vidreaguvala-na-risenna-ssa-peredati-ukraini-kasetni-boepripasi.html" text:style-name="Internet_20_link" text:visited-style-name="Visited_20_Internet_20_Link">
Germany reacted restrained to the US decision to convey to Ukraine <text:span text:style-name="T4">
 casset </text:span>
 no ammunition</text:a>
At the same time, he stressed that it is a weapon, which can increase several times, not the number of disposed of Russian invaders.</text:p>
      <text:p text:style-name="P4">
DPICM shells were manufactured in the 70's-90s. Accordingly, the issues of level technical serviceability really arise, the expert added. And it turns out that the abandoned by the information confrontation in the United States generated white noise that "these shells will not give, there are technical restrictions that the cassette shells are used only with the level so that there are no more than 2%of ammunition They work ", the US military actually at this time was literally released by DPICM shells that lay 20 years of lass(what should be transferred for disposal and what can be given to the Armed Forces).</text:p>
      <text:p text:style-name="P4">
І виходить рішення щодо передачі касетних снарядів Україні визріло рівно в тоймомент, коли був сформований пакет, скільки саме снарядів можна віддати,вважає експерт. Виявилось, що декілька сотень тисяч. Тож якщо союзникипочинають розповідати про ймовірні політичні обмеження, варто бути готовими дотого, що ця зброя просто приводиться до технічного стану, щоб бути переданоюЗСУ. І щойно ця зброя буде відремонтована, тоді всі розповіді будуть обійденікрасивими риторичними фразами, наголосив Киричевський.</text:p>
      <text:p text:style-name="P4">
"If you mention the phrases that the Pentagon or White House representatives were declared yesterday, we see that they are not concerned about how cassette ammunition, at which level, is there in the US legislation. , the toys of our population will suffer first and foremost from the Russian invaders. Iv is that all political motifs were "compressed" into this phrase. This once again shows that the question of cassette shells was technical and concerned the condition of the shells, not the topic of political limits, " The expert believes.</text:p>
      <text:p text:style-name="P4">
As reported by Ukrinform, the US Department of Defense officially announced the separation of a new military aid package with a total of $ 800 million, which includes cassette ammunition.</text:p>
      <text:p text:style-name="P4">
US Deputy Defense Minister Colin Calus said it was a DPICM cafeter for 155 mm howitzers. They will have a coefficient of unbearable -sulfur not more than 2.5%, - said US Presidential Advisor Jake Sullivan.</text:p>
      <text:p text:style-name="P4">
<text:span text:style-name="T4">
 Read also: </text:span>
 <text:a xlink:type="simple" xlink:href="https://www.ukrinform.ua/rubric-ato/3733015-bajden-pro-kasetni-snaradi-dla-ukraini-vazke-risenna-ale-voni-ij-potribni.html" text:style-name="Internet_20_link" text:visited-style-name="Visited_20_Internet_20_Link">
Biden - about <text:span text:style-name="T4">
 casset </text:span>
 No shells for Ukraine: hardness, but they need it</text:a>
Prime Minister of Great Britain Risha Snak said that he was "not encouraging" the use of cassette ammunition that the United States agreed to send to Ukraine. The analogic opinion was also expressed in the Ministry of Defense of Spain.</text:p>
      <text:p text:style-name="P4">
Germany opposes the use of cassette ammunition in general, but Ukraine is about protecting its territory and civilian population, said a spokesman for the Federal Government of Germany Steffen Gebestrytit.</text:p>
      <text:p text:style-name="P4">
Photo: Wikipedia</text:p>
      <text:p text:style-name="P4">
News Source: <text:a xlink:type="simple" xlink:href="https://www.ukrinform.ua/rubric-ato/3733321-istoria-z-peredaceu-ukraini-kasetnih-boepripasiv-nagadue-situaciu-z-gaubicami-m777-ekspert.html" text:style-name="Internet_20_link" text:visited-style-name="Visited_20_Internet_20_Link">
https://www.ukrinform.ua/rubric-ato/3733321-istoria-z-peredaceu-ukraini-kasetnih-boepripasiv-nagadue-situaciu-z-gaubicami-m777-ekspert.html</text:a>
</text:p>
      <!--NEWS-->
      <text:h text:style-name="P10" text:outline-level="1">
<text:span text:style-name="T4">
The enemy continues to mine</text:span>
</text:h>
      <text:p text:style-name="P4">
Author: ['АРМІЯINFORM']</text:p>
      <text:p text:style-name="P4">
Time: 2023-07-08T70:00:00-04:00</text:p>
      <text:p text:style-name="P4">
Description: Passing the Minuvannya of the Zaporizkiye Electrostan -Tster -Tskkhktiv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20230708-02.jpeg" text:style-name="Internet_20_link" text:visited-style-name="Visited_20_Internet_20_Link">
20230708-02.jpeg</text:a>
']</text:p>
      <text:p text:style-name="P4">
Tags: ['STOPRUSSIA', 'АГРЕСІЯ РФ', 'ВТОРГНЕННЯ РФ', 'НЕБЕЗПЕКА ПІДРИВУ ЗАЕС']</text:p>
      <text:p text:style-name="P4">
Category: News</text:p>
      <!--METADATA-->
      <text:p text:style-name="P4">
<draw:frame draw:style-name="fr1" draw:name="Image255" text:anchor-type="as-char" svg:width="6.9236in" svg:height="4.933065in" draw:z-index="0">
<draw:image xlink:href="../Images/AРМІЯINFORM/2023-07-08T70-00-00-04-00/20230708-02.jpeg" xlink:type="simple" xlink:show="embed" xlink:actuate="onLoad" draw:mime-type="image/jpeg"/>
</draw:frame>
The invaders continue to be mines in the Zaporozhye Nuclear Power Plant and the object of the station. Currently, mines and explosives are being delivered to the territory of Ukraine.</text:p>
      <text:p text:style-name="P4">
About it <text:a xlink:type="simple" xlink:href="https://gur.gov.ua/content/voroh-prodovzhuie-minuvannia-zaes.html" text:style-name="Internet_20_link" text:visited-style-name="Visited_20_Internet_20_Link">
reports</text:a>
MOV Intelligence Directorate.</text:p>
      <text:p text:style-name="P4">
In the technical premises and in the machine halls, mine-production, which consists of controlled remote and unmanaged protiphoric mines of directed type.</text:p>
      <text:p text:style-name="P4">
For the most part, mines of the directional type of Soviet samples are used: MES-50, MES-90, MES-100, MES-200.</text:p>
      <text:p text:style-name="P4">
News Source: <text:a xlink:type="simple" xlink:href="https://armyinform.com.ua/2023/07/08/vorog-prodovzhuye-minuvannya-zaes/" text:style-name="Internet_20_link" text:visited-style-name="Visited_20_Internet_20_Link">
https://armyinform.com.ua/2023/07/08/vorog-prodovzhuye-minuvannya-zaes/</text:a>
</text:p>
      <!--NEWS-->
      <text:h text:style-name="P10" text:outline-level="1">
<text:span text:style-name="T4">
In the northern direction of signs of formation of offensive groups of the enemy was not detected</text:span>
</text:h>
      <text:p text:style-name="P4">
Author: ['АРМІЯINFORM']</text:p>
      <text:p text:style-name="P4">
Time: 2023-07-08T71:00:00-04:00</text:p>
      <text:p text:style-name="P4">
Description: Yak to hesitate at the Zvedenni General Staff, at Volinsky that half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pinchinyj-napryamok-1.jpg" text:style-name="Internet_20_link" text:visited-style-name="Visited_20_Internet_20_Link">
pinchinyj-napryamok-1.jpg</text:a>
']</text:p>
      <text:p text:style-name="P4">
Tags: ['STOPRUSSIA', 'АГРЕСІЯ РФ', 'ВТОРГНЕННЯ РФ', 'ГШ ЗСУ']</text:p>
      <text:p text:style-name="P4">
Category: News</text:p>
      <!--METADATA-->
      <text:p text:style-name="P4">
<draw:frame draw:style-name="fr1" draw:name="Image256" text:anchor-type="as-char" svg:width="6.9236in" svg:height="4.61903in" draw:z-index="0">
<draw:image xlink:href="../Images/AРМІЯINFORM/2023-07-08T71-00-00-04-00/pinchinyj-napryamok-1.jpg" xlink:type="simple" xlink:show="embed" xlink:actuate="onLoad" draw:mime-type="image/jpeg"/>
</draw:frame>
Illustrative Photo <text:span text:style-name="T4">
 🔥 Situation on Russian invasion </text:span>
</text:p>
      <text:p text:style-name="P4">
As <text:a xlink:type="simple" xlink:href="https://www.facebook.com/GeneralStaff.ua/posts/pfbid05Jwm5VXfXfCHMrL3dbRxEthRitLxhtnQae5dWni6PZoTGixUHxXQq61FkDauttm5l" text:style-name="Internet_20_link" text:visited-style-name="Visited_20_Internet_20_Link">
indicated</text:a>
In the summary of the General Staff, in the <text:span text:style-name="T4">
 Volyn and Polissya directions </text:span>
 operational provision without significant changes. The signs of formation of offensive groups are revealed. The defined units of the Armed Forces of Belarus perform the tasks of border areas with Ukraine.</text:p>
      <text:p text:style-name="P4">
<text:span text:style-name="T4">
 In the Siversky and Slobozhansky directions </text:span>
 the enemy during the day of the strike in the area of Vilshana Kharkiv region. Carried out mortar artillery shelling of more than 15 settlements, including the Popivka Chernihiv region; Krasnopillya of Sumy region and Okip, Neskachny, Vovchansk, Budarki and chopped in Kharkiv region.</text:p>
      <text:p text:style-name="P4">
News Source: <text:a xlink:type="simple" xlink:href="https://armyinform.com.ua/2023/07/08/na-pivnichnomu-napryamku-oznak-formuvannya-nastupalnyh-ugrupovan-protyvnyka-ne-vyyavleno/" text:style-name="Internet_20_link" text:visited-style-name="Visited_20_Internet_20_Link">
https://armyinform.com.ua/2023/07/08/na-pivnichnomu-napryamku-oznak-formuvannya-nastupalnyh-ugrupovan-protyvnyka-ne-vyyavleno/</text:a>
</text:p>
      <!--NEWS-->
      <text:h text:style-name="P10" text:outline-level="1">
<text:span text:style-name="T4">
The President of Ukraine met with the Ecumenical Patriarch Bartholomew, discussed the realization of the formula of peace</text:span>
</text:h>
      <text:p text:style-name="P4">
Author: ['АРМІЯINFORM']</text:p>
      <text:p text:style-name="P4">
Time: 2023-07-08T72:00:00-04:00</text:p>
      <text:p text:style-name="P4">
Description: Istanbuli Volodymyr Zelensky was in the Ecumenical Patriorch Barthollem, about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p>
      <text:p text:style-name="P4">
Tags: ['STOPRUSSIA', 'АГРЕСІЯ РФ', 'ВІЙНА', 'ВОЛОДИМИР ЗЕЛЕНСЬКИЙ', 'ВСЕЛЕНСЬКИМ ПАТРІАРХОМ ВАРФОЛОМІЄМ', 'ВТОРГНЕННЯ РФ', 'ОФІС ПРЕЗИДЕНТА УКРАЇНИ']</text:p>
      <text:p text:style-name="P4">
Category: News</text:p>
      <!--METADATA-->
      <text:p text:style-name="P4">
In Istanbul, Volodymyr Zelenskyy met with the Ecumenical Patriarhomanvarhovarholomew, about it <text:a xlink:type="simple" xlink:href="https://www.president.gov.ua/news/u-stambuli-volodimir-zelenskij-zustrivsya-zi-vselenskim-patr-84193" text:style-name="Internet_20_link" text:visited-style-name="Visited_20_Internet_20_Link">
reports</text:a>
Presidential Office.</text:p>
      <text:p text:style-name="P4">
Within the framework of the visit to the Turkish Republic, President of Ukraine Volodymyr Zelensky was with his union of the Ecumenical Patriarch Bartholomew.</text:p>
      <text:p text:style-name="P4">
The Head of State informed the Ecumenical Patriarch about the situation on the front of the other crimes of the aggressor against civilian Ukrainians.</text:p>
      <text:p text:style-name="P4">
The President expressed gratitude to his union for the adamant support of our country, prayers for peace, condemnation of aggression and crimes, all -income assistance to Ukrainians affected by the war of Russia against Ukraine.</text:p>
      <text:p text:style-name="P4">
“I want to thank his holy. Today is an important day - our struggle is 500 days since the full -scale invasion. We have the support of the holy, prayers for our fighters, for the people, for our people, for life in Ukraine, ”the Head of State said.</text:p>
      <text:p text:style-name="P4">
Volodymyr Zelensky stressed that during the meeting the Ukrainian formula of peace was discussed and the return of children illegally deported from Ukraine.</text:p>
      <text:p text:style-name="P4">
For his part, his holy Patriarch Bartholomew noted the importance of the reconciliation of peace in Ukraine.</text:p>
      <text:p text:style-name="P4">
"The Ecumenical Patriarchate, as a Mother of the Church of all Orthodox in Ukraine, always reaps on their side," his union emphasized.</text:p>
      <text:p text:style-name="P4">
"I want to wish all the captives and all the children who are now from their homes," Patriarch Bartholomew added.</text:p>
      <text:p text:style-name="P4">
News Source: <text:a xlink:type="simple" xlink:href="https://armyinform.com.ua/2023/07/08/zustrich-iz-vselenskym-patriarhom-varfolomiyem-obgovoryly-realizacziyu-formuly-myru-ta-povernennya-ditej-yaki-buly-deportovani-okupantamy/" text:style-name="Internet_20_link" text:visited-style-name="Visited_20_Internet_20_Link">
https://armyinform.com.ua/2023/07/08/zustrich-iz-vselenskym-patriarhom-varfolomiyem-obgovoryly-realizacziyu-formuly-myru-ta-povernennya-ditej-yaki-buly-deportovani-okupantamy/</text:a>
</text:p>
      <!--NEWS-->
      <text:h text:style-name="P10" text:outline-level="1">
<text:span text:style-name="T4">
Glory to everyone and everyone who is fighting for safety - Volodymyr Zelenskyy</text:span>
</text:h>
      <text:p text:style-name="P4">
Author: ['АРМІЯINFORM']</text:p>
      <text:p text:style-name="P4">
Time: 2023-07-08T73:00:00-04:00</text:p>
      <text:p text:style-name="P4">
Description: 500 Dnight Veini. Snake. Vilniy Ostriv VILENAYASYA.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7/2023-07-08_083429.jpg" text:style-name="Internet_20_link" text:visited-style-name="Visited_20_Internet_20_Link">
2023-07-08_083429.jpg</text:a>
']</text:p>
      <text:p text:style-name="P4">
Tags: ['500 ДНІВ', 'STOPRUSSIA', 'АГРЕСІЯ РФ', 'ВІЙНА', 'ВОЛОДИМИР ЗЕЛЕНСЬКИЙ', 'ВТОРГНЕННЯ РФ', 'ОФІС ПРЕЗИДЕНТА УКРАЇНИ']</text:p>
      <text:p text:style-name="P4">
Category: News</text:p>
      <!--METADATA-->
      <text:p text:style-name="P4">
<draw:frame draw:style-name="fr1" draw:name="Image257" text:anchor-type="as-char" svg:width="6.9236in" svg:height="3.738744in" draw:z-index="0">
<draw:image xlink:href="../Images/AРМІЯINFORM/2023-07-08T73-00-00-04-00/2023-07-08_083429.jpg" xlink:type="simple" xlink:show="embed" xlink:actuate="onLoad" draw:mime-type="image/jpeg"/>
</draw:frame>
500 days of full -scale war.</text:p>
      <text:p text:style-name="P4">
Serpentine. Free Island of Free Ukraine.</text:p>
      <text:p text:style-name="P4">
About it reports <text:a xlink:type="simple" xlink:href="https://www.facebook.com/president.gov.ua/posts/pfbid0bsCxfd1Qwxf9qYsTgi1r9HVthZeTD42uxWwZS4keQ4M3Y7efByBhxdgUKNCV2gY8l" text:style-name="Internet_20_link" text:visited-style-name="Visited_20_Internet_20_Link">
Presidential Office</text:a>
On your official Facebook social network.</text:p>
      <text:p text:style-name="P4">
I am grateful to all who fought here against the occupiers. They honored the memory of the heroes who have received their lives in this battle - one of the most important during the full -scale.</text:p>
      <text:p text:style-name="P4">
Glory to everyone and everyone who fights for safety in our Black Sea!</text:p>
      <text:p text:style-name="P4">
Honor!</text:p>
      <text:p text:style-name="P4">
News Source: <text:a xlink:type="simple" xlink:href="https://armyinform.com.ua/2023/07/08/500-dniv-povnomasshtabnoyi-vijny/" text:style-name="Internet_20_link" text:visited-style-name="Visited_20_Internet_20_Link">
https://armyinform.com.ua/2023/07/08/500-dniv-povnomasshtabnoyi-vijny/</text:a>
</text:p>
      <!--NEWS-->
      <text:h text:style-name="P10" text:outline-level="1">
<text:span text:style-name="T4">
Six enemy warehouses of BC and almost a hundred invaders were destroyed</text:span>
</text:h>
      <text:p text:style-name="P4">
Author: ["Владислав Дем'яненко"]</text:p>
      <text:p text:style-name="P4">
Time: 2023-07-08T74:00:00-04:00</text:p>
      <text:p text:style-name="P4">
Description: The power of the defense of the Tavriyskoye is to go through the lean of the advanced lead, to be the Technician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285775157_331000489213036_651323077417525667_n.jpg" text:style-name="Internet_20_link" text:visited-style-name="Visited_20_Internet_20_Link">
285775157_331000489213036_651323077417525667_n.jpg</text:a>
']</text:p>
      <text:p text:style-name="P4">
Tags: ['STOPRUSSIA', 'АГРЕСІЯ РФ', 'ВАЛЕРІЙ ШЕРШЕНЬ', 'ВІЙНА', 'ВТОРГНЕННЯ РФ']</text:p>
      <text:p text:style-name="P4">
Category: News</text:p>
      <!--METADATA-->
      <text:p text:style-name="P4">
<draw:frame draw:style-name="fr1" draw:name="Image258" text:anchor-type="as-char" svg:width="6.9236in" svg:height="4.608521in" draw:z-index="0">
<draw:image xlink:href="../Images/AРМІЯINFORM/2023-07-08T74-00-00-04-00/285775157_331000489213036_651323077417525667_n.jpg" xlink:type="simple" xlink:show="embed" xlink:actuate="onLoad" draw:mime-type="image/jpeg"/>
</draw:frame>
Illustrative photo</text:p>
      <text:p text:style-name="P4">
The forces of Tavriya's defense continue to conduct offensive actions, destroy the equipment and the live power of the invaders. In particular, in the Melitopol direction, Ukrainian soldiers have partial success, they have advanced forward, seized a platoon stronghold of the Russians and continue the offensive. A spokesman for the united press center of Tavriya Siloboron, Major Valery Shershen, told about it in the livelifier of the only news.</text:p>
      <ul>
        <li>
Over the past 24 hours, more than 1276 fire tasks were completed by the units of the missile troops and the artillery forces of the Defense Tales forces. It is a pro-contrabary struggle and the work on the planned purposes identified earlier. Groups of fire damage are concentrated on enemy rear and logistics. 6 enemy ammunition, one composition of fuel and lubricants and one control point was destroyed.</li>
      </ul>
      <text:p text:style-name="P4">
According to him, the losses of the enemy are killed 97, wounded –211, one serviceman of the Russian Federation was captured. Also destroyed 35 units of weapons and enemy equipment, in particular: 3 tanks, 8 combat armored vehicles, 2 artillery systems.</text:p>
      <text:p text:style-name="P4">
The officer reported that in a total of 25 times the occupiers attacked Ukrainian positions during the day.</text:p>
      <ul>
        <li>
Most of all, namely 14 storms, falls on the Marine direction. There were 10 assaults of the Naudyevsky direction. In addition, the enemy made 644 tanks using tanks, RSSV and artillery. In Donetsk, the enemy performed unsuccessful offensive actions in the districts in the districts, Avdiivka and Nevelsky. At the same time, more than 15 surrounding settlements were recorded artillery, - said Valery Shershen.</li>
      </ul>
      <text:p text:style-name="P4">
The speaker noted that in the Mariinsky direction, Ukrainian defenders repelled all the enemy. Also, the enemy was not successful in the Friendly area.</text:p>
      <text:p text:style-name="P4">
News Source: <text:a xlink:type="simple" xlink:href="https://armyinform.com.ua/2023/07/08/shist-vorozhyh-skladiv-bk-ta-majzhe-sotnyu-okupantiv-znyshhyly-nashi-zahysnyky-na-tavrijskomu-napryamku-valerij-shershen/" text:style-name="Internet_20_link" text:visited-style-name="Visited_20_Internet_20_Link">
https://armyinform.com.ua/2023/07/08/shist-vorozhyh-skladiv-bk-ta-majzhe-sotnyu-okupantiv-znyshhyly-nashi-zahysnyky-na-tavrijskomu-napryamku-valerij-shershen/</text:a>
</text:p>
      <!--NEWS-->
      <text:h text:style-name="P10" text:outline-level="1">
<text:span text:style-name="T4">
Ahead of victory - Anna Malyar</text:span>
</text:h>
      <text:p text:style-name="P4">
Author: ['АРМІЯINFORM']</text:p>
      <text:p text:style-name="P4">
Time: 2023-07-08T75:00:00-04:00</text:p>
      <text:p text:style-name="P4">
Description: About Ts, the intercessor of the Ministra of the defense of Ukraine, Ganna Malel Maldomil at his telegram.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malyar-e1685980532284.jpeg" text:style-name="Internet_20_link" text:visited-style-name="Visited_20_Internet_20_Link">
malyar-e1685980532284.jpeg</text:a>
']</text:p>
      <text:p text:style-name="P4">
Tags: ['STOPRUSSIA', 'АГРЕСІЯ РФ', 'ВІЙНА', 'ВТОРГНЕННЯ РФ', 'ГАННА МАЛЯР']</text:p>
      <text:p text:style-name="P4">
Category: News</text:p>
      <!--METADATA-->
      <text:p text:style-name="P4">
<draw:frame draw:style-name="fr1" draw:name="Image259" text:anchor-type="as-char" svg:width="6.9236in" svg:height="3.813847in" draw:z-index="0">
<draw:image xlink:href="../Images/AРМІЯINFORM/2023-07-08T75-00-00-04-00/malyar-e1685980532284.jpeg" xlink:type="simple" xlink:show="embed" xlink:actuate="onLoad" draw:mime-type="image/jpeg"/>
</draw:frame>
About this Deputy Minister of Defense of Ukraine Anna Malyar <text:a xlink:type="simple" xlink:href="https://t.me/annamaliar/919" text:style-name="Internet_20_link" text:visited-style-name="Visited_20_Internet_20_Link">
reported</text:a>
In his telegram.</text:p>
      <text:p text:style-name="P4">
<text:span text:style-name="T4">
 500 </text:span>
 Days of widespread war.</text:p>
      <text:p text:style-name="P4">
<text:span text:style-name="T4">
 497 </text:span>
 days ago, we destroyed the expectations "On Kiev for three days" and the myth of the "Second Army of the World".</text:p>
      <text:p text:style-name="P4">
<text:span text:style-name="T4">
 462 </text:span>
 days ago we released the Kyiv and North of Ukraine, the Russian media for the first(uncomplicated)as a "goodwill gesture".</text:p>
      <text:p text:style-name="P4">
<text:span text:style-name="T4">
 451 </text:span>
 A day, as we sent the Moscow cruiser to the bottom.</text:p>
      <text:p text:style-name="P4">
<text:span text:style-name="T4">
 380 </text:span>
 days ago - received the first Himars from the Allies.</text:p>
      <text:p text:style-name="P4">
<text:span text:style-name="T4">
 373 </text:span>
 days, as Snake Island was released.</text:p>
      <text:p text:style-name="P4">
<text:span text:style-name="T4">
 305 </text:span>
 days ago they started a counter -offensive in Kharkiv region. The unprecedented fast -packets with the cascade collapse of the defense of the Russians, which struck the whole world.</text:p>
      <text:p text:style-name="P4">
<text:span text:style-name="T4">
 273 </text:span>
 DN, and as they struck the Crimean Bridge to break the logistics.</text:p>
      <text:p text:style-name="P4">
<text:span text:style-name="T4">
 239 </text:span>
 days ago we returned our Kherson.</text:p>
      <text:p text:style-name="P4">
<text:span text:style-name="T4">
 113 </text:span>
 days ago, Putin arrest was reached in Hague.</text:p>
      <text:p text:style-name="P4">
<text:span text:style-name="T4">
 80 </text:span>
 days, as the powerful Patriot system received from partners.</text:p>
      <text:p text:style-name="P4">
News Source: <text:a xlink:type="simple" xlink:href="https://armyinform.com.ua/2023/07/08/poperedu-peremoga-ganna-malyar/" text:style-name="Internet_20_link" text:visited-style-name="Visited_20_Internet_20_Link">
https://armyinform.com.ua/2023/07/08/poperedu-peremoga-ganna-malyar/</text:a>
</text:p>
      <!--NEWS-->
      <text:h text:style-name="P10" text:outline-level="1">
<text:span text:style-name="T4">
Volodymyr Zelensky and Prime Minister of Portugal have approved a joint declaration</text:span>
</text:h>
      <text:p text:style-name="P4">
Author: ['АРМІЯINFORM']</text:p>
      <text:p text:style-name="P4">
Time: 2023-07-08T76:00:00-04:00</text:p>
      <text:p text:style-name="P4">
Description: PID Hour Robochka President President of Ukraine Volodimir Zelensky Proviv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ab276ead35267e4f28721d00dfe3a5a1_1688814618_extra_large.jpeg" text:style-name="Internet_20_link" text:visited-style-name="Visited_20_Internet_20_Link">
ab276ead35267e4f28721d00dfe3a5a1_1688814618_extra_large.jpeg</text:a>
']</text:p>
      <text:p text:style-name="P4">
Tags: ['STOPRUSSIA', 'АГРЕСІЯ РФ', 'ВОЛОДИМИР ЗЕЛЕНСЬКИЙ', 'ВТОРГНЕННЯ РФ']</text:p>
      <text:p text:style-name="P4">
Category: News</text:p>
      <!--METADATA-->
      <text:p text:style-name="P4">
<draw:frame draw:style-name="fr1" draw:name="Image260" text:anchor-type="as-char" svg:width="6.9236in" svg:height="4.617948in" draw:z-index="0">
<draw:image xlink:href="../Images/AРМІЯINFORM/2023-07-08T76-00-00-04-00/ab276ead35267e4f28721d00dfe3a5a1_1688814618_extra_large.jpeg" xlink:type="simple" xlink:show="embed" xlink:actuate="onLoad" draw:mime-type="image/jpeg"/>
</draw:frame>
During his working trip to Turkey, President of Ukraine Volodymyr Zelenskyi raised a telephone conversation with Portugal Prime Minister Anthony.</text:p>
      <text:p text:style-name="P4">
About it <text:a xlink:type="simple" xlink:href="https://www.president.gov.ua/news/u-turechchini-prezident-ukrayini-proviv-telefonnu-rozmovu-z-84197" text:style-name="Internet_20_link" text:visited-style-name="Visited_20_Internet_20_Link">
reports</text:a>
Office of the President of Ukraine.</text:p>
      <text:p text:style-name="P4">
The interlocutors coordinated the positions on the eve of the NATO Vilnius Summit. Volodymyr Zelensky emphasized the importance of a decisive position of the Alliance of Ukraine.</text:p>
      <text:p text:style-name="P4">
The Head of State expressed gratitude to the Prime Minister of Portugal for the positive evaluation of our state's recommendations by our country.</text:p>
      <text:p text:style-name="P4">
The parties expressed hope for the start by the end of this year of Ukraine's negotiations to the EU.</text:p>
      <text:p text:style-name="P4">
Volodymyr Zelensky thanked the head of the Portuguese government separately to take a specific participation in the implementation of three points of Ukrainian formula, in particular those concerning food and energy security, as well as ecocid.</text:p>
      <text:p text:style-name="P4">
During the telephone conversation, the President of Ukraine and the Prime Minister of Portugal have been aware of <text:a xlink:type="simple" xlink:href="https://www.president.gov.ua/news/spilna-deklaraciya-ukrayini-ta-portugalskoyi-respubliki-84201" text:style-name="Internet_20_link" text:visited-style-name="Visited_20_Internet_20_Link">
joint declaration</text:a>
.</text:p>
      <text:p text:style-name="P4">
News Source: <text:a xlink:type="simple" xlink:href="https://armyinform.com.ua/2023/07/08/volodymyr-zelenskyj-ta-premyer-ministr-portugaliyi-uhvalyly-spilnu-deklaracziyu/" text:style-name="Internet_20_link" text:visited-style-name="Visited_20_Internet_20_Link">
https://armyinform.com.ua/2023/07/08/volodymyr-zelenskyj-ta-premyer-ministr-portugaliyi-uhvalyly-spilnu-deklaracziyu/</text:a>
</text:p>
      <!--NEWS-->
      <text:h text:style-name="P10" text:outline-level="1">
<text:span text:style-name="T4">
Large -scale and very needed: President of Ukraine thanked the US for a new package</text:span>
</text:h>
      <text:p text:style-name="P4">
Author: ['АРМІЯINFORM']</text:p>
      <text:p text:style-name="P4">
Time: 2023-07-08T77:00:00-04:00</text:p>
      <text:p text:style-name="P4">
Description: Volodymyr Zelensky huddled the face of the American people by Joe Biden for the New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2753705.jpeg" text:style-name="Internet_20_link" text:visited-style-name="Visited_20_Internet_20_Link">
2753705.jpeg</text:a>
']</text:p>
      <text:p text:style-name="P4">
Tags: ['БЕЗПЕКОВА ДОПОМОГА УКРАЇНІ', 'ВОЛОДИМИР ЗЕЛЕНСЬКИЙ', 'США']</text:p>
      <text:p text:style-name="P4">
Category: News</text:p>
      <!--METADATA-->
      <text:p text:style-name="P4">
<draw:frame draw:style-name="fr1" draw:name="Image261" text:anchor-type="as-char" svg:width="6.9236in" svg:height="4.944604in" draw:z-index="0">
<draw:image xlink:href="../Images/AРМІЯINFORM/2023-07-08T77-00-00-04-00/2753705.jpeg" xlink:type="simple" xlink:show="embed" xlink:actuate="onLoad" draw:mime-type="image/jpeg"/>
</draw:frame>
Volodymyr Zelensky expressed gratitude to the American people and Joe Bidenus a new package of military assistance for Ukraine, calling it timely, large -scale and very necessary.</text:p>
      <text:p text:style-name="P4">
The head of state [wrote] about it(https://twitter.com/ZelenskyyUa/status/1677403517768671238)Utwitter.</text:p>
      <text:p text:style-name="P4">
"The timely, large -scale and very needed defense help from the United States. Presidently American people and President Joseph Biden for decisive steps that bring Ukraine closer to victory over the enemy, and democracy - to victory over dictatorship," the head of state said.</text:p>
      <text:p text:style-name="P4">
He added that the expansion of Ukraine's defense capabilities will give new instruments to the decomposition of our land and the approach of peace.</text:p>
      <text:p text:style-name="P4">
Recall the US <text:a xlink:type="simple" xlink:href="https://armyinform.com.ua/2023/07/07/ssha-ogolosyly-pro-novyj-paket-vijskovoyi-dopomogy-dlya-ukrayiny-do-yakogo-zokrema-uvijshly-kasetni-boyeprypasy/" text:style-name="Internet_20_link" text:visited-style-name="Visited_20_Internet_20_Link">
declared</text:a>
About a new military aid package for Ukraine, which, in particular, included cassette ammunition.</text:p>
      <text:p text:style-name="P4">
News Source: <text:a xlink:type="simple" xlink:href="https://armyinform.com.ua/2023/07/08/masshtabnyj-i-duzhe-potribnyj-prezydent-ukrayiny-podyakuvav-ssha-za-novyj-paket-dopomogy/" text:style-name="Internet_20_link" text:visited-style-name="Visited_20_Internet_20_Link">
https://armyinform.com.ua/2023/07/08/masshtabnyj-i-duzhe-potribnyj-prezydent-ukrayiny-podyakuvav-ssha-za-novyj-paket-dopomogy/</text:a>
</text:p>
      <!--NEWS-->
      <text:h text:style-name="P10" text:outline-level="1">
<text:span text:style-name="T4">
For 6 months the Ministry of Defense has provided a decrease in overdue receivables by UAH 24.7 billion</text:span>
</text:h>
      <text:p text:style-name="P4">
Author: ['АРМІЯINFORM']</text:p>
      <text:p text:style-name="P4">
Time: 2023-07-08T78:00:00-04:00</text:p>
      <text:p text:style-name="P4">
Description: The Mini Constructure of the defense of Ukrainian to conduct a system of the robot of the podo dotlamann legislation I ... The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p>
      <text:p text:style-name="P4">
Tags: ['STOPRUSSIA', 'АГРЕСІЯ РФ', 'ВІЙНА', 'ВТОРГНЕННЯ РФ', 'МОУ']</text:p>
      <text:p text:style-name="P4">
Category: News</text:p>
      <!--METADATA-->
      <text:p text:style-name="P4">
The Ministry of Defense of Ukraine conducts systematic work on compliance with the law and steadily fulfillment of the terms of contracts(contracts)suppliers of goods, works and services to meet the needs of the Armed Forces of Ukraine, <text:a xlink:type="simple" xlink:href="https://www.mil.gov.ua/news/2023/07/08/za-6-misyacziv-minoboroni-zabezpechilo-znizhennya-prostrochenoi-debitorskoi-zaborgovanosti-na-24-7-mlrd-grn/" text:style-name="Internet_20_link" text:visited-style-name="Visited_20_Internet_20_Link">
reports</text:a>
Mou.</text:p>
      <text:p text:style-name="P4">
From January 1, 2022 to July 1, 2023, the total amount of funding for the ownership(contracts), for which receivables could arise, the result of prepayment amounted to UAH 508 billion 101.2 million in particular, this year a prepayment of UAH 154 billion 314.9 million was made.</text:p>
      <text:p text:style-name="P4">
As of July 1, 2023, the total amount of receivables with centralized calculations is UAH 159 billion 775.7 million.</text:p>
      <text:p text:style-name="P4">
This volume, in particular, includes long-term contracts with Ukrainian OVT producers worth over UAH 37 billion, the terms of which they expire in 2024-2025. As well as over UAH 3 billion of overdue debt, which was accumulated in the period up to November 1, 2021.</text:p>
      <text:p text:style-name="P4">
During June 2023, the total amount of receivables took place by UAH 5 billion 699 million.</text:p>
      <text:p text:style-name="P4">
The total amount of repaid receivables since the beginning of the year has been 111mlrd. 624.7 million UAH.</text:p>
      <text:p text:style-name="P4">
In addition, 6.3 billion receivables of past years have been returned to the state budget.</text:p>
      <text:p text:style-name="P4">
The realistic situation is that during a special period, when force majeure is constantly emerging from suppliers and/or excitement in demand, when there is a need to carry out full or partial prepayment under the conditions of work.</text:p>
      <text:p text:style-name="P4">
In order to ensure control in October 2022, a advisory and advisory body-a commission for considering the issues of repayment of overdue receivables of the Ministry of Defense, which on a permanent basis, monitor the response measures was established.</text:p>
      <text:p text:style-name="P4">
As of January 1, 2023, overdue receivables by pre -Ministry of Defense amounted to UAH 58 billion 015.7 million, of which 57.2%made the debt .</text:p>
      <text:p text:style-name="P4">
As of July 1, 2023, the volume of overdue receivables was 33 billion 309 million UAH, of which the share of debts of Ukrainian enterprises resulted 67.5%.It should be emphasized that the amount of debt of foreign companies decreased by 2.3 times, and their share in the structure of debt decreased from 42.7% to 32.5%.</text:p>
      <text:p text:style-name="P4">
Compared to May 1, 2023, the volume of overdue receivables was launched by over UAH 3 billion, or by 8.3%. The decrease was, including through the implementation of contracts for the supply of weapons, military taspecial equipment and ammunition.</text:p>
      <text:p text:style-name="P4">
The Ministry of Defense conducts intensive claims and measures to apply the penalties provided for by the conditions(contracts).</text:p>
      <text:p text:style-name="P4">
На цей час спрямовано позовів до судів та міжнародних арбітражів на суму 15,08млрд грн.</text:p>
      <text:p text:style-name="P4">
За порушення умов договорів (contracts)The Ministry of Defense in the judicial procedure levied from the counterparties and transferred to the state budget the penalty of the total amount of UAH 163.8 million, in particular, during 2022 - UAH 56.4 million, for 6 months of 2023 - UAH 107.4 million.</text:p>
      <text:p text:style-name="P4">
The issues of execution of contracts are being processed and a claimed robotan amount UAH 18.227 billion.</text:p>
      <text:p text:style-name="P4">
Thus, the receivables are dynamic, the Ministry of Defense directs efforts to gradually reduce the volume(contracts).</text:p>
      <text:p text:style-name="P4">
News Source: <text:a xlink:type="simple" xlink:href="https://armyinform.com.ua/2023/07/08/za-6-misyacziv-minoborony-zabezpechylo-znyzhennya-prostrochenoyi-debitorskoyi-zaborgovanosti-na-247-mlrd-grn/" text:style-name="Internet_20_link" text:visited-style-name="Visited_20_Internet_20_Link">
https://armyinform.com.ua/2023/07/08/za-6-misyacziv-minoborony-zabezpechylo-znyzhennya-prostrochenoyi-debitorskoyi-zaborgovanosti-na-247-mlrd-grn/</text:a>
</text:p>
      <!--NEWS-->
      <text:h text:style-name="P10" text:outline-level="1">
<text:span text:style-name="T4">
Defense forces of Ukraine: Army of fearless phenomena and unprecedented paradoxes - Anna Malyar</text:span>
</text:h>
      <text:p text:style-name="P4">
Author: ['АРМІЯINFORM']</text:p>
      <text:p text:style-name="P4">
Time: 2023-07-08T79:00:00-04:00</text:p>
      <text:p text:style-name="P4">
Description: The intercessor of the Ministan defense of Ukraine Ganna Malel was published by his Telegram ️10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ganna-malyar.jpg" text:style-name="Internet_20_link" text:visited-style-name="Visited_20_Internet_20_Link">
ganna-malyar.jpg</text:a>
']</text:p>
      <text:p text:style-name="P4">
Tags: ['STOPRUSSIA', 'АГРЕСІЯ РФ', 'ВТОРГНЕННЯ РФ', 'ГАННА МАЛЯР']</text:p>
      <text:p text:style-name="P4">
Category: News</text:p>
      <!--METADATA-->
      <text:p text:style-name="P4">
<draw:frame draw:style-name="fr1" draw:name="Image262" text:anchor-type="as-char" svg:width="6.9236in" svg:height="4.615733in" draw:z-index="0">
<draw:image xlink:href="../Images/AРМІЯINFORM/2023-07-08T79-00-00-04-00/ganna-malyar.jpg" xlink:type="simple" xlink:show="embed" xlink:actuate="onLoad" draw:mime-type="image/jpeg"/>
</draw:frame>
Deputy Minister of Defense of Ukraine Anna Malyar <text:a xlink:type="simple" xlink:href="https://t.me/annamaliar/920" text:style-name="Internet_20_link" text:visited-style-name="Visited_20_Internet_20_Link">
published</text:a>
In their Telegram ️10 unique facts about our liberation war:</text:p>
      <text:p text:style-name="P4">
<text:span text:style-name="T4">
 1. </text:span>
 500 days + 8 years of real combat experience: no modern army was involved in the war of such high intensity. The war, which has spread Russia in Ukraine, has become the largest conflict in Europe since the Second World War.</text:p>
      <text:p text:style-name="P4">
<text:span text:style-name="T4">
 2. </text:span>
 This war can be confidently considered the "first war of drones." Unmanned air, ground and water vehicles integrated at the fighting stage. We were the first in the world to start widely used drummer-digitors and FPV.</text:p>
      <text:p text:style-name="P4">
*!</text:p>
      <text:p text:style-name="P4">
*!(3-5 times)Advantages in living silicon weapons during the offensive. The Ukrainian army comes and liberates the lands of the enemy's complete advantage - both in service and in the number of personal composition.</text:p>
      <text:p text:style-name="P4">
<text:span text:style-name="T4">
 5. </text:span>
 5000 women on the line of fire from over 42,000 women in the Armed Forces.</text:p>
      <text:p text:style-name="P4">
*!It is a merger of military and civilian medical establishments and a specially developed logistics system that covers the soutiatrics of the state and uses all modes of transport. The result is up to 82%of the wounded Ukrainian military returned to the resumption.</text:p>
      <ul>
        <li>
80% of the wounded during the so -called golden hour receive proper assistance * the mortality rate of the military at the evacuation stage has decreased as much as possible.</li>
      </ul>
      <text:p text:style-name="P4">
*!</text:p>
      <text:p text:style-name="P4">
<text:span text:style-name="T5">
!The hostile target was destroyed by the Anti-Stilding Pratyrio Complex.</text:span>
<text:span text:style-name="T5">
 10. </text:span>
* "Number-weapon". During the 500 days of war, IT decisions were introduced for the management of battle, operation and their comprehensive support: -</text:p>
      <ul>
        <li>
Fighting system of "Nettle" tactical link * Platform on situational awareness of DELTA * Support for support for NATO logistics operations "Logfas" * Project "Eyes".</li>
      </ul>
      <text:p text:style-name="P4">
News Source: <text:a xlink:type="simple" xlink:href="https://armyinform.com.ua/2023/07/08/syly-oborony-ukrayiny-armiya-bezstrashnyh-fenomeniv-ta-bezpreczedentnyh-paradoksiv-ganna-malyar/" text:style-name="Internet_20_link" text:visited-style-name="Visited_20_Internet_20_Link">
https://armyinform.com.ua/2023/07/08/syly-oborony-ukrayiny-armiya-bezstrashnyh-fenomeniv-ta-bezpreczedentnyh-paradoksiv-ganna-malyar/</text:a>
</text:p>
      <!--NEWS-->
      <text:h text:style-name="P10" text:outline-level="1">
<text:span text:style-name="T4">
President appointed Alexei Pivnenko Commander of the National Guard</text:span>
</text:h>
      <text:p text:style-name="P4">
Authors: Ukrinform (Person)</text:p>
      <text:p text:style-name="P4">
Publisher: Укринформ (Organization)</text:p>
      <text:p text:style-name="P4">
Published Time: 2023-07-08T7:23:00+03:00</text:p>
      <text:p text:style-name="P4">
Modified Time: 2023-07-08T22:23:00+03:00</text:p>
      <text:p text:style-name="P4">
Description: President of Ukraine Volodymyr Zelensky appointed a combat officer Alexei Pivnenko commander of the National Guard. - Ukrinform.</text:p>
      <text:p text:style-name="P4">
Images: ['<text:a xlink:type="simple" xlink:href="https://static.ukrinform.com/photos/2023_06/thumb_files/630_360_1687808461-379.jpeg" text:style-name="Internet_20_link" text:visited-style-name="Visited_20_Internet_20_Link">
630_360_16878...</text:a>
', '<text:a xlink:type="simple" xlink:href="https://static.ukrinform.com/photos/2023_07/1688845758-866.jpg" text:style-name="Internet_20_link" text:visited-style-name="Visited_20_Internet_20_Link">
1688845758-86...</text:a>
']</text:p>
      <text:p text:style-name="P4">
Tags: ['Нацгвардія', 'Зеленський', 'Війна з Росією']</text:p>
      <text:p text:style-name="P4">
Type: Article</text:p>
      <!--METADATA-->
      <text:p text:style-name="P4">
<draw:frame draw:style-name="fr1" draw:name="Image263" text:anchor-type="as-char" svg:width="6.9236in" svg:height="3.956343in" draw:z-index="0">
<draw:image xlink:href="../Images/yкринформ/2023-07-08T7-23-00-03-00/630_360_1687808461-379.jpeg" xlink:type="simple" xlink:show="embed" xlink:actuate="onLoad" draw:mime-type="image/jpeg"/>
</draw:frame>
President of Ukraine Volodymyr Zelenskyy appointed a combat officer Alexei Pivnenenko as a team of National Guard.</text:p>
      <text:p text:style-name="P4">
The Head of State said this in Lviv after returning from Turkey together with the Azov commanders, Ukrinform correspondent reports from the scene.</text:p>
      <text:p text:style-name="P4">
"Among us now is the Hero of Ukraine Oleksandr Pivnenko, a powerful warrior of the National Guard, a combat officer, distinguished himself in battles against the Russian invaders, in particular, in Boyakhza Bakhmut. I appointed the Hero of Ukraine Alexander Pivnenko Commander of the National Guard of Ukraine," said Vladimir Zelensky.</text:p>
      <text:p text:style-name="P4">
<text:span text:style-name="T4">
 Read also: </text:span>
 <text:a xlink:type="simple" xlink:href="https://www.ukrinform.ua/rubric-society/3733322-na-500j-den-vijni-mi-povernuli-dodomu-nasih-geroiv-zelenskij.html" text:style-name="Internet_20_link" text:visited-style-name="Visited_20_Internet_20_Link">
<text:span text:style-name="T4">
 Zelensky </text:span>
: On the 500th day of the war we returned home the most heroes</text:a>
The President wished the new commander of the National Guard liberation of all our land, the return of all our people, as well as a dreamy victory.</text:p>
      <text:p text:style-name="P4">
<draw:frame draw:style-name="fr1" draw:name="Image264" text:anchor-type="as-char" svg:width="6.9236in" svg:height="4.612849in" draw:z-index="0">
<draw:image xlink:href="../Images/yкринформ/2023-07-08T7-23-00-03-00/1688845758-866.jpg" xlink:type="simple" xlink:show="embed" xlink:actuate="onLoad" draw:mime-type="image/jpeg"/>
</draw:frame>
<text:span text:style-name="T5">
Foto: National Guard</text:span>
</text:p>
      <text:p text:style-name="P4">
In addition, the head of state presented the Ukrainian military awards to the Ukrainian military.</text:p>
      <text:p text:style-name="P4">
According to Ukrinform, Ukraine returned to the homeland of five Azovstal defenders, who were in Turkey after being released from the Russian captivity, as a result of negotiations with the Turkish side.</text:p>
      <text:p text:style-name="P4">
<text:span text:style-name="T4">
 Read also: </text:span>
 <text:a xlink:type="simple" xlink:href="https://www.ukrinform.ua/rubric-society/3733242-zelenskij-povertaetsa-z-tureccini-do-ukraini-iz-zahisnikami-azovstali.html" text:style-name="Internet_20_link" text:visited-style-name="Visited_20_Internet_20_Link">
<text:span text:style-name="T4">
 Zelens </text:span>
 It returns from Turkey to Ukraine with Azovstali defenses</text:a>
President Volodymyr Zelenskyy met defenders at Istanbul Airport and grew them up.</text:p>
      <text:p text:style-name="P4">
Ukrainian soldiers Denis Prokopenko, Svyatoslav Palamar, Sergey Volynsky, Oleghomenko, Denis Sleg will finally be able to be with their relatives.</text:p>
      <text:p text:style-name="P4">
News Source: <text:a xlink:type="simple" xlink:href="https://www.ukrinform.ua/rubric-ato/3733326-prezident-priznaciv-oleksia-pivnenka-komanduvacem-nacgvardii.html" text:style-name="Internet_20_link" text:visited-style-name="Visited_20_Internet_20_Link">
https://www.ukrinform.ua/rubric-ato/3733326-prezident-priznaciv-oleksia-pivnenka-komanduvacem-nacgvardii.html</text:a>
</text:p>
      <!--NEWS-->
      <text:h text:style-name="P10" text:outline-level="1">
<text:span text:style-name="T4">
We will be near Ukraine as much as needed - Ursula von der Lyen</text:span>
</text:h>
      <text:p text:style-name="P4">
Author: ['АРМІЯINFORM']</text:p>
      <text:p text:style-name="P4">
Time: 2023-07-08T80:00:00-04:00</text:p>
      <text:p text:style-name="P4">
Description: President of the Hovropyskoi Ursula von der Lyan at the 500th day of the dwarf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5/ursula.jpg" text:style-name="Internet_20_link" text:visited-style-name="Visited_20_Internet_20_Link">
ursula.jpg</text:a>
']</text:p>
      <text:p text:style-name="P4">
Tags: ['STOPRUSSIA', 'АГРЕСІЯ РФ', 'ВТОРГНЕННЯ РФ', 'ДОПОМОГА ПАРТНЕРІВ', 'СВІТ ПІДТРИМУЄ УКРАЇНУ']</text:p>
      <text:p text:style-name="P4">
Category: News</text:p>
      <!--METADATA-->
      <text:p text:style-name="P4">
<draw:frame draw:style-name="fr1" draw:name="Image265" text:anchor-type="as-char" svg:width="6.9236in" svg:height="4.367194in" draw:z-index="0">
<draw:image xlink:href="../Images/AРМІЯINFORM/2023-07-08T80-00-00-04-00/ursula.jpg" xlink:type="simple" xlink:show="embed" xlink:actuate="onLoad" draw:mime-type="image/jpeg"/>
</draw:frame>
The President of the European Commission Ursula von der Liaien in the 500th day of the full-scale invasion of the Russian Federation in Ukraine assured that the EU will continue to support Kiev.</text:p>
      <text:p text:style-name="P4">
About it <text:a xlink:type="simple" xlink:href="https://twitter.com/vonderleyen/status/1677630803772166144" text:style-name="Internet_20_link" text:visited-style-name="Visited_20_Internet_20_Link">
wrote</text:a>
Violter.</text:p>
      <text:p text:style-name="P4">
“500 days of Russia's invasion against Ukraine. 500 days of courageous Ukrainian resistance. 500 days of adamant European support of Ukraine. Let's take as much as we need, ”Ursulafon Liaien emphasized.</text:p>
      <text:p text:style-name="P4">
News Source: <text:a xlink:type="simple" xlink:href="https://armyinform.com.ua/2023/07/08/my-budemo-poruch-z-ukrayinoyu-stilky-skilky-bude-potribno-ursula-fon-der-lyayen/" text:style-name="Internet_20_link" text:visited-style-name="Visited_20_Internet_20_Link">
https://armyinform.com.ua/2023/07/08/my-budemo-poruch-z-ukrayinoyu-stilky-skilky-bude-potribno-ursula-fon-der-lyayen/</text:a>
</text:p>
      <!--NEWS-->
      <text:h text:style-name="P10" text:outline-level="1">
<text:span text:style-name="T4">
Ukraine will win because it is true - Denis Shmigal</text:span>
</text:h>
      <text:p text:style-name="P4">
Author: ['АРМІЯINFORM']</text:p>
      <text:p text:style-name="P4">
Time: 2023-07-08T81:00:00-04:00</text:p>
      <text:p text:style-name="P4">
Description: Ukryan is grinding, Bo for her truth, saying the prem-minist Ukrainian Denis Schmigal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5/denys-shmygal-1.jpg" text:style-name="Internet_20_link" text:visited-style-name="Visited_20_Internet_20_Link">
denys-shmygal-1.jpg</text:a>
']</text:p>
      <text:p text:style-name="P4">
Tags: ['STOPRUSSIA', 'АГРЕСІЯ РФ', 'ВТОРГНЕННЯ РФ', 'ПРЕМ’ЄР-МІНІСТР ДЕНИС ШМИГАЛЬ']</text:p>
      <text:p text:style-name="P4">
Category: News</text:p>
      <!--METADATA-->
      <text:p text:style-name="P4">
<draw:frame draw:style-name="fr1" draw:name="Image266" text:anchor-type="as-char" svg:width="6.9236in" svg:height="4.610104in" draw:z-index="0">
<draw:image xlink:href="../Images/AРМІЯINFORM/2023-07-08T81-00-00-04-00/denys-shmygal-1.jpg" xlink:type="simple" xlink:show="embed" xlink:actuate="onLoad" draw:mime-type="image/jpeg"/>
</draw:frame>
Ukraine will win because it is true, the Prime Minister of Ukraine Denyshigal said on the 500th day of full-scale Russian aggression.</text:p>
      <text:p text:style-name="P4">
He [wrote] about it(https://www.facebook.com/dshmyhal/posts/pfbid029uCStNg3Tkixszk4i2HBgavNFwF43Z9TSBVXWitPT4ZR43yUzbvDq7VLAZUi8dpul)on your Facebook page.</text:p>
      <text:p text:style-name="P4">
“They stood. We win. We change. We provide the army - we send all the taxables for defense. Held the economy. Received the status of a candidate for EU membership and 5 visa -free visa. We unite the world to support Ukraine, ”the head of the government has announced.</text:p>
      <text:p text:style-name="P4">
As Denis Shmigal emphasized, Ukraine has an energy system despite large -scale executions. Started a quick recovery. Pays and raises pensions and social assistance. She spent two sowing. Builds new logistics. Launches new digital agents for citizens and businesses.</text:p>
      <text:p text:style-name="P4">
“Every day we bow our heads to the Ukrainian army, which protects our freedom, independence and our future. We will win because we are true. We are on our land. We keep the line, ”the Prime Minister said.</text:p>
      <text:p text:style-name="P4">
News Source: <text:a xlink:type="simple" xlink:href="https://armyinform.com.ua/2023/07/08/ukrayina-peremozhe-bo-za-neyu-pravda-denys-shmygal-u-500-j-den-shyrokomasshtabnogo-vtorgnennya/" text:style-name="Internet_20_link" text:visited-style-name="Visited_20_Internet_20_Link">
https://armyinform.com.ua/2023/07/08/ukrayina-peremozhe-bo-za-neyu-pravda-denys-shmygal-u-500-j-den-shyrokomasshtabnogo-vtorgnennya/</text:a>
</text:p>
      <!--NEWS-->
      <text:h text:style-name="P10" text:outline-level="1">
<text:span text:style-name="T4">
Russian troops are preparing for possible fighting in the Crimea - Military Media Center</text:span>
</text:h>
      <text:p text:style-name="P4">
Author: ['АРМІЯINFORM']</text:p>
      <text:p text:style-name="P4">
Time: 2023-07-08T82:00:00-04:00</text:p>
      <text:p text:style-name="P4">
Description: With a meta -bittty potassium nasteup, paydleshica to explore fortifacia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thumbnail-tw-20221121182858-5842.jpg" text:style-name="Internet_20_link" text:visited-style-name="Visited_20_Internet_20_Link">
thumbnail-tw-20221121182858-5842.jpg</text:a>
']</text:p>
      <text:p text:style-name="P4">
Tags: ['MILITARY MEDIA CENTER', 'STOPRUSSIA', 'АГРЕСІЯ РФ', 'АР КРИМ', 'ВІЙНА', 'ВТОРГНЕННЯ РФ']</text:p>
      <text:p text:style-name="P4">
Category: News</text:p>
      <!--METADATA-->
      <text:p text:style-name="P4">
<draw:frame draw:style-name="fr1" draw:name="Image267" text:anchor-type="as-char" svg:width="6.9236in" svg:height="3.356897in" draw:z-index="0">
<draw:image xlink:href="../Images/AРМІЯINFORM/2023-07-08T82-00-00-04-00/thumbnail-tw-20221121182858-5842.jpg" xlink:type="simple" xlink:show="embed" xlink:actuate="onLoad" draw:mime-type="image/jpeg"/>
</draw:frame>
Illustrative photo</text:p>
      <text:p text:style-name="P4">
In order to repel potential offensive, occupation troops carry out formulation in the northern, western and eastern parts of the peninsula, <text:a xlink:type="simple" xlink:href="https://t.me/militarymediacenter/2469" text:style-name="Internet_20_link" text:visited-style-name="Visited_20_Internet_20_Link">
reports</text:a>
Military Mediacenter.</text:p>
      <text:p text:style-name="P4">
According to information, there is also a strengthening of the protection of Crimean operas.</text:p>
      <text:p text:style-name="P4">
In the Azov and Black Sea, Russian troops focus on their ships and fleet base points.</text:p>
      <text:p text:style-name="P4">
News Source: <text:a xlink:type="simple" xlink:href="https://armyinform.com.ua/2023/07/08/rosijski-vijska-gotuyutsya-do-mozhlyvyh-bojovyh-dij-na-terytoriyi-krymu-dovidka-military-media-center/" text:style-name="Internet_20_link" text:visited-style-name="Visited_20_Internet_20_Link">
https://armyinform.com.ua/2023/07/08/rosijski-vijska-gotuyutsya-do-mozhlyvyh-bojovyh-dij-na-terytoriyi-krymu-dovidka-military-media-center/</text:a>
</text:p>
      <!--NEWS-->
      <text:h text:style-name="P10" text:outline-level="1">
<text:span text:style-name="T4">
In the Black Sea on a battle duty five enemy ships</text:span>
</text:h>
      <text:p text:style-name="P4">
Author: ['АРМІЯINFORM']</text:p>
      <text:p text:style-name="P4">
Time: 2023-07-08T83:00:00-04:00</text:p>
      <text:p text:style-name="P4">
Description: At the Boyal Cherguvanni in the Chorny Morcea Trima, P'yat Klabliv, the middle of them is Vidsutnі ... The war with Ukraine 2022, the war with Ukraine is the latest news today, the war with Ukraine 2022 is the last for today, whether there will be a war between Ukraine and Russia and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1/03/vms-rf.jpeg" text:style-name="Internet_20_link" text:visited-style-name="Visited_20_Internet_20_Link">
vms-rf.jpeg</text:a>
', '<text:a xlink:type="simple" xlink:href="https://armyinform.com.ua/wp-content/uploads/2023/07/358596969_659448662889386_7739176110896276417_n.jpg" text:style-name="Internet_20_link" text:visited-style-name="Visited_20_Internet_20_Link">
358596969_659448662889386_7739176110896276417_n.jpg</text:a>
']</text:p>
      <text:p text:style-name="P4">
Tags: ['STOPRUSSIA', 'АГРЕСІЯ РФ', 'ВМС', 'ВТОРГНЕННЯ РФ']</text:p>
      <text:p text:style-name="P4">
Category: News</text:p>
      <!--METADATA-->
      <text:p text:style-name="P4">
<draw:frame draw:style-name="fr1" draw:name="Image268" text:anchor-type="as-char" svg:width="6.9236in" svg:height="4.290974in" draw:z-index="0">
<draw:image xlink:href="../Images/AРМІЯINFORM/2023-07-08T83-00-00-04-00/vms-rf.jpeg" xlink:type="simple" xlink:show="embed" xlink:actuate="onLoad" draw:mime-type="image/jpeg"/>
</draw:frame>
On the fighting in the Black Sea, Russia holds five ships, among them the carriage missiles of the Caliber type.</text:p>
      <text:p text:style-name="P4">
About it <text:a xlink:type="simple" xlink:href="https://www.facebook.com/navy.mil.gov.ua/posts/pfbid0dh99RSjuJnAx5kwzKikkyc9uHmS9tWv7NxtPYoFe5XPuyDRdzT3aTx5MFGeDK3SPl" text:style-name="Internet_20_link" text:visited-style-name="Visited_20_Internet_20_Link">
report</text:a>
Navy of the Armed Forces of Ukraine.</text:p>
      <text:p text:style-name="P4">
There is one enemy ship in the Azov Sea, up to the Mediterranean - up to eight -ships, among them one carbon carrier with a total volley up to 16 missiles.</text:p>
      <text:p text:style-name="P4">
<draw:frame draw:style-name="fr1" draw:name="Image269" text:anchor-type="as-char" svg:width="6.9236in" svg:height="8.6545in" draw:z-index="0">
<draw:image xlink:href="../Images/AРМІЯINFORM/2023-07-08T83-00-00-04-00/358596969_659448662889386_7739176110896276417_n.jpg" xlink:type="simple" xlink:show="embed" xlink:actuate="onLoad" draw:mime-type="image/jpeg"/>
</draw:frame>
<text:span text:style-name="T4">
 For a day in the interests of the Russian Federation the passage of the Kerch-Yenicral Strait made: </text:span>
</text:p>
      <ul>
        <li>
to the Azov Sea - 6 vessels; * to the Black Sea - 16 vessels, 4 of them moved in the direction of the Bosphorus Strait;</li>
      </ul>
      <text:p text:style-name="P4">
The Russian Federation also continues to violate the International Convention on the Protection of Human Life in 1974.(SOLAS)by turning off automatic identification systems(AIS), on civil vessels in the Azov Sea.</text:p>
      <text:p text:style-name="P4">
News Source: <text:a xlink:type="simple" xlink:href="https://armyinform.com.ua/2023/07/08/u-chornomu-mori-na-bojovomu-cherguvanni-5-vorozhyh-korabliv/" text:style-name="Internet_20_link" text:visited-style-name="Visited_20_Internet_20_Link">
https://armyinform.com.ua/2023/07/08/u-chornomu-mori-na-bojovomu-cherguvanni-5-vorozhyh-korabliv/</text:a>
</text:p>
      <!--NEWS-->
      <text:h text:style-name="P10" text:outline-level="1">
<text:span text:style-name="T4">
SES units per day made 216 trips to eliminate the consequences of enemy shelling</text:span>
</text:h>
      <text:p text:style-name="P4">
Author: ['АРМІЯINFORM']</text:p>
      <text:p text:style-name="P4">
Time: 2023-07-08T84:00:00-04:00</text:p>
      <text:p text:style-name="P4">
Description: The PIDRODROLS OF DSNS has been obtained by the 7 Lipnya 136 Viyzdiv on Lіkvidatsiy Naslidkiv ... War with Ukraine 2022, War with Ukraine Latest News today, News War with Ukraine 2022 Last for Ukraine and Russia, and when, the war with Ukraine in Ukraine in Ukraine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4/pirotehniky-dsns-kyyivshhyna.jpg" text:style-name="Internet_20_link" text:visited-style-name="Visited_20_Internet_20_Link">
pirotehniky-dsns-kyyivshhyna.jpg</text:a>
']</text:p>
      <text:p text:style-name="P4">
Tags: ['STOPRUSSIA', 'АГРЕСІЯ РФ', 'ВТОРГНЕННЯ РФ', 'ДСНС УКРАЇНИ']</text:p>
      <text:p text:style-name="P4">
Category: News</text:p>
      <!--METADATA-->
      <text:p text:style-name="P4">
<draw:frame draw:style-name="fr1" draw:name="Image270" text:anchor-type="as-char" svg:width="6.9236in" svg:height="4.615733in" draw:z-index="0">
<draw:image xlink:href="../Images/AРМІЯINFORM/2023-07-08T84-00-00-04-00/pirotehniky-dsns-kyyivshhyna.jpg" xlink:type="simple" xlink:show="embed" xlink:actuate="onLoad" draw:mime-type="image/jpeg"/>
</draw:frame>
On July 7, the SES units made 216 trips to the elimination of shelling of the occupants of settlements and infrastructure. Psychological assistance was provided to 53 people.</text:p>
      <text:p text:style-name="P4">
About it <text:a xlink:type="simple" xlink:href="https://dsns.gov.ua/uk/news/nadzvicaini-podiyi/operativna-informaciia-dsns-shhodo-naslidkiv-vedennia-boiovix-dii-rosiiskoiu-federacijeiu-211" text:style-name="Internet_20_link" text:visited-style-name="Visited_20_Internet_20_Link">
reports</text:a>
State Service of Ukraine for Emergency Situations.</text:p>
      <text:p text:style-name="P4">
Reference, since the beginning of the war:</text:p>
      <ul>
        <li>
104 thousand 327 trips to eliminate the consequences of shelling were made; * 15 thousand eliminated. 187 fires; * 4 thousand 210 people were saved; * 221 thousand 888 persons provided psychological assistance</li>
      </ul>
      <text:p text:style-name="P4">
News Source: <text:a xlink:type="simple" xlink:href="https://armyinform.com.ua/2023/07/08/pidrozdily-dsns-za-dobu-zdijsnyly-216-vyyizdiv-na-likvidacziyu-naslidkiv-vorozhyh-obstriliv/" text:style-name="Internet_20_link" text:visited-style-name="Visited_20_Internet_20_Link">
https://armyinform.com.ua/2023/07/08/pidrozdily-dsns-za-dobu-zdijsnyly-216-vyyizdiv-na-likvidacziyu-naslidkiv-vorozhyh-obstriliv/</text:a>
</text:p>
      <!--NEWS-->
      <text:h text:style-name="P10" text:outline-level="1">
<text:span text:style-name="T4">
The task of protecting the sky over Kiev from Russian missiles is almost solved - Minister of Defense of Ukraine</text:span>
</text:h>
      <text:p text:style-name="P4">
Author: ['АРМІЯINFORM']</text:p>
      <text:p text:style-name="P4">
Time: 2023-07-08T85:00:00-04:00</text:p>
      <text:p text:style-name="P4">
Description: Zavdannya Zahist heaven over Kiwa VID Rosiysky missiles Mayge Virishino, Nasyzi Vіskovі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petriot.jpg" text:style-name="Internet_20_link" text:visited-style-name="Visited_20_Internet_20_Link">
petriot.jpg</text:a>
']</text:p>
      <text:p text:style-name="P4">
Tags: ['STOPRUSSIA', 'АГРЕСІЯ РФ', 'ВТОРГНЕННЯ РФ', 'ОЛЕКСІЙ РЕЗНІКОВ', 'ОФІЦІЙНО']</text:p>
      <text:p text:style-name="P4">
Category: News</text:p>
      <!--METADATA-->
      <text:p text:style-name="P4">
<draw:frame draw:style-name="fr1" draw:name="Image271" text:anchor-type="as-char" svg:width="6.9236in" svg:height="3.894525in" draw:z-index="0">
<draw:image xlink:href="../Images/AРМІЯINFORM/2023-07-08T85-00-00-04-00/petriot.jpg" xlink:type="simple" xlink:show="embed" xlink:actuate="onLoad" draw:mime-type="image/jpeg"/>
</draw:frame>
The task of protecting the sky over Kiev from Russian missiles is almost solved, now the military is working on protecting against missile strikes in Lviv, Kharkiv, Dnipro, Zaporozhye and Odessa.</text:p>
      <text:p text:style-name="P4">
About it the Minister of Defense of Ukraine Alexei Reznikov <text:a xlink:type="simple" xlink:href="https://www.facebook.com/reznikovoleksii/posts/pfbid02GpsdiFsKgbGbcnayoaHLsgwAYQyJQYhNd1pJ8V1ZE9ZsgCAZB2teruqXgojBxTeXl" text:style-name="Internet_20_link" text:visited-style-name="Visited_20_Internet_20_Link">
reported</text:a>
у мережі Facebook.</text:p>
      <text:p text:style-name="P4">
«Я не вірив, що росіяни почнуть обстрілювати ракетами мирні міста. Бо цеочевидно суперечило їхній меті. Тому надійний захист нашого неба сприймаю якособистий виклик. У Києві ми майже вирішили це завдання. У Львові, Харкові,Дніпрі, Запоріжжі, Одесі — ще ні, але працюємо», — заявив він.</text:p>
      <text:p text:style-name="P4">
Як підкреслив міністр, він не міг уявити, що населення такої великої країни,як рф може тотально втратити мораль, деградувати до тваринного стану. «Проявими бачимо не тільки у страшних злочинах, ми це чуємо у спілкуванні дітей збатьками, чоловіків із дружинами в росії. Вони самі себе розлюднили», — додавглава оборонного відомства України.</text:p>
      <text:p text:style-name="P4">
Вперше, за словами Олексія Резнікова, його це вразило, коли на перемовинах убілорусі в березні минулого року він пропонував російський стороні забратитисяч тіл їхніх знищених солдатів, розкиданих по українських лісах і полях.</text:p>
      <text:p text:style-name="P4">
Він зауважив, що росіяни не просто відмовилися від своїх — вони брехали одинодному, що цих втрат немає.</text:p>
      <text:p text:style-name="P4">
На думку очільника Міноборони, щоб виправити цю моральну деградацію,знадобляться десятиліття.</text:p>
      <text:p text:style-name="P4">
Тому ми повинні не просто звільнити від них нашу землю — ми повинні зробититак, щоб це зло дуже довго не могло оговтатися і кілька поколінь не булоздатне на агресію», — заявив міністр.</text:p>
      <text:p text:style-name="P4">
За словами Резнікова, 500 днів тому ніхто б не повірив, що Україна опиниться уточці, де перебуває зараз. «Кожного дня ми просуваємося. Саме тому так багатоохочих штовхнути на хибний шлях», — додав він.</text:p>
      <text:p text:style-name="P4">
«Після війни це буде нова Україна. Або не буде ніякої», — додав він.</text:p>
      <text:p text:style-name="P4">
Олексій Резніков попередив, що Україну найближчим часом може очікувати багатопотрясінь, адже українці не тільки б’ються з жорстоким ворогом, вони виборюютьсвоє місце у світі і своє бачення перемоги. «Великий світ — це конкуренція», —підкреслив він.</text:p>
      <text:p text:style-name="P4">
«Далі буде дуже важко. Буде тиск, будуть втрати і руйнування. Будерозчарування і зневіра. Це нормально, адже випробування насправді великі. Мирухаємось вгору. Будьте певні — ми все здолаємо, у нас все вийде. У нас єсправжні друзі, це багато важить», — заявив міністр оборони.</text:p>
      <text:p text:style-name="P4">
News Source: <text:a xlink:type="simple" xlink:href="https://armyinform.com.ua/2023/07/08/zavdannya-iz-zahystu-neba-kyyeva-vid-rosijskyh-raket-majzhe-vyrishene-ministr-oborony-ukrayiny/" text:style-name="Internet_20_link" text:visited-style-name="Visited_20_Internet_20_Link">
https://armyinform.com.ua/2023/07/08/zavdannya-iz-zahystu-neba-kyyeva-vid-rosijskyh-raket-majzhe-vyrishene-ministr-oborony-ukrayiny/</text:a>
</text:p>
      <!--NEWS-->
      <text:h text:style-name="P10" text:outline-level="1">
<text:span text:style-name="T4">
The enemy concentrates basic efforts in four directions</text:span>
</text:h>
      <text:p text:style-name="P4">
Author: ['АРМІЯINFORM']</text:p>
      <text:p text:style-name="P4">
Time: 2023-07-08T86:00:00-04:00</text:p>
      <text:p text:style-name="P4">
Description: Opponent Zoseredzhu, Zusillya at the Limansky, Bakhmutsky, Avdіvsky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04/vtraty-voroga-3.jpg" text:style-name="Internet_20_link" text:visited-style-name="Visited_20_Internet_20_Link">
vtraty-voroga-3.jpg</text:a>
']</text:p>
      <text:p text:style-name="P4">
Tags: ['STOPRUSSIA', 'АГРЕСІЯ РФ', 'ВТОРГНЕННЯ РФ', 'ГШ ЗСУ', 'ОПЕРАТИВНА ІНФОРМАЦІЯ']</text:p>
      <text:p text:style-name="P4">
Category: News</text:p>
      <!--METADATA-->
      <text:p text:style-name="P4">
<draw:frame draw:style-name="fr1" draw:name="Image272" text:anchor-type="as-char" svg:width="6.9236in" svg:height="3.80798in" draw:z-index="0">
<draw:image xlink:href="../Images/AРМІЯINFORM/2023-07-08T86-00-00-04-00/vtraty-voroga-3.jpg" xlink:type="simple" xlink:show="embed" xlink:actuate="onLoad" draw:mime-type="image/jpeg"/>
</draw:frame>
<text:span text:style-name="T4">
 🔥 Situation on Russian invasion </text:span>
</text:p>
      <text:p text:style-name="P4">
The enemy concentrates major efforts on Liman, Bakhmut, Avdiiv and Mariinsky directions - more than 25 fights took place during the day.</text:p>
      <text:p text:style-name="P4">
About it on Facebook <text:a xlink:type="simple" xlink:href="https://www.facebook.com/GeneralStaff.ua/posts/pfbid02EaFvSdZmWoUP9eBTrQiSLJTemktF3njBBP5GDR6JBeXBRn8kubGZMPpEgvvLHrYbl" text:style-name="Internet_20_link" text:visited-style-name="Visited_20_Internet_20_Link">
reports</text:a>
The General Staff of the Armed Forces of Ukraine.</text:p>
      <text:p text:style-name="P4">
“In the Marinskaya direction, under the enemy fire of artillery, our defenders have reflected all hostile attacks in the area of Marinka. The enemy was inflicted by aviation monks near Krasnogorivka and Novomikhailivka of Donetsk region. Settlements of settlements Georgiyivka, Elizabeth, Krasnogorivka, Oleksandropol, Marinka and Katerynivka, ”the message reads.</text:p>
      <text:p text:style-name="P4">
News Source: <text:a xlink:type="simple" xlink:href="https://armyinform.com.ua/2023/07/08/vorog-zoseredzhuye-osnovni-zusyllya-na-chotyroh-napryamkah/" text:style-name="Internet_20_link" text:visited-style-name="Visited_20_Internet_20_Link">
https://armyinform.com.ua/2023/07/08/vorog-zoseredzhuye-osnovni-zusyllya-na-chotyroh-napryamkah/</text:a>
</text:p>
      <!--NEWS-->
      <text:h text:style-name="P10" text:outline-level="1">
<text:span text:style-name="T4">
Germany handed Ukraine another batch of assistance for the front</text:span>
</text:h>
      <text:p text:style-name="P4">
Author: ['АРМІЯINFORM']</text:p>
      <text:p text:style-name="P4">
Time: 2023-07-08T87:00:00-04:00</text:p>
      <text:p text:style-name="P4">
Description: Nimechina handed over to the Ukrainian Duphum for the front to the Chergovs, about Svo to be ongoing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358668420_619428330370249_155677324551053414_n.jpg" text:style-name="Internet_20_link" text:visited-style-name="Visited_20_Internet_20_Link">
358668420_619428330370249_155677324551053414_n.jpg</text:a>
', '<text:a xlink:type="simple" xlink:href="https://armyinform.com.ua/wp-content/uploads/2023/07/358421856_619428237036925_2270619136512681669_n-150x150.jpg" text:style-name="Internet_20_link" text:visited-style-name="Visited_20_Internet_20_Link">
358421856_619428237036925_2270619136512681669_n-150x150.jpg</text:a>
', '<text:a xlink:type="simple" xlink:href="https://armyinform.com.ua/wp-content/uploads/2023/07/357818261_619428210370261_4707281035861712261_n-150x150.jpg" text:style-name="Internet_20_link" text:visited-style-name="Visited_20_Internet_20_Link">
357818261_619428210370261_4707281035861712261_n-150x150.jpg</text:a>
']</text:p>
      <text:p text:style-name="P4">
Tags: ['BUNDESREGIERUNG', 'STOPRUSSIA', 'АГРЕСІЯ РФ', 'ВІЙНА', 'ВТОРГНЕННЯ РФ', 'ГШ ЗСУ', 'НІМЕЧЧИНА']</text:p>
      <text:p text:style-name="P4">
Category: News</text:p>
      <!--METADATA-->
      <text:p text:style-name="P4">
<draw:frame draw:style-name="fr1" draw:name="Image273" text:anchor-type="as-char" svg:width="6.9236in" svg:height="3.894525in" draw:z-index="0">
<draw:image xlink:href="../Images/AРМІЯINFORM/2023-07-08T87-00-00-04-00/358668420_619428330370249_155677324551053414_n.jpg" xlink:type="simple" xlink:show="embed" xlink:actuate="onLoad" draw:mime-type="image/jpeg"/>
</draw:frame>
Germany has handed over the next party for the front to Ukraine, as evidenced(https://www.facebook.com/Bundesregierung)of July 7, 2023, about it <text:a xlink:type="simple" xlink:href="https://www.facebook.com/GeneralStaff.ua/posts/pfbid0E5D65whszrJMSXEw49AZUgehuUdwFEwErmCjSkohFRfY9xLaS6jJayWJey53F36Ql" text:style-name="Internet_20_link" text:visited-style-name="Visited_20_Internet_20_Link">
reports</text:a>
HSC of the Armed Forces.</text:p>
      <text:p text:style-name="P4">
<text:span text:style-name="T4">
 In the last week, Germany has provided Ukraine: </text:span>
</text:p>
      <text:p text:style-name="P4">
<text:span text:style-name="T4">
<text:span text:style-name="T5">
 1 Bridge for the Beaver Bridge Tank(Earlier: 3)</text:span>
</text:span>
<text:span text:style-name="T4">
 1 engineer armored machine DACHS<text:span text:style-name="T5">
(Earlier: 4)</text:span>
</text:span>
<text:span text:style-name="T4">
 2 bridge tanks Beaver<text:span text:style-name="T5">
(before:)</text:span>
</text:span>
<text:span text:style-name="T4">
 3 Radio interference tools<text:span text:style-name="T5">
(Earlier: 7)<text:span text:style-name="T5">
!(Earlier: 55)</text:span>
* </text:span>
</text:span>
 6 Sadel tractors 8 × 8 HX81(Earlier: 25)<text:span text:style-name="T4">
 </text:span>
<text:span text:style-name="T5">
 3 semi -trailers(Earlier: 20).</text:span>
*</text:p>
      <text:p text:style-name="P4">
Федеральний Уряд Німеччини підтримує українських військових у тіснійкоординації зі своїми партнерами та союзниками. Цей список містить оглядлетальної та нелетальної військової підтримки України Німеччиною. Він включаєпоставки з Бундесверу, а також поставки з німецької промисловості, щофінансуються з фондів Федерального Уряду Німеччини для так званого розвиткупотенціалу безпеки.</text:p>
      <text:p text:style-name="P4">
<text:a xlink:type="simple" xlink:href="https://armyinform.com.ua/wp-content/uploads/2023/07/358421856_619428237036925_2270619136512681669_n.jpg" text:style-name="Internet_20_link" text:visited-style-name="Visited_20_Internet_20_Link">
<draw:frame draw:style-name="fr1" draw:name="Image274" text:anchor-type="as-char" svg:width="6.9236in" svg:height="6.9236in" draw:z-index="0">
<draw:image xlink:href="../Images/AРМІЯINFORM/2023-07-08T87-00-00-04-00/358421856_619428237036925_2270619136512681669_n-150x150.jpg" xlink:type="simple" xlink:show="embed" xlink:actuate="onLoad" draw:mime-type="image/jpeg"/>
</draw:frame>
</text:a>
</text:p>
      <text:p text:style-name="P4">
<text:a xlink:type="simple" xlink:href="https://armyinform.com.ua/wp-content/uploads/2023/07/357818261_619428210370261_4707281035861712261_n.jpg" text:style-name="Internet_20_link" text:visited-style-name="Visited_20_Internet_20_Link">
<draw:frame draw:style-name="fr1" draw:name="Image275" text:anchor-type="as-char" svg:width="6.9236in" svg:height="6.9236in" draw:z-index="0">
<draw:image xlink:href="../Images/AРМІЯINFORM/2023-07-08T87-00-00-04-00/357818261_619428210370261_4707281035861712261_n-150x150.jpg" xlink:type="simple" xlink:show="embed" xlink:actuate="onLoad" draw:mime-type="image/jpeg"/>
</draw:frame>
</text:a>
Financing the Initiative for Security Building is 2.2 Billion Tess for 2023(After 2 billion euros for 2022). Кошти мають бутиспрямовані найперше на підтримку України. Водночас вони будуть використані дляфінансування збільшених обов’язкових внесків Німеччини до Європейського фондумиру (EPF), which, in turn, directs funds for compensation to EU member states while providing them with support for Ukraine.</text:p>
      <text:p text:style-name="P4">
Supplies from industry reserves are funded by German funds to increase safety potential. Some of the supply require modernization, production is stored, and educational activities are also being conducted.</text:p>
      <text:p text:style-name="P4">
News Source: <text:a xlink:type="simple" xlink:href="https://armyinform.com.ua/2023/07/08/nimechchyna-peredala-ukrayini-chergovu-partiyu-dopomogy-dlya-frontu-2/" text:style-name="Internet_20_link" text:visited-style-name="Visited_20_Internet_20_Link">
https://armyinform.com.ua/2023/07/08/nimechchyna-peredala-ukrayini-chergovu-partiyu-dopomogy-dlya-frontu-2/</text:a>
</text:p>
      <!--NEWS-->
      <text:h text:style-name="P10" text:outline-level="1">
<text:span text:style-name="T4">
Our aviation per day has made 7 beats in hostile positions</text:span>
</text:h>
      <text:p text:style-name="P4">
Author: ['АРМІЯINFORM']</text:p>
      <text:p text:style-name="P4">
Time: 2023-07-08T88:00:00-04:00</text:p>
      <text:p text:style-name="P4">
Description: Avіaatsіya defense forces for Dob took 7 strokes in the areas of Zserdzhennya of a special warehouse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2/ukrayinska-aviacziya.jpg" text:style-name="Internet_20_link" text:visited-style-name="Visited_20_Internet_20_Link">
ukrayinska-aviacziya.jpg</text:a>
']</text:p>
      <text:p text:style-name="P4">
Tags: ['STOPRUSSIA', 'АГРЕСІЯ РФ', 'ВТОРГНЕННЯ РФ', 'ГШ ЗСУ', 'ОПЕРАТИВНА ІНФОРМАЦІЯ', 'ХРОНІКА ОБОРОНИ']</text:p>
      <text:p text:style-name="P4">
Category: News</text:p>
      <!--METADATA-->
      <text:p text:style-name="P4">
<draw:frame draw:style-name="fr1" draw:name="Image276" text:anchor-type="as-char" svg:width="6.9236in" svg:height="4.615733in" draw:z-index="0">
<draw:image xlink:href="../Images/AРМІЯINFORM/2023-07-08T88-00-00-04-00/ukrayinska-aviacziya.jpg" xlink:type="simple" xlink:show="embed" xlink:actuate="onLoad" draw:mime-type="image/jpeg"/>
</draw:frame>
Illustrative Photo <text:span text:style-name="T4">
 🔥 Situation on Russian invasion </text:span>
</text:p>
      <text:p text:style-name="P4">
Aviation of defense forces per day has struck 7 beats in the areas of concentration of the enemy's personnel.</text:p>
      <text:p text:style-name="P4">
About it on Facebook <text:a xlink:type="simple" xlink:href="https://www.facebook.com/GeneralStaff.ua/posts/pfbid02EaFvSdZmWoUP9eBTrQiSLJTemktF3njBBP5GDR6JBeXBRn8kubGZMPpEgvvLHrYbl" text:style-name="Internet_20_link" text:visited-style-name="Visited_20_Internet_20_Link">
reports</text:a>
The General Staff of the Armed Forces of Ukraine.</text:p>
      <text:p text:style-name="P4">
Units of rocket troops and artillery during the day were struck by 11 artillery for firing positions, 1 ammunition composition, 3 means of air defense and 2 stations of electronic warfare of the enemy.</text:p>
      <text:p text:style-name="P4">
News Source: <text:a xlink:type="simple" xlink:href="https://armyinform.com.ua/2023/07/08/nasha-aviacziya-za-dobu-zavdala-7-udariv-po-vorozhyh-pozycziyah/" text:style-name="Internet_20_link" text:visited-style-name="Visited_20_Internet_20_Link">
https://armyinform.com.ua/2023/07/08/nasha-aviacziya-za-dobu-zavdala-7-udariv-po-vorozhyh-pozycziyah/</text:a>
</text:p>
      <!--NEWS-->
      <text:h text:style-name="P10" text:outline-level="1">
<text:span text:style-name="T4">
From Turkey, the commanders of the defenders of Mariupol - Volodymyr Zelenskyy return home</text:span>
</text:h>
      <text:p text:style-name="P4">
Author: ['АРМІЯINFORM']</text:p>
      <text:p text:style-name="P4">
Time: 2023-07-08T89:00:00-04:00</text:p>
      <text:p text:style-name="P4">
Description: Ukrainian turned to Turechini Ukrainian Vіsysikovikh, yaki surpassed there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9/zahid-na-pidtrymku-zahysnykiv-azovstali-5.jpg" text:style-name="Internet_20_link" text:visited-style-name="Visited_20_Internet_20_Link">
zahid-na-pidtrymku-zahysnykiv-azovstali-5.jpg</text:a>
']</text:p>
      <text:p text:style-name="P4">
Tags: ['STOPRUSSIA', 'АГРЕСІЯ РФ', 'ВОЛОДИМИР ЗЕЛЕНСЬКИЙ', 'ВТОРГНЕННЯ РФ']</text:p>
      <text:p text:style-name="P4">
Category: News</text:p>
      <!--METADATA-->
      <text:p text:style-name="P4">
<draw:frame draw:style-name="fr1" draw:name="Image277" text:anchor-type="as-char" svg:width="6.9236in" svg:height="4.623107in" draw:z-index="0">
<draw:image xlink:href="../Images/AРМІЯINFORM/2023-07-08T89-00-00-04-00/zahid-na-pidtrymku-zahysnykiv-azovstali-5.jpg" xlink:type="simple" xlink:show="embed" xlink:actuate="onLoad" draw:mime-type="image/jpeg"/>
</draw:frame>
Ukraine returned from Turkey to the Ukrainian soldiers from the azovstal, who redeemed there after the Russian captivity.</text:p>
      <text:p text:style-name="P4">
About it <text:a xlink:type="simple" xlink:href="https://www.facebook.com/zelenskiy.official/videos/1275039893400273/" text:style-name="Internet_20_link" text:visited-style-name="Visited_20_Internet_20_Link">
reported</text:a>
President of Ukraine Volodymyr Zelenskyy.</text:p>
      <text:p text:style-name="P4">
It is about Denis Prokopenko, Svyatoslav Palamar, Sergey Volynsky, Oleghamenko and Denis Sleg.</text:p>
      <text:p text:style-name="P4">
News Source: <text:a xlink:type="simple" xlink:href="https://armyinform.com.ua/2023/07/08/z-turechchyny-dodomu-povertayutsya-komandyry-zahysnykiv-mariupolya-volodymyr-zelenskyj/" text:style-name="Internet_20_link" text:visited-style-name="Visited_20_Internet_20_Link">
https://armyinform.com.ua/2023/07/08/z-turechchyny-dodomu-povertayutsya-komandyry-zahysnykiv-mariupolya-volodymyr-zelenskyj/</text:a>
</text:p>
      <!--NEWS-->
      <text:h text:style-name="P10" text:outline-level="1">
<text:span text:style-name="T4">
The enemy fired at six communities of Sumy region, a total of 54 explosions</text:span>
</text:h>
      <text:p text:style-name="P4">
Authors: Ukrinform (Person)</text:p>
      <text:p text:style-name="P4">
Publisher: Укринформ (Organization)</text:p>
      <text:p text:style-name="P4">
Published Time: 2023-07-08T8:45:00+03:00</text:p>
      <text:p text:style-name="P4">
Modified Time: 2023-07-08T22:45:00+03:00</text:p>
      <text:p text:style-name="P4">
Description: During today, Russian invaders made 11 shelling of the Sumy region border, 54 explosions were recorded. - Ukrinform.</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Сумщина', 'Вибух', 'Війна з Росією']</text:p>
      <text:p text:style-name="P4">
Type: Article</text:p>
      <!--METADATA-->
      <text:p text:style-name="P4">
<draw:frame draw:style-name="fr1" draw:name="Image278" text:anchor-type="as-char" svg:width="6.9236in" svg:height="3.956343in" draw:z-index="0">
<draw:image xlink:href="../Images/yкринформ/2023-07-08T8-45-00-03-00/630_360_1479558145-5682.jpg" xlink:type="simple" xlink:show="embed" xlink:actuate="onLoad" draw:mime-type="image/jpeg"/>
</draw:frame>
During the day, Russian invaders carried out 11 shelling of the borderline region, 54 explosions were recorded.</text:p>
      <text:p text:style-name="P4">
According to Ukrinform, the Sumy Regional Military Administration reports in <text:a xlink:type="simple" xlink:href="https://t.me/s/Sumy_news_ODA" text:style-name="Internet_20_link" text:visited-style-name="Visited_20_Internet_20_Link">
telegram</text:a>
.</text:p>
      <text:p text:style-name="P4">
The shelling was suffered by Belopilsk, Novoslobidskaya, Putivl, Krasnopil, Seredi-Budsk and Esman communities.</text:p>
      <text:p text:style-name="P4">
In the Belopil community, the enemy beat from artillery and mortars(In both cases there are 11 explosions).</text:p>
      <text:p text:style-name="P4">
Територію Новослобідської громади росіяни обстріляли з гелікоптеранекерованими авіаційними ракетами. Зафіксовано шість вибухів.</text:p>
      <text:p text:style-name="P4">
Путивльська громада зазнала мінометного обстрілу (Two explosions).</text:p>
      <text:p text:style-name="P4">
<text:span text:style-name="T4">
Читайте також:</text:span>
 <text:a xlink:type="simple" xlink:href="https://www.ukrinform.ua/rubric-ato/3732997-rosiani-za-den-18-raziv-obstrilali-prikordonna-sumsini-poskodzena-lep.html" text:style-name="Internet_20_link" text:visited-style-name="Visited_20_Internet_20_Link">
 Росіяни за день 18 разів обстріляли прикордоння<text:span text:style-name="T4">
Сумщин</text:span>
 и, пошкоджена ЛЕП </text:a>
In the Krasnopil community, the Russians hit mortars and artillery(Five island <text:a xlink:type="simple" xlink:href="https://www.ukrinform.ua/tag-vibuh" text:style-name="Internet_20_link" text:visited-style-name="Visited_20_Internet_20_Link">
explosions</text:a>
in accordance).</text:p>
      <text:p text:style-name="P4">
Середино-Будську громаду агресори обстріляли з артилерії (Five explosions).</text:p>
      <text:p text:style-name="P4">
На територію Есманської громади ворог скинув з БПЛА три вибухові пристрої типуВОГ, унаслідок чого пошкоджено приватний будинок.</text:p>
      <text:p text:style-name="P4">
<text:span text:style-name="T4">
Читайте також:</text:span>
 <text:a xlink:type="simple" xlink:href="https://www.ukrinform.ua/rubric-ato/3732139-rosiani-vnoci-obstrilali-z-minometiv-tri-gromadi-na-sumsini.html" text:style-name="Internet_20_link" text:visited-style-name="Visited_20_Internet_20_Link">
 Росіяни вночі обстріляли з мінометів три громади наСумщині </text:a>
As reported by Ukrinform, Russian troops during the last day of 15 times slim weapons fired at the border areas of the Chernihiv Tasum regions, and 119 explosions were recorded.</text:p>
      <text:p text:style-name="P4">
News Source: <text:a xlink:type="simple" xlink:href="https://www.ukrinform.ua/rubric-ato/3733324-vorog-obstriliv-sist-gromad-sumsini-zagalom-54-vibuhi.html" text:style-name="Internet_20_link" text:visited-style-name="Visited_20_Internet_20_Link">
https://www.ukrinform.ua/rubric-ato/3733324-vorog-obstriliv-sist-gromad-sumsini-zagalom-54-vibuhi.html</text:a>
</text:p>
      <!--NEWS-->
      <text:h text:style-name="P10" text:outline-level="1">
<text:span text:style-name="T4">
Since the beginning of the war, the Russian army has committed almost 85 thousand criminal offenses in Ukraine</text:span>
</text:h>
      <text:p text:style-name="P4">
Author: ['АРМІЯINFORM']</text:p>
      <text:p text:style-name="P4">
Time: 2023-07-08T90:00:00-04:00</text:p>
      <text:p text:style-name="P4">
Description: The cupid of the large -scale invadedness of the Rosa in Ukrainian National National Politsії ... War with Ukraine 2022, the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okupanty-na-donechchyni.-ilyustratyvne-foto.jpg" text:style-name="Internet_20_link" text:visited-style-name="Visited_20_Internet_20_Link">
okupanty-na-donechchyni.-ilyustratyvne-foto.jpg</text:a>
', '<text:a xlink:type="simple" xlink:href="https://armyinform.com.ua/wp-content/uploads/2023/07/thumb_101378_800_600_0_0_auto.png" text:style-name="Internet_20_link" text:visited-style-name="Visited_20_Internet_20_Link">
thumb_101378_800_600_0_0_auto.png</text:a>
']</text:p>
      <text:p text:style-name="P4">
Tags: ['STOPRUSSIA', 'АГРЕСІЯ РФ', 'ВТОРГНЕННЯ РФ', 'НАЦПОЛІЦІЯ']</text:p>
      <text:p text:style-name="P4">
Category: News</text:p>
      <!--METADATA-->
      <text:p text:style-name="P4">
<draw:frame draw:style-name="fr1" draw:name="Image279" text:anchor-type="as-char" svg:width="6.9236in" svg:height="4.615733in" draw:z-index="0">
<draw:image xlink:href="../Images/AРМІЯINFORM/2023-07-08T90-00-00-04-00/okupanty-na-donechchyni.-ilyustratyvne-foto.jpg" xlink:type="simple" xlink:show="embed" xlink:actuate="onLoad" draw:mime-type="image/jpeg"/>
</draw:frame>
The invaders in the Donetsk region. Illustrative photo</text:p>
      <text:p text:style-name="P4">
Since the beginning of the large -scale invasion of Russia into Ukraine, 85 445 criminal proceedings have begun investigators of the National Police of Ukraine on the facts of committing the territory of Ukraine by the military personnel of the Armed Forces of the Russian Federation and their accomplices.</text:p>
      <text:p text:style-name="P4">
About it <text:a xlink:type="simple" xlink:href="https://www.npu.gov.ua/news/zlochyny-vchyneni-viiskovymy-rf-pid-chas-povnomasshtabnoho-vtorhnennia-v-ukrainu-stanom-na-08072023" text:style-name="Internet_20_link" text:visited-style-name="Visited_20_Internet_20_Link">
reports</text:a>
National Police of Ukraine.</text:p>
      <text:p text:style-name="P4">
<draw:frame draw:style-name="fr1" draw:name="Image280" text:anchor-type="as-char" svg:width="6.9236in" svg:height="4.058961in" draw:z-index="0">
<draw:image xlink:href="../Images/AРМІЯINFORM/2023-07-08T90-00-00-04-00/thumb_101378_800_600_0_0_auto.png" xlink:type="simple" xlink:show="embed" xlink:actuate="onLoad" draw:mime-type="image/png"/>
</draw:frame>
<text:span text:style-name="T4">
Of them:</text:span>
</text:p>
      <ul>
        <li>
72 934 - under Art. 438 of the Criminal Code of Ukraine(Violation of the laws and customs of war)<text:span text:style-name="T5">
 9 209 - under Art. 110 of the Criminal Code of Ukraine(Encroachment on the territorial integrity and integrity of Ukraine)</text:span>
 3 029 - under Art. 111-1 of the Criminal Code of Ukraine(Collaboration)* 170 - under Art. 111 of the Criminal Code of Ukraine(High treason)etc.</li>
      </ul>
      <text:p text:style-name="P4">
News Source: <text:a xlink:type="simple" xlink:href="https://armyinform.com.ua/2023/07/08/z-pochatku-shyrokomasshtabnogo-vtorgnennya-armiya-rf-vchynyla-v-ukrayini-majzhe-85-tysyach-kryminalnyh-zlochyniv/" text:style-name="Internet_20_link" text:visited-style-name="Visited_20_Internet_20_Link">
https://armyinform.com.ua/2023/07/08/z-pochatku-shyrokomasshtabnogo-vtorgnennya-armiya-rf-vchynyla-v-ukrayini-majzhe-85-tysyach-kryminalnyh-zlochyniv/</text:a>
</text:p>
      <!--NEWS-->
      <text:h text:style-name="P10" text:outline-level="1">
<text:span text:style-name="T4">
500 days of full -scale war. And a day of weakness - Volodymyr Zelenskyy</text:span>
</text:h>
      <text:p text:style-name="P4">
Author: ['АРМІЯINFORM']</text:p>
      <text:p text:style-name="P4">
Time: 2023-07-08T91:00:00-04:00</text:p>
      <text:p text:style-name="P4">
Description: 500 Dnight Veini. I Buydnoye Protekosti Day, about the Golodimir's dedication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p>
      <text:p text:style-name="P4">
Tags: ['STOPRUSSIA', 'АГРЕСІЯ РФ', 'ВІЙНА', 'ВОЛОДИМИР ЗЕЛЕНСЬКИЙ', 'ВТОРГНЕННЯ РФ', 'ОФІС ПРЕЗИДЕНТА УКРАЇНИ']</text:p>
      <text:p text:style-name="P4">
Category: News</text:p>
      <!--METADATA-->
      <text:p text:style-name="P4">
500 days of full -scale war. And a day of weakness, about it <text:a xlink:type="simple" xlink:href="https://www.facebook.com/zelenskiy.official/videos/140091249069712/" text:style-name="Internet_20_link" text:visited-style-name="Visited_20_Internet_20_Link">
reported</text:a>
Volodymyr Zelensky on his official page on the social network Facebook.</text:p>
      <text:p text:style-name="P4">
I thank anyone who fights for the sake of Ukraine's freedom and independence.</text:p>
      <text:p text:style-name="P4">
News Source: <text:a xlink:type="simple" xlink:href="https://armyinform.com.ua/2023/07/08/dyakuyu-vsim-hto-b%ca%bcyetsya-zarady-svobody-ta-nezalezhnosti-ukrayiny-volodymyr-zelenskyj/" text:style-name="Internet_20_link" text:visited-style-name="Visited_20_Internet_20_Link">
https://armyinform.com.ua/2023/07/08/dyakuyu-vsim-hto-b%ca%bcyetsya-zarady-svobody-ta-nezalezhnosti-ukrayiny-volodymyr-zelenskyj/</text:a>
</text:p>
      <!--NEWS-->
      <text:h text:style-name="P10" text:outline-level="1">
<text:span text:style-name="T4">
Destanders showed how combat coordination is underway</text:span>
</text:h>
      <text:p text:style-name="P4">
Author: ['АРМІЯINFORM']</text:p>
      <text:p text:style-name="P4">
Time: 2023-07-08T92:00:00-04:00</text:p>
      <text:p text:style-name="P4">
Description: Nakrikinz, the skin course of the basic pidogovka cadet of the cadet of the capture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1/11/1280px-beret_koloru_marun.jpg" text:style-name="Internet_20_link" text:visited-style-name="Visited_20_Internet_20_Link">
1280px-beret_koloru_marun.jpg</text:a>
']</text:p>
      <text:p text:style-name="P4">
Tags: ['STOPRUSSIA', 'АГРЕСІЯ РФ', 'ВТОРГНЕННЯ РФ', 'ДШВ']</text:p>
      <text:p text:style-name="P4">
Category: News</text:p>
      <!--METADATA-->
      <text:p text:style-name="P4">
<draw:frame draw:style-name="fr1" draw:name="Image281" text:anchor-type="as-char" svg:width="6.9236in" svg:height="4.615733in" draw:z-index="0">
<draw:image xlink:href="../Images/AРМІЯINFORM/2023-07-08T92-00-00-04-00/1280px-beret_koloru_marun.jpg" xlink:type="simple" xlink:show="embed" xlink:actuate="onLoad" draw:mime-type="image/jpeg"/>
</draw:frame>
At the end of each course of basic general-military training, the cadet is used all knowledge and skills during the 3-day field exit.</text:p>
      <text:p text:style-name="P4">
About it <text:a xlink:type="simple" xlink:href="https://www.facebook.com/uaairborne/videos/786531252945391/" text:style-name="Internet_20_link" text:visited-style-name="Visited_20_Internet_20_Link">
reports</text:a>
Public Relations Service of the Command of the Air Force forces of Ukraine.</text:p>
      <text:p text:style-name="P4">
“During the first day after the alarm rise, servicemen are put in pedagogies in the area of concentration with the practical workout of tactical and engineering training and tactical medicine, including overcoming aqueous interference, equipment of combat positions, compliance with fire training and correspondent.</text:p>
      <text:p text:style-name="P4">
The next day, the offensive on the enemy and cleaning the trench on the day at night with the performance of a march is worked out. On the third day, the actions in the composition of the interior security, during the reflection of the offensive of the DRG, during the air strike, " - he will be in the message.</text:p>
      <text:p text:style-name="P4">
News Source: <text:a xlink:type="simple" xlink:href="https://armyinform.com.ua/2023/07/08/voyiny-desantnyky-pokazaly-yak-prohodyat-bojove-zlagodzhennya/" text:style-name="Internet_20_link" text:visited-style-name="Visited_20_Internet_20_Link">
https://armyinform.com.ua/2023/07/08/voyiny-desantnyky-pokazaly-yak-prohodyat-bojove-zlagodzhennya/</text:a>
</text:p>
      <!--NEWS-->
      <text:h text:style-name="P10" text:outline-level="1">
<text:span text:style-name="T4">
Ukrainian soldiers continue the offensive in the direction of Melitopol and Berdyansk</text:span>
</text:h>
      <text:p text:style-name="P4">
Author: ['АРМІЯINFORM']</text:p>
      <text:p text:style-name="P4">
Time: 2023-07-08T93:00:00-04:00</text:p>
      <text:p text:style-name="P4">
Description: The capacity of the defense of Ukrainian is the fucking of the leading of the attack on Melitopolsky ... The war with Ukraine 2022, the war with Ukraine is the latest news today, the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7/ukraine-tests-new-bogdana-truck-mounted-artillery-3.jpg" text:style-name="Internet_20_link" text:visited-style-name="Visited_20_Internet_20_Link">
ukraine-tests-new-bogdana-truck-mounted-artillery-3.jpg</text:a>
']</text:p>
      <text:p text:style-name="P4">
Tags: ['STOPRUSSIA', 'АГРЕСІЯ РФ', 'ВТОРГНЕННЯ РФ', 'ГШ ЗСУ', 'ОПЕРАТИВНА ІНФОРМАЦІЯ']</text:p>
      <text:p text:style-name="P4">
Category: News</text:p>
      <!--METADATA-->
      <text:p text:style-name="P4">
<draw:frame draw:style-name="fr1" draw:name="Image282" text:anchor-type="as-char" svg:width="6.9236in" svg:height="4.596485in" draw:z-index="0">
<draw:image xlink:href="../Images/AРМІЯINFORM/2023-07-08T93-00-00-04-00/ukraine-tests-new-bogdana-truck-mounted-artillery-3.jpg" xlink:type="simple" xlink:show="embed" xlink:actuate="onLoad" draw:mime-type="image/jpeg"/>
</draw:frame>
Illustrative Photo <text:span text:style-name="T4">
 🔥 The situation of the Russian invasion </text:span>
</text:p>
      <text:p text:style-name="P4">
The forces of Ukraine's defense continue to conduct an offensive operation of the tumor and Berdyansk directions, enshrined on the achievements, and carry out measures of counter -bacity struggle.</text:p>
      <text:p text:style-name="P4">
About it on Facebook <text:a xlink:type="simple" xlink:href="https://www.facebook.com/GeneralStaff.ua/posts/pfbid02EaFvSdZmWoUP9eBTrQiSLJTemktF3njBBP5GDR6JBeXBRn8kubGZMPpEgvvLHrYbl" text:style-name="Internet_20_link" text:visited-style-name="Visited_20_Internet_20_Link">
reports</text:a>
The General Staff of the Armed Forces of Ukraine.</text:p>
      <text:p text:style-name="P4">
“In the Zaporizhzhya and Kherson directions, the enemy concentrates the main assets on preventing the further advance of our troops. He struck the aircraft scales in the Cossack Kherson region. Made artillery shelling of 20 settlements, including Novodarivka, Levadne, Malynivka, Gulyaypole, Zaporizhzhya region; Havrylivka, Antonovka, the gold beam of the Kherson region, the city of Kherson and Ivanivka and Ochakov in Mykolaiv region, ”the presentation reads.</text:p>
      <text:p text:style-name="P4">
News Source: <text:a xlink:type="simple" xlink:href="https://armyinform.com.ua/2023/07/08/ukrayinski-voyiny-prodovzhuyut-nastupalnu-operacziyu-v-napryamku-melitopolya-ta-berdyanska/" text:style-name="Internet_20_link" text:visited-style-name="Visited_20_Internet_20_Link">
https://armyinform.com.ua/2023/07/08/ukrayinski-voyiny-prodovzhuyut-nastupalnu-operacziyu-v-napryamku-melitopolya-ta-berdyanska/</text:a>
</text:p>
      <!--NEWS-->
      <text:h text:style-name="P10" text:outline-level="1">
<text:span text:style-name="T4">
Pseudopatrolny was detained that passed the enemy information about the situation in Kharkiv</text:span>
</text:h>
      <text:p text:style-name="P4">
Author: ['АРМІЯINFORM']</text:p>
      <text:p text:style-name="P4">
Time: 2023-07-08T94:00:00-04:00</text:p>
      <text:p text:style-name="P4">
Description: At the KVIT -Rock for the Supply Kerivnitvva Kharkivskiy Oblast Prosecutors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357584172_670648111764692_7345212181672307412_n.jpg" text:style-name="Internet_20_link" text:visited-style-name="Visited_20_Internet_20_Link">
357584172_670648111764692_7345212181672307412_n.jpg</text:a>
', '<text:a xlink:type="simple" xlink:href="https://armyinform.com.ua/wp-content/uploads/2023/07/355123096_670648161764687_4165124145828798352_n-150x150.jpg" text:style-name="Internet_20_link" text:visited-style-name="Visited_20_Internet_20_Link">
355123096_670648161764687_4165124145828798352_n-150x150.jpg</text:a>
', '<text:a xlink:type="simple" xlink:href="https://armyinform.com.ua/wp-content/uploads/2023/07/357143227_670648118431358_6609941451581194511_n-150x150.jpg" text:style-name="Internet_20_link" text:visited-style-name="Visited_20_Internet_20_Link">
357143227_670648118431358_6609941451581194511_n-150x150.jpg</text:a>
', '<text:a xlink:type="simple" xlink:href="https://armyinform.com.ua/wp-content/uploads/2023/07/355698829_670648175098019_7887441541282401198_n-150x150.jpg" text:style-name="Internet_20_link" text:visited-style-name="Visited_20_Internet_20_Link">
355698829_670648175098019_7887441541282401198_n-150x150.jpg</text:a>
']</text:p>
      <text:p text:style-name="P4">
Tags: ['STOPRUSSIA', 'АГРЕСІЯ РФ', 'ВТОРГНЕННЯ РФ', 'КОЛАБОРАНТ']</text:p>
      <text:p text:style-name="P4">
Category: News</text:p>
      <!--METADATA-->
      <text:p text:style-name="P4">
<draw:frame draw:style-name="fr1" draw:name="Image283" text:anchor-type="as-char" svg:width="6.9236in" svg:height="4.863829in" draw:z-index="0">
<draw:image xlink:href="../Images/AРМІЯINFORM/2023-07-08T94-00-00-04-00/357584172_670648111764692_7345212181672307412_n.jpg" xlink:type="simple" xlink:show="embed" xlink:actuate="onLoad" draw:mime-type="image/jpeg"/>
</draw:frame>
In April this year, under the procedural leadership of the Kharkiv Regional Prosecutor's Office, the citizen was informed in absentia of suspicion of collaborative activity(Part 7 of Art. 111-1 of the Criminal Code of Ukraine). А 7 липня правоохоронці на підставіухвали слідчого судді затримали його у Харкові.</text:p>
      <text:p text:style-name="P4">
Про це<text:a xlink:type="simple" xlink:href="https://www.facebook.com/pgo.gov.ua/posts/pfbid02TLhgRV2e29s5rSpKgA9hsMqSzMGoL8cqvTpuF36ZKkMyyKiGfFh7gH3KWJpBro72l" text:style-name="Internet_20_link" text:visited-style-name="Visited_20_Internet_20_Link">
повідомляє</text:a>
Office of the Prosecutor General.</text:p>
      <text:p text:style-name="P4">
According to the investigation, during the occupation of Kupyansk, a local resident decided to build a career of a law enforcement officer under the guidance of representatives of the Russian Federation.</text:p>
      <text:p text:style-name="P4">
He held the position of "in. at. Inspector of the road patrol service of the group and patrol service of the department of the State Inspectorate of Road Movement of the Department of Internal Affairs of the Provisional Civil Administration of Kharkiv Region. The pseudopatrootor was engaged in checking documents at checkpoints by road accidents.</text:p>
      <text:p text:style-name="P4">
Immediately after the de -occupation of the Kupyan man, realizing that he did not escape the open responsibility, he asked the volunteers to take him to Kharkiv. All this time, the man was careful from the investigation in Kharkiv in the apartment of acquaintances. He supported the contact with representatives of the Russian Federation through telegrams, where the information about the situation in Kharkiv is veiled.</text:p>
      <text:p text:style-name="P4">
<text:a xlink:type="simple" xlink:href="https://armyinform.com.ua/wp-content/uploads/2023/07/355123096_670648161764687_4165124145828798352_n.jpg" text:style-name="Internet_20_link" text:visited-style-name="Visited_20_Internet_20_Link">
!(Images/AРМІЯINFORM/2023-07-08T94-00-00-04-00/355123096_670648161764687_4165124145828798352_n-150x150.jpg)</text:a>
</text:p>
      <text:p text:style-name="P4">
<text:a xlink:type="simple" xlink:href="https://armyinform.com.ua/wp-content/uploads/2023/07/357143227_670648118431358_6609941451581194511_n.jpg" text:style-name="Internet_20_link" text:visited-style-name="Visited_20_Internet_20_Link">
<draw:frame draw:style-name="fr1" draw:name="Image284" text:anchor-type="as-char" svg:width="6.9236in" svg:height="6.9236in" draw:z-index="0">
<draw:image xlink:href="../Images/AРМІЯINFORM/2023-07-08T94-00-00-04-00/357143227_670648118431358_6609941451581194511_n-150x150.jpg" xlink:type="simple" xlink:show="embed" xlink:actuate="onLoad" draw:mime-type="image/jpeg"/>
</draw:frame>
</text:a>
</text:p>
      <text:p text:style-name="P4">
<text:a xlink:type="simple" xlink:href="https://armyinform.com.ua/wp-content/uploads/2023/07/355698829_670648175098019_7887441541282401198_n.jpg" text:style-name="Internet_20_link" text:visited-style-name="Visited_20_Internet_20_Link">
<draw:frame draw:style-name="fr1" draw:name="Image285" text:anchor-type="as-char" svg:width="6.9236in" svg:height="6.9236in" draw:z-index="0">
<draw:image xlink:href="../Images/AРМІЯINFORM/2023-07-08T94-00-00-04-00/355698829_670648175098019_7887441541282401198_n-150x150.jpg" xlink:type="simple" xlink:show="embed" xlink:actuate="onLoad" draw:mime-type="image/jpeg"/>
</draw:frame>
</text:a>
The suspect's phone revealed correspondence with representatives of the aggressor state of pro-Russian content. He is currently chosen by a preventive measure in the form of detention without determining the amount of collateral.</text:p>
      <text:p text:style-name="P4">
The pre -trial investigation is conducted by investigators of SU SUNP in the Kharkiv region for the maintenance of employees of Kharkiv DVB of NPU.</text:p>
      <text:p text:style-name="P4">
News Source: <text:a xlink:type="simple" xlink:href="https://armyinform.com.ua/2023/07/08/zatrymano-psevdopatrulnogo-yakyj-peredavav-vorogu-informacziyu-pro-obstanovku-u-harkovi/" text:style-name="Internet_20_link" text:visited-style-name="Visited_20_Internet_20_Link">
https://armyinform.com.ua/2023/07/08/zatrymano-psevdopatrulnogo-yakyj-peredavav-vorogu-informacziyu-pro-obstanovku-u-harkovi/</text:a>
</text:p>
      <!--NEWS-->
      <text:h text:style-name="P10" text:outline-level="1">
<text:span text:style-name="T4">
The occupiers plan to pick up the dwelling of the residents of Energodar to encourage Russians to work for the ZPP</text:span>
</text:h>
      <text:p text:style-name="P4">
Author: ['АРМІЯINFORM']</text:p>
      <text:p text:style-name="P4">
Time: 2023-07-08T95:00:00-04:00</text:p>
      <text:p text:style-name="P4">
Description: 6 Lipnya on the aircraft of the nuclear onomic ethnomatic member of the Elektrostani, the war with Ukraine 2022, the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7/gur.jpg" text:style-name="Internet_20_link" text:visited-style-name="Visited_20_Internet_20_Link">
gur.jpg</text:a>
']</text:p>
      <text:p text:style-name="P4">
Tags: ['STOPRUSSIA', 'АГРЕСІЯ РФ', 'ВТОРГНЕННЯ РФ', 'НЕБЕЗПЕКА ПІДРИВУ ЗАЕС']</text:p>
      <text:p text:style-name="P4">
Category: News</text:p>
      <!--METADATA-->
      <text:p text:style-name="P4">
<draw:frame draw:style-name="fr1" draw:name="Image286" text:anchor-type="as-char" svg:width="6.9236in" svg:height="3.894525in" draw:z-index="0">
<draw:image xlink:href="../Images/AРМІЯINFORM/2023-07-08T95-00-00-04-00/gur.jpg" xlink:type="simple" xlink:show="embed" xlink:actuate="onLoad" draw:mime-type="image/jpeg"/>
</draw:frame>
On July 6, Serhiy Kirienko, Deputy Head of Putin Administration, arrived at the occupied Zaporizhzhya Nuclear Power Plant. Basted against the backdrop of the publication of information on the replacement of the occupiers of the ZPP. Unofficially - Putin's envoy Monipinoma to reflect the absence of panic moods, as well as try to solve work -free issues related to staffing.</text:p>
      <text:p text:style-name="P4">
About it <text:a xlink:type="simple" xlink:href="https://gur.gov.ua/content/okupanty-planuiut-zabyraty-zhytlo-zhyteliv-enerhodaru-shchob-zaokhotyty-rosiian-pratsiuvaty-na-zaes.html" text:style-name="Internet_20_link" text:visited-style-name="Visited_20_Internet_20_Link">
reports</text:a>
MOV Intelligence Directorate.</text:p>
      <text:p text:style-name="P4">
After the invasion, most of the qualified staff of the station has either stopped the occupied territories, or refused to sign tied contracts with Rosatom. An attempt to attract Russian employees is also not a failed result. Specialists often refuse to go to the NPP even with the promised salaries and benefits.</text:p>
      <text:p text:style-name="P4">
According to the information received at the station, a meeting with the participation of Kiethykat Gauliter of Zaporizhzhia region Yevgeny Balytsky on additional stimulation of potential workers from Russia was held. To do this, it is planned to provide Russians with housing, seized from Ukrainians who left the territory of energy.</text:p>
      <text:p text:style-name="P4">
It is planned that up to 4,500 Russians will be settled in this way. However, there are not many people wanting to go to ZPP.</text:p>
      <text:p text:style-name="P4">
News Source: <text:a xlink:type="simple" xlink:href="https://armyinform.com.ua/2023/07/08/okupanty-planuyut-zabyraty-zhytlo-zhyteliv-energodaru-shhob-zaohotyty-rosiyan-praczyuvaty-na-zaes/" text:style-name="Internet_20_link" text:visited-style-name="Visited_20_Internet_20_Link">
https://armyinform.com.ua/2023/07/08/okupanty-planuyut-zabyraty-zhytlo-zhyteliv-energodaru-shhob-zaohotyty-rosiyan-praczyuvaty-na-zaes/</text:a>
</text:p>
      <!--NEWS-->
      <text:h text:style-name="P10" text:outline-level="1">
<text:span text:style-name="T4">
Spain's Defense Minister visited the field hospital that will be handed over to the Ukrainian Defense Forces</text:span>
</text:h>
      <text:p text:style-name="P4">
Author: ['АРМІЯINFORM']</text:p>
      <text:p text:style-name="P4">
Time: 2023-07-08T96:00:00-04:00</text:p>
      <text:p text:style-name="P4">
Description: Panly Miniger Zusta with Ukrainian Prordordont, Kotri Pass the Foreign in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image-1.jpg" text:style-name="Internet_20_link" text:visited-style-name="Visited_20_Internet_20_Link">
image-1.jpg</text:a>
', '<text:a xlink:type="simple" xlink:href="https://armyinform.com.ua/wp-content/uploads/2023/07/news_20230708_114031_16888056313.jpeg" text:style-name="Internet_20_link" text:visited-style-name="Visited_20_Internet_20_Link">
news_20230708_114031_16888056313.jpeg</text:a>
', '<text:a xlink:type="simple" xlink:href="https://armyinform.com.ua/wp-content/uploads/2023/07/news_20230708_114032_16888056324.jpeg" text:style-name="Internet_20_link" text:visited-style-name="Visited_20_Internet_20_Link">
news_20230708_114032_16888056324.jpeg</text:a>
', '<text:a xlink:type="simple" xlink:href="https://armyinform.com.ua/wp-content/uploads/2023/07/news_20230708_114030_16888056302.jpeg" text:style-name="Internet_20_link" text:visited-style-name="Visited_20_Internet_20_Link">
news_20230708_114030_16888056302.jpeg</text:a>
']</text:p>
      <text:p text:style-name="P4">
Tags: ['STOPRUSSIA', 'АГРЕСІЯ РФ', 'ВІЙНА', 'ВТОРГНЕННЯ РФ', 'ДЕРЖПРИКОРДОНСЛУЖБА', 'МІНІСТР ОБОРОНИ ІСПАНІЇ МАРГАРИТА РОБЛЕС']</text:p>
      <text:p text:style-name="P4">
Category: News</text:p>
      <!--METADATA-->
      <text:p text:style-name="P4">
<draw:frame draw:style-name="fr1" draw:name="Image287" text:anchor-type="as-char" svg:width="6.9236in" svg:height="4.617987in" draw:z-index="0">
<draw:image xlink:href="../Images/AРМІЯINFORM/2023-07-08T96-00-00-04-00/image-1.jpg" xlink:type="simple" xlink:show="embed" xlink:actuate="onLoad" draw:mime-type="image/jpeg"/>
</draw:frame>
Ms. Minister met with Ukrainian border guards who are teaching in Spain to use the field hospital, <text:a xlink:type="simple" xlink:href="https://dpsu.gov.ua/ua/news/Ministr-oboroni-Ispanii-Margarita-Robles-vidvidala-poloviy-shpital-yakiy-Ispaniya-peredast-ukrainskim-prikordonnikam/" text:style-name="Internet_20_link" text:visited-style-name="Visited_20_Internet_20_Link">
reports</text:a>
State Border Service of Ukraine.</text:p>
      <text:p text:style-name="P4">
Spanish partners will pass the complex after passing instructor and methodological training of our multidisciplinary team of border doctors.</text:p>
      <text:p text:style-name="P4">
Margarita Robles thanked the Ukrainian military on behalf of Spain margin and bravery, for the protection of both their country and the values that divide the social of European countries.</text:p>
      <text:p text:style-name="P4">
<draw:frame draw:style-name="fr1" draw:name="Image288" text:anchor-type="as-char" svg:width="6.9236in" svg:height="4.617987in" draw:z-index="0">
<draw:image xlink:href="../Images/AРМІЯINFORM/2023-07-08T96-00-00-04-00/news_20230708_114031_16888056313.jpeg" xlink:type="simple" xlink:show="embed" xlink:actuate="onLoad" draw:mime-type="image/jpeg"/>
</draw:frame>
The preparation of Ukrainian servicemen is conducted by the aviation medical unit of support of the deployment(U to Zaragoza). У програмі навчань— інтенсивна безперервна медична та військова підготовка, що, за словамиміністра, є ще одним прикладом участі Іспанії як країни, яка проводитьнавчання «законної оборони» перед лицем «жорстокого» вторгнення.</text:p>
      <text:p text:style-name="P4">
«Цей польовий госпіталь є дуже важливим зобов’язанням для нас, тому що мивіримо, що з ним, завдяки безпосередності, з якою його можливовикористовувати, буде врятовано багато життів, що є фундаментальною метою», —заявила міністр під час зустрічі.</text:p>
      <text:p text:style-name="P4">
Мобільний польовий госпіталь Role-2 (expanded)- This is a field hospital to help the victims in combat. Its functionality is the urge, stabilization and, if necessary, the surgery of the victims before they were given to the hospital. The standard set includes tents, containers, or usually both. It consists of an outpatient department, several wards, including isolators and intensive care wards, operating rooms, including preoperative and postoperative areas, dental separation, laboratory and radiological wards, support, sterealization administration.</text:p>
      <text:p text:style-name="P4">
<draw:frame draw:style-name="fr1" draw:name="Image289" text:anchor-type="as-char" svg:width="6.9236in" svg:height="4.617987in" draw:z-index="0">
<draw:image xlink:href="../Images/AРМІЯINFORM/2023-07-08T96-00-00-04-00/news_20230708_114032_16888056324.jpeg" xlink:type="simple" xlink:show="embed" xlink:actuate="onLoad" draw:mime-type="image/jpeg"/>
</draw:frame>
UMAAD ZARAGOZA Technical and Medical Staff also teaches Ukrainian military doctors to work with complex electromedical devices of diagnostic equipment.</text:p>
      <text:p text:style-name="P4">
The head of the mobile field hospital of the State Border Guard Service of Ukraine Colonel Savchuk thanked Ms. to the Minister for providing a complex with such a list and materials.</text:p>
      <text:p text:style-name="P4">
<draw:frame draw:style-name="fr1" draw:name="Image290" text:anchor-type="as-char" svg:width="6.9236in" svg:height="4.617987in" draw:z-index="0">
<draw:image xlink:href="../Images/AРМІЯINFORM/2023-07-08T96-00-00-04-00/news_20230708_114030_16888056302.jpeg" xlink:type="simple" xlink:show="embed" xlink:actuate="onLoad" draw:mime-type="image/jpeg"/>
</draw:frame>
The Minister of Defense also emphasized that Spain, like all NATO allies, will continue to support Ukraine in various ways, whether sending necessary equipment, training of staff or the help of wounded abundant amputations, as it still does a general defense hospital of the Usaragos.</text:p>
      <text:p text:style-name="P4">
News Source: <text:a xlink:type="simple" xlink:href="https://armyinform.com.ua/2023/07/08/ministr-oborony-ispaniyi-margaryta-robles-vidvidala-polovyj-shpytal-yakyj-ispaniya-peredast-ukrayinskym-prykordonnykam/" text:style-name="Internet_20_link" text:visited-style-name="Visited_20_Internet_20_Link">
https://armyinform.com.ua/2023/07/08/ministr-oborony-ispaniyi-margaryta-robles-vidvidala-polovyj-shpytal-yakyj-ispaniya-peredast-ukrayinskym-prykordonnykam/</text:a>
</text:p>
      <!--NEWS-->
      <text:h text:style-name="P10" text:outline-level="1">
<text:span text:style-name="T4">
As they sent the meat so they are seated meat - Gur intercepting</text:span>
</text:h>
      <text:p text:style-name="P4">
Author: ['АРМІЯINFORM']</text:p>
      <text:p text:style-name="P4">
Time: 2023-07-08T97:00:00-04:00</text:p>
      <text:p text:style-name="P4">
Description: In the new Perekholnny head management of the Rosvіka MOU VIISKOVOVOVOVEV ROZPOVID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09/gur-perehoplennya.jpg" text:style-name="Internet_20_link" text:visited-style-name="Visited_20_Internet_20_Link">
gur-perehoplennya.jpg</text:a>
']</text:p>
      <text:p text:style-name="P4">
Tags: ['STOPRUSSIA', 'АГРЕСІЯ РФ', 'ВТОРГНЕННЯ РФ', 'ГУР ПЕРЕХОПЛЕННЯ']</text:p>
      <text:p text:style-name="P4">
Category: News</text:p>
      <!--METADATA-->
      <text:p text:style-name="P4">
<draw:frame draw:style-name="fr1" draw:name="Image291" text:anchor-type="as-char" svg:width="6.9236in" svg:height="4.615733in" draw:z-index="0">
<draw:image xlink:href="../Images/AРМІЯINFORM/2023-07-08T97-00-00-04-00/gur-perehoplennya.jpg" xlink:type="simple" xlink:show="embed" xlink:actuate="onLoad" draw:mime-type="image/jpeg"/>
</draw:frame>
Illustrative photo</text:p>
      <text:p text:style-name="P4">
In the new <text:a xlink:type="simple" xlink:href="https://gur.gov.ua/content/kak-ony-otpravlialy-miaso-tak-ony-miaso-prystrelochnoe-y-otpravliaiut.html" text:style-name="Internet_20_link" text:visited-style-name="Visited_20_Internet_20_Link">
intercepting</text:a>
The Main Directorate of the IOU intelligence serviceman tells his wife about the "Scott" attitude of the command to the military.</text:p>
      <text:p text:style-name="P4">
For every military crime committed against Ukraine, there will be a fair payment.</text:p>
      <text:p text:style-name="P4">
News Source: <text:a xlink:type="simple" xlink:href="https://armyinform.com.ua/2023/07/08/yak-vony-vidpravlyaly-myaso-tak-vony-myaso-prystrilochne-vidpravlyayut-gur-perehoplennya/" text:style-name="Internet_20_link" text:visited-style-name="Visited_20_Internet_20_Link">
https://armyinform.com.ua/2023/07/08/yak-vony-vidpravlyaly-myaso-tak-vony-myaso-prystrilochne-vidpravlyayut-gur-perehoplennya/</text:a>
</text:p>
      <!--NEWS-->
      <text:h text:style-name="P10" text:outline-level="1">
<text:span text:style-name="T4">
Short. War. Day 500. Videoodigest</text:span>
</text:h>
      <text:p text:style-name="P4">
Author: ['АРМІЯINFORM']</text:p>
      <text:p text:style-name="P4">
Time: 2023-07-08T98: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STOPRUSSIA', 'АГРЕСІЯ РФ', 'ВІЙНА', 'ВТОРГНЕННЯ РФ', 'ГШ ЗСУ']</text:p>
      <text:p text:style-name="P4">
Category: News</text:p>
      <!--METADATA-->
      <text:p text:style-name="P4">
News Source: <text:a xlink:type="simple" xlink:href="https://armyinform.com.ua/2023/07/08/korotko-vijna-den-500-videodajdzhest/" text:style-name="Internet_20_link" text:visited-style-name="Visited_20_Internet_20_Link">
https://armyinform.com.ua/2023/07/08/korotko-vijna-den-500-videodajdzhest/</text:a>
</text:p>
      <!--NEWS-->
      <text:h text:style-name="P10" text:outline-level="1">
<text:span text:style-name="T4">
Russians are already getting used to being not the second army of the world - Alexei Reznikov</text:span>
</text:h>
      <text:p text:style-name="P4">
Author: ['АРМІЯINFORM']</text:p>
      <text:p text:style-name="P4">
Time: 2023-07-08T99:00:00-04:00</text:p>
      <text:p text:style-name="P4">
Description: Taku Vumoka, Having wrapped the Ministra of the defense of Ukraine Oleksiy Reznikov in Efiri Telemarafon “єini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7/1-84.jpg" text:style-name="Internet_20_link" text:visited-style-name="Visited_20_Internet_20_Link">
1-84.jpg</text:a>
']</text:p>
      <text:p text:style-name="P4">
Tags: ['HIMARS', 'STOPRUSSIA', 'АГРЕСІЯ РФ', 'ВІЙНА', 'ВТОРГНЕННЯ РФ', 'ОЛЕКСІЙ РЕЗНІКОВ']</text:p>
      <text:p text:style-name="P4">
Category: News</text:p>
      <!--METADATA-->
      <text:p text:style-name="P4">
<draw:frame draw:style-name="fr1" draw:name="Image292" text:anchor-type="as-char" svg:width="6.9236in" svg:height="4.104007in" draw:z-index="0">
<draw:image xlink:href="../Images/AРМІЯINFORM/2023-07-08T99-00-00-04-00/1-84.jpg" xlink:type="simple" xlink:show="embed" xlink:actuate="onLoad" draw:mime-type="image/jpeg"/>
</draw:frame>
HIMARS</text:p>
      <text:p text:style-name="P4">
This opinion was expressed by the Minister of Defense of Ukraine Alexei Reznikov in the Eviritolevahorphone "Unified News". He also hopes for the "goodwill" of the Russians in the near future.</text:p>
      <ul>
        <li>
They began to delay their command and logistics points away from the area of the same HIMARS or long -range artillery, but today we have a means such as Storm Shadow and analogues from partners. This war is teaching, not only the Armed Forces of Russia or the Security and Defense Sector of Ukraine, it teaches our partners too. This war will then be the subject of serious research: academic, technical, psychological, political, military, medical areas. It seems to me that the enemy is already accustomed to understanding that they are not the second army of the world. Because the goal of the "special military operation" is unattended, Kiev has not fallen in three days, Ukraine has not fallen in three weeks. On the contrary, they learned to pour heels, - he said.</li>
      </ul>
      <text:p text:style-name="P4">
News Source: <text:a xlink:type="simple" xlink:href="https://armyinform.com.ua/2023/07/08/rosiyany-vzhe-zvykayut-shho-vony-ne-druga-armiya-svitu-oleksij-reznikov/" text:style-name="Internet_20_link" text:visited-style-name="Visited_20_Internet_20_Link">
https://armyinform.com.ua/2023/07/08/rosiyany-vzhe-zvykayut-shho-vony-ne-druga-armiya-svitu-oleksij-reznikov/</text:a>
</text:p>
      <!--NEWS-->
      <text:h text:style-name="P10" text:outline-level="1">
<text:span text:style-name="T4">
Molchanov won the PPR tournament in Italy</text:span>
</text:h>
      <text:p text:style-name="P4">
Authors: Ukrinform (Person)</text:p>
      <text:p text:style-name="P4">
Publisher: Укринформ (Organization)</text:p>
      <text:p text:style-name="P4">
Published Time: 2023-07-08T9:45:01+03:00</text:p>
      <text:p text:style-name="P4">
Modified Time: 2023-07-08T22:45:01+03:00</text:p>
      <text:p text:style-name="P4">
Description: The Ukrainian played in a duet with French representative Jonathan Eiserik. - Ukrinform.</text:p>
      <text:p text:style-name="P4">
Images: ['<text:a xlink:type="simple" xlink:href="https://static.ukrinform.com/photos/2023_07/thumb_files/630_360_1688845447-886.jpg" text:style-name="Internet_20_link" text:visited-style-name="Visited_20_Internet_20_Link">
630_360_16888...</text:a>
']</text:p>
      <text:p text:style-name="P4">
Tags: ['Теніс']</text:p>
      <text:p text:style-name="P4">
Type: Article</text:p>
      <!--METADATA-->
      <text:p text:style-name="P4">
<draw:frame draw:style-name="fr1" draw:name="Image293" text:anchor-type="as-char" svg:width="6.9236in" svg:height="3.956343in" draw:z-index="0">
<draw:image xlink:href="../Images/yкринформ/2023-07-08T9-45-01-03-00/630_360_1688845447-886.jpg" xlink:type="simple" xlink:show="embed" xlink:actuate="onLoad" draw:mime-type="image/jpeg"/>
</draw:frame>
Ukrainian played in a duet with French representative Jonathan Eusserik.</text:p>
      <text:p text:style-name="P4">
Ukrainian tennis player Denis Molchanov, together with French representative JonathanySerik, won the atp Challenger Tour 100, which took place in Milan, Italy, reports Ukrinform.</text:p>
      <text:p text:style-name="P4">
The first number of Ukrainian -French pair was beaten by other representatives of Franium - the Febus of Arribazha and Luke Sancheza - 6: 2, 6: 4.</text:p>
      <text:p text:style-name="P4">
The match lasted a little more than an hour.</text:p>
      <text:p text:style-name="P4">
<text:span text:style-name="T4">
 Read also: </text:span>
 <text:a xlink:type="simple" xlink:href="https://www.ukrinform.ua/rubric-sports/3733315-kostuk-zaversila-vistupi-na-vimbldoni-v-odinocnomu-rozradi.html" text:style-name="Internet_20_link" text:visited-style-name="Visited_20_Internet_20_Link">
Kostyuk completed the performances on Wimbledon in a single discharge</text:a>
For Molchanov, this is the second victory at the paired tournament this year. In May, Vrazz, with Kazakhstan representative Andriy Golubev, won the tournament in Turin.</text:p>
      <text:p text:style-name="P4">
Photo: btu.org.ua</text:p>
      <text:p text:style-name="P4">
News Source: <text:a xlink:type="simple" xlink:href="https://www.ukrinform.ua/rubric-sports/3733329-molcanov-zdobuv-peremogu-na-parnomu-turniri-atr-v-italii.html" text:style-name="Internet_20_link" text:visited-style-name="Visited_20_Internet_20_Link">
https://www.ukrinform.ua/rubric-sports/3733329-molcanov-zdobuv-peremogu-na-parnomu-turniri-atr-v-italii.html</text:a>
</text:p>
      <!--NEWS-->
      <text:h text:style-name="P10" text:outline-level="1">
<text:span text:style-name="T4">
The Grand Prix Festival in Karlovy Varakh won the Bulgarian-German ribbon</text:span>
</text:h>
      <text:p text:style-name="P4">
Authors: Ukrinform (Person)</text:p>
      <text:p text:style-name="P4">
Publisher: Укринформ (Organization)</text:p>
      <text:p text:style-name="P4">
Published Time: 2023-07-09T-1:03:00+03:00</text:p>
      <text:p text:style-name="P4">
Modified Time: 2023-07-09T02:03:00+03:00</text:p>
      <text:p text:style-name="P4">
Description: In the Czech city of Karlov, the 57th International Film Festival ended with the announcement of the winners. - Ukrinform.</text:p>
      <text:p text:style-name="P4">
Images: ['<text:a xlink:type="simple" xlink:href="https://static.ukrinform.com/photos/2017_06/thumb_files/630_360_1498744201-4337.jpg" text:style-name="Internet_20_link" text:visited-style-name="Visited_20_Internet_20_Link">
630_360_14987...</text:a>
']</text:p>
      <text:p text:style-name="P4">
Tags: ['Чехія', 'Кіно', 'Кінофестиваль у Карлових Варах', 'фільм']</text:p>
      <text:p text:style-name="P4">
Type: Article</text:p>
      <!--METADATA-->
      <text:p text:style-name="P4">
<draw:frame draw:style-name="fr1" draw:name="Image294" text:anchor-type="as-char" svg:width="6.9236in" svg:height="3.956343in" draw:z-index="0">
<draw:image xlink:href="../Images/yкринформ/2023-07-09T-1-03-00-03-00/630_360_1498744201-4337.jpg" xlink:type="simple" xlink:show="embed" xlink:actuate="onLoad" draw:mime-type="image/jpeg"/>
</draw:frame>
The 57th International Cinema Festival ended in Karlov Vary.</text:p>
      <text:p text:style-name="P4">
About it reports Ukrinform with reference to the Organizing Committee of the film festival.</text:p>
      <text:p text:style-name="P4">
The Grand Prix of the Festival, the Crystal Globe, was awarded the "Lessons of Good" tape of the joint production of Bulgaria and Germany. Its authors receive $ 25,000 in size.</text:p>
      <text:p text:style-name="P4">
Special prize(and $ 15,000)The jury has awarded the "empty networks" movie(Germany - Iran).</text:p>
      <text:p text:style-name="P4">
Приз за найкращу режисуру дістався фільму «Фрімонт» (USA, director Babajalali).</text:p>
      <text:p text:style-name="P4">
Фестиваль проходив з 30 червня до 8 липня. Його гостями стали 11 тисяч людей,зокрема, президент Чехії Петр Павел.</text:p>
      <text:p text:style-name="P4">
<text:span text:style-name="T4">
Читайте також:</text:span>
 <text:a xlink:type="simple" xlink:href="https://www.ukrinform.ua/rubric-culture/3722916-ukrainskij-film-prezentuut-na-karlovarskomu-miznarodnomu-kinofestivali.html" text:style-name="Internet_20_link" text:visited-style-name="Visited_20_Internet_20_Link">
 Український фільм презентують на Карловарськомуміжнародному кінофестивалі </text:a>
Within <text:a xlink:type="simple" xlink:href="https://www.ukrinform.ua/tag-festival" text:style-name="Internet_20_link" text:visited-style-name="Visited_20_Internet_20_Link">
festival</text:a>
There were 445 cinners, which sold 123 517 tickets. In total, 185 films were shown, 116 of them, 28 documentary and 41 short films. 36 tapes have become world premieres.</text:p>
      <text:p text:style-name="P4">
The next 58th IFF in Karlovy Vary will take place from June 28 to July 6, 2024.</text:p>
      <text:p text:style-name="P4">
News Source: <text:a xlink:type="simple" xlink:href="https://www.ukrinform.ua/rubric-culture/3733341-granpri-kinofestivalu-v-karlovih-varah-zdobula-bolgarskonimecka-stricka.html" text:style-name="Internet_20_link" text:visited-style-name="Visited_20_Internet_20_Link">
https://www.ukrinform.ua/rubric-culture/3733341-granpri-kinofestivalu-v-karlovih-varah-zdobula-bolgarskonimecka-stricka.html</text:a>
</text:p>
      <!--NEWS-->
      <text:h text:style-name="P10" text:outline-level="1">
<text:span text:style-name="T4">
Back to Ukraine the heroes of Azovstali helped the Czech Air Force - FIALIry Prime Minister</text:span>
</text:h>
      <text:p text:style-name="P4">
Authors: Ukrinform (Person)</text:p>
      <text:p text:style-name="P4">
Publisher: Укринформ (Organization)</text:p>
      <text:p text:style-name="P4">
Published Time: 2023-07-09T-3:40:00+03:00</text:p>
      <text:p text:style-name="P4">
Modified Time: 2023-07-09T01:40:00+03:00</text:p>
      <text:p text:style-name="P4">
Description: Azovstal defenders from Turkey removed the Czech Republic of Special Forces, which also provided the transportation of Vladimir Zelensky and his team during visits to Europe. - Ukrinform.</text:p>
      <text:p text:style-name="P4">
Images: ['<text:a xlink:type="simple" xlink:href="https://static.ukrinform.com/photos/2023_07/thumb_files/630_360_1688856133-869.jpeg" text:style-name="Internet_20_link" text:visited-style-name="Visited_20_Internet_20_Link">
630_360_16888...</text:a>
']</text:p>
      <text:p text:style-name="P4">
Tags: ['Азовсталь', 'Чехія', 'Літак', 'Військові', 'Зеленський']</text:p>
      <text:p text:style-name="P4">
Type: Article</text:p>
      <!--METADATA-->
      <text:p text:style-name="P4">
<draw:frame draw:style-name="fr1" draw:name="Image295" text:anchor-type="as-char" svg:width="6.9236in" svg:height="3.956343in" draw:z-index="0">
<draw:image xlink:href="../Images/yкринформ/2023-07-09T-3-40-00-03-00/630_360_1688856133-869.jpeg" xlink:type="simple" xlink:show="embed" xlink:actuate="onLoad" draw:mime-type="image/jpeg"/>
</draw:frame>
The defenders of Azovstali from Turkey exported the special airplanes of the Air Force Silacheyhia, which also provided the transportation of Vladimir Zelensky and his commands during visits in Europe.</text:p>
      <text:p text:style-name="P4">
This was reported in <text:a xlink:type="simple" xlink:href="http://twitter.com/P_Fiala/status/1677693592154824704" text:style-name="Internet_20_link" text:visited-style-name="Visited_20_Internet_20_Link">
Twitter</text:a>
The Czech Prime Minister of the Czech Republic is transmitted by Ukrinform.</text:p>
      <text:p text:style-name="P4">
“I am glad that our Air Force helped to bring home to Ukraine these brave protection of freedom from Azovstal!We will always be with you, Ukraine, ”Fali wrote.</text:p>
      <text:p text:style-name="Quotations">

<text:p text:style-name="P4">
I Am Glad that Our Air Force Has Assisted in Returning Back Home to Ukraine&gt;
 TheSe Brave Defenders of Freedom From Azovstal!&gt;
&gt;
 We Will Always Stay by Your Side. 🇺🇦🇨🇿 <text:a xlink:type="simple" xlink:href="https://t.co/HesAE1Lirj" text:style-name="Internet_20_link" text:visited-style-name="Visited_20_Internet_20_Link">
https://t.co/hesae1lirj&gt;
</text:a>
&gt;
&gt;
 - Petr Fiala(@P_fala)<text:a xlink:type="simple" xlink:href="https://twitter.com/P_Fiala/status/1677693592154824704" text:style-name="Internet_20_link" text:visited-style-name="Visited_20_Internet_20_Link">
 July 8, 2023&gt;
 </text:a>
The photos that have recorded the return of the Ukrainian delegation with five -agers of Azovstali, it is apparent that they sit in the Czech government special board.</text:p>

</text:p>
      <text:p text:style-name="P4">
It should be noted that the same aircraft delivered the President of Ukraine last Thursday of Zbulgaria to the Czech Republic and then to Slovakia and Turkey.</text:p>
      <text:p text:style-name="P4">
<text:span text:style-name="T4">
 Read also: </text:span>
 <text:a xlink:type="simple" xlink:href="https://www.ukrinform.ua/rubric-society/3733322-na-500j-den-vijni-mi-povernuli-dodomu-nasih-geroiv-zelenskij.html" text:style-name="Internet_20_link" text:visited-style-name="Visited_20_Internet_20_Link">
<text:span text:style-name="T4">
 Zelensky </text:span>
: On the 500th day of the war we returned home the most heroes</text:a>
As reported, Ukraine has returned to the homeland of five defenders <text:a xlink:type="simple" xlink:href="https://www.ukrinform.ua/tag-azovstal" text:style-name="Internet_20_link" text:visited-style-name="Visited_20_Internet_20_Link">
Azovstali</text:a>
who were in the gap after being released from the Russian captivity. President Vladimirzelensky met them at Istanbul Airport and congratulated them on his return.</text:p>
      <text:p text:style-name="P4">
Ukrainian soldiers Denis Prokopenko, Svyatoslav Palamar, Sergey Volynsky, Oleghomenko, Denis Sleg will finally be able to be with their relatives.</text:p>
      <text:p text:style-name="P4">
<text:span text:style-name="T5">
Foto: op</text:span>
</text:p>
      <text:p text:style-name="P4">
News Source: <text:a xlink:type="simple" xlink:href="https://www.ukrinform.ua/rubric-society/3733340-povernutisa-do-ukraini-geroam-azovstali-dopomig-litak-vps-cehii-premer-fiala.html" text:style-name="Internet_20_link" text:visited-style-name="Visited_20_Internet_20_Link">
https://www.ukrinform.ua/rubric-society/3733340-povernutisa-do-ukraini-geroam-azovstali-dopomig-litak-vps-cehii-premer-fiala.html</text:a>
</text:p>
      <!--NEWS-->
      <text:h text:style-name="P10" text:outline-level="1">
<text:span text:style-name="T4">
Canada is set to put an end to using cassette ammunition</text:span>
</text:h>
      <text:p text:style-name="P4">
Authors: Ukrinform (Person)</text:p>
      <text:p text:style-name="P4">
Publisher: Укринформ (Organization)</text:p>
      <text:p text:style-name="P4">
Published Time: 2023-07-09T-4:14:00+03:00</text:p>
      <text:p text:style-name="P4">
Modified Time: 2023-07-09T01:14:00+03:00</text:p>
      <text:p text:style-name="P4">
Description: Canada's authorities said it did not support the use of cassette ammunition and is determined to put an end to their production and use. - Ukrinform.</text:p>
      <text:p text:style-name="P4">
Images: ['<text:a xlink:type="simple" xlink:href="https://static.ukrinform.com/photos/2019_05/thumb_files/630_360_1557290844-571.jpg" text:style-name="Internet_20_link" text:visited-style-name="Visited_20_Internet_20_Link">
630_360_15572...</text:a>
']</text:p>
      <text:p text:style-name="P4">
Tags: ['Канада', 'Війна', 'Боєприпаси']</text:p>
      <text:p text:style-name="P4">
Type: Article</text:p>
      <!--METADATA-->
      <text:p text:style-name="P4">
<draw:frame draw:style-name="fr1" draw:name="Image297" text:anchor-type="as-char" svg:width="6.9236in" svg:height="3.956343in" draw:z-index="0">
<draw:image xlink:href="../Images/yкринформ/2023-07-09T-4-14-00-03-00/630_360_1557290844-571.jpg" xlink:type="simple" xlink:show="embed" xlink:actuate="onLoad" draw:mime-type="image/jpeg"/>
</draw:frame>
Bishop stated that she did not support the use of cassette ammunition and is determined to put an end to their production and use.</text:p>
      <text:p text:style-name="P4">
According to Ukrinform correspondent, it reports <text:a xlink:type="simple" xlink:href="http://www.ctvnews.ca/politics/canada-condemns-use-of-cluster-munitions-following-u-s-decision-to-send-weapon-to-ukraine-1.6471584" text:style-name="Internet_20_link" text:visited-style-name="Visited_20_Internet_20_Link">
CTV News</text:a>
With reference, the science of Canada.</text:p>
      <text:p text:style-name="P4">
"We do not support the use of cassette ammunition and decisively set up the edge of the impact of these ammunition on civilians, especially children," - said in a widespread statement.</text:p>
      <text:p text:style-name="P4">
It is noted that <text:a xlink:type="simple" xlink:href="https://www.ukrinform.ua/tag-kanada" text:style-name="Internet_20_link" text:visited-style-name="Visited_20_Internet_20_Link">
Canada</text:a>
It is one of the 123 signatories of the Convention on Casette Ammunition, which prohibits their production, use, transfer and accumulation.</text:p>
      <text:p text:style-name="P4">
"Canada fully adheres to this Convention and is serious about its obligations to encourage its global adoption," the government stressed.</text:p>
      <text:p text:style-name="P4">
<text:span text:style-name="T4">
 Read also: </text:span>
 <text:a xlink:type="simple" xlink:href="https://www.ukrinform.ua/rubric-ato/3733015-bajden-pro-kasetni-snaradi-dla-ukraini-vazke-risenna-ale-voni-ij-potribni.html" text:style-name="Internet_20_link" text:visited-style-name="Visited_20_Internet_20_Link">
Biden - about <text:span text:style-name="T4">
 cassette </text:span>
 shells for Ukraine: hardness, but they need it</text:a>
As reported by Ukrinform, the US Department of Defense officially announced the separation of a new military aid package with a total of $ 800 million, which includes cassette ammunition. Germany, Spain and the United Kingdom have already expressed their disagreement with the provision of Ukrainian ammunition.</text:p>
      <text:p text:style-name="P4">
News Source: <text:a xlink:type="simple" xlink:href="https://www.ukrinform.ua/rubric-world/3733333-kanada-nalastovana-poklasti-kraj-zastosuvannu-kasetnih-boepripasiv.html" text:style-name="Internet_20_link" text:visited-style-name="Visited_20_Internet_20_Link">
https://www.ukrinform.ua/rubric-world/3733333-kanada-nalastovana-poklasti-kraj-zastosuvannu-kasetnih-boepripasiv.html</text:a>
</text:p>
      <!--NEWS-->
      <text:h text:style-name="P10" text:outline-level="1">
<text:span text:style-name="T4">
Zelensky took part in a prayer for Ukraine</text:span>
</text:h>
      <text:p text:style-name="P4">
Authors: Ukrinform (Person)</text:p>
      <text:p text:style-name="P4">
Publisher: Укринформ (Organization)</text:p>
      <text:p text:style-name="P4">
Published Time: 2023-07-09T-6:49:00+03:00</text:p>
      <text:p text:style-name="P4">
Modified Time: 2023-07-09T00:49:00+03:00</text:p>
      <text:p text:style-name="P4">
Description: During his working trip to Lviv region, Volodymyr Zelenskyy took part in the prayer event "God, cherish Ukraine!500 days of resistance and roaring. " - Ukrinform.</text:p>
      <text:p text:style-name="P4">
Images: ['<text:a xlink:type="simple" xlink:href="https://static.ukrinform.com/photos/2023_07/thumb_files/630_360_1688852817-449.jpeg" text:style-name="Internet_20_link" text:visited-style-name="Visited_20_Internet_20_Link">
630_360_16888...</text:a>
']</text:p>
      <text:p text:style-name="P4">
Tags: ['Львів', 'Україна', 'Молитва', 'Зеленський']</text:p>
      <text:p text:style-name="P4">
Type: Article</text:p>
      <!--METADATA-->
      <text:p text:style-name="P4">
<draw:frame draw:style-name="fr1" draw:name="Image298" text:anchor-type="as-char" svg:width="6.9236in" svg:height="3.956343in" draw:z-index="0">
<draw:image xlink:href="../Images/yкринформ/2023-07-09T-6-49-00-03-00/630_360_1688852817-449.jpeg" xlink:type="simple" xlink:show="embed" xlink:actuate="onLoad" draw:mime-type="image/jpeg"/>
</draw:frame>
During the time trip to Lviv region, Volodymyr Zelenskyy took part in the prayer "God, cherish Ukraine!500 days of resistance and roaring. "</text:p>
      <text:p text:style-name="P4">
About it reports Ukrinform with a link to <text:a xlink:type="simple" xlink:href="https://www.president.gov.ua/news/u-lvovi-prezident-uzyav-uchast-u-molebni-za-ukrayinu-84221" text:style-name="Internet_20_link" text:visited-style-name="Visited_20_Internet_20_Link">
site</text:a>
President of Ukraine.</text:p>
      <text:p text:style-name="P4">
At the monument to Taras Shevchenko in Lviv, representatives of the clergy and heads of religious organizations proclaimed prayers for Ukraine. They prayed for our country and just peace.</text:p>
      <text:p text:style-name="P4">
<text:span text:style-name="T5">
Video: <text:a xlink:type="simple" xlink:href="https://www.president.gov.ua/" text:style-name="Internet_20_link" text:visited-style-name="Visited_20_Internet_20_Link">
Presidential Office</text:a>
</text:span>
</text:p>
      <text:p text:style-name="P4">
Spiritual leaders have asked for intercession and strength for the defenders of our homeland, blessing for representatives of the Ukrainian authorities and salvation for all people from the war. They also prayed for the restoration of territorial object <text:a xlink:type="simple" xlink:href="https://www.ukrinform.ua/tag-ukraina" text:style-name="Internet_20_link" text:visited-style-name="Visited_20_Internet_20_Link">
Ukraine</text:a>
 .</text:p>
      <text:p text:style-name="P4">
The chamber choir was made "Prayer for Ukraine".</text:p>
      <text:p text:style-name="P4">
<text:span text:style-name="T4">
 Read also: </text:span>
 <text:a xlink:type="simple" xlink:href="https://www.ukrinform.ua/rubric-ato/3733336-za-500-dniv-vijni-zvannam-geroa-ukraini-vidznaceni-298-zahisnikiv-i-zahisnic-prezident.html" text:style-name="Internet_20_link" text:visited-style-name="Visited_20_Internet_20_Link">
for 500 days of war the title of Hero of Ukraine was awarded 298 defenders and defenders - President</text:a>
As it is noted, Prime Minister Shmigal, Presidential Head Andriy Yermak, Mayor of Lviv and Presidential Sadovy also took part in the prayer event.</text:p>
      <text:p text:style-name="P4">
<text:span text:style-name="T5">
Foto: op</text:span>
</text:p>
      <text:p text:style-name="P4">
News Source: <text:a xlink:type="simple" xlink:href="https://www.ukrinform.ua/rubric-society/3733338-zelenskij-uzav-ucast-u-molebni-za-ukrainu.html" text:style-name="Internet_20_link" text:visited-style-name="Visited_20_Internet_20_Link">
https://www.ukrinform.ua/rubric-society/3733338-zelenskij-uzav-ucast-u-molebni-za-ukrainu.html</text:a>
</text:p>
      <!--NEWS-->
      <text:h text:style-name="P10" text:outline-level="1">
<text:span text:style-name="T4">
In 500 days of war, the title of Hero of Ukraine was awarded 298 defenders and defenders - President</text:span>
</text:h>
      <text:p text:style-name="P4">
Authors: Ukrinform (Person)</text:p>
      <text:p text:style-name="P4">
Publisher: Укринформ (Organization)</text:p>
      <text:p text:style-name="P4">
Published Time: 2023-07-09T-7:26:00+03:00</text:p>
      <text:p text:style-name="P4">
Modified Time: 2023-07-09T00:26:00+03:00</text:p>
      <text:p text:style-name="P4">
Description: President of Ukraine Volodymyr Zelensky met with the staff of the Western Territorial Directorate of the National Guard of Ukraine during his working trip to Lviv region and presented state awards. - Ukrinform.</text:p>
      <text:p text:style-name="P4">
Images: ['<text:a xlink:type="simple" xlink:href="https://static.ukrinform.com/photos/2023_07/thumb_files/630_360_1688851856-2496.jpeg" text:style-name="Internet_20_link" text:visited-style-name="Visited_20_Internet_20_Link">
630_360_16888...</text:a>
']</text:p>
      <text:p text:style-name="P4">
Tags: ['Нацгвардія', 'Нагорода', 'Герой України', 'Військові', 'Зеленський', 'Війна з Росією']</text:p>
      <text:p text:style-name="P4">
Type: Article</text:p>
      <!--METADATA-->
      <text:p text:style-name="P4">
<draw:frame draw:style-name="fr1" draw:name="Image300" text:anchor-type="as-char" svg:width="6.9236in" svg:height="3.956343in" draw:z-index="0">
<draw:image xlink:href="../Images/yкринформ/2023-07-09T-7-26-00-03-00/630_360_1688851856-2496.jpeg" xlink:type="simple" xlink:show="embed" xlink:actuate="onLoad" draw:mime-type="image/jpeg"/>
</draw:frame>
President of Ukraine Volodymyr Zelensky, during a working trip to Lviv region, was with the staff of the Western Territorial Administration of the National Guard of Ukraine and presented state awards.</text:p>
      <text:p text:style-name="P4">
About it reports <text:a xlink:type="simple" xlink:href="https://www.president.gov.ua/news/za-500-dniv-povnomasshtabnoyi-vijni-298-ukrayincyam-i-ukrayi-84213" text:style-name="Internet_20_link" text:visited-style-name="Visited_20_Internet_20_Link">
the site of the Head of State</text:a>
, reports Ukrinform.</text:p>
      <text:p text:style-name="P4">
The meeting was attended by the Azovstal defenders, who returned Nabatkivshchyna: the commander of a separate detachment of special purpose of the National Guard "Azov" Denis Prokopenko, his deputy Svyatoslav Palamar, the performance of the commander of the 36th Separate Brigade Khomenko and the commander of the 12th Brigade of the National Guard Denyshleg.</text:p>
      <text:p text:style-name="P4">
<text:span text:style-name="T5">
Video: <text:a xlink:type="simple" xlink:href="https://www.president.gov.ua/" text:style-name="Internet_20_link" text:visited-style-name="Visited_20_Internet_20_Link">
Presidential Office</text:a>
</text:span>
</text:p>
      <text:p text:style-name="P4">
“500 days, as we fight for freedom and independence for Ukraine. For dignity, for the right to live for all our people, throughout Ukraine. Ukraine will always be a grateful everyone and anyone who fights for it. Our soldiers. Our heroes, ”Zelensky said.</text:p>
      <text:p text:style-name="P4">
The President thanked the team who works for the return of Ukrainians home: the head of OP Andriy Yermak, the head of the GUR Ministry of Defense Kirill Budanov, the Minister of Internal Affairs Igor Klimenko, who were present at the event, as well as the head of the State Property Fund of the State Property Rustem Umerov, the head of the SBU Vasily. In addition, Volodymyr Zelensky expressed his gratitude for the help of the loosening of the prisoners of Turkey and personally President Recep Taiip Erdogan.</text:p>
      <text:p text:style-name="P4">
</text:p>
      <text:p text:style-name="P4">
“500 days ago, many in the world have not yet understood what we are, what you are, what to expect and what our characters are. Now everyone understands. Now the world believes in Ukraine. The world is inspired by our courage, inspired by our heroes. Alovne - Ukrainians believe in Ukraine, Ukrainians see what we are all capable of when we are together. We are the strongest in unity, ”the President emphasized.</text:p>
      <text:p text:style-name="P4">
According to him, from the beginning of a full -scale war for freedom, many thousands have shown the maximum bravery, almost 50,000 Ukrainian soldiers were defined by state awards.</text:p>
      <text:p text:style-name="P4">
<text:span text:style-name="T4">
 Read also: </text:span>
 <text:a xlink:type="simple" xlink:href="https://www.ukrinform.ua/rubric-society/3729545-za-cas-vijni-prezident-nagorodiv-ponad-49-tisac-ukrainciv.html" text:style-name="Internet_20_link" text:visited-style-name="Visited_20_Internet_20_Link">
during the war President <text:span text:style-name="T4">
 awarded </text:span>
 over 49 thousand Ukrainians</text:a>
“298 Ukrainians and Ukrainian women received the highest title <text:a xlink:type="simple" xlink:href="http://www.ukrinform.ua/tag-geroj-ukraini" text:style-name="Internet_20_link" text:visited-style-name="Visited_20_Internet_20_Link">
Hero of Ukraine</text:a>
. And we all have to honor these people - our heroes - now and after our victory. And our grandchildren, and all generations of the Ukrainian people. Thank you, the heroine of Ukraine!Glory to Ukraine!" Said the Head of State.</text:p>
      <text:p text:style-name="P4">
The President named more than 270 heroes of Ukraine, noting that the names of our soldiers, who also received this highest state award, can still be called.</text:p>
      <text:p text:style-name="P4">
“We will be able to tell about the real powerful achievements of these Heroes of Ukraine only after our victory. And be sure to tell you, ”he added.</text:p>
      <text:p text:style-name="P4">
At the same time, Zelensky noted that a large part of the Heroes of Ukraine, whose names won, was awarded this title.</text:p>
      <text:p text:style-name="P4">
<text:span text:style-name="T4">
 Read also: </text:span>
 <text:a xlink:type="simple" xlink:href="https://www.ukrinform.ua/rubric-society/3733322-na-500j-den-vijni-mi-povernuli-dodomu-nasih-geroiv-zelenskij.html" text:style-name="Internet_20_link" text:visited-style-name="Visited_20_Internet_20_Link">
<text:span text:style-name="T4">
 Zelensky </text:span>
: On the 500th day of the war we returned home the most heroes</text:a>
The attendees paid a moment of silence to the memory of all Ukrainians who gave their lives for the freedom and independence of Ukraine.</text:p>
      <text:p text:style-name="P4">
“And, of course, I am grateful to all of you - I am grateful to all our soldiers who are today identified by state awards - orders for courage - for feats that have a life and a beautiful state. Thank you!" Said the President.</text:p>
      <text:p text:style-name="P4">
He presented state awards to the National Guard to the National Guard. For the personality, revealed in the protection of state sovereignty and territorial purpose of Ukraine, the selfless service of the Ukrainian people was war -born orders "for courage" of the 3rd degree.</text:p>
      <text:p text:style-name="P4">
“Glory to all Ukrainians and Ukrainians of different times who gained freedom and power for Ukraine!Glory to all our heroes!Glory to the people of Ukraine!Let's win!” - The Head of State researched.</text:p>
      <text:p text:style-name="P4">
News Source: <text:a xlink:type="simple" xlink:href="https://www.ukrinform.ua/rubric-ato/3733336-za-500-dniv-vijni-zvannam-geroa-ukraini-vidznaceni-298-zahisnikiv-i-zahisnic-prezident.html" text:style-name="Internet_20_link" text:visited-style-name="Visited_20_Internet_20_Link">
https://www.ukrinform.ua/rubric-ato/3733336-za-500-dniv-vijni-zvannam-geroa-ukraini-vidznaceni-298-zahisnikiv-i-zahisnic-prezident.html</text:a>
</text:p>
      <!--NEWS-->
      <text:h text:style-name="P10" text:outline-level="1">
<text:span text:style-name="T4">
In Ukraine mainly without precipitation, in the afternoon up to 27 °</text:span>
</text:h>
      <text:p text:style-name="P4">
Authors: Ukrinform (Person)</text:p>
      <text:p text:style-name="P4">
Publisher: Укринформ (Organization)</text:p>
      <text:p text:style-name="P4">
Published Time: 2023-07-09T-8:11:00+03:00</text:p>
      <text:p text:style-name="P4">
Modified Time: 2023-07-09T00:11:00+03:00</text:p>
      <text:p text:style-name="P4">
Description: In Ukraine on Sunday, July 9, raining with thunderstorms, in the rest of the territory without precipitation, will be rained in the southeastern and eastern regions; In the daytime, the air warms up to 27 °, in Transcarpathia and Odessa in places up to 30 °. - Ukrinform.</text:p>
      <text:p text:style-name="P4">
Images: ['<text:a xlink:type="simple" xlink:href="https://static.ukrinform.com/photos/2020_07/thumb_files/630_360_1594362306-194.jpg" text:style-name="Internet_20_link" text:visited-style-name="Visited_20_Internet_20_Link">
630_360_15943...</text:a>
']</text:p>
      <text:p text:style-name="P4">
Tags: ['Дощ', 'Гроза', 'Погода', 'Прогноз']</text:p>
      <text:p text:style-name="P4">
Type: Article</text:p>
      <!--METADATA-->
      <text:p text:style-name="P4">
<draw:frame draw:style-name="fr1" draw:name="Image302" text:anchor-type="as-char" svg:width="6.9236in" svg:height="3.956343in" draw:z-index="0">
<draw:image xlink:href="../Images/yкринформ/2023-07-09T-8-11-00-03-00/630_360_1594362306-194.jpg" xlink:type="simple" xlink:show="embed" xlink:actuate="onLoad" draw:mime-type="image/jpeg"/>
</draw:frame>
In Ukraine, Sunday, July 9, in the southeastern and eastern regions will be raised by raging, in the rest of the territory without precipitation; In the daytime, the air warms up to 27 °, Nazakarpattya and Odessa in places up to 30 °.</text:p>
      <text:p text:style-name="P4">
This was reported by Ukrinform at the Ukrainian Hydrometeorological Center.</text:p>
      <text:p text:style-name="P4">
"Medicular Clouds. In the southeastern and eastern regions moderate, locally brief <text:a xlink:type="simple" xlink:href="https://www.ukrinform.ua/tag-dos" text:style-name="Internet_20_link" text:visited-style-name="Visited_20_Internet_20_Link">
raining</text:a>
, thunderstorms; in the rest of the territory without precipitation, only in Odessa, Mykolaiv, Kirovograd, Poltava and Sumy regions at night in short -lived, thunderstorms. The wind of the northwest, 7-12 m/s, in Ukraine, except the western tailor areas, gusts of 15-20 m/s. Temperature at night 12-17 °, in the seductive part and eastern regions 18-22 °; In the afternoon 22-27 °, in Transcarpathia Taidoshchina places 28-30 °, "-the forecasters say.</text:p>
      <text:p text:style-name="P4">
In Kiev and Kyiv region there will be variable cloudiness, without precipitation. The temperature in the capital will be at night 14-16 °, in the daytime 24-26 °, in the region it will be 12-17 ° at night, 22-27 ° in the afternoon.</text:p>
      <text:p text:style-name="P4">
The changing cloudiness in Ukraine is forecast for the next two days. It is estimated that on July 10 at night in the southeastern part will be moderate rains, in the daytime of the east, northeastern, central regions and in the Carpathians locally brief rain; in the rest of the territory without precipitation.</text:p>
      <text:p text:style-name="P4">
And on July 11 at night in Transcarpathia and in the Carpathians, in the afternoon all over Ukraine, except for the western regions, there will be small in places(In the eastern and northeastern regions moderate)Short -term rains.</text:p>
      <text:p text:style-name="P4">
The wind is mainly northwest, 7-12 m/s. The temperature will be 10-15 ° at night, the sellors of 14-19 °, on the seas of the seas up to 23 °; In the afternoon 20-25 °, in the south of Ukraine, Transcarpathia, July 11 and in the Carpathian region 25-30 °.</text:p>
      <text:p text:style-name="P4">
In Kiev and the region these days will be changing cloudy, only in the afternoon of July 11 there will be a little short -term rain. The temperature in the capital will be 12-14 ° at night, 22-24 ° in the day, in the region will be 10-15 ° at night, 20-25 ° in the afternoon.</text:p>
      <text:p text:style-name="P4">
Forecasters warn that on July 9-11 in Volyn, Ternopil, Kherson, Zaporizhia, Mykolaiv, July 11 - and in the Lviv and Chernivtsi regions the extraordinary level of fire danger will outweigh.</text:p>
      <text:p text:style-name="P4">
On July 12, precipitation is not forecast in Ukraine, only in the eastern, day and sight areas, short -term rains, places of thunderstorms. The temperature at night is 10-16 °, in the south to 20 °, in the afternoon 20-26 °, in the southwestern regions 27-32 °.Instead, short-term rains, thunderstorms, only in the eastern and northeastern regions are expected in the country on July 13. Temperature at night 13-19 °, in the daytime 24-30 °, in the western regions 20-26 °; In the southern part at night 18-23 °, in the afternoon 29-34 °, in the south of Odesa region up to 37 °.</text:p>
      <text:p text:style-name="P4">
In Kiev and the region on July 12 without precipitation; The temperature in the capital at night is 13-15 °, in the afternoon 23-25 °, in the region it will be 10-15 ° in the region at night, 21-26 ° in the afternoon.</text:p>
      <text:p text:style-name="P4">
On July 13 in the capital region is forecast for short -term rain(At night, a small place is small, in Kiev without precipitation), thunderstorm. The temperature in the capital is 16-18 °, in the afternoon 26-28 °, in the area at night 14-19 °, in the afternoon 24-29 °.</text:p>
      <text:p text:style-name="P4">
News Source: <text:a xlink:type="simple" xlink:href="https://www.ukrinform.ua/rubric-regions/3733207-v-ukraini-perevazno-bez-opadiv-vden-do-27.html" text:style-name="Internet_20_link" text:visited-style-name="Visited_20_Internet_20_Link">
https://www.ukrinform.ua/rubric-regions/3733207-v-ukraini-perevazno-bez-opadiv-vden-do-27.html</text:a>
</text:p>
      <!--NEWS-->
      <text:h text:style-name="P10" text:outline-level="1">
<text:span text:style-name="T4">
In Ukraine mainly without precipitation, in the afternoon up to 27 °</text:span>
</text:h>
      <text:p text:style-name="P4">
Authors: Ukrinform (Person)</text:p>
      <text:p text:style-name="P4">
Publisher: Укринформ (Organization)</text:p>
      <text:p text:style-name="P4">
Published Time: 2023-07-09T00:11:00+03:00</text:p>
      <text:p text:style-name="P4">
Modified Time: 2023-07-09T00:11:00+03:00</text:p>
      <text:p text:style-name="P4">
Description: In Ukraine on Sunday, July 9, raining with thunderstorms, in the rest of the territory without precipitation, will be rained in the southeastern and eastern regions; In the daytime, the air warms up to 27 °, in Transcarpathia and Odessa in places up to 30 °. - Ukrinform.</text:p>
      <text:p text:style-name="P4">
Images: ['<text:a xlink:type="simple" xlink:href="https://static.ukrinform.com/photos/2020_07/thumb_files/630_360_1594362306-194.jpg" text:style-name="Internet_20_link" text:visited-style-name="Visited_20_Internet_20_Link">
630_360_15943...</text:a>
']</text:p>
      <text:p text:style-name="P4">
Tags: ['Дощ', 'Гроза', 'Погода', 'Прогноз']</text:p>
      <text:p text:style-name="P4">
Type: Article</text:p>
      <!--METADATA-->
      <text:p text:style-name="P4">
<draw:frame draw:style-name="fr1" draw:name="Image303" text:anchor-type="as-char" svg:width="6.9236in" svg:height="3.956343in" draw:z-index="0">
<draw:image xlink:href="../Images/yкринформ/2023-07-09T00-11-00-03-00/630_360_1594362306-194.jpg" xlink:type="simple" xlink:show="embed" xlink:actuate="onLoad" draw:mime-type="image/jpeg"/>
</draw:frame>
In Ukraine, Sunday, July 9, in the southeastern and eastern regions will be raised by raging, in the rest of the territory without precipitation; In the daytime, the air warms up to 27 °, Nazakarpattya and Odessa in places up to 30 °.</text:p>
      <text:p text:style-name="P4">
This was reported by Ukrinform at the Ukrainian Hydrometeorological Center.</text:p>
      <text:p text:style-name="P4">
"Medicular Clouds. In the southeastern and eastern regions moderate, locally brief <text:a xlink:type="simple" xlink:href="https://www.ukrinform.ua/tag-dos" text:style-name="Internet_20_link" text:visited-style-name="Visited_20_Internet_20_Link">
raining</text:a>
, thunderstorms; in the rest of the territory without precipitation, only in Odessa, Mykolaiv, Kirovograd, Poltava and Sumy regions at night in short -lived, thunderstorms. The wind of the northwest, 7-12 m/s, in Ukraine, except the western tailor areas, gusts of 15-20 m/s. Temperature at night 12-17 °, in the seductive part and eastern regions 18-22 °; In the afternoon 22-27 °, in Transcarpathia Taidoshchina places 28-30 °, "-the forecasters say.</text:p>
      <text:p text:style-name="P4">
In Kiev and Kyiv region there will be variable cloudiness, without precipitation. The temperature in the capital will be at night 14-16 °, in the daytime 24-26 °, in the region it will be 12-17 ° at night, 22-27 ° in the afternoon.</text:p>
      <text:p text:style-name="P4">
The changing cloudiness in Ukraine is forecast for the next two days. It is estimated that on July 10 at night in the southeastern part will be moderate rains, in the daytime of the east, northeastern, central regions and in the Carpathians locally brief rain; in the rest of the territory without precipitation.</text:p>
      <text:p text:style-name="P4">
And on July 11 at night in Transcarpathia and in the Carpathians, in the afternoon all over Ukraine, except for the western regions, there will be small in places(In the eastern and northeastern regions moderate)Short -term rains.</text:p>
      <text:p text:style-name="P4">
The wind is mainly northwest, 7-12 m/s. The temperature will be 10-15 ° at night, the sellors of 14-19 °, on the seas of the seas up to 23 °; In the afternoon 20-25 °, in the south of Ukraine, Transcarpathia, July 11 and in the Carpathian region 25-30 °.</text:p>
      <text:p text:style-name="P4">
In Kiev and the region these days will be changing cloudy, only in the afternoon of July 11 there will be a little short -term rain. The temperature in the capital will be 12-14 ° at night, 22-24 ° in the day, in the region will be 10-15 ° at night, 20-25 ° in the afternoon.</text:p>
      <text:p text:style-name="P4">
Forecasters warn that on July 9-11 in Volyn, Ternopil, Kherson, Zaporizhia, Mykolaiv, July 11 - and in the Lviv and Chernivtsi regions the extraordinary level of fire danger will outweigh.</text:p>
      <text:p text:style-name="P4">
On July 12, precipitation is not forecast in Ukraine, only in the eastern, day and sight areas, short -term rains, places of thunderstorms. The temperature at night is 10-16 °, in the south to 20 °, in the afternoon 20-26 °, in the southwestern regions 27-32 °.Instead, short-term rains, thunderstorms, only in the eastern and northeastern regions are expected in the country on July 13. Temperature at night 13-19 °, in the daytime 24-30 °, in the western regions 20-26 °; In the southern part at night 18-23 °, in the afternoon 29-34 °, in the south of Odesa region up to 37 °.</text:p>
      <text:p text:style-name="P4">
In Kiev and the region on July 12 without precipitation; The temperature in the capital at night is 13-15 °, in the afternoon 23-25 °, in the region it will be 10-15 ° in the region at night, 21-26 ° in the afternoon.</text:p>
      <text:p text:style-name="P4">
On July 13 in the capital region is forecast for short -term rain(At night, a small place is small, in Kiev without precipitation), thunderstorm. The temperature in the capital is 16-18 °, in the afternoon 26-28 °, in the area at night 14-19 °, in the afternoon 24-29 °.</text:p>
      <text:p text:style-name="P4">
News Source: <text:a xlink:type="simple" xlink:href="https://www.ukrinform.ua/rubric-regions/3733207-v-ukraini-perevazno-bez-opadiv-vden-do-27.html" text:style-name="Internet_20_link" text:visited-style-name="Visited_20_Internet_20_Link">
https://www.ukrinform.ua/rubric-regions/3733207-v-ukraini-perevazno-bez-opadiv-vden-do-27.html</text:a>
</text:p>
      <!--NEWS-->
      <text:h text:style-name="P10" text:outline-level="1">
<text:span text:style-name="T4">
In 500 days of war, the title of Hero of Ukraine was awarded 298 defenders and defenders - President</text:span>
</text:h>
      <text:p text:style-name="P4">
Authors: Ukrinform (Person)</text:p>
      <text:p text:style-name="P4">
Publisher: Укринформ (Organization)</text:p>
      <text:p text:style-name="P4">
Published Time: 2023-07-09T00:26:00+03:00</text:p>
      <text:p text:style-name="P4">
Modified Time: 2023-07-09T00:26:00+03:00</text:p>
      <text:p text:style-name="P4">
Description: President of Ukraine Volodymyr Zelensky met with the staff of the Western Territorial Directorate of the National Guard of Ukraine during his working trip to Lviv region and presented state awards. - Ukrinform.</text:p>
      <text:p text:style-name="P4">
Images: ['<text:a xlink:type="simple" xlink:href="https://static.ukrinform.com/photos/2023_07/thumb_files/630_360_1688851856-2496.jpeg" text:style-name="Internet_20_link" text:visited-style-name="Visited_20_Internet_20_Link">
630_360_16888...</text:a>
']</text:p>
      <text:p text:style-name="P4">
Tags: ['Нацгвардія', 'Нагорода', 'Герой України', 'Військові', 'Зеленський', 'Війна з Росією']</text:p>
      <text:p text:style-name="P4">
Type: Article</text:p>
      <!--METADATA-->
      <text:p text:style-name="P4">
<draw:frame draw:style-name="fr1" draw:name="Image304" text:anchor-type="as-char" svg:width="6.9236in" svg:height="3.956343in" draw:z-index="0">
<draw:image xlink:href="../Images/yкринформ/2023-07-09T00-26-00-03-00/630_360_1688851856-2496.jpeg" xlink:type="simple" xlink:show="embed" xlink:actuate="onLoad" draw:mime-type="image/jpeg"/>
</draw:frame>
President of Ukraine Volodymyr Zelensky, during a working trip to Lviv region, was with the staff of the Western Territorial Administration of the National Guard of Ukraine and presented state awards.</text:p>
      <text:p text:style-name="P4">
About it reports <text:a xlink:type="simple" xlink:href="https://www.president.gov.ua/news/za-500-dniv-povnomasshtabnoyi-vijni-298-ukrayincyam-i-ukrayi-84213" text:style-name="Internet_20_link" text:visited-style-name="Visited_20_Internet_20_Link">
the site of the Head of State</text:a>
, reports Ukrinform.</text:p>
      <text:p text:style-name="P4">
The meeting was attended by the Azovstal defenders, who returned Nabatkivshchyna: the commander of a separate detachment of special purpose of the National Guard "Azov" Denis Prokopenko, his deputy Svyatoslav Palamar, the performance of the commander of the 36th Separate Brigade Khomenko and the commander of the 12th Brigade of the National Guard Denyshleg.</text:p>
      <text:p text:style-name="P4">
<text:span text:style-name="T5">
Video: <text:a xlink:type="simple" xlink:href="https://www.president.gov.ua/" text:style-name="Internet_20_link" text:visited-style-name="Visited_20_Internet_20_Link">
Presidential Office</text:a>
</text:span>
</text:p>
      <text:p text:style-name="P4">
“500 days, as we fight for freedom and independence for Ukraine. For dignity, for the right to live for all our people, throughout Ukraine. Ukraine will always be a grateful everyone and anyone who fights for it. Our soldiers. Our heroes, ”Zelensky said.</text:p>
      <text:p text:style-name="P4">
The President thanked the team who works for the return of Ukrainians home: the head of OP Andriy Yermak, the head of the GUR Ministry of Defense Kirill Budanov, the Minister of Internal Affairs Igor Klimenko, who were present at the event, as well as the head of the State Property Fund of the State Property Rustem Umerov, the head of the SBU Vasily. In addition, Volodymyr Zelensky expressed his gratitude for the help of the loosening of the prisoners of Turkey and personally President Recep Taiip Erdogan.</text:p>
      <text:p text:style-name="P4">
</text:p>
      <text:p text:style-name="P4">
“500 days ago, many in the world have not yet understood what we are, what you are, what to expect and what our characters are. Now everyone understands. Now the world believes in Ukraine. The world is inspired by our courage, inspired by our heroes. Alovne - Ukrainians believe in Ukraine, Ukrainians see what we are all capable of when we are together. We are the strongest in unity, ”the President emphasized.</text:p>
      <text:p text:style-name="P4">
According to him, from the beginning of a full -scale war for freedom, many thousands have shown the maximum bravery, almost 50,000 Ukrainian soldiers were defined by state awards.</text:p>
      <text:p text:style-name="P4">
<text:span text:style-name="T4">
 Read also: </text:span>
 <text:a xlink:type="simple" xlink:href="https://www.ukrinform.ua/rubric-society/3729545-za-cas-vijni-prezident-nagorodiv-ponad-49-tisac-ukrainciv.html" text:style-name="Internet_20_link" text:visited-style-name="Visited_20_Internet_20_Link">
during the war President <text:span text:style-name="T4">
 awarded </text:span>
 over 49 thousand Ukrainians</text:a>
“298 Ukrainians and Ukrainian women received the highest title <text:a xlink:type="simple" xlink:href="http://www.ukrinform.ua/tag-geroj-ukraini" text:style-name="Internet_20_link" text:visited-style-name="Visited_20_Internet_20_Link">
Hero of Ukraine</text:a>
. And we all have to honor these people - our heroes - now and after our victory. And our grandchildren, and all generations of the Ukrainian people. Thank you, the heroine of Ukraine!Glory to Ukraine!" Said the Head of State.</text:p>
      <text:p text:style-name="P4">
The President named more than 270 heroes of Ukraine, noting that the names of our soldiers, who also received this highest state award, can still be called.</text:p>
      <text:p text:style-name="P4">
“We will be able to tell about the real powerful achievements of these Heroes of Ukraine only after our victory. And be sure to tell you, ”he added.</text:p>
      <text:p text:style-name="P4">
At the same time, Zelensky noted that a large part of the Heroes of Ukraine, whose names won, was awarded this title.</text:p>
      <text:p text:style-name="P4">
<text:span text:style-name="T4">
 Read also: </text:span>
 <text:a xlink:type="simple" xlink:href="https://www.ukrinform.ua/rubric-society/3733322-na-500j-den-vijni-mi-povernuli-dodomu-nasih-geroiv-zelenskij.html" text:style-name="Internet_20_link" text:visited-style-name="Visited_20_Internet_20_Link">
<text:span text:style-name="T4">
 Zelensky </text:span>
: On the 500th day of the war we returned home the most heroes</text:a>
The attendees paid a moment of silence to the memory of all Ukrainians who gave their lives for the freedom and independence of Ukraine.</text:p>
      <text:p text:style-name="P4">
“And, of course, I am grateful to all of you - I am grateful to all our soldiers who are today identified by state awards - orders for courage - for feats that have a life and a beautiful state. Thank you!" Said the President.</text:p>
      <text:p text:style-name="P4">
He presented state awards to the National Guard to the National Guard. For the personality, revealed in the protection of state sovereignty and territorial purpose of Ukraine, the selfless service of the Ukrainian people was war -born orders "for courage" of the 3rd degree.</text:p>
      <text:p text:style-name="P4">
“Glory to all Ukrainians and Ukrainians of different times who gained freedom and power for Ukraine!Glory to all our heroes!Glory to the people of Ukraine!Let's win!” - The Head of State researched.</text:p>
      <text:p text:style-name="P4">
News Source: <text:a xlink:type="simple" xlink:href="https://www.ukrinform.ua/rubric-ato/3733336-za-500-dniv-vijni-zvannam-geroa-ukraini-vidznaceni-298-zahisnikiv-i-zahisnic-prezident.html" text:style-name="Internet_20_link" text:visited-style-name="Visited_20_Internet_20_Link">
https://www.ukrinform.ua/rubric-ato/3733336-za-500-dniv-vijni-zvannam-geroa-ukraini-vidznaceni-298-zahisnikiv-i-zahisnic-prezident.html</text:a>
</text:p>
      <!--NEWS-->
      <text:h text:style-name="P10" text:outline-level="1">
<text:span text:style-name="T4">
Zelensky took part in a prayer for Ukraine</text:span>
</text:h>
      <text:p text:style-name="P4">
Authors: Ukrinform (Person)</text:p>
      <text:p text:style-name="P4">
Publisher: Укринформ (Organization)</text:p>
      <text:p text:style-name="P4">
Published Time: 2023-07-09T00:49:00+03:00</text:p>
      <text:p text:style-name="P4">
Modified Time: 2023-07-09T00:49:00+03:00</text:p>
      <text:p text:style-name="P4">
Description: During his working trip to Lviv region, Volodymyr Zelenskyy took part in the prayer event "God, cherish Ukraine!500 days of resistance and roaring. " - Ukrinform.</text:p>
      <text:p text:style-name="P4">
Images: ['<text:a xlink:type="simple" xlink:href="https://static.ukrinform.com/photos/2023_07/thumb_files/630_360_1688852817-449.jpeg" text:style-name="Internet_20_link" text:visited-style-name="Visited_20_Internet_20_Link">
630_360_16888...</text:a>
']</text:p>
      <text:p text:style-name="P4">
Tags: ['Львів', 'Україна', 'Молитва', 'Зеленський']</text:p>
      <text:p text:style-name="P4">
Type: Article</text:p>
      <!--METADATA-->
      <text:p text:style-name="P4">
<draw:frame draw:style-name="fr1" draw:name="Image306" text:anchor-type="as-char" svg:width="6.9236in" svg:height="3.956343in" draw:z-index="0">
<draw:image xlink:href="../Images/yкринформ/2023-07-09T00-49-00-03-00/630_360_1688852817-449.jpeg" xlink:type="simple" xlink:show="embed" xlink:actuate="onLoad" draw:mime-type="image/jpeg"/>
</draw:frame>
During the time trip to Lviv region, Volodymyr Zelenskyy took part in the prayer "God, cherish Ukraine!500 days of resistance and roaring. "</text:p>
      <text:p text:style-name="P4">
About it reports Ukrinform with a link to <text:a xlink:type="simple" xlink:href="https://www.president.gov.ua/news/u-lvovi-prezident-uzyav-uchast-u-molebni-za-ukrayinu-84221" text:style-name="Internet_20_link" text:visited-style-name="Visited_20_Internet_20_Link">
site</text:a>
President of Ukraine.</text:p>
      <text:p text:style-name="P4">
At the monument to Taras Shevchenko in Lviv, representatives of the clergy and heads of religious organizations proclaimed prayers for Ukraine. They prayed for our country and just peace.</text:p>
      <text:p text:style-name="P4">
<text:span text:style-name="T5">
Video: <text:a xlink:type="simple" xlink:href="https://www.president.gov.ua/" text:style-name="Internet_20_link" text:visited-style-name="Visited_20_Internet_20_Link">
Presidential Office</text:a>
</text:span>
</text:p>
      <text:p text:style-name="P4">
Spiritual leaders have asked for intercession and strength for the defenders of our homeland, blessing for representatives of the Ukrainian authorities and salvation for all people from the war. They also prayed for the restoration of territorial object <text:a xlink:type="simple" xlink:href="https://www.ukrinform.ua/tag-ukraina" text:style-name="Internet_20_link" text:visited-style-name="Visited_20_Internet_20_Link">
Ukraine</text:a>
 .</text:p>
      <text:p text:style-name="P4">
The chamber choir was made "Prayer for Ukraine".</text:p>
      <text:p text:style-name="P4">
<text:span text:style-name="T4">
 Read also: </text:span>
 <text:a xlink:type="simple" xlink:href="https://www.ukrinform.ua/rubric-ato/3733336-za-500-dniv-vijni-zvannam-geroa-ukraini-vidznaceni-298-zahisnikiv-i-zahisnic-prezident.html" text:style-name="Internet_20_link" text:visited-style-name="Visited_20_Internet_20_Link">
for 500 days of war the title of Hero of Ukraine was awarded 298 defenders and defenders - President</text:a>
As it is noted, Prime Minister Shmigal, Presidential Head Andriy Yermak, Mayor of Lviv and Presidential Sadovy also took part in the prayer event.</text:p>
      <text:p text:style-name="P4">
<text:span text:style-name="T5">
Foto: op</text:span>
</text:p>
      <text:p text:style-name="P4">
News Source: <text:a xlink:type="simple" xlink:href="https://www.ukrinform.ua/rubric-society/3733338-zelenskij-uzav-ucast-u-molebni-za-ukrainu.html" text:style-name="Internet_20_link" text:visited-style-name="Visited_20_Internet_20_Link">
https://www.ukrinform.ua/rubric-society/3733338-zelenskij-uzav-ucast-u-molebni-za-ukrainu.html</text:a>
</text:p>
      <!--NEWS-->
      <text:h text:style-name="P10" text:outline-level="1">
<text:span text:style-name="T4">
Canada is set to put an end to using cassette ammunition</text:span>
</text:h>
      <text:p text:style-name="P4">
Authors: Ukrinform (Person)</text:p>
      <text:p text:style-name="P4">
Publisher: Укринформ (Organization)</text:p>
      <text:p text:style-name="P4">
Published Time: 2023-07-09T01:14:00+03:00</text:p>
      <text:p text:style-name="P4">
Modified Time: 2023-07-09T01:14:00+03:00</text:p>
      <text:p text:style-name="P4">
Description: Canada's authorities said it did not support the use of cassette ammunition and is determined to put an end to their production and use. - Ukrinform.</text:p>
      <text:p text:style-name="P4">
Images: ['<text:a xlink:type="simple" xlink:href="https://static.ukrinform.com/photos/2019_05/thumb_files/630_360_1557290844-571.jpg" text:style-name="Internet_20_link" text:visited-style-name="Visited_20_Internet_20_Link">
630_360_15572...</text:a>
']</text:p>
      <text:p text:style-name="P4">
Tags: ['Канада', 'Війна', 'Боєприпаси']</text:p>
      <text:p text:style-name="P4">
Type: Article</text:p>
      <!--METADATA-->
      <text:p text:style-name="P4">
<draw:frame draw:style-name="fr1" draw:name="Image308" text:anchor-type="as-char" svg:width="6.9236in" svg:height="3.956343in" draw:z-index="0">
<draw:image xlink:href="../Images/yкринформ/2023-07-09T01-14-00-03-00/630_360_1557290844-571.jpg" xlink:type="simple" xlink:show="embed" xlink:actuate="onLoad" draw:mime-type="image/jpeg"/>
</draw:frame>
Bishop stated that she did not support the use of cassette ammunition and is determined to put an end to their production and use.</text:p>
      <text:p text:style-name="P4">
According to Ukrinform correspondent, it reports <text:a xlink:type="simple" xlink:href="http://www.ctvnews.ca/politics/canada-condemns-use-of-cluster-munitions-following-u-s-decision-to-send-weapon-to-ukraine-1.6471584" text:style-name="Internet_20_link" text:visited-style-name="Visited_20_Internet_20_Link">
CTV News</text:a>
With reference, the science of Canada.</text:p>
      <text:p text:style-name="P4">
"We do not support the use of cassette ammunition and decisively set up the edge of the impact of these ammunition on civilians, especially children," - said in a widespread statement.</text:p>
      <text:p text:style-name="P4">
It is noted that <text:a xlink:type="simple" xlink:href="https://www.ukrinform.ua/tag-kanada" text:style-name="Internet_20_link" text:visited-style-name="Visited_20_Internet_20_Link">
Canada</text:a>
It is one of the 123 signatories of the Convention on Casette Ammunition, which prohibits their production, use, transfer and accumulation.</text:p>
      <text:p text:style-name="P4">
"Canada fully adheres to this Convention and is serious about its obligations to encourage its global adoption," the government stressed.</text:p>
      <text:p text:style-name="P4">
<text:span text:style-name="T4">
 Read also: </text:span>
 <text:a xlink:type="simple" xlink:href="https://www.ukrinform.ua/rubric-ato/3733015-bajden-pro-kasetni-snaradi-dla-ukraini-vazke-risenna-ale-voni-ij-potribni.html" text:style-name="Internet_20_link" text:visited-style-name="Visited_20_Internet_20_Link">
Biden - about <text:span text:style-name="T4">
 cassette </text:span>
 shells for Ukraine: hardness, but they need it</text:a>
As reported by Ukrinform, the US Department of Defense officially announced the separation of a new military aid package with a total of $ 800 million, which includes cassette ammunition. Germany, Spain and the United Kingdom have already expressed their disagreement with the provision of Ukrainian ammunition.</text:p>
      <text:p text:style-name="P4">
News Source: <text:a xlink:type="simple" xlink:href="https://www.ukrinform.ua/rubric-world/3733333-kanada-nalastovana-poklasti-kraj-zastosuvannu-kasetnih-boepripasiv.html" text:style-name="Internet_20_link" text:visited-style-name="Visited_20_Internet_20_Link">
https://www.ukrinform.ua/rubric-world/3733333-kanada-nalastovana-poklasti-kraj-zastosuvannu-kasetnih-boepripasiv.html</text:a>
</text:p>
      <!--NEWS-->
      <text:h text:style-name="P10" text:outline-level="1">
<text:span text:style-name="T4">
Back to Ukraine the heroes of Azovstali helped the Czech Air Force - FIALIry Prime Minister</text:span>
</text:h>
      <text:p text:style-name="P4">
Authors: Ukrinform (Person)</text:p>
      <text:p text:style-name="P4">
Publisher: Укринформ (Organization)</text:p>
      <text:p text:style-name="P4">
Published Time: 2023-07-09T01:40:00+03:00</text:p>
      <text:p text:style-name="P4">
Modified Time: 2023-07-09T01:40:00+03:00</text:p>
      <text:p text:style-name="P4">
Description: Azovstal defenders from Turkey removed the Czech Republic of Special Forces, which also provided the transportation of Vladimir Zelensky and his team during visits to Europe. - Ukrinform.</text:p>
      <text:p text:style-name="P4">
Images: ['<text:a xlink:type="simple" xlink:href="https://static.ukrinform.com/photos/2023_07/thumb_files/630_360_1688856133-869.jpeg" text:style-name="Internet_20_link" text:visited-style-name="Visited_20_Internet_20_Link">
630_360_16888...</text:a>
']</text:p>
      <text:p text:style-name="P4">
Tags: ['Азовсталь', 'Чехія', 'Літак', 'Військові', 'Зеленський']</text:p>
      <text:p text:style-name="P4">
Type: Article</text:p>
      <!--METADATA-->
      <text:p text:style-name="P4">
<draw:frame draw:style-name="fr1" draw:name="Image309" text:anchor-type="as-char" svg:width="6.9236in" svg:height="3.956343in" draw:z-index="0">
<draw:image xlink:href="../Images/yкринформ/2023-07-09T01-40-00-03-00/630_360_1688856133-869.jpeg" xlink:type="simple" xlink:show="embed" xlink:actuate="onLoad" draw:mime-type="image/jpeg"/>
</draw:frame>
The defenders of Azovstali from Turkey exported the special airplanes of the Air Force Silacheyhia, which also provided the transportation of Vladimir Zelensky and his commands during visits in Europe.</text:p>
      <text:p text:style-name="P4">
This was reported in <text:a xlink:type="simple" xlink:href="http://twitter.com/P_Fiala/status/1677693592154824704" text:style-name="Internet_20_link" text:visited-style-name="Visited_20_Internet_20_Link">
Twitter</text:a>
The Czech Prime Minister of the Czech Republic is transmitted by Ukrinform.</text:p>
      <text:p text:style-name="P4">
“I am glad that our Air Force helped to bring home to Ukraine these brave protection of freedom from Azovstal!We will always be with you, Ukraine, ”Fali wrote.</text:p>
      <text:p text:style-name="Quotations">

<text:p text:style-name="P4">
I Am Glad that Our Air Force Has Assisted in Returning Back Home to Ukraine&gt;
 TheSe Brave Defenders of Freedom From Azovstal!&gt;
&gt;
 We Will Always Stay by Your Side. 🇺🇦🇨🇿 <text:a xlink:type="simple" xlink:href="https://t.co/HesAE1Lirj" text:style-name="Internet_20_link" text:visited-style-name="Visited_20_Internet_20_Link">
https://t.co/hesae1lirj&gt;
</text:a>
&gt;
&gt;
 - Petr Fiala(@P_fala)<text:a xlink:type="simple" xlink:href="https://twitter.com/P_Fiala/status/1677693592154824704" text:style-name="Internet_20_link" text:visited-style-name="Visited_20_Internet_20_Link">
 July 8, 2023&gt;
 </text:a>
The photos that have recorded the return of the Ukrainian delegation with five -agers of Azovstali, it is apparent that they sit in the Czech government special board.</text:p>

</text:p>
      <text:p text:style-name="P4">
It should be noted that the same aircraft delivered the President of Ukraine last Thursday of Zbulgaria to the Czech Republic and then to Slovakia and Turkey.</text:p>
      <text:p text:style-name="P4">
<text:span text:style-name="T4">
 Read also: </text:span>
 <text:a xlink:type="simple" xlink:href="https://www.ukrinform.ua/rubric-society/3733322-na-500j-den-vijni-mi-povernuli-dodomu-nasih-geroiv-zelenskij.html" text:style-name="Internet_20_link" text:visited-style-name="Visited_20_Internet_20_Link">
<text:span text:style-name="T4">
 Zelensky </text:span>
: On the 500th day of the war we returned home the most heroes</text:a>
As reported, Ukraine has returned to the homeland of five defenders <text:a xlink:type="simple" xlink:href="https://www.ukrinform.ua/tag-azovstal" text:style-name="Internet_20_link" text:visited-style-name="Visited_20_Internet_20_Link">
Azovstali</text:a>
who were in the gap after being released from the Russian captivity. President Vladimirzelensky met them at Istanbul Airport and congratulated them on his return.</text:p>
      <text:p text:style-name="P4">
Ukrainian soldiers Denis Prokopenko, Svyatoslav Palamar, Sergey Volynsky, Oleghomenko, Denis Sleg will finally be able to be with their relatives.</text:p>
      <text:p text:style-name="P4">
<text:span text:style-name="T5">
Foto: op</text:span>
</text:p>
      <text:p text:style-name="P4">
News Source: <text:a xlink:type="simple" xlink:href="https://www.ukrinform.ua/rubric-society/3733340-povernutisa-do-ukraini-geroam-azovstali-dopomig-litak-vps-cehii-premer-fiala.html" text:style-name="Internet_20_link" text:visited-style-name="Visited_20_Internet_20_Link">
https://www.ukrinform.ua/rubric-society/3733340-povernutisa-do-ukraini-geroam-azovstali-dopomig-litak-vps-cehii-premer-fiala.html</text:a>
</text:p>
      <!--NEWS-->
      <text:h text:style-name="P10" text:outline-level="1">
<text:span text:style-name="T4">
The Grand Prix Festival in Karlovy Varakh won the Bulgarian-German ribbon</text:span>
</text:h>
      <text:p text:style-name="P4">
Authors: Ukrinform (Person)</text:p>
      <text:p text:style-name="P4">
Publisher: Укринформ (Organization)</text:p>
      <text:p text:style-name="P4">
Published Time: 2023-07-09T02:03:00+03:00</text:p>
      <text:p text:style-name="P4">
Modified Time: 2023-07-09T02:03:00+03:00</text:p>
      <text:p text:style-name="P4">
Description: In the Czech city of Karlov, the 57th International Film Festival ended with the announcement of the winners. - Ukrinform.</text:p>
      <text:p text:style-name="P4">
Images: ['<text:a xlink:type="simple" xlink:href="https://static.ukrinform.com/photos/2017_06/thumb_files/630_360_1498744201-4337.jpg" text:style-name="Internet_20_link" text:visited-style-name="Visited_20_Internet_20_Link">
630_360_14987...</text:a>
']</text:p>
      <text:p text:style-name="P4">
Tags: ['Чехія', 'Кіно', 'Кінофестиваль у Карлових Варах', 'фільм']</text:p>
      <text:p text:style-name="P4">
Type: Article</text:p>
      <!--METADATA-->
      <text:p text:style-name="P4">
<draw:frame draw:style-name="fr1" draw:name="Image311" text:anchor-type="as-char" svg:width="6.9236in" svg:height="3.956343in" draw:z-index="0">
<draw:image xlink:href="../Images/yкринформ/2023-07-09T02-03-00-03-00/630_360_1498744201-4337.jpg" xlink:type="simple" xlink:show="embed" xlink:actuate="onLoad" draw:mime-type="image/jpeg"/>
</draw:frame>
The 57th International Cinema Festival ended in Karlov Vary.</text:p>
      <text:p text:style-name="P4">
About it reports Ukrinform with reference to the Organizing Committee of the film festival.</text:p>
      <text:p text:style-name="P4">
The Grand Prix of the Festival, the Crystal Globe, was awarded the "Lessons of Good" tape of the joint production of Bulgaria and Germany. Its authors receive $ 25,000 in size.</text:p>
      <text:p text:style-name="P4">
Special prize(and $ 15,000)The jury has awarded the "empty networks" movie(Germany - Iran).</text:p>
      <text:p text:style-name="P4">
Приз за найкращу режисуру дістався фільму «Фрімонт» (USA, director Babajalali).</text:p>
      <text:p text:style-name="P4">
Фестиваль проходив з 30 червня до 8 липня. Його гостями стали 11 тисяч людей,зокрема, президент Чехії Петр Павел.</text:p>
      <text:p text:style-name="P4">
<text:span text:style-name="T4">
Читайте також:</text:span>
 <text:a xlink:type="simple" xlink:href="https://www.ukrinform.ua/rubric-culture/3722916-ukrainskij-film-prezentuut-na-karlovarskomu-miznarodnomu-kinofestivali.html" text:style-name="Internet_20_link" text:visited-style-name="Visited_20_Internet_20_Link">
 Український фільм презентують на Карловарськомуміжнародному кінофестивалі </text:a>
Within <text:a xlink:type="simple" xlink:href="https://www.ukrinform.ua/tag-festival" text:style-name="Internet_20_link" text:visited-style-name="Visited_20_Internet_20_Link">
festival</text:a>
There were 445 cinners, which sold 123 517 tickets. In total, 185 films were shown, 116 of them, 28 documentary and 41 short films. 36 tapes have become world premieres.</text:p>
      <text:p text:style-name="P4">
The next 58th IFF in Karlovy Vary will take place from June 28 to July 6, 2024.</text:p>
      <text:p text:style-name="P4">
News Source: <text:a xlink:type="simple" xlink:href="https://www.ukrinform.ua/rubric-culture/3733341-granpri-kinofestivalu-v-karlovih-varah-zdobula-bolgarskonimecka-stricka.html" text:style-name="Internet_20_link" text:visited-style-name="Visited_20_Internet_20_Link">
https://www.ukrinform.ua/rubric-culture/3733341-granpri-kinofestivalu-v-karlovih-varah-zdobula-bolgarskonimecka-stricka.html</text:a>
</text:p>
      <!--NEWS-->
      <text:h text:style-name="P10" text:outline-level="1">
<text:span text:style-name="T4">
The German Bundestag approved the purchase of ammunition for Ukraine</text:span>
</text:h>
      <text:p text:style-name="P4">
Authors: Ukrinform (Person)</text:p>
      <text:p text:style-name="P4">
Publisher: Укринформ (Organization)</text:p>
      <text:p text:style-name="P4">
Published Time: 2023-07-09T02:23:00+03:00</text:p>
      <text:p text:style-name="P4">
Modified Time: 2023-07-09T02:23:00+03:00</text:p>
      <text:p text:style-name="P4">
Description: The Budget Committee of the German Bundestag has approved the purchase of additional ammunition for Panzerhaubitze 2000, the main battle tank of Leopard 2 and the Puma infantry fighting machine. - Ukrinform.</text:p>
      <text:p text:style-name="P4">
Images: ['<text:a xlink:type="simple" xlink:href="https://static.ukrinform.com/photos/2021_07/thumb_files/630_360_1627644191-631.jpg" text:style-name="Internet_20_link" text:visited-style-name="Visited_20_Internet_20_Link">
630_360_16276...</text:a>
']</text:p>
      <text:p text:style-name="P4">
Tags: ['Бундестаг', 'Бундесвер', 'Фінанси', 'Німеччина', 'Україна', 'Боєприпаси', 'Війна з Росією']</text:p>
      <text:p text:style-name="P4">
Type: Article</text:p>
      <!--METADATA-->
      <text:p text:style-name="P4">
<draw:frame draw:style-name="fr1" draw:name="Image312" text:anchor-type="as-char" svg:width="6.9236in" svg:height="3.956343in" draw:z-index="0">
<draw:image xlink:href="../Images/yкринформ/2023-07-09T02-23-00-03-00/630_360_1627644191-631.jpg" xlink:type="simple" xlink:show="embed" xlink:actuate="onLoad" draw:mime-type="image/jpeg"/>
</draw:frame>
The German Bundestag budget committee approved the purchase of additional ammunition for Saupanzerhaubitze 2000, the main LOOPARD 2 combat tank and Puma combat motor.</text:p>
      <text:p text:style-name="P4">
About it reports Ukrinform with reference to the German Defense Ministry.</text:p>
      <text:p text:style-name="P4">
Thus, it is planned to provide the Bundeswehr's own needs, to further support Ukraine and to update the reserves of ammunition that have already been transferred to Kiev,- explained in the defense department.</text:p>
      <text:p text:style-name="P4">
“Russia's attack on Ukraine has radically changed the security policy. This determines the need for the purchase of additional ammunition - for the Armed Forces of Germany, as for the Armed Forces of Ukraine, ”the Ministry of Defense of Germany said.</text:p>
      <text:p text:style-name="P4">
Ukraine is actively using German Panzerhaubitz 2000 and the main battle tank Leopard 2. Therefore, the need for 155 mm artillery shells for howitzers and 120-mm-for the tank is also covered with Germany. Since the beginning of the war, Ukraine has received significant volumes of ammunition from warehouses <text:a xlink:type="simple" xlink:href="http://www.ukrinform.ua/tag-bundesver" text:style-name="Internet_20_link" text:visited-style-name="Visited_20_Internet_20_Link">
Bundeswehr</text:a>
To combat Russian ties, but it needs more.</text:p>
      <text:p text:style-name="P4">
<text:span text:style-name="T4">
 Read also: </text:span>
 <text:a xlink:type="simple" xlink:href="https://www.ukrinform.ua/rubric-ato/3732836-nimeccina-peredala-cergovij-paket-vijskovoi-dopomogi-ukraini.html" text:style-name="Internet_20_link" text:visited-style-name="Visited_20_Internet_20_Link">
Germany passed <text:span text:style-name="T4">
 duty </text:span>
 military aid package</text:a>
The Budget Committee, in particular, approved the purchase of a large number of fugas boobs of 155 mm caliber for Ukraine. They can also be used by numerian artillery systems such as M777. The order will be completed in the next two years. The other part of the approved proposal is the existence of 155 mm fugas shells for the Bundeswehr this year the names of the names that were transferred to Ukraine. It is planned to allocate about 1,28 million euros.</text:p>
      <text:p text:style-name="P4">
The Leopard-2 120-mm gun also requires more about the plan. Pre -agreed with the defense industry, it is planned to increase significantly. Ammunition is used both for the Bundeswehr ammunition and for support of Ukraine. Order will also replace the ammunition of major combat tanks that are already placed in Ukraine. Expenditures of 381 million euros will be partially funded from the defense budget, in part - from the funds of the federal government government in modernization.The Committee's decision also prescribes ammunition purchases for Puma combat vehicles(Automatic 30 mm caliber gun)and training ammunition 7.62 millimeters to Mg3 and Mg5 machine guns.</text:p>
      <text:p text:style-name="P4">
Each separate contract of the Bundeswehr of more than 25 million euros must be approved by the Bundestag Budget Committee.</text:p>
      <text:p text:style-name="P4">
The initial agreement already provided for the delivery of a five-digit number of fragmentation and fugitive shells of 155 millimeters with the possibility of further purchases. This option was again significantly expanded by means of a change agreement. Investments of about 118 million euros will be paid from the defense budget.</text:p>
      <text:p text:style-name="P4">
News Source: <text:a xlink:type="simple" xlink:href="https://www.ukrinform.ua/rubric-ato/3733342-nimeckij-bundestag-shvaliv-zakupivlu-boepripasiv-dla-ukraini.html" text:style-name="Internet_20_link" text:visited-style-name="Visited_20_Internet_20_Link">
https://www.ukrinform.ua/rubric-ato/3733342-nimeckij-bundestag-shvaliv-zakupivlu-boepripasiv-dla-ukraini.html</text:a>
</text:p>
      <!--NEWS-->
      <text:h text:style-name="P10" text:outline-level="1">
<text:span text:style-name="T4">
The city in Sudan was affected by the Air Force, 22 dead</text:span>
</text:h>
      <text:p text:style-name="P4">
Authors: Ukrinform (Person)</text:p>
      <text:p text:style-name="P4">
Publisher: Укринформ (Organization)</text:p>
      <text:p text:style-name="P4">
Published Time: 2023-07-09T02:47:00+03:00</text:p>
      <text:p text:style-name="P4">
Modified Time: 2023-07-09T02:47:00+03:00</text:p>
      <text:p text:style-name="P4">
Description: At least 22 people were killed on Saturday as a result of an aviation strike in the Sudan city of Omurman. - Ukrinform.</text:p>
      <text:p text:style-name="P4">
Images: ['<text:a xlink:type="simple" xlink:href="https://static.ukrinform.com/photos/2023_04/thumb_files/630_360_1681626756-721.jpg" text:style-name="Internet_20_link" text:visited-style-name="Visited_20_Internet_20_Link">
630_360_16816...</text:a>
']</text:p>
      <text:p text:style-name="P4">
Tags: ['Авіація', 'Обстріл', 'Судан', 'Загибель', 'Війна']</text:p>
      <text:p text:style-name="P4">
Type: Article</text:p>
      <!--METADATA-->
      <text:p text:style-name="P4">
<draw:frame draw:style-name="fr1" draw:name="Image313" text:anchor-type="as-char" svg:width="6.9236in" svg:height="3.956343in" draw:z-index="0">
<draw:image xlink:href="../Images/yкринформ/2023-07-09T02-47-00-03-00/630_360_1681626756-721.jpg" xlink:type="simple" xlink:show="embed" xlink:actuate="onLoad" draw:mime-type="image/jpeg"/>
</draw:frame>
At least 22 persons were killed on Saturday as a result of the Aviation strike on the Sudan city.</text:p>
      <text:p text:style-name="P4">
As Ukrinform reports, it reports <text:a xlink:type="simple" xlink:href="http://www.chinaview.cn/africa/20230709/a99fbac07ed24672be0b06a80439d253/c.html" text:style-name="Internet_20_link" text:visited-style-name="Visited_20_Internet_20_Link">
xinhua</text:a>
With reference to the Hartum State Health Ministry.</text:p>
      <text:p text:style-name="P4">
"As a result of the air strike in the Dar-al-Salm Al-Amria, 22 people were killed in the west of Omurmanan Saturday and many people were injured," the Ministry's statement was being given.</text:p>
      <text:p text:style-name="P4">
As it is noted, the incident has not been commented in Sudan army.</text:p>
      <text:p text:style-name="P4">
In turn, the forces of rapid response, which opposed the army, condemned that they called "systematic bombardment of planes" citizens in residential houses west of Omurmann.</text:p>
      <text:p text:style-name="P4">
<text:span text:style-name="T4">
 Read also: </text:span>
 <text:a xlink:type="simple" xlink:href="https://www.ukrinform.ua/rubric-world/3724332-u-sudani-vnaslidok-obstrilu-stolici-zaginulo-15-osib-sered-akih-patero-ditej.html" text:style-name="Internet_20_link" text:visited-style-name="Visited_20_Internet_20_Link">
in <text:span text:style-name="T4">
 Sudan </text:span>
 and as a result of the firing of the capital, 15 persons were killed, including five children</text:a>
As reported by Ukrinform, battles between the army <text:a xlink:type="simple" xlink:href="https://www.ukrinform.ua/tag-sudan" text:style-name="Internet_20_link" text:visited-style-name="Visited_20_Internet_20_Link">
Sudan</text:a>
But forces of rapid response broke out in mid -April due to the struggle for power in the military leadership of the country.</text:p>
      <text:p text:style-name="P4">
As a result of combat clashes, according to preliminary data of the UN, about 2.2 million people had to leave homes, and more than half a million - to leave the country.</text:p>
      <text:p text:style-name="P4">
_ Photo illustrative: aa_</text:p>
      <text:p text:style-name="P4">
News Source: <text:a xlink:type="simple" xlink:href="https://www.ukrinform.ua/rubric-world/3733339-misto-v-sudani-zaznalo-aviaudaru-22-zagiblih.html" text:style-name="Internet_20_link" text:visited-style-name="Visited_20_Internet_20_Link">
https://www.ukrinform.ua/rubric-world/3733339-misto-v-sudani-zaznalo-aviaudaru-22-zagiblih.html</text:a>
</text:p>
      <!--NEWS-->
      <text:h text:style-name="P10" text:outline-level="1">
<text:span text:style-name="T4">
In the center of Paris, law enforcement officers dispersed the March Against Police Violence</text:span>
</text:h>
      <text:p text:style-name="P4">
Authors: Ukrinform (Person)</text:p>
      <text:p text:style-name="P4">
Publisher: Укринформ (Organization)</text:p>
      <text:p text:style-name="P4">
Published Time: 2023-07-09T03:12:00+03:00</text:p>
      <text:p text:style-name="P4">
Modified Time: 2023-07-09T03:12:00+03:00</text:p>
      <text:p text:style-name="P4">
Description: Hundreds of protesters went to a march against police violence in Central Paris on Saturday despite the ban. - Ukrinform.</text:p>
      <text:p text:style-name="P4">
Images: ['<text:a xlink:type="simple" xlink:href="https://static.ukrinform.com/photos/2017_10/thumb_files/630_360_1508396305-6401.jpg" text:style-name="Internet_20_link" text:visited-style-name="Visited_20_Internet_20_Link">
630_360_15083...</text:a>
']</text:p>
      <text:p text:style-name="P4">
Tags: ['Париж', 'Поліція', 'Протест']</text:p>
      <text:p text:style-name="P4">
Type: Article</text:p>
      <!--METADATA-->
      <text:p text:style-name="P4">
<draw:frame draw:style-name="fr1" draw:name="Image314" text:anchor-type="as-char" svg:width="6.9236in" svg:height="3.956343in" draw:z-index="0">
<draw:image xlink:href="../Images/yкринформ/2023-07-09T03-12-00-03-00/630_360_1508396305-6401.jpg" xlink:type="simple" xlink:show="embed" xlink:actuate="onLoad" draw:mime-type="image/jpeg"/>
</draw:frame>
Hundreds of undermonstrants came to a march against police violence in the center of Paris despite the ban.</text:p>
      <text:p text:style-name="P4">
As Ukrinform reports, it reports <text:a xlink:type="simple" xlink:href="https://www.reuters.com/world/europe/paris-protest-against-police-violence-banned-after-riots-2023-07-08/" text:style-name="Internet_20_link" text:visited-style-name="Visited_20_Internet_20_Link">
Reuters</text:a>
.</text:p>
      <text:p text:style-name="P4">
Police dispersed the crowd from the Republic Square in the French capital, sending several hundred people to the Mudent Boulevard, where they held a peaceful marsh.</text:p>
      <text:p text:style-name="P4">
<text:span text:style-name="T4">
 Read also: </text:span>
 <text:a xlink:type="simple" xlink:href="https://www.ukrinform.ua/rubric-world/3731434-makron-zaaviv-so-pik-zavorusen-u-francii-minuv.html" text:style-name="Internet_20_link" text:visited-style-name="Visited_20_Internet_20_Link">
Macron stated that the peak of riots in France has passed</text:a>
According to Paris police, two people were detained.</text:p>
      <text:p text:style-name="P4">
According to the decision published by the Paris Police, Subentons was prohibited due to the "tense situation".</text:p>
      <text:p text:style-name="P4">
The French authorities also banned the demonstration in the northern city of Lill Subbota. At the same time, Marseille still took place, albeit with a changed trajectory of demonstrators.</text:p>
      <text:p text:style-name="P4">
<text:span text:style-name="T4">
 Read also: </text:span>
 <text:a xlink:type="simple" xlink:href="https://www.ukrinform.ua/rubric-world/3731200-u-francii-vid-pocatku-zavorusen-zatrimali-majze-35-tisaci-ludej.html" text:style-name="Internet_20_link" text:visited-style-name="Visited_20_Internet_20_Link">
in France from the beginning of the riots detained almost 3.5 thousand people</text:a>
France swept a wave of riots after the death of a minor boy shot by a police officer on June 27.</text:p>
      <text:p text:style-name="P4">
As it was reported, in France, police shot a 17-year-old guy who was not on the order of a police officer.</text:p>
      <text:p text:style-name="P4">
From the beginning of the riots provoked by the death of a teenager, several thousand people have been in the country, and French business has suffered losses per 1 billion euro.</text:p>
      <text:p text:style-name="P4">
Photo: Shutterstock</text:p>
      <text:p text:style-name="P4">
News Source: <text:a xlink:type="simple" xlink:href="https://www.ukrinform.ua/rubric-world/3733323-u-centri-pariza-pravoohoronci-rozignali-mars-proti-policejskogo-nasilstva.html" text:style-name="Internet_20_link" text:visited-style-name="Visited_20_Internet_20_Link">
https://www.ukrinform.ua/rubric-world/3733323-u-centri-pariza-pravoohoronci-rozignali-mars-proti-policejskogo-nasilstva.html</text:a>
</text:p>
      <!--NEWS-->
      <text:h text:style-name="P10" text:outline-level="1">
<text:span text:style-name="T4">
The German Bundestag approved the purchase of ammunition for Ukraine</text:span>
</text:h>
      <text:p text:style-name="P4">
Authors: Ukrinform (Person)</text:p>
      <text:p text:style-name="P4">
Publisher: Укринформ (Organization)</text:p>
      <text:p text:style-name="P4">
Published Time: 2023-07-09T0:23:00+03:00</text:p>
      <text:p text:style-name="P4">
Modified Time: 2023-07-09T02:23:00+03:00</text:p>
      <text:p text:style-name="P4">
Description: The Budget Committee of the German Bundestag has approved the purchase of additional ammunition for Panzerhaubitze 2000, the main battle tank of Leopard 2 and the Puma infantry fighting machine. - Ukrinform.</text:p>
      <text:p text:style-name="P4">
Images: ['<text:a xlink:type="simple" xlink:href="https://static.ukrinform.com/photos/2021_07/thumb_files/630_360_1627644191-631.jpg" text:style-name="Internet_20_link" text:visited-style-name="Visited_20_Internet_20_Link">
630_360_16276...</text:a>
']</text:p>
      <text:p text:style-name="P4">
Tags: ['Бундестаг', 'Бундесвер', 'Фінанси', 'Німеччина', 'Україна', 'Боєприпаси', 'Війна з Росією']</text:p>
      <text:p text:style-name="P4">
Type: Article</text:p>
      <!--METADATA-->
      <text:p text:style-name="P4">
<draw:frame draw:style-name="fr1" draw:name="Image315" text:anchor-type="as-char" svg:width="6.9236in" svg:height="3.956343in" draw:z-index="0">
<draw:image xlink:href="../Images/yкринформ/2023-07-09T0-23-00-03-00/630_360_1627644191-631.jpg" xlink:type="simple" xlink:show="embed" xlink:actuate="onLoad" draw:mime-type="image/jpeg"/>
</draw:frame>
The German Bundestag budget committee approved the purchase of additional ammunition for Saupanzerhaubitze 2000, the main LOOPARD 2 combat tank and Puma combat motor.</text:p>
      <text:p text:style-name="P4">
About it reports Ukrinform with reference to the German Defense Ministry.</text:p>
      <text:p text:style-name="P4">
Thus, it is planned to provide the Bundeswehr's own needs, to further support Ukraine and to update the reserves of ammunition that have already been transferred to Kiev,- explained in the defense department.</text:p>
      <text:p text:style-name="P4">
“Russia's attack on Ukraine has radically changed the security policy. This determines the need for the purchase of additional ammunition - for the Armed Forces of Germany, as for the Armed Forces of Ukraine, ”the Ministry of Defense of Germany said.</text:p>
      <text:p text:style-name="P4">
Ukraine is actively using German Panzerhaubitz 2000 and the main battle tank Leopard 2. Therefore, the need for 155 mm artillery shells for howitzers and 120-mm-for the tank is also covered with Germany. Since the beginning of the war, Ukraine has received significant volumes of ammunition from warehouses <text:a xlink:type="simple" xlink:href="http://www.ukrinform.ua/tag-bundesver" text:style-name="Internet_20_link" text:visited-style-name="Visited_20_Internet_20_Link">
Bundeswehr</text:a>
To combat Russian ties, but it needs more.</text:p>
      <text:p text:style-name="P4">
<text:span text:style-name="T4">
 Read also: </text:span>
 <text:a xlink:type="simple" xlink:href="https://www.ukrinform.ua/rubric-ato/3732836-nimeccina-peredala-cergovij-paket-vijskovoi-dopomogi-ukraini.html" text:style-name="Internet_20_link" text:visited-style-name="Visited_20_Internet_20_Link">
Germany passed <text:span text:style-name="T4">
 duty </text:span>
 military aid package</text:a>
The Budget Committee, in particular, approved the purchase of a large number of fugas boobs of 155 mm caliber for Ukraine. They can also be used by numerian artillery systems such as M777. The order will be completed in the next two years. The other part of the approved proposal is the existence of 155 mm fugas shells for the Bundeswehr this year the names of the names that were transferred to Ukraine. It is planned to allocate about 1,28 million euros.</text:p>
      <text:p text:style-name="P4">
The Leopard-2 120-mm gun also requires more about the plan. Pre -agreed with the defense industry, it is planned to increase significantly. Ammunition is used both for the Bundeswehr ammunition and for support of Ukraine. Order will also replace the ammunition of major combat tanks that are already placed in Ukraine. Expenditures of 381 million euros will be partially funded from the defense budget, in part - from the funds of the federal government government in modernization.The Committee's decision also prescribes ammunition purchases for Puma combat vehicles(Automatic 30 mm caliber gun)and training ammunition 7.62 millimeters to Mg3 and Mg5 machine guns.</text:p>
      <text:p text:style-name="P4">
Each separate contract of the Bundeswehr of more than 25 million euros must be approved by the Bundestag Budget Committee.</text:p>
      <text:p text:style-name="P4">
The initial agreement already provided for the delivery of a five-digit number of fragmentation and fugitive shells of 155 millimeters with the possibility of further purchases. This option was again significantly expanded by means of a change agreement. Investments of about 118 million euros will be paid from the defense budget.</text:p>
      <text:p text:style-name="P4">
News Source: <text:a xlink:type="simple" xlink:href="https://www.ukrinform.ua/rubric-ato/3733342-nimeckij-bundestag-shvaliv-zakupivlu-boepripasiv-dla-ukraini.html" text:style-name="Internet_20_link" text:visited-style-name="Visited_20_Internet_20_Link">
https://www.ukrinform.ua/rubric-ato/3733342-nimeckij-bundestag-shvaliv-zakupivlu-boepripasiv-dla-ukraini.html</text:a>
</text:p>
      <!--NEWS-->
      <text:h text:style-name="P10" text:outline-level="1">
<text:span text:style-name="T4">
The city in Sudan was affected by the Air Force, 22 dead</text:span>
</text:h>
      <text:p text:style-name="P4">
Authors: Ukrinform (Person)</text:p>
      <text:p text:style-name="P4">
Publisher: Укринформ (Organization)</text:p>
      <text:p text:style-name="P4">
Published Time: 2023-07-09T1:47:00+03:00</text:p>
      <text:p text:style-name="P4">
Modified Time: 2023-07-09T02:47:00+03:00</text:p>
      <text:p text:style-name="P4">
Description: At least 22 people were killed on Saturday as a result of an aviation strike in the Sudan city of Omurman. - Ukrinform.</text:p>
      <text:p text:style-name="P4">
Images: ['<text:a xlink:type="simple" xlink:href="https://static.ukrinform.com/photos/2023_04/thumb_files/630_360_1681626756-721.jpg" text:style-name="Internet_20_link" text:visited-style-name="Visited_20_Internet_20_Link">
630_360_16816...</text:a>
']</text:p>
      <text:p text:style-name="P4">
Tags: ['Авіація', 'Обстріл', 'Судан', 'Загибель', 'Війна']</text:p>
      <text:p text:style-name="P4">
Type: Article</text:p>
      <!--METADATA-->
      <text:p text:style-name="P4">
<draw:frame draw:style-name="fr1" draw:name="Image316" text:anchor-type="as-char" svg:width="6.9236in" svg:height="3.956343in" draw:z-index="0">
<draw:image xlink:href="../Images/yкринформ/2023-07-09T1-47-00-03-00/630_360_1681626756-721.jpg" xlink:type="simple" xlink:show="embed" xlink:actuate="onLoad" draw:mime-type="image/jpeg"/>
</draw:frame>
At least 22 persons were killed on Saturday as a result of the Aviation strike on the Sudan city.</text:p>
      <text:p text:style-name="P4">
As Ukrinform reports, it reports <text:a xlink:type="simple" xlink:href="http://www.chinaview.cn/africa/20230709/a99fbac07ed24672be0b06a80439d253/c.html" text:style-name="Internet_20_link" text:visited-style-name="Visited_20_Internet_20_Link">
xinhua</text:a>
With reference to the Hartum State Health Ministry.</text:p>
      <text:p text:style-name="P4">
"As a result of the air strike in the Dar-al-Salm Al-Amria, 22 people were killed in the west of Omurmanan Saturday and many people were injured," the Ministry's statement was being given.</text:p>
      <text:p text:style-name="P4">
As it is noted, the incident has not been commented in Sudan army.</text:p>
      <text:p text:style-name="P4">
In turn, the forces of rapid response, which opposed the army, condemned that they called "systematic bombardment of planes" citizens in residential houses west of Omurmann.</text:p>
      <text:p text:style-name="P4">
<text:span text:style-name="T4">
 Read also: </text:span>
 <text:a xlink:type="simple" xlink:href="https://www.ukrinform.ua/rubric-world/3724332-u-sudani-vnaslidok-obstrilu-stolici-zaginulo-15-osib-sered-akih-patero-ditej.html" text:style-name="Internet_20_link" text:visited-style-name="Visited_20_Internet_20_Link">
in <text:span text:style-name="T4">
 Sudan </text:span>
 and as a result of the firing of the capital, 15 persons were killed, including five children</text:a>
As reported by Ukrinform, battles between the army <text:a xlink:type="simple" xlink:href="https://www.ukrinform.ua/tag-sudan" text:style-name="Internet_20_link" text:visited-style-name="Visited_20_Internet_20_Link">
Sudan</text:a>
But forces of rapid response broke out in mid -April due to the struggle for power in the military leadership of the country.</text:p>
      <text:p text:style-name="P4">
As a result of combat clashes, according to preliminary data of the UN, about 2.2 million people had to leave homes, and more than half a million - to leave the country.</text:p>
      <text:p text:style-name="P4">
_ Photo illustrative: aa_</text:p>
      <text:p text:style-name="P4">
News Source: <text:a xlink:type="simple" xlink:href="https://www.ukrinform.ua/rubric-world/3733339-misto-v-sudani-zaznalo-aviaudaru-22-zagiblih.html" text:style-name="Internet_20_link" text:visited-style-name="Visited_20_Internet_20_Link">
https://www.ukrinform.ua/rubric-world/3733339-misto-v-sudani-zaznalo-aviaudaru-22-zagiblih.html</text:a>
</text:p>
      <!--NEWS-->
      <text:h text:style-name="P10" text:outline-level="1">
<text:span text:style-name="T4">
The army of the Russian Federation is firing on Ukraine daily, and the citizens of Israel have to be aware of it, arriving at the celebration of Rosh Ha-Shan</text:span>
</text:h>
      <text:p text:style-name="P4">
Author: ['АРМІЯINFORM']</text:p>
      <text:p text:style-name="P4">
Time: 2023-07-09T88:00:00-04:00</text:p>
      <text:p text:style-name="P4">
Description: About the intercessor of Minstra Intersching, Ukrainians said PID Hour of Zustychi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7/thumb_101370_800_600_0_0_auto.jpg" text:style-name="Internet_20_link" text:visited-style-name="Visited_20_Internet_20_Link">
thumb_101370_800_600_0_0_auto.jpg</text:a>
']</text:p>
      <text:p text:style-name="P4">
Tags: ['STOPRUSSIA', 'АГРЕСІЯ РФ', 'ВІЙНА', 'ВТОРГНЕННЯ РФ', 'МВС УКРАЇНИ']</text:p>
      <text:p text:style-name="P4">
Category: News</text:p>
      <!--METADATA-->
      <text:p text:style-name="P4">
<draw:frame draw:style-name="fr1" draw:name="Image317" text:anchor-type="as-char" svg:width="6.9236in" svg:height="4.612849in" draw:z-index="0">
<draw:image xlink:href="../Images/AРМІЯINFORM/2023-07-09T88-00-00-04-00/thumb_101370_800_600_0_0_auto.jpg" xlink:type="simple" xlink:show="embed" xlink:actuate="onLoad" draw:mime-type="image/jpeg"/>
</draw:frame>
About this <text:a xlink:type="simple" xlink:href="https://www.npu.gov.ua/news/kateryna-pavlichenko-armiia-rf-shchodenno-obstriliuie-ukrainu-i-hromadiany-izrailiu-maiut-tse-usvidomliuvaty-prybuvaiuchy-na-sviatkuvannia-rosh-ha-shana" text:style-name="Internet_20_link" text:visited-style-name="Visited_20_Internet_20_Link">
deputy</text:a>
The Ministry of Invnation of Ukraine stated during a meeting with the Extraordinary and Orthodox Ambassador of Israel in Ukraine Michael Brodsky.</text:p>
      <text:p text:style-name="P4">
Kateryna Pavlichenko noted that due to constant attacks from Russia, Ukraine has no completely safe cities and pilgrims have to understand it, in the city of Uman to celebrate Rosh Ha-Shan.</text:p>
      <text:p text:style-name="P4">
“We do not have any city where it would be safe now, because Russia is obstruction of the whole territory of Ukraine. At present, we cannot guarantee the complete safety of Israeli citizens, it is the volumes that we recommend that pilgrims to refrain from receiving Ukraine, ”said the Deputy Head of the Ministry of Internal Affairs.</text:p>
      <text:p text:style-name="P4">
In response to this extraordinary and Plenipotentiary Ambassador of Israel to Ukraine, Michaelbrodsky stated that official Jerusalem also prepares security recommendations for consolidating citizens on visits to Ukraine this year:</text:p>
      <text:p text:style-name="P4">
“Thank you for the help you provide every year, because thousands of Hasidims come to Ukraine. Last year, it was particularly difficult, however, despite its grieving, in Uman there was a celebration of Rosh Ha-Shan. Despite the constant calls, almost 23,000 pilgrims visited Ukraine that year. It is likely that the number of people will not decrease, and this is despite the fact that the Israeli causes caveats to travel to Ukraine, including the celebration of Rosh Ha-Shan. "</text:p>
      <text:p text:style-name="P4">
In turn, T.V. The head of the National Police of Ukraine Ivan Vygovsky has nominated that Ukraine does not want to restrict Israeli citizens in this matter, but the National Police of Ukraine will take enhanced security measures.</text:p>
      <text:p text:style-name="P4">
“We plan to establish complete control over the movement of pilgrims. In Zakhaghaghhhhhhhhhhh, the presence of police officers in order to avoid conflict situations. Through the curfew, an alternative to moving is proposed - this is the support of centralized bus patrols, ”Ivan Vygivsky said.</text:p>
      <text:p text:style-name="P4">
At the end of the meeting, the parties agreed to further support on the phon -full -scale invasion of Russia. In particular, Michael Brodsky said the extraordinary and plenipotentiary in Ukraine that his country is preparing a new package.</text:p>
      <text:p text:style-name="P4">
News Source: <text:a xlink:type="simple" xlink:href="https://armyinform.com.ua/2023/07/09/armiya-rf-shhodenno-obstrilyuye-ukrayinu-i-gromadyany-izrayilyu-mayut-cze-usvidomlyuvaty-prybuvayuchy-na-svyatkuvannya-rosh-ga-shana/" text:style-name="Internet_20_link" text:visited-style-name="Visited_20_Internet_20_Link">
https://armyinform.com.ua/2023/07/09/armiya-rf-shhodenno-obstrilyuye-ukrayinu-i-gromadyany-izrayilyu-mayut-cze-usvidomlyuvaty-prybuvayuchy-na-svyatkuvannya-rosh-ga-shana/</text:a>
</text:p>
      <!--NEWS-->
      <text:h text:style-name="P10" text:outline-level="1">
<text:span text:style-name="T4">
The head of state reported the appointment of Hero of Ukraine Colonel Alexander Pivnenko by the Commander of the National Guard</text:span>
</text:h>
      <text:p text:style-name="P4">
Author: ['АРМІЯINFORM']</text:p>
      <text:p text:style-name="P4">
Time: 2023-07-09T90:00:00-04:00</text:p>
      <text:p text:style-name="P4">
Description: President Volodymyr Zelensky recognized the commander of the national guard of the hero of Ukraine ... The war with Ukraine 2022, the war with Ukraine is the latest news today, the News War with Ukraine 2022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7/56079887ae3d28278e491f3f3e1fbad5_1688849247_extra_large.jpeg" text:style-name="Internet_20_link" text:visited-style-name="Visited_20_Internet_20_Link">
56079887ae3d28278e491f3f3e1fbad5_1688849247_extra_large.jpeg</text:a>
']</text:p>
      <text:p text:style-name="P4">
Tags: ['STOPRUSSIA', 'АГРЕСІЯ РФ', 'ВІЙНА', 'ВТОРГНЕННЯ РФ', 'НАЦГВАРДІЯ', 'ОЛЕКСАНДР ПІВНЕНКО']</text:p>
      <text:p text:style-name="P4">
Category: News</text:p>
      <!--METADATA-->
      <text:p text:style-name="P4">
<draw:frame draw:style-name="fr1" draw:name="Image318" text:anchor-type="as-char" svg:width="6.9236in" svg:height="4.617948in" draw:z-index="0">
<draw:image xlink:href="../Images/AРМІЯINFORM/2023-07-09T90-00-00-04-00/56079887ae3d28278e491f3f3e1fbad5_1688849247_extra_large.jpeg" xlink:type="simple" xlink:show="embed" xlink:actuate="onLoad" draw:mime-type="image/jpeg"/>
</draw:frame>
President Volodymyr Zelensky appointed the commander of the National Guard of the Hero of Ukraine Colonel Alexander Pivnenko. The Head of State announced this during a visit to the Western Territorial Administration of the National Guard to the working trip to the Lviv region.</text:p>
      <text:p text:style-name="P4">
About it <text:a xlink:type="simple" xlink:href="https://president.gov.ua/news/glava-derzhavi-povidomiv-pro-priznachennya-geroya-ukrayini-p-84217" text:style-name="Internet_20_link" text:visited-style-name="Visited_20_Internet_20_Link">
reports</text:a>
Office of the President of Ukraine.</text:p>
      <text:p text:style-name="P4">
Speaking to the personnel, Vladimir Zelensky emphasized that the Colonel Alexander Pivnenko is a powerful warrior of the National Guard of Ukraine, who was distinguished in the fighting against the Russian invaders, in particular in the battles for Bakhmutna Donetsk.</text:p>
      <text:p text:style-name="P4">
“I appointed Hero of Ukraine Oleksandr Pivnenko Commander of the National Guard of Ukraine. Mr. Commander!I wish you and all Ukraine the liberation of all the land, the return of all our people, the dreamy victory, ” - said the president, addressing Alexander Pivnenko.</text:p>
      <text:p text:style-name="P4">
News Source: <text:a xlink:type="simple" xlink:href="https://armyinform.com.ua/2023/07/09/glava-derzhavy-povidomyv-pro-pryznachennya-geroya-ukrayiny-polkovnyka-oleksandra-pivnenka-komanduvachem-naczionalnoyi-gvardiyi/" text:style-name="Internet_20_link" text:visited-style-name="Visited_20_Internet_20_Link">
https://armyinform.com.ua/2023/07/09/glava-derzhavy-povidomyv-pro-pryznachennya-geroya-ukrayiny-polkovnyka-oleksandra-pivnenka-komanduvachem-naczionalnoyi-gvardiyi/</text:a>
</text:p>
      <!--NEWS-->
      <text:h text:style-name="P10" text:outline-level="1">
<text:span text:style-name="T4">
The project of the European Union for a million 155 mm shells is already completely on the march-Alexei Reznikov</text:span>
</text:h>
      <text:p text:style-name="P4">
Author: ['АРМІЯINFORM']</text:p>
      <text:p text:style-name="P4">
Time: 2023-07-09T92:00:00-04:00</text:p>
      <text:p text:style-name="P4">
Description: Necokhiydny nabir systems of OZBRONNA VID ZAHID PARENTS MAZHA, Ale Shchelo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417106w540zc0.jpg" text:style-name="Internet_20_link" text:visited-style-name="Visited_20_Internet_20_Link">
417106w540zc0.jpg</text:a>
']</text:p>
      <text:p text:style-name="P4">
Tags: ['STOPRUSSIA', 'АГРЕСІЯ РФ', 'ВІЙНА', 'ВТОРГНЕННЯ РФ', 'ОЛЕКСІЙ РЕЗНІКОВ']</text:p>
      <text:p text:style-name="P4">
Category: News</text:p>
      <!--METADATA-->
      <text:p text:style-name="P4">
<draw:frame draw:style-name="fr1" draw:name="Image319" text:anchor-type="as-char" svg:width="6.9236in" svg:height="5.1927in" draw:z-index="0">
<draw:image xlink:href="../Images/AРМІЯINFORM/2023-07-09T92-00-00-04-00/417106w540zc0.jpg" xlink:type="simple" xlink:show="embed" xlink:actuate="onLoad" draw:mime-type="image/jpeg"/>
</draw:frame>
Illustrative photo</text:p>
      <text:p text:style-name="P4">
The necessary set of weapons systems from Western partners is almost inadvertent. Minister of Defense Alexei Reznikov said this on the air of the only news. In particular, according to him, Ukraine is still awaiting the tanks of Abrams.</text:p>
      <ul>
        <li>
The necessary set of systems almost happened, but not yet finally. The preparation of crews will be done, something else will come. For example, the same Abrams, it was honestly told by our American partners, which they would be in early autumn and end of summer. There are basic things, but the licarters began to check their warehouses, it turned out that what we were promised, it is also not in perfect technical condition. Many countries, special European countries, lived in the paradigm of peaceful, peaceful time that the war is not in the door. And so in many countries, on the contrary, there was a reduction in the arms, reducing stocks in warehouses and freezing orders for the manufacture of means of destruction for the needs of their armed forces. It seemed to everyone that the post -year of the World War, a full -scale, open -scale fighting theater in Europe could happen. But it happened and that is why they also reconstruct it. Now I see, I hear it, I feel, I communicate with the defense ministers, I am directly involved with manufacturers, powerful companies and they all have now got a squeeze to order. Therefore, we will expect that they will continue to be as many as needed, ”the minister said.</li>
      </ul>
      <text:p text:style-name="P4">
Alexei Reznikov also said that Western partners systematically supply guns of ammunition to Ukraine and finance their industry for the production of additional units, ammunition, ammunition, various types of weapons and spare parts of the Language equipment.</text:p>
      <text:p text:style-name="P4">
-For example, the European Union project for a million 155 mm shells is already in full on the march. The factories have received orders and accordingly the order has already received the allocated funding of our European partners, - the reporting department of the defense department.</text:p>
      <text:p text:style-name="P4">
News Source: <text:a xlink:type="simple" xlink:href="https://armyinform.com.ua/2023/07/09/proyekt-yevropejskogo-soyuzu-na-miljon-155-mm-snaryadiv-vzhe-povnistyu-na-marshi-oleksij-reznikov/" text:style-name="Internet_20_link" text:visited-style-name="Visited_20_Internet_20_Link">
https://armyinform.com.ua/2023/07/09/proyekt-yevropejskogo-soyuzu-na-miljon-155-mm-snaryadiv-vzhe-povnistyu-na-marshi-oleksij-reznikov/</text:a>
</text:p>
      <!--NEWS-->
      <text:h text:style-name="P10" text:outline-level="1">
<text:span text:style-name="T4">
In 500 days of full -scale war, 298 Ukrainians and Ukrainians were awarded the highest title of Hero of Ukraine - President</text:span>
</text:h>
      <text:p text:style-name="P4">
Author: ['АРМІЯINFORM']</text:p>
      <text:p text:style-name="P4">
Time: 2023-07-09T93:00:00-04:00</text:p>
      <text:p text:style-name="P4">
Description: President of Ukraine Volodymyr Zelensky Zhalensky, Having timed to the Lvivshchina, derailing the timid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7/7dda112a4abe30e9508534433dc02e2c_1688849245_extra_large.jpeg" text:style-name="Internet_20_link" text:visited-style-name="Visited_20_Internet_20_Link">
7dda112a4abe30e9508534433dc02e2c_1688849245_extra_large.jpeg</text:a>
', '<text:a xlink:type="simple" xlink:href="https://armyinform.com.ua/wp-content/uploads/2023/07/8b6e3dfc7124ca3169bce1ae8a64ec05_1688849242_extra_large.jpeg" text:style-name="Internet_20_link" text:visited-style-name="Visited_20_Internet_20_Link">
8b6e3dfc7124ca3169bce1ae8a64ec05_1688849242_extra_large.jpeg</text:a>
', '<text:a xlink:type="simple" xlink:href="https://armyinform.com.ua/wp-content/uploads/2023/07/36a9093b08fc29364d2c6845c01d7b85_1688849251_extra_large.jpeg" text:style-name="Internet_20_link" text:visited-style-name="Visited_20_Internet_20_Link">
36a9093b08fc29364d2c6845c01d7b85_1688849251_extra_large.jpeg</text:a>
']</text:p>
      <text:p text:style-name="P4">
Tags: ['STOPRUSSIA', 'АГРЕСІЯ РФ', 'ВІЙНА', 'ВОЛОДИМИР ЗЕЛЕНСЬКИЙ', 'ВТОРГНЕННЯ РФ', 'ОФІС ПРЕЗИДЕНТА УКРАЇНИ', 'ПРЕЗИДЕНТ УКРАЇНИ']</text:p>
      <text:p text:style-name="P4">
Category: News</text:p>
      <!--METADATA-->
      <text:p text:style-name="P4">
<draw:frame draw:style-name="fr1" draw:name="Image320" text:anchor-type="as-char" svg:width="6.9236in" svg:height="4.617948in" draw:z-index="0">
<draw:image xlink:href="../Images/AРМІЯINFORM/2023-07-09T93-00-00-04-00/7dda112a4abe30e9508534433dc02e2c_1688849245_extra_large.jpeg" xlink:type="simple" xlink:show="embed" xlink:actuate="onLoad" draw:mime-type="image/jpeg"/>
</draw:frame>
President of Ukraine Volodymyr Zelensky made a working trip to Lviv region, where he met with the personnel of the Western Territorial Management of Ukraine and presented state awards.</text:p>
      <text:p text:style-name="P4">
About it <text:a xlink:type="simple" xlink:href="https://www.president.gov.ua/" text:style-name="Internet_20_link" text:visited-style-name="Visited_20_Internet_20_Link">
reports</text:a>
Office of the President of Ukraine.</text:p>
      <text:p text:style-name="P4">
The meeting was also attended by the Azovstal defenders, who today came to their homeland: the commander of a separate detachment of the special purpose Guard "Azov" Denis Prokopenko, his deputy Svyatoslavpalamar, Acting Commander of the 36th Separate Brigade Oleg Khomenko and the commander of the 12-Brigade of the National Guard Denis Shleg. Before the meeting, the soldiers greeted their relatives and relatives.</text:p>
      <text:p text:style-name="P4">
In addition, the events were attended by: Presidential Office Head Andriy Yermak, Head of the Main Directorate of Intelligence of the Ministry of Defense Kirill Budanov, Minister of Invnation Igor Klimenko.</text:p>
      <text:p text:style-name="P4">
Turning to the soldiers and the whole Ukrainian people, the Head of State noted that today 500 days from the beginning of a full -scale war, which was resolved by Russia's departments of Ukraine.</text:p>
      <text:p text:style-name="P4">
<draw:frame draw:style-name="fr1" draw:name="Image321" text:anchor-type="as-char" svg:width="6.9236in" svg:height="4.617948in" draw:z-index="0">
<draw:image xlink:href="../Images/AРМІЯINFORM/2023-07-09T93-00-00-04-00/8b6e3dfc7124ca3169bce1ae8a64ec05_1688849242_extra_large.jpeg" xlink:type="simple" xlink:show="embed" xlink:actuate="onLoad" draw:mime-type="image/jpeg"/>
</draw:frame>
“500 days, as we fight for freedom and independence for Ukraine. For dignity, for the right to live for all our people, throughout Ukraine. Ukraine will always be a grateful everyone and anyone who fights for it. Our soldiers. Our heroes, ”Volodymyr Zelenskyy said.</text:p>
      <text:p text:style-name="P4">
The President emphasized that on the 500th day of the war, our state returned home the fifth heroes of Ukraine-the commanders of Mariupol and Azovstal.</text:p>
      <text:p text:style-name="P4">
“Heroically fought!They went through Russian captivity. Then more than 300 days were in Turkey. It is time to be at home, ”the head of state emphasized.</text:p>
      <text:p text:style-name="P4">
He also thanked the team who works for the return of Ukrainians home: the head of the Presidential Office Andriy Yermak, the head of the Main Intelligence Directorate of the Ministry of Defense Kirill Budanov, the Minister of Internal Affairs Igor Klimenko, who were present at the event, as well as the head of the State Property Fund of Ukraine Rustem. and to his employees. In addition, Volodymyr Zelensky expressed his gratitude for his help in the release of Branzurkchyna and personally President Recep Taiip Erdogan.According to him, from the beginning of a full -scale war for freedom, many thousands have shown the maximum bravery, almost 50,000 Ukrainian soldiers were defined by state awards.</text:p>
      <text:p text:style-name="P4">
“298 Ukrainians and Ukrainian women received the highest title of Hero of Ukraine. And we all we all honor and remember these people - our heroes - now and after our wins. Both our children, and our grandchildren, and all generations of the Ukrainian people. We are more likely to you, the heroes of Ukraine!Glory to Ukraine!" - said Volodymyr Zelenskyy.</text:p>
      <text:p text:style-name="P4">
The President named more than 270 heroes of Ukraine, noting that the names of our soldiers, who also received this highest state award, can still be called.</text:p>
      <text:p text:style-name="P4">
“We will be able to tell about the real powerful achievements of these Heroes of Ukraine only after our victory. And be sure to tell you, ”he added.</text:p>
      <text:p text:style-name="P4">
At the same time, Volodymyr Zelenskyy noted that a large part of the Heroes of Ukraine, whose name he called, was awarded this title.</text:p>
      <text:p text:style-name="P4">
The attendees paid a moment of silence to the memory of all Ukrainians who gave their lives for the freedom and independence of Ukraine.</text:p>
      <text:p text:style-name="P4">
“And, of course, I am grateful to all of you - I am grateful to all our soldiers who are today identified by state awards - Orders for Courage - for feats, which are life and a beautiful state. Thank you!" Said the President.</text:p>
      <text:p text:style-name="P4">
<draw:frame draw:style-name="fr1" draw:name="Image322" text:anchor-type="as-char" svg:width="6.9236in" svg:height="4.617948in" draw:z-index="0">
<draw:image xlink:href="../Images/AРМІЯINFORM/2023-07-09T93-00-00-04-00/36a9093b08fc29364d2c6845c01d7b85_1688849251_extra_large.jpeg" xlink:type="simple" xlink:show="embed" xlink:actuate="onLoad" draw:mime-type="image/jpeg"/>
</draw:frame>
Volodymyr Zelensky presented state awards to the National Guard to the National Guard. For personal courage, revealed in the protection of state sovereignty of Ukraine's and territorial integrity of Ukraine, selfless service to the Ukrainian people's people's people were awarded the Order of Courage of the III degree.</text:p>
      <text:p text:style-name="P4">
“Glory to all Ukrainians and Ukrainians of different times who gained freedom and power for Ukraine!Glory to all our heroes!Glory to the people of Ukraine!Let's win!” "The head of state researched.</text:p>
      <text:p text:style-name="P4">
News Source: <text:a xlink:type="simple" xlink:href="https://armyinform.com.ua/2023/07/09/za-500-dniv-povnomasshtabnoyi-vijny-298-ukrayinczyam-i-ukrayinkam-prysvoyeno-najvyshhe-zvannya-geroya-ukrayiny-prezydent/" text:style-name="Internet_20_link" text:visited-style-name="Visited_20_Internet_20_Link">
https://armyinform.com.ua/2023/07/09/za-500-dniv-povnomasshtabnoyi-vijny-298-ukrayinczyam-i-ukrayinkam-prysvoyeno-najvyshhe-zvannya-geroya-ukrayiny-prezydent/</text:a>
</text:p>
      <!--NEWS-->
      <text:h text:style-name="P10" text:outline-level="1">
<text:span text:style-name="T4">
The Government has approved the procedure for establishing the fact of direct participation of civilians in the protection of Ukraine for granting appropriate statuses</text:span>
</text:h>
      <text:p text:style-name="P4">
Author: ['АРМІЯINFORM']</text:p>
      <text:p text:style-name="P4">
Time: 2023-07-09T94:00:00-04:00</text:p>
      <text:p text:style-name="P4">
Description: Vidpovydny Prochkt Relias of the Cabinet of Ministers, the fuel -free of the Fakhivtsi minlave on Viconnya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19/10/posvidchennya-ubd.jpg" text:style-name="Internet_20_link" text:visited-style-name="Visited_20_Internet_20_Link">
posvidchennya-ubd.jpg</text:a>
']</text:p>
      <text:p text:style-name="P4">
Tags: ['STOPRUSSIA', 'АГРЕСІЯ РФ', 'ВІЙНА', 'ВТОРГНЕННЯ РФ', 'МІНВЕТЕРАНІВ', 'СТАТУС УБД']</text:p>
      <text:p text:style-name="P4">
Category: News</text:p>
      <!--METADATA-->
      <text:p text:style-name="P4">
<draw:frame draw:style-name="fr1" draw:name="Image323" text:anchor-type="as-char" svg:width="6.9236in" svg:height="3.894525in" draw:z-index="0">
<draw:image xlink:href="../Images/AРМІЯINFORM/2023-07-09T94-00-00-04-00/posvidchennya-ubd.jpg" xlink:type="simple" xlink:show="embed" xlink:actuate="onLoad" draw:mime-type="image/jpeg"/>
</draw:frame>
Illustrative photo</text:p>
      <text:p text:style-name="P4">
The relevant project of the CMU Resolution, developed by the experts of the Ministers of Ministers of the Prime Minister of Ukraine, was approved during the meeting of the Ministers of Ukraine on July 7.</text:p>
      <text:p text:style-name="P4">
It is a procedure for establishing the fact of direct participation in the protection of Ukrainian civilians from February 24, 2022, which were officially not complicated by any of the Ukrainian law enforcement agencies.</text:p>
      <text:p text:style-name="P4">
About it <text:a xlink:type="simple" xlink:href="https://mva.gov.ua/ua/news/za-iniciativi-minveteraniv-uryad-zatverdiv-poryadok-vstanovlennya-faktu-bezposerednoyi-uchasti-civilnih-osib-u-zahisti-ukrayini-dlya-nadannya-vidpovidnih-statusiv" text:style-name="Internet_20_link" text:visited-style-name="Visited_20_Internet_20_Link">
reports</text:a>
Ministry of Veterans.</text:p>
      <text:p text:style-name="P4">
Unfortunately, as a result of injuries, injuries, injuries or diseases during the country's defense of Russian invaders, many civilians became persons with disabilities or died(died). У зв’язкуз цим, Законом № 2864 таких осіб віднесено до осіб з інвалідністю внаслідоквійни, а рідних осіб, що загинули — до членів сімей загиблих Захисників іЗахисниць України.</text:p>
      <text:p text:style-name="P4">
Завдяки ухваленому проєкту постанови Мінветеранів матиме можливістьорганізовувати та координувати роботу з питань встановлення факту участівищевказаних осіб у заходах, необхідних для забезпечення оборони України,захисту безпеки населення та інтересів держави у зв’язку з військовою агресієюРосійської Федерації проти України.</text:p>
      <text:p text:style-name="P4">
<text:span text:style-name="T4">
Відтак, рішення про безпосередню участь цивільних осіб у захисті Українибуде прийматися утвореною Мінветеранів міжвідомчою комісією за заявоювстановленого зразка та на основі:</text:span>
</text:p>
      <ul>
        <li>
довідки командира військової частини;  * за її відсутності — засвідчених нотаріусом двох свідчень, або свідчення командира підрозділу, в зоні відповідальності якого перебувала особа.</li>
      </ul>
      <text:p text:style-name="P4">
<text:span text:style-name="T4">
За результатами розгляду Мінветеранів видаватиме особам, зазначеним урішенні міжвідомчої комісії:</text:span>
</text:p>
      <ul>
        <li>
довідку за формою згідно з додатком 6 до постанови КМУ № 413 — для осіб з інвалідністю внаслідок війни;  * довідку за формою згідно з додатком до постанови КМУ № 740 — для членів сімей загиблих (the dead)Defenders and defenders of Ukraine.</li>
      </ul>
      <text:p text:style-name="P4">
Such certificates will be one of the necessary grounds for further establishment of social protection by the population of one of the statuses: persons with disabilities as a result of the war or a member of the family of the victim(deceased)Defender or Defender of Ukraine.“Currently, the Ministry of Justice is working fruitfully with all relevant state bodies, the public, the units on social protection of regional and city administrations to establish effective mechanisms for the provision of civilian citizens who participated in the protection of Ukraine, appropriate statuses. It is available, at the same time, with the prevention of abuse in these matters, ” - said the Minister of Executive of Veterans of Ukraine Yulia Laputina.</text:p>
      <text:p text:style-name="P4">
News Source: <text:a xlink:type="simple" xlink:href="https://armyinform.com.ua/2023/07/09/za-inicziatyvy-minveteraniv-uryad-zatverdyv-poryadok-vstanovlennya-faktu-bezposerednoyi-uchasti-czyvilnyh-osib-u-zahysti-ukrayiny-dlya-nadannya-vidpovidnyh-statusiv/" text:style-name="Internet_20_link" text:visited-style-name="Visited_20_Internet_20_Link">
https://armyinform.com.ua/2023/07/09/za-inicziatyvy-minveteraniv-uryad-zatverdyv-poryadok-vstanovlennya-faktu-bezposerednoyi-uchasti-czyvilnyh-osib-u-zahysti-ukrayiny-dlya-nadannya-vidpovidnyh-statusiv/</text:a>
</text:p>
      <!--NEWS-->
      <text:h text:style-name="P10" text:outline-level="1">
<text:span text:style-name="T4">
The call should be canceled, and the former "military commodity" should become CNAP - Alexei Reznikov</text:span>
</text:h>
      <text:p text:style-name="P4">
Author: ['АРМІЯINFORM']</text:p>
      <text:p text:style-name="P4">
Time: 2023-07-09T95:00:00-04:00</text:p>
      <text:p text:style-name="P4">
Description: Having said about the Ministan defense of Ukraine Olekiy Reznikov in the Efіrі Telemarafon “єini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7/384.jpg" text:style-name="Internet_20_link" text:visited-style-name="Visited_20_Internet_20_Link">
384.jpg</text:a>
']</text:p>
      <text:p text:style-name="P4">
Tags: ['STOPRUSSIA', 'АГРЕСІЯ РФ', 'ВІЙНА', 'ВТОРГНЕННЯ РФ', 'ОЛЕКСІЙ РЕЗНІКОВ']</text:p>
      <text:p text:style-name="P4">
Category: News</text:p>
      <!--METADATA-->
      <text:p text:style-name="P4">
<draw:frame draw:style-name="fr1" draw:name="Image324" text:anchor-type="as-char" svg:width="6.9236in" svg:height="2.76944in" draw:z-index="0">
<draw:image xlink:href="../Images/AРМІЯINFORM/2023-07-09T95-00-00-04-00/384.jpg" xlink:type="simple" xlink:show="embed" xlink:actuate="onLoad" draw:mime-type="image/jpeg"/>
</draw:frame>
Illustrative photo</text:p>
      <text:p text:style-name="P4">
This was stated by the Minister of Defense of Ukraine Alexei Reznikov on the broadcasting of the Unified News. According to him, "the mobilization system, the reserve system, centrifugal, the former" military commissions "are all the" Soviet inheritance ", which must be changed.</text:p>
      <ul>
        <li>
make a different approach, maximum digitalization. To put it bluntly, "military commodity" should become CNAP. That's when it will be clear to the population, they will not see them, stand in line, suffer in the wandering. We need to change the approach, we need to cancel the conscription, make a professional army, but to make a clear -scale register of a reserve in case of a full -scale war, in case of shutdown. This means that our main capital is people and we need to work with them, - said the Minister of Defense.</li>
      </ul>
      <text:p text:style-name="P4">
News Source: <text:a xlink:type="simple" xlink:href="https://armyinform.com.ua/2023/07/09/pryzov-maye-buty-skasovano-a-kolyshni-voyenkomaty-mayut-staty-cznapamy-oleksij-reznikov/" text:style-name="Internet_20_link" text:visited-style-name="Visited_20_Internet_20_Link">
https://armyinform.com.ua/2023/07/09/pryzov-maye-buty-skasovano-a-kolyshni-voyenkomaty-mayut-staty-cznapamy-oleksij-reznikov/</text:a>
</text:p>
      <!--NEWS-->
      <text:h text:style-name="P10" text:outline-level="1">
<text:span text:style-name="T4">
Russia for a long time does not stop attempting to appropriation of Ukrainian culture that in no way belongs to it</text:span>
</text:h>
      <text:p text:style-name="P4">
Author: ['АРМІЯINFORM']</text:p>
      <text:p text:style-name="P4">
Time: 2023-07-09T96:00:00-04:00</text:p>
      <text:p text:style-name="P4">
Description: Tsia of the tendencies of the Slava Ukrainian artists did not reveal, the franzih - marching ... war with Ukraine 2022, the war with Ukraine, the latest news today, the war with Ukraine 2022 is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7/358747322_286884690527270_992413548216707086_n-150x150.jpg" text:style-name="Internet_20_link" text:visited-style-name="Visited_20_Internet_20_Link">
358747322_286884690527270_992413548216707086_n-150x150.jpg</text:a>
', '<text:a xlink:type="simple" xlink:href="https://armyinform.com.ua/wp-content/uploads/2023/07/359398608_286884733860599_1382663395050584363_n-150x150.jpg" text:style-name="Internet_20_link" text:visited-style-name="Visited_20_Internet_20_Link">
359398608_286884733860599_1382663395050584363_n-150x150.jpg</text:a>
', '<text:a xlink:type="simple" xlink:href="https://armyinform.com.ua/wp-content/uploads/2023/07/358530759_286884770527262_1302761441583590297_n-150x150.jpg" text:style-name="Internet_20_link" text:visited-style-name="Visited_20_Internet_20_Link">
358530759_286884770527262_1302761441583590297_n-150x150.jpg</text:a>
', '<text:a xlink:type="simple" xlink:href="https://armyinform.com.ua/wp-content/uploads/2023/07/358524794_286884800527259_1090666132593750728_n-150x150.jpg" text:style-name="Internet_20_link" text:visited-style-name="Visited_20_Internet_20_Link">
358524794_286884800527259_1090666132593750728_n-150x150.jpg</text:a>
', '<text:a xlink:type="simple" xlink:href="https://armyinform.com.ua/wp-content/uploads/2023/07/358534578_286884840527255_2441692880478079167_n-150x150.jpg" text:style-name="Internet_20_link" text:visited-style-name="Visited_20_Internet_20_Link">
358534578_286884840527255_2441692880478079167_n-150x150.jpg</text:a>
']</text:p>
      <text:p text:style-name="P4">
Tags: ['STOPRUSSIA', 'АГРЕСІЯ РФ', 'ВІЙНА', 'ВТОРГНЕННЯ РФ']</text:p>
      <text:p text:style-name="P4">
Category: News</text:p>
      <!--METADATA-->
      <text:p text:style-name="P4">
This tendency did not miss the famous Ukrainian artist, who created Ufranium - Maria Bashkirtseva, which Russian "art critics" are most frequently "Russian", the center of counteraction to misinformation on her page on the page on the page [reported] <text:a xlink:type="simple" xlink:href="https://www.facebook.com/protydiyadezinformatsiyi.cpd/posts/pfbid0g7utRSxJ8qgJSaidA2hHmx1HJgCSavx5MYfGbu4tsWKKj21pK6SK1oioXgPAr8SCl" text:style-name="Internet_20_link" text:visited-style-name="Visited_20_Internet_20_Link">
reported</text:a>
About fakes common with hostile propagandists.</text:p>
      <text:p text:style-name="P4">
<text:a xlink:type="simple" xlink:href="https://armyinform.com.ua/wp-content/uploads/2023/07/358747322_286884690527270_992413548216707086_n.jpg" text:style-name="Internet_20_link" text:visited-style-name="Visited_20_Internet_20_Link">
!(Images/AРМІЯINFORM/2023-07-09T96-00-00-04-00/358747322_286884690527270_992413548216707086_n-150x150.jpg)</text:a>
</text:p>
      <text:p text:style-name="P4">
<text:a xlink:type="simple" xlink:href="https://armyinform.com.ua/wp-content/uploads/2023/07/359398608_286884733860599_1382663395050584363_n.jpg" text:style-name="Internet_20_link" text:visited-style-name="Visited_20_Internet_20_Link">
<draw:frame draw:style-name="fr1" draw:name="Image325" text:anchor-type="as-char" svg:width="6.9236in" svg:height="6.9236in" draw:z-index="0">
<draw:image xlink:href="../Images/AРМІЯINFORM/2023-07-09T96-00-00-04-00/359398608_286884733860599_1382663395050584363_n-150x150.jpg" xlink:type="simple" xlink:show="embed" xlink:actuate="onLoad" draw:mime-type="image/jpeg"/>
</draw:frame>
</text:a>
</text:p>
      <text:p text:style-name="P4">
<text:a xlink:type="simple" xlink:href="https://armyinform.com.ua/wp-content/uploads/2023/07/358530759_286884770527262_1302761441583590297_n.jpg" text:style-name="Internet_20_link" text:visited-style-name="Visited_20_Internet_20_Link">
<draw:frame draw:style-name="fr1" draw:name="Image326" text:anchor-type="as-char" svg:width="6.9236in" svg:height="6.9236in" draw:z-index="0">
<draw:image xlink:href="../Images/AРМІЯINFORM/2023-07-09T96-00-00-04-00/358530759_286884770527262_1302761441583590297_n-150x150.jpg" xlink:type="simple" xlink:show="embed" xlink:actuate="onLoad" draw:mime-type="image/jpeg"/>
</draw:frame>
</text:a>
</text:p>
      <text:p text:style-name="P4">
<text:a xlink:type="simple" xlink:href="https://armyinform.com.ua/wp-content/uploads/2023/07/358524794_286884800527259_1090666132593750728_n.jpg" text:style-name="Internet_20_link" text:visited-style-name="Visited_20_Internet_20_Link">
<draw:frame draw:style-name="fr1" draw:name="Image327" text:anchor-type="as-char" svg:width="6.9236in" svg:height="6.9236in" draw:z-index="0">
<draw:image xlink:href="../Images/AРМІЯINFORM/2023-07-09T96-00-00-04-00/358524794_286884800527259_1090666132593750728_n-150x150.jpg" xlink:type="simple" xlink:show="embed" xlink:actuate="onLoad" draw:mime-type="image/jpeg"/>
</draw:frame>
</text:a>
</text:p>
      <text:p text:style-name="P4">
<text:a xlink:type="simple" xlink:href="https://armyinform.com.ua/wp-content/uploads/2023/07/358534578_286884840527255_2441692880478079167_n.jpg" text:style-name="Internet_20_link" text:visited-style-name="Visited_20_Internet_20_Link">
<draw:frame draw:style-name="fr1" draw:name="Image328" text:anchor-type="as-char" svg:width="6.9236in" svg:height="6.9236in" draw:z-index="0">
<draw:image xlink:href="../Images/AРМІЯINFORM/2023-07-09T96-00-00-04-00/358534578_286884840527255_2441692880478079167_n-150x150.jpg" xlink:type="simple" xlink:show="embed" xlink:actuate="onLoad" draw:mime-type="image/jpeg"/>
</draw:frame>
</text:a>
About the fakes that promote Rospropaganda in the effort to "assign" Maria Bashkirtsevut in the joint infographic of the Center for Care of Misinformation and YouTube channel "Cultiger".</text:p>
      <text:p text:style-name="P4">
News Source: <text:a xlink:type="simple" xlink:href="https://armyinform.com.ua/2023/07/09/rosiya-protyagom-dovgogo-chasu-ne-prypynyaye-sprob-pryvlasnennya-ukrayinskoyi-kultury-yaka-zhodnym-chynom-yij-ne-nalezhyt/" text:style-name="Internet_20_link" text:visited-style-name="Visited_20_Internet_20_Link">
https://armyinform.com.ua/2023/07/09/rosiya-protyagom-dovgogo-chasu-ne-prypynyaye-sprob-pryvlasnennya-ukrayinskoyi-kultury-yaka-zhodnym-chynom-yij-ne-nalezhyt/</text:a>
</text:p>
      <!--NEWS-->
      <text:h text:style-name="P10" text:outline-level="1">
<text:span text:style-name="T4">
Children of military personnel and domestic displaced persons can get grants to study</text:span>
</text:h>
      <text:p text:style-name="P4">
Author: ['АРМІЯINFORM']</text:p>
      <text:p text:style-name="P4">
Time: 2023-07-09T97:00:00-04:00</text:p>
      <text:p text:style-name="P4">
Description: The competition for the ї ї ryannaya was stolen by the Kyivska school of Ekononiki (Kshe). Odrimati Fіnansov ... War with Ukraine 2022, War with Ukraine latest news today, News War with Ukraine 2022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7/student-849822_960_720.jpg" text:style-name="Internet_20_link" text:visited-style-name="Visited_20_Internet_20_Link">
student-849822_960_720.jpg</text:a>
']</text:p>
      <text:p text:style-name="P4">
Tags: ['STOPRUSSIA', 'АГРЕСІЯ РФ', 'ВІЙНА', 'ВТОРГНЕННЯ РФ', 'ГРАНАТИ', 'МІНРЕІНТЕГРАЦІЇ']</text:p>
      <text:p text:style-name="P4">
Category: News</text:p>
      <!--METADATA-->
      <text:p text:style-name="P4">
<draw:frame draw:style-name="fr1" draw:name="Image329" text:anchor-type="as-char" svg:width="6.9236in" svg:height="4.615733in" draw:z-index="0">
<draw:image xlink:href="../Images/AРМІЯINFORM/2023-07-09T97-00-00-04-00/student-849822_960_720.jpg" xlink:type="simple" xlink:show="embed" xlink:actuate="onLoad" draw:mime-type="image/jpeg"/>
</draw:frame>
Illustrative photo</text:p>
      <text:p text:style-name="P4">
The competition for their receipt was announced by the Kiev School of Economics(Houl). Отриматифінансову допомогу зможуть 700 вступників. Програма повністю покриває вартістьнавчання і частково проживання, про це<text:a xlink:type="simple" xlink:href="https://minre.gov.ua/2023/07/08/granty-na-navchannya-dlya-ditej-vijskovosluzhbovcziv-i-vnutrishnih-pereselencziv/" text:style-name="Internet_20_link" text:visited-style-name="Visited_20_Internet_20_Link">
повідомляє</text:a>
Ministry of Reintegration.</text:p>
      <text:p text:style-name="P4">
Grants can be obtained by children of servicemen, internally displaced persons, winners of different Olympiads, tournaments and competitions. And also those who forced abroad after February 24, 2022, but want to return home.</text:p>
      <text:p text:style-name="P4">
For each category there is a separate application form to submit your candidacy. They can be viewed by <text:a xlink:type="simple" xlink:href="https://university.kse.ua/grants" text:style-name="Internet_20_link" text:visited-style-name="Visited_20_Internet_20_Link">
reference</text:a>
.</text:p>
      <text:p text:style-name="P4">
Як долучитися до програми?</text:p>
      <ol>
        <li>
Підготувати необхідні документи. Їх перелік наведений <text:a xlink:type="simple" xlink:href="https://university.kse.ua/grants-documents" text:style-name="Internet_20_link" text:visited-style-name="Visited_20_Internet_20_Link">
тут</text:a>
.  2. Заповнити відповідну форму на сайті Київської школи економіки та додати скан-копії зазначених документів.  3. Надіслати грантовому комітету мотиваційний лист (Instructions on how to do it will come to your e-mail).  4. Пройти співбесіду з грантовим комітетом та отримати рішення.  5. Подати заяву в електронному кабінеті вступника з результатами: НМТ/ЗНО для бакалаврату, єдиного вступного іспиту та єдиного фахового вступного випробування — для магістратури.  6. Подати документи до КШЕ (online).</li>
      </ol>
      <text:p text:style-name="P4">
Заявки на участь у грантовій програмі приймаються до кінця липня. Докладніше зумовами отримання грантів можна ознайомитися за<text:a xlink:type="simple" xlink:href="https://university.kse.ua/grants" text:style-name="Internet_20_link" text:visited-style-name="Visited_20_Internet_20_Link">
посиланням</text:a>
.</text:p>
      <text:p text:style-name="P4">
News Source: <text:a xlink:type="simple" xlink:href="https://armyinform.com.ua/2023/07/09/granty-na-navchannya-dlya-ditej-vijskovosluzhbovcziv-i-vnutrishnih-pereselencziv/" text:style-name="Internet_20_link" text:visited-style-name="Visited_20_Internet_20_Link">
https://armyinform.com.ua/2023/07/09/granty-na-navchannya-dlya-ditej-vijskovosluzhbovcziv-i-vnutrishnih-pereselencziv/</text:a>
</text:p>
      <!--NEWS-->
      <text:h text:style-name="P10" text:outline-level="1">
<text:span text:style-name="T4">
There was a meeting of the coordination headquarters on the protection of the rights of the child in the conditions of martial law</text:span>
</text:h>
      <text:p text:style-name="P4">
Author: ['АРМІЯINFORM']</text:p>
      <text:p text:style-name="P4">
Time: 2023-07-09T98:00:00-04:00</text:p>
      <text:p text:style-name="P4">
Description: Zakhid Proshov PID Medicanes Viceper’r-Ministra Irini Vereshchuk. At the Nomo Buli, the war with Ukraine 2022, the war with Ukraine is the latest news today, the news war with Ukraine 2022 last today, will there be a war between Ukraine and Russia, and when, the war with Ukraine in 2022 will be or not, will there be The war with Ukraine in the near future says, the war with Ukraine, Ukrainian news today, Ukrainian news in Ukrainian media in Russian</text:p>
      <text:p text:style-name="P4">
Images: ['<text:a xlink:type="simple" xlink:href="https://armyinform.com.ua/wp-content/uploads/2022/11/dity-pereselenczi.jpg" text:style-name="Internet_20_link" text:visited-style-name="Visited_20_Internet_20_Link">
dity-pereselenczi.jpg</text:a>
']</text:p>
      <text:p text:style-name="P4">
Tags: ['STOPRUSSIA', 'АГРЕСІЯ РФ', 'ВІЙНА', 'ВТОРГНЕННЯ РФ', 'МІНРЕІНТЕГРАЦІЇ']</text:p>
      <text:p text:style-name="P4">
Category: News</text:p>
      <!--METADATA-->
      <text:p text:style-name="P4">
<draw:frame draw:style-name="fr1" draw:name="Image330" text:anchor-type="as-char" svg:width="6.9236in" svg:height="3.894525in" draw:z-index="0">
<draw:image xlink:href="../Images/AРМІЯINFORM/2023-07-09T98-00-00-04-00/dity-pereselenczi.jpg" xlink:type="simple" xlink:show="embed" xlink:actuate="onLoad" draw:mime-type="image/jpeg"/>
</draw:frame>
Illustrative photo</text:p>
      <text:p text:style-name="P4">
The event was chaired by Viceremer-Minister Irina Vereshchuk. It was attended by representatives of the Ministry of Reintegration, the Ministry of Social Policy, the National Social Service, the National Information Bureau, OVA, services for children, other institutions of departments.</text:p>
      <text:p text:style-name="P4">
About it <text:a xlink:type="simple" xlink:href="https://minre.gov.ua/2023/07/08/vidbulosya-zasidannya-koordynaczijnogo-shtabu-z-pytan-zahystu-prav-dytyny-v-umovah-voyennogo-stanu-3/" text:style-name="Internet_20_link" text:visited-style-name="Visited_20_Internet_20_Link">
reports</text:a>
Ministry of Reintegration.</text:p>
      <text:p text:style-name="P4">
The subject of discussion, in particular, was the issues of centralized accounting of children who may be adopted and the interaction of local services for children by the Special Service.</text:p>
      <text:p text:style-name="P4">
First of all, this is important in terms of protecting the rights of children in their possibility. The participants of the meeting emphasized that the centralized shall be recorded by the relevant services more opportunities to protect the rights of children.</text:p>
      <text:p text:style-name="P4">
Another issue on the agenda is the preparation of persons who have expressed a desire to consolidate the child. It is currently in offline format.</text:p>
      <text:p text:style-name="P4">
Irina Vereshchuk noted that in the war, the theoretical part of the training could be translated into online format. This can significantly accelerate the processing process, so it will allow you to exercise the right of status children faster.</text:p>
      <text:p text:style-name="P4">
“We have to conduct training faster. It is necessary to calculate the necessary number of trainers in the areas so that the preparation is dynamically and the candidate adopters were able to adopt the child as soon as possible, ”Irivoreshchuk emphasized.</text:p>
      <text:p text:style-name="P4">
News Source: <text:a xlink:type="simple" xlink:href="https://armyinform.com.ua/2023/07/09/vidbulosya-zasidannya-koordynaczijnogo-shtabu-z-pytan-zahystu-prav-dytyny-v-umovah-voyennogo-stanu/" text:style-name="Internet_20_link" text:visited-style-name="Visited_20_Internet_20_Link">
https://armyinform.com.ua/2023/07/09/vidbulosya-zasidannya-koordynaczijnogo-shtabu-z-pytan-zahystu-prav-dytyny-v-umovah-voyennogo-stan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